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3866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1.4311in"/>
    </style:style>
    <style:style style:name="co18" style:family="table-column">
      <style:table-column-properties fo:break-before="auto" style:column-width="1.8937in"/>
    </style:style>
    <style:style style:name="co19" style:family="table-column">
      <style:table-column-properties fo:break-before="auto" style:column-width="1.9154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0.8602in"/>
    </style:style>
    <style:style style:name="co33" style:family="table-column">
      <style:table-column-properties fo:break-before="auto" style:column-width="1.1083in"/>
    </style:style>
    <style:style style:name="co34" style:family="table-column">
      <style:table-column-properties fo:break-before="auto" style:column-width="0.8717in"/>
    </style:style>
    <style:style style:name="co35" style:family="table-column">
      <style:table-column-properties fo:break-before="auto" style:column-width="1.8173in"/>
    </style:style>
    <style:style style:name="co36" style:family="table-column">
      <style:table-column-properties fo:break-before="auto" style:column-width="1.9882in"/>
    </style:style>
    <style:style style:name="co37" style:family="table-column">
      <style:table-column-properties fo:break-before="auto" style:column-width="2.1193in"/>
    </style:style>
    <style:style style:name="co38" style:family="table-column">
      <style:table-column-properties fo:break-before="auto" style:column-width="2.1307in"/>
    </style:style>
    <style:style style:name="co39" style:family="table-column">
      <style:table-column-properties fo:break-before="auto" style:column-width="0.8819in"/>
    </style:style>
    <style:style style:name="co40" style:family="table-column">
      <style:table-column-properties fo:break-before="auto" style:column-width="0.7744in"/>
    </style:style>
    <style:style style:name="co41" style:family="table-column">
      <style:table-column-properties fo:break-before="auto" style:column-width="1.4744in"/>
    </style:style>
    <style:style style:name="co42" style:family="table-column">
      <style:table-column-properties fo:break-before="auto" style:column-width="1.8402in"/>
    </style:style>
    <style:style style:name="co43" style:family="table-column">
      <style:table-column-properties fo:break-before="auto" style:column-width="1.9693in"/>
    </style:style>
    <style:style style:name="co44" style:family="table-column">
      <style:table-column-properties fo:break-before="auto" style:column-width="0.8071in"/>
    </style:style>
    <style:style style:name="co45" style:family="table-column">
      <style:table-column-properties fo:break-before="auto" style:column-width="0.9252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0008in"/>
    </style:style>
    <style:style style:name="co48" style:family="table-column">
      <style:table-column-properties fo:break-before="auto" style:column-width="1.6252in"/>
    </style:style>
    <style:style style:name="co49" style:family="table-column">
      <style:table-column-properties fo:break-before="auto" style:column-width="2.0126in"/>
    </style:style>
    <style:style style:name="co50" style:family="table-column">
      <style:table-column-properties fo:break-before="auto" style:column-width="2.0346in"/>
    </style:style>
    <style:style style:name="co51" style:family="table-column">
      <style:table-column-properties fo:break-before="auto" style:column-width="0.7425in"/>
    </style:style>
    <style:style style:name="co52" style:family="table-column">
      <style:table-column-properties fo:break-before="auto" style:column-width="0.5917in"/>
    </style:style>
    <style:style style:name="co53" style:family="table-column">
      <style:table-column-properties fo:break-before="auto" style:column-width="0.8283in"/>
    </style:style>
    <style:style style:name="co54" style:family="table-column">
      <style:table-column-properties fo:break-before="auto" style:column-width="0.7311in"/>
    </style:style>
    <style:style style:name="co55" style:family="table-column">
      <style:table-column-properties fo:break-before="auto" style:column-width="1.5181in"/>
    </style:style>
    <style:style style:name="co56" style:family="table-column">
      <style:table-column-properties fo:break-before="auto" style:column-width="1.8075in"/>
    </style:style>
    <style:style style:name="co57" style:family="table-column">
      <style:table-column-properties fo:break-before="auto" style:column-width="1.8618in"/>
    </style:style>
    <style:style style:name="co58" style:family="table-column">
      <style:table-column-properties fo:break-before="auto" style:column-width="1.8898in"/>
    </style:style>
    <style:style style:name="co59" style:family="table-column">
      <style:table-column-properties fo:break-before="auto" style:column-width="0.7638in"/>
    </style:style>
    <style:style style:name="co60" style:family="table-column">
      <style:table-column-properties fo:break-before="auto" style:column-width="0.961in"/>
    </style:style>
    <style:style style:name="co61" style:family="table-column">
      <style:table-column-properties fo:break-before="auto" style:column-width="0.678in"/>
    </style:style>
    <style:style style:name="co62" style:family="table-column">
      <style:table-column-properties fo:break-before="auto" style:column-width="0.7098in"/>
    </style:style>
    <style:style style:name="co63" style:family="table-column">
      <style:table-column-properties fo:break-before="auto" style:column-width="1.2264in"/>
    </style:style>
    <style:style style:name="co64" style:family="table-column">
      <style:table-column-properties fo:break-before="auto" style:column-width="1.7583in"/>
    </style:style>
    <style:style style:name="co65" style:family="table-column">
      <style:table-column-properties fo:break-before="auto" style:column-width="2.1091in"/>
    </style:style>
    <style:style style:name="co66" style:family="table-column">
      <style:table-column-properties fo:break-before="auto" style:column-width="2.228in"/>
    </style:style>
    <style:style style:name="co67" style:family="table-column">
      <style:table-column-properties fo:break-before="auto" style:column-width="2.0984in"/>
    </style:style>
    <style:style style:name="co68" style:family="table-column">
      <style:table-column-properties fo:break-before="auto" style:column-width="1.628in"/>
    </style:style>
    <style:style style:name="co69" style:family="table-column">
      <style:table-column-properties fo:break-before="auto" style:column-width="1.6929in"/>
    </style:style>
    <style:style style:name="co70" style:family="table-column">
      <style:table-column-properties fo:break-before="auto" style:column-width="1.8835in"/>
    </style:style>
    <style:style style:name="co71" style:family="table-column">
      <style:table-column-properties fo:break-before="auto" style:column-width="2.4102in"/>
    </style:style>
    <style:style style:name="co72" style:family="table-column">
      <style:table-column-properties fo:break-before="auto" style:column-width="1.3543in"/>
    </style:style>
    <style:style style:name="co73" style:family="table-column">
      <style:table-column-properties fo:break-before="auto" style:column-width="0.9173in"/>
    </style:style>
    <style:style style:name="co74" style:family="table-column">
      <style:table-column-properties fo:break-before="auto" style:column-width="2.2102in"/>
    </style:style>
    <style:style style:name="co75" style:family="table-column">
      <style:table-column-properties fo:break-before="auto" style:column-width="1.7693in"/>
    </style:style>
    <style:style style:name="co76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7043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0417in" fo:break-before="auto" style:use-optimal-row-height="true"/>
    </style:style>
    <style:style style:name="ro26" style:family="table-row">
      <style:table-row-properties style:row-height="0.3626in" fo:break-before="auto" style:use-optimal-row-height="false"/>
    </style:style>
    <style:style style:name="ro27" style:family="table-row">
      <style:table-row-properties style:row-height="1.4091in" fo:break-before="auto" style:use-optimal-row-height="false"/>
    </style:style>
    <style:style style:name="ro28" style:family="table-row">
      <style:table-row-properties style:row-height="0.8492in" fo:break-before="auto" style:use-optimal-row-height="false"/>
    </style:style>
    <style:style style:name="ro29" style:family="table-row">
      <style:table-row-properties style:row-height="1.3055in" fo:break-before="auto" style:use-optimal-row-height="false"/>
    </style:style>
    <style:style style:name="ro30" style:family="table-row">
      <style:table-row-properties style:row-height="1.0154in" fo:break-before="auto" style:use-optimal-row-height="false"/>
    </style:style>
    <style:style style:name="ro31" style:family="table-row">
      <style:table-row-properties style:row-height="0.5181in" fo:break-before="auto" style:use-optimal-row-height="false"/>
    </style:style>
    <style:style style:name="ro32" style:family="table-row">
      <style:table-row-properties style:row-height="1.1811in" fo:break-before="auto" style:use-optimal-row-height="false"/>
    </style:style>
    <style:style style:name="ro33" style:family="table-row">
      <style:table-row-properties style:row-height="0.8598in" fo:break-before="auto" style:use-optimal-row-height="false"/>
    </style:style>
    <style:style style:name="ro34" style:family="table-row">
      <style:table-row-properties style:row-height="0.8083in" fo:break-before="auto" style:use-optimal-row-height="false"/>
    </style:style>
    <style:style style:name="ro35" style:family="table-row">
      <style:table-row-properties style:row-height="1.4819in" fo:break-before="auto" style:use-optimal-row-height="false"/>
    </style:style>
    <style:style style:name="ro36" style:family="table-row">
      <style:table-row-properties style:row-height="1.7827in" fo:break-before="auto" style:use-optimal-row-height="false"/>
    </style:style>
    <style:style style:name="ro37" style:family="table-row">
      <style:table-row-properties style:row-height="1.15in" fo:break-before="auto" style:use-optimal-row-height="false"/>
    </style:style>
    <style:style style:name="ro38" style:family="table-row">
      <style:table-row-properties style:row-height="2.3319in" fo:break-before="auto" style:use-optimal-row-height="false"/>
    </style:style>
    <style:style style:name="ro39" style:family="table-row">
      <style:table-row-properties style:row-height="0.5591in" fo:break-before="auto" style:use-optimal-row-height="false"/>
    </style:style>
    <style:style style:name="ro40" style:family="table-row">
      <style:table-row-properties style:row-height="0.8807in" fo:break-before="auto" style:use-optimal-row-height="false"/>
    </style:style>
    <style:style style:name="ro41" style:family="table-row">
      <style:table-row-properties style:row-height="0.9535in" fo:break-before="auto" style:use-optimal-row-height="false"/>
    </style:style>
    <style:style style:name="ro42" style:family="table-row">
      <style:table-row-properties style:row-height="0.6839in" fo:break-before="auto" style:use-optimal-row-height="false"/>
    </style:style>
    <style:style style:name="ro43" style:family="table-row">
      <style:table-row-properties style:row-height="0.9736in" fo:break-before="auto" style:use-optimal-row-height="false"/>
    </style:style>
    <style:style style:name="ro44" style:family="table-row">
      <style:table-row-properties style:row-height="1.0465in" fo:break-before="auto" style:use-optimal-row-height="false"/>
    </style:style>
    <style:style style:name="ro45" style:family="table-row">
      <style:table-row-properties style:row-height="2.1972in" fo:break-before="auto" style:use-optimal-row-height="true"/>
    </style:style>
    <style:style style:name="ro46" style:family="table-row">
      <style:table-row-properties style:row-height="1.0882in" fo:break-before="auto" style:use-optimal-row-height="false"/>
    </style:style>
    <style:style style:name="ro47" style:family="table-row">
      <style:table-row-properties style:row-height="0.4764in" fo:break-before="auto" style:use-optimal-row-height="true"/>
    </style:style>
    <style:style style:name="ro48" style:family="table-row">
      <style:table-row-properties style:row-height="0.839in" fo:break-before="auto" style:use-optimal-row-height="false"/>
    </style:style>
    <style:style style:name="ro49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1.5543in" fo:break-before="auto" style:use-optimal-row-height="false"/>
    </style:style>
    <style:style style:name="ro51" style:family="table-row">
      <style:table-row-properties style:row-height="1.2126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1.461in" fo:break-before="auto" style:use-optimal-row-height="false"/>
    </style:style>
    <style:style style:name="ro54" style:family="table-row">
      <style:table-row-properties style:row-height="1.7307in" fo:break-before="auto" style:use-optimal-row-height="false"/>
    </style:style>
    <style:style style:name="ro55" style:family="table-row">
      <style:table-row-properties style:row-height="1.2437in" fo:break-before="auto" style:use-optimal-row-height="false"/>
    </style:style>
    <style:style style:name="ro56" style:family="table-row">
      <style:table-row-properties style:row-height="2.3425in" fo:break-before="auto" style:use-optimal-row-height="false"/>
    </style:style>
    <style:style style:name="ro57" style:family="table-row">
      <style:table-row-properties style:row-height="2.1453in" fo:break-before="auto" style:use-optimal-row-height="false"/>
    </style:style>
    <style:style style:name="ro58" style:family="table-row">
      <style:table-row-properties style:row-height="0.9118in" fo:break-before="auto" style:use-optimal-row-height="false"/>
    </style:style>
    <style:style style:name="ro59" style:family="table-row">
      <style:table-row-properties style:row-height="1.1602in" fo:break-before="auto" style:use-optimal-row-height="false"/>
    </style:style>
    <style:style style:name="ro60" style:family="table-row">
      <style:table-row-properties style:row-height="0.9839in" fo:break-before="auto" style:use-optimal-row-height="false"/>
    </style:style>
    <style:style style:name="ro61" style:family="table-row">
      <style:table-row-properties style:row-height="1.0571in" fo:break-before="auto" style:use-optimal-row-height="false"/>
    </style:style>
    <style:style style:name="ro62" style:family="table-row">
      <style:table-row-properties style:row-height="1.0047in" fo:break-before="auto" style:use-optimal-row-height="false"/>
    </style:style>
    <style:style style:name="ro63" style:family="table-row">
      <style:table-row-properties style:row-height="1.0984in" fo:break-before="auto" style:use-optimal-row-height="false"/>
    </style:style>
    <style:style style:name="ro64" style:family="table-row">
      <style:table-row-properties style:row-height="0.9429in" fo:break-before="auto" style:use-optimal-row-height="false"/>
    </style:style>
    <style:style style:name="ro65" style:family="table-row">
      <style:table-row-properties style:row-height="0.7772in" fo:break-before="auto" style:use-optimal-row-height="false"/>
    </style:style>
    <style:style style:name="ro66" style:family="table-row">
      <style:table-row-properties style:row-height="0.7457in" fo:break-before="auto" style:use-optimal-row-height="false"/>
    </style:style>
    <style:style style:name="ro67" style:family="table-row">
      <style:table-row-properties style:row-height="3.2854in" fo:break-before="auto" style:use-optimal-row-height="true"/>
    </style:style>
    <style:style style:name="ro68" style:family="table-row">
      <style:table-row-properties style:row-height="0.6937in" fo:break-before="auto" style:use-optimal-row-height="false"/>
    </style:style>
    <style:style style:name="ro69" style:family="table-row">
      <style:table-row-properties style:row-height="0.798in" fo:break-before="auto" style:use-optimal-row-height="false"/>
    </style:style>
    <style:style style:name="ro70" style:family="table-row">
      <style:table-row-properties style:row-height="1.3472in" fo:break-before="auto" style:use-optimal-row-height="false"/>
    </style:style>
    <style:style style:name="ro71" style:family="table-row">
      <style:table-row-properties style:row-height="1.0362in" fo:break-before="auto" style:use-optimal-row-height="false"/>
    </style:style>
    <style:style style:name="ro72" style:family="table-row">
      <style:table-row-properties style:row-height="0.5075in" fo:break-before="auto" style:use-optimal-row-height="false"/>
    </style:style>
    <style:style style:name="ro73" style:family="table-row">
      <style:table-row-properties style:row-height="0.539in" fo:break-before="auto" style:use-optimal-row-height="false"/>
    </style:style>
    <style:style style:name="ro74" style:family="table-row">
      <style:table-row-properties style:row-height="1.0256in" fo:break-before="auto" style:use-optimal-row-height="false"/>
    </style:style>
    <style:style style:name="ro75" style:family="table-row">
      <style:table-row-properties style:row-height="0.7146in" fo:break-before="auto" style:use-optimal-row-height="false"/>
    </style:style>
    <style:style style:name="ro76" style:family="table-row">
      <style:table-row-properties style:row-height="1.2638in" fo:break-before="auto" style:use-optimal-row-height="false"/>
    </style:style>
    <style:style style:name="ro77" style:family="table-row">
      <style:table-row-properties style:row-height="0.6217in" fo:break-before="auto" style:use-optimal-row-height="false"/>
    </style:style>
    <style:style style:name="ro78" style:family="table-row">
      <style:table-row-properties style:row-height="0.3311in" fo:break-before="auto" style:use-optimal-row-height="false"/>
    </style:style>
    <style:style style:name="ro79" style:family="table-row">
      <style:table-row-properties style:row-height="0.9016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3" style:family="table-row">
      <style:table-row-properties style:row-height="0.5902in" fo:break-before="auto" style:use-optimal-row-height="false"/>
    </style:style>
    <style:style style:name="ro84" style:family="table-row">
      <style:table-row-properties style:row-height="0.922in" fo:break-before="auto" style:use-optimal-row-height="false"/>
    </style:style>
    <style:style style:name="ro85" style:family="table-row">
      <style:table-row-properties style:row-height="0.4453in" fo:break-before="auto" style:use-optimal-row-height="false"/>
    </style:style>
    <style:style style:name="ro86" style:family="table-row">
      <style:table-row-properties style:row-height="1.3783in" fo:break-before="auto" style:use-optimal-row-height="false"/>
    </style:style>
    <style:style style:name="ro87" style:family="table-row">
      <style:table-row-properties style:row-height="0.2484in" fo:break-before="auto" style:use-optimal-row-height="false"/>
    </style:style>
    <style:style style:name="ro88" style:family="table-row">
      <style:table-row-properties style:row-height="0.4866in" fo:break-before="auto" style:use-optimal-row-height="false"/>
    </style:style>
    <style:style style:name="ro89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ites_5f_Explor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7" style:family="table" style:master-page-name="PageStyle_5f_Edit_5f_Mode">
      <style:table-properties table:display="true" style:writing-mode="lr-tb"/>
    </style:style>
    <style:style style:name="ta8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c0c0c0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1" fo:font-weight="bold" style:font-name-asian="Lucida Sans Unicode" style:font-weight-asian="bold" style:font-name-complex="Arial1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2" style:family="table-cell" style:parent-style-name="Default">
      <style:table-cell-properties fo:wrap-option="wrap" fo:border="0.0008in solid #000000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="0.0008in solid #000000"/>
      <style:text-properties fo:color="#ff0000"/>
    </style:style>
    <style:style style:name="ce9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2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ext-properties fo:color="#000000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order="0.0008in solid #000000"/>
      <style:text-properties fo:color="#000000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color="#000000" fo:font-weight="normal" style:font-weight-asian="normal" style:font-weight-complex="normal"/>
    </style:style>
    <style:style style:name="ce18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98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9" style:family="table-cell" style:parent-style-name="Default">
      <style:table-cell-properties fo:background-color="transparent"/>
      <style:text-properties fo:color="#000000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#ffffcc"/>
      <style:text-properties fo:color="#000000"/>
    </style:style>
    <style:style style:name="ce211" style:family="table-cell" style:parent-style-name="Default">
      <style:text-properties style:font-name="Arial" fo:font-size="10pt" style:font-size-asian="10pt" style:font-size-complex="10pt"/>
    </style:style>
    <style:style style:name="ce2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ext-properties fo:color="#000000" style:font-name="Arial" fo:font-size="10pt" style:font-size-asian="10pt" style:font-size-complex="10pt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77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78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8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4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7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9" style:family="table-cell" style:parent-style-name="Default">
      <style:table-cell-properties fo:wrap-option="wrap" fo:border="0.0008in solid #000000"/>
      <style:text-properties fo:font-weight="normal"/>
    </style:style>
    <style:style style:name="ce30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wrap-option="wrap"/>
    </style:style>
    <style:style style:name="ce303" style:family="table-cell" style:parent-style-name="Default">
      <style:table-cell-properties fo:wrap-option="wrap" style:vertical-align="top"/>
    </style:style>
    <style:style style:name="ce30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 style:font-size-complex="10pt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3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normal" style:font-weight-complex="normal"/>
    </style:style>
    <style:style style:name="T6" style:family="text">
      <style:text-properties style:font-name-asian="Lucida Sans Unicode" style:font-name-complex="Arial1"/>
    </style:style>
    <style:style style:name="T7" style:family="text">
      <style:text-properties fo:font-weight="normal" style:font-name-asian="Lucida Sans Unicode" style:font-weight-asian="normal" style:font-name-complex="Arial1" style:font-weight-complex="normal"/>
    </style:style>
    <style:style style:name="T8" style:family="text">
      <style:text-properties fo:font-weight="bold" style:font-name-asian="Lucida Sans Unicode" style:font-name-complex="Arial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Arial1" style:font-name-asian="Lucida Sans Unicode" style:font-name-complex="Arial1"/>
    </style:style>
    <style:style style:name="T12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13" style:family="text">
      <style:text-properties style:font-name="Arial" fo:font-size="10pt" fo:font-weight="bold"/>
    </style:style>
    <style:style style:name="T14" style:family="text">
      <style:text-properties fo:font-size="12pt" fo:font-weight="bold"/>
    </style:style>
    <style:style style:name="T15" style:family="text">
      <style:text-properties style:font-name="Arial" fo:font-size="12pt" fo:font-weight="normal"/>
    </style:style>
    <style:style style:name="T16" style:family="text">
      <style:text-properties style:font-name="Arial1" style:font-name-asian="ＭＳ Ｐゴシック" style:font-name-complex="Arial1"/>
    </style:style>
    <style:style style:name="T17" style:family="text">
      <style:text-properties style:font-name-asian="ＭＳ Ｐゴシック"/>
    </style:style>
    <style:style style:name="T18" style:family="text">
      <style:text-properties fo:font-weight="bold" style:font-name-asian="ＭＳ Ｐゴシック"/>
    </style:style>
    <style:style style:name="T19" style:family="text">
      <style:text-properties style:font-name="Arial1" fo:font-weight="bold" style:font-name-asian="ＭＳ Ｐゴシック" style:font-name-complex="Arial1"/>
    </style:style>
    <style:style style:name="T20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1" style:family="text">
      <style:text-properties fo:font-weight="normal"/>
    </style:style>
    <style:style style:name="T22" style:family="text">
      <style:text-properties fo:font-style="italic"/>
    </style:style>
    <style:style style:name="T23" style:family="text">
      <style:text-properties fo:language="en" fo:country="US" fo:font-weight="normal"/>
    </style:style>
    <style:style style:name="T24" style:family="text">
      <style:text-properties fo:font-weight="normal" style:font-name-asian="Lucida Sans Unicode"/>
    </style:style>
    <style:style style:name="T25" style:family="text">
      <style:text-properties fo:font-weight="bold" style:font-name-asian="Lucida Sans Unicode"/>
    </style:style>
    <style:style style:name="T2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2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9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0" style:family="text">
      <style:text-properties style:text-outline="false" style:text-line-through-style="none" style:text-position="0% 100%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3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7" style:family="text">
      <style:text-properties style:font-name="Arial1" style:font-name-asian="ＭＳ Ｐゴシック" style:font-weight-asian="bold" style:font-name-complex="Arial1" style:font-weight-complex="bold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style:font-name="Arial" style:font-name-asian="ＭＳ Ｐゴシック" style:font-name-complex="Arial1"/>
    </style:style>
    <style:style style:name="T40" style:family="text">
      <style:text-properties style:font-name="Arial1" fo:font-weight="normal" style:font-name-asian="ＭＳ Ｐゴシック" style:font-weight-asian="normal" style:font-name-complex="Arial1" style:font-weight-complex="normal"/>
    </style:style>
    <style:style style:name="T4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44" style:family="text">
      <style:text-properties style:font-name-asian="Lucida Sans Unicode"/>
    </style:style>
    <style:style style:name="T45" style:family="text">
      <style:text-properties fo:color="#000000" style:font-name-asian="Lucida Sans Unicode"/>
    </style:style>
    <style:style style:name="T46" style:family="text">
      <style:text-properties fo:font-weight="normal" style:font-name-asian="Lucida Sans Unicode" style:font-weight-asian="normal" style:font-weight-complex="normal"/>
    </style:style>
    <style:style style:name="T47" style:family="text">
      <style:text-properties fo:font-weight="bold" style:font-name-asian="Lucida Sans Unicode" style:font-weight-asian="bold" style:font-weight-complex="bold"/>
    </style:style>
    <style:style style:name="T48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Remove&quot;;&quot;Add new&quot;;&quot;&quot;)" table:allow-empty-cell="true" table:display-list="unsorted" table:base-cell-address="Content_List_Viewer.K7"/>
        <table:content-validation table:name="val3" table:condition="of:cell-content-is-in-list(&quot;Yes&quot;;&quot;No&quot;;&quot;Add new&quot;;&quot;Remove&quot;)" table:allow-empty-cell="true" table:display-list="unsorted" table:base-cell-address="Sites_Explorer.K7"/>
        <table:content-validation table:name="val4" table:condition="of:cell-content-is-in-list(&quot;Yes&quot;;&quot;No&quot;;&quot;Add new&quot;;&quot;Remove&quot;)" table:allow-empty-cell="true" table:display-list="unsorted" table:base-cell-address="Other_Actions.K7"/>
        <table:content-validation table:name="val5" table:condition="of:cell-content-is-in-list(&quot;Yes&quot;;&quot;No&quot;;&quot;Add new&quot;;&quot;Remove&quot;)" table:allow-empty-cell="true" table:display-list="unsorted" table:base-cell-address="Form_Generato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7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2.8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28-Apr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Summary_Report.F73]" office:value-type="float" office:value="361">
            <text:p>361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/>
          <table:table-cell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/>
          <table:table-cell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table:style-name="ce11"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11"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 table:style-name="Default"/>
          <table:table-cell table:style-name="ce11"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 table:style-name="Default"/>
          <table:table-cell table:style-name="ce11"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 table:style-name="Default"/>
          <table:table-cell table:style-name="ce11"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5">
          <table:table-cell table:style-name="Default"/>
          <table:table-cell table:style-name="ce11"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11"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11"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11"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/>
          <table:table-cell table:style-name="ce11"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 table:style-name="ce24" table:number-columns-repeated="2"/>
          <table:table-cell table:style-name="Default" table:number-columns-repeated="3"/>
          <table:table-cell table:number-columns-repeated="245"/>
        </table:table-row>
        <table:table-row table:style-name="ro9">
          <table:table-cell table:style-name="Default" table:number-columns-repeated="4"/>
          <table:table-cell table:style-name="Default" office:value-type="string">
            <text:p>Update Form Generator sheet</text:p>
          </table:table-cell>
          <table:table-cell table:style-name="Default" table:number-columns-repeated="6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54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3" table:number-columns-repeated="252" table:default-cell-style-name="ce96"/>
        <table:table-row table:style-name="ro10">
          <table:table-cell table:style-name="ce33" office:value-type="string" table:number-columns-spanned="4" table:number-rows-spanned="1">
            <text:p>Web Content Management Check List</text:p>
            <text:p><text:span text:style-name="T3">Based on Product </text:span><text:span text:style-name="T3">built version: </text:span><text:span text:style-name="T3">2.0.0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2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2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5"/>
          <table:covered-table-cell table:style-name="ce97"/>
          <table:covered-table-cell table:style-name="ce97"/>
          <table:table-cell table:number-columns-repeated="252"/>
        </table:table-row>
        <table:table-row table:style-name="ro9">
          <table:table-cell table:style-name="ce35" office:value-type="string">
            <text:p>WCM_01_01.001</text:p>
          </table:table-cell>
          <table:table-cell table:style-name="ce38" office:value-type="string">
            <text:p>Check showing WCM main screen by normal user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02</text:p>
          </table:table-cell>
          <table:table-cell table:style-name="ce37" office:value-type="string">
            <text:p>Check show welcome form to add content by single content viewer portle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03</text:p>
          </table:table-cell>
          <table:table-cell table:style-name="ce37" office:value-type="string">
            <text:p>Check show form to select web content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04</text:p>
          </table:table-cell>
          <table:table-cell table:style-name="ce37" office:value-type="string">
            <text:p>Check add content with blank title while choosing layou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05</text:p>
          </table:table-cell>
          <table:table-cell table:style-name="ce37" office:value-type="string">
            <text:p>Check add content with special character or start by number in title while choosing layou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06</text:p>
          </table:table-cell>
          <table:table-cell table:style-name="ce37" office:value-type="string">
            <text:p>Check add content with title contains space while choosing layou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07</text:p>
          </table:table-cell>
          <table:table-cell table:style-name="ce37" office:value-type="string">
            <text:p>Check add content with title in different languages while choosing layou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08</text:p>
          </table:table-cell>
          <table:table-cell table:style-name="ce37" office:value-type="string">
            <text:p>Check add content with title the same with existing while choosing layou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09</text:p>
          </table:table-cell>
          <table:table-cell table:style-name="ce37" office:value-type="string">
            <text:p>Check show form to add content when choose free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0</text:p>
          </table:table-cell>
          <table:table-cell table:style-name="ce37" office:value-type="string">
            <text:p>Check show form to add content when choose picture on head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1</text:p>
          </table:table-cell>
          <table:table-cell table:style-name="ce37" office:value-type="string">
            <text:p>Check show form to add content when choose site breadscrum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2</text:p>
          </table:table-cell>
          <table:table-cell table:style-name="ce37" office:value-type="string">
            <text:p>Check show form to add content when choose site Search box web content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3</text:p>
          </table:table-cell>
          <table:table-cell table:style-name="ce37" office:value-type="string">
            <text:p>Check show form to add content when choose site Navigation layou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4</text:p>
          </table:table-cell>
          <table:table-cell table:style-name="ce56" office:value-type="string">
            <text:p>Check upload image/document when add content in a suitable folder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5</text:p>
          </table:table-cell>
          <table:table-cell table:style-name="ce56" office:value-type="string">
            <text:p>Check upload image/document when add new content in case choose root folder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6</text:p>
          </table:table-cell>
          <table:table-cell table:style-name="ce37" office:value-type="string">
            <text:p>Check Upload image/document when create Name field having some special character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7</text:p>
          </table:table-cell>
          <table:table-cell table:style-name="ce56" office:value-type="string">
            <text:p>Check Upload file which has valid name when leave Name field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8</text:p>
          </table:table-cell>
          <table:table-cell table:style-name="ce56" office:value-type="string">
            <text:p>Check Upload file which have some special characters in its name when leave Name field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19</text:p>
          </table:table-cell>
          <table:table-cell table:style-name="ce56" office:value-type="string">
            <text:p>Check Upload a file having the same name with existing file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20</text:p>
          </table:table-cell>
          <table:table-cell table:style-name="ce56" office:value-type="string">
            <text:p>Check Delete image/document which has been uploaded when add new conten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6" office:value-type="string">
            <text:p>WCM_01_01.021</text:p>
          </table:table-cell>
          <table:table-cell table:style-name="ce57" office:value-type="string">
            <text:p>Check sorting uploaded images/documents in Thumbnail view by by date when add new conten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22</text:p>
          </table:table-cell>
          <table:table-cell table:style-name="ce37" office:value-type="string">
            <text:p>Check add new content with insert image/documen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23</text:p>
          </table:table-cell>
          <table:table-cell table:style-name="ce37" office:value-type="string">
            <text:p>Check add new content with gadget 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24</text:p>
          </table:table-cell>
          <table:table-cell table:style-name="ce37" office:value-type="string">
            <text:p>Check add new content with a link to a site page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25</text:p>
          </table:table-cell>
          <table:table-cell table:style-name="ce37" office:value-type="string">
            <text:p>Check add content with <text:s/>full main content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6" office:value-type="string">
            <text:p>WCM_01_01.026</text:p>
          </table:table-cell>
          <table:table-cell table:style-name="ce56" office:value-type="string">
            <text:p>Check add content having only data in Main Content tab</text:p>
          </table:table-cell>
          <table:table-cell table:style-name="ce97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2.001</text:p>
          </table:table-cell>
          <table:table-cell table:style-name="ce37" office:value-type="string">
            <text:p>Check add new content with insert illustration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2.002</text:p>
          </table:table-cell>
          <table:table-cell table:style-name="ce37" office:value-type="string">
            <text:p>Check delete illustration after insert successfully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2.003</text:p>
          </table:table-cell>
          <table:table-cell table:style-name="ce37" office:value-type="string">
            <text:p>Check changing illustration 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3.001</text:p>
          </table:table-cell>
          <table:table-cell table:style-name="ce37" office:value-type="string">
            <text:p>Check add css code for add new conten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3.002</text:p>
          </table:table-cell>
          <table:table-cell table:style-name="ce37" office:value-type="string">
            <text:p>Check add js code for add new conten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3.003</text:p>
          </table:table-cell>
          <table:table-cell table:style-name="ce37" office:value-type="string">
            <text:p>Check add error css code for add new conten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3.004</text:p>
          </table:table-cell>
          <table:table-cell table:style-name="ce37" office:value-type="string">
            <text:p>Check add error js code for add new conten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4_01.001</text:p>
          </table:table-cell>
          <table:table-cell table:style-name="ce37" office:value-type="string">
            <text:p>Check add permission for user on new web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02</text:p>
          </table:table-cell>
          <table:table-cell table:style-name="ce37" office:value-type="string">
            <text:p>Check view content with user, who have edit right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1_04_01.003</text:p>
          </table:table-cell>
          <table:table-cell table:style-name="ce37" office:value-type="string">
            <text:p>Check view content with user, who do not have access right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04</text:p>
          </table:table-cell>
          <table:table-cell table:style-name="ce37" office:value-type="string">
            <text:p>Check view content with user, who have access right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1_04_01.005</text:p>
          </table:table-cell>
          <table:table-cell table:style-name="ce37" office:value-type="string">
            <text:p>Check add permission for group while adding new web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06</text:p>
          </table:table-cell>
          <table:table-cell table:style-name="ce37" office:value-type="string">
            <text:p>Check view content with group, who have edit right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1_04_01.007</text:p>
          </table:table-cell>
          <table:table-cell table:style-name="ce37" office:value-type="string">
            <text:p>Check view content with user in group that does not have access righ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08</text:p>
          </table:table-cell>
          <table:table-cell table:style-name="ce37" office:value-type="string">
            <text:p>Check view content with group, who have access right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09</text:p>
          </table:table-cell>
          <table:table-cell table:style-name="ce37" office:value-type="string">
            <text:p>Check assign right for “any” while adding new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4_01.010</text:p>
          </table:table-cell>
          <table:table-cell table:style-name="ce37" office:value-type="string">
            <text:p>Check view content after assign access right for “any”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4_02.001</text:p>
          </table:table-cell>
          <table:table-cell table:style-name="ce37" office:value-type="string">
            <text:p>Check edit permission when add new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4_03.001</text:p>
          </table:table-cell>
          <table:table-cell table:style-name="ce37" office:value-type="string">
            <text:p>Check delete permission when add new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5.001</text:p>
          </table:table-cell>
          <table:table-cell table:style-name="ce37" office:value-type="string">
            <text:p>Check show/hide title for new content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5.002</text:p>
          </table:table-cell>
          <table:table-cell table:style-name="ce37" office:value-type="string">
            <text:p>Check show/hide print for new content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1_06.001</text:p>
          </table:table-cell>
          <table:table-cell table:style-name="ce37" office:value-type="string">
            <text:p>Check create live status of content when add new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6.002</text:p>
          </table:table-cell>
          <table:table-cell table:style-name="ce37" office:value-type="string">
            <text:p>Check create draft status of content when add new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1_06.003</text:p>
          </table:table-cell>
          <table:table-cell table:style-name="ce37" office:value-type="string">
            <text:p>Check create draft status of content when only input Web content title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1_06.004</text:p>
          </table:table-cell>
          <table:table-cell table:style-name="ce37" office:value-type="string">
            <text:p>Check status of content after being created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1_07.001</text:p>
          </table:table-cell>
          <table:table-cell table:style-name="ce58" office:value-type="string">
            <text:p>Check display content in single content viewer in Live mode and Edit mode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1_07.002</text:p>
          </table:table-cell>
          <table:table-cell table:style-name="ce59" office:value-type="string">
            <text:p>Test view content, which have some revision by single content viewer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2_01.001</text:p>
          </table:table-cell>
          <table:table-cell table:style-name="ce60" office:value-type="string">
            <text:p>Check select existing web content to add on Single content viewer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2_01.002</text:p>
          </table:table-cell>
          <table:table-cell table:style-name="ce60" office:value-type="string">
            <text:p>Check Search by name of content when select existing content to view 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2_01.003</text:p>
          </table:table-cell>
          <table:table-cell table:style-name="ce38" office:value-type="string">
            <text:p>Test Search by name <text:s/>with blank keyword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2_01.004</text:p>
          </table:table-cell>
          <table:table-cell table:style-name="ce61" office:value-type="string">
            <text:p>Check Search a word or phrase in content</text:p>
          </table:table-cell>
          <table:table-cell table:style-name="ce97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2_01.005</text:p>
          </table:table-cell>
          <table:table-cell table:style-name="ce61" office:value-type="string">
            <text:p>Check Search by date in content in case choose [From] field less than [To] field when select existed content to view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2_01.006</text:p>
          </table:table-cell>
          <table:table-cell table:style-name="ce61" office:value-type="string">
            <text:p>Check Search by date in content in case choose [From] field greater than [To] field when select existed content to view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2_01.007</text:p>
          </table:table-cell>
          <table:table-cell table:style-name="ce61" office:value-type="string">
            <text:p>Check Search by date in content in case choose [From] field greater than current by date when select existed content to view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2_01.008</text:p>
          </table:table-cell>
          <table:table-cell table:style-name="ce60" office:value-type="string">
            <text:p>Check Search by date in content in case choose only [To] field when select existed content to view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2_01.009</text:p>
          </table:table-cell>
          <table:table-cell table:style-name="ce60" office:value-type="string">
            <text:p>Check Search by date in content in case choose only [from] field when select existed content to view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2_01.010</text:p>
          </table:table-cell>
          <table:table-cell table:style-name="ce62" office:value-type="string">
            <text:p>Check Search Node <text:s/>type in content when select existed content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38" office:value-type="string">
            <text:p>WCM_02_01.011</text:p>
          </table:table-cell>
          <table:table-cell table:style-name="ce38" office:value-type="string">
            <text:p>Search a node using properties when do not select any property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2_01.012</text:p>
          </table:table-cell>
          <table:table-cell table:style-name="ce38" office:value-type="string">
            <text:p>Preview web content after do search</text:p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2_01.013</text:p>
          </table:table-cell>
          <table:table-cell table:style-name="ce60" office:value-type="string">
            <text:p>Check select existed document/media to add on Single content viewer</text:p>
            <draw:frame table:end-cell-address="Check_List.B69" table:end-x="0.713in" table:end-y="0.2118in" draw:z-index="0" draw:name="Graphics 2" draw:style-name="gr1" draw:text-style-name="P1" svg:width="0.4173in" svg:height="0.05in" svg:x="0.2957in" svg:y="0.1618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3.001</text:p>
          </table:table-cell>
          <table:table-cell table:style-name="ce37" office:value-type="string">
            <text:p>Edit Web content with full steps</text:p>
          </table:table-cell>
          <table:table-cell table:style-name="ce24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WCM_03.002</text:p>
          </table:table-cell>
          <table:table-cell table:style-name="ce37" office:value-type="string">
            <text:p>Quick Edit current web content to keep live revision by legal user</text:p>
          </table:table-cell>
          <table:table-cell table:style-name="ce24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WCM_03.003</text:p>
          </table:table-cell>
          <table:table-cell table:style-name="ce37" office:value-type="string">
            <text:p>Quick Edit current web content to make draft revision by legal user</text:p>
          </table:table-cell>
          <table:table-cell table:style-name="ce24"/>
          <table:table-cell table:style-name="ce97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5"/>
          <table:covered-table-cell table:style-name="ce97"/>
          <table:covered-table-cell table:style-name="ce97"/>
          <table:table-cell table:number-columns-repeated="252"/>
        </table:table-row>
        <table:table-row table:style-name="ro11">
          <table:table-cell table:style-name="ce35" office:value-type="string">
            <text:p>WCM_04_01_01.001</text:p>
          </table:table-cell>
          <table:table-cell table:style-name="ce63" office:value-type="string">
            <text:p>Check display of an available content list viewer management form in Overview page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1.002</text:p>
          </table:table-cell>
          <table:table-cell table:style-name="ce64" office:value-type="string">
            <text:p>Check view content list when automatic is selected in case web content folder in sites explorer is empty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1.003</text:p>
          </table:table-cell>
          <table:table-cell table:style-name="ce64" office:value-type="string">
            <text:p>Check view content with chosen automatic to view all web contents when web content folder is not blank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1.004</text:p>
          </table:table-cell>
          <table:table-cell table:style-name="ce64" office:value-type="string">
            <text:p>Check view document with chosen automatic in case document folder in sites explorer is empty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1.005</text:p>
          </table:table-cell>
          <table:table-cell table:style-name="ce58" office:value-type="string">
            <text:p>Check view document with chosen automatic in case document folder in sites explorer is not empty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4_01_02.001</text:p>
          </table:table-cell>
          <table:table-cell table:style-name="ce59" office:value-type="string">
            <text:p>Check using list content </text:p>
            <text:p>viewer to view directly web content (manual mode)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2.002</text:p>
          </table:table-cell>
          <table:table-cell table:style-name="ce59" office:value-type="string">
            <text:p>Check using list content </text:p>
            <text:p>viewer to view directly document (manual mode)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2.003</text:p>
          </table:table-cell>
          <table:table-cell table:style-name="ce59" office:value-type="string">
            <text:p>Check delete content after choosing directly document or web content to view (manual mode)</text:p>
          </table:table-cell>
          <table:table-cell table:style-name="ce24"/>
          <table:table-cell table:style-name="ce102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01</text:p>
          </table:table-cell>
          <table:table-cell table:style-name="ce60" office:value-type="string">
            <text:p>Check Search by name of content when select existing content to view </text:p>
          </table:table-cell>
          <table:table-cell table:style-name="ce24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4_01_03.002</text:p>
          </table:table-cell>
          <table:table-cell table:style-name="ce38" office:value-type="string">
            <text:p>Test Search by name <text:s/>with blank keyword</text:p>
          </table:table-cell>
          <table:table-cell table:style-name="ce24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4_01_03.003</text:p>
          </table:table-cell>
          <table:table-cell table:style-name="ce61" office:value-type="string">
            <text:p>Check Search a word or phrase in content</text:p>
          </table:table-cell>
          <table:table-cell table:style-name="ce24"/>
          <table:table-cell table:style-name="ce101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4_01_03.004</text:p>
          </table:table-cell>
          <table:table-cell table:style-name="ce61" office:value-type="string">
            <text:p>Check Search by date in content in case choose [From] field less than [To] field when select existed content to view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4_01_03.005</text:p>
          </table:table-cell>
          <table:table-cell table:style-name="ce61" office:value-type="string">
            <text:p>Check Search by date in content in case choose [From] field greater than [To] field when select existed content to view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38" office:value-type="string">
            <text:p>WCM_04_01_03.006</text:p>
          </table:table-cell>
          <table:table-cell table:style-name="ce61" office:value-type="string">
            <text:p>Check Search by date in content in case choose [From] field greater than current by date when select existed content to view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07</text:p>
          </table:table-cell>
          <table:table-cell table:style-name="ce60" office:value-type="string">
            <text:p>Check Search by date in content in case choose only [To] field when select existed content to view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08</text:p>
          </table:table-cell>
          <table:table-cell table:style-name="ce60" office:value-type="string">
            <text:p>Check Search by date in content in case choose only [from] field when select existed content to view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09</text:p>
          </table:table-cell>
          <table:table-cell table:style-name="ce62" office:value-type="string">
            <text:p>Check Search Node <text:s/>type in content when select existed content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10</text:p>
          </table:table-cell>
          <table:table-cell table:style-name="ce38" office:value-type="string">
            <text:p>Search a node using properties when do not select any property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04_01_03.011</text:p>
          </table:table-cell>
          <table:table-cell table:style-name="ce38" office:value-type="string">
            <text:p>Preview web content after do search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04_01_03.012</text:p>
          </table:table-cell>
          <table:table-cell table:style-name="ce60" office:value-type="string">
            <text:p>Check select existed document/media to add on Single content viewer</text:p>
          </table:table-cell>
          <table:table-cell table:style-name="ce24"/>
          <table:table-cell table:style-name="ce101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4_02.001</text:p>
          </table:table-cell>
          <table:table-cell table:style-name="ce59" office:value-type="string">
            <text:p>Check Order by date created When automatic was chosen defaul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02</text:p>
          </table:table-cell>
          <table:table-cell table:style-name="ce59" office:value-type="string">
            <text:p>Check Order by date modified When automatic was chosen defaul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03</text:p>
          </table:table-cell>
          <table:table-cell table:style-name="ce59" office:value-type="string">
            <text:p>Check Order by date published When automatic was chosen defaul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04</text:p>
          </table:table-cell>
          <table:table-cell table:style-name="ce63" office:value-type="string">
            <text:p>Check Order by Title published When automatic was chosen defaul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05</text:p>
          </table:table-cell>
          <table:table-cell table:style-name="ce64" office:value-type="string">
            <text:p>Check view content with chosen automatic to view all web contents and sort by ascendan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4_02.006</text:p>
          </table:table-cell>
          <table:table-cell table:style-name="ce59" office:value-type="string">
            <text:p>Check change template to view content list viewer 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4_02.007</text:p>
          </table:table-cell>
          <table:table-cell table:style-name="ce59" office:value-type="string">
            <text:p>Test unchecked show image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08</text:p>
          </table:table-cell>
          <table:table-cell table:style-name="ce59" office:value-type="string">
            <text:p>Test unchecked show summary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4_02.009</text:p>
          </table:table-cell>
          <table:table-cell table:style-name="ce59" office:value-type="string">
            <text:p>Test unchecked show header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4_02.010</text:p>
          </table:table-cell>
          <table:table-cell table:style-name="ce59" office:value-type="string">
            <text:p>Test unchecked show title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11</text:p>
          </table:table-cell>
          <table:table-cell table:style-name="ce59" office:value-type="string">
            <text:p>Test unchecked show by date created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7" office:value-type="string">
            <text:p>WCM_04_02.012</text:p>
          </table:table-cell>
          <table:table-cell table:style-name="ce59" office:value-type="string">
            <text:p>Test unchecked show link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4_02.013</text:p>
          </table:table-cell>
          <table:table-cell table:style-name="ce59" office:value-type="string">
            <text:p>Test checked show refresh button option on content list viewer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5_01.001</text:p>
          </table:table-cell>
          <table:table-cell table:style-name="ce37" office:value-type="string">
            <text:p>Check keep draft revision after edit draft revision from content list viewer 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5_01.002</text:p>
          </table:table-cell>
          <table:table-cell table:style-name="ce37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05_02.001</text:p>
          </table:table-cell>
          <table:table-cell table:style-name="ce65" office:value-type="string">
            <text:p>Check display content in content list viewer in edit mode and no draft version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5_02.002</text:p>
          </table:table-cell>
          <table:table-cell table:style-name="ce38" office:value-type="string">
            <text:p>Check display content in content list viewer in case edit mode and have draft version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7" office:value-type="string">
            <text:p>WCM_05_02.003</text:p>
          </table:table-cell>
          <table:table-cell table:style-name="ce38" office:value-type="string">
            <text:p>Check display content in content list viewer in case Live mode and no live version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37" office:value-type="string">
            <text:p>WCM_05_02.004</text:p>
          </table:table-cell>
          <table:table-cell table:style-name="ce3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6.001</text:p>
          </table:table-cell>
          <table:table-cell table:style-name="ce38" office:value-type="string">
            <text:p>Test to verify the layout of Prin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6.002</text:p>
          </table:table-cell>
          <table:table-cell table:style-name="ce38" office:value-type="string">
            <text:p>Print in case did not install printer.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6.003</text:p>
          </table:table-cell>
          <table:table-cell table:style-name="ce38" office:value-type="string">
            <text:p>Print in case existed conten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0" office:value-type="string">
            <text:p>WCM_06.004</text:p>
          </table:table-cell>
          <table:table-cell table:style-name="ce38" office:value-type="string">
            <text:p>Print in case not exist content</text:p>
          </table:table-cell>
          <table:table-cell table:style-name="ce24"/>
          <table:table-cell table:style-name="ce102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2"/>
        </table:table-row>
        <table:table-row table:style-name="ro13">
          <table:table-cell table:style-name="ce35" office:value-type="string">
            <text:p>WCM_07.001</text:p>
          </table:table-cell>
          <table:table-cell table:style-name="ce66" office:value-type="string">
            <text:p>Replace existing logo while editing banner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2" office:value-type="string">
            <text:p>WCM_07.002</text:p>
          </table:table-cell>
          <table:table-cell table:style-name="ce66" office:value-type="string">
            <text:p>Replace existing logo while editing banner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4">
          <table:table-cell table:style-name="ce42" office:value-type="string">
            <text:p>WCM_07.003</text:p>
          </table:table-cell>
          <table:table-cell table:style-name="ce66" office:value-type="string">
            <text:p>Check adding slogan on banner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WCM_07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WCM_07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2" office:value-type="string">
            <text:p>WCM_07.006</text:p>
          </table:table-cell>
          <table:table-cell table:style-name="ce66" office:value-type="string">
            <text:p>Check edit banner by error default.css code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2" office:value-type="string">
            <text:p>WCM_07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8.001</text:p>
          </table:table-cell>
          <table:table-cell table:style-name="ce66" office:value-type="string">
            <text:p>Check displaying form to edit footer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8.002</text:p>
          </table:table-cell>
          <table:table-cell table:style-name="ce66" office:value-type="string">
            <text:p>Check editing footer with image/text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8.003</text:p>
          </table:table-cell>
          <table:table-cell table:style-name="ce66" office:value-type="string">
            <text:p>Check edit footer with long text.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8.004</text:p>
          </table:table-cell>
          <table:table-cell table:style-name="ce66" office:value-type="string">
            <text:p>Check edit footer with invalid CS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8.005</text:p>
          </table:table-cell>
          <table:table-cell table:style-name="ce66" office:value-type="string">
            <text:p>Check edit footer with invalid J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09.001</text:p>
          </table:table-cell>
          <table:table-cell table:style-name="ce66" office:value-type="string">
            <text:p>Check display form to edit content of Homepage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9.002</text:p>
          </table:table-cell>
          <table:table-cell table:style-name="ce66" office:value-type="string">
            <text:p>Edit content of Home page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9.003</text:p>
          </table:table-cell>
          <table:table-cell table:style-name="ce66" office:value-type="string">
            <text:p>Check edit Homepage with invalid CS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3" office:value-type="string">
            <text:p>WCM_09.004</text:p>
          </table:table-cell>
          <table:table-cell table:style-name="ce66" office:value-type="string">
            <text:p>Check edit Homepage with invalid JS</text:p>
          </table:table-cell>
          <table:table-cell table:style-name="ce97"/>
          <table:table-cell table:style-name="ce97" office:value-type="string">
            <text:p>Medium</text:p>
          </table:table-cell>
          <table:table-cell table:number-columns-repeated="252"/>
        </table:table-row>
        <table:table-row table:style-name="ro15">
          <table:table-cell table:style-name="ce41" office:value-type="string" table:number-columns-spanned="4" table:number-rows-spanned="1">
            <text:p>Sites Explorer: Create, edit, delete, manage documents and web contents.</text:p>
            <text:p><text:span text:style-name="T4">- </text:span><text:span text:style-name="T5">Manage publication </text:span><text:span text:style-name="T5">as manage status, </text:span><text:span text:style-name="T5">manage version, </text:span><text:span text:style-name="T5">public</text:span></text:p>
            <text:p><text:span text:style-name="T5">content, unpublish </text:span><text:span text:style-name="T5">content</text:span></text:p>
            <text:p><text:span text:style-name="T5">- Using WebDav to </text:span><text:span text:style-name="T5">copy, edit, delete </text:span><text:span text:style-name="T5">content</text:span></text:p>
          </table:table-cell>
          <table:covered-table-cell table:style-name="ce66" office:value-type="string">
            <office:annotation draw:style-name="gr2" draw:text-style-name="P2" svg:width="1.1256in" svg:height="0.5457in" svg:x="5.9543in" svg:y="393.7394in" draw:caption-point-x="-0.6043in" draw:caption-point-y="-358.0736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covered-table-cell>
          <table:covered-table-cell table:style-name="Default"/>
          <table:covered-table-cell table:style-name="Default"/>
          <table:table-cell table:number-columns-repeated="252"/>
        </table:table-row>
        <table:table-row table:style-name="ro9">
          <table:table-cell table:style-name="ce35" office:value-type="string">
            <text:p>WCM_10.001</text:p>
          </table:table-cell>
          <table:table-cell table:style-name="ce68" office:value-type="string">
            <text:p>Check showing site explorer form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0.002</text:p>
          </table:table-cell>
          <table:table-cell table:style-name="ce68" office:value-type="string">
            <text:p>Check showing site explorer after choosing a specific sit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0.003</text:p>
          </table:table-cell>
          <table:table-cell table:style-name="ce69" office:value-type="string">
            <text:p>Check showing site explorer after choosing Sites Management driv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0.004</text:p>
          </table:table-cell>
          <table:table-cell table:style-name="ce68" office:value-type="string">
            <text:p>Check showing site explorer after choosing Shared driv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0.005</text:p>
          </table:table-cell>
          <table:table-cell table:style-name="ce68" office:value-type="string">
            <text:p>Check showing site explorer after adding new site when user has right on added site's driv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0.006</text:p>
          </table:table-cell>
          <table:table-cell table:style-name="ce68" office:value-type="string">
            <text:p>Check showing site explorer after adding new site when user does not have right on added site's driv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1_01.001</text:p>
          </table:table-cell>
          <table:table-cell table:style-name="ce68" office:value-type="string">
            <text:p>Add free layout content in Web Content folder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1.002</text:p>
          </table:table-cell>
          <table:table-cell table:style-name="ce69" office:value-type="string">
            <text:p>Add free layout content in web content folder with blank Nam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1.003</text:p>
          </table:table-cell>
          <table:table-cell table:style-name="ce69" office:value-type="string">
            <text:p>Add free layout content in Web Content folder with special characters in Nam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1.004</text:p>
          </table:table-cell>
          <table:table-cell table:style-name="ce70" office:value-type="string">
            <text:p>Create free layout content in Web Content folder with Name in different languages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1.005</text:p>
          </table:table-cell>
          <table:table-cell table:style-name="ce70" office:value-type="string">
            <text:p>Create free layout content in Web Content folder that has Name is the same with existing nod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1_02.001</text:p>
          </table:table-cell>
          <table:table-cell table:style-name="ce68" office:value-type="string">
            <text:p>Add Picture on head layout content in Web content folder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2.002</text:p>
          </table:table-cell>
          <table:table-cell table:style-name="ce69" office:value-type="string">
            <text:p>Add Picture on head layout content in Web content folder with blank required fields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2.003</text:p>
          </table:table-cell>
          <table:table-cell table:style-name="ce69" office:value-type="string">
            <text:p>Add Picture on head layout content in Web content folder with special characters in Nam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2.004</text:p>
          </table:table-cell>
          <table:table-cell table:style-name="ce70" office:value-type="string">
            <text:p>Add Picture on head content in Web content with Name in different languages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2.005</text:p>
          </table:table-cell>
          <table:table-cell table:style-name="ce70" office:value-type="string">
            <text:p>Add Picture on head content in Web content with Name is the same with existing nod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11_03.001</text:p>
          </table:table-cell>
          <table:table-cell table:style-name="ce70" office:value-type="string">
            <text:p>Create CSS file on sites explorer with Active is True and the priority is highest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WCM_11_03.002</text:p>
          </table:table-cell>
          <table:table-cell table:style-name="ce70" office:value-type="string">
            <text:p>Check CSS priority on Sites Explorer when have two CSS files which have the same content and the different priority level.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3.003</text:p>
          </table:table-cell>
          <table:table-cell table:style-name="ce70" office:value-type="string">
            <text:p>Check CSS priority on Sites Explorer when have two CSS files which have the different content.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3.004</text:p>
          </table:table-cell>
          <table:table-cell table:style-name="ce71" office:value-type="string">
            <text:p>Check the affection of CSS file in Share sit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3.005</text:p>
          </table:table-cell>
          <table:table-cell table:style-name="ce70" office:value-type="string">
            <text:p>Create CSS file on sites explorer with Active is Fals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3.006</text:p>
          </table:table-cell>
          <table:table-cell table:style-name="ce70" office:value-type="string">
            <text:p>Create CSS file with invalid CSS data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1_04.001</text:p>
          </table:table-cell>
          <table:table-cell table:style-name="ce72" office:value-type="string">
            <text:p>Create Link in Site Explorer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4.002</text:p>
          </table:table-cell>
          <table:table-cell table:style-name="ce72" office:value-type="string">
            <text:p>Create Link in Site Explorer with invalid URL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4.003</text:p>
          </table:table-cell>
          <table:table-cell table:style-name="ce72" office:value-type="string">
            <text:p>Create new link with blank required fields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1_05.001</text:p>
          </table:table-cell>
          <table:table-cell table:style-name="ce70" office:value-type="string">
            <text:p>Create JS file with Active is Tru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5.002</text:p>
          </table:table-cell>
          <table:table-cell table:style-name="ce70" office:value-type="string">
            <text:p>Check JS priority on Sites Explorer when have two JS files which have been defined by calling function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1_05.003</text:p>
          </table:table-cell>
          <table:table-cell table:style-name="ce70" office:value-type="string">
            <text:p>Check JS priority on Sites Explorer when have two JS files which have been defined with the same function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5.004</text:p>
          </table:table-cell>
          <table:table-cell table:style-name="ce71" office:value-type="string">
            <text:p>Check the affection of JS file in Share sit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5.005</text:p>
          </table:table-cell>
          <table:table-cell table:style-name="ce70" office:value-type="string">
            <text:p>Create JS file with Active is Fals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1_05.006</text:p>
          </table:table-cell>
          <table:table-cell table:style-name="ce70" office:value-type="string">
            <text:p>Create new document with valid values</text:p>
          </table:table-cell>
          <table:table-cell table:style-name="ce98"/>
          <table:table-cell table:style-name="ce103" office:value-type="string">
            <text:p>High</text:p>
          </table:table-cell>
          <table:table-cell table:style-name="ce105" table:number-columns-repeated="252"/>
        </table:table-row>
        <table:table-row table:style-name="ro9">
          <table:table-cell table:style-name="ce35" office:value-type="string">
            <text:p>WCM_12_01.001</text:p>
          </table:table-cell>
          <table:table-cell table:style-name="ce70" office:value-type="string">
            <text:p>Edit Free layout content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2_02.001</text:p>
          </table:table-cell>
          <table:table-cell table:style-name="ce70" office:value-type="string">
            <text:p>Edit Picture on head web layout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2_03.001</text:p>
          </table:table-cell>
          <table:table-cell table:style-name="ce70" office:value-type="string">
            <text:p>Edit CSS fil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2_04.001</text:p>
          </table:table-cell>
          <table:table-cell table:style-name="ce70" office:value-type="string">
            <text:p>Edit JS file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2_05.001</text:p>
          </table:table-cell>
          <table:table-cell table:style-name="ce70" office:value-type="string">
            <text:p>Edit document</text:p>
          </table:table-cell>
          <table:table-cell table:style-name="ce24"/>
          <table:table-cell table:style-name="ce103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3_01.001</text:p>
          </table:table-cell>
          <table:table-cell table:style-name="ce73" office:value-type="string">
            <text:p>Check showing Manage publication form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1.002</text:p>
          </table:table-cell>
          <table:table-cell table:style-name="ce73" office:value-type="string">
            <text:p>Add Published revision from Draft revision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1.003</text:p>
          </table:table-cell>
          <table:table-cell table:style-name="ce73" office:value-type="string">
            <text:p>Change Publication status to Draft when the current revision status is Enrolled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1.004</text:p>
          </table:table-cell>
          <table:table-cell table:style-name="ce73" office:value-type="string">
            <text:p>Check showing revision list when there are more than 2 revisions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1.005</text:p>
          </table:table-cell>
          <table:table-cell table:style-name="ce73" office:value-type="string">
            <text:p>Check change state from Published to Obsolete revision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3_02.001</text:p>
          </table:table-cell>
          <table:table-cell table:style-name="ce73" office:value-type="string">
            <text:p>Check preview specific <text:s/>revision (not current revision)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2.002</text:p>
          </table:table-cell>
          <table:table-cell table:style-name="ce73" office:value-type="string">
            <text:p>Check preview current revision as basic version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3_03.001</text:p>
          </table:table-cell>
          <table:table-cell table:style-name="ce74" office:value-type="string">
            <text:p>Check when restore a Published version</text:p>
          </table:table-cell>
          <table:table-cell table:style-name="ce98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3.002</text:p>
          </table:table-cell>
          <table:table-cell table:style-name="ce74" office:value-type="string">
            <text:p>Check when restore a Obsolete version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35" office:value-type="string">
            <text:p>WCM_13_04.001</text:p>
          </table:table-cell>
          <table:table-cell table:style-name="ce73" office:value-type="string">
            <text:p>Test public web content on a page which has no <text:s/>manual configuration CL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2</text:p>
          </table:table-cell>
          <table:table-cell table:style-name="ce73" office:value-type="string">
            <text:p>Test public web content on a page which has one manual configuration CL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3</text:p>
          </table:table-cell>
          <table:table-cell table:style-name="ce73" office:value-type="string">
            <text:p>Test public web content on a page which has more than one manual configuration CL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4</text:p>
          </table:table-cell>
          <table:table-cell table:style-name="ce73" office:value-type="string">
            <text:p>Publish a web content to a page directly by adding new content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4.005</text:p>
          </table:table-cell>
          <table:table-cell table:style-name="ce73" office:value-type="string">
            <text:p>Publish a content to a page directly by selecting content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4.006</text:p>
          </table:table-cell>
          <table:table-cell table:style-name="ce73" office:value-type="string">
            <text:p>Publish a content to a page <text:s/>by adding it to a manual CLV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7</text:p>
          </table:table-cell>
          <table:table-cell table:style-name="ce73" office:value-type="string">
            <text:p>Check when a folder which has some contents is added to an automatic CLV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8</text:p>
          </table:table-cell>
          <table:table-cell table:style-name="ce75" office:value-type="string">
            <text:p>Test publication information of a content after deleting a page which published this content before.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09</text:p>
          </table:table-cell>
          <table:table-cell table:style-name="ce75" office:value-type="string">
            <text:p>Test publication information of a content after removing it from a page, which published it before.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4.010</text:p>
          </table:table-cell>
          <table:table-cell table:style-name="ce73" office:value-type="string">
            <text:p>Test publication after deleting a content from a manual CLV portlet in a page which published it before.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3_04.011</text:p>
          </table:table-cell>
          <table:table-cell table:style-name="ce73" office:value-type="string">
            <text:p>Test when publish a content to a page twic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3_05.001</text:p>
          </table:table-cell>
          <table:table-cell table:style-name="ce76" office:value-type="string">
            <text:p>Suspend a content from a pag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3_05.002</text:p>
          </table:table-cell>
          <table:table-cell table:style-name="ce77" office:value-type="string">
            <text:p>Test unpublished when change status of content to Obsole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3_06.001</text:p>
          </table:table-cell>
          <table:table-cell table:style-name="ce73" office:value-type="string">
            <text:p>Check manage history of content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35" office:value-type="string">
            <text:p>WCM_14_01.001</text:p>
          </table:table-cell>
          <table:table-cell table:style-name="ce78" office:value-type="string">
            <text:p>Map network driv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2.001</text:p>
          </table:table-cell>
          <table:table-cell table:style-name="ce79" office:value-type="string">
            <text:p>Manage sites by WebDAV by map network driv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3.001</text:p>
          </table:table-cell>
          <table:table-cell table:style-name="ce72" office:value-type="string">
            <text:p>Create 1 document on mapped driv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3.002</text:p>
          </table:table-cell>
          <table:table-cell table:style-name="ce72" office:value-type="string">
            <text:p>Upload 1 image file on mapped driv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3.003</text:p>
          </table:table-cell>
          <table:table-cell table:style-name="ce72" office:value-type="string">
            <text:p>Upload 1 PDF file on mapped driv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4.001</text:p>
          </table:table-cell>
          <table:table-cell table:style-name="ce72" office:value-type="string">
            <text:p>Copy document by WebDAV to docum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4.002</text:p>
          </table:table-cell>
          <table:table-cell table:style-name="ce72" office:value-type="string">
            <text:p>Copy image file by WebDAV to web cont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4.003</text:p>
          </table:table-cell>
          <table:table-cell table:style-name="ce72" office:value-type="string">
            <text:p>Copy PDF file by WebDAV to web cont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4.004</text:p>
          </table:table-cell>
          <table:table-cell table:style-name="ce72" office:value-type="string">
            <text:p>Copy HTML file by WebDAV to web cont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5.001</text:p>
          </table:table-cell>
          <table:table-cell table:style-name="ce72" office:value-type="string">
            <text:p>Edit HTML file by WebDAV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5.002</text:p>
          </table:table-cell>
          <table:table-cell table:style-name="ce72" office:value-type="string">
            <text:p>Edit CSS file by WebDAV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6.001</text:p>
          </table:table-cell>
          <table:table-cell table:style-name="ce72" office:value-type="string">
            <text:p>Drag and drop document on WebDA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6.002</text:p>
          </table:table-cell>
          <table:table-cell table:style-name="ce72" office:value-type="string">
            <text:p>Drag and drop image file on WebDA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6.003</text:p>
          </table:table-cell>
          <table:table-cell table:style-name="ce72" office:value-type="string">
            <text:p>Drag and drop PDF file on WebDA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6.004</text:p>
          </table:table-cell>
          <table:table-cell table:style-name="ce72" office:value-type="string">
            <text:p>Drag and drop HTML file on WebDA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6.005</text:p>
          </table:table-cell>
          <table:table-cell table:style-name="ce72" office:value-type="string">
            <text:p>Drag and drop CSS file on WebDAV 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5" office:value-type="string">
            <text:p>WCM_14_07.001</text:p>
          </table:table-cell>
          <table:table-cell table:style-name="ce72" office:value-type="string">
            <text:p>Delete document by WebDAV to docum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WCM_14_07.002</text:p>
          </table:table-cell>
          <table:table-cell table:style-name="ce72" office:value-type="string">
            <text:p>Delete web content by WebDAV to web content folder of <text:s/>site</text:p>
          </table:table-cell>
          <table:table-cell table:style-name="ce24"/>
          <table:table-cell table:style-name="ce103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0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2"/>
        </table:table-row>
        <table:table-row table:style-name="ro9">
          <table:table-cell table:style-name="ce35" office:value-type="string">
            <text:p>WCM_15_01.001</text:p>
          </table:table-cell>
          <table:table-cell table:style-name="ce81" office:value-type="string">
            <text:p>Search in case input no keywords for searching</text:p>
          </table:table-cell>
          <table:table-cell table:style-name="ce97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5_01.002</text:p>
          </table:table-cell>
          <table:table-cell table:style-name="ce82" office:value-type="string">
            <text:p>Search in case search keyword does not match existing values</text:p>
          </table:table-cell>
          <table:table-cell table:style-name="ce97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5_01.003</text:p>
          </table:table-cell>
          <table:table-cell table:style-name="ce81" office:value-type="string">
            <text:p>Search in case input keyword matches existing value</text:p>
          </table:table-cell>
          <table:table-cell table:style-name="ce97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5_01.004</text:p>
          </table:table-cell>
          <table:table-cell table:style-name="ce81" office:value-type="string">
            <text:p>Search in case searching keyword contains special characters</text:p>
          </table:table-cell>
          <table:table-cell table:style-name="ce97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5_01.005</text:p>
          </table:table-cell>
          <table:table-cell table:style-name="ce82" office:value-type="string">
            <text:p>Test Search Result in case admin user do searching</text:p>
          </table:table-cell>
          <table:table-cell table:style-name="ce97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5_01.006</text:p>
          </table:table-cell>
          <table:table-cell table:style-name="ce83" office:value-type="string">
            <text:p>Test search result without login</text:p>
          </table:table-cell>
          <table:table-cell table:style-name="ce99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4" office:value-type="string">
            <text:p>WCM_15_01.007</text:p>
          </table:table-cell>
          <table:table-cell table:style-name="ce84" office:value-type="string">
            <text:p>Test Search Result in case normal user do searching</text:p>
          </table:table-cell>
          <table:table-cell table:style-name="ce99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4" office:value-type="string">
            <text:p>WCM_15_01.008</text:p>
          </table:table-cell>
          <table:table-cell table:style-name="ce84" office:value-type="string">
            <text:p>Test display search result on one page with administrator user</text:p>
          </table:table-cell>
          <table:table-cell table:style-name="ce99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1.009</text:p>
          </table:table-cell>
          <table:table-cell table:style-name="ce38" office:value-type="string">
            <text:p>Test display search result in case choose one site </text:p>
            <text:p>to search.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1.010</text:p>
          </table:table-cell>
          <table:table-cell table:style-name="ce38" office:value-type="string">
            <text:p>Test display search result in case checked only </text:p>
            <text:p>document to search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1.011</text:p>
          </table:table-cell>
          <table:table-cell table:style-name="ce38" office:value-type="string">
            <text:p>Test display search result in case checked only page</text:p>
            <text:p><text:s/>to search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1.012</text:p>
          </table:table-cell>
          <table:table-cell table:style-name="ce38" office:value-type="string">
            <text:p>Test search result in case search by Box search.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1.013</text:p>
          </table:table-cell>
          <table:table-cell table:style-name="ce38" office:value-type="string">
            <text:p>Test search result in case keyword was typed by A*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1.014</text:p>
          </table:table-cell>
          <table:table-cell table:style-name="ce38" office:value-type="string">
            <text:p>Test display search result in case unchecked on page</text:p>
            <text:p>and document to search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1.015</text:p>
          </table:table-cell>
          <table:table-cell table:style-name="ce38" office:value-type="string">
            <text:p>Test view content in Search</text:p>
            <text:p><text:s/>Result in Live mode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1.016</text:p>
          </table:table-cell>
          <table:table-cell table:style-name="ce65" office:value-type="string">
            <text:p>Print content of search result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2.001</text:p>
          </table:table-cell>
          <table:table-cell table:style-name="ce49" office:value-type="string">
            <text:p>Check display form to setting search result page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2.002</text:p>
          </table:table-cell>
          <table:table-cell table:style-name="ce49" office:value-type="string">
            <text:p>Check display when choose box search is page mode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2.003</text:p>
          </table:table-cell>
          <table:table-cell table:style-name="ce49" office:value-type="string">
            <text:p>Check display result when change item per page default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38" office:value-type="string">
            <text:p>WCM_15_02.004</text:p>
          </table:table-cell>
          <table:table-cell table:style-name="ce85" office:value-type="string">
            <text:p>Check display result when change search page layout template 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5_03.001</text:p>
          </table:table-cell>
          <table:table-cell table:style-name="ce49" office:value-type="string">
            <text:p>Check search on textbox by normal user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38" office:value-type="string">
            <text:p>WCM_15_03.002</text:p>
          </table:table-cell>
          <table:table-cell table:style-name="ce49" office:value-type="string">
            <text:p>Check search on textbox by administrator</text:p>
          </table:table-cell>
          <table:table-cell table:style-name="ce100"/>
          <table:table-cell table:style-name="ce104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2"/>
        </table:table-row>
        <table:table-row table:style-name="ro11">
          <table:table-cell table:style-name="ce47" office:value-type="string">
            <text:p>WCM_16.001</text:p>
          </table:table-cell>
          <table:table-cell table:style-name="ce86" office:value-type="string">
            <text:p><text:span text:style-name="T6">Display edit mode in </text:span><text:span text:style-name="T6">case</text:span></text:p>
            <text:p><text:span text:style-name="T6"><text:s/></text:span><text:span text:style-name="T6">click [Edit mode] icon </text:span><text:span text:style-name="T6">in admin toolbar</text:span>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7" office:value-type="string">
            <text:p>WCM_16.002</text:p>
          </table:table-cell>
          <table:table-cell table:style-name="ce55" office:value-type="string">
            <text:p>Display live mode 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8" office:value-type="string" table:number-columns-spanned="4" table:number-rows-spanned="1">
            <text:p>Newsletter</text:p>
          </table:table-cell>
          <table:covered-table-cell table:style-name="ce55"/>
          <table:covered-table-cell table:style-name="ce99"/>
          <table:covered-table-cell table:style-name="ce99"/>
          <table:table-cell table:number-columns-repeated="252"/>
        </table:table-row>
        <table:table-row table:style-name="ro9">
          <table:table-cell table:style-name="ce46" office:value-type="string">
            <text:p>WCM_17.001</text:p>
          </table:table-cell>
          <table:table-cell table:style-name="ce87" office:value-type="string">
            <text:p>Subscribe <text:s/>a newsletter when put value in all required filed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7.002</text:p>
          </table:table-cell>
          <table:table-cell table:style-name="ce87" office:value-type="string">
            <text:p>Subscribe <text:s/>a newsletter when 'User Email' field is blank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7.003</text:p>
          </table:table-cell>
          <table:table-cell table:style-name="ce87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7.004</text:p>
          </table:table-cell>
          <table:table-cell table:style-name="ce87" office:value-type="string">
            <text:p>Subscribe <text:s/>a newsletter when do not select any category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7.005</text:p>
          </table:table-cell>
          <table:table-cell table:style-name="ce88" office:value-type="string">
            <text:p>Subscribe a newsletter email when input more than one email address in Your Email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7.006</text:p>
          </table:table-cell>
          <table:table-cell table:style-name="ce89" office:value-type="string">
            <text:p>Change the subscripti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7.007</text:p>
          </table:table-cell>
          <table:table-cell table:style-name="ce89" office:value-type="string">
            <text:p>Change the subscription from link in the confirmation lett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7.008</text:p>
          </table:table-cell>
          <table:table-cell table:style-name="ce89" office:value-type="string">
            <text:p>Not receipt email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8_01_01.001</text:p>
          </table:table-cell>
          <table:table-cell table:style-name="ce89" office:value-type="string">
            <text:p>Check create new category when put value in required fields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1.002</text:p>
          </table:table-cell>
          <table:table-cell table:style-name="ce89" office:value-type="string">
            <text:p>Check create new category with blank titl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1.003</text:p>
          </table:table-cell>
          <table:table-cell table:style-name="ce89" office:value-type="string">
            <text:p>Check create new category with blank name 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1.004</text:p>
          </table:table-cell>
          <table:table-cell table:style-name="ce89" office:value-type="string">
            <text:p>Check create new category without permiss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1.005</text:p>
          </table:table-cell>
          <table:table-cell table:style-name="ce89" office:value-type="string">
            <text:p>Check create new category have space letter on nam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1.006</text:p>
          </table:table-cell>
          <table:table-cell table:style-name="ce89" office:value-type="string">
            <text:p>Check create new category have space letter on titl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07</text:p>
          </table:table-cell>
          <table:table-cell table:style-name="ce89" office:value-type="string">
            <text:p>Check create new category have special character (!@#$%^&amp;*()&lt;&gt;?|”) on nam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08</text:p>
          </table:table-cell>
          <table:table-cell table:style-name="ce89" office:value-type="string">
            <text:p>Check create new category have special character (!@#$%^&amp;*()&lt;&gt;?|”) on titl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09</text:p>
          </table:table-cell>
          <table:table-cell table:style-name="ce89" office:value-type="string">
            <text:p>Create new category has the same name with existing categorie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0</text:p>
          </table:table-cell>
          <table:table-cell table:style-name="ce89" office:value-type="string">
            <text:p>Create new category has the same title with existing categorie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1</text:p>
          </table:table-cell>
          <table:table-cell table:style-name="ce89" office:value-type="string">
            <text:p>Check filtering user list when select moderator while adding new categor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2</text:p>
          </table:table-cell>
          <table:table-cell table:style-name="ce89" office:value-type="string">
            <text:p>Check when select user as moderator while adding new categor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3</text:p>
          </table:table-cell>
          <table:table-cell table:style-name="ce89" office:value-type="string">
            <text:p>Check when select group to be moderator while adding new categor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4</text:p>
          </table:table-cell>
          <table:table-cell table:style-name="ce89" office:value-type="string">
            <text:p>Check when select multi-moderator while adding new categor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1_01.015</text:p>
          </table:table-cell>
          <table:table-cell table:style-name="ce89" office:value-type="string">
            <text:p>Check removing added moderator while adding new categor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1_02.001</text:p>
          </table:table-cell>
          <table:table-cell table:style-name="ce89" office:value-type="string">
            <text:p>Edit existing categories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3.001</text:p>
          </table:table-cell>
          <table:table-cell table:style-name="ce89" office:value-type="string">
            <text:p>Delete category when accept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1_03.002</text:p>
          </table:table-cell>
          <table:table-cell table:style-name="ce89" office:value-type="string">
            <text:p>Delete category when don not accept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WCM_18_02_01.001</text:p>
          </table:table-cell>
          <table:table-cell table:style-name="ce89" office:value-type="string">
            <text:p>Check create new subscription when put valid data in all required filed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02</text:p>
          </table:table-cell>
          <table:table-cell table:style-name="ce89" office:value-type="string">
            <text:p>Check create new subscription in specify category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1.003</text:p>
          </table:table-cell>
          <table:table-cell table:style-name="ce89" office:value-type="string">
            <text:p>Check create new subscription didn't choose category, which you wan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04</text:p>
          </table:table-cell>
          <table:table-cell table:style-name="ce89" office:value-type="string">
            <text:p>Check create new subscription with blank name field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05</text:p>
          </table:table-cell>
          <table:table-cell table:style-name="ce89" office:value-type="string">
            <text:p>Check create new subscription with blank title field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1.006</text:p>
          </table:table-cell>
          <table:table-cell table:style-name="ce89" office:value-type="string">
            <text:p>Check create new subscription contain special character (!@#$%^&amp;*()&lt;&gt;?|”) on nam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1.007</text:p>
          </table:table-cell>
          <table:table-cell table:style-name="ce89" office:value-type="string">
            <text:p>Check create new subscription contain special character (!@#$%^&amp;*()&lt;&gt;?|”) on title field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1.008</text:p>
          </table:table-cell>
          <table:table-cell table:style-name="ce49" office:value-type="string">
            <text:p>Create new subscription has the same name with existing subscription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09</text:p>
          </table:table-cell>
          <table:table-cell table:style-name="ce49" office:value-type="string">
            <text:p>Create new subscription with blank redacto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10</text:p>
          </table:table-cell>
          <table:table-cell table:style-name="ce49" office:value-type="string">
            <text:p>Create new subscription with multiple redactor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11</text:p>
          </table:table-cell>
          <table:table-cell table:style-name="ce49" office:value-type="string">
            <text:p>Check when remove redactor in a subscript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12</text:p>
          </table:table-cell>
          <table:table-cell table:style-name="ce49" office:value-type="string">
            <text:p>Check when remove all redactors in a subscript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1.013</text:p>
          </table:table-cell>
          <table:table-cell table:style-name="ce49" office:value-type="string">
            <text:p>Check when remove redactors in subscription without checking users in Remove Redactor form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1.014</text:p>
          </table:table-cell>
          <table:table-cell table:style-name="ce49" office:value-type="string">
            <text:p>Check when cancel removing redactor in subscripti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2_02.001</text:p>
          </table:table-cell>
          <table:table-cell table:style-name="ce49" office:value-type="string">
            <text:p>Check open an existing subscript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2.002</text:p>
          </table:table-cell>
          <table:table-cell table:style-name="ce49" office:value-type="string">
            <text:p>View a subscription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2_03.001</text:p>
          </table:table-cell>
          <table:table-cell table:style-name="ce49" office:value-type="string">
            <text:p>Edit existing subscript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3.002</text:p>
          </table:table-cell>
          <table:table-cell table:style-name="ce49" office:value-type="string">
            <text:p>Edit existing subscription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8_02_04.001</text:p>
          </table:table-cell>
          <table:table-cell table:style-name="ce49" office:value-type="string">
            <text:p>Delete subscription of category when click OK on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2_04.002</text:p>
          </table:table-cell>
          <table:table-cell table:style-name="ce49" office:value-type="string">
            <text:p>Delete subscription of category when click Cancel on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2_04.003</text:p>
          </table:table-cell>
          <table:table-cell table:style-name="ce49" office:value-type="string">
            <text:p>Delete subscription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3_01.001</text:p>
          </table:table-cell>
          <table:table-cell table:style-name="ce49" office:value-type="string">
            <text:p>Create new letter when put valid value in all required fields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1.002</text:p>
          </table:table-cell>
          <table:table-cell table:style-name="ce49" office:value-type="string">
            <text:p>Create new letter in specify subscription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1.003</text:p>
          </table:table-cell>
          <table:table-cell table:style-name="ce49" office:value-type="string">
            <text:p>Create new letter in specify subscription when send date field is blank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1.004</text:p>
          </table:table-cell>
          <table:table-cell table:style-name="ce90" office:value-type="string">
            <text:p>Create new letter in specify subscription when do not update sending parameter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1.005</text:p>
          </table:table-cell>
          <table:table-cell table:style-name="ce49" office:value-type="string">
            <text:p>Send a new letter when <text:s/>chosen time is equal or less than current tim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1.006</text:p>
          </table:table-cell>
          <table:table-cell table:style-name="ce49" office:value-type="string">
            <text:p>Send a new letter when chosen time is greater than current tim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1.007</text:p>
          </table:table-cell>
          <table:table-cell table:style-name="ce49" office:value-type="string">
            <text:p>Cannot receive a letter if user has not confirmed ye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3_02.001</text:p>
          </table:table-cell>
          <table:table-cell table:style-name="ce49" office:value-type="string">
            <text:p>View an existing lett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2.002</text:p>
          </table:table-cell>
          <table:table-cell table:style-name="ce49" office:value-type="string">
            <text:p>View an existing letter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3_03.001</text:p>
          </table:table-cell>
          <table:table-cell table:style-name="ce49" office:value-type="string">
            <text:p>Edit an existing letter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3.002</text:p>
          </table:table-cell>
          <table:table-cell table:style-name="ce91" office:value-type="string">
            <text:p>Edit an existing letter which has draft statu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3.003</text:p>
          </table:table-cell>
          <table:table-cell table:style-name="ce49" office:value-type="string">
            <text:p>Change letter status from draft to sen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3.004</text:p>
          </table:table-cell>
          <table:table-cell table:style-name="ce49" office:value-type="string">
            <text:p>Change letter status from draft to awaiting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3.005</text:p>
          </table:table-cell>
          <table:table-cell table:style-name="ce92" office:value-type="string">
            <text:p>Click [Save] button after editing an awaiting lett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3.006</text:p>
          </table:table-cell>
          <table:table-cell table:style-name="ce92" office:value-type="string">
            <text:p>Click [Send] button after editing time less than or equal the current time in an awaiting lett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8_03_03.007</text:p>
          </table:table-cell>
          <table:table-cell table:style-name="ce92" office:value-type="string">
            <text:p>Click [Send] button after editing time greater than the current time in an awaiting lett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3.008</text:p>
          </table:table-cell>
          <table:table-cell table:style-name="ce92" office:value-type="string">
            <text:p>Edit an existing letter which has Sent statu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3_04.001</text:p>
          </table:table-cell>
          <table:table-cell table:style-name="ce49" office:value-type="string">
            <text:p>Delete a letter when click OK on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4.002</text:p>
          </table:table-cell>
          <table:table-cell table:style-name="ce49" office:value-type="string">
            <text:p>Delete a letter when click Cancel on confirm message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4.003</text:p>
          </table:table-cell>
          <table:table-cell table:style-name="ce49" office:value-type="string">
            <text:p>Delete a letter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8_03_05.001</text:p>
          </table:table-cell>
          <table:table-cell table:style-name="ce49" office:value-type="string">
            <text:p>Convert a letter as templat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8_03_05.002</text:p>
          </table:table-cell>
          <table:table-cell table:style-name="ce49" office:value-type="string">
            <text:p>Convert a letter as template but do not select any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19_01.001</text:p>
          </table:table-cell>
          <table:table-cell table:style-name="ce49" office:value-type="string">
            <text:p>Ban public user in Newsletter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9_01.002</text:p>
          </table:table-cell>
          <table:table-cell table:style-name="ce49" office:value-type="string">
            <text:p>Unban public user in Newsletter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9_01.003</text:p>
          </table:table-cell>
          <table:table-cell table:style-name="ce49" office:value-type="string">
            <text:p>Delete public user in Newslett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9_01.004</text:p>
          </table:table-cell>
          <table:table-cell table:style-name="ce49" office:value-type="string">
            <text:p>Set the role administration for us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9_01.005</text:p>
          </table:table-cell>
          <table:table-cell table:style-name="ce49" office:value-type="string">
            <text:p>Unset the role administration for us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6" office:value-type="string">
            <text:p>WCM_19_02.001</text:p>
          </table:table-cell>
          <table:table-cell table:style-name="ce49" office:value-type="string">
            <text:p>Show action bar in Newsletter Manager when log in by Moderator 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9_02.002</text:p>
          </table:table-cell>
          <table:table-cell table:style-name="ce49" office:value-type="string">
            <text:p>Show action bar in Newsletter Manager form when log in by Redacto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19_02.003</text:p>
          </table:table-cell>
          <table:table-cell table:style-name="ce49" office:value-type="string">
            <text:p>Check edit category right of Moderator role in Newslett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9_02.004</text:p>
          </table:table-cell>
          <table:table-cell table:style-name="ce49" office:value-type="string">
            <text:p>Check create new subscription right of Moderator role in Newslett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9_02.005</text:p>
          </table:table-cell>
          <table:table-cell table:style-name="ce49" office:value-type="string">
            <text:p>Check edit subscription right of Redactor role in Newslett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19_02.006</text:p>
          </table:table-cell>
          <table:table-cell table:style-name="ce49" office:value-type="string">
            <text:p>Check create new/view/edit/delete letter rights of Moderator or Redactor role in Newslett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8" office:value-type="string" table:number-columns-spanned="4" table:number-rows-spanned="1">
            <text:p>Form Generator, Fast Content Creator</text:p>
          </table:table-cell>
          <table:covered-table-cell table:style-name="ce55"/>
          <table:covered-table-cell table:style-name="ce99"/>
          <table:covered-table-cell table:style-name="ce99"/>
          <table:table-cell table:number-columns-repeated="252"/>
        </table:table-row>
        <table:table-row table:style-name="ro9">
          <table:table-cell table:style-name="ce46" office:value-type="string">
            <text:p>WCM_20.001</text:p>
          </table:table-cell>
          <table:table-cell table:style-name="ce49" office:value-type="string">
            <text:p>Create new node type 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02</text:p>
          </table:table-cell>
          <table:table-cell table:style-name="ce49" office:value-type="string">
            <text:p>Create new node type when name is blank 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0.003</text:p>
          </table:table-cell>
          <table:table-cell table:style-name="ce49" office:value-type="string">
            <text:p>Create new node type when name content special characters (#,$,%,&amp;,*..)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0.004</text:p>
          </table:table-cell>
          <table:table-cell table:style-name="ce49" office:value-type="string">
            <text:p>Create new node type has the same name with existing node types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0.005</text:p>
          </table:table-cell>
          <table:table-cell table:style-name="ce49" office:value-type="string">
            <text:p>Create new node type which has some duplicated field label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0.006</text:p>
          </table:table-cell>
          <table:table-cell table:style-name="ce49" office:value-type="string">
            <text:p>Create new node type which has select box without the default valu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07</text:p>
          </table:table-cell>
          <table:table-cell table:style-name="ce49" office:value-type="string">
            <text:p>Reset information of node type 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08</text:p>
          </table:table-cell>
          <table:table-cell table:style-name="ce49" office:value-type="string">
            <text:p>Arrange position of component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09</text:p>
          </table:table-cell>
          <table:table-cell table:style-name="ce49" office:value-type="string">
            <text:p>Edit information of component 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10</text:p>
          </table:table-cell>
          <table:table-cell table:style-name="ce49" office:value-type="string">
            <text:p>Remove the component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0.011</text:p>
          </table:table-cell>
          <table:table-cell table:style-name="ce49" office:value-type="string">
            <text:p>Check the displaying of new node type in DMS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0.012</text:p>
          </table:table-cell>
          <table:table-cell table:style-name="ce49" office:value-type="string">
            <text:p>Check the displaying of new node type when create new document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6" office:value-type="string">
            <text:p>WCM_21.001</text:p>
          </table:table-cell>
          <table:table-cell table:style-name="ce49" office:value-type="string">
            <text:p>Create new configuration for Fast Content Creato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02</text:p>
          </table:table-cell>
          <table:table-cell table:style-name="ce93" office:value-type="string">
            <text:p>Check when change the Location to sav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03</text:p>
          </table:table-cell>
          <table:table-cell table:style-name="ce94" office:value-type="string">
            <text:p>Check when change the templat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04</text:p>
          </table:table-cell>
          <table:table-cell table:style-name="ce94" office:value-type="string">
            <text:p>Check when change the Custom save field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1" office:value-type="string">
            <text:p>WCM_21.005</text:p>
          </table:table-cell>
          <table:table-cell table:style-name="ce49" office:value-type="string">
            <text:p>Create new configuration when Custom save button field is blank 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06</text:p>
          </table:table-cell>
          <table:table-cell table:style-name="ce94" office:value-type="string">
            <text:p>Check when change the Custom save messag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1" office:value-type="string">
            <text:p>WCM_21.007</text:p>
          </table:table-cell>
          <table:table-cell table:style-name="ce49" office:value-type="string">
            <text:p>Create new configuration when Custom save message field is blank 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08</text:p>
          </table:table-cell>
          <table:table-cell table:style-name="ce49" office:value-type="string">
            <text:p>Create new configuration when tick on Redirect check-box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1" office:value-type="string">
            <text:p>WCM_21.009</text:p>
          </table:table-cell>
          <table:table-cell table:style-name="ce49" office:value-type="string">
            <text:p>Create new configuration when tick on Redirect check-box but Redirect path is blank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10</text:p>
          </table:table-cell>
          <table:table-cell table:style-name="ce94" office:value-type="string">
            <text:p>Create new configuration when there is no acti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11</text:p>
          </table:table-cell>
          <table:table-cell table:style-name="ce49" office:value-type="string">
            <text:p>Edit action created for document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51" office:value-type="string">
            <text:p>WCM_21.012</text:p>
          </table:table-cell>
          <table:table-cell table:style-name="ce95" office:value-type="string">
            <text:p>Create new document after configurati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8" office:value-type="string" table:number-columns-spanned="4" table:number-rows-spanned="1">
            <text:p>Category</text:p>
          </table:table-cell>
          <table:covered-table-cell table:style-name="ce55"/>
          <table:covered-table-cell table:style-name="ce99"/>
          <table:covered-table-cell table:style-name="ce99"/>
          <table:table-cell table:number-columns-repeated="252"/>
        </table:table-row>
        <table:table-row table:style-name="ro9">
          <table:table-cell table:style-name="ce52" office:value-type="string">
            <text:p>WCM_22.001</text:p>
          </table:table-cell>
          <table:table-cell table:style-name="ce49" office:value-type="string">
            <text:p>Check the displaying of categories in Category Navigati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office:value-type="string">
            <text:p>WCM_22.002</text:p>
          </table:table-cell>
          <table:table-cell table:style-name="ce49" office:value-type="string">
            <text:p>Check change the category's titl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2.003</text:p>
          </table:table-cell>
          <table:table-cell table:style-name="ce49" office:value-type="string">
            <text:p>Check the displaying of categories when change the taxonomy tree 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2.004</text:p>
          </table:table-cell>
          <table:table-cell table:style-name="ce93" office:value-type="string">
            <text:p>Check the displaying when change the Tree Viewer templat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WCM_22.005</text:p>
          </table:table-cell>
          <table:table-cell table:style-name="ce49" office:value-type="string">
            <text:p>Check the displaying of document/web content when change target path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2" office:value-type="string">
            <text:p>WCM_23.001</text:p>
          </table:table-cell>
          <table:table-cell table:style-name="ce49" office:value-type="string">
            <text:p>Check the displaying of document/web content in Parameterized Content List View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02</text:p>
          </table:table-cell>
          <table:table-cell table:style-name="ce94" office:value-type="string">
            <text:p>Check the displaying of document/web content when user does not have permission to view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03</text:p>
          </table:table-cell>
          <table:table-cell table:style-name="ce49" office:value-type="string">
            <text:p>View content of document/web content in Parameterized Content List Viewer</text:p>
          </table:table-cell>
          <table:table-cell table:style-name="ce99"/>
          <table:table-cell table:style-name="ce99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04</text:p>
          </table:table-cell>
          <table:table-cell table:style-name="ce93" office:value-type="string">
            <text:p>Back to PCLV after viewing content of document/web conten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05</text:p>
          </table:table-cell>
          <table:table-cell table:style-name="ce93" office:value-type="string">
            <text:p>Print content of document/web conten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06</text:p>
          </table:table-cell>
          <table:table-cell table:style-name="ce93" office:value-type="string">
            <text:p>Close form to print content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07</text:p>
          </table:table-cell>
          <table:table-cell table:style-name="ce93" office:value-type="string">
            <text:p>Download uploaded fil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08</text:p>
          </table:table-cell>
          <table:table-cell table:style-name="ce49" office:value-type="string">
            <text:p>Change the order of document in PCLV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09</text:p>
          </table:table-cell>
          <table:table-cell table:style-name="ce94" office:value-type="string">
            <text:p>Check when change the header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0</text:p>
          </table:table-cell>
          <table:table-cell table:style-name="ce93" office:value-type="string">
            <text:p>Check when the header is blank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1</text:p>
          </table:table-cell>
          <table:table-cell table:style-name="ce94" office:value-type="string">
            <text:p>Check when change the viewer templat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2</text:p>
          </table:table-cell>
          <table:table-cell table:style-name="ce93" office:value-type="string">
            <text:p>Check when change the taxonomy tre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3</text:p>
          </table:table-cell>
          <table:table-cell table:style-name="ce49" office:value-type="string">
            <text:p>Config PCLV when Item per page field is blank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4</text:p>
          </table:table-cell>
          <table:table-cell table:style-name="ce49" office:value-type="string">
            <text:p>Config PCLV when put invalid value in Item per page field 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15</text:p>
          </table:table-cell>
          <table:table-cell table:style-name="ce49" office:value-type="string">
            <text:p>Config PCLV when check/uncheck in Show title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16</text:p>
          </table:table-cell>
          <table:table-cell table:style-name="ce49" office:value-type="string">
            <text:p>Config PCLV when check/uncheck in Show header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17</text:p>
          </table:table-cell>
          <table:table-cell table:style-name="ce49" office:value-type="string">
            <text:p>Config PCLV when check/uncheck in Show <text:s/>Refresh button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18</text:p>
          </table:table-cell>
          <table:table-cell table:style-name="ce49" office:value-type="string">
            <text:p>Config PCLV when check/uncheck in Show image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19</text:p>
          </table:table-cell>
          <table:table-cell table:style-name="ce49" office:value-type="string">
            <text:p>Config PCLV when check/uncheck in Show date created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20</text:p>
          </table:table-cell>
          <table:table-cell table:style-name="ce49" office:value-type="string">
            <text:p>Config PCLV when check/uncheck in Show more link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21</text:p>
          </table:table-cell>
          <table:table-cell table:style-name="ce49" office:value-type="string">
            <text:p>Config PCLV when check/uncheck in Show summary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22</text:p>
          </table:table-cell>
          <table:table-cell table:style-name="ce49" office:value-type="string">
            <text:p>Config PCLV when check/uncheck in Show link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53" office:value-type="string">
            <text:p>WCM_23.023</text:p>
          </table:table-cell>
          <table:table-cell table:style-name="ce49" office:value-type="string">
            <text:p>Config PCLV when check/uncheck in Show Rss link check-box</text:p>
          </table:table-cell>
          <table:table-cell table:style-name="ce99"/>
          <table:table-cell table:style-name="ce99"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24</text:p>
          </table:table-cell>
          <table:table-cell table:style-name="ce94" office:value-type="string">
            <text:p>Check when click on RSS button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53" office:value-type="string">
            <text:p>WCM_23.025</text:p>
          </table:table-cell>
          <table:table-cell table:style-name="ce49" office:value-type="string">
            <text:p>Config PCLV when change target page</text:p>
          </table:table-cell>
          <table:table-cell table:style-name="ce99"/>
          <table:table-cell table:style-name="ce99"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9" table:number-columns-repeated="2"/>
          <table:table-cell table:style-name="ce99" table:number-columns-repeated="2"/>
          <table:table-cell table:number-columns-repeated="252"/>
        </table:table-row>
        <table:table-row table:style-name="ro9" table:number-rows-repeated="6518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ingle_Content_Viewer" table:style-name="ta3" table:print="false">
        <table:table-column table:style-name="co7" table:number-columns-repeated="3" table:default-cell-style-name="ce111"/>
        <table:table-column table:style-name="co12" table:default-cell-style-name="ce122"/>
        <table:table-column table:style-name="co13" table:default-cell-style-name="ce111"/>
        <table:table-column table:style-name="co14" table:default-cell-style-name="ce111"/>
        <table:table-column table:style-name="co15" table:default-cell-style-name="ce111"/>
        <table:table-column table:style-name="co16" table:default-cell-style-name="ce111"/>
        <table:table-column table:style-name="co7" table:number-columns-repeated="1016" table:default-cell-style-name="ce111"/>
        <table:table-row table:style-name="ro11">
          <table:table-cell table:style-name="ce106"/>
          <table:table-cell table:style-name="ce112" office:value-type="string">
            <text:p>TEST CASES</text:p>
          </table:table-cell>
          <table:table-cell table:style-name="ce112" table:number-columns-repeated="3"/>
          <table:table-cell/>
          <table:table-cell table:style-name="ce117" table:number-columns-repeated="3"/>
          <table:table-cell table:style-name="ce144"/>
          <table:table-cell table:style-name="ce145" office:value-type="string">
            <text:p>Passed</text:p>
          </table:table-cell>
          <table:table-cell table:style-name="ce145" table:formula="of:=COUNTIF([.L$7:.L$990];[.$K1])" office:value-type="float" office:value="0">
            <text:p>0</text:p>
          </table:table-cell>
          <table:table-cell table:style-name="ce145" table:formula="of:=COUNTIF([.M$7:.M$990];[.$K1])" office:value-type="float" office:value="0">
            <text:p>0</text:p>
          </table:table-cell>
          <table:table-cell table:style-name="ce145" table:formula="of:=COUNTIF([.N$7:.N$990];[.$K1])" office:value-type="float" office:value="0">
            <text:p>0</text:p>
          </table:table-cell>
          <table:table-cell table:style-name="ce145" table:formula="of:=COUNTIF([.O$7:.O$990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106"/>
          <table:table-cell table:style-name="ce113"/>
          <table:table-cell table:style-name="ce117" table:number-columns-repeated="3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990];[.$K2])" office:value-type="float" office:value="0">
            <text:p>0</text:p>
          </table:table-cell>
          <table:table-cell table:style-name="ce145" table:formula="of:=COUNTIF([.M$7:.M$990];[.$K2])" office:value-type="float" office:value="0">
            <text:p>0</text:p>
          </table:table-cell>
          <table:table-cell table:style-name="ce145" table:formula="of:=COUNTIF([.N$7:.N$990];[.$K2])" office:value-type="float" office:value="0">
            <text:p>0</text:p>
          </table:table-cell>
          <table:table-cell table:style-name="ce145" table:formula="of:=COUNTIF([.O$7:.O$990];[.$K2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6"/>
          <table:table-cell table:style-name="ce114" office:value-type="string">
            <text:p>Functions list</text:p>
          </table:table-cell>
          <table:table-cell table:style-name="ce118" office:value-type="string" table:number-columns-spanned="3" table:number-rows-spanned="1">
            <text:p>Create, edit and view web content, View document.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990];[.$K3])" office:value-type="float" office:value="0">
            <text:p>0</text:p>
          </table:table-cell>
          <table:table-cell table:style-name="ce145" table:formula="of:=COUNTIF([.M$7:.M$990];[.$K3])" office:value-type="float" office:value="0">
            <text:p>0</text:p>
          </table:table-cell>
          <table:table-cell table:style-name="ce145" table:formula="of:=COUNTIF([.N$7:.N$990];[.$K3])" office:value-type="float" office:value="0">
            <text:p>0</text:p>
          </table:table-cell>
          <table:table-cell table:style-name="ce145" table:formula="of:=COUNTIF([.O$7:.O$990];[.$K3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6"/>
          <table:table-cell table:style-name="ce114" office:value-type="string">
            <text:p>Total Main Cases</text:p>
          </table:table-cell>
          <table:table-cell table:style-name="ce118" table:formula="of:=MAX([.A7:.A6750])" office:value-type="float" office:value="68" table:number-columns-spanned="3" table:number-rows-spanned="1">
            <text:p>68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990];[.$K4])" office:value-type="float" office:value="0">
            <text:p>0</text:p>
          </table:table-cell>
          <table:table-cell table:style-name="ce145" table:formula="of:=COUNTIF([.M$7:.M$990];[.$K4])" office:value-type="float" office:value="0">
            <text:p>0</text:p>
          </table:table-cell>
          <table:table-cell table:style-name="ce145" table:formula="of:=COUNTIF([.N$7:.N$990];[.$K4])" office:value-type="float" office:value="0">
            <text:p>0</text:p>
          </table:table-cell>
          <table:table-cell table:style-name="ce145" table:formula="of:=COUNTIF([.O$7:.O$990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107"/>
          <table:table-cell table:style-name="ce115"/>
          <table:table-cell table:style-name="ce119"/>
          <table:table-cell table:number-columns-repeated="5"/>
          <table:table-cell table:style-name="ce119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990];[.$K5])" office:value-type="float" office:value="0">
            <text:p>0</text:p>
          </table:table-cell>
          <table:table-cell table:style-name="ce145" table:formula="of:=COUNTIF([.M$7:.M$990];[.$K5])" office:value-type="float" office:value="0">
            <text:p>0</text:p>
          </table:table-cell>
          <table:table-cell table:style-name="ce145" table:formula="of:=COUNTIF([.N$7:.N$990];[.$K5])" office:value-type="float" office:value="0">
            <text:p>0</text:p>
          </table:table-cell>
          <table:table-cell table:style-name="ce145" table:formula="of:=COUNTIF([.O$7:.O$990];[.$K5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8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43" office:value-type="string">
            <text:p>Priority</text:p>
          </table:table-cell>
          <table:table-cell table:style-name="ce108" office:value-type="string">
            <text:p>Affect</text:p>
          </table:table-cell>
          <table:table-cell table:number-columns-repeated="1014"/>
        </table:table-row>
        <table:table-row table:style-name="ro17">
          <table:table-cell table:style-name="ce109" office:value-type="float" office:value="1">
            <text:p>001</text:p>
          </table:table-cell>
          <table:table-cell table:style-name="ce38" office:value-type="string">
            <text:p>WCM_01_01</text:p>
          </table:table-cell>
          <table:table-cell table:style-name="ce120" office:value-type="float" office:value="1">
            <text:p>001</text:p>
          </table:table-cell>
          <table:table-cell table:style-name="ce102" office:value-type="string">
            <text:p>WCM\Viewers\Single Content\Add new\Main Content</text:p>
          </table:table-cell>
          <table:table-cell table:style-name="ce38" office:value-type="string">
            <text:p>Check showing WCM main screen by normal user</text:p>
          </table:table-cell>
          <table:table-cell table:style-name="ce102" office:value-type="string">
            <text:p>Step 1: Show main screen by normal user</text:p>
            <text:p/>
          </table:table-cell>
          <table:table-cell table:style-name="ce102" office:value-type="string">
            <text:p>- Login by normal user</text:p>
          </table:table-cell>
          <table:table-cell table:style-name="ce138" office:value-type="string">
            <text:p>- WCM main screen is displayed</text:p>
            <text:p>- There's no function for administrator site <text:s/>editor, site administrator, edit footer and banner, quick edit web content.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8">
          <table:table-cell table:style-name="ce11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7" office:value-type="string">
            <text:p>WCM_01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welcome form to add content by single content viewer portlet</text:p>
          </table:table-cell>
          <table:table-cell table:style-name="ce123" office:value-type="string">
            <text:p>Step 1: Add page with SCV portlet</text:p>
          </table:table-cell>
          <table:table-cell table:style-name="ce123" office:value-type="string">
            <text:p>- Login by administrator or upper user</text:p>
            <text:p>- Select Site Editor/Add Page Wizard</text:p>
            <text:p>- Input valid Node Name and Display Name then click<text:span text:style-name="T9"> [Next]</text:span> button. </text:p>
            <text:p>- Drag and Drop Content Detail, then click <text:span text:style-name="T9">[Next]</text:span> button</text:p>
            <text:p>- In Page Creation Wizard form, click<text:span text:style-name="T9"> </text:span><text:span text:style-name="T9">[Save]</text:span> button</text:p>
            <text:p/>
          </table:table-cell>
          <table:table-cell table:style-name="ce123" office:value-type="string">
            <text:p>Create new page successfully with blank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welcome form to add content by single content viewer portlet</text:p>
          </table:table-cell>
          <table:table-cell table:style-name="ce123" office:value-type="string">
            <text:p>Step 2: Show form to add content by single content viewer</text:p>
          </table:table-cell>
          <table:table-cell table:style-name="ce123" office:value-type="string">
            <text:p>- Turn on edit mode by clicking icon at the top right corner of screen</text:p>
            <text:p>- Click <text:span text:style-name="T10">Quick</text:span> <text:span text:style-name="T10">edit</text:span> icon corresponding to the space you want to add content </text:p>
          </table:table-cell>
          <table:table-cell table:style-name="ce123" office:value-type="string">
            <text:p>Add new content form is shown properly: there are 2 options to add content (<text:span text:style-name="T9">Create new </text:span><text:span text:style-name="T9">content</text:span> and <text:span text:style-name="T9">Select a </text:span><text:span text:style-name="T9">content</text:span>)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37" office:value-type="string">
            <text:p>WCM_01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select web content layout</text:p>
          </table:table-cell>
          <table:table-cell table:style-name="ce123" office:value-type="string">
            <text:p>Step 1: <text:s/>Access WCM public then login by Advanced user 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select web content layout</text:p>
          </table:table-cell>
          <table:table-cell table:style-name="ce123" office:value-type="string">
            <text:p>Step 2: <text:s/>Show welcome form to add content </text:p>
          </table:table-cell>
          <table:table-cell table:style-name="ce123" office:value-type="string">
            <text:p>- Create new Single Content Viewer page [<text:a xlink:href="#Create_SCV">Detail</text:a>]</text:p>
          </table:table-cell>
          <table:table-cell table:style-name="ce123" office:value-type="string">
            <text:p>Add new conten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select web content layout</text:p>
          </table:table-cell>
          <table:table-cell table:style-name="ce123" office:value-type="string">
            <text:p>Step 3: <text:s/>Show Select web content layout form</text:p>
          </table:table-cell>
          <table:table-cell table:style-name="ce123" office:value-type="string">
            <text:p>- Click “<text:span text:style-name="T9">Create a new </text:span><text:span text:style-name="T9">content</text:span>” <text:s/>option</text:p>
            <text:p/>
          </table:table-cell>
          <table:table-cell table:style-name="ce123" office:value-type="string">
            <text:p>A form is shown to select layout for added content:</text:p>
            <text:p>- There's a list of supported layouts</text:p>
            <text:p>- Each selected layout is displayed with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37" office:value-type="string">
            <text:p>WCM_01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blank title while choosing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blank title while choosing layout</text:p>
          </table:table-cell>
          <table:table-cell table:style-name="ce102" office:value-type="string">
            <text:p>Step 2: Move to Add main content form with blank title</text:p>
          </table:table-cell>
          <table:table-cell table:style-name="ce132" office:value-type="string">
            <text:p>- Leave Title blank</text:p>
            <text:p>- Click <text:span text:style-name="T10">Save</text:span></text:p>
          </table:table-cell>
          <table:table-cell table:style-name="ce129" office:value-type="string">
            <text:p>- Alert message is shown to notify that user must input value for title</text:p>
            <text:p/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37" office:value-type="string">
            <text:p>WCM_01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special character in title while choosing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special character in title while choosing layout</text:p>
          </table:table-cell>
          <table:table-cell table:style-name="ce102" office:value-type="string">
            <text:p>Step 2: Move to Add main content form with special characters or start with number in title</text:p>
          </table:table-cell>
          <table:table-cell table:style-name="ce132" office:value-type="string">
            <text:p>- Input value for Title with some special characters (!@#$%^&amp;*()_+:”&lt;&gt;?) or start with number</text:p>
            <text:p>- Click <text:span text:style-name="T10">Save</text:span></text:p>
          </table:table-cell>
          <table:table-cell table:style-name="ce129" office:value-type="string">
            <text:p>Show message alerts title content special characters, user have to choose another title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37" office:value-type="string">
            <text:p>WCM_01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title contains space while choosing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title contains space while choosing layout</text:p>
          </table:table-cell>
          <table:table-cell table:style-name="ce102" office:value-type="string">
            <text:p>Step 2: Move to Add main content form with space in title</text:p>
          </table:table-cell>
          <table:table-cell table:style-name="ce132" office:value-type="string">
            <text:p>- Input value for Title contains space</text:p>
            <text:p>- Click <text:span text:style-name="T10">Save</text:span></text:p>
          </table:table-cell>
          <table:table-cell table:style-name="ce139" office:value-type="string">
            <text:p>Show message to request user input data in Title field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37" office:value-type="string">
            <text:p>WCM_01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title in different languages while choosing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title in different languages while choosing layout</text:p>
          </table:table-cell>
          <table:table-cell table:style-name="ce102" office:value-type="string">
            <text:p>Step 2: Move to Add main content form with title in different languages</text:p>
          </table:table-cell>
          <table:table-cell table:style-name="ce132" office:value-type="string">
            <text:p>- Input value for Title in different languages (Vnese, French,...)</text:p>
            <text:p>- Click <text:span text:style-name="T10">Save</text:span></text:p>
          </table:table-cell>
          <table:table-cell table:style-name="ce129" office:value-type="string">
            <text:p>Add web content form is shown with added title in Name &amp; Title fields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37" office:value-type="string">
            <text:p>WCM_01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title the same with existing while choosing layout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Content is added &amp; displayed on screen in Edit mode with Draft status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title the same with existing while choosing layout</text:p>
          </table:table-cell>
          <table:table-cell table:style-name="ce102" office:value-type="string">
            <text:p>Step 2: Add new content with duplicated title</text:p>
          </table:table-cell>
          <table:table-cell table:style-name="ce132" office:value-type="string">
            <text:p>- Add new content with the same title as step 1 </text:p>
          </table:table-cell>
          <table:table-cell table:style-name="ce129" office:value-type="string">
            <text:p>Add new content successfully with index for title (e.g: new title[2])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37" office:value-type="string">
            <text:p>WCM_01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add content when choose free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free layout</text:p>
          </table:table-cell>
          <table:table-cell table:style-name="ce123" office:value-type="string">
            <text:p>Step 2: Choose <text:s/>layout to create web content</text:p>
          </table:table-cell>
          <table:table-cell table:style-name="ce123" office:value-type="string">
            <text:p>- Type valid title of content</text:p>
            <text:p>- Choose <text:span text:style-name="T10">Free</text:span> <text:span text:style-name="T10">layout </text:span>for Select Content layout field </text:p>
          </table:table-cell>
          <table:table-cell table:style-name="ce123" office:value-type="string">
            <text:p>- <text:span text:style-name="T10">Free</text:span> <text:span text:style-name="T10">layout</text:span> was chosen</text:p>
            <text:p>- This layout will have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free layout</text:p>
          </table:table-cell>
          <table:table-cell table:style-name="ce123" office:value-type="string">
            <text:p>Step 3: Show form to add content with chosen layout</text:p>
          </table:table-cell>
          <table:table-cell table:style-name="ce123" office:value-type="string">
            <text:p>- Click [Save] button</text:p>
          </table:table-cell>
          <table:table-cell table:style-name="ce123" office:value-type="string">
            <text:p>- There are three tabs.</text:p>
            <text:p>- There are name field and title field as above title</text:p>
            <text:p>- Main content tab is displayed as default and it's suitable with free layout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37" office:value-type="string">
            <text:p>WCM_01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add content when choose picture on head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Add content layou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picture on head layout</text:p>
          </table:table-cell>
          <table:table-cell table:style-name="ce123" office:value-type="string">
            <text:p>Step 2: Choose layout to create web content</text:p>
          </table:table-cell>
          <table:table-cell table:style-name="ce123" office:value-type="string">
            <text:p>- Type valid title of content</text:p>
            <text:p>- Choose <text:span text:style-name="T10">Picture on </text:span><text:span text:style-name="T10">head</text:span> <text:span text:style-name="T10">layout </text:span>for Select Content layout field </text:p>
          </table:table-cell>
          <table:table-cell table:style-name="ce123" office:value-type="string">
            <text:p>- <text:span text:style-name="T10">Picture</text:span> <text:span text:style-name="T10">layout</text:span> was chosen</text:p>
            <text:p>- This layout will have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picture on head layout</text:p>
          </table:table-cell>
          <table:table-cell table:style-name="ce123" office:value-type="string">
            <text:p>Step 3: Show form to add content with chosen layout</text:p>
          </table:table-cell>
          <table:table-cell table:style-name="ce123" office:value-type="string">
            <text:p>- Click [<text:span text:style-name="T13">Save</text:span><text:span text:style-name="T14">]</text:span> button</text:p>
          </table:table-cell>
          <table:table-cell table:style-name="ce123" office:value-type="string">
            <text:p>- There are three tabs.</text:p>
            <text:p>- There are name field and title field as above title</text:p>
            <text:p>- There are Upload image, image weight, image height fields</text:p>
            <text:p>- Main content tab is displayed as default and it's suitable with picture on head layout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9];6;FIND(&quot;:&quot;;[.F29];1)-FIND(&quot; &quot;;[.F29];1)-1))&gt;VALUE(MID([.F28];6;FIND(&quot;:&quot;;[.F28];1)-FIND(&quot; &quot;;[.F28];1)-1));&quot;&quot;;MAX([.A$7:.A28])+1)" office:value-type="float" office:value="11">
            <text:p>011</text:p>
          </table:table-cell>
          <table:table-cell table:style-name="ce37" office:value-type="string">
            <text:p>WCM_01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add content when choose site breadcrumb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Select web content layou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1">
            <text:p>01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breadcrumb layout</text:p>
          </table:table-cell>
          <table:table-cell table:style-name="ce123" office:value-type="string">
            <text:p>Step 2: Choose layout to create web content</text:p>
          </table:table-cell>
          <table:table-cell table:style-name="ce123" office:value-type="string">
            <text:p>- Type valid title of content</text:p>
            <text:p>- Choose <text:span text:style-name="T10">Site </text:span><text:span text:style-name="T10">breadcrumb</text:span> <text:span text:style-name="T10">layout </text:span>for Select Content layout field </text:p>
          </table:table-cell>
          <table:table-cell table:style-name="ce123" office:value-type="string">
            <text:p>- <text:span text:style-name="T10">Site breadcrumb</text:span> <text:span text:style-name="T10">layout</text:span> was chosen</text:p>
            <text:p>- This layout will have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1">
            <text:p>01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breadcrumb layout</text:p>
          </table:table-cell>
          <table:table-cell table:style-name="ce123" office:value-type="string">
            <text:p>Step 3: Show form to add content with chosen layout</text:p>
          </table:table-cell>
          <table:table-cell table:style-name="ce123" office:value-type="string">
            <text:p>- Click [<text:span text:style-name="T13">Save</text:span><text:span text:style-name="T15">]</text:span> button</text:p>
          </table:table-cell>
          <table:table-cell table:style-name="ce123" office:value-type="string">
            <text:p>- There are three tabs.</text:p>
            <text:p>- There are name field and title field as above title</text:p>
            <text:p>- Main content tab is displayed as default and it's suitable with site breadcrumb layout, which have icon for breadcrumb on main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32];6;FIND(&quot;:&quot;;[.F32];1)-FIND(&quot; &quot;;[.F32];1)-1))&gt;VALUE(MID([.F31];6;FIND(&quot;:&quot;;[.F31];1)-FIND(&quot; &quot;;[.F31];1)-1));&quot;&quot;;MAX([.A$7:.A31])+1)" office:value-type="float" office:value="12">
            <text:p>012</text:p>
          </table:table-cell>
          <table:table-cell table:style-name="ce37" office:value-type="string">
            <text:p>WCM_01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add content when choose site Search box web content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Add content layou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Search box web content layout</text:p>
          </table:table-cell>
          <table:table-cell table:style-name="ce123" office:value-type="string">
            <text:p>Step 2: Choose layout to create web content</text:p>
          </table:table-cell>
          <table:table-cell table:style-name="ce123" office:value-type="string">
            <text:p>- Type valid title of content</text:p>
            <text:p>- Choose <text:span text:style-name="T10">Site Search </text:span><text:span text:style-name="T10">box web content</text:span> <text:span text:style-name="T10">layout </text:span>for Select Content layout field </text:p>
          </table:table-cell>
          <table:table-cell table:style-name="ce123" office:value-type="string">
            <text:p>- <text:span text:style-name="T10">Site breadcumbs</text:span> <text:span text:style-name="T10">layout</text:span> was chosen</text:p>
            <text:p>- This layout display with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Search box web content layout</text:p>
          </table:table-cell>
          <table:table-cell table:style-name="ce123" office:value-type="string">
            <text:p>Step 3: Show form to add content with chosen layout</text:p>
          </table:table-cell>
          <table:table-cell table:style-name="ce123" office:value-type="string">
            <text:p>- Click [<text:span text:style-name="T13">Save</text:span><text:span text:style-name="T15">]</text:span> button</text:p>
          </table:table-cell>
          <table:table-cell table:style-name="ce123" office:value-type="string">
            <text:p>- There are three tabs.</text:p>
            <text:p>- There are name field and title field as above title</text:p>
            <text:p>- Main content tab is displayed as default and it's suitable with site search box web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35];6;FIND(&quot;:&quot;;[.F35];1)-FIND(&quot; &quot;;[.F35];1)-1))&gt;VALUE(MID([.F34];6;FIND(&quot;:&quot;;[.F34];1)-FIND(&quot; &quot;;[.F34];1)-1));&quot;&quot;;MAX([.A$7:.A34])+1)" office:value-type="float" office:value="13">
            <text:p>013</text:p>
          </table:table-cell>
          <table:table-cell table:style-name="ce37" office:value-type="string">
            <text:p>WCM_01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show form to add content when choose site Navigation layout</text:p>
          </table:table-cell>
          <table:table-cell table:style-name="ce129" office:value-type="string">
            <text:p>Step 1: Show form to select layout for added content</text:p>
          </table:table-cell>
          <table:table-cell table:style-name="ce129" office:value-type="string">
            <text:p>- Login by admin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</table:table-cell>
          <table:table-cell table:style-name="ce123" office:value-type="string">
            <text:p>Add content layout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Navigation layout</text:p>
          </table:table-cell>
          <table:table-cell table:style-name="ce123" office:value-type="string">
            <text:p>Step 2: Choose layout to create web content</text:p>
          </table:table-cell>
          <table:table-cell table:style-name="ce123" office:value-type="string">
            <text:p>- Type valid title of content</text:p>
            <text:p>- Choose <text:span text:style-name="T10">Site </text:span><text:span text:style-name="T10">navigation</text:span> <text:span text:style-name="T10">layout </text:span>for Select Content layout field </text:p>
          </table:table-cell>
          <table:table-cell table:style-name="ce123" office:value-type="string">
            <text:p>- <text:span text:style-name="T10">Site Navigation</text:span> <text:span text:style-name="T10">layout</text:span> was chosen</text:p>
            <text:p>- This layout display with corresponding illustr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show form to add content when choose site Navigation layout</text:p>
          </table:table-cell>
          <table:table-cell table:style-name="ce123" office:value-type="string">
            <text:p>Step 3: Show form to add content with chosen layout</text:p>
          </table:table-cell>
          <table:table-cell table:style-name="ce123" office:value-type="string">
            <text:p>- Click [<text:span text:style-name="T13">Save</text:span><text:span text:style-name="T15">]</text:span> button</text:p>
          </table:table-cell>
          <table:table-cell table:style-name="ce123" office:value-type="string">
            <text:p>- There are three tabs.</text:p>
            <text:p>- There are name field and title field as above title</text:p>
            <text:p>- Main content tab is displayed as default and it's suitable with site naviga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37" office:value-type="string">
            <text:p>WCM_01_01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upload image/document when add content a in suitable folder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6">- Login by admin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7">- Type data on title field</text:span></text:p>
            <text:p><text:span text:style-name="T17">- Click [</text:span><text:span text:style-name="T18">Save</text:span><text:span text:style-name="T17">] button</text:span></text:p>
          </table:table-cell>
          <table:table-cell table:style-name="ce123" office:value-type="string"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02" office:value-type="string">
            <text:p>WCM\Viewers\Single Content\Add new\Main Content</text:p>
          </table:table-cell>
          <table:table-cell table:style-name="ce126" office:value-type="string">
            <text:p><text:span text:style-name="T7">Check upload </text:span><text:span text:style-name="T7">image/document when </text:span><text:span text:style-name="T7">add content in a </text:span><text:span text:style-name="T7">suitable folde</text:span><text:span text:style-name="T8">r</text:span></text:p>
          </table:table-cell>
          <table:table-cell table:style-name="ce123" office:value-type="string">
            <text:p>Step 2: Show form to insert image/document</text:p>
          </table:table-cell>
          <table:table-cell table:style-name="ce123" office:value-type="string">
            <text:p>In Main Content tab, click on <text:span text:style-name="T9">WCMInsertContent</text:span> icon on fck editor </text:p>
          </table:table-cell>
          <table:table-cell table:style-name="ce123" office:value-type="string">
            <text:p>- Display form to insert image/document</text:p>
            <text:p>- Display current site and shared folder on left banner where user can use</text:p>
            <text:p>- Display <text:span text:style-name="T10">Upload</text:span> icon and can do ac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102" office:value-type="string">
            <text:p>WCM\Viewers\Single Content\Add new\Main Content</text:p>
          </table:table-cell>
          <table:table-cell table:style-name="ce126" office:value-type="string">
            <text:p><text:span text:style-name="T7">Check upload </text:span><text:span text:style-name="T7">image/document when </text:span><text:span text:style-name="T7">add content in a </text:span><text:span text:style-name="T7">suitable folde</text:span><text:span text:style-name="T8">r</text:span></text:p>
          </table:table-cell>
          <table:table-cell table:style-name="ce123" office:value-type="string">
            <text:p>Step 3: Choose folder to upload</text:p>
          </table:table-cell>
          <table:table-cell table:style-name="ce123" office:value-type="string">
            <text:p>- Choose a suitable folder on left panel</text:p>
            <text:p>- Click on <text:span text:style-name="T9">U</text:span><text:span text:style-name="T10">pload</text:span> icon</text:p>
            <text:p/>
          </table:table-cell>
          <table:table-cell table:style-name="ce123" office:value-type="string">
            <text:p>- Show form to upload image/docum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102" office:value-type="string">
            <text:p>WCM\Viewers\Single Content\Add new\Main Content</text:p>
          </table:table-cell>
          <table:table-cell table:style-name="ce126" office:value-type="string">
            <text:p><text:span text:style-name="T7">Check upload </text:span><text:span text:style-name="T7">image/document when </text:span><text:span text:style-name="T7">add content in a </text:span><text:span text:style-name="T7">suitable folde</text:span><text:span text:style-name="T8">r</text:span></text:p>
          </table:table-cell>
          <table:table-cell table:style-name="ce123" office:value-type="string">
            <text:p>Step 4: Upload image</text:p>
          </table:table-cell>
          <table:table-cell table:style-name="ce123" office:value-type="string">
            <text:p>- Click on [<text:span text:style-name="T10">Browser</text:span>] button, choose image to upload</text:p>
            <text:p>- Click [<text:span text:style-name="T10">Upload</text:span>] button</text:p>
            <text:p>- Click [<text:span text:style-name="T10">Save</text:span>] button</text:p>
          </table:table-cell>
          <table:table-cell table:style-name="ce123" office:value-type="string">
            <text:p>- This image/document will store in the selected folder of current site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42];6;FIND(&quot;:&quot;;[.F42];1)-FIND(&quot; &quot;;[.F42];1)-1))&gt;VALUE(MID([.F41];6;FIND(&quot;:&quot;;[.F41];1)-FIND(&quot; &quot;;[.F41];1)-1));&quot;&quot;;MAX([.A$7:.A41])+1)" office:value-type="float" office:value="15">
            <text:p>015</text:p>
          </table:table-cell>
          <table:table-cell table:style-name="ce37" office:value-type="string">
            <text:p>WCM_01_01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15">
            <text:p>015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upload image/document when add new content in case choose root folder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6">- Login by admin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7">- Type data on title field</text:span></text:p>
            <text:p><text:span text:style-name="T17">- Click [</text:span><text:span text:style-name="T18">Save</text:span><text:span text:style-name="T17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15">
            <text:p>015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upload image/document when add new content in case choose root folder</text:p>
          </table:table-cell>
          <table:table-cell table:style-name="ce123" office:value-type="string">
            <text:p>Step 2: Show form to insert image</text:p>
          </table:table-cell>
          <table:table-cell table:style-name="ce123" office:value-type="string">
            <text:p>In Main Content tab, click on <text:span text:style-name="T9">WCMInsertContent</text:span> icon on fck editor </text:p>
          </table:table-cell>
          <table:table-cell table:style-name="ce123" office:value-type="string">
            <text:p>- Display form to insert content</text:p>
            <text:p>- Display current site and shared folder on left banner, which user can use</text:p>
            <text:p>- Display Upload icon and can do ac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102" office:value-type="string">
            <text:p>WCM\Viewers\Single Content\Add new\Main Content</text:p>
          </table:table-cell>
          <table:table-cell table:style-name="ce126" office:value-type="string">
            <text:p>Check upload image/document when add new content in case choose root folder</text:p>
          </table:table-cell>
          <table:table-cell table:style-name="ce123" office:value-type="string">
            <text:p>Step 3: Display form to Upload image/document in case choose root to upload</text:p>
          </table:table-cell>
          <table:table-cell table:style-name="ce123" office:value-type="string">
            <text:p>- Choose root to upload image</text:p>
            <text:p/>
            <text:p/>
          </table:table-cell>
          <table:table-cell table:style-name="ce123" office:value-type="string">
            <text:p>You can not see <text:span text:style-name="T9">Upload</text:span> butt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45];6;FIND(&quot;:&quot;;[.F45];1)-FIND(&quot; &quot;;[.F45];1)-1))&gt;VALUE(MID([.F44];6;FIND(&quot;:&quot;;[.F44];1)-FIND(&quot; &quot;;[.F44];1)-1));&quot;&quot;;MAX([.A$7:.A44])+1)" office:value-type="float" office:value="16">
            <text:p>016</text:p>
          </table:table-cell>
          <table:table-cell table:style-name="ce37" office:value-type="string">
            <text:p>WCM_01_01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16">
            <text:p>016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Upload image/document when create Name field having some special characters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6">- Login by admin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7">- Type data on title field</text:span></text:p>
            <text:p><text:span text:style-name="T17">- Click [</text:span><text:span text:style-name="T18">Save</text:span><text:span text:style-name="T17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16">
            <text:p>016</text:p>
          </table:table-cell>
          <table:table-cell table:style-name="ce102" office:value-type="string">
            <text:p>WCM\Viewers\Single Content\Add new\Main Content</text:p>
          </table:table-cell>
          <table:table-cell table:style-name="ce123" office:value-type="string">
            <text:p>Check Upload image/document when create Name field having some special characters</text:p>
          </table:table-cell>
          <table:table-cell table:style-name="ce123" office:value-type="string">
            <text:p>Step 2: Show form to insert image</text:p>
          </table:table-cell>
          <table:table-cell table:style-name="ce123" office:value-type="string">
            <text:p>In Main Content tab, click on <text:span text:style-name="T9">WCMInsertContent </text:span>icon on fck editor </text:p>
          </table:table-cell>
          <table:table-cell table:style-name="ce123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2">
          <table:table-cell table:style-name="ce11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16">
            <text:p>016</text:p>
          </table:table-cell>
          <table:table-cell table:style-name="ce102" office:value-type="string">
            <text:p>WCM\Viewers\Single Content\Add new\Main Content</text:p>
          </table:table-cell>
          <table:table-cell table:style-name="ce123" office:value-type="string">
            <text:p>Check Upload image/document when create Name field having some special characters</text:p>
          </table:table-cell>
          <table:table-cell table:style-name="ce123" office:value-type="string">
            <text:p>Step 3: Upload image/document</text:p>
          </table:table-cell>
          <table:table-cell table:style-name="ce123" office:value-type="string">
            <text:p>- Choose a suitable folder on left panel</text:p>
            <text:p>- Click on <text:span text:style-name="T10">upload</text:span> icon</text:p>
            <text:p>- Click on [<text:span text:style-name="T10">Browser</text:span>] button, choose image/document</text:p>
            <text:p>- Click [<text:span text:style-name="T10">Upload</text:span>] button</text:p>
            <text:p>- Input some special characters in Name field (~!#$%^&amp;*()-+{}:”;&lt;&gt;?/)</text:p>
            <text:p>- Click [<text:span text:style-name="T10">Save</text:span>] button</text:p>
          </table:table-cell>
          <table:table-cell table:style-name="ce123" office:value-type="string">
            <text:p>- Display message to inform not allow special characters in Name field and request user input agai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7" office:value-type="string">
            <text:p>WCM_01_01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17">
            <text:p>017</text:p>
          </table:table-cell>
          <table:table-cell table:style-name="ce102" office:value-type="string">
            <text:p>WCM\Viewers\Single Content\Add new\Main Content</text:p>
          </table:table-cell>
          <table:table-cell table:style-name="ce56" office:value-type="string">
            <text:p>Check Upload file which has valid name when leave Name field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17">
            <text:p>017</text:p>
          </table:table-cell>
          <table:table-cell table:style-name="ce102" office:value-type="string">
            <text:p>WCM\Viewers\Single Content\Add new\Main Content</text:p>
          </table:table-cell>
          <table:table-cell table:style-name="ce127" office:value-type="string">
            <text:p>Check Upload file which has valid name when leave Name field</text:p>
          </table:table-cell>
          <table:table-cell table:style-name="ce123" office:value-type="string">
            <text:p>Step 2: Show form to insert image</text:p>
          </table:table-cell>
          <table:table-cell table:style-name="ce123" office:value-type="string">
            <text:p>In Main Content tab, click on <text:span text:style-name="T9">WCMInsertContent </text:span>icon on fck editor </text:p>
          </table:table-cell>
          <table:table-cell table:style-name="ce123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17">
            <text:p>017</text:p>
          </table:table-cell>
          <table:table-cell table:style-name="ce102" office:value-type="string">
            <text:p>WCM\Viewers\Single Content\Add new\Main Content</text:p>
          </table:table-cell>
          <table:table-cell table:style-name="ce127" office:value-type="string">
            <text:p>Check Upload file which has valid name when leave Name field</text:p>
          </table:table-cell>
          <table:table-cell table:style-name="ce123" office:value-type="string">
            <text:p>Step 3: Upload image/document</text:p>
          </table:table-cell>
          <table:table-cell table:style-name="ce123" office:value-type="string">
            <text:p>- Choose a suitable folder on left panel</text:p>
            <text:p>- Click on <text:span text:style-name="T10">upload</text:span> icon</text:p>
            <text:p>- Click on [<text:span text:style-name="T10">Browser</text:span>] button, choose a file having a valid name </text:p>
            <text:p>- Click [<text:span text:style-name="T10">Upload</text:span>] button</text:p>
            <text:p>- Leave Name field</text:p>
            <text:p>- Click [<text:span text:style-name="T10">Save</text:span>] button</text:p>
          </table:table-cell>
          <table:table-cell table:style-name="ce123" office:value-type="string">
            <text:p>Image/document is uploaded and keeps the original name of file name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7" office:value-type="string">
            <text:p>WCM_01_01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18">
            <text:p>018</text:p>
          </table:table-cell>
          <table:table-cell table:style-name="ce102" office:value-type="string">
            <text:p>WCM\Viewers\Single Content\Add new\Main Content</text:p>
          </table:table-cell>
          <table:table-cell table:style-name="ce63" office:value-type="string">
            <text:p>Check Upload file which have some special characters in its name when leave Name field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18">
            <text:p>018</text:p>
          </table:table-cell>
          <table:table-cell table:style-name="ce102" office:value-type="string">
            <text:p>WCM\Viewers\Single Content\Add new\Main Content</text:p>
          </table:table-cell>
          <table:table-cell table:style-name="ce128" office:value-type="string">
            <text:p>Check Upload file which have some special characters in its name when leave Name field</text:p>
          </table:table-cell>
          <table:table-cell table:style-name="ce123" office:value-type="string">
            <text:p>Step 2: Show form to insert image</text:p>
          </table:table-cell>
          <table:table-cell table:style-name="ce123" office:value-type="string">
            <text:p>In Main Content tab, click on <text:span text:style-name="T9">WCMInsertContent </text:span>icon on fck editor </text:p>
          </table:table-cell>
          <table:table-cell table:style-name="ce123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2">
          <table:table-cell table:style-name="ce11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18">
            <text:p>018</text:p>
          </table:table-cell>
          <table:table-cell table:style-name="ce102" office:value-type="string">
            <text:p>WCM\Viewers\Single Content\Add new\Main Content</text:p>
          </table:table-cell>
          <table:table-cell table:style-name="ce128" office:value-type="string">
            <text:p>Check Upload file which have some special characters in its name when leave Name field</text:p>
          </table:table-cell>
          <table:table-cell table:style-name="ce123" office:value-type="string">
            <text:p>Step 3: Upload image/document</text:p>
          </table:table-cell>
          <table:table-cell table:style-name="ce123" office:value-type="string">
            <text:p>- Choose a suitable folder on left panel</text:p>
            <text:p>- Click on <text:span text:style-name="T10">upload</text:span> icon</text:p>
            <text:p>- Click on [<text:span text:style-name="T10">Browser</text:span>] button, choose a file, which contain special character on file name(!@#$%^&amp;*&lt;&gt;?)</text:p>
            <text:p>- Click [<text:span text:style-name="T10">Upload</text:span>] button</text:p>
            <text:p>- Leave Name field</text:p>
            <text:p>- Click [<text:span text:style-name="T10">Save</text:span>] button</text:p>
          </table:table-cell>
          <table:table-cell table:style-name="ce123" office:value-type="string">
            <text:p>- Display message to inform invalid name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54];6;FIND(&quot;:&quot;;[.F54];1)-FIND(&quot; &quot;;[.F54];1)-1))&gt;VALUE(MID([.F53];6;FIND(&quot;:&quot;;[.F53];1)-FIND(&quot; &quot;;[.F53];1)-1));&quot;&quot;;MAX([.A$7:.A53])+1)" office:value-type="float" office:value="19">
            <text:p>019</text:p>
          </table:table-cell>
          <table:table-cell table:style-name="ce37" office:value-type="string">
            <text:p>WCM_01_01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19">
            <text:p>019</text:p>
          </table:table-cell>
          <table:table-cell table:style-name="ce102" office:value-type="string">
            <text:p>WCM\Viewers\Single Content\Add new\Main Content</text:p>
          </table:table-cell>
          <table:table-cell table:style-name="ce63" office:value-type="string">
            <text:p>Check Upload a file having the same name with existing files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19">
            <text:p>019</text:p>
          </table:table-cell>
          <table:table-cell table:style-name="ce102" office:value-type="string">
            <text:p>WCM\Viewers\Single Content\Add new\Main Content</text:p>
          </table:table-cell>
          <table:table-cell table:style-name="ce128" office:value-type="string">
            <text:p>Check Upload a file having the same name with existing files</text:p>
          </table:table-cell>
          <table:table-cell table:style-name="ce123" office:value-type="string">
            <text:p>Step 2: Show form to insert image</text:p>
          </table:table-cell>
          <table:table-cell table:style-name="ce123" office:value-type="string">
            <text:p>In Main Content tab, click on <text:span text:style-name="T9">WCMInsertContent </text:span>icon on fck editor </text:p>
          </table:table-cell>
          <table:table-cell table:style-name="ce123" office:value-type="string">
            <text:p>- Display form to insert image/document</text:p>
            <text:p>- Display current site and shared folder on left banner, which user can use</text:p>
            <text:p>- Display Upload icon and can do acti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2">
          <table:table-cell table:style-name="ce11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102" office:value-type="string">
            <text:p>WCM\Viewers\Single Content\Add new\Main Content</text:p>
          </table:table-cell>
          <table:table-cell table:style-name="ce128" office:value-type="string">
            <text:p>Check Upload a file having the same name with existing files</text:p>
          </table:table-cell>
          <table:table-cell table:style-name="ce123" office:value-type="string">
            <text:p>Step 3: Upload image/document</text:p>
          </table:table-cell>
          <table:table-cell table:style-name="ce123" office:value-type="string">
            <text:p>- Choose a suitable folder on left panel</text:p>
            <text:p>- Click on <text:span text:style-name="T10">upload</text:span> icon</text:p>
            <text:p>- Click on [<text:span text:style-name="T10">Browser</text:span>] button, choose a file</text:p>
            <text:p>- Click [<text:span text:style-name="T10">Upload</text:span>] button</text:p>
            <text:p>- In Name field, input data which is the same to any existent name in image/document list </text:p>
            <text:p>- Click [<text:span text:style-name="T10">Save</text:span>] button</text:p>
          </table:table-cell>
          <table:table-cell table:style-name="ce123" office:value-type="string">
            <text:p>- Display alert message to inform existent name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57];6;FIND(&quot;:&quot;;[.F57];1)-FIND(&quot; &quot;;[.F57];1)-1))&gt;VALUE(MID([.F56];6;FIND(&quot;:&quot;;[.F56];1)-FIND(&quot; &quot;;[.F56];1)-1));&quot;&quot;;MAX([.A$7:.A56])+1)" office:value-type="float" office:value="20">
            <text:p>020</text:p>
          </table:table-cell>
          <table:table-cell table:style-name="ce37" office:value-type="string">
            <text:p>WCM_01_01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20">
            <text:p>020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Delete image/document which has been uploaded when add new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Show main form to add web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102" office:value-type="string">
            <text:p>WCM\Viewers\Single Content\Add new\Main Content</text:p>
          </table:table-cell>
          <table:table-cell table:style-name="ce123" office:value-type="string">
            <text:p>Check Delete image/document which has been uploaded when add new content</text:p>
          </table:table-cell>
          <table:table-cell table:style-name="ce123" office:value-type="string">
            <text:p>Step 2: Upload image/document</text:p>
          </table:table-cell>
          <table:table-cell table:style-name="ce123" office:value-type="string">
            <text:p>- In Main Content tab, click on <text:span text:style-name="T9">WCMInsertContent</text:span> icon on fck editor </text:p>
            <text:p>- Choose a suitable folder then click Upload</text:p>
            <text:p>- Browse a file from your machine and click Upload button</text:p>
          </table:table-cell>
          <table:table-cell table:style-name="ce123" office:value-type="string">
            <text:p>- Upload successfully.</text:p>
            <text:p>- There's an icon to delete the uploaded file next to Upload form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102" office:value-type="string">
            <text:p>WCM\Viewers\Single Content\Add new\Main Content</text:p>
          </table:table-cell>
          <table:table-cell table:style-name="ce123" office:value-type="string">
            <text:p>Check Delete image/document which has been uploaded when add new content</text:p>
          </table:table-cell>
          <table:table-cell table:style-name="ce123" office:value-type="string">
            <text:p>Step 3: Delete image/document, which has just been uploaded</text:p>
          </table:table-cell>
          <table:table-cell table:style-name="ce123" office:value-type="string">
            <text:p>- Click on [<text:span text:style-name="T10">Delete</text:span>] button in Upload form</text:p>
          </table:table-cell>
          <table:table-cell table:style-name="ce123" office:value-type="string">
            <text:p>- Return to the selected folder and the image/document which has <text:s/>been deleted is not listed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49" office:value-type="string">
            <text:p>WCM_01_01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21">
            <text:p>021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new content with insert image/docum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6">- Login by administrator </text:span><text:span text:style-name="T16">or upper user</text:span></text:p>
            <text:p><text:span text:style-name="T16">- Show form to add </text:span><text:span text:style-name="T16">content by choosing </text:span><text:span text:style-name="T16">Add Content in tool bar </text:span><text:span text:style-name="T16">[</text:span><text:span text:style-name="T16"><text:a xlink:href="#WCM_01_01_003">details</text:a></text:span><text:span text:style-name="T16">]</text:span></text:p>
            <text:p><text:span text:style-name="T16">- Choose </text:span><text:span text:style-name="T20">Create new </text:span><text:span text:style-name="T20">content</text:span><text:span text:style-name="T16"> </text:span></text:p>
            <text:p><text:span text:style-name="T16">- In choose layout form: </text:span><text:span text:style-name="T16">Type data on Title field</text:span></text:p>
            <text:p><text:span text:style-name="T16">- Click [</text:span><text:span text:style-name="T19">Save</text:span><text:span text:style-name="T16">] button 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21">
            <text:p>02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insert image/document</text:p>
          </table:table-cell>
          <table:table-cell table:style-name="ce123" office:value-type="string">
            <text:p>Step 2: Show form to insert image/document</text:p>
          </table:table-cell>
          <table:table-cell table:style-name="ce123" office:value-type="string">
            <text:p>In Main Content tab, click on <text:span text:style-name="T9">WCMInsertContent</text:span> icon on fck editor </text:p>
          </table:table-cell>
          <table:table-cell table:style-name="ce123" office:value-type="string">
            <text:p>- Display form to insert image/document</text:p>
            <text:p>- Display all sites on left banner, which user can use</text:p>
            <text:p>- Display Upload icon and can do ac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21">
            <text:p>02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insert image/document</text:p>
          </table:table-cell>
          <table:table-cell table:style-name="ce123" office:value-type="string">
            <text:p>Step 3: Display form to upload image/document</text:p>
          </table:table-cell>
          <table:table-cell table:style-name="ce123" office:value-type="string">
            <text:p>- Choose a suitable folder on left panel to upload</text:p>
            <text:p>- Click on U<text:span text:style-name="T10">pload</text:span> icon</text:p>
            <text:p/>
          </table:table-cell>
          <table:table-cell table:style-name="ce123" office:value-type="string">
            <text:p>- Show form to upload image/docum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21">
            <text:p>02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insert image/document</text:p>
          </table:table-cell>
          <table:table-cell table:style-name="ce123" office:value-type="string">
            <text:p>Step 4: Upload image/document</text:p>
          </table:table-cell>
          <table:table-cell table:style-name="ce123" office:value-type="string">
            <text:p>- Click on [<text:span text:style-name="T10">Browser</text:span>] button, choose image/document</text:p>
            <text:p>- Click [<text:span text:style-name="T10">Upload</text:span>] button</text:p>
            <text:p>- Click [<text:span text:style-name="T10">Save</text:span>] button</text:p>
          </table:table-cell>
          <table:table-cell table:style-name="ce123" office:value-type="string">
            <text:p>- Image/document is uploaded successfully</text:p>
            <text:p>- We can see it on list of right panel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21">
            <text:p>021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insert image/document</text:p>
          </table:table-cell>
          <table:table-cell table:style-name="ce123" office:value-type="string">
            <text:p>Step 5: Insert image/document when add new content</text:p>
          </table:table-cell>
          <table:table-cell table:style-name="ce123" office:value-type="string">
            <text:p>- Click on an image/a document on right panel to insert on content.</text:p>
            <text:p>- Click [<text:span text:style-name="T10">Fast</text:span> <text:span text:style-name="T10">Publish</text:span>] or [<text:span text:style-name="T10">Save</text:span> <text:span text:style-name="T10">Draft</text:span>]</text:p>
          </table:table-cell>
          <table:table-cell table:style-name="ce123" office:value-type="string">
            <text:p>- Insert image/document as link in Main content successfully</text:p>
            <text:p>- Web content created successfully with image on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65];6;FIND(&quot;:&quot;;[.F65];1)-FIND(&quot; &quot;;[.F65];1)-1))&gt;VALUE(MID([.F64];6;FIND(&quot;:&quot;;[.F64];1)-FIND(&quot; &quot;;[.F64];1)-1));&quot;&quot;;MAX([.A$7:.A64])+1)" office:value-type="float" office:value="22">
            <text:p>022</text:p>
          </table:table-cell>
          <table:table-cell table:style-name="ce37" office:value-type="string">
            <text:p>WCM_01_01</text:p>
          </table:table-cell>
          <table:table-cell table:style-name="ce121" table:formula="of:=IF(VALUE(MID([.F65];6;FIND(&quot;:&quot;;[.F65];1)-FIND(&quot; &quot;;[.F65];1)-1))&gt;VALUE(MID([.F64];6;FIND(&quot;:&quot;;[.F64];1)-FIND(&quot; &quot;;[.F64];1)-1));[.C64];[.C64]+1)" office:value-type="float" office:value="22">
            <text:p>022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new content with gadget 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22">
            <text:p>022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gadget </text:p>
          </table:table-cell>
          <table:table-cell table:style-name="ce123" office:value-type="string">
            <text:p>Step 2: Show form to choose gadget</text:p>
          </table:table-cell>
          <table:table-cell table:style-name="ce123" office:value-type="string">
            <text:p>- Click on Insert gadget icon on fck editor</text:p>
          </table:table-cell>
          <table:table-cell table:style-name="ce123" office:value-type="string">
            <text:p>- Display form to choose gadget</text:p>
            <text:p>- Display current site on left banner, which user can use</text:p>
            <text:p>- All gadgets on database with thumbnail view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7];6;FIND(&quot;:&quot;;[.F67];1)-FIND(&quot; &quot;;[.F67];1)-1))&gt;VALUE(MID([.F66];6;FIND(&quot;:&quot;;[.F66];1)-FIND(&quot; &quot;;[.F66];1)-1));[.C66];[.C66]+1)" office:value-type="float" office:value="22">
            <text:p>022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gadget </text:p>
          </table:table-cell>
          <table:table-cell table:style-name="ce123" office:value-type="string">
            <text:p>Step 3: Insert gadget when add new content</text:p>
          </table:table-cell>
          <table:table-cell table:style-name="ce123" office:value-type="string">
            <text:p>- Click on one gadget, which display on choose gadget form</text:p>
          </table:table-cell>
          <table:table-cell table:style-name="ce123" office:value-type="string">
            <text:p>- Web content was created successfully having gadget on content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68];6;FIND(&quot;:&quot;;[.F68];1)-FIND(&quot; &quot;;[.F68];1)-1))&gt;VALUE(MID([.F67];6;FIND(&quot;:&quot;;[.F67];1)-FIND(&quot; &quot;;[.F67];1)-1));&quot;&quot;;MAX([.A$7:.A67])+1)" office:value-type="float" office:value="23">
            <text:p>023</text:p>
          </table:table-cell>
          <table:table-cell table:style-name="ce37" office:value-type="string">
            <text:p>WCM_01_01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23">
            <text:p>023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new content with a link to a site page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69];6;FIND(&quot;:&quot;;[.F69];1)-FIND(&quot; &quot;;[.F69];1)-1))&gt;VALUE(MID([.F68];6;FIND(&quot;:&quot;;[.F68];1)-FIND(&quot; &quot;;[.F68];1)-1));[.C68];[.C68]+1)" office:value-type="float" office:value="23">
            <text:p>02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a link to a site page</text:p>
          </table:table-cell>
          <table:table-cell table:style-name="ce123" office:value-type="string">
            <text:p>Step 2: Shown form to insert link to a site page</text:p>
          </table:table-cell>
          <table:table-cell table:style-name="ce123" office:value-type="string">
            <text:p>- Click on Insert link to a site page icon on fck editor</text:p>
          </table:table-cell>
          <table:table-cell table:style-name="ce123" office:value-type="string">
            <text:p>- Form to insert link to a site page was shown</text:p>
            <text:p>- Display <text:span text:style-name="T10">Get portal </text:span><text:span text:style-name="T10">link, Preview </text:span><text:span text:style-name="T4">and</text:span><text:span text:style-name="T10"> Save</text:span> button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0];6;FIND(&quot;:&quot;;[.F70];1)-FIND(&quot; &quot;;[.F70];1)-1))&gt;VALUE(MID([.F69];6;FIND(&quot;:&quot;;[.F69];1)-FIND(&quot; &quot;;[.F69];1)-1));[.C69];[.C69]+1)" office:value-type="float" office:value="23">
            <text:p>02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a link to a site page</text:p>
          </table:table-cell>
          <table:table-cell table:style-name="ce123" office:value-type="string">
            <text:p>Step 3: Display form to get portal link</text:p>
          </table:table-cell>
          <table:table-cell table:style-name="ce123" office:value-type="string">
            <text:p>- Click on [<text:span text:style-name="T10">Get portal </text:span><text:span text:style-name="T10">link</text:span>] button</text:p>
          </table:table-cell>
          <table:table-cell table:style-name="ce123" office:value-type="string">
            <text:p>- Display form to choose link to a site page</text:p>
            <text:p>- Display all sites on left panel where which user can use</text:p>
            <text:p>- Display all pages of site on right panel</text:p>
            <text:p/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1];6;FIND(&quot;:&quot;;[.F71];1)-FIND(&quot; &quot;;[.F71];1)-1))&gt;VALUE(MID([.F70];6;FIND(&quot;:&quot;;[.F70];1)-FIND(&quot; &quot;;[.F70];1)-1));[.C70];[.C70]+1)" office:value-type="float" office:value="23">
            <text:p>023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new content with a link to a site page</text:p>
          </table:table-cell>
          <table:table-cell table:style-name="ce123" office:value-type="string">
            <text:p>Step 4: Insert link to a site page</text:p>
            <text:p/>
          </table:table-cell>
          <table:table-cell table:style-name="ce123" office:value-type="string">
            <text:p>- Click on one page of site, which want to insert link to a site page</text:p>
            <text:p>- Click [<text:span text:style-name="T10">Save</text:span>] button</text:p>
            <text:p>- Click [<text:span text:style-name="T10">Fast</text:span> <text:span text:style-name="T10">Publish</text:span>] or [<text:span text:style-name="T10">Save</text:span> <text:span text:style-name="T10">Draft</text:span>]</text:p>
          </table:table-cell>
          <table:table-cell table:style-name="ce123" office:value-type="string">
            <text:p>- Insert link to site successfully</text:p>
            <text:p>- Web content created successfully with an active link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37" office:value-type="string">
            <text:p>WCM_01_01</text:p>
          </table:table-cell>
          <table:table-cell table:style-name="ce121" table:formula="of:=IF(VALUE(MID([.F72];6;FIND(&quot;:&quot;;[.F72];1)-FIND(&quot; &quot;;[.F72];1)-1))&gt;VALUE(MID([.F71];6;FIND(&quot;:&quot;;[.F71];1)-FIND(&quot; &quot;;[.F71];1)-1));[.C71];[.C71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with <text:s/>full main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/></text:p>
          </table:table-cell>
          <table:table-cell table:style-name="ce123" office:value-type="string">
            <text:p>- WCM main screen is displayed</text:p>
            <text:p>- Add new content form wa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2: Create name for web content</text:p>
          </table:table-cell>
          <table:table-cell table:style-name="ce123" office:value-type="string">
            <text:p>- Type name of content on required <text:span text:style-name="T10">tile</text:span> <text:span text:style-name="T10">field</text:span></text:p>
            <text:p><text:span text:style-name="T10">- </text:span><text:span text:style-name="T21">Choose template on</text:span><text:span text:style-name="T10"> </text:span><text:span text:style-name="T10">web content layout</text:span></text:p>
            <text:p><text:span text:style-name="T10">- </text:span><text:span text:style-name="T21">Click [</text:span><text:span text:style-name="T10">Save</text:span><text:span text:style-name="T21">] button</text:span></text:p>
          </table:table-cell>
          <table:table-cell table:style-name="ce123" office:value-type="string">
            <text:p>- Name of content was created</text:p>
            <text:p>- Show form to create main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4];6;FIND(&quot;:&quot;;[.F74];1)-FIND(&quot; &quot;;[.F74];1)-1))&gt;VALUE(MID([.F73];6;FIND(&quot;:&quot;;[.F73];1)-FIND(&quot; &quot;;[.F73];1)-1));[.C73];[.C73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3: Add main content with text</text:p>
          </table:table-cell>
          <table:table-cell table:style-name="ce123" office:value-type="string">
            <text:p>- Input text on main content textarea</text:p>
            <text:p>- Click [<text:span text:style-name="T10">Fast</text:span> <text:span text:style-name="T10">publish</text:span>] button</text:p>
          </table:table-cell>
          <table:table-cell table:style-name="ce123" office:value-type="string">
            <text:p>- Main content was create with text lines on main content.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4: Add main content with inserting image</text:p>
          </table:table-cell>
          <table:table-cell table:style-name="ce123" office:value-type="string">
            <text:p>- Open Edit mode and click <text:span text:style-name="T9">Quick Edit</text:span> icon next to this web content</text:p>
            <text:p>- Click on <text:span text:style-name="T9">WCMInsertContent</text:span> icon on fck editor editor</text:p>
            <text:p>- Upload or choose image, which you want to use</text:p>
          </table:table-cell>
          <table:table-cell table:style-name="ce123" office:value-type="string">
            <text:p>- Main content was created with text line and image.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5: Add main content with inserting document</text:p>
          </table:table-cell>
          <table:table-cell table:style-name="ce123" office:value-type="string">
            <text:p>- Click on <text:span text:style-name="T9">WCMInsertContent</text:span> icon on fck editor editor</text:p>
            <text:p>- Upload or choose a document which you want to insert </text:p>
          </table:table-cell>
          <table:table-cell table:style-name="ce123" office:value-type="string">
            <text:p>- Main content was created with text line, image and document link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6: Add main content with inserting gadget</text:p>
          </table:table-cell>
          <table:table-cell table:style-name="ce123" office:value-type="string">
            <text:p>Click on <text:span text:style-name="T9">Insert gadget</text:span> icon on fck editor editor</text:p>
          </table:table-cell>
          <table:table-cell table:style-name="ce123" office:value-type="string">
            <text:p>- Main content was created with text line, image, document link and gadge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7: Add main content with inserting link to a site page</text:p>
          </table:table-cell>
          <table:table-cell table:style-name="ce123" office:value-type="string">
            <text:p>- Click on <text:span text:style-name="T10">insert link to </text:span><text:span text:style-name="T10">a site page</text:span> icon</text:p>
          </table:table-cell>
          <table:table-cell table:style-name="ce123" office:value-type="string">
            <text:p>- Main content was created with text line, image, document link, gadget and link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79];6;FIND(&quot;:&quot;;[.F79];1)-FIND(&quot; &quot;;[.F79];1)-1))&gt;VALUE(MID([.F78];6;FIND(&quot;:&quot;;[.F78];1)-FIND(&quot; &quot;;[.F78];1)-1));[.C78];[.C78]+1)" office:value-type="float" office:value="24">
            <text:p>024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with <text:s/>full main content</text:p>
          </table:table-cell>
          <table:table-cell table:style-name="ce123" office:value-type="string">
            <text:p>Step 8: Finish add content with full main content</text:p>
          </table:table-cell>
          <table:table-cell table:style-name="ce123" office:value-type="string">
            <text:p>- Click [<text:span text:style-name="T10">Fast</text:span> <text:span text:style-name="T10">Publish</text:span>] button</text:p>
          </table:table-cell>
          <table:table-cell table:style-name="ce123" office:value-type="string">
            <text:p>- Web content was created successfully with full main content in which all links are active.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80];6;FIND(&quot;:&quot;;[.F80];1)-FIND(&quot; &quot;;[.F80];1)-1))&gt;VALUE(MID([.F79];6;FIND(&quot;:&quot;;[.F79];1)-FIND(&quot; &quot;;[.F79];1)-1));&quot;&quot;;MAX([.A$7:.A79])+1)" office:value-type="float" office:value="25">
            <text:p>025</text:p>
          </table:table-cell>
          <table:table-cell table:style-name="ce37" office:value-type="string">
            <text:p>WCM_01_01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02" office:value-type="string">
            <text:p>WCM\Viewers\Single Content\Add new\Main Content</text:p>
          </table:table-cell>
          <table:table-cell table:style-name="ce37" office:value-type="string">
            <text:p>Check add content having only data in Main Content tab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 by defaul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7" office:value-type="string">
            <text:p>WCM_01_01</text:p>
          </table:table-cell>
          <table:table-cell table:style-name="ce121" table:formula="of:=IF(VALUE(MID([.F81];6;FIND(&quot;:&quot;;[.F81];1)-FIND(&quot; &quot;;[.F81];1)-1))&gt;VALUE(MID([.F80];6;FIND(&quot;:&quot;;[.F80];1)-FIND(&quot; &quot;;[.F80];1)-1));[.C80];[.C80]+1)" office:value-type="float" office:value="25">
            <text:p>025</text:p>
          </table:table-cell>
          <table:table-cell table:style-name="ce102" office:value-type="string">
            <text:p>WCM\Viewers\Single Content\Add new\Main Content</text:p>
          </table:table-cell>
          <table:table-cell table:style-name="ce125" office:value-type="string">
            <text:p>Check add content having only data in Main Content tab</text:p>
          </table:table-cell>
          <table:table-cell table:style-name="ce123" office:value-type="string">
            <text:p>Step 2: Add main content with text</text:p>
          </table:table-cell>
          <table:table-cell table:style-name="ce123" office:value-type="string">
            <text:p>- Input text on main content textarea</text:p>
            <text:p>- Click [<text:span text:style-name="T10">Fast</text:span> <text:span text:style-name="T10">publish</text:span>] or [<text:span text:style-name="T10">Save</text:span> <text:span text:style-name="T10">as</text:span> <text:span text:style-name="T10">Draft</text:span>]button</text:p>
          </table:table-cell>
          <table:table-cell table:style-name="ce123" office:value-type="string">
            <text:p>- Main content was create with text line on main content.</text:p>
            <text:p>- Web content was created successfully with only tex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82];6;FIND(&quot;:&quot;;[.F82];1)-FIND(&quot; &quot;;[.F82];1)-1))&gt;VALUE(MID([.F81];6;FIND(&quot;:&quot;;[.F81];1)-FIND(&quot; &quot;;[.F81];1)-1));&quot;&quot;;MAX([.A$7:.A81])+1)" office:value-type="float" office:value="26">
            <text:p>026</text:p>
          </table:table-cell>
          <table:table-cell table:style-name="ce37" office:value-type="string">
            <text:p>WCM_01_02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Illustration</text:p>
          </table:table-cell>
          <table:table-cell table:style-name="ce37" office:value-type="string">
            <text:p>Check add new content with insert illustration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 by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2" office:value-type="string">
            <text:p>WCM\Viewers\Single Content \Add new\Illustration</text:p>
          </table:table-cell>
          <table:table-cell table:style-name="ce125" office:value-type="string">
            <text:p>Check add new content with insert illustration</text:p>
          </table:table-cell>
          <table:table-cell table:style-name="ce123" office:value-type="string">
            <text:p>Step 2: Add new content with insert illustration</text:p>
          </table:table-cell>
          <table:table-cell table:style-name="ce123" office:value-type="string">
            <text:p>- Choose I<text:span text:style-name="T10">llustration </text:span><text:span text:style-name="T21">tab</text:span></text:p>
            <text:p><text:span text:style-name="T21">- Click [</text:span><text:span text:style-name="T10">Browse</text:span><text:span text:style-name="T21">] button</text:span></text:p>
            <text:p><text:span text:style-name="T21">- Choose image from </text:span><text:span text:style-name="T21">your file to upload</text:span></text:p>
            <text:p><text:span text:style-name="T21">- Click </text:span><text:span text:style-name="T10">Upload</text:span><text:span text:style-name="T21"> icon</text:span></text:p>
          </table:table-cell>
          <table:table-cell table:style-name="ce123" office:value-type="string">
            <text:p>- Image is uploaded in Illustration tab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02" office:value-type="string">
            <text:p>WCM\Viewers\Single Content \Add new\Illustration</text:p>
          </table:table-cell>
          <table:table-cell table:style-name="ce125" office:value-type="string">
            <text:p>Check add new content with insert illustration</text:p>
          </table:table-cell>
          <table:table-cell table:style-name="ce123" office:value-type="string">
            <text:p>Step 3: Finish add new content with insert illustration</text:p>
          </table:table-cell>
          <table:table-cell table:style-name="ce123" office:value-type="string">
            <text:p>- Click [<text:span text:style-name="T10">Fast Publish</text:span>] or [<text:span text:style-name="T10">Save</text:span> <text:span text:style-name="T10">as</text:span> <text:span text:style-name="T10">Draft</text:span>] button</text:p>
          </table:table-cell>
          <table:table-cell table:style-name="ce123" office:value-type="string">
            <text:p>- Web content is added with illustration information</text:p>
            <text:p/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85];6;FIND(&quot;:&quot;;[.F85];1)-FIND(&quot; &quot;;[.F85];1)-1))&gt;VALUE(MID([.F84];6;FIND(&quot;:&quot;;[.F84];1)-FIND(&quot; &quot;;[.F84];1)-1));&quot;&quot;;MAX([.A$7:.A84])+1)" office:value-type="float" office:value="27">
            <text:p>027</text:p>
          </table:table-cell>
          <table:table-cell table:style-name="ce37" office:value-type="string">
            <text:p>WCM_01_02</text:p>
          </table:table-cell>
          <table:table-cell table:style-name="ce121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2" office:value-type="string">
            <text:p>WCM\Viewers\Single Content \Add new\Illustration</text:p>
          </table:table-cell>
          <table:table-cell table:style-name="ce37" office:value-type="string">
            <text:p>Check delete illustration after insert successfully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 by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02" office:value-type="string">
            <text:p>WCM\Viewers\Single Content \Add new\Illustration</text:p>
          </table:table-cell>
          <table:table-cell table:style-name="ce125" office:value-type="string">
            <text:p>Check delete illustration after insert successfully</text:p>
          </table:table-cell>
          <table:table-cell table:style-name="ce123" office:value-type="string">
            <text:p>Step 2: Insert illustration</text:p>
          </table:table-cell>
          <table:table-cell table:style-name="ce123" office:value-type="string">
            <text:p>- Choose <text:span text:style-name="T10">illustration </text:span><text:span text:style-name="T21">tab</text:span></text:p>
            <text:p><text:span text:style-name="T21">- Click [</text:span><text:span text:style-name="T10">Browse</text:span><text:span text:style-name="T21">] button</text:span></text:p>
            <text:p><text:span text:style-name="T21">- Choose image to </text:span><text:span text:style-name="T21">upload</text:span></text:p>
            <text:p><text:span text:style-name="T21">- Click </text:span><text:span text:style-name="T10">Upload</text:span><text:span text:style-name="T21"> icon</text:span></text:p>
          </table:table-cell>
          <table:table-cell table:style-name="ce123" office:value-type="string">
            <text:p>- Image is uploaded in Illustration tab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02" office:value-type="string">
            <text:p>WCM\Viewers\Single Content \Add new\Illustration</text:p>
          </table:table-cell>
          <table:table-cell table:style-name="ce125" office:value-type="string">
            <text:p>Check delete illustration after insert successfully</text:p>
          </table:table-cell>
          <table:table-cell table:style-name="ce123" office:value-type="string">
            <text:p>Step 3: Delete illustration</text:p>
          </table:table-cell>
          <table:table-cell table:style-name="ce123" office:value-type="string">
            <text:p>- Click on [<text:span text:style-name="T10">Delete</text:span>] icon near the name of uploaded image</text:p>
          </table:table-cell>
          <table:table-cell table:style-name="ce123" office:value-type="string">
            <text:p>- No illustration uploaded on this conten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88];6;FIND(&quot;:&quot;;[.F88];1)-FIND(&quot; &quot;;[.F88];1)-1))&gt;VALUE(MID([.F87];6;FIND(&quot;:&quot;;[.F87];1)-FIND(&quot; &quot;;[.F87];1)-1));&quot;&quot;;MAX([.A$7:.A87])+1)" office:value-type="float" office:value="28">
            <text:p>028</text:p>
          </table:table-cell>
          <table:table-cell table:style-name="ce37" office:value-type="string">
            <text:p>WCM_01_02</text:p>
          </table:table-cell>
          <table:table-cell table:style-name="ce121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2" office:value-type="string">
            <text:p>WCM\Viewers\Single Content \Add new\Illustration</text:p>
          </table:table-cell>
          <table:table-cell table:style-name="ce37" office:value-type="string">
            <text:p>Check changing illustration 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 by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02" office:value-type="string">
            <text:p>WCM\Viewers\Single Content \Add new\Illustration</text:p>
          </table:table-cell>
          <table:table-cell table:style-name="ce123" office:value-type="string">
            <text:p>Check changing illustration </text:p>
          </table:table-cell>
          <table:table-cell table:style-name="ce123" office:value-type="string">
            <text:p>Step 2: Insert illustration</text:p>
          </table:table-cell>
          <table:table-cell table:style-name="ce123" office:value-type="string">
            <text:p>- Choose <text:span text:style-name="T10">illustration </text:span><text:span text:style-name="T21">tab</text:span></text:p>
            <text:p><text:span text:style-name="T21">- Click [</text:span><text:span text:style-name="T10">Browse</text:span><text:span text:style-name="T21">] button</text:span></text:p>
            <text:p><text:span text:style-name="T21">- Choose image to </text:span><text:span text:style-name="T21">upload</text:span></text:p>
            <text:p><text:span text:style-name="T21">- Click </text:span><text:span text:style-name="T10">Upload</text:span><text:span text:style-name="T21"> icon</text:span></text:p>
          </table:table-cell>
          <table:table-cell table:style-name="ce123" office:value-type="string">
            <text:p>- Image is uploaded in Illustration tab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7" office:value-type="string">
            <text:p>WCM_01_02</text:p>
          </table:table-cell>
          <table:table-cell table:style-name="ce121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02" office:value-type="string">
            <text:p>WCM\Viewers\Single Content \Add new\Illustration</text:p>
          </table:table-cell>
          <table:table-cell table:style-name="ce123" office:value-type="string">
            <text:p>Check changing illustration </text:p>
          </table:table-cell>
          <table:table-cell table:style-name="ce123" office:value-type="string">
            <text:p>Step 3: Change illustration</text:p>
          </table:table-cell>
          <table:table-cell table:style-name="ce123" office:value-type="string">
            <text:p>- Click on [<text:span text:style-name="T10">Delete</text:span>] icon near the name of uploaded image</text:p>
            <text:p>- Upload another image</text:p>
            <text:p>- Click <text:span text:style-name="T9">Save</text:span> button</text:p>
          </table:table-cell>
          <table:table-cell table:style-name="ce123" office:value-type="string">
            <text:p>The illustration of web content is changed successfully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91];6;FIND(&quot;:&quot;;[.F91];1)-FIND(&quot; &quot;;[.F91];1)-1))&gt;VALUE(MID([.F90];6;FIND(&quot;:&quot;;[.F90];1)-FIND(&quot; &quot;;[.F90];1)-1));&quot;&quot;;MAX([.A$7:.A90])+1)" office:value-type="float" office:value="29">
            <text:p>029</text:p>
          </table:table-cell>
          <table:table-cell table:style-name="ce37" office:value-type="string">
            <text:p>WCM_01_03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Single Content \Add new\Advanced</text:p>
          </table:table-cell>
          <table:table-cell table:style-name="ce37" office:value-type="string">
            <text:p>Check add css code for add new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ed by defaul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15">
          <table:table-cell table:style-name="ce110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37" office:value-type="string">
            <text:p>WCM_01_03</text:p>
          </table:table-cell>
          <table:table-cell table:style-name="ce121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123" office:value-type="string">
            <text:p>WCM\Viewers\Single Content \Add new\Advanced</text:p>
          </table:table-cell>
          <table:table-cell table:style-name="ce125" office:value-type="string">
            <text:p>Check add css code for add new content</text:p>
          </table:table-cell>
          <table:table-cell table:style-name="ce123" office:value-type="string">
            <text:p>Step 2: Create css code for content</text:p>
          </table:table-cell>
          <table:table-cell table:style-name="ce129" office:value-type="string">
            <text:p>- Choose <text:span text:style-name="T10">Advanced</text:span> tab</text:p>
            <text:p>- Create code css as:</text:p>
            <text:p><text:span text:style-name="T22">body {color: red;}</text:span></text:p>
          </table:table-cell>
          <table:table-cell table:style-name="ce123" office:value-type="string">
            <text:p>- Web content was created successfully</text:p>
            <text:p>- All body tag on this content will be changed to red color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23">
          <table:table-cell table:style-name="ce110" table:formula="of:=IF(VALUE(MID([.F93];6;FIND(&quot;:&quot;;[.F93];1)-FIND(&quot; &quot;;[.F93];1)-1))&gt;VALUE(MID([.F92];6;FIND(&quot;:&quot;;[.F92];1)-FIND(&quot; &quot;;[.F92];1)-1));&quot;&quot;;MAX([.A$7:.A92])+1)" office:value-type="float" office:value="30">
            <text:p>030</text:p>
          </table:table-cell>
          <table:table-cell table:style-name="ce37" office:value-type="string">
            <text:p>WCM_01_03</text:p>
          </table:table-cell>
          <table:table-cell table:style-name="ce121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3" office:value-type="string">
            <text:p>WCM\Viewers\Single Content \Add new\Advanced</text:p>
          </table:table-cell>
          <table:table-cell table:style-name="ce37" office:value-type="string">
            <text:p>Check add js code for add new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ed by defaul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19">
          <table:table-cell table:style-name="ce110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37" office:value-type="string">
            <text:p>WCM_01_03</text:p>
          </table:table-cell>
          <table:table-cell table:style-name="ce121" table:formula="of:=IF(VALUE(MID([.F94];6;FIND(&quot;:&quot;;[.F94];1)-FIND(&quot; &quot;;[.F94];1)-1))&gt;VALUE(MID([.F93];6;FIND(&quot;:&quot;;[.F93];1)-FIND(&quot; &quot;;[.F93];1)-1));[.C93];[.C93]+1)" office:value-type="float" office:value="2">
            <text:p>002</text:p>
          </table:table-cell>
          <table:table-cell table:style-name="ce123" office:value-type="string">
            <text:p>WCM\Viewers\Single Content \Add new\Advanced</text:p>
          </table:table-cell>
          <table:table-cell table:style-name="ce125" office:value-type="string">
            <text:p>Check add js code for add new content</text:p>
          </table:table-cell>
          <table:table-cell table:style-name="ce123" office:value-type="string">
            <text:p>Step 2: Create java script code for content</text:p>
          </table:table-cell>
          <table:table-cell table:style-name="ce129" office:value-type="string">
            <text:p>- Choose <text:span text:style-name="T10">Advanced</text:span> tab</text:p>
            <text:p>- Create code java script as alert:</text:p>
            <text:p><text:span text:style-name="T22">alert ( ' welcome to eXo </text:span><text:span text:style-name="T22">WCM ' ); </text:span></text:p>
            <text:p/>
          </table:table-cell>
          <table:table-cell table:style-name="ce123" office:value-type="string">
            <text:p>- Web content was created successfully with java script code</text:p>
            <text:p>- When click on this content there's alert message: “Welcome to eXo WCM” conten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23">
          <table:table-cell table:style-name="ce110" table:formula="of:=IF(VALUE(MID([.F95];6;FIND(&quot;:&quot;;[.F95];1)-FIND(&quot; &quot;;[.F95];1)-1))&gt;VALUE(MID([.F94];6;FIND(&quot;:&quot;;[.F94];1)-FIND(&quot; &quot;;[.F94];1)-1));&quot;&quot;;MAX([.A$7:.A94])+1)" office:value-type="float" office:value="31">
            <text:p>031</text:p>
          </table:table-cell>
          <table:table-cell table:style-name="ce37" office:value-type="string">
            <text:p>WCM_01_03</text:p>
          </table:table-cell>
          <table:table-cell table:style-name="ce121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3" office:value-type="string">
            <text:p>WCM\Viewers\Single Content \Add new\Advanced</text:p>
          </table:table-cell>
          <table:table-cell table:style-name="ce37" office:value-type="string">
            <text:p>Check add error css code for add new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ed by defaul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37" office:value-type="string">
            <text:p>WCM_01_03</text:p>
          </table:table-cell>
          <table:table-cell table:style-name="ce121" table:formula="of:=IF(VALUE(MID([.F96];6;FIND(&quot;:&quot;;[.F96];1)-FIND(&quot; &quot;;[.F96];1)-1))&gt;VALUE(MID([.F95];6;FIND(&quot;:&quot;;[.F95];1)-FIND(&quot; &quot;;[.F95];1)-1));[.C95];[.C95]+1)" office:value-type="float" office:value="3">
            <text:p>003</text:p>
          </table:table-cell>
          <table:table-cell table:style-name="ce123" office:value-type="string">
            <text:p>WCM\Viewers\Single Content \Add new\Advanced</text:p>
          </table:table-cell>
          <table:table-cell table:style-name="ce123" office:value-type="string">
            <text:p>Check add error css code for add new content</text:p>
          </table:table-cell>
          <table:table-cell table:style-name="ce123" office:value-type="string">
            <text:p>Step 2: Create error java script code for content</text:p>
          </table:table-cell>
          <table:table-cell table:style-name="ce129" office:value-type="string">
            <text:p>- Choose <text:span text:style-name="T10">Advanced</text:span> tab</text:p>
            <text:p>- Create error html code in Css</text:p>
            <text:p/>
          </table:table-cell>
          <table:table-cell table:style-name="ce123" office:value-type="string">
            <text:p>- Web content was created successfully similar to without css and js.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23">
          <table:table-cell table:style-name="ce110"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table:style-name="ce37" office:value-type="string">
            <text:p>WCM_01_03</text:p>
          </table:table-cell>
          <table:table-cell table:style-name="ce121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3" office:value-type="string">
            <text:p>WCM\Viewers\Single Content \Add new\Advanced</text:p>
          </table:table-cell>
          <table:table-cell table:style-name="ce37" office:value-type="string">
            <text:p>Check add error js code for add new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  <text:p>- Main content was displayed by defaul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37" office:value-type="string">
            <text:p>WCM_01_03</text:p>
          </table:table-cell>
          <table:table-cell table:style-name="ce121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123" office:value-type="string">
            <text:p>WCM\Viewers\Single Content \Add new\Advanced</text:p>
          </table:table-cell>
          <table:table-cell table:style-name="ce123" office:value-type="string">
            <text:p>Check add error js code for add new content</text:p>
          </table:table-cell>
          <table:table-cell table:style-name="ce123" office:value-type="string">
            <text:p>Step 2: Create error java script code for content</text:p>
          </table:table-cell>
          <table:table-cell table:style-name="ce129" office:value-type="string">
            <text:p>- Choose <text:span text:style-name="T10">Advanced</text:span> tab</text:p>
            <text:p>- Create error java script in Js<text:span text:style-name="T22"> </text:span></text:p>
            <text:p/>
          </table:table-cell>
          <table:table-cell table:style-name="ce123" office:value-type="string">
            <text:p>- Web content was created successfully similar to without css and js.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23">
          <table:table-cell table:style-name="ce110"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table:style-name="ce37" office:value-type="string">
            <text:p>WCM_01_04_01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add permission for user on new web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user on new web content</text:p>
          </table:table-cell>
          <table:table-cell table:style-name="ce123" office:value-type="string">
            <text:p>Step 2: Show form to add permission for web content.</text:p>
          </table:table-cell>
          <table:table-cell table:style-name="ce123" office:value-type="string">
            <text:p>- Click [<text:span text:style-name="T9">Pr</text:span><text:span text:style-name="T10">eferences</text:span>] button.</text:p>
          </table:table-cell>
          <table:table-cell table:style-name="ce123" office:value-type="string">
            <text:p>- Form to add <text:s/>permission was shown</text:p>
            <text:p>- There are table to list User or group with access right, edit and action</text:p>
            <text:p>- There are select user icon, select member icons and select any permission</text:p>
            <text:p>- Include <text:span text:style-name="T9">A</text:span><text:span text:style-name="T10">ccess</text:span> <text:span text:style-name="T10">right</text:span> &amp; <text:span text:style-name="T9">E</text:span><text:span text:style-name="T10">dit</text:span> <text:span text:style-name="T10">right </text:span><text:span text:style-name="T4">check</text:span> boxe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user on new web content</text:p>
          </table:table-cell>
          <table:table-cell table:style-name="ce123" office:value-type="string">
            <text:p>Step 3: Show form to add permission for user</text:p>
          </table:table-cell>
          <table:table-cell table:style-name="ce123" office:value-type="string">
            <text:p>- Click on <text:span text:style-name="T10">Select</text:span> <text:span text:style-name="T10">User</text:span> on <text:span text:style-name="T10">User</text:span> <text:span text:style-name="T10">or</text:span> <text:span text:style-name="T10">Group</text:span> field</text:p>
          </table:table-cell>
          <table:table-cell table:style-name="ce123" office:value-type="string">
            <text:p>- Display <text:span text:style-name="T9">U</text:span><text:span text:style-name="T10">ser</text:span> <text:span text:style-name="T10">selector</text:span> form</text:p>
            <text:p>- There's search group of user textbox and search icon </text:p>
            <text:p>- Display search user textbox and search icon corresponding with this textbox, can do action</text:p>
            <text:p>- There's table to list user name, first name, last name,email, actio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user on new web content</text:p>
          </table:table-cell>
          <table:table-cell table:style-name="ce123" office:value-type="string">
            <text:p>Step 4: Add user permission</text:p>
          </table:table-cell>
          <table:table-cell table:style-name="ce123" office:value-type="string">
            <text:p>- Click on <text:span text:style-name="T10">Select</text:span> <text:span text:style-name="T10">User </text:span><text:span text:style-name="T21">icon</text:span> on <text:span text:style-name="T10">User</text:span> <text:span text:style-name="T10">or</text:span> <text:span text:style-name="T10">Group</text:span> textbox</text:p>
            <text:p>- As we can choose <text:span text:style-name="T10">A</text:span> user with <text:span text:style-name="T10">edit</text:span> <text:span text:style-name="T10">right</text:span></text:p>
            <text:p>- Choose <text:span text:style-name="T10">B</text:span> user with access right </text:p>
          </table:table-cell>
          <table:table-cell table:style-name="ce123" office:value-type="string">
            <text:p>- Choose permission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user on new web content</text:p>
          </table:table-cell>
          <table:table-cell table:style-name="ce123" office:value-type="string">
            <text:p>Step 5: Finish assigning permission for user</text:p>
          </table:table-cell>
          <table:table-cell table:style-name="ce123" office:value-type="string">
            <text:p>- Click [<text:span text:style-name="T10">Save</text:span>] button</text:p>
            <text:p>- Click [<text:span text:style-name="T10">Back</text:span>] button</text:p>
          </table:table-cell>
          <table:table-cell table:style-name="ce123" office:value-type="string">
            <text:p>- Add user permission successfully</text:p>
            <text:p>- Return Main Content tab of web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04];6;FIND(&quot;:&quot;;[.F104];1)-FIND(&quot; &quot;;[.F104];1)-1))&gt;VALUE(MID([.F103];6;FIND(&quot;:&quot;;[.F103];1)-FIND(&quot; &quot;;[.F103];1)-1));&quot;&quot;;MAX([.A$7:.A103])+1)" office:value-type="float" office:value="34">
            <text:p>034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user has edit right </text:p>
          </table:table-cell>
          <table:table-cell table:style-name="ce123" office:value-type="string">
            <text:p>Step 1: Add edit right for user 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re</text:span><text:span text:style-name="T10">ferences</text:span> button</text:p>
            <text:p>- Add <text:span text:style-name="T10">user</text:span> <text:span text:style-name="T10">permission</text:span> for content</text:p>
          </table:table-cell>
          <table:table-cell table:style-name="ce123" office:value-type="string">
            <text:p>Add new content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user has edit right </text:p>
          </table:table-cell>
          <table:table-cell table:style-name="ce123" office:value-type="string">
            <text:p>Step 2: Login by user, who have edit right with added content</text:p>
          </table:table-cell>
          <table:table-cell table:style-name="ce123" office:value-type="string">
            <text:p>- Logout out current user</text:p>
            <text:p>- Login by user, who just added edit right with added content</text:p>
          </table:table-cell>
          <table:table-cell table:style-name="ce123" office:value-type="string">
            <text:p>- Login by another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user has edit right </text:p>
          </table:table-cell>
          <table:table-cell table:style-name="ce123" office:value-type="string">
            <text:p>Step 3: Check view content, which just set edit right </text:p>
          </table:table-cell>
          <table:table-cell table:style-name="ce123" office:value-type="string">
            <text:p>- Access content, which was created </text:p>
          </table:table-cell>
          <table:table-cell table:style-name="ce123" office:value-type="string">
            <text:p>- This user can access this content and can edit it (if has right to turn on Edit mode)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07];6;FIND(&quot;:&quot;;[.F107];1)-FIND(&quot; &quot;;[.F107];1)-1))&gt;VALUE(MID([.F106];6;FIND(&quot;:&quot;;[.F106];1)-FIND(&quot; &quot;;[.F106];1)-1));&quot;&quot;;MAX([.A$7:.A106])+1)" office:value-type="float" office:value="35">
            <text:p>035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user who does not have access right </text:p>
          </table:table-cell>
          <table:table-cell table:style-name="ce123" office:value-type="string">
            <text:p>Step 1: Add access right for user 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re</text:span><text:span text:style-name="T10">ferences</text:span> button</text:p>
            <text:p>- Add <text:span text:style-name="T10">user</text:span> <text:span text:style-name="T10">permission</text:span> for content</text:p>
          </table:table-cell>
          <table:table-cell table:style-name="ce123" office:value-type="string">
            <text:p>Add new content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08];6;FIND(&quot;:&quot;;[.F108];1)-FIND(&quot; &quot;;[.F108];1)-1))&gt;VALUE(MID([.F107];6;FIND(&quot;:&quot;;[.F107];1)-FIND(&quot; &quot;;[.F107];1)-1));[.C107];[.C107]+1)" office:value-type="float" office:value="3">
            <text:p>003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user who does not have access right </text:p>
          </table:table-cell>
          <table:table-cell table:style-name="ce123" office:value-type="string">
            <text:p>Step 2: Login by user, who do not have access right with added content</text:p>
          </table:table-cell>
          <table:table-cell table:style-name="ce123" office:value-type="string">
            <text:p>- Logout out current user</text:p>
            <text:p>- Login by user who does not have access right (and no edit right) with added content</text:p>
          </table:table-cell>
          <table:table-cell table:style-name="ce123" office:value-type="string">
            <text:p>- This user can not see above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user, who have access right </text:p>
          </table:table-cell>
          <table:table-cell table:style-name="ce123" office:value-type="string">
            <text:p>Step 1: Add access right for user 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<text:span text:style-name="T16">- Click </text:span><text:span text:style-name="T20">Pre</text:span><text:span text:style-name="T19">ferences</text:span><text:span text:style-name="T16"> </text:span><text:span text:style-name="T16">button</text:span></text:p>
            <text:p><text:span text:style-name="T16">- Add </text:span><text:span text:style-name="T19">user</text:span><text:span text:style-name="T16"> </text:span><text:span text:style-name="T19">permission</text:span><text:span text:style-name="T16"> </text:span><text:span text:style-name="T16">for content with access </text:span><text:span text:style-name="T16">right only</text:span></text:p>
          </table:table-cell>
          <table:table-cell table:style-name="ce123" office:value-type="string">
            <text:p>Add new content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5" office:value-type="string">
            <text:p>Check view content with user, who have access right </text:p>
          </table:table-cell>
          <table:table-cell table:style-name="ce123" office:value-type="string">
            <text:p>Step 2: Login by user who has only access right</text:p>
          </table:table-cell>
          <table:table-cell table:style-name="ce123" office:value-type="string">
            <text:p>- Logout out current user</text:p>
            <text:p>- Login by user, who <text:s/>have only access right with added content</text:p>
          </table:table-cell>
          <table:table-cell table:style-name="ce123" office:value-type="string">
            <text:p>- Login by another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1];6;FIND(&quot;:&quot;;[.F111];1)-FIND(&quot; &quot;;[.F111];1)-1))&gt;VALUE(MID([.F110];6;FIND(&quot;:&quot;;[.F110];1)-FIND(&quot; &quot;;[.F110];1)-1));[.C110];[.C110]+1)" office:value-type="float" office:value="4">
            <text:p>004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5" office:value-type="string">
            <text:p>Check view content with user, who have access right </text:p>
          </table:table-cell>
          <table:table-cell table:style-name="ce123" office:value-type="string">
            <text:p>Step 3: Check view content by user, who have only access right </text:p>
          </table:table-cell>
          <table:table-cell table:style-name="ce123" office:value-type="string">
            <text:p>- Access content, which was created </text:p>
          </table:table-cell>
          <table:table-cell table:style-name="ce123" office:value-type="string">
            <text:p>- This user can access this content and can not edit i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add permission for group while adding new web content</text:p>
          </table:table-cell>
          <table:table-cell table:style-name="ce123" office:value-type="string">
            <text:p>Step 1: Show form to add content</text:p>
          </table:table-cell>
          <table:table-cell table:style-name="ce135" office:value-type="string">
            <text:p><text:span text:style-name="T17">- Login by administrator </text:span><text:span text:style-name="T17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</table:table-cell>
          <table:table-cell table:style-name="ce123" office:value-type="string">
            <text:p>- Add new content form i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group while adding new web content</text:p>
          </table:table-cell>
          <table:table-cell table:style-name="ce123" office:value-type="string">
            <text:p>Step 2: Show form to add permission for web content.</text:p>
          </table:table-cell>
          <table:table-cell table:style-name="ce123" office:value-type="string">
            <text:p>- Click [<text:span text:style-name="T9">Pre</text:span><text:span text:style-name="T10">ference</text:span>] button.</text:p>
          </table:table-cell>
          <table:table-cell table:style-name="ce123" office:value-type="string">
            <text:p>- Form to add <text:s/>permission was shown</text:p>
            <text:p>- There are table to list User or group, access right, edit and action</text:p>
            <text:p>- There are select user icon, select member icons and select any permission</text:p>
            <text:p>- Include <text:span text:style-name="T10">access</text:span> <text:span text:style-name="T10">right</text:span> select box and <text:span text:style-name="T10">edit</text:span> <text:span text:style-name="T10">right</text:span> select box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4];6;FIND(&quot;:&quot;;[.F114];1)-FIND(&quot; &quot;;[.F114];1)-1))&gt;VALUE(MID([.F113];6;FIND(&quot;:&quot;;[.F113];1)-FIND(&quot; &quot;;[.F113];1)-1));[.C113];[.C113]+1)" office:value-type="float" office:value="5">
            <text:p>005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group while adding new web content</text:p>
          </table:table-cell>
          <table:table-cell table:style-name="ce123" office:value-type="string">
            <text:p>Step 3: Show form to add <text:s/>permission for group</text:p>
          </table:table-cell>
          <table:table-cell table:style-name="ce123" office:value-type="string">
            <text:p>- Click on <text:span text:style-name="T10">Select</text:span> <text:span text:style-name="T9">Member</text:span><text:span text:style-name="T10"> </text:span><text:span text:style-name="T4">icon</text:span></text:p>
          </table:table-cell>
          <table:table-cell table:style-name="ce123" office:value-type="string">
            <text:p><text:span text:style-name="T9">M</text:span><text:span text:style-name="T10">embership</text:span> <text:span text:style-name="T10">selector</text:span> form is shown proper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5];6;FIND(&quot;:&quot;;[.F115];1)-FIND(&quot; &quot;;[.F115];1)-1))&gt;VALUE(MID([.F114];6;FIND(&quot;:&quot;;[.F114];1)-FIND(&quot; &quot;;[.F114];1)-1));[.C114];[.C114]+1)" office:value-type="float" office:value="5">
            <text:p>005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group while adding new web content</text:p>
          </table:table-cell>
          <table:table-cell table:style-name="ce123" office:value-type="string">
            <text:p>Step 4: Add user permission</text:p>
          </table:table-cell>
          <table:table-cell table:style-name="ce123" office:value-type="string">
            <text:p>- Choose group from the left then membership type from the right</text:p>
            <text:p>- Choose right to assign (access/edit)</text:p>
          </table:table-cell>
          <table:table-cell table:style-name="ce123" office:value-type="string">
            <text:p>- Choose permission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6];6;FIND(&quot;:&quot;;[.F116];1)-FIND(&quot; &quot;;[.F116];1)-1))&gt;VALUE(MID([.F115];6;FIND(&quot;:&quot;;[.F115];1)-FIND(&quot; &quot;;[.F115];1)-1));[.C115];[.C115]+1)" office:value-type="float" office:value="5">
            <text:p>005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dd permission for group while adding new web content</text:p>
          </table:table-cell>
          <table:table-cell table:style-name="ce123" office:value-type="string">
            <text:p>Step 5: Finish add permission for group</text:p>
          </table:table-cell>
          <table:table-cell table:style-name="ce123" office:value-type="string">
            <text:p>- Click [<text:span text:style-name="T10">Save</text:span>] button</text:p>
          </table:table-cell>
          <table:table-cell table:style-name="ce123" office:value-type="string">
            <text:p>- Add user permission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17];6;FIND(&quot;:&quot;;[.F117];1)-FIND(&quot; &quot;;[.F117];1)-1))&gt;VALUE(MID([.F116];6;FIND(&quot;:&quot;;[.F116];1)-FIND(&quot; &quot;;[.F116];1)-1));[.C116];[.C116]+1)" office:value-type="float" office:value="6">
            <text:p>006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group who have edit right </text:p>
          </table:table-cell>
          <table:table-cell table:style-name="ce123" office:value-type="string">
            <text:p>Step 1: Add edit right for group 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re</text:span><text:span text:style-name="T10">ferences</text:span> button</text:p>
            <text:p>- Add <text:span text:style-name="T10">user</text:span> <text:span text:style-name="T10">permission</text:span> for content</text:p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8];6;FIND(&quot;:&quot;;[.F118];1)-FIND(&quot; &quot;;[.F118];1)-1))&gt;VALUE(MID([.F117];6;FIND(&quot;:&quot;;[.F117];1)-FIND(&quot; &quot;;[.F117];1)-1));[.C117];[.C117]+1)" office:value-type="float" office:value="6">
            <text:p>006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group who have edit right </text:p>
          </table:table-cell>
          <table:table-cell table:style-name="ce123" office:value-type="string">
            <text:p>Step 2: Login by user in group, who have edit right with added content</text:p>
          </table:table-cell>
          <table:table-cell table:style-name="ce123" office:value-type="string">
            <text:p>- Logout out current group</text:p>
            <text:p>- Login by user in group (<text:span text:style-name="T21">redactor:/platform/admi</text:span><text:span text:style-name="T21">nistrator</text:span>), who just added edit right with added content</text:p>
          </table:table-cell>
          <table:table-cell table:style-name="ce123" office:value-type="string">
            <text:p>- Login by another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19];6;FIND(&quot;:&quot;;[.F119];1)-FIND(&quot; &quot;;[.F119];1)-1))&gt;VALUE(MID([.F118];6;FIND(&quot;:&quot;;[.F118];1)-FIND(&quot; &quot;;[.F118];1)-1));[.C118];[.C118]+1)" office:value-type="float" office:value="6">
            <text:p>006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group who have edit right </text:p>
          </table:table-cell>
          <table:table-cell table:style-name="ce123" office:value-type="string">
            <text:p>Step 3: Check view content, which just set edit right </text:p>
          </table:table-cell>
          <table:table-cell table:style-name="ce123" office:value-type="string">
            <text:p>- Access content, which was created </text:p>
          </table:table-cell>
          <table:table-cell table:style-name="ce123" office:value-type="string">
            <text:p>- All user belong to this group can access this content and can edit i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20];6;FIND(&quot;:&quot;;[.F120];1)-FIND(&quot; &quot;;[.F120];1)-1))&gt;VALUE(MID([.F119];6;FIND(&quot;:&quot;;[.F119];1)-FIND(&quot; &quot;;[.F119];1)-1));&quot;&quot;;MAX([.A$7:.A119])+1)" office:value-type="float" office:value="39">
            <text:p>039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20];6;FIND(&quot;:&quot;;[.F120];1)-FIND(&quot; &quot;;[.F120];1)-1))&gt;VALUE(MID([.F119];6;FIND(&quot;:&quot;;[.F119];1)-FIND(&quot; &quot;;[.F119];1)-1));[.C119];[.C119]+1)" office:value-type="float" office:value="7">
            <text:p>007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user in group that does not have access right</text:p>
          </table:table-cell>
          <table:table-cell table:style-name="ce123" office:value-type="string">
            <text:p>Step 1: Add access right for <text:s/>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re</text:span><text:span text:style-name="T10">ferences</text:span> button</text:p>
            <text:p>- Add <text:span text:style-name="T10">user</text:span> <text:span text:style-name="T10">permission</text:span> for content</text:p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21];6;FIND(&quot;:&quot;;[.F121];1)-FIND(&quot; &quot;;[.F121];1)-1))&gt;VALUE(MID([.F120];6;FIND(&quot;:&quot;;[.F120];1)-FIND(&quot; &quot;;[.F120];1)-1));[.C120];[.C120]+1)" office:value-type="float" office:value="7">
            <text:p>007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with user in group that does not have access right</text:p>
          </table:table-cell>
          <table:table-cell table:style-name="ce123" office:value-type="string">
            <text:p>Step 2: Check view content by <text:s/>, who did not set access right</text:p>
          </table:table-cell>
          <table:table-cell table:style-name="ce123" office:value-type="string">
            <text:p>- Login by user who in group that does not have access right with added content</text:p>
            <text:p>- Access content, which was created </text:p>
          </table:table-cell>
          <table:table-cell table:style-name="ce123" office:value-type="string">
            <text:p>- All user belong to this group can not see this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22];6;FIND(&quot;:&quot;;[.F122];1)-FIND(&quot; &quot;;[.F122];1)-1))&gt;VALUE(MID([.F121];6;FIND(&quot;:&quot;;[.F121];1)-FIND(&quot; &quot;;[.F121];1)-1));&quot;&quot;;MAX([.A$7:.A121])+1)" office:value-type="float" office:value="40">
            <text:p>040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with group, who have access right </text:p>
          </table:table-cell>
          <table:table-cell table:style-name="ce123" office:value-type="string">
            <text:p>Step 1: Add access right for group when create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re</text:span><text:span text:style-name="T10">ferences</text:span> button</text:p>
            <text:p>- Add <text:span text:style-name="T10">user</text:span> <text:span text:style-name="T10">permission</text:span> for content</text:p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23];6;FIND(&quot;:&quot;;[.F123];1)-FIND(&quot; &quot;;[.F123];1)-1))&gt;VALUE(MID([.F122];6;FIND(&quot;:&quot;;[.F122];1)-FIND(&quot; &quot;;[.F122];1)-1));[.C122];[.C122]+1)" office:value-type="float" office:value="8">
            <text:p>008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5" office:value-type="string">
            <text:p>Check view content with group, who have access right </text:p>
          </table:table-cell>
          <table:table-cell table:style-name="ce123" office:value-type="string">
            <text:p>Step 2: Login by group, who have only access right</text:p>
          </table:table-cell>
          <table:table-cell table:style-name="ce123" office:value-type="string">
            <text:p>- Login by user in group that have only access right with added content</text:p>
          </table:table-cell>
          <table:table-cell table:style-name="ce123" office:value-type="string">
            <text:p>- All user belong to this group can access this content and can not edit i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24];6;FIND(&quot;:&quot;;[.F124];1)-FIND(&quot; &quot;;[.F124];1)-1))&gt;VALUE(MID([.F123];6;FIND(&quot;:&quot;;[.F123];1)-FIND(&quot; &quot;;[.F123];1)-1));&quot;&quot;;MAX([.A$7:.A123])+1)" office:value-type="float" office:value="41">
            <text:p>041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assign right for “any” while adding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ssign right for “any” while adding new content</text:p>
          </table:table-cell>
          <table:table-cell table:style-name="ce123" office:value-type="string">
            <text:p>Step 2: Show form to add permission for web content.</text:p>
          </table:table-cell>
          <table:table-cell table:style-name="ce123" office:value-type="string">
            <text:p>- Click [<text:span text:style-name="T9">Pr</text:span><text:span text:style-name="T10">eference</text:span>] button.</text:p>
          </table:table-cell>
          <table:table-cell table:style-name="ce123" office:value-type="string">
            <text:p>- Form to add <text:s/>permission was shown</text:p>
            <text:p>- There are table to list User or group, access right, edit and action</text:p>
            <text:p>- There are select user icon, select member icons and select any permission</text:p>
            <text:p>- Include <text:span text:style-name="T10">access</text:span> <text:span text:style-name="T10">right</text:span> select box and <text:span text:style-name="T10">edit</text:span> <text:span text:style-name="T10">right</text:span> select box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26];6;FIND(&quot;:&quot;;[.F126];1)-FIND(&quot; &quot;;[.F126];1)-1))&gt;VALUE(MID([.F125];6;FIND(&quot;:&quot;;[.F125];1)-FIND(&quot; &quot;;[.F125];1)-1));[.C125];[.C125]+1)" office:value-type="float" office:value="9">
            <text:p>009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assign right for “any” while adding new content</text:p>
          </table:table-cell>
          <table:table-cell table:style-name="ce123" office:value-type="string">
            <text:p>Step 3: Add permission for content by any user </text:p>
          </table:table-cell>
          <table:table-cell table:style-name="ce123" office:value-type="string">
            <text:p>- Click on <text:span text:style-name="T9">A</text:span><text:span text:style-name="T10">dd</text:span> <text:span text:style-name="T10">any</text:span> <text:span text:style-name="T10">permission </text:span><text:span text:style-name="T21">icon</text:span></text:p>
            <text:p><text:span text:style-name="T21">- Choose </text:span><text:span text:style-name="T23">right</text:span><text:span text:style-name="T21"> </text:span><text:span text:style-name="T21">(Access/Edit)</text:span></text:p>
            <text:p><text:span text:style-name="T21">- Click [</text:span><text:span text:style-name="T10">Save</text:span><text:span text:style-name="T21">] button</text:span></text:p>
          </table:table-cell>
          <table:table-cell table:style-name="ce123" office:value-type="string">
            <text:p>Set right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5">
          <table:table-cell table:style-name="ce110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042</text:p>
          </table:table-cell>
          <table:table-cell table:style-name="ce37" office:value-type="string">
            <text:p>WCM_01_04_01</text:p>
          </table:table-cell>
          <table:table-cell table:style-name="ce121"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table:style-name="ce102" office:value-type="string">
            <text:p>WCM\Viewers\Single Content \Add new\Permission\Add</text:p>
          </table:table-cell>
          <table:table-cell table:style-name="ce37" office:value-type="string">
            <text:p>Check view content after assign access right for “any”</text:p>
          </table:table-cell>
          <table:table-cell table:style-name="ce123" office:value-type="string">
            <text:p>Step 1: Add permission for content by any user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>- Click <text:span text:style-name="T9">P</text:span><text:span text:style-name="T10">references</text:span> button</text:p>
            <text:p>- Click on <text:span text:style-name="T9">A</text:span><text:span text:style-name="T10">dd</text:span> <text:span text:style-name="T10">any</text:span> <text:span text:style-name="T10">permission </text:span><text:span text:style-name="T21">icon</text:span></text:p>
            <text:p><text:span text:style-name="T21">- Select Access right</text:span></text:p>
            <text:p><text:span text:style-name="T24">- Click [</text:span><text:span text:style-name="T25">Save</text:span><text:span text:style-name="T24">] button</text:span></text:p>
          </table:table-cell>
          <table:table-cell table:style-name="ce123" office:value-type="string">
            <text:p>- Add permission for content by any user successfully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37" office:value-type="string">
            <text:p>WCM_01_04_01</text:p>
          </table:table-cell>
          <table:table-cell table:style-name="ce121"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table:style-name="ce102" office:value-type="string">
            <text:p>WCM\Viewers\Single Content \Add new\Permission\Add</text:p>
          </table:table-cell>
          <table:table-cell table:style-name="ce123" office:value-type="string">
            <text:p>Check view content after assign access right for “any”</text:p>
          </table:table-cell>
          <table:table-cell table:style-name="ce123" office:value-type="string">
            <text:p>Step 2: Check view content with add permission by any user</text:p>
          </table:table-cell>
          <table:table-cell table:style-name="ce123" office:value-type="string">
            <text:p>- Logout administrator</text:p>
            <text:p>- Access by guest or Login with normal user </text:p>
          </table:table-cell>
          <table:table-cell table:style-name="ce123" office:value-type="string">
            <text:p>- All users can see this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29];6;FIND(&quot;:&quot;;[.F129];1)-FIND(&quot; &quot;;[.F129];1)-1))&gt;VALUE(MID([.F128];6;FIND(&quot;:&quot;;[.F128];1)-FIND(&quot; &quot;;[.F128];1)-1));&quot;&quot;;MAX([.A$7:.A128])+1)" office:value-type="float" office:value="43">
            <text:p>043</text:p>
          </table:table-cell>
          <table:table-cell table:style-name="ce37" office:value-type="string">
            <text:p>WCM_01_04_02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Permission\Edit</text:p>
          </table:table-cell>
          <table:table-cell table:style-name="ce37" office:value-type="string">
            <text:p>Check edit permission when add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37" office:value-type="string">
            <text:p>WCM_01_04_02</text:p>
          </table:table-cell>
          <table:table-cell table:style-name="ce121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02" office:value-type="string">
            <text:p>WCM\Viewers\Single Content \Add new\Permission\Edit</text:p>
          </table:table-cell>
          <table:table-cell table:style-name="ce125" office:value-type="string">
            <text:p>Check edit permission when add new content</text:p>
          </table:table-cell>
          <table:table-cell table:style-name="ce123" office:value-type="string">
            <text:p>Step 2: Show form to edit permission for web content.</text:p>
          </table:table-cell>
          <table:table-cell table:style-name="ce123" office:value-type="string">
            <text:p>- Click [<text:span text:style-name="T9">Pr</text:span><text:span text:style-name="T10">eference</text:span>] button.</text:p>
          </table:table-cell>
          <table:table-cell table:style-name="ce123" office:value-type="string">
            <text:p>- Permission form is shown</text:p>
            <text:p>- There's some default permission in lis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37" office:value-type="string">
            <text:p>WCM_01_04_02</text:p>
          </table:table-cell>
          <table:table-cell table:style-name="ce121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02" office:value-type="string">
            <text:p>WCM\Viewers\Single Content \Add new\Permission\Edit</text:p>
          </table:table-cell>
          <table:table-cell table:style-name="ce125" office:value-type="string">
            <text:p>Check edit permission when add new content</text:p>
          </table:table-cell>
          <table:table-cell table:style-name="ce123" office:value-type="string">
            <text:p>Step 3: Edit permission when add new content</text:p>
          </table:table-cell>
          <table:table-cell table:style-name="ce123" office:value-type="string">
            <text:p>- Click [<text:span text:style-name="T10">Edit</text:span>] icon on list permission</text:p>
            <text:p>- Change assigned right</text:p>
            <text:p>- Click [<text:span text:style-name="T10">Save</text:span>] button</text:p>
          </table:table-cell>
          <table:table-cell table:style-name="ce123" office:value-type="string">
            <text:p>- Permission edited successfully</text:p>
            <text:p>- Information of old permission will fill on select user or group textbox</text:p>
            <text:p>- Old <text:s/>right will be checked on checked box </text:p>
            <text:p>- New permission will display on user or group textbox</text:p>
            <text:p>- Edited permission will affect to conten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32];6;FIND(&quot;:&quot;;[.F132];1)-FIND(&quot; &quot;;[.F132];1)-1))&gt;VALUE(MID([.F131];6;FIND(&quot;:&quot;;[.F131];1)-FIND(&quot; &quot;;[.F131];1)-1));&quot;&quot;;MAX([.A$7:.A131])+1)" office:value-type="float" office:value="44">
            <text:p>044</text:p>
          </table:table-cell>
          <table:table-cell table:style-name="ce37" office:value-type="string">
            <text:p>WCM_01_04_03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Permission\Delete</text:p>
          </table:table-cell>
          <table:table-cell table:style-name="ce37" office:value-type="string">
            <text:p>Check delete permission when add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  <text:p>- Main content was display by defaul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37" office:value-type="string">
            <text:p>WCM_01_04_03</text:p>
          </table:table-cell>
          <table:table-cell table:style-name="ce121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02" office:value-type="string">
            <text:p>WCM\Viewers\Single Content \Add new\Permission\Delete</text:p>
          </table:table-cell>
          <table:table-cell table:style-name="ce125" office:value-type="string">
            <text:p>Check delete permission when add new content</text:p>
          </table:table-cell>
          <table:table-cell table:style-name="ce123" office:value-type="string">
            <text:p>Step 2: Show form to edit permission for web content.</text:p>
          </table:table-cell>
          <table:table-cell table:style-name="ce123" office:value-type="string">
            <text:p>- Click [<text:span text:style-name="T9">Pr</text:span><text:span text:style-name="T10">eference</text:span>] button.</text:p>
            <text:p>- Click [<text:span text:style-name="T10">Delete</text:span>] icon corresponding to the permission you want to remove</text:p>
            <text:p>- Click <text:span text:style-name="T9">OK</text:span> to confirm</text:p>
          </table:table-cell>
          <table:table-cell table:style-name="ce123" office:value-type="string">
            <text:p>The permission is removed from list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34];6;FIND(&quot;:&quot;;[.F134];1)-FIND(&quot; &quot;;[.F134];1)-1))&gt;VALUE(MID([.F133];6;FIND(&quot;:&quot;;[.F133];1)-FIND(&quot; &quot;;[.F133];1)-1));&quot;&quot;;MAX([.A$7:.A133])+1)" office:value-type="float" office:value="45">
            <text:p>045</text:p>
          </table:table-cell>
          <table:table-cell table:style-name="ce37" office:value-type="string">
            <text:p>WCM_01_05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Misc</text:p>
          </table:table-cell>
          <table:table-cell table:style-name="ce37" office:value-type="string">
            <text:p>Check show/hide title for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title for new content</text:p>
          </table:table-cell>
          <table:table-cell table:style-name="ce123" office:value-type="string">
            <text:p>Step 2: Show form to selected option</text:p>
          </table:table-cell>
          <table:table-cell table:style-name="ce123" office:value-type="string">
            <text:p>- Click [<text:span text:style-name="T9">Pr</text:span><text:span text:style-name="T10">eference</text:span>] button.</text:p>
            <text:p>- Choose <text:span text:style-name="T9">Misc</text:span> tab</text:p>
            <text:p/>
          </table:table-cell>
          <table:table-cell table:style-name="ce123" office:value-type="string">
            <text:p>- Display form to select option</text:p>
            <text:p>- In here show title was unchecked and show print was checked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title for new content</text:p>
          </table:table-cell>
          <table:table-cell table:style-name="ce123" office:value-type="string">
            <text:p>Step 3: Select show title</text:p>
          </table:table-cell>
          <table:table-cell table:style-name="ce123" office:value-type="string">
            <text:p>- Select <text:span text:style-name="T9">S</text:span><text:span text:style-name="T10">how</text:span> <text:span text:style-name="T10">title</text:span></text:p>
            <text:p>- Click [<text:span text:style-name="T10">Save</text:span>] button</text:p>
          </table:table-cell>
          <table:table-cell table:style-name="ce123" office:value-type="string">
            <text:p>- Show title option of content was checked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title for new content</text:p>
          </table:table-cell>
          <table:table-cell table:style-name="ce123" office:value-type="string">
            <text:p>Step 4: View with content with show title</text:p>
          </table:table-cell>
          <table:table-cell table:style-name="ce123" office:value-type="string">
            <text:p>- View created web content <text:span text:style-name="T10">(</text:span>if created draft content, have to view in Edit mode<text:span text:style-name="T10">)</text:span></text:p>
          </table:table-cell>
          <table:table-cell table:style-name="ce123" office:value-type="string">
            <text:p>Title of content is show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38];6;FIND(&quot;:&quot;;[.F138];1)-FIND(&quot; &quot;;[.F138];1)-1))&gt;VALUE(MID([.F137];6;FIND(&quot;:&quot;;[.F137];1)-FIND(&quot; &quot;;[.F137];1)-1));&quot;&quot;;MAX([.A$7:.A137])+1)" office:value-type="float" office:value="46">
            <text:p>046</text:p>
          </table:table-cell>
          <table:table-cell table:style-name="ce37" office:value-type="string">
            <text:p>WCM_01_05</text:p>
          </table:table-cell>
          <table:table-cell table:style-name="ce121" table:formula="of:=IF(VALUE(MID([.F138];6;FIND(&quot;:&quot;;[.F138];1)-FIND(&quot; &quot;;[.F138];1)-1))&gt;VALUE(MID([.F137];6;FIND(&quot;:&quot;;[.F137];1)-FIND(&quot; &quot;;[.F137];1)-1));[.C137];[.C137]+1)" office:value-type="float" office:value="2">
            <text:p>002</text:p>
          </table:table-cell>
          <table:table-cell table:style-name="ce102" office:value-type="string">
            <text:p>WCM\Viewers\Single Content \Add new\Misc</text:p>
          </table:table-cell>
          <table:table-cell table:style-name="ce37" office:value-type="string">
            <text:p>Check show/hide print for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print for new content</text:p>
          </table:table-cell>
          <table:table-cell table:style-name="ce123" office:value-type="string">
            <text:p>Step 2: Show form to selected option</text:p>
          </table:table-cell>
          <table:table-cell table:style-name="ce123" office:value-type="string">
            <text:p>- Click [<text:span text:style-name="T9">Pr</text:span><text:span text:style-name="T10">eference</text:span>] button.</text:p>
            <text:p>- Choose <text:span text:style-name="T9">Misc</text:span> tab</text:p>
            <text:p/>
          </table:table-cell>
          <table:table-cell table:style-name="ce123" office:value-type="string">
            <text:p>- Display form to select opti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print for new content</text:p>
          </table:table-cell>
          <table:table-cell table:style-name="ce123" office:value-type="string">
            <text:p>Step 3: Select show title</text:p>
          </table:table-cell>
          <table:table-cell table:style-name="ce123" office:value-type="string">
            <text:p>- Unchecked <text:span text:style-name="T10">show</text:span> <text:span text:style-name="T10">print</text:span></text:p>
            <text:p><text:span text:style-name="T10">- </text:span><text:span text:style-name="T21">Click</text:span><text:span text:style-name="T10"> [Save] </text:span><text:span text:style-name="T21">button</text:span></text:p>
          </table:table-cell>
          <table:table-cell table:style-name="ce123" office:value-type="string">
            <text:p>- Show print of web content was checked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37" office:value-type="string">
            <text:p>WCM_01_05</text:p>
          </table:table-cell>
          <table:table-cell table:style-name="ce121" table:formula="of:=IF(VALUE(MID([.F141];6;FIND(&quot;:&quot;;[.F141];1)-FIND(&quot; &quot;;[.F141];1)-1))&gt;VALUE(MID([.F140];6;FIND(&quot;:&quot;;[.F140];1)-FIND(&quot; &quot;;[.F140];1)-1));[.C140];[.C140]+1)" office:value-type="float" office:value="2">
            <text:p>002</text:p>
          </table:table-cell>
          <table:table-cell table:style-name="ce102" office:value-type="string">
            <text:p>WCM\Viewers\Single Content \Add new\Misc</text:p>
          </table:table-cell>
          <table:table-cell table:style-name="ce123" office:value-type="string">
            <text:p>Check show/hide print for new content</text:p>
          </table:table-cell>
          <table:table-cell table:style-name="ce123" office:value-type="string">
            <text:p>Step 4: View content with show print was unchecked</text:p>
          </table:table-cell>
          <table:table-cell table:style-name="ce123" office:value-type="string">
            <text:p>- View just created web content</text:p>
          </table:table-cell>
          <table:table-cell table:style-name="ce123" office:value-type="string">
            <text:p>- This content will display without print ico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42];6;FIND(&quot;:&quot;;[.F142];1)-FIND(&quot; &quot;;[.F142];1)-1))&gt;VALUE(MID([.F141];6;FIND(&quot;:&quot;;[.F141];1)-FIND(&quot; &quot;;[.F141];1)-1));&quot;&quot;;MAX([.A$7:.A141])+1)" office:value-type="float" office:value="47">
            <text:p>047</text:p>
          </table:table-cell>
          <table:table-cell table:style-name="ce37" office:value-type="string">
            <text:p>WCM_01_06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 \Add new\Status</text:p>
          </table:table-cell>
          <table:table-cell table:style-name="ce37" office:value-type="string">
            <text:p>Check create live status of content when add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37" office:value-type="string">
            <text:p>WCM_01_06</text:p>
          </table:table-cell>
          <table:table-cell table:style-name="ce121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02" office:value-type="string">
            <text:p>WCM\Viewers\Single Content \Add new\Status</text:p>
          </table:table-cell>
          <table:table-cell table:style-name="ce125" office:value-type="string">
            <text:p>Check create live status of content when add new content</text:p>
          </table:table-cell>
          <table:table-cell table:style-name="ce123" office:value-type="string">
            <text:p>Step 2: Add main content</text:p>
          </table:table-cell>
          <table:table-cell table:style-name="ce123" office:value-type="string">
            <text:p>- Input needed values</text:p>
            <text:p>- Click [<text:span text:style-name="T10">Fast</text:span> <text:span text:style-name="T10">publish</text:span>]</text:p>
          </table:table-cell>
          <table:table-cell table:style-name="ce123" office:value-type="string">
            <text:p>- New content was created successfully &amp; can be seen in both View &amp; Edit mode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44];6;FIND(&quot;:&quot;;[.F144];1)-FIND(&quot; &quot;;[.F144];1)-1))&gt;VALUE(MID([.F143];6;FIND(&quot;:&quot;;[.F143];1)-FIND(&quot; &quot;;[.F143];1)-1));&quot;&quot;;MAX([.A$7:.A143])+1)" office:value-type="float" office:value="48">
            <text:p>048</text:p>
          </table:table-cell>
          <table:table-cell table:style-name="ce37" office:value-type="string">
            <text:p>WCM_01_06</text:p>
          </table:table-cell>
          <table:table-cell table:style-name="ce121"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102" office:value-type="string">
            <text:p>WCM\Viewers\Single Content \Add new\Status</text:p>
          </table:table-cell>
          <table:table-cell table:style-name="ce37" office:value-type="string">
            <text:p>Check create draft status of content when add new content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6">- Login by administrator </text:span><text:span text:style-name="T16">or upper user</text:span></text:p>
            <text:p><text:span text:style-name="T11">- Create new Single </text:span><text:span text:style-name="T11">Content Viewer page [</text:span><text:span text:style-name="T11"><text:a xlink:href="#Create_SCV">Detail</text:a></text:span><text:span text:style-name="T11">]</text:span></text:p>
            <text:p><text:span text:style-name="T11">- Click “</text:span><text:span text:style-name="T12">Create a new </text:span><text:span text:style-name="T12">content</text:span><text:span text:style-name="T11">” <text:s/>option</text:span></text:p>
            <text:p><text:span text:style-name="T16">- Type data on title field</text:span></text:p>
            <text:p><text:span text:style-name="T16">- Click [</text:span><text:span text:style-name="T19">Save</text:span><text:span text:style-name="T16">] button</text:span></text:p>
            <text:p/>
          </table:table-cell>
          <table:table-cell table:style-name="ce123" office:value-type="string">
            <text:p>- Add new content form was show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37" office:value-type="string">
            <text:p>WCM_01_06</text:p>
          </table:table-cell>
          <table:table-cell table:style-name="ce121"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102" office:value-type="string">
            <text:p>WCM\Viewers\Single Content \Add new\Status</text:p>
          </table:table-cell>
          <table:table-cell table:style-name="ce125" office:value-type="string">
            <text:p>Check create draft status of content when add new content</text:p>
          </table:table-cell>
          <table:table-cell table:style-name="ce123" office:value-type="string">
            <text:p>Step 2: Add main content</text:p>
          </table:table-cell>
          <table:table-cell table:style-name="ce123" office:value-type="string">
            <text:p>- Input needed values</text:p>
            <text:p>- Click [<text:span text:style-name="T10">Save Draft</text:span>]</text:p>
          </table:table-cell>
          <table:table-cell table:style-name="ce123" office:value-type="string">
            <text:p>Create new content successfully. If is in View mode, this content can not be shown, if in Edit mode, this content is shown with [Draft] statu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1">
          <table:table-cell table:style-name="ce110" table:formula="of:=IF(VALUE(MID([.F146];6;FIND(&quot;:&quot;;[.F146];1)-FIND(&quot; &quot;;[.F146];1)-1))&gt;VALUE(MID([.F145];6;FIND(&quot;:&quot;;[.F145];1)-FIND(&quot; &quot;;[.F145];1)-1));&quot;&quot;;MAX([.A$7:.A145])+1)" office:value-type="float" office:value="49">
            <text:p>049</text:p>
          </table:table-cell>
          <table:table-cell table:style-name="ce37" office:value-type="string">
            <text:p>WCM_01_06</text:p>
          </table:table-cell>
          <table:table-cell table:style-name="ce121"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table:style-name="ce102" office:value-type="string">
            <text:p>WCM\Viewers\Single Content \Add new\Status</text:p>
          </table:table-cell>
          <table:table-cell table:style-name="ce37" office:value-type="string">
            <text:p>Check create draft status of content when only input Web content title</text:p>
          </table:table-cell>
          <table:table-cell table:style-name="ce123" office:value-type="string">
            <text:p>Step 1: Show form to add content</text:p>
          </table:table-cell>
          <table:table-cell table:style-name="ce129" office:value-type="string">
            <text:p><text:span text:style-name="T17">- Login by administrator </text:span><text:span text:style-name="T17">or upper user</text:span></text:p>
            <text:p><text:span text:style-name="T17">- Show form to add </text:span><text:span text:style-name="T17">content by choosing </text:span><text:span text:style-name="T17">Add Content in tool bar </text:span></text:p>
            <text:p><text:span text:style-name="T17">- Choose Create new </text:span><text:span text:style-name="T17">content</text:span></text:p>
            <text:p>- Input data on Title field</text:p>
            <text:p>- Click [<text:span text:style-name="T9">Save]</text:span></text:p>
            <text:p><text:span text:style-name="T4">- Click [</text:span><text:span text:style-name="T9">Close</text:span><text:span text:style-name="T4">]</text:span></text:p>
          </table:table-cell>
          <table:table-cell table:style-name="ce123" office:value-type="string">
            <text:p>Create new content with Draft status successfully. If is in View mode, this content can not be shown, if in Edit mode, this content is shown with [Draft] statu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47];6;FIND(&quot;:&quot;;[.F147];1)-FIND(&quot; &quot;;[.F147];1)-1))&gt;VALUE(MID([.F146];6;FIND(&quot;:&quot;;[.F146];1)-FIND(&quot; &quot;;[.F146];1)-1));&quot;&quot;;MAX([.A$7:.A146])+1)" office:value-type="float" office:value="50">
            <text:p>050</text:p>
          </table:table-cell>
          <table:table-cell table:style-name="ce37" office:value-type="string">
            <text:p>WCM_01_06</text:p>
          </table:table-cell>
          <table:table-cell table:style-name="ce121" table:formula="of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102" office:value-type="string">
            <text:p>WCM\Viewers\Single Content \Add new\Status</text:p>
          </table:table-cell>
          <table:table-cell table:style-name="ce37" office:value-type="string">
            <text:p>Check status of content after being created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- Login by admin</text:p>
            <text:p>- Create content with draft status [<text:a xlink:href="#WCM_01_06_002">details</text:a>] or live status[<text:a xlink:href="#WCM_01_06_001">details</text:a>]</text:p>
          </table:table-cell>
          <table:table-cell table:style-name="ce123" office:value-type="string">
            <text:p>Content is added &amp; displayed on scree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37" office:value-type="string">
            <text:p>WCM_01_06</text:p>
          </table:table-cell>
          <table:table-cell table:style-name="ce121" table:formula="of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102" office:value-type="string">
            <text:p>WCM\Viewers\Single Content \Add new\Status</text:p>
          </table:table-cell>
          <table:table-cell table:style-name="ce125" office:value-type="string">
            <text:p>Check status of content after being created</text:p>
          </table:table-cell>
          <table:table-cell table:style-name="ce123" office:value-type="string">
            <text:p>Step 2: Show form to check status</text:p>
          </table:table-cell>
          <table:table-cell table:style-name="ce123" office:value-type="string">
            <text:p>- Move mouse on <text:span text:style-name="T9">Groups-&gt;</text:span> <text:span text:style-name="T10">Sites</text:span> <text:span text:style-name="T10">Explorer</text:span></text:p>
            <text:p><text:span text:style-name="T4">- Select</text:span><text:span text:style-name="T10"> Sites </text:span><text:span text:style-name="T10">Management</text:span></text:p>
            <text:p><text:span text:style-name="T4">- Select a site where </text:span><text:span text:style-name="T4">contains this web </text:span><text:span text:style-name="T4">content</text:span></text:p>
            <text:p>- Click on web content folder of the selected site</text:p>
          </table:table-cell>
          <table:table-cell table:style-name="ce123" office:value-type="string">
            <text:p>- Display all sites on left panel</text:p>
            <text:p>- Display list view with some <text:s/>fields: title, by date, author, status. </text:p>
            <text:p>- We can see status of all content on web content folder on right panel in status field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49];6;FIND(&quot;:&quot;;[.F149];1)-FIND(&quot; &quot;;[.F149];1)-1))&gt;VALUE(MID([.F148];6;FIND(&quot;:&quot;;[.F148];1)-FIND(&quot; &quot;;[.F148];1)-1));&quot;&quot;;MAX([.A$7:.A148])+1)" office:value-type="float" office:value="51">
            <text:p>051</text:p>
          </table:table-cell>
          <table:table-cell table:style-name="ce37" office:value-type="string">
            <text:p>WCM_01_07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Single Content \Add new\View</text:p>
          </table:table-cell>
          <table:table-cell table:style-name="ce37" office:value-type="string">
            <text:p>Check display content in single content viewer in Live mode and Edit mode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<text:span text:style-name="T17">- Login by admin</text:span></text:p>
            <text:p/>
          </table:table-cell>
          <table:table-cell table:style-name="ce123" office:value-type="string">
            <text:p>Overview page is displayed</text:p>
            <text:p>Live mode is defaulted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37" office:value-type="string">
            <text:p>WCM_01_07</text:p>
          </table:table-cell>
          <table:table-cell table:style-name="ce121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23" office:value-type="string">
            <text:p>WCM\Viewers\Single Content \Add new\View</text:p>
          </table:table-cell>
          <table:table-cell table:style-name="ce123" office:value-type="string">
            <text:p>Check display content in single content viewer in Live mode and Edit mode</text:p>
          </table:table-cell>
          <table:table-cell table:style-name="ce131" office:value-type="string">
            <text:p>Step 2: Check content display in Live mode</text:p>
          </table:table-cell>
          <table:table-cell table:style-name="ce129" office:value-type="string">
            <text:p>- Add some Draft and Published web contents in Overview page. <text:s/></text:p>
          </table:table-cell>
          <table:table-cell table:style-name="ce129" office:value-type="string">
            <text:p>Only display the published web contents in Overview page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5">
          <table:table-cell table:style-name="ce110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37" office:value-type="string">
            <text:p>WCM_01_07</text:p>
          </table:table-cell>
          <table:table-cell table:style-name="ce121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23" office:value-type="string">
            <text:p>WCM\Viewers\Single Content \Add new\View</text:p>
          </table:table-cell>
          <table:table-cell table:style-name="ce123" office:value-type="string">
            <text:p>Check display content in single content viewer in Live mode and Edit mode</text:p>
          </table:table-cell>
          <table:table-cell table:style-name="ce131" office:value-type="string">
            <text:p>Step 3: Check content displayed in Edit mode</text:p>
          </table:table-cell>
          <table:table-cell table:style-name="ce62" office:value-type="string">
            <text:p><text:span text:style-name="T4">In Overview page, click </text:span><text:span text:style-name="T4">[</text:span>Edit mode<text:span text:style-name="T4">] icon in the </text:span><text:span text:style-name="T4">top right corner of this </text:span><text:span text:style-name="T4">page</text:span></text:p>
          </table:table-cell>
          <table:table-cell table:style-name="ce140" office:value-type="string">
            <text:p>Only display the Draft web contents in Overview page with “Draft” notification together with Quick Edit icons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7">
          <table:table-cell table:style-name="ce110" table:formula="of:=IF(VALUE(MID([.F152];6;FIND(&quot;:&quot;;[.F152];1)-FIND(&quot; &quot;;[.F152];1)-1))&gt;VALUE(MID([.F151];6;FIND(&quot;:&quot;;[.F151];1)-FIND(&quot; &quot;;[.F151];1)-1));&quot;&quot;;MAX([.A$7:.A151])+1)" office:value-type="float" office:value="52">
            <text:p>052</text:p>
          </table:table-cell>
          <table:table-cell table:style-name="ce37" office:value-type="string">
            <text:p>WCM_01_07</text:p>
          </table:table-cell>
          <table:table-cell table:style-name="ce121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123" office:value-type="string">
            <text:p>WCM\Viewers\Single Content \Add new\View</text:p>
          </table:table-cell>
          <table:table-cell table:style-name="ce37" office:value-type="string">
            <text:p>Test view content, which have some revision by single content viewer 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<text:span text:style-name="T17">- Login by admin</text:span></text:p>
            <text:p>- In Overview page, show form to add a web content having status=Published by choosing Add Content in tool bar [<text:a xlink:href="#WCM_01_06_050">details</text:a>]</text:p>
          </table:table-cell>
          <table:table-cell table:style-name="ce123" office:value-type="string">
            <text:p>Content is added &amp; displayed on in this page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9">
          <table:table-cell table:style-name="ce110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37" office:value-type="string">
            <text:p>WCM_01_07</text:p>
          </table:table-cell>
          <table:table-cell table:style-name="ce121"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table:style-name="ce123" office:value-type="string">
            <text:p>WCM\Viewers\Single Content \Add new\View</text:p>
          </table:table-cell>
          <table:table-cell table:style-name="ce123" office:value-type="string">
            <text:p>Test view content, which </text:p>
            <text:p>have some revision by</text:p>
            <text:p>single content viewer </text:p>
          </table:table-cell>
          <table:table-cell table:style-name="ce131" office:value-type="string">
            <text:p>Step 2: Check the display of Draft revision </text:p>
          </table:table-cell>
          <table:table-cell table:style-name="ce129" office:value-type="string">
            <text:p>- Open Edit mode</text:p>
            <text:p>- Click Quick Edit icon next to this web content </text:p>
            <text:p>- Edit some information in this web content </text:p>
            <text:p>- Click [<text:span text:style-name="T9">Save Draft</text:span>]</text:p>
          </table:table-cell>
          <table:table-cell table:style-name="ce129" office:value-type="string">
            <text:p>- Display this web content with "Draft" notification and display content which has just been edited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37" office:value-type="string">
            <text:p>WCM_01_07</text:p>
          </table:table-cell>
          <table:table-cell table:style-name="ce121"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123" office:value-type="string">
            <text:p>WCM\Viewers\Single Content \Add new\View</text:p>
          </table:table-cell>
          <table:table-cell table:style-name="ce123" office:value-type="string">
            <text:p>Test view content, which </text:p>
            <text:p>have some revision by</text:p>
            <text:p>single content viewer </text:p>
          </table:table-cell>
          <table:table-cell table:style-name="ce131" office:value-type="string">
            <text:p>Step 3: Check the display of Published revision</text:p>
          </table:table-cell>
          <table:table-cell table:style-name="ce131" office:value-type="string">
            <text:p>Open Live mode </text:p>
          </table:table-cell>
          <table:table-cell table:style-name="ce129" office:value-type="string">
            <text:p>Display the published version which is the same to content in step 1 </text:p>
          </table:table-cell>
          <table:table-cell table:style-name="ce123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155];6;FIND(&quot;:&quot;;[.F155];1)-FIND(&quot; &quot;;[.F155];1)-1))&gt;VALUE(MID([.F154];6;FIND(&quot;:&quot;;[.F154];1)-FIND(&quot; &quot;;[.F154];1)-1));&quot;&quot;;MAX([.A$7:.A154])+1)" office:value-type="float" office:value="53">
            <text:p>053</text:p>
          </table:table-cell>
          <table:table-cell table:style-name="ce60" office:value-type="string">
            <text:p>WCM_02_01</text:p>
          </table:table-cell>
          <table:table-cell table:style-name="ce121" office:value-type="float" office:value="1">
            <text:p>001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lect existing web content to add on Single content viewer</text:p>
          </table:table-cell>
          <table:table-cell table:style-name="ce129" office:value-type="string">
            <text:p>Step 1: Add web content</text:p>
          </table:table-cell>
          <table:table-cell table:style-name="ce129" office:value-type="string">
            <text:p>- Login by legal user</text:p>
            <text:p>- Create some web content (in Site Explorer or from Admin bar)</text:p>
          </table:table-cell>
          <table:table-cell table:style-name="ce123" office:value-type="string">
            <text:p>Create new web content successfully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56];6;FIND(&quot;:&quot;;[.F156];1)-FIND(&quot; &quot;;[.F156];1)-1))&gt;VALUE(MID([.F155];6;FIND(&quot;:&quot;;[.F155];1)-FIND(&quot; &quot;;[.F155];1)-1));[.C155];[.C155]+1)" office:value-type="float" office:value="1">
            <text:p>001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lect existing web content to add on Single content viewer</text:p>
          </table:table-cell>
          <table:table-cell table:style-name="ce123" office:value-type="string">
            <text:p>Step 2: Display form to select existing content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23" office:value-type="string">
            <text:p>Content selector is shown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57];6;FIND(&quot;:&quot;;[.F157];1)-FIND(&quot; &quot;;[.F157];1)-1))&gt;VALUE(MID([.F156];6;FIND(&quot;:&quot;;[.F156];1)-FIND(&quot; &quot;;[.F156];1)-1));[.C156];[.C156]+1)" office:value-type="float" office:value="1">
            <text:p>001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lect existing web content to add on Single content viewer</text:p>
          </table:table-cell>
          <table:table-cell table:style-name="ce132" office:value-type="string">
            <text:p>Step 3: Select content</text:p>
          </table:table-cell>
          <table:table-cell table:style-name="ce123" office:value-type="string">
            <text:p>- Choose Web Content for Filter by</text:p>
            <text:p>- Select path from left pane</text:p>
            <text:p>- Click Select icon correspond to web content Add column in right pane</text:p>
          </table:table-cell>
          <table:table-cell table:style-name="ce123" office:value-type="string">
            <text:p>Selected web content is shown in page in both View &amp; Edit mode if it is published, otherwise, it is shown in Edit mode with Draft status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58];6;FIND(&quot;:&quot;;[.F158];1)-FIND(&quot; &quot;;[.F158];1)-1))&gt;VALUE(MID([.F157];6;FIND(&quot;:&quot;;[.F157];1)-FIND(&quot; &quot;;[.F157];1)-1));&quot;&quot;;MAX([.A$7:.A157])+1)" office:value-type="float" office:value="54">
            <text:p>054</text:p>
          </table:table-cell>
          <table:table-cell table:style-name="ce60" office:value-type="string">
            <text:p>WCM_02_01</text:p>
          </table:table-cell>
          <table:table-cell table:style-name="ce121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arch by name of content when select existing content to view 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2" office:value-type="string">
            <text:p>Step 5: Search by name of content</text:p>
          </table:table-cell>
          <table:table-cell table:style-name="ce123"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table:style-name="ce123"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163];6;FIND(&quot;:&quot;;[.F163];1)-FIND(&quot; &quot;;[.F163];1)-1))&gt;VALUE(MID([.F162];6;FIND(&quot;:&quot;;[.F162];1)-FIND(&quot; &quot;;[.F162];1)-1));&quot;&quot;;MAX([.A$7:.A162])+1)" office:value-type="float" office:value="55">
            <text:p>055</text:p>
          </table:table-cell>
          <table:table-cell table:style-name="ce38" office:value-type="string">
            <text:p>WCM_02_01</text:p>
          </table:table-cell>
          <table:table-cell table:style-name="ce121" table:formula="of:=IF(VALUE(MID([.F163];6;FIND(&quot;:&quot;;[.F163];1)-FIND(&quot; &quot;;[.F163];1)-1))&gt;VALUE(MID([.F162];6;FIND(&quot;:&quot;;[.F162];1)-FIND(&quot; &quot;;[.F162];1)-1));[.C162];[.C162]+1)" office:value-type="float" office:value="3">
            <text:p>003</text:p>
          </table:table-cell>
          <table:table-cell table:style-name="ce124" office:value-type="string">
            <text:p>WCM\Viewers\Single content\Select\Content</text:p>
          </table:table-cell>
          <table:table-cell table:style-name="ce38" office:value-type="string">
            <text:p>Test Search by name <text:s/>with blank keyword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164];6;FIND(&quot;:&quot;;[.F164];1)-FIND(&quot; &quot;;[.F164];1)-1))&gt;VALUE(MID([.F163];6;FIND(&quot;:&quot;;[.F163];1)-FIND(&quot; &quot;;[.F163];1)-1));[.C163];[.C163]+1)" office:value-type="float" office:value="3">
            <text:p>003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Test Search by name <text:s/>with blank keyword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165];6;FIND(&quot;:&quot;;[.F165];1)-FIND(&quot; &quot;;[.F165];1)-1))&gt;VALUE(MID([.F164];6;FIND(&quot;:&quot;;[.F164];1)-FIND(&quot; &quot;;[.F164];1)-1));[.C164];[.C164]+1)" office:value-type="float" office:value="3">
            <text:p>003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Test Search by name <text:s/>with blank keyword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166];6;FIND(&quot;:&quot;;[.F166];1)-FIND(&quot; &quot;;[.F166];1)-1))&gt;VALUE(MID([.F165];6;FIND(&quot;:&quot;;[.F165];1)-FIND(&quot; &quot;;[.F165];1)-1));[.C165];[.C165]+1)" office:value-type="float" office:value="3">
            <text:p>003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Test Search by name <text:s/>with blank keyword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167];6;FIND(&quot;:&quot;;[.F167];1)-FIND(&quot; &quot;;[.F167];1)-1))&gt;VALUE(MID([.F166];6;FIND(&quot;:&quot;;[.F166];1)-FIND(&quot; &quot;;[.F166];1)-1));[.C166];[.C166]+1)" office:value-type="float" office:value="3">
            <text:p>003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Test Search by name <text:s/>with blank keyword</text:p>
          </table:table-cell>
          <table:table-cell table:style-name="ce132" office:value-type="string">
            <text:p>Step 5: Search by name of content</text:p>
          </table:table-cell>
          <table:table-cell table:style-name="ce123"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table:style-name="ce123" office:value-type="string">
            <text:p>An alert message is prompted to request user input keyword in Search by name field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168];6;FIND(&quot;:&quot;;[.F168];1)-FIND(&quot; &quot;;[.F168];1)-1))&gt;VALUE(MID([.F167];6;FIND(&quot;:&quot;;[.F167];1)-FIND(&quot; &quot;;[.F167];1)-1));&quot;&quot;;MAX([.A$7:.A167])+1)" office:value-type="float" office:value="56">
            <text:p>056</text:p>
          </table:table-cell>
          <table:table-cell table:style-name="ce116" office:value-type="string">
            <text:p>WCM_02_01</text:p>
          </table:table-cell>
          <table:table-cell table:style-name="ce121" table:formula="of:=IF(VALUE(MID([.F168];6;FIND(&quot;:&quot;;[.F168];1)-FIND(&quot; &quot;;[.F168];1)-1))&gt;VALUE(MID([.F167];6;FIND(&quot;:&quot;;[.F167];1)-FIND(&quot; &quot;;[.F167];1)-1));[.C167];[.C167]+1)" office:value-type="float" office:value="4">
            <text:p>004</text:p>
          </table:table-cell>
          <table:table-cell table:style-name="ce124" office:value-type="string">
            <text:p>WCM\Viewers\Single content\Select\Content</text:p>
          </table:table-cell>
          <table:table-cell table:style-name="ce116" office:value-type="string">
            <text:p>Check Search a word or </text:p>
            <text:p>phrase in content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69];6;FIND(&quot;:&quot;;[.F169];1)-FIND(&quot; &quot;;[.F169];1)-1))&gt;VALUE(MID([.F168];6;FIND(&quot;:&quot;;[.F168];1)-FIND(&quot; &quot;;[.F168];1)-1));[.C168];[.C168]+1)" office:value-type="float" office:value="4">
            <text:p>004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1];6;FIND(&quot;:&quot;;[.F171];1)-FIND(&quot; &quot;;[.F171];1)-1))&gt;VALUE(MID([.F170];6;FIND(&quot;:&quot;;[.F170];1)-FIND(&quot; &quot;;[.F170];1)-1));[.C170];[.C170]+1)" office:value-type="float" office:value="4">
            <text:p>004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2];6;FIND(&quot;:&quot;;[.F172];1)-FIND(&quot; &quot;;[.F172];1)-1))&gt;VALUE(MID([.F171];6;FIND(&quot;:&quot;;[.F171];1)-FIND(&quot; &quot;;[.F171];1)-1));[.C171];[.C171]+1)" office:value-type="float" office:value="4">
            <text:p>004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2" office:value-type="string">
            <text:p>Step 5: Search a word or phrase in content</text:p>
          </table:table-cell>
          <table:table-cell table:style-name="ce123" office:value-type="string">
            <text:p>- Select a suitable site in Site Name field.</text:p>
            <text:p>- Select <text:span text:style-name="T9">A word or </text:span><text:span text:style-name="T9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table:style-name="ce123" office:value-type="string">
            <text:p>- Can search all contents have <text:s/>match keyword</text:p>
          </table:table-cell>
          <table:table-cell table:style-name="ce123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73];6;FIND(&quot;:&quot;;[.F173];1)-FIND(&quot; &quot;;[.F173];1)-1))&gt;VALUE(MID([.F172];6;FIND(&quot;:&quot;;[.F172];1)-FIND(&quot; &quot;;[.F172];1)-1));&quot;&quot;;MAX([.A$7:.A172])+1)" office:value-type="float" office:value="57">
            <text:p>057</text:p>
          </table:table-cell>
          <table:table-cell table:style-name="ce116" office:value-type="string">
            <text:p>WCM_02_01</text:p>
          </table:table-cell>
          <table:table-cell table:style-name="ce121" table:formula="of:=IF(VALUE(MID([.F173];6;FIND(&quot;:&quot;;[.F173];1)-FIND(&quot; &quot;;[.F173];1)-1))&gt;VALUE(MID([.F172];6;FIND(&quot;:&quot;;[.F172];1)-FIND(&quot; &quot;;[.F172];1)-1));[.C172];[.C172]+1)" office:value-type="float" office:value="5">
            <text:p>005</text:p>
          </table:table-cell>
          <table:table-cell table:style-name="ce124" office:value-type="string">
            <text:p>WCM\Viewers\Single content\Select\Content</text:p>
          </table:table-cell>
          <table:table-cell table:style-name="ce116" office:value-type="string">
            <text:p>Check Search by date </text:p>
            <text:p>in content in case choose [From] field less than [To] field when select 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4];6;FIND(&quot;:&quot;;[.F174];1)-FIND(&quot; &quot;;[.F174];1)-1))&gt;VALUE(MID([.F173];6;FIND(&quot;:&quot;;[.F173];1)-FIND(&quot; &quot;;[.F173];1)-1));[.C173];[.C173]+1)" office:value-type="float" office:value="5">
            <text:p>005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5];6;FIND(&quot;:&quot;;[.F175];1)-FIND(&quot; &quot;;[.F175];1)-1))&gt;VALUE(MID([.F174];6;FIND(&quot;:&quot;;[.F174];1)-FIND(&quot; &quot;;[.F174];1)-1));[.C174];[.C174]+1)" office:value-type="float" office:value="5">
            <text:p>005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6];6;FIND(&quot;:&quot;;[.F176];1)-FIND(&quot; &quot;;[.F176];1)-1))&gt;VALUE(MID([.F175];6;FIND(&quot;:&quot;;[.F175];1)-FIND(&quot; &quot;;[.F175];1)-1));[.C175];[.C175]+1)" office:value-type="float" office:value="5">
            <text:p>005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7];6;FIND(&quot;:&quot;;[.F177];1)-FIND(&quot; &quot;;[.F177];1)-1))&gt;VALUE(MID([.F176];6;FIND(&quot;:&quot;;[.F176];1)-FIND(&quot; &quot;;[.F176];1)-1));[.C176];[.C176]+1)" office:value-type="float" office:value="5">
            <text:p>005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table:style-name="ce123" office:value-type="string">
            <text:p>- Can search all contents have match keyword</text:p>
            <text:p>- Will display all contents on Search Result tab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116" office:value-type="string">
            <text:p>WCM_02_01</text:p>
          </table:table-cell>
          <table:table-cell table:style-name="ce121" table:formula="of:=IF(VALUE(MID([.F178];6;FIND(&quot;:&quot;;[.F178];1)-FIND(&quot; &quot;;[.F178];1)-1))&gt;VALUE(MID([.F177];6;FIND(&quot;:&quot;;[.F177];1)-FIND(&quot; &quot;;[.F177];1)-1));[.C177];[.C177]+1)" office:value-type="float" office:value="6">
            <text:p>006</text:p>
          </table:table-cell>
          <table:table-cell table:style-name="ce124" office:value-type="string">
            <text:p>WCM\Viewers\Single content\Select\Content</text:p>
          </table:table-cell>
          <table:table-cell table:style-name="ce11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79];6;FIND(&quot;:&quot;;[.F179];1)-FIND(&quot; &quot;;[.F179];1)-1))&gt;VALUE(MID([.F178];6;FIND(&quot;:&quot;;[.F178];1)-FIND(&quot; &quot;;[.F178];1)-1));[.C178];[.C178]+1)" office:value-type="float" office:value="6">
            <text:p>006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0];6;FIND(&quot;:&quot;;[.F180];1)-FIND(&quot; &quot;;[.F180];1)-1))&gt;VALUE(MID([.F179];6;FIND(&quot;:&quot;;[.F179];1)-FIND(&quot; &quot;;[.F179];1)-1));[.C179];[.C179]+1)" office:value-type="float" office:value="6">
            <text:p>006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1];6;FIND(&quot;:&quot;;[.F181];1)-FIND(&quot; &quot;;[.F181];1)-1))&gt;VALUE(MID([.F180];6;FIND(&quot;:&quot;;[.F180];1)-FIND(&quot; &quot;;[.F180];1)-1));[.C180];[.C180]+1)" office:value-type="float" office:value="6">
            <text:p>006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2];6;FIND(&quot;:&quot;;[.F182];1)-FIND(&quot; &quot;;[.F182];1)-1))&gt;VALUE(MID([.F181];6;FIND(&quot;:&quot;;[.F181];1)-FIND(&quot; &quot;;[.F181];1)-1));[.C181];[.C181]+1)" office:value-type="float" office:value="6">
            <text:p>006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27" office:value-type="string">
            <text:p>- Show alert message to inform invalid date and request user input again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83];6;FIND(&quot;:&quot;;[.F183];1)-FIND(&quot; &quot;;[.F183];1)-1))&gt;VALUE(MID([.F182];6;FIND(&quot;:&quot;;[.F182];1)-FIND(&quot; &quot;;[.F182];1)-1));&quot;&quot;;MAX([.A$7:.A182])+1)" office:value-type="float" office:value="59">
            <text:p>059</text:p>
          </table:table-cell>
          <table:table-cell table:style-name="ce61" office:value-type="string">
            <text:p>WCM_02_01</text:p>
          </table:table-cell>
          <table:table-cell table:style-name="ce121" table:formula="of:=IF(VALUE(MID([.F183];6;FIND(&quot;:&quot;;[.F183];1)-FIND(&quot; &quot;;[.F183];1)-1))&gt;VALUE(MID([.F182];6;FIND(&quot;:&quot;;[.F182];1)-FIND(&quot; &quot;;[.F182];1)-1));[.C182];[.C182]+1)" office:value-type="float" office:value="7">
            <text:p>007</text:p>
          </table:table-cell>
          <table:table-cell table:style-name="ce124" office:value-type="string">
            <text:p>WCM\Viewers\Single content\Select\Content</text:p>
          </table:table-cell>
          <table:table-cell table:style-name="ce61" office:value-type="string">
            <text:p>Check Search by date </text:p>
            <text:p>in content in case choose [From] field greater than current by date when select</text:p>
            <text:p>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4];6;FIND(&quot;:&quot;;[.F184];1)-FIND(&quot; &quot;;[.F184];1)-1))&gt;VALUE(MID([.F183];6;FIND(&quot;:&quot;;[.F183];1)-FIND(&quot; &quot;;[.F183];1)-1));[.C183];[.C183]+1)" office:value-type="float" office:value="7">
            <text:p>007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5];6;FIND(&quot;:&quot;;[.F185];1)-FIND(&quot; &quot;;[.F185];1)-1))&gt;VALUE(MID([.F184];6;FIND(&quot;:&quot;;[.F184];1)-FIND(&quot; &quot;;[.F184];1)-1));[.C184];[.C184]+1)" office:value-type="float" office:value="7">
            <text:p>007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6];6;FIND(&quot;:&quot;;[.F186];1)-FIND(&quot; &quot;;[.F186];1)-1))&gt;VALUE(MID([.F185];6;FIND(&quot;:&quot;;[.F185];1)-FIND(&quot; &quot;;[.F185];1)-1));[.C185];[.C185]+1)" office:value-type="float" office:value="7">
            <text:p>007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4">
          <table:table-cell table:style-name="ce110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61" office:value-type="string">
            <text:p>WCM_02_01</text:p>
          </table:table-cell>
          <table:table-cell table:style-name="ce121" table:formula="of:=IF(VALUE(MID([.F187];6;FIND(&quot;:&quot;;[.F187];1)-FIND(&quot; &quot;;[.F187];1)-1))&gt;VALUE(MID([.F186];6;FIND(&quot;:&quot;;[.F186];1)-FIND(&quot; &quot;;[.F186];1)-1));[.C186];[.C186]+1)" office:value-type="float" office:value="7">
            <text:p>007</text:p>
          </table:table-cell>
          <table:table-cell table:style-name="ce124" office:value-type="string">
            <text:p>WCM\Viewers\Single content\Select\Content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27" office:value-type="string">
            <text:p>Display “Empty data” in Result form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88];6;FIND(&quot;:&quot;;[.F188];1)-FIND(&quot; &quot;;[.F188];1)-1))&gt;VALUE(MID([.F187];6;FIND(&quot;:&quot;;[.F187];1)-FIND(&quot; &quot;;[.F187];1)-1));&quot;&quot;;MAX([.A$7:.A187])+1)" office:value-type="float" office:value="60">
            <text:p>060</text:p>
          </table:table-cell>
          <table:table-cell table:style-name="ce60" office:value-type="string">
            <text:p>WCM_02_01</text:p>
          </table:table-cell>
          <table:table-cell table:style-name="ce121" table:formula="of:=IF(VALUE(MID([.F188];6;FIND(&quot;:&quot;;[.F188];1)-FIND(&quot; &quot;;[.F188];1)-1))&gt;VALUE(MID([.F187];6;FIND(&quot;:&quot;;[.F187];1)-FIND(&quot; &quot;;[.F187];1)-1));[.C187];[.C187]+1)" office:value-type="float" office:value="8">
            <text:p>008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arch by date in content in case choose only [To date] field when select 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89];6;FIND(&quot;:&quot;;[.F189];1)-FIND(&quot; &quot;;[.F189];1)-1))&gt;VALUE(MID([.F188];6;FIND(&quot;:&quot;;[.F188];1)-FIND(&quot; &quot;;[.F188];1)-1));[.C188];[.C188]+1)" office:value-type="float" office:value="8">
            <text:p>008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0];6;FIND(&quot;:&quot;;[.F190];1)-FIND(&quot; &quot;;[.F190];1)-1))&gt;VALUE(MID([.F189];6;FIND(&quot;:&quot;;[.F189];1)-FIND(&quot; &quot;;[.F189];1)-1));[.C189];[.C189]+1)" office:value-type="float" office:value="8">
            <text:p>008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1];6;FIND(&quot;:&quot;;[.F191];1)-FIND(&quot; &quot;;[.F191];1)-1))&gt;VALUE(MID([.F190];6;FIND(&quot;:&quot;;[.F190];1)-FIND(&quot; &quot;;[.F190];1)-1));[.C190];[.C190]+1)" office:value-type="float" office:value="8">
            <text:p>008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2">
          <table:table-cell table:style-name="ce110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2];6;FIND(&quot;:&quot;;[.F192];1)-FIND(&quot; &quot;;[.F192];1)-1))&gt;VALUE(MID([.F191];6;FIND(&quot;:&quot;;[.F191];1)-FIND(&quot; &quot;;[.F191];1)-1));[.C191];[.C191]+1)" office:value-type="float" office:value="8">
            <text:p>008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27" office:value-type="string">
            <text:p>- Display message to inform invalid data and request user input again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3];6;FIND(&quot;:&quot;;[.F193];1)-FIND(&quot; &quot;;[.F193];1)-1))&gt;VALUE(MID([.F192];6;FIND(&quot;:&quot;;[.F192];1)-FIND(&quot; &quot;;[.F192];1)-1));&quot;&quot;;MAX([.A$7:.A192])+1)" office:value-type="float" office:value="61">
            <text:p>061</text:p>
          </table:table-cell>
          <table:table-cell table:style-name="ce60" office:value-type="string">
            <text:p>WCM_02_01</text:p>
          </table:table-cell>
          <table:table-cell table:style-name="ce121" table:formula="of:=IF(VALUE(MID([.F193];6;FIND(&quot;:&quot;;[.F193];1)-FIND(&quot; &quot;;[.F193];1)-1))&gt;VALUE(MID([.F192];6;FIND(&quot;:&quot;;[.F192];1)-FIND(&quot; &quot;;[.F192];1)-1));[.C192];[.C192]+1)" office:value-type="float" office:value="9">
            <text:p>009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arch by date in content in case choose only [from] field when select 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4];6;FIND(&quot;:&quot;;[.F194];1)-FIND(&quot; &quot;;[.F194];1)-1))&gt;VALUE(MID([.F193];6;FIND(&quot;:&quot;;[.F193];1)-FIND(&quot; &quot;;[.F193];1)-1));[.C193];[.C193]+1)" office:value-type="float" office:value="9">
            <text:p>009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5];6;FIND(&quot;:&quot;;[.F195];1)-FIND(&quot; &quot;;[.F195];1)-1))&gt;VALUE(MID([.F194];6;FIND(&quot;:&quot;;[.F194];1)-FIND(&quot; &quot;;[.F194];1)-1));[.C194];[.C194]+1)" office:value-type="float" office:value="9">
            <text:p>009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6];6;FIND(&quot;:&quot;;[.F196];1)-FIND(&quot; &quot;;[.F196];1)-1))&gt;VALUE(MID([.F195];6;FIND(&quot;:&quot;;[.F195];1)-FIND(&quot; &quot;;[.F195];1)-1));[.C195];[.C195]+1)" office:value-type="float" office:value="9">
            <text:p>009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2">
          <table:table-cell table:style-name="ce110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7];6;FIND(&quot;:&quot;;[.F197];1)-FIND(&quot; &quot;;[.F197];1)-1))&gt;VALUE(MID([.F196];6;FIND(&quot;:&quot;;[.F196];1)-FIND(&quot; &quot;;[.F196];1)-1));[.C196];[.C196]+1)" office:value-type="float" office:value="9">
            <text:p>009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table:style-name="ce123" office:value-type="string">
            <text:p>- Return all contents, which was created [from] date to current date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198];6;FIND(&quot;:&quot;;[.F198];1)-FIND(&quot; &quot;;[.F198];1)-1))&gt;VALUE(MID([.F197];6;FIND(&quot;:&quot;;[.F197];1)-FIND(&quot; &quot;;[.F197];1)-1));&quot;&quot;;MAX([.A$7:.A197])+1)" office:value-type="float" office:value="62">
            <text:p>062</text:p>
          </table:table-cell>
          <table:table-cell table:style-name="ce60" office:value-type="string">
            <text:p>WCM_02_01</text:p>
          </table:table-cell>
          <table:table-cell table:style-name="ce121" table:formula="of:=IF(VALUE(MID([.F198];6;FIND(&quot;:&quot;;[.F198];1)-FIND(&quot; &quot;;[.F198];1)-1))&gt;VALUE(MID([.F197];6;FIND(&quot;:&quot;;[.F197];1)-FIND(&quot; &quot;;[.F197];1)-1));[.C197];[.C197]+1)" office:value-type="float" office:value="10">
            <text:p>010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arch Node type in content when select existed content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199];6;FIND(&quot;:&quot;;[.F199];1)-FIND(&quot; &quot;;[.F199];1)-1))&gt;VALUE(MID([.F198];6;FIND(&quot;:&quot;;[.F198];1)-FIND(&quot; &quot;;[.F198];1)-1));[.C198];[.C198]+1)" office:value-type="float" office:value="10">
            <text:p>010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200];6;FIND(&quot;:&quot;;[.F200];1)-FIND(&quot; &quot;;[.F200];1)-1))&gt;VALUE(MID([.F199];6;FIND(&quot;:&quot;;[.F199];1)-FIND(&quot; &quot;;[.F199];1)-1));[.C199];[.C199]+1)" office:value-type="float" office:value="10">
            <text:p>010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0">
          <table:table-cell table:style-name="ce110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2" office:value-type="string">
            <text:p>Step 5: Search by Document type</text:p>
          </table:table-cell>
          <table:table-cell table:style-name="ce123" office:value-type="string">
            <text:p>- Select a suitable site in Site name field</text:p>
            <text:p>- Select Document type</text:p>
            <text:p>- Click <text:span text:style-name="T9">Add document </text:span><text:span text:style-name="T9">type</text:span> icon next to textbox</text:p>
            <text:p>- Check any type of document </text:p>
            <text:p>- Click [<text:span text:style-name="T9">Search</text:span>] button</text:p>
          </table:table-cell>
          <table:table-cell table:style-name="ce123" office:value-type="string">
            <text:p>Display all contents, which have match keyword on search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3];6;FIND(&quot;:&quot;;[.F203];1)-FIND(&quot; &quot;;[.F203];1)-1))&gt;VALUE(MID([.F202];6;FIND(&quot;:&quot;;[.F202];1)-FIND(&quot; &quot;;[.F202];1)-1));&quot;&quot;;MAX([.A$7:.A202])+1)" office:value-type="float" office:value="63">
            <text:p>063</text:p>
          </table:table-cell>
          <table:table-cell table:style-name="ce38" office:value-type="string">
            <text:p>WCM_02_01</text:p>
          </table:table-cell>
          <table:table-cell table:style-name="ce121" table:formula="of:=IF(VALUE(MID([.F203];6;FIND(&quot;:&quot;;[.F203];1)-FIND(&quot; &quot;;[.F203];1)-1))&gt;VALUE(MID([.F202];6;FIND(&quot;:&quot;;[.F202];1)-FIND(&quot; &quot;;[.F202];1)-1));[.C202];[.C202]+1)" office:value-type="float" office:value="11">
            <text:p>011</text:p>
          </table:table-cell>
          <table:table-cell table:style-name="ce124" office:value-type="string">
            <text:p>WCM\Viewers\Single content\Select\Content</text:p>
          </table:table-cell>
          <table:table-cell table:style-name="ce38" office:value-type="string">
            <text:p>Search a node using properties when do not select any property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- Search form is displayed</text:p>
            <text:p>- 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2" office:value-type="string">
            <text:p>Step 5: Search by Document type</text:p>
          </table:table-cell>
          <table:table-cell table:style-name="ce123"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table:style-name="ce123" office:value-type="string">
            <text:p>Display an alert message to inform invalid data ad request user to select some type of documen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1">
          <table:table-cell table:style-name="ce110" table:formula="of:=IF(VALUE(MID([.F208];6;FIND(&quot;:&quot;;[.F208];1)-FIND(&quot; &quot;;[.F208];1)-1))&gt;VALUE(MID([.F207];6;FIND(&quot;:&quot;;[.F207];1)-FIND(&quot; &quot;;[.F207];1)-1));&quot;&quot;;MAX([.A$7:.A207])+1)" office:value-type="float" office:value="64">
            <text:p>064</text:p>
          </table:table-cell>
          <table:table-cell table:style-name="ce38" office:value-type="string">
            <text:p>WCM_02_01</text:p>
          </table:table-cell>
          <table:table-cell table:style-name="ce121" table:formula="of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38" office:value-type="string">
            <text:p>Preview web content after do search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- Login Acme by admin</text:p>
            <text:p/>
          </table:table-cell>
          <table:table-cell table:style-name="ce123" office:value-type="string">
            <text:p>Overview page is displayed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7">
          <table:table-cell table:style-name="ce110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2: Display content selector</text:p>
          </table:table-cell>
          <table:table-cell table:style-name="ce136" office:value-type="string">
            <text:p><text:span text:style-name="T21">- </text:span><text:span text:style-name="T26">Create new Single </text:span><text:span text:style-name="T26">Content Viewer page [</text:span><text:span text:style-name="T26"><text:a xlink:href="#Create_SCV">Detail</text:a></text:span><text:span text:style-name="T26">]</text:span></text:p>
            <text:p><text:span text:style-name="T4">- Choose </text:span><text:span text:style-name="T9">Select a </text:span><text:span text:style-name="T9">content</text:span><text:span text:style-name="T4"> option from </text:span><text:span text:style-name="T4">Add new content form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<text:s/>Select filter option</text:p>
          </table:table-cell>
          <table:table-cell table:style-name="ce132" office:value-type="string">
            <text:p>In Content browser tab, filter by Web Content or Document or Media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Preview web content after do search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- Search form is displayed</text:p>
            <text:p>- Search by name option is chosen as defaul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23">
          <table:table-cell table:style-name="ce110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12];6;FIND(&quot;:&quot;;[.F212];1)-FIND(&quot; &quot;;[.F212];1)-1))&gt;VALUE(MID([.F211];6;FIND(&quot;:&quot;;[.F211];1)-FIND(&quot; &quot;;[.F211];1)-1));[.C211];[.C211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Preview web content after do search</text:p>
          </table:table-cell>
          <table:table-cell table:style-name="ce132" office:value-type="string">
            <text:p>Step 5: Search successfully</text:p>
          </table:table-cell>
          <table:table-cell table:style-name="ce123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27" office:value-type="string">
            <text:p>- Display all contents, which have match keyword on search 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38" office:value-type="string">
            <text:p>WCM_02_01</text:p>
          </table:table-cell>
          <table:table-cell table:style-name="ce121" table:formula="of:=IF(VALUE(MID([.F213];6;FIND(&quot;:&quot;;[.F213];1)-FIND(&quot; &quot;;[.F213];1)-1))&gt;VALUE(MID([.F212];6;FIND(&quot;:&quot;;[.F212];1)-FIND(&quot; &quot;;[.F212];1)-1));[.C212];[.C212]+1)" office:value-type="float" office:value="12">
            <text:p>012</text:p>
          </table:table-cell>
          <table:table-cell table:style-name="ce124" office:value-type="string">
            <text:p>WCM\Viewers\Single content\Select\Content</text:p>
          </table:table-cell>
          <table:table-cell table:style-name="ce124" office:value-type="string">
            <text:p>Preview web content after do search</text:p>
          </table:table-cell>
          <table:table-cell table:style-name="ce102" office:value-type="string">
            <text:p>Step 6: View content of</text:p>
            <text:p><text:s/>document or web content after</text:p>
            <text:p><text:s/>do search</text:p>
          </table:table-cell>
          <table:table-cell table:style-name="ce102" office:value-type="string">
            <text:p>- Click on [<text:span text:style-name="T10">Preview</text:span>] icon of some <text:s/>web content which is listed in Result form</text:p>
          </table:table-cell>
          <table:table-cell table:style-name="ce102" office:value-type="string">
            <text:p>- Appear “Result viewers” tab</text:p>
            <text:p>- We can preview content or </text:p>
            <text:p>document</text:p>
          </table:table-cell>
          <table:table-cell table:style-name="ce102" office:value-type="string">
            <text:p>Medium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214];6;FIND(&quot;:&quot;;[.F214];1)-FIND(&quot; &quot;;[.F214];1)-1))&gt;VALUE(MID([.F213];6;FIND(&quot;:&quot;;[.F213];1)-FIND(&quot; &quot;;[.F213];1)-1));&quot;&quot;;MAX([.A$7:.A213])+1)" office:value-type="float" office:value="65">
            <text:p>065</text:p>
          </table:table-cell>
          <table:table-cell table:style-name="ce60" office:value-type="string">
            <text:p>WCM_02_01</text:p>
          </table:table-cell>
          <table:table-cell table:style-name="ce121" table:formula="of:=IF(VALUE(MID([.F214];6;FIND(&quot;:&quot;;[.F214];1)-FIND(&quot; &quot;;[.F214];1)-1))&gt;VALUE(MID([.F213];6;FIND(&quot;:&quot;;[.F213];1)-FIND(&quot; &quot;;[.F213];1)-1));[.C213];[.C213]+1)" office:value-type="float" office:value="13">
            <text:p>013</text:p>
          </table:table-cell>
          <table:table-cell table:style-name="ce124" office:value-type="string">
            <text:p>WCM\Viewers\Single content\Select\Content</text:p>
          </table:table-cell>
          <table:table-cell table:style-name="ce60" office:value-type="string">
            <text:p>Check select existed document/media to add on Single content viewer</text:p>
          </table:table-cell>
          <table:table-cell table:style-name="ce129" office:value-type="string">
            <text:p>Step 1: Add SCV</text:p>
          </table:table-cell>
          <table:table-cell table:style-name="ce129" office:value-type="string">
            <text:p>- Login Acme/Overview by admin</text:p>
            <text:p>- Select Site Editor/Edit page wizard</text:p>
            <text:p>- Drop a SCV to this page</text:p>
            <text:p>- Click [Save] button</text:p>
          </table:table-cell>
          <table:table-cell table:style-name="ce123" office:value-type="string">
            <text:p>A SCV portlet is added to Overview page with no conten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20">
          <table:table-cell table:style-name="ce110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60" office:value-type="string">
            <text:p>WCM_02_01</text:p>
          </table:table-cell>
          <table:table-cell table:style-name="ce121" table:formula="of:=IF(VALUE(MID([.F215];6;FIND(&quot;:&quot;;[.F215];1)-FIND(&quot; &quot;;[.F215];1)-1))&gt;VALUE(MID([.F214];6;FIND(&quot;:&quot;;[.F214];1)-FIND(&quot; &quot;;[.F214];1)-1));[.C214];[.C214]+1)" office:value-type="float" office:value="13">
            <text:p>013</text:p>
          </table:table-cell>
          <table:table-cell table:style-name="ce124" office:value-type="string">
            <text:p>WCM\Viewers\Single content\Select\Content</text:p>
          </table:table-cell>
          <table:table-cell table:style-name="ce129" office:value-type="string">
            <text:p>Check select existed document/media to add on Single content viewer</text:p>
          </table:table-cell>
          <table:table-cell table:style-name="ce123" office:value-type="string">
            <text:p>Step 2: Select a document to show in a SCV portlet</text:p>
          </table:table-cell>
          <table:table-cell table:style-name="ce131" office:value-type="string">
            <text:p>- Open Edit mode</text:p>
            <text:p>- Click Quick Edit icon next to SCV portlet</text:p>
            <text:p>- Choose [Select a content]</text:p>
            <text:p>- Select any available document/media file</text:p>
            <text:p/>
          </table:table-cell>
          <table:table-cell table:style-name="ce123" office:value-type="string">
            <text:p>This document/media is shown in SCV portlet</text:p>
          </table:table-cell>
          <table:table-cell table:style-name="ce102" office:value-type="string">
            <text:p>Medium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216];6;FIND(&quot;:&quot;;[.F216];1)-FIND(&quot; &quot;;[.F216];1)-1))&gt;VALUE(MID([.F215];6;FIND(&quot;:&quot;;[.F215];1)-FIND(&quot; &quot;;[.F215];1)-1));&quot;&quot;;MAX([.A$7:.A215])+1)" office:value-type="float" office:value="66">
            <text:p>066</text:p>
          </table:table-cell>
          <table:table-cell table:style-name="ce37" office:value-type="string">
            <text:p>WCM_03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37" office:value-type="string">
            <text:p>Edit Web content with full steps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- Login by admin</text:p>
            <text:p>- Create 1 Single content viewer <text:s/>page</text:p>
          </table:table-cell>
          <table:table-cell table:style-name="ce123" office:value-type="string">
            <text:p>Content is added &amp; displayed on screen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12">
          <table:table-cell table:style-name="ce110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Edit Web content with full steps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- <text:s/>Click [Edit mode] icon in admin toolbar at right corner of screen</text:p>
          </table:table-cell>
          <table:table-cell table:style-name="ce132" office:value-type="string">
            <text:p>- Display edit mode, which display <text:s/>all quick edit icons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23">
          <table:table-cell table:style-name="ce110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Edit Web content with full steps</text:p>
          </table:table-cell>
          <table:table-cell table:style-name="ce132" office:value-type="string">
            <text:p>Step 3: Update main content and illustration</text:p>
          </table:table-cell>
          <table:table-cell table:style-name="ce132" office:value-type="string">
            <text:p>- In main content tab, update image, link, text, gadget.</text:p>
            <text:p>- In Illustration tab: update image and Summary field</text:p>
            <text:p>- In Advanced tab, update valid Css and Js</text:p>
            <text:p/>
            <text:p/>
          </table:table-cell>
          <table:table-cell table:style-name="ce132" office:value-type="string">
            <text:p>- Content will be updated as all changes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15">
          <table:table-cell table:style-name="ce110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19];6;FIND(&quot;:&quot;;[.F219];1)-FIND(&quot; &quot;;[.F219];1)-1))&gt;VALUE(MID([.F218];6;FIND(&quot;:&quot;;[.F218];1)-FIND(&quot; &quot;;[.F218];1)-1));[.C218];[.C218]+1)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Edit Web content with full steps</text:p>
          </table:table-cell>
          <table:table-cell table:style-name="ce132" office:value-type="string">
            <text:p>Step 4: Update permission </text:p>
          </table:table-cell>
          <table:table-cell table:style-name="ce132" office:value-type="string">
            <text:p>- Click on [<text:span text:style-name="T9">Pr</text:span><text:span text:style-name="T27">eference</text:span><text:span text:style-name="T28">] </text:span><text:span text:style-name="T28">button</text:span></text:p>
            <text:p><text:span text:style-name="T28">- Edit permission</text:span></text:p>
          </table:table-cell>
          <table:table-cell table:style-name="ce132" office:value-type="string">
            <text:p>- Display form contain permission tab and Misc tab</text:p>
            <text:p>- Permission will be updated for this content.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17">
          <table:table-cell table:style-name="ce110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Edit Web content with full steps</text:p>
          </table:table-cell>
          <table:table-cell table:style-name="ce132" office:value-type="string">
            <text:p>Step 5: Show form to choose some options</text:p>
          </table:table-cell>
          <table:table-cell table:style-name="ce132" office:value-type="string">
            <text:p>- Choose <text:span text:style-name="T27">Misc</text:span><text:span text:style-name="T28"> tab</text:span></text:p>
            <text:p><text:span text:style-name="T28">- Check “show title”</text:span></text:p>
            <text:p><text:span text:style-name="T28">- Not check “show print”</text:span></text:p>
            <text:p><text:span text:style-name="T28">- Click [</text:span><text:span text:style-name="T27">Save</text:span><text:span text:style-name="T28">] button</text:span></text:p>
            <text:p><text:span text:style-name="T28">- Click [</text:span><text:span text:style-name="T27">Back</text:span><text:span text:style-name="T28">] button</text:span></text:p>
          </table:table-cell>
          <table:table-cell table:style-name="ce132" office:value-type="string">
            <text:p>- Updated for some options and return Main content tab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15">
          <table:table-cell table:style-name="ce110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Edit Web content with full steps</text:p>
          </table:table-cell>
          <table:table-cell table:style-name="ce132" office:value-type="string">
            <text:p>Step 6: Finish editing web content</text:p>
          </table:table-cell>
          <table:table-cell table:style-name="ce132" office:value-type="string">
            <text:p>- Click [<text:span text:style-name="T10">Fast</text:span> <text:span text:style-name="T10">Publish</text:span>] or [<text:span text:style-name="T10">Save</text:span> as <text:span text:style-name="T10">Draft</text:span>] button</text:p>
          </table:table-cell>
          <table:table-cell table:style-name="ce132" office:value-type="string">
            <text:p>- Content and permission is updated</text:p>
            <text:p>- Content will show title on main content.</text:p>
            <text:p>- Content will not show Print icon</text:p>
          </table:table-cell>
          <table:table-cell table:style-name="ce102" office:value-type="string">
            <text:p>High</text:p>
          </table:table-cell>
          <table:table-cell table:style-name="ce149"/>
          <table:table-cell table:number-columns-repeated="1014"/>
        </table:table-row>
        <table:table-row table:style-name="ro12">
          <table:table-cell table:style-name="ce110" table:formula="of:=IF(VALUE(MID([.F222];6;FIND(&quot;:&quot;;[.F222];1)-FIND(&quot; &quot;;[.F222];1)-1))&gt;VALUE(MID([.F221];6;FIND(&quot;:&quot;;[.F221];1)-FIND(&quot; &quot;;[.F221];1)-1));&quot;&quot;;MAX([.A$7:.A221])+1)" office:value-type="float" office:value="67">
            <text:p>067</text:p>
          </table:table-cell>
          <table:table-cell table:style-name="ce37" office:value-type="string">
            <text:p>WCM_03</text:p>
          </table:table-cell>
          <table:table-cell table:style-name="ce121" table:formula="of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102" office:value-type="string">
            <text:p>WCM\Viewers\Single Content\Edit</text:p>
          </table:table-cell>
          <table:table-cell table:style-name="ce37" office:value-type="string">
            <text:p>Quick Edit current web content to keep live revision by legal user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- Login by admin</text:p>
            <text:p>- Create 1 Single content viewer <text:s/>page</text:p>
          </table:table-cell>
          <table:table-cell table:style-name="ce123" office:value-type="string">
            <text:p>Content is added &amp; displayed on screen</text:p>
          </table:table-cell>
          <table:table-cell table:style-name="ce102" office:value-type="string">
            <text:p>High</text:p>
          </table:table-cell>
          <table:table-cell table:style-name="ce148"/>
          <table:table-cell table:number-columns-repeated="1014"/>
        </table:table-row>
        <table:table-row table:style-name="ro12">
          <table:table-cell table:style-name="ce110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37" office:value-type="string">
            <text:p>WCM_03</text:p>
          </table:table-cell>
          <table:table-cell table:style-name="ce121" table:formula="of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Quick Edit current web content to keep draft revision by legal user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- <text:s/>Click [<text:span text:style-name="T10">Edit mode</text:span>] icon in admin toolbar at right corner of screen</text:p>
          </table:table-cell>
          <table:table-cell table:style-name="ce132" office:value-type="string">
            <text:p>- Display edit mode, which display <text:s/>all quick edit icon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Quick Edit current web content to keep draft revision by legal user</text:p>
          </table:table-cell>
          <table:table-cell table:style-name="ce133" office:value-type="string">
            <text:p>Step 3: update content in</text:p>
            <text:p><text:s/>main content</text:p>
          </table:table-cell>
          <table:table-cell table:style-name="ce132" office:value-type="string">
            <text:p>- Click quick edit icon corresponding with this portlet</text:p>
            <text:p>- in here we can update image, link, text, gadget.</text:p>
            <text:p>- Click [Fast publish] button</text:p>
            <text:p/>
          </table:table-cell>
          <table:table-cell table:style-name="ce132" office:value-type="string">
            <text:p>- Content updated as all changes</text:p>
            <text:p>- This content will have live statu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5">
          <table:table-cell table:style-name="ce110" table:formula="of:=IF(VALUE(MID([.F225];6;FIND(&quot;:&quot;;[.F225];1)-FIND(&quot; &quot;;[.F225];1)-1))&gt;VALUE(MID([.F224];6;FIND(&quot;:&quot;;[.F224];1)-FIND(&quot; &quot;;[.F224];1)-1));&quot;&quot;;MAX([.A$7:.A224])+1)" office:value-type="float" office:value="68">
            <text:p>068</text:p>
          </table:table-cell>
          <table:table-cell table:style-name="ce37" office:value-type="string">
            <text:p>WCM_03</text:p>
          </table:table-cell>
          <table:table-cell table:style-name="ce121" table:formula="of:=IF(VALUE(MID([.F225];6;FIND(&quot;:&quot;;[.F225];1)-FIND(&quot; &quot;;[.F225];1)-1))&gt;VALUE(MID([.F224];6;FIND(&quot;:&quot;;[.F224];1)-FIND(&quot; &quot;;[.F224];1)-1));[.C224];[.C224]+1)" office:value-type="float" office:value="3">
            <text:p>003</text:p>
          </table:table-cell>
          <table:table-cell table:style-name="ce102" office:value-type="string">
            <text:p>WCM\Viewers\Single Content\Edit</text:p>
          </table:table-cell>
          <table:table-cell table:style-name="ce37" office:value-type="string">
            <text:p>Quick Edit current web content to make draft revision by legal user</text:p>
          </table:table-cell>
          <table:table-cell table:style-name="ce129" office:value-type="string">
            <text:p>Step 1: Add content</text:p>
          </table:table-cell>
          <table:table-cell table:style-name="ce129" office:value-type="string">
            <text:p>- Login by admin</text:p>
            <text:p>- Show form to add content by choosing Add Content in tool bar [<text:a xlink:href="#WCM_01_06_050">details</text:a>]</text:p>
          </table:table-cell>
          <table:table-cell table:style-name="ce123" office:value-type="string">
            <text:p>Content is added &amp; displayed on screen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2">
          <table:table-cell table:style-name="ce110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26];6;FIND(&quot;:&quot;;[.F226];1)-FIND(&quot; &quot;;[.F226];1)-1))&gt;VALUE(MID([.F225];6;FIND(&quot;:&quot;;[.F225];1)-FIND(&quot; &quot;;[.F225];1)-1));[.C225];[.C225]+1)" office:value-type="float" office:value="3">
            <text:p>003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Quick Edit current web content to make draft revision by legal user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- <text:s/>Click [<text:span text:style-name="T10">Edit mode</text:span>] in admin toolbar at right corner of screen</text:p>
          </table:table-cell>
          <table:table-cell table:style-name="ce132" office:value-type="string">
            <text:p>- Display edit mode, which display <text:s/>all quick edit icon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>
          <table:table-cell table:style-name="ce110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39" office:value-type="string">
            <text:p>WCM_03</text:p>
          </table:table-cell>
          <table:table-cell table:style-name="ce121"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table:style-name="ce102" office:value-type="string">
            <text:p>WCM\Viewers\Single Content\Edit</text:p>
          </table:table-cell>
          <table:table-cell table:style-name="ce123" office:value-type="string">
            <text:p>Quick Edit current web content to make draft revision by legal user</text:p>
          </table:table-cell>
          <table:table-cell table:style-name="ce133" office:value-type="string">
            <text:p>Step 3: Update content in</text:p>
            <text:p><text:s/>main content</text:p>
          </table:table-cell>
          <table:table-cell table:style-name="ce132" office:value-type="string">
            <text:p>- Click quick edit icon corresponding with this portlet</text:p>
            <text:p>- in here we can update image, link, text, gadget.</text:p>
            <text:p>- Click <text:span text:style-name="T9">[Save Draft</text:span>] button</text:p>
            <text:p/>
          </table:table-cell>
          <table:table-cell table:style-name="ce132" office:value-type="string">
            <text:p>- Content updated as all changes</text:p>
            <text:p>- This content will have draft status</text:p>
          </table:table-cell>
          <table:table-cell table:style-name="ce102" office:value-type="string">
            <text:p>High</text:p>
          </table:table-cell>
          <table:table-cell table:style-name="ce147"/>
          <table:table-cell table:number-columns-repeated="1014"/>
        </table:table-row>
        <table:table-row table:style-name="ro19" table:number-rows-repeated="104834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Content_List_Viewer" table:style-name="ta3" table:print="false">
        <table:table-column table:style-name="co7" table:number-columns-repeated="3" table:default-cell-style-name="ce111"/>
        <table:table-column table:style-name="co17" table:default-cell-style-name="ce122"/>
        <table:table-column table:style-name="co18" table:default-cell-style-name="ce111"/>
        <table:table-column table:style-name="co19" table:default-cell-style-name="ce111"/>
        <table:table-column table:style-name="co20" table:default-cell-style-name="ce111"/>
        <table:table-column table:style-name="co21" table:default-cell-style-name="ce111"/>
        <table:table-column table:style-name="co7" table:number-columns-repeated="1016" table:default-cell-style-name="ce111"/>
        <table:table-row table:style-name="ro11">
          <table:table-cell table:style-name="ce106"/>
          <table:table-cell table:style-name="ce112" office:value-type="string">
            <text:p>TEST CASES</text:p>
          </table:table-cell>
          <table:table-cell table:style-name="ce112" table:number-columns-repeated="3"/>
          <table:table-cell/>
          <table:table-cell table:style-name="ce117" table:number-columns-repeated="3"/>
          <table:table-cell table:style-name="ce144"/>
          <table:table-cell table:style-name="ce145" office:value-type="string">
            <text:p>Passed</text:p>
          </table:table-cell>
          <table:table-cell table:style-name="ce145" table:formula="of:=COUNTIF([.L$7:.L$1070];[.$K1])" office:value-type="float" office:value="0">
            <text:p>0</text:p>
          </table:table-cell>
          <table:table-cell table:style-name="ce145" table:formula="of:=COUNTIF([.M$7:.M$1070];[.$K1])" office:value-type="float" office:value="0">
            <text:p>0</text:p>
          </table:table-cell>
          <table:table-cell table:style-name="ce145" table:formula="of:=COUNTIF([.N$7:.N$1070];[.$K1])" office:value-type="float" office:value="0">
            <text:p>0</text:p>
          </table:table-cell>
          <table:table-cell table:style-name="ce145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106"/>
          <table:table-cell table:style-name="ce113"/>
          <table:table-cell table:style-name="ce117" table:number-columns-repeated="3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70];[.$K2])" office:value-type="float" office:value="0">
            <text:p>0</text:p>
          </table:table-cell>
          <table:table-cell table:style-name="ce145" table:formula="of:=COUNTIF([.M$7:.M$1070];[.$K2])" office:value-type="float" office:value="0">
            <text:p>0</text:p>
          </table:table-cell>
          <table:table-cell table:style-name="ce145" table:formula="of:=COUNTIF([.N$7:.N$1070];[.$K2])" office:value-type="float" office:value="0">
            <text:p>0</text:p>
          </table:table-cell>
          <table:table-cell table:style-name="ce145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6"/>
          <table:table-cell table:style-name="ce114" office:value-type="string">
            <text:p>Functions list</text:p>
          </table:table-cell>
          <table:table-cell table:style-name="ce118" office:value-type="string" table:number-columns-spanned="3" table:number-rows-spanned="1">
            <text:p>Create, edit and view web content, View document.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70];[.$K3])" office:value-type="float" office:value="0">
            <text:p>0</text:p>
          </table:table-cell>
          <table:table-cell table:style-name="ce145" table:formula="of:=COUNTIF([.M$7:.M$1070];[.$K3])" office:value-type="float" office:value="0">
            <text:p>0</text:p>
          </table:table-cell>
          <table:table-cell table:style-name="ce145" table:formula="of:=COUNTIF([.N$7:.N$1070];[.$K3])" office:value-type="float" office:value="0">
            <text:p>0</text:p>
          </table:table-cell>
          <table:table-cell table:style-name="ce145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6"/>
          <table:table-cell table:style-name="ce114" office:value-type="string">
            <text:p>Total Main Cases</text:p>
          </table:table-cell>
          <table:table-cell table:style-name="ce118" table:formula="of:=MAX([.A7:.A6830])" office:value-type="float" office:value="43" table:number-columns-spanned="3" table:number-rows-spanned="1">
            <text:p>43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70];[.$K4])" office:value-type="float" office:value="0">
            <text:p>0</text:p>
          </table:table-cell>
          <table:table-cell table:style-name="ce145" table:formula="of:=COUNTIF([.M$7:.M$1070];[.$K4])" office:value-type="float" office:value="0">
            <text:p>0</text:p>
          </table:table-cell>
          <table:table-cell table:style-name="ce145" table:formula="of:=COUNTIF([.N$7:.N$1070];[.$K4])" office:value-type="float" office:value="0">
            <text:p>0</text:p>
          </table:table-cell>
          <table:table-cell table:style-name="ce145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107"/>
          <table:table-cell table:style-name="ce115"/>
          <table:table-cell table:style-name="ce119"/>
          <table:table-cell table:number-columns-repeated="5"/>
          <table:table-cell table:style-name="ce119"/>
          <table:table-cell table:style-name="ce146"/>
          <table:table-cell office:value-type="string">
            <text:p>N/A</text:p>
          </table:table-cell>
          <table:table-cell table:style-name="ce145" table:formula="of:=COUNTIF([.L$7:.L$1070];[.$K5])" office:value-type="float" office:value="0">
            <text:p>0</text:p>
          </table:table-cell>
          <table:table-cell table:style-name="ce145" table:formula="of:=COUNTIF([.M$7:.M$1070];[.$K5])" office:value-type="float" office:value="0">
            <text:p>0</text:p>
          </table:table-cell>
          <table:table-cell table:style-name="ce145" table:formula="of:=COUNTIF([.N$7:.N$1070];[.$K5])" office:value-type="float" office:value="0">
            <text:p>0</text:p>
          </table:table-cell>
          <table:table-cell table:style-name="ce145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1">
          <table:table-cell table:style-name="ce108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43" office:value-type="string">
            <text:p>Priority</text:p>
          </table:table-cell>
          <table:table-cell table:style-name="ce108" office:value-type="string">
            <text:p>Affect</text:p>
          </table:table-cell>
          <table:table-cell table:number-columns-repeated="1014"/>
        </table:table-row>
        <table:table-row table:style-name="ro15">
          <table:table-cell table:style-name="ce109" office:value-type="float" office:value="1">
            <text:p>001</text:p>
          </table:table-cell>
          <table:table-cell table:style-name="ce39" office:value-type="string">
            <text:p>WCM_04_01_01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List Content\Add new\Select\Automatic</text:p>
          </table:table-cell>
          <table:table-cell table:style-name="ce37" office:value-type="string">
            <text:p>Check display of an available content list viewer management form in Overview page</text:p>
          </table:table-cell>
          <table:table-cell table:style-name="ce129" office:value-type="string">
            <text:p>Step 1: Access WCM by administrator</text:p>
          </table:table-cell>
          <table:table-cell table:style-name="ce129" office:value-type="string">
            <text:p><text:span text:style-name="T11">- Login by administrator </text:span><text:span text:style-name="T11">or upper user</text:span></text:p>
            <text:p/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WCM_04_01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WCM\Viewers\List Content\Add new\Select\Automatic</text:p>
          </table:table-cell>
          <table:table-cell table:style-name="ce123" office:value-type="string">
            <text:p>Check display of an available content list viewer management form in Overview page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9">- Click [</text:span><text:span text:style-name="T30">Edit mode</text:span><text:span text:style-name="T29">] icon </text:span><text:span text:style-name="T29">at the top right corner of </text:span><text:span text:style-name="T29">screen</text:span></text:p>
            <text:p><text:span text:style-name="T29">- Click </text:span><text:span text:style-name="T30">Quick</text:span><text:span text:style-name="T29"> </text:span><text:span text:style-name="T30">edit</text:span><text:span text:style-name="T29"> icon </text:span><text:span text:style-name="T29">of any CLV in this page</text:span></text:p>
          </table:table-cell>
          <table:table-cell table:style-name="ce123" office:value-type="string">
            <text:p>- Content list viewer management form is shown properly</text:p>
            <text:p>- All properties in this CLV management is belong to the configuration setting before. </text:p>
            <text:p/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8" office:value-type="string">
            <text:p>WCM_04_01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2" office:value-type="string">
            <text:p>WCM\Viewers\List Content\Add new\Select\Automatic</text:p>
          </table:table-cell>
          <table:table-cell table:style-name="ce38" office:value-type="string">
            <text:p>Check view content list when <text:s/>automatic is selected in case web content folder in sites explorer is empty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content list when <text:s/>automatic is selected in case web content folder in sites explorer is empty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1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content with chosen automatic in case </text:p>
            <text:p>web content folder in sites explorer is empty</text:p>
          </table:table-cell>
          <table:table-cell table:style-name="ce102" office:value-type="string">
            <text:p>Step 3: Choose blank web content folder to view.</text:p>
          </table:table-cell>
          <table:table-cell table:style-name="ce102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28">- Choose web content </text:span><text:span text:style-name="T28">folder which is empty</text:span></text:p>
            <text:p><text:span text:style-name="T28">- Click [</text:span><text:span text:style-name="T27">Add</text:span><text:span text:style-name="T28">] icon on </text:span><text:span text:style-name="T28">right panel of web </text:span><text:span text:style-name="T28">content selector form</text:span></text:p>
          </table:table-cell>
          <table:table-cell table:style-name="ce102" office:value-type="string">
            <text:p>- List viewer is still empty</text:p>
            <text:p><text:s/>and display message “There is no content to show”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8" office:value-type="string">
            <text:p>WCM_04_01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Viewers\List Content\Add new\Select\Automatic</text:p>
          </table:table-cell>
          <table:table-cell table:style-name="ce38" office:value-type="string">
            <text:p>Check view content with chosen automatic to view all web contents when web content folder is not blank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WCM_04_01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content with chosen automatic to view all web contents when web content folder is not blank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WCM_04_01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content with chosen automatic to view all web contents when web content folder is not empty</text:p>
          </table:table-cell>
          <table:table-cell table:style-name="ce102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02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28">- Choose web content </text:span><text:span text:style-name="T28">folder which is empty</text:span></text:p>
            <text:p><text:span text:style-name="T28">- Click [</text:span><text:span text:style-name="T27">Add</text:span><text:span text:style-name="T28">] icon on </text:span><text:span text:style-name="T28">right panel of web </text:span><text:span text:style-name="T28">content selector form</text:span></text:p>
          </table:table-cell>
          <table:table-cell table:style-name="ce102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8" office:value-type="string">
            <text:p>WCM_04_01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Viewers\List Content\Add new\Select\Automatic</text:p>
          </table:table-cell>
          <table:table-cell table:style-name="ce38" office:value-type="string">
            <text:p>Check view document with chosen automatic in case document folder in sites explorer is empty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document with chosen automatic in case document folder in sites explorer is empty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02" office:value-type="string">
            <text:p>WCM\Viewers\List Content\Add new\Select\Automatic</text:p>
          </table:table-cell>
          <table:table-cell table:style-name="ce124" office:value-type="string">
            <text:p>Check view document with chosen automatic in case document folder in sites explorer is empty</text:p>
          </table:table-cell>
          <table:table-cell table:style-name="ce102" office:value-type="string">
            <text:p>Step 3: Choose blank document folder to view.</text:p>
          </table:table-cell>
          <table:table-cell table:style-name="ce102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28">- Choose web content </text:span><text:span text:style-name="T28">folder which is empty</text:span></text:p>
            <text:p><text:span text:style-name="T28">- Click [</text:span><text:span text:style-name="T27">Add</text:span><text:span text:style-name="T28">] icon on </text:span><text:span text:style-name="T28">right panel of web </text:span><text:span text:style-name="T28">content selector form</text:span></text:p>
          </table:table-cell>
          <table:table-cell table:style-name="ce102" office:value-type="string">
            <text:p>- List viewer is still empty</text:p>
            <text:p><text:s/>and display message “There is no document to show”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38" office:value-type="string">
            <text:p>WCM_04_01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2" office:value-type="string">
            <text:p>WCM\Viewers\List Content\Add new\Select\Automatic</text:p>
          </table:table-cell>
          <table:table-cell table:style-name="ce38" office:value-type="string">
            <text:p>Check view document with chosen automatic in case document folder in sites explorer is not empty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02" office:value-type="string">
            <text:p>WCM\Viewers\List Content\Add new\Select\Automatic</text:p>
          </table:table-cell>
          <table:table-cell table:style-name="ce102" office:value-type="string">
            <text:p>Check view document with chosen automatic in case document folder in sites explorer is not empty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8" office:value-type="string">
            <text:p>WCM_04_01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02" office:value-type="string">
            <text:p>WCM\Viewers\List Content\Add new\Select\Automatic</text:p>
          </table:table-cell>
          <table:table-cell table:style-name="ce102" office:value-type="string">
            <text:p>Check view document with chosen automatic in case document folder in sites explorer is not empty</text:p>
          </table:table-cell>
          <table:table-cell table:style-name="ce102" office:value-type="string">
            <text:p>Step 3: Choose a document folder which is not empty to view.</text:p>
          </table:table-cell>
          <table:table-cell table:style-name="ce102" office:value-type="string">
            <text:p>- Select <text:s/><text:span text:style-name="T9">By Folder</text:span> option in Mode field</text:p>
            <text:p>- Click <text:span text:style-name="T9">Select folder</text:span> <text:span text:style-name="T10">path</text:span> icon.</text:p>
            <text:p><text:span text:style-name="T28">- Choose web content </text:span><text:span text:style-name="T28">folder which is empty</text:span></text:p>
            <text:p><text:span text:style-name="T28">- Click [</text:span><text:span text:style-name="T27">Add</text:span><text:span text:style-name="T28">] icon on </text:span><text:span text:style-name="T28">right panel of web </text:span><text:span text:style-name="T28">content selector form</text:span></text:p>
          </table:table-cell>
          <table:table-cell table:style-name="ce102" office:value-type="string">
            <text:p>- In Live mode: All documents which have no status or have Published status in Document folder are displayed in </text:p>
            <text:p>CLV</text:p>
            <text:p>- In Edit mode: all drafts documents in Document folder are displayed in CLV</text:p>
            <text:p/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7" office:value-type="string">
            <text:p>WCM_04_01_02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List Content\Add new\Select\Manual</text:p>
          </table:table-cell>
          <table:table-cell table:style-name="ce37" office:value-type="string">
            <text:p>Check using list content </text:p>
            <text:p>viewer to view directly web content (manual mode)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web content (manual mode)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web content (manual mode)</text:p>
          </table:table-cell>
          <table:table-cell table:style-name="ce102" office:value-type="string">
            <text:p>Step 3: Show content selector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02" office:value-type="string">
            <text:p>Content selector is shown. 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web content (manual mode)</text:p>
          </table:table-cell>
          <table:table-cell table:style-name="ce102" office:value-type="string">
            <text:p>Step 4: Select web contents which you want to list in CLV</text:p>
          </table:table-cell>
          <table:table-cell table:style-name="ce102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102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11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web content (manual mode)</text:p>
          </table:table-cell>
          <table:table-cell table:style-name="ce102" office:value-type="string">
            <text:p>Step 5: Add web contents to CLV</text:p>
          </table:table-cell>
          <table:table-cell table:style-name="ce102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102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37" office:value-type="string">
            <text:p>WCM_04_01_02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23" office:value-type="string">
            <text:p>WCM\Viewers\List Content\Add new\Select\Manual</text:p>
          </table:table-cell>
          <table:table-cell table:style-name="ce37" office:value-type="string">
            <text:p>Check using list content </text:p>
            <text:p>viewer to view directly document (manual mode)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document (manual mode)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document (manual mode)</text:p>
          </table:table-cell>
          <table:table-cell table:style-name="ce102" office:value-type="string">
            <text:p>Step 3: Show content selector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02" office:value-type="string">
            <text:p>Content selector is shown. 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document (manual mode)</text:p>
          </table:table-cell>
          <table:table-cell table:style-name="ce102" office:value-type="string">
            <text:p>Step 4: Select documents which you want to list in CLV</text:p>
          </table:table-cell>
          <table:table-cell table:style-name="ce102" office:value-type="string">
            <text:p>- Select Document folder in any site</text:p>
            <text:p>- Click [<text:span text:style-name="T9">Add</text:span>] icon to select some documents in this folder</text:p>
            <text:p/>
          </table:table-cell>
          <table:table-cell table:style-name="ce102" office:value-type="string">
            <text:p>The selected documents are displayed in <text:span text:style-name="T9">List </text:span><text:span text:style-name="T9">selected content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1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using list content </text:p>
            <text:p>viewer to view directly document (manual mode)</text:p>
          </table:table-cell>
          <table:table-cell table:style-name="ce102" office:value-type="string">
            <text:p>Step 5: Add documents to CLV</text:p>
          </table:table-cell>
          <table:table-cell table:style-name="ce102" office:value-type="string">
            <text:p>- Click [Save] button under List selected content</text:p>
            <text:p>- In CLV management form, click [<text:span text:style-name="T9">Save</text:span>] button</text:p>
          </table:table-cell>
          <table:table-cell table:style-name="ce102" office:value-type="string">
            <text:p>- In Live mode: All documents which have no status or have Published status are displayed in </text:p>
            <text:p>CLV</text:p>
            <text:p>- In Edit mode: all drafts web contents are displayed in CLV</text:p>
            <text:p/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table:style-name="ce37" office:value-type="string">
            <text:p>WCM_04_01_02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37" office:value-type="string">
            <text:p>Check delete content after choosing directly document or web content to view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delete content after choosing directly document or web content to view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delete content after choosing directly document or web content to view</text:p>
          </table:table-cell>
          <table:table-cell table:style-name="ce102" office:value-type="string">
            <text:p>Step 3: Choose document or web content to view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02" office:value-type="string">
            <text:p>- Chosen web contents/documents are displayed in List selected content <text:s/>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delete content after choosing directly document or web content to view</text:p>
          </table:table-cell>
          <table:table-cell table:style-name="ce102" office:value-type="string">
            <text:p>Step 4: Display form to confirm delete</text:p>
          </table:table-cell>
          <table:table-cell table:style-name="ce102" office:value-type="string">
            <text:p>- Click on Delete icon beside content, which want to delete</text:p>
          </table:table-cell>
          <table:table-cell table:style-name="ce102" office:value-type="string">
            <text:p>- Display dialog to confirm delete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delete content after choosing directly document or web content to view</text:p>
          </table:table-cell>
          <table:table-cell table:style-name="ce102" office:value-type="string">
            <text:p>Step 5: Delete some content </text:p>
          </table:table-cell>
          <table:table-cell table:style-name="ce102" office:value-type="string">
            <text:p>- Click <text:span text:style-name="T10">OK</text:span> button</text:p>
          </table:table-cell>
          <table:table-cell table:style-name="ce102" office:value-type="string">
            <text:p>- Content is deleted from List selected content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7" office:value-type="string">
            <text:p>WCM_04_01_02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23" office:value-type="string">
            <text:p>WCM\Viewers\List Content\Add new\Select\Manual</text:p>
          </table:table-cell>
          <table:table-cell table:style-name="ce125" office:value-type="string">
            <text:p>Check delete content after choosing directly document or web content to view</text:p>
          </table:table-cell>
          <table:table-cell table:style-name="ce102" office:value-type="string">
            <text:p>Step 6: View content list viewer</text:p>
          </table:table-cell>
          <table:table-cell table:style-name="ce102" office:value-type="string">
            <text:p>- In Content selector, click [<text:span text:style-name="T9">Save</text:span>] button</text:p>
            <text:p>- In CLV management form, click [<text:span text:style-name="T9">Save</text:span>] button</text:p>
          </table:table-cell>
          <table:table-cell table:style-name="ce102" office:value-type="string">
            <text:p>The content which has been deleted <text:s/>is not shown in CLV both in Live mode and Edit mode</text:p>
          </table:table-cell>
          <table:table-cell table:style-name="ce123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37];6;FIND(&quot;:&quot;;[.F37];1)-FIND(&quot; &quot;;[.F37];1)-1))&gt;VALUE(MID([.F36];6;FIND(&quot;:&quot;;[.F36];1)-FIND(&quot; &quot;;[.F36];1)-1));&quot;&quot;;MAX([.A$7:.A36])+1)" office:value-type="float" office:value="9">
            <text:p>009</text:p>
          </table:table-cell>
          <table:table-cell table:style-name="ce37" office:value-type="string">
            <text:p>WCM_04_01_03</text:p>
          </table:table-cell>
          <table:table-cell table:style-name="ce121" office:value-type="float" office:value="1">
            <text:p>001</text:p>
          </table:table-cell>
          <table:table-cell table:style-name="ce37" office:value-type="string">
            <text:p>WCM\Viewers\List Content\Add new\Search</text:p>
          </table:table-cell>
          <table:table-cell table:style-name="ce60" office:value-type="string">
            <text:p>Check Search by name of content when select existing content to view 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11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name of content when select existing content to view </text:p>
          </table:table-cell>
          <table:table-cell table:style-name="ce132" office:value-type="string">
            <text:p>Step 5: Search by name of content</text:p>
          </table:table-cell>
          <table:table-cell table:style-name="ce123"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table:style-name="ce123"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23" office:value-type="string">
            <text:p>WCM\Viewers\List Content\Add new\Search</text:p>
          </table:table-cell>
          <table:table-cell table:style-name="ce38" office:value-type="string">
            <text:p>Test Search by name <text:s/>with blank keyword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Test Search by name <text:s/>with blank keyword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Test Search by name <text:s/>with blank keyword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Test Search by name <text:s/>with blank keyword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Test Search by name <text:s/>with blank keyword</text:p>
          </table:table-cell>
          <table:table-cell table:style-name="ce132" office:value-type="string">
            <text:p>Step 5: Search by name of content</text:p>
          </table:table-cell>
          <table:table-cell table:style-name="ce123"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table:style-name="ce123" office:value-type="string">
            <text:p>An alert message is prompted to request user input keyword in Search by name field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47];6;FIND(&quot;:&quot;;[.F47];1)-FIND(&quot; &quot;;[.F47];1)-1))&gt;VALUE(MID([.F46];6;FIND(&quot;:&quot;;[.F46];1)-FIND(&quot; &quot;;[.F46];1)-1));&quot;&quot;;MAX([.A$7:.A46])+1)" office:value-type="float" office:value="11">
            <text:p>011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23" office:value-type="string">
            <text:p>WCM\Viewers\List Content\Add new\Search</text:p>
          </table:table-cell>
          <table:table-cell table:style-name="ce116" office:value-type="string">
            <text:p>Check Search a word or </text:p>
            <text:p>phrase in content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5">
          <table:table-cell table:style-name="ce11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11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11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a word or </text:p>
            <text:p>phrase in content</text:p>
          </table:table-cell>
          <table:table-cell table:style-name="ce132" office:value-type="string">
            <text:p>Step 5: Search a word or phrase in content</text:p>
          </table:table-cell>
          <table:table-cell table:style-name="ce123" office:value-type="string">
            <text:p>- Select a suitable site in Site Name field.</text:p>
            <text:p>- Select <text:span text:style-name="T9">A word or </text:span><text:span text:style-name="T9">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table:style-name="ce123" office:value-type="string">
            <text:p>- Can search all contents have <text:s/>match keyword</text:p>
          </table:table-cell>
          <table:table-cell table:style-name="ce155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110" table:formula="of:=IF(VALUE(MID([.F52];6;FIND(&quot;:&quot;;[.F52];1)-FIND(&quot; &quot;;[.F52];1)-1))&gt;VALUE(MID([.F51];6;FIND(&quot;:&quot;;[.F51];1)-FIND(&quot; &quot;;[.F51];1)-1));&quot;&quot;;MAX([.A$7:.A51])+1)" office:value-type="float" office:value="12">
            <text:p>012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123" office:value-type="string">
            <text:p>WCM\Viewers\List Content\Add new\Search</text:p>
          </table:table-cell>
          <table:table-cell table:style-name="ce116" office:value-type="string">
            <text:p>Check 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11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less than [To] </text:p>
            <text:p>field when select existed</text:p>
            <text:p><text:s/>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table:style-name="ce123" office:value-type="string">
            <text:p>- Can search all contents have match keyword</text:p>
            <text:p>- Will display all contents on Search Result tab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7];6;FIND(&quot;:&quot;;[.F57];1)-FIND(&quot; &quot;;[.F57];1)-1))&gt;VALUE(MID([.F56];6;FIND(&quot;:&quot;;[.F56];1)-FIND(&quot; &quot;;[.F56];1)-1));&quot;&quot;;MAX([.A$7:.A56])+1)" office:value-type="float" office:value="13">
            <text:p>013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table:style-name="ce123" office:value-type="string">
            <text:p>WCM\Viewers\List Content\Add new\Search</text:p>
          </table:table-cell>
          <table:table-cell table:style-name="ce116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5">
            <text:p>005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11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27" office:value-type="string">
            <text:p>- Show alert message to inform invalid date and request user input again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2];6;FIND(&quot;:&quot;;[.F62];1)-FIND(&quot; &quot;;[.F62];1)-1))&gt;VALUE(MID([.F61];6;FIND(&quot;:&quot;;[.F61];1)-FIND(&quot; &quot;;[.F61];1)-1));&quot;&quot;;MAX([.A$7:.A61])+1)" office:value-type="float" office:value="14">
            <text:p>014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123" office:value-type="string">
            <text:p>WCM\Viewers\List Content\Add new\Search</text:p>
          </table:table-cell>
          <table:table-cell table:style-name="ce61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6">
            <text:p>006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4];6;FIND(&quot;:&quot;;[.F64];1)-FIND(&quot; &quot;;[.F64];1)-1))&gt;VALUE(MID([.F63];6;FIND(&quot;:&quot;;[.F63];1)-FIND(&quot; &quot;;[.F63];1)-1));[.C63];[.C63]+1)" office:value-type="float" office:value="6">
            <text:p>006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5];6;FIND(&quot;:&quot;;[.F65];1)-FIND(&quot; &quot;;[.F65];1)-1))&gt;VALUE(MID([.F64];6;FIND(&quot;:&quot;;[.F64];1)-FIND(&quot; &quot;;[.F64];1)-1));[.C64];[.C64]+1)" office:value-type="float" office:value="6">
            <text:p>006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11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6];6;FIND(&quot;:&quot;;[.F66];1)-FIND(&quot; &quot;;[.F66];1)-1))&gt;VALUE(MID([.F65];6;FIND(&quot;:&quot;;[.F65];1)-FIND(&quot; &quot;;[.F65];1)-1));[.C65];[.C65]+1)" office:value-type="float" office:value="6">
            <text:p>006</text:p>
          </table:table-cell>
          <table:table-cell table:style-name="ce123" office:value-type="string">
            <text:p>WCM\Viewers\List Content\Add new\Search</text:p>
          </table:table-cell>
          <table:table-cell table:style-name="ce130" office:value-type="string">
            <text:p>Check 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27" office:value-type="string">
            <text:p>Display “Empty data” in Result form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67];6;FIND(&quot;:&quot;;[.F67];1)-FIND(&quot; &quot;;[.F67];1)-1))&gt;VALUE(MID([.F66];6;FIND(&quot;:&quot;;[.F66];1)-FIND(&quot; &quot;;[.F66];1)-1));&quot;&quot;;MAX([.A$7:.A66])+1)" office:value-type="float" office:value="15">
            <text:p>015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67];6;FIND(&quot;:&quot;;[.F67];1)-FIND(&quot; &quot;;[.F67];1)-1))&gt;VALUE(MID([.F66];6;FIND(&quot;:&quot;;[.F66];1)-FIND(&quot; &quot;;[.F66];1)-1));[.C66];[.C66]+1)" office:value-type="float" office:value="7">
            <text:p>007</text:p>
          </table:table-cell>
          <table:table-cell table:style-name="ce123" office:value-type="string">
            <text:p>WCM\Viewers\List Content\Add new\Search</text:p>
          </table:table-cell>
          <table:table-cell table:style-name="ce60" office:value-type="string">
            <text:p>Check Search by date in content in case choose only [To date] field when select 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8];6;FIND(&quot;:&quot;;[.F68];1)-FIND(&quot; &quot;;[.F68];1)-1))&gt;VALUE(MID([.F67];6;FIND(&quot;:&quot;;[.F67];1)-FIND(&quot; &quot;;[.F67];1)-1));[.C67];[.C67]+1)" office:value-type="float" office:value="7">
            <text:p>007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69];6;FIND(&quot;:&quot;;[.F69];1)-FIND(&quot; &quot;;[.F69];1)-1))&gt;VALUE(MID([.F68];6;FIND(&quot;:&quot;;[.F68];1)-FIND(&quot; &quot;;[.F68];1)-1));[.C68];[.C68]+1)" office:value-type="float" office:value="7">
            <text:p>007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0];6;FIND(&quot;:&quot;;[.F70];1)-FIND(&quot; &quot;;[.F70];1)-1))&gt;VALUE(MID([.F69];6;FIND(&quot;:&quot;;[.F69];1)-FIND(&quot; &quot;;[.F69];1)-1));[.C69];[.C69]+1)" office:value-type="float" office:value="7">
            <text:p>007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2">
          <table:table-cell table:style-name="ce11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To] field when select 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27" office:value-type="string">
            <text:p>- Display message to inform invalid data and request user input again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72];6;FIND(&quot;:&quot;;[.F72];1)-FIND(&quot; &quot;;[.F72];1)-1))&gt;VALUE(MID([.F71];6;FIND(&quot;:&quot;;[.F71];1)-FIND(&quot; &quot;;[.F71];1)-1));&quot;&quot;;MAX([.A$7:.A71])+1)" office:value-type="float" office:value="16">
            <text:p>016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72];6;FIND(&quot;:&quot;;[.F72];1)-FIND(&quot; &quot;;[.F72];1)-1))&gt;VALUE(MID([.F71];6;FIND(&quot;:&quot;;[.F71];1)-FIND(&quot; &quot;;[.F71];1)-1));[.C71];[.C71]+1)" office:value-type="float" office:value="8">
            <text:p>008</text:p>
          </table:table-cell>
          <table:table-cell table:style-name="ce123" office:value-type="string">
            <text:p>WCM\Viewers\List Content\Add new\Search</text:p>
          </table:table-cell>
          <table:table-cell table:style-name="ce60" office:value-type="string">
            <text:p>Check Search by date in content in case choose only [from] field when select existed content to view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3];6;FIND(&quot;:&quot;;[.F73];1)-FIND(&quot; &quot;;[.F73];1)-1))&gt;VALUE(MID([.F72];6;FIND(&quot;:&quot;;[.F72];1)-FIND(&quot; &quot;;[.F72];1)-1));[.C72];[.C72]+1)" office:value-type="float" office:value="8">
            <text:p>008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2">
          <table:table-cell table:style-name="ce11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by date in content in case choose only [from] field when select existed content to view</text:p>
          </table:table-cell>
          <table:table-cell table:style-name="ce132" office:value-type="string">
            <text:p>Step 5: Search by date</text:p>
          </table:table-cell>
          <table:table-cell table:style-name="ce123"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table:style-name="ce123" office:value-type="string">
            <text:p>- Return all contents, which was created [from] date to current date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77];6;FIND(&quot;:&quot;;[.F77];1)-FIND(&quot; &quot;;[.F77];1)-1))&gt;VALUE(MID([.F76];6;FIND(&quot;:&quot;;[.F76];1)-FIND(&quot; &quot;;[.F76];1)-1));&quot;&quot;;MAX([.A$7:.A76])+1)" office:value-type="float" office:value="17">
            <text:p>017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123" office:value-type="string">
            <text:p>WCM\Viewers\List Content\Add new\Search</text:p>
          </table:table-cell>
          <table:table-cell table:style-name="ce60" office:value-type="string">
            <text:p>Check Search Node type in content when select existed content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Search form is displayed</text:p>
            <text:p>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11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1];6;FIND(&quot;:&quot;;[.F81];1)-FIND(&quot; &quot;;[.F81];1)-1))&gt;VALUE(MID([.F80];6;FIND(&quot;:&quot;;[.F80];1)-FIND(&quot; &quot;;[.F80];1)-1));[.C80];[.C80]+1)" office:value-type="float" office:value="9">
            <text:p>009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arch Node <text:s/>type in content when select existed content</text:p>
          </table:table-cell>
          <table:table-cell table:style-name="ce132" office:value-type="string">
            <text:p>Step 5: Search by Document type</text:p>
          </table:table-cell>
          <table:table-cell table:style-name="ce123" office:value-type="string">
            <text:p>- Select a suitable site in Site name field</text:p>
            <text:p>- Select Document type</text:p>
            <text:p>- Click <text:span text:style-name="T9">Add document </text:span><text:span text:style-name="T9">type</text:span> icon next to textbox</text:p>
            <text:p>- Check any type of document </text:p>
            <text:p>- Click [<text:span text:style-name="T9">Search</text:span>] button</text:p>
          </table:table-cell>
          <table:table-cell table:style-name="ce123" office:value-type="string">
            <text:p>Display all contents, which have match keyword on search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2];6;FIND(&quot;:&quot;;[.F82];1)-FIND(&quot; &quot;;[.F82];1)-1))&gt;VALUE(MID([.F81];6;FIND(&quot;:&quot;;[.F81];1)-FIND(&quot; &quot;;[.F81];1)-1));&quot;&quot;;MAX([.A$7:.A81])+1)" office:value-type="float" office:value="18">
            <text:p>018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table:style-name="ce123" office:value-type="string">
            <text:p>WCM\Viewers\List Content\Add new\Search</text:p>
          </table:table-cell>
          <table:table-cell table:style-name="ce38" office:value-type="string">
            <text:p>Search a node using properties when do not select any property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3];6;FIND(&quot;:&quot;;[.F83];1)-FIND(&quot; &quot;;[.F83];1)-1))&gt;VALUE(MID([.F82];6;FIND(&quot;:&quot;;[.F82];1)-FIND(&quot; &quot;;[.F82];1)-1));[.C82];[.C82]+1)" office:value-type="float" office:value="10">
            <text:p>010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4];6;FIND(&quot;:&quot;;[.F84];1)-FIND(&quot; &quot;;[.F84];1)-1))&gt;VALUE(MID([.F83];6;FIND(&quot;:&quot;;[.F83];1)-FIND(&quot; &quot;;[.F83];1)-1));[.C83];[.C83]+1)" office:value-type="float" office:value="10">
            <text:p>010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5];6;FIND(&quot;:&quot;;[.F85];1)-FIND(&quot; &quot;;[.F85];1)-1))&gt;VALUE(MID([.F84];6;FIND(&quot;:&quot;;[.F84];1)-FIND(&quot; &quot;;[.F84];1)-1));[.C84];[.C84]+1)" office:value-type="float" office:value="10">
            <text:p>010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- Search form is displayed</text:p>
            <text:p>- 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2" office:value-type="string">
            <text:p>Step 5: Search by Document type</text:p>
          </table:table-cell>
          <table:table-cell table:style-name="ce123"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table:style-name="ce123" office:value-type="string">
            <text:p>Display an alert message to inform invalid data ad request user to select some type of documen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7];6;FIND(&quot;:&quot;;[.F87];1)-FIND(&quot; &quot;;[.F87];1)-1))&gt;VALUE(MID([.F86];6;FIND(&quot;:&quot;;[.F86];1)-FIND(&quot; &quot;;[.F86];1)-1));&quot;&quot;;MAX([.A$7:.A86])+1)" office:value-type="float" office:value="19">
            <text:p>019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87];6;FIND(&quot;:&quot;;[.F87];1)-FIND(&quot; &quot;;[.F87];1)-1))&gt;VALUE(MID([.F86];6;FIND(&quot;:&quot;;[.F86];1)-FIND(&quot; &quot;;[.F86];1)-1));[.C86];[.C86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38" office:value-type="string">
            <text:p>Preview web content after do search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Preview web content after do search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- Search form is displayed</text:p>
            <text:p>- Search by name option is chosen as defaul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110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1];6;FIND(&quot;:&quot;;[.F91];1)-FIND(&quot; &quot;;[.F91];1)-1))&gt;VALUE(MID([.F90];6;FIND(&quot;:&quot;;[.F90];1)-FIND(&quot; &quot;;[.F90];1)-1));[.C90];[.C90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Preview web content after do search</text:p>
          </table:table-cell>
          <table:table-cell table:style-name="ce132" office:value-type="string">
            <text:p>Step 5: Search successfully</text:p>
          </table:table-cell>
          <table:table-cell table:style-name="ce123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27" office:value-type="string">
            <text:p>- Display all contents, which have match keyword on search 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2];6;FIND(&quot;:&quot;;[.F92];1)-FIND(&quot; &quot;;[.F92];1)-1))&gt;VALUE(MID([.F91];6;FIND(&quot;:&quot;;[.F91];1)-FIND(&quot; &quot;;[.F91];1)-1));[.C91];[.C91]+1)" office:value-type="float" office:value="11">
            <text:p>011</text:p>
          </table:table-cell>
          <table:table-cell table:style-name="ce123" office:value-type="string">
            <text:p>WCM\Viewers\List Content\Add new\Search</text:p>
          </table:table-cell>
          <table:table-cell table:style-name="ce124" office:value-type="string">
            <text:p>Preview web content after do search</text:p>
          </table:table-cell>
          <table:table-cell table:style-name="ce102" office:value-type="string">
            <text:p>Step 6: View content of</text:p>
            <text:p><text:s/>document or web content after</text:p>
            <text:p><text:s/>do search</text:p>
          </table:table-cell>
          <table:table-cell table:style-name="ce102" office:value-type="string">
            <text:p>- Click on [<text:span text:style-name="T10">Preview</text:span>] icon of some <text:s/>web content which is listed in Result form</text:p>
          </table:table-cell>
          <table:table-cell table:style-name="ce102" office:value-type="string">
            <text:p>- Appear “Result viewers” tab</text:p>
            <text:p>- We can preview content or </text:p>
            <text:p>document</text:p>
          </table:table-cell>
          <table:table-cell table:style-name="ce156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93];6;FIND(&quot;:&quot;;[.F93];1)-FIND(&quot; &quot;;[.F93];1)-1))&gt;VALUE(MID([.F92];6;FIND(&quot;:&quot;;[.F92];1)-FIND(&quot; &quot;;[.F92];1)-1));&quot;&quot;;MAX([.A$7:.A92])+1)" office:value-type="float" office:value="20">
            <text:p>020</text:p>
          </table:table-cell>
          <table:table-cell table:style-name="ce37" office:value-type="string">
            <text:p>WCM_04_01_03</text:p>
          </table:table-cell>
          <table:table-cell table:style-name="ce121" table:formula="of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60" office:value-type="string">
            <text:p>Check select existed document/media to add on Content List Viewer</text:p>
          </table:table-cell>
          <table:table-cell table:style-name="ce129" office:value-type="string">
            <text:p>Step 1: Access WCM by administrato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Overview page is displayed </text:p>
          </table:table-cell>
          <table:table-cell table:style-name="ce156"/>
          <table:table-cell table:number-columns-repeated="1015"/>
        </table:table-row>
        <table:table-row table:style-name="ro15">
          <table:table-cell table:style-name="ce110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4];6;FIND(&quot;:&quot;;[.F94];1)-FIND(&quot; &quot;;[.F94];1)-1))&gt;VALUE(MID([.F93];6;FIND(&quot;:&quot;;[.F93];1)-FIND(&quot; &quot;;[.F93];1)-1));[.C93];[.C93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lect existed document/media to add on Content List Viewer</text:p>
          </table:table-cell>
          <table:table-cell table:style-name="ce131" office:value-type="string">
            <text:p>Step 2: Display content selector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32" office:value-type="string">
            <text:p>- Display content selector</text:p>
            <text:p><text:span text:style-name="T11">- This form have </text:span><text:span text:style-name="T11">Content browser tab, </text:span><text:span text:style-name="T11">Content search form </text:span><text:span text:style-name="T11">tab, Search result tab</text:span></text:p>
          </table:table-cell>
          <table:table-cell table:style-name="ce156"/>
          <table:table-cell table:number-columns-repeated="1015"/>
        </table:table-row>
        <table:table-row table:style-name="ro12">
          <table:table-cell table:style-name="ce110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5];6;FIND(&quot;:&quot;;[.F95];1)-FIND(&quot; &quot;;[.F95];1)-1))&gt;VALUE(MID([.F94];6;FIND(&quot;:&quot;;[.F94];1)-FIND(&quot; &quot;;[.F94];1)-1));[.C94];[.C94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lect existed document/media to add on Content List Viewer</text:p>
          </table:table-cell>
          <table:table-cell table:style-name="ce131" office:value-type="string">
            <text:p>Step 3: <text:s/>Select filter option</text:p>
          </table:table-cell>
          <table:table-cell table:style-name="ce102" office:value-type="string">
            <text:p><text:span text:style-name="T28">- Select </text:span><text:span text:style-name="T27">By Content</text:span><text:span text:style-name="T28"> </text:span><text:span text:style-name="T28">option in Mode field</text:span></text:p>
            <text:p><text:span text:style-name="T32">- Click </text:span><text:span text:style-name="T33">Select folder</text:span><text:span text:style-name="T32"> </text:span><text:span text:style-name="T34">path</text:span><text:span text:style-name="T32"> icon.</text:span></text:p>
          </table:table-cell>
          <table:table-cell table:style-name="ce132" office:value-type="string">
            <text:p>Contents in this site will be shown following each option in Filter by field.</text:p>
          </table:table-cell>
          <table:table-cell table:style-name="ce156"/>
          <table:table-cell table:number-columns-repeated="1015"/>
        </table:table-row>
        <table:table-row table:style-name="ro12">
          <table:table-cell table:style-name="ce110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6];6;FIND(&quot;:&quot;;[.F96];1)-FIND(&quot; &quot;;[.F96];1)-1))&gt;VALUE(MID([.F95];6;FIND(&quot;:&quot;;[.F95];1)-FIND(&quot; &quot;;[.F95];1)-1));[.C95];[.C95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lect existed document/media to add on Content List Viewer</text:p>
          </table:table-cell>
          <table:table-cell table:style-name="ce132" office:value-type="string">
            <text:p>Step 4: Display Search form to find a web content</text:p>
          </table:table-cell>
          <table:table-cell table:style-name="ce123" office:value-type="string">
            <text:p>- Select Content search form tab</text:p>
          </table:table-cell>
          <table:table-cell table:style-name="ce123" office:value-type="string">
            <text:p>- Search form is displayed</text:p>
            <text:p>- Search by name option is chosen as default</text:p>
          </table:table-cell>
          <table:table-cell table:style-name="ce156"/>
          <table:table-cell table:number-columns-repeated="1015"/>
        </table:table-row>
        <table:table-row table:style-name="ro20">
          <table:table-cell table:style-name="ce110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7];6;FIND(&quot;:&quot;;[.F97];1)-FIND(&quot; &quot;;[.F97];1)-1))&gt;VALUE(MID([.F96];6;FIND(&quot;:&quot;;[.F96];1)-FIND(&quot; &quot;;[.F96];1)-1));[.C96];[.C96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lect existed document/media to add on Content List Viewer</text:p>
          </table:table-cell>
          <table:table-cell table:style-name="ce132" office:value-type="string">
            <text:p>Step 5: Search successfully</text:p>
          </table:table-cell>
          <table:table-cell table:style-name="ce123"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27" office:value-type="string">
            <text:p>- Display all contents, which have match keyword on search </text:p>
          </table:table-cell>
          <table:table-cell table:style-name="ce156"/>
          <table:table-cell table:number-columns-repeated="1015"/>
        </table:table-row>
        <table:table-row table:style-name="ro12">
          <table:table-cell table:style-name="ce110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37" office:value-type="string">
            <text:p>WCM_04_01_03</text:p>
          </table:table-cell>
          <table:table-cell table:style-name="ce121" table:formula="of:=IF(VALUE(MID([.F98];6;FIND(&quot;:&quot;;[.F98];1)-FIND(&quot; &quot;;[.F98];1)-1))&gt;VALUE(MID([.F97];6;FIND(&quot;:&quot;;[.F97];1)-FIND(&quot; &quot;;[.F97];1)-1));[.C97];[.C97]+1)" office:value-type="float" office:value="12">
            <text:p>012</text:p>
          </table:table-cell>
          <table:table-cell table:style-name="ce123" office:value-type="string">
            <text:p>WCM\Viewers\List Content\Add new\Search</text:p>
          </table:table-cell>
          <table:table-cell table:style-name="ce129" office:value-type="string">
            <text:p>Check select existed document/media to add on Content List Viewer</text:p>
          </table:table-cell>
          <table:table-cell table:style-name="ce102" office:value-type="string">
            <text:p>Step 6: Check select existed document/media to add on Content List Viewer</text:p>
          </table:table-cell>
          <table:table-cell table:style-name="ce102" office:value-type="string">
            <text:p>- Click on [<text:span text:style-name="T10">Add</text:span>] icon of some <text:s/>web content which is listed in Result form</text:p>
          </table:table-cell>
          <table:table-cell table:style-name="ce123" office:value-type="string">
            <text:p>This document/media/web content is added in CLV configuration form</text:p>
          </table:table-cell>
          <table:table-cell table:style-name="ce156"/>
          <table:table-cell table:number-columns-repeated="1015"/>
        </table:table-row>
        <table:table-row table:style-name="ro15">
          <table:table-cell table:style-name="ce110" table:formula="of:=IF(VALUE(MID([.F99];6;FIND(&quot;:&quot;;[.F99];1)-FIND(&quot; &quot;;[.F99];1)-1))&gt;VALUE(MID([.F98];6;FIND(&quot;:&quot;;[.F98];1)-FIND(&quot; &quot;;[.F98];1)-1));&quot;&quot;;MAX([.A$7:.A98])+1)" office:value-type="float" office:value="21">
            <text:p>021</text:p>
          </table:table-cell>
          <table:table-cell table:style-name="ce37" office:value-type="string">
            <text:p>WCM_04_02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Check Order by date created When automatic was chosen default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Order by date created When automatic was chosen default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which has </text:span><text:span text:style-name="T28">automatic mode in this </text:span><text:span text:style-name="T28">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Order by date created When automatic was chosen default</text:p>
          </table:table-cell>
          <table:table-cell table:style-name="ce102" office:value-type="string">
            <text:p>Step 3: Choose by date created to order</text:p>
          </table:table-cell>
          <table:table-cell table:style-name="ce102" office:value-type="string">
            <text:p>- Choose by date Created on Order by</text:p>
            <text:p><text:span text:style-name="T35">- Click [</text:span><text:span text:style-name="T36">Save</text:span><text:span text:style-name="T35">] button</text:span></text:p>
          </table:table-cell>
          <table:table-cell table:style-name="ce102" office:value-type="string">
            <text:p>- All web contents displayed on content list viewer, sorted by date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02];6;FIND(&quot;:&quot;;[.F102];1)-FIND(&quot; &quot;;[.F102];1)-1))&gt;VALUE(MID([.F101];6;FIND(&quot;:&quot;;[.F101];1)-FIND(&quot; &quot;;[.F101];1)-1));&quot;&quot;;MAX([.A$7:.A101])+1)" office:value-type="float" office:value="22">
            <text:p>022</text:p>
          </table:table-cell>
          <table:table-cell table:style-name="ce37" office:value-type="string">
            <text:p>WCM_04_02</text:p>
          </table:table-cell>
          <table:table-cell table:style-name="ce121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Check Order by date modified When automatic was chosen default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Order by date modified When automatic was chosen default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which has </text:span><text:span text:style-name="T28">automatic mode in this </text:span><text:span text:style-name="T28">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Order by date modified When automatic was chosen default</text:p>
          </table:table-cell>
          <table:table-cell table:style-name="ce102" office:value-type="string">
            <text:p>Step 3: Choose by date modified to order</text:p>
          </table:table-cell>
          <table:table-cell table:style-name="ce102" office:value-type="string">
            <text:p>- Choose by date modified on Order by</text:p>
            <text:p><text:span text:style-name="T35">- Click [</text:span><text:span text:style-name="T36">Save</text:span><text:span text:style-name="T35">] button</text:span></text:p>
          </table:table-cell>
          <table:table-cell table:style-name="ce102" office:value-type="string">
            <text:p>- All web contents displayed on content list viewer, sorted by the modified dat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05];6;FIND(&quot;:&quot;;[.F105];1)-FIND(&quot; &quot;;[.F105];1)-1))&gt;VALUE(MID([.F104];6;FIND(&quot;:&quot;;[.F104];1)-FIND(&quot; &quot;;[.F104];1)-1));&quot;&quot;;MAX([.A$7:.A104])+1)" office:value-type="float" office:value="23">
            <text:p>023</text:p>
          </table:table-cell>
          <table:table-cell table:style-name="ce37" office:value-type="string">
            <text:p>WCM_04_02</text:p>
          </table:table-cell>
          <table:table-cell table:style-name="ce121" table:formula="of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Check Order by Date published When automatic was chosen default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123" office:value-type="string">
            <text:p>WCM\Viewers\List Content\Add new\Setting</text:p>
          </table:table-cell>
          <table:table-cell table:style-name="ce123" office:value-type="string">
            <text:p>Check Order by Date published When automatic was chosen default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which has </text:span><text:span text:style-name="T28">automatic mode in this </text:span><text:span text:style-name="T28">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123" office:value-type="string">
            <text:p>WCM\Viewers\List Content\Add new\Setting</text:p>
          </table:table-cell>
          <table:table-cell table:style-name="ce123" office:value-type="string">
            <text:p>Check Order by Date published When automatic was chosen default</text:p>
          </table:table-cell>
          <table:table-cell table:style-name="ce102" office:value-type="string">
            <text:p>Step 3: Choose by date published to order</text:p>
          </table:table-cell>
          <table:table-cell table:style-name="ce102" office:value-type="string">
            <text:p>- Choose by date published on Order by</text:p>
            <text:p><text:span text:style-name="T35">- Click [</text:span><text:span text:style-name="T36">Save</text:span><text:span text:style-name="T35">] button</text:span></text:p>
          </table:table-cell>
          <table:table-cell table:style-name="ce102" office:value-type="string">
            <text:p>- All web contents displayed on content list viewer, sorted by the published dat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08];6;FIND(&quot;:&quot;;[.F108];1)-FIND(&quot; &quot;;[.F108];1)-1))&gt;VALUE(MID([.F107];6;FIND(&quot;:&quot;;[.F107];1)-FIND(&quot; &quot;;[.F107];1)-1));&quot;&quot;;MAX([.A$7:.A107])+1)" office:value-type="float" office:value="24">
            <text:p>024</text:p>
          </table:table-cell>
          <table:table-cell table:style-name="ce37" office:value-type="string">
            <text:p>WCM_04_02</text:p>
          </table:table-cell>
          <table:table-cell table:style-name="ce121" table:formula="of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Check Order by Title published When automatic was chosen default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123" office:value-type="string">
            <text:p>WCM\Viewers\List Content\Add new\Setting</text:p>
          </table:table-cell>
          <table:table-cell table:style-name="ce123" office:value-type="string">
            <text:p>Check Order by Title published When automatic was chosen default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which has </text:span><text:span text:style-name="T28">automatic mode in this </text:span><text:span text:style-name="T28">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10];6;FIND(&quot;:&quot;;[.F110];1)-FIND(&quot; &quot;;[.F110];1)-1))&gt;VALUE(MID([.F109];6;FIND(&quot;:&quot;;[.F109];1)-FIND(&quot; &quot;;[.F109];1)-1));[.C109];[.C109]+1)" office:value-type="float" office:value="4">
            <text:p>004</text:p>
          </table:table-cell>
          <table:table-cell table:style-name="ce123" office:value-type="string">
            <text:p>WCM\Viewers\List Content\Add new\Setting</text:p>
          </table:table-cell>
          <table:table-cell table:style-name="ce123" office:value-type="string">
            <text:p>Check Order by Title published When automatic was chosen default</text:p>
          </table:table-cell>
          <table:table-cell table:style-name="ce102" office:value-type="string">
            <text:p>Step 3: Choose by Title to order</text:p>
          </table:table-cell>
          <table:table-cell table:style-name="ce102" office:value-type="string">
            <text:p>- Choose Title on Order by</text:p>
            <text:p><text:span text:style-name="T35">- Click [</text:span><text:span text:style-name="T36">Save</text:span><text:span text:style-name="T35">] button</text:span></text:p>
          </table:table-cell>
          <table:table-cell table:style-name="ce102" office:value-type="string">
            <text:p>- All web contents displayed on content list viewer, sorted by titl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11];6;FIND(&quot;:&quot;;[.F111];1)-FIND(&quot; &quot;;[.F111];1)-1))&gt;VALUE(MID([.F110];6;FIND(&quot;:&quot;;[.F110];1)-FIND(&quot; &quot;;[.F110];1)-1));&quot;&quot;;MAX([.A$7:.A110])+1)" office:value-type="float" office:value="25">
            <text:p>025</text:p>
          </table:table-cell>
          <table:table-cell table:style-name="ce38" office:value-type="string">
            <text:p>WCM_04_02</text:p>
          </table:table-cell>
          <table:table-cell table:style-name="ce121" table:formula="of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123" office:value-type="string">
            <text:p>WCM\Viewers\List Content\Add new\Setting</text:p>
          </table:table-cell>
          <table:table-cell table:style-name="ce38" office:value-type="string">
            <text:p>Check view content with chosen automatic to view all web contents and sort by ascendant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38" office:value-type="string">
            <text:p>WCM_04_02</text:p>
          </table:table-cell>
          <table:table-cell table:style-name="ce121" table:formula="of:=IF(VALUE(MID([.F112];6;FIND(&quot;:&quot;;[.F112];1)-FIND(&quot; &quot;;[.F112];1)-1))&gt;VALUE(MID([.F111];6;FIND(&quot;:&quot;;[.F111];1)-FIND(&quot; &quot;;[.F111];1)-1));[.C111];[.C111]+1)" office:value-type="float" office:value="5">
            <text:p>005</text:p>
          </table:table-cell>
          <table:table-cell table:style-name="ce123" office:value-type="string">
            <text:p>WCM\Viewers\List Content\Add new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which has </text:span><text:span text:style-name="T28">automatic mode in this </text:span><text:span text:style-name="T28">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38" office:value-type="string">
            <text:p>WCM_04_02</text:p>
          </table:table-cell>
          <table:table-cell table:style-name="ce121" table:formula="of:=IF(VALUE(MID([.F113];6;FIND(&quot;:&quot;;[.F113];1)-FIND(&quot; &quot;;[.F113];1)-1))&gt;VALUE(MID([.F112];6;FIND(&quot;:&quot;;[.F112];1)-FIND(&quot; &quot;;[.F112];1)-1));[.C112];[.C112]+1)" office:value-type="float" office:value="5">
            <text:p>005</text:p>
          </table:table-cell>
          <table:table-cell table:style-name="ce123" office:value-type="string">
            <text:p>WCM\Viewers\List Content\Add new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102" office:value-type="string">
            <text:p>Step 3: Using list content </text:p>
            <text:p>viewer to view all web</text:p>
            <text:p>contents</text:p>
          </table:table-cell>
          <table:table-cell table:style-name="ce102" office:value-type="string">
            <text:p><text:span text:style-name="T28">- Choose ascendant </text:span><text:span text:style-name="T28">option </text:span></text:p>
            <text:p><text:span text:style-name="T28">- Click [</text:span><text:span text:style-name="T31">Save</text:span><text:span text:style-name="T28">] button</text:span></text:p>
          </table:table-cell>
          <table:table-cell table:style-name="ce102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14];6;FIND(&quot;:&quot;;[.F114];1)-FIND(&quot; &quot;;[.F114];1)-1))&gt;VALUE(MID([.F113];6;FIND(&quot;:&quot;;[.F113];1)-FIND(&quot; &quot;;[.F113];1)-1));&quot;&quot;;MAX([.A$7:.A113])+1)" office:value-type="float" office:value="26">
            <text:p>026</text:p>
          </table:table-cell>
          <table:table-cell table:style-name="ce37" office:value-type="string">
            <text:p>WCM_04_02</text:p>
          </table:table-cell>
          <table:table-cell table:style-name="ce121" table:formula="of:=IF(VALUE(MID([.F114];6;FIND(&quot;:&quot;;[.F114];1)-FIND(&quot; &quot;;[.F114];1)-1))&gt;VALUE(MID([.F113];6;FIND(&quot;:&quot;;[.F113];1)-FIND(&quot; &quot;;[.F113];1)-1));[.C113];[.C113]+1)" office:value-type="float" office:value="6">
            <text:p>006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Check change template to view content list viewer 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15];6;FIND(&quot;:&quot;;[.F115];1)-FIND(&quot; &quot;;[.F115];1)-1))&gt;VALUE(MID([.F114];6;FIND(&quot;:&quot;;[.F114];1)-FIND(&quot; &quot;;[.F114];1)-1));[.C114];[.C114]+1)" office:value-type="float" office:value="6">
            <text:p>006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change template to view content list viewer </text:p>
          </table:table-cell>
          <table:table-cell table:style-name="ce123" office:value-type="string">
            <text:p>Step 2: <text:s/>Show form docum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16];6;FIND(&quot;:&quot;;[.F116];1)-FIND(&quot; &quot;;[.F116];1)-1))&gt;VALUE(MID([.F115];6;FIND(&quot;:&quot;;[.F115];1)-FIND(&quot; &quot;;[.F115];1)-1));[.C115];[.C115]+1)" office:value-type="float" office:value="6">
            <text:p>006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Check change template to view content list viewer </text:p>
          </table:table-cell>
          <table:table-cell table:style-name="ce102" office:value-type="string">
            <text:p>Step 3: Change template</text:p>
          </table:table-cell>
          <table:table-cell table:style-name="ce102" office:value-type="string">
            <text:p>- Select any template in Viewer template field</text:p>
            <text:p>- Click [<text:span text:style-name="T9">Save</text:span>] button</text:p>
          </table:table-cell>
          <table:table-cell table:style-name="ce102" office:value-type="string">
            <text:p>- All contents displayed on content list viewer following the selected templat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17];6;FIND(&quot;:&quot;;[.F117];1)-FIND(&quot; &quot;;[.F117];1)-1))&gt;VALUE(MID([.F116];6;FIND(&quot;:&quot;;[.F116];1)-FIND(&quot; &quot;;[.F116];1)-1));&quot;&quot;;MAX([.A$7:.A116])+1)" office:value-type="float" office:value="27">
            <text:p>027</text:p>
          </table:table-cell>
          <table:table-cell table:style-name="ce37" office:value-type="string">
            <text:p>WCM_04_02</text:p>
          </table:table-cell>
          <table:table-cell table:style-name="ce121" table:formula="of:=IF(VALUE(MID([.F117];6;FIND(&quot;:&quot;;[.F117];1)-FIND(&quot; &quot;;[.F117];1)-1))&gt;VALUE(MID([.F116];6;FIND(&quot;:&quot;;[.F116];1)-FIND(&quot; &quot;;[.F116];1)-1));[.C116];[.C116]+1)" office:value-type="float" office:value="7">
            <text:p>007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image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18];6;FIND(&quot;:&quot;;[.F118];1)-FIND(&quot; &quot;;[.F118];1)-1))&gt;VALUE(MID([.F117];6;FIND(&quot;:&quot;;[.F117];1)-FIND(&quot; &quot;;[.F117];1)-1));[.C117];[.C117]+1)" office:value-type="float" office:value="7">
            <text:p>007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image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19];6;FIND(&quot;:&quot;;[.F119];1)-FIND(&quot; &quot;;[.F119];1)-1))&gt;VALUE(MID([.F118];6;FIND(&quot;:&quot;;[.F118];1)-FIND(&quot; &quot;;[.F118];1)-1));[.C118];[.C118]+1)" office:value-type="float" office:value="7">
            <text:p>007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image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<text:span text:style-name="T28">- Unchecked on </text:span><text:span text:style-name="T31">Show</text:span><text:span text:style-name="T28"> </text:span><text:span text:style-name="T31">image</text:span><text:span text:style-name="T28"> option</text:span></text:p>
            <text:p><text:span text:style-name="T28">- Click [</text:span><text:span text:style-name="T31">Save</text:span><text:span text:style-name="T28">] button</text:span>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20];6;FIND(&quot;:&quot;;[.F120];1)-FIND(&quot; &quot;;[.F120];1)-1))&gt;VALUE(MID([.F119];6;FIND(&quot;:&quot;;[.F119];1)-FIND(&quot; &quot;;[.F119];1)-1));&quot;&quot;;MAX([.A$7:.A119])+1)" office:value-type="float" office:value="28">
            <text:p>028</text:p>
          </table:table-cell>
          <table:table-cell table:style-name="ce37" office:value-type="string">
            <text:p>WCM_04_02</text:p>
          </table:table-cell>
          <table:table-cell table:style-name="ce121" table:formula="of:=IF(VALUE(MID([.F120];6;FIND(&quot;:&quot;;[.F120];1)-FIND(&quot; &quot;;[.F120];1)-1))&gt;VALUE(MID([.F119];6;FIND(&quot;:&quot;;[.F119];1)-FIND(&quot; &quot;;[.F119];1)-1));[.C119];[.C119]+1)" office:value-type="float" office:value="8">
            <text:p>008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summary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1];6;FIND(&quot;:&quot;;[.F121];1)-FIND(&quot; &quot;;[.F121];1)-1))&gt;VALUE(MID([.F120];6;FIND(&quot;:&quot;;[.F120];1)-FIND(&quot; &quot;;[.F120];1)-1));[.C120];[.C120]+1)" office:value-type="float" office:value="8">
            <text:p>008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summary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2];6;FIND(&quot;:&quot;;[.F122];1)-FIND(&quot; &quot;;[.F122];1)-1))&gt;VALUE(MID([.F121];6;FIND(&quot;:&quot;;[.F121];1)-FIND(&quot; &quot;;[.F121];1)-1));[.C121];[.C121]+1)" office:value-type="float" office:value="8">
            <text:p>008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summary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<text:span text:style-name="T28">- Unchecked on </text:span><text:span text:style-name="T31">Show</text:span><text:span text:style-name="T28"> </text:span><text:span text:style-name="T31">summary </text:span><text:span text:style-name="T28">option</text:span></text:p>
            <text:p><text:span text:style-name="T28">- Click [</text:span><text:span text:style-name="T31">Save</text:span><text:span text:style-name="T28">] button</text:span>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23];6;FIND(&quot;:&quot;;[.F123];1)-FIND(&quot; &quot;;[.F123];1)-1))&gt;VALUE(MID([.F122];6;FIND(&quot;:&quot;;[.F122];1)-FIND(&quot; &quot;;[.F122];1)-1));&quot;&quot;;MAX([.A$7:.A122])+1)" office:value-type="float" office:value="29">
            <text:p>029</text:p>
          </table:table-cell>
          <table:table-cell table:style-name="ce37" office:value-type="string">
            <text:p>WCM_04_02</text:p>
          </table:table-cell>
          <table:table-cell table:style-name="ce121" table:formula="of:=IF(VALUE(MID([.F123];6;FIND(&quot;:&quot;;[.F123];1)-FIND(&quot; &quot;;[.F123];1)-1))&gt;VALUE(MID([.F122];6;FIND(&quot;:&quot;;[.F122];1)-FIND(&quot; &quot;;[.F122];1)-1));[.C122];[.C122]+1)" office:value-type="float" office:value="9">
            <text:p>009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header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4];6;FIND(&quot;:&quot;;[.F124];1)-FIND(&quot; &quot;;[.F124];1)-1))&gt;VALUE(MID([.F123];6;FIND(&quot;:&quot;;[.F123];1)-FIND(&quot; &quot;;[.F123];1)-1));[.C123];[.C123]+1)" office:value-type="float" office:value="9">
            <text:p>009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header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5];6;FIND(&quot;:&quot;;[.F125];1)-FIND(&quot; &quot;;[.F125];1)-1))&gt;VALUE(MID([.F124];6;FIND(&quot;:&quot;;[.F124];1)-FIND(&quot; &quot;;[.F124];1)-1));[.C124];[.C124]+1)" office:value-type="float" office:value="9">
            <text:p>009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header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26];6;FIND(&quot;:&quot;;[.F126];1)-FIND(&quot; &quot;;[.F126];1)-1))&gt;VALUE(MID([.F125];6;FIND(&quot;:&quot;;[.F125];1)-FIND(&quot; &quot;;[.F125];1)-1));&quot;&quot;;MAX([.A$7:.A125])+1)" office:value-type="float" office:value="30">
            <text:p>030</text:p>
          </table:table-cell>
          <table:table-cell table:style-name="ce37" office:value-type="string">
            <text:p>WCM_04_02</text:p>
          </table:table-cell>
          <table:table-cell table:style-name="ce121" table:formula="of:=IF(VALUE(MID([.F126];6;FIND(&quot;:&quot;;[.F126];1)-FIND(&quot; &quot;;[.F126];1)-1))&gt;VALUE(MID([.F125];6;FIND(&quot;:&quot;;[.F125];1)-FIND(&quot; &quot;;[.F125];1)-1));[.C125];[.C125]+1)" office:value-type="float" office:value="10">
            <text:p>010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title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7];6;FIND(&quot;:&quot;;[.F127];1)-FIND(&quot; &quot;;[.F127];1)-1))&gt;VALUE(MID([.F126];6;FIND(&quot;:&quot;;[.F126];1)-FIND(&quot; &quot;;[.F126];1)-1));[.C126];[.C126]+1)" office:value-type="float" office:value="10">
            <text:p>010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title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28];6;FIND(&quot;:&quot;;[.F128];1)-FIND(&quot; &quot;;[.F128];1)-1))&gt;VALUE(MID([.F127];6;FIND(&quot;:&quot;;[.F127];1)-FIND(&quot; &quot;;[.F127];1)-1));[.C127];[.C127]+1)" office:value-type="float" office:value="10">
            <text:p>010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title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29];6;FIND(&quot;:&quot;;[.F129];1)-FIND(&quot; &quot;;[.F129];1)-1))&gt;VALUE(MID([.F128];6;FIND(&quot;:&quot;;[.F128];1)-FIND(&quot; &quot;;[.F128];1)-1));&quot;&quot;;MAX([.A$7:.A128])+1)" office:value-type="float" office:value="31">
            <text:p>031</text:p>
          </table:table-cell>
          <table:table-cell table:style-name="ce37" office:value-type="string">
            <text:p>WCM_04_02</text:p>
          </table:table-cell>
          <table:table-cell table:style-name="ce121" table:formula="of:=IF(VALUE(MID([.F129];6;FIND(&quot;:&quot;;[.F129];1)-FIND(&quot; &quot;;[.F129];1)-1))&gt;VALUE(MID([.F128];6;FIND(&quot;:&quot;;[.F128];1)-FIND(&quot; &quot;;[.F128];1)-1));[.C128];[.C128]+1)" office:value-type="float" office:value="11">
            <text:p>011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by date created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0];6;FIND(&quot;:&quot;;[.F130];1)-FIND(&quot; &quot;;[.F130];1)-1))&gt;VALUE(MID([.F129];6;FIND(&quot;:&quot;;[.F129];1)-FIND(&quot; &quot;;[.F129];1)-1));[.C129];[.C129]+1)" office:value-type="float" office:value="11">
            <text:p>011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by date created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1];6;FIND(&quot;:&quot;;[.F131];1)-FIND(&quot; &quot;;[.F131];1)-1))&gt;VALUE(MID([.F130];6;FIND(&quot;:&quot;;[.F130];1)-FIND(&quot; &quot;;[.F130];1)-1));[.C130];[.C130]+1)" office:value-type="float" office:value="11">
            <text:p>011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by date created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- Unchecked on <text:span text:style-name="T9">Show </text:span><text:span text:style-name="T9">by date created</text:span> option</text:p>
            <text:p>- Click [<text:span text:style-name="T10">Save</text:span>] button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32];6;FIND(&quot;:&quot;;[.F132];1)-FIND(&quot; &quot;;[.F132];1)-1))&gt;VALUE(MID([.F131];6;FIND(&quot;:&quot;;[.F131];1)-FIND(&quot; &quot;;[.F131];1)-1));&quot;&quot;;MAX([.A$7:.A131])+1)" office:value-type="float" office:value="32">
            <text:p>032</text:p>
          </table:table-cell>
          <table:table-cell table:style-name="ce37" office:value-type="string">
            <text:p>WCM_04_02</text:p>
          </table:table-cell>
          <table:table-cell table:style-name="ce121" table:formula="of:=IF(VALUE(MID([.F132];6;FIND(&quot;:&quot;;[.F132];1)-FIND(&quot; &quot;;[.F132];1)-1))&gt;VALUE(MID([.F131];6;FIND(&quot;:&quot;;[.F131];1)-FIND(&quot; &quot;;[.F131];1)-1));[.C131];[.C131]+1)" office:value-type="float" office:value="12">
            <text:p>012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unchecked show link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3];6;FIND(&quot;:&quot;;[.F133];1)-FIND(&quot; &quot;;[.F133];1)-1))&gt;VALUE(MID([.F132];6;FIND(&quot;:&quot;;[.F132];1)-FIND(&quot; &quot;;[.F132];1)-1));[.C132];[.C132]+1)" office:value-type="float" office:value="12">
            <text:p>012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link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4];6;FIND(&quot;:&quot;;[.F134];1)-FIND(&quot; &quot;;[.F134];1)-1))&gt;VALUE(MID([.F133];6;FIND(&quot;:&quot;;[.F133];1)-FIND(&quot; &quot;;[.F133];1)-1));[.C133];[.C133]+1)" office:value-type="float" office:value="12">
            <text:p>012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unchecked show link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35];6;FIND(&quot;:&quot;;[.F135];1)-FIND(&quot; &quot;;[.F135];1)-1))&gt;VALUE(MID([.F134];6;FIND(&quot;:&quot;;[.F134];1)-FIND(&quot; &quot;;[.F134];1)-1));&quot;&quot;;MAX([.A$7:.A134])+1)" office:value-type="float" office:value="33">
            <text:p>033</text:p>
          </table:table-cell>
          <table:table-cell table:style-name="ce37" office:value-type="string">
            <text:p>WCM_04_02</text:p>
          </table:table-cell>
          <table:table-cell table:style-name="ce121" table:formula="of:=IF(VALUE(MID([.F135];6;FIND(&quot;:&quot;;[.F135];1)-FIND(&quot; &quot;;[.F135];1)-1))&gt;VALUE(MID([.F134];6;FIND(&quot;:&quot;;[.F134];1)-FIND(&quot; &quot;;[.F134];1)-1));[.C134];[.C134]+1)" office:value-type="float" office:value="13">
            <text:p>013</text:p>
          </table:table-cell>
          <table:table-cell table:style-name="ce123" office:value-type="string">
            <text:p>WCM\Viewers\List Content\Add new\Setting</text:p>
          </table:table-cell>
          <table:table-cell table:style-name="ce37" office:value-type="string">
            <text:p>Test checked show refresh button option on content list viewer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6];6;FIND(&quot;:&quot;;[.F136];1)-FIND(&quot; &quot;;[.F136];1)-1))&gt;VALUE(MID([.F135];6;FIND(&quot;:&quot;;[.F135];1)-FIND(&quot; &quot;;[.F135];1)-1));[.C135];[.C135]+1)" office:value-type="float" office:value="13">
            <text:p>013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checked show refresh button option on content list viewer</text:p>
          </table:table-cell>
          <table:table-cell table:style-name="ce123" office:value-type="string">
            <text:p>Step 2: <text:s/>Show form content list viewer management</text:p>
          </table:table-cell>
          <table:table-cell table:style-name="ce123" office:value-type="string"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 in this page</text:span></text:p>
          </table:table-cell>
          <table:table-cell table:style-name="ce127" office:value-type="string">
            <text:p><text:span text:style-name="T6">- Content list viewer </text:span><text:span text:style-name="T6">management form is </text:span><text:span text:style-name="T6">shown properly</text:span></text:p>
            <text:p><text:span text:style-name="T6">- All properties in this </text:span><text:span text:style-name="T6">CLV management is </text:span><text:span text:style-name="T6">belong to the </text:span><text:span text:style-name="T6">configuration setting </text:span><text:span text:style-name="T6">before. 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37" office:value-type="string">
            <text:p>WCM_04_02</text:p>
          </table:table-cell>
          <table:table-cell table:style-name="ce121" table:formula="of:=IF(VALUE(MID([.F137];6;FIND(&quot;:&quot;;[.F137];1)-FIND(&quot; &quot;;[.F137];1)-1))&gt;VALUE(MID([.F136];6;FIND(&quot;:&quot;;[.F136];1)-FIND(&quot; &quot;;[.F136];1)-1));[.C136];[.C136]+1)" office:value-type="float" office:value="13">
            <text:p>013</text:p>
          </table:table-cell>
          <table:table-cell table:style-name="ce123" office:value-type="string">
            <text:p>WCM\Viewers\List Content\Add new\Setting</text:p>
          </table:table-cell>
          <table:table-cell table:style-name="ce125" office:value-type="string">
            <text:p>Test checked show refresh button option on content list viewer</text:p>
          </table:table-cell>
          <table:table-cell table:style-name="ce102" office:value-type="string">
            <text:p>Step 3: Change option for content list viewer </text:p>
          </table:table-cell>
          <table:table-cell table:style-name="ce102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02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table:style-name="ce37" office:value-type="string">
            <text:p>WCM_05_01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List Content\Edit</text:p>
          </table:table-cell>
          <table:table-cell table:style-name="ce37" office:value-type="string">
            <text:p>Check keep draft revision after edit draft revision from content list viewer </text:p>
          </table:table-cell>
          <table:table-cell table:style-name="ce123" office:value-type="string">
            <text:p>Step 1: Display all contents of web content folder in sites explorer</text:p>
          </table:table-cell>
          <table:table-cell table:style-name="ce123" office:value-type="string">
            <text:p><text:span text:style-name="T28">- Login by administrator</text:span></text:p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28">- Click </text:span><text:span text:style-name="T31">Quick</text:span><text:span text:style-name="T28"> </text:span><text:span text:style-name="T31">edit</text:span><text:span text:style-name="T28"> icon </text:span><text:span text:style-name="T28">of any CLV</text:span></text:p>
            <text:p><text:span text:style-name="T28">- Add contents to CLV [</text:span><text:span text:style-name="T28"><text:a xlink:href="#WCM_04_01_01_003">details</text:a></text:span><text:span text:style-name="T28">]</text:span></text:p>
          </table:table-cell>
          <table:table-cell table:style-name="ce123" office:value-type="string">
            <text:p>- All contents displayed on content list viewer. This content contain draft version and live version, if have both of them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37" office:value-type="string">
            <text:p>WCM_05_01</text:p>
          </table:table-cell>
          <table:table-cell table:style-name="ce121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23" office:value-type="string">
            <text:p>WCM\Viewers\List Content\Edit</text:p>
          </table:table-cell>
          <table:table-cell table:style-name="ce125" office:value-type="string">
            <text:p>Check keep draft revision after edit draft revision from content list viewer </text:p>
          </table:table-cell>
          <table:table-cell table:style-name="ce123" office:value-type="string">
            <text:p>Step 2: Display content editing form to edit draft revision from content list viewer </text:p>
          </table:table-cell>
          <table:table-cell table:style-name="ce123" office:value-type="string">
            <text:p>- Click <text:s/><text:span text:style-name="T10">edit</text:span> <text:span text:style-name="T10">icon</text:span> beside draft revision on content list viewer</text:p>
          </table:table-cell>
          <table:table-cell table:style-name="ce123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37" office:value-type="string">
            <text:p>WCM_05_01</text:p>
          </table:table-cell>
          <table:table-cell table:style-name="ce121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23" office:value-type="string">
            <text:p>WCM\Viewers\List Content\Edit</text:p>
          </table:table-cell>
          <table:table-cell table:style-name="ce125" office:value-type="string">
            <text:p>Check keep draft revision after edit draft revision from content list viewer </text:p>
          </table:table-cell>
          <table:table-cell table:style-name="ce123" office:value-type="string">
            <text:p>Step 3: Edit draft revision by edit icon from content list viewer</text:p>
          </table:table-cell>
          <table:table-cell table:style-name="ce102" office:value-type="string">
            <text:p>- Update information for this content</text:p>
            <text:p>- Click [<text:span text:style-name="T9">Save Draft</text:span>] button</text:p>
          </table:table-cell>
          <table:table-cell table:style-name="ce102" office:value-type="string">
            <text:p>- Content was updated.</text:p>
            <text:p>- On content list viewer still display draft version and have edit ic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table:style-name="ce37" office:value-type="string">
            <text:p>WCM_05_01</text:p>
          </table:table-cell>
          <table:table-cell table:style-name="ce121" table:formula="of:=IF(VALUE(MID([.F141];6;FIND(&quot;:&quot;;[.F141];1)-FIND(&quot; &quot;;[.F141];1)-1))&gt;VALUE(MID([.F140];6;FIND(&quot;:&quot;;[.F140];1)-FIND(&quot; &quot;;[.F140];1)-1));[.C140];[.C140]+1)" office:value-type="float" office:value="2">
            <text:p>002</text:p>
          </table:table-cell>
          <table:table-cell table:style-name="ce123" office:value-type="string">
            <text:p>WCM\Viewers\List Content\Edit</text:p>
          </table:table-cell>
          <table:table-cell table:style-name="ce37" office:value-type="string">
            <text:p>Check change draft revision to live revision after edit draft revision from content list viewer </text:p>
            <text:p/>
          </table:table-cell>
          <table:table-cell table:style-name="ce123" office:value-type="string">
            <text:p>Step 1: Display all contents of web content folder in sites explorer</text:p>
          </table:table-cell>
          <table:table-cell table:style-name="ce123" office:value-type="string">
            <text:p><text:span text:style-name="T28">- Login by administrator</text:span></text:p>
            <text:p><text:span text:style-name="T28">- Click [</text:span><text:span text:style-name="T31">Edit mode</text:span><text:span text:style-name="T28">] icon </text:span><text:span text:style-name="T28">at the top right corner of </text:span><text:span text:style-name="T28">screen</text:span></text:p>
            <text:p><text:span text:style-name="T35">- Click </text:span><text:span text:style-name="T36">Quick</text:span><text:span text:style-name="T35"> </text:span><text:span text:style-name="T36">edit</text:span><text:span text:style-name="T35"> icon </text:span><text:span text:style-name="T35">of any CLV</text:span></text:p>
            <text:p><text:span text:style-name="T35">- Add contents to CLV [</text:span><text:span text:style-name="T35"><text:a xlink:href="#WCM_04_01_01_003">details</text:a></text:span><text:span text:style-name="T35">]</text:span></text:p>
          </table:table-cell>
          <table:table-cell table:style-name="ce123" office:value-type="string">
            <text:p>- All contents displayed on content list viewer. This content contain draft version and live version, if have both of them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37" office:value-type="string">
            <text:p>WCM_05_01</text:p>
          </table:table-cell>
          <table:table-cell table:style-name="ce121"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table:style-name="ce123" office:value-type="string">
            <text:p>WCM\Viewers\List Content\Edit</text:p>
          </table:table-cell>
          <table:table-cell table:style-name="ce125" office:value-type="string">
            <text:p>Check change draft revision to live revision after edit draft revision from content list viewer </text:p>
            <text:p/>
          </table:table-cell>
          <table:table-cell table:style-name="ce123" office:value-type="string">
            <text:p>Step 2: Display content editing form to edit draft revision from content list viewer </text:p>
          </table:table-cell>
          <table:table-cell table:style-name="ce123" office:value-type="string">
            <text:p>- Click <text:s/><text:span text:style-name="T10">edit</text:span> <text:span text:style-name="T10">icon</text:span> beside draft revision on content list viewer</text:p>
          </table:table-cell>
          <table:table-cell table:style-name="ce123"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37" office:value-type="string">
            <text:p>WCM_05_01</text:p>
          </table:table-cell>
          <table:table-cell table:style-name="ce121"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123" office:value-type="string">
            <text:p>WCM\Viewers\List Content\Edit</text:p>
          </table:table-cell>
          <table:table-cell table:style-name="ce125" office:value-type="string">
            <text:p>Check change draft revision to live revision after edit draft revision from content list viewer </text:p>
            <text:p/>
          </table:table-cell>
          <table:table-cell table:style-name="ce123" office:value-type="string">
            <text:p>Step 3: Edit draft revision by edit icon from content list viewer</text:p>
          </table:table-cell>
          <table:table-cell table:style-name="ce102" office:value-type="string">
            <text:p>- Update information for this content</text:p>
            <text:p>- Click [<text:span text:style-name="T9">Fast publish</text:span>] button</text:p>
          </table:table-cell>
          <table:table-cell table:style-name="ce102" office:value-type="string">
            <text:p>- Content was updated.</text:p>
            <text:p>- On content list viewer disappear draft version and have edit ic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44];6;FIND(&quot;:&quot;;[.F144];1)-FIND(&quot; &quot;;[.F144];1)-1))&gt;VALUE(MID([.F143];6;FIND(&quot;:&quot;;[.F143];1)-FIND(&quot; &quot;;[.F143];1)-1));&quot;&quot;;MAX([.A$7:.A143])+1)" office:value-type="float" office:value="36">
            <text:p>036</text:p>
          </table:table-cell>
          <table:table-cell table:style-name="ce37" office:value-type="string">
            <text:p>WCM_05_02</text:p>
          </table:table-cell>
          <table:table-cell table:style-name="ce121" office:value-type="float" office:value="1">
            <text:p>001</text:p>
          </table:table-cell>
          <table:table-cell table:style-name="ce123" office:value-type="string">
            <text:p>WCM\Viewers\List Content\View</text:p>
          </table:table-cell>
          <table:table-cell table:style-name="ce38" office:value-type="string">
            <text:p>Check display content in content list viewer in edit mode and no draft version</text:p>
          </table:table-cell>
          <table:table-cell table:style-name="ce123" office:value-type="string">
            <text:p>Step 1: Create some web content with live version</text:p>
          </table:table-cell>
          <table:table-cell table:style-name="ce129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table:style-name="ce123" office:value-type="string">
            <text:p>- Add new content was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- <text:s/>Click [Edit mode] icon in admin toolbar at right corner of screen</text:p>
          </table:table-cell>
          <table:table-cell table:style-name="ce132" office:value-type="string">
            <text:p>- Display edit mode, which display <text:s/>all quick edit icons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53" office:value-type="string">
            <text:p>Display CLV which has not configed in Overview pag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2" office:value-type="string">
            <text:p>- Click edit icon corresponding with this portlet</text:p>
            <text:p>- Click <text:span text:style-name="T9">[</text:span><text:span text:style-name="T10">Select Folder </text:span><text:span text:style-name="T10">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53" office:value-type="string">
            <text:p>- Display all published contents on content list viewer (have no Draft notification and Edit icon)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48];6;FIND(&quot;:&quot;;[.F148];1)-FIND(&quot; &quot;;[.F148];1)-1))&gt;VALUE(MID([.F147];6;FIND(&quot;:&quot;;[.F147];1)-FIND(&quot; &quot;;[.F147];1)-1));&quot;&quot;;MAX([.A$7:.A147])+1)" office:value-type="float" office:value="37">
            <text:p>037</text:p>
          </table:table-cell>
          <table:table-cell table:style-name="ce37" office:value-type="string">
            <text:p>WCM_05_02</text:p>
          </table:table-cell>
          <table:table-cell table:style-name="ce121" table:formula="of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123" office:value-type="string">
            <text:p>WCM\Viewers\List Content\View</text:p>
          </table:table-cell>
          <table:table-cell table:style-name="ce38" office:value-type="string">
            <text:p>Check display content in content list viewer in case edit mode and have draft version</text:p>
          </table:table-cell>
          <table:table-cell table:style-name="ce123" office:value-type="string">
            <text:p>Step 1: Create some web content with live and draft version</text:p>
          </table:table-cell>
          <table:table-cell table:style-name="ce129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table:style-name="ce123" office:value-type="string">
            <text:p>- New contents are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- <text:s/>Click [Edit mode] icon in admin toolbar at right corner of screen</text:p>
          </table:table-cell>
          <table:table-cell table:style-name="ce132" office:value-type="string">
            <text:p>- Display edit mode, which display <text:s/>all quick edit icons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53" office:value-type="string">
            <text:p>Display CLV which has not configed in Overview pag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2" office:value-type="string">
            <text:p>- Click edit icon corresponding with this portlet</text:p>
            <text:p>- Click <text:span text:style-name="T9">[</text:span><text:span text:style-name="T10">Select Folder </text:span><text:span text:style-name="T10">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32" office:value-type="string">
            <text:p>- Display live revision and draft revision</text:p>
            <text:p>- With Draft version, will have <text:span text:style-name="T27">draft</text:span><text:span text:style-name="T28"> icon and </text:span><text:span text:style-name="T27">edit</text:span><text:span text:style-name="T28"> link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110" table:formula="of:=IF(VALUE(MID([.F152];6;FIND(&quot;:&quot;;[.F152];1)-FIND(&quot; &quot;;[.F152];1)-1))&gt;VALUE(MID([.F151];6;FIND(&quot;:&quot;;[.F151];1)-FIND(&quot; &quot;;[.F151];1)-1));&quot;&quot;;MAX([.A$7:.A151])+1)" office:value-type="float" office:value="38">
            <text:p>038</text:p>
          </table:table-cell>
          <table:table-cell table:style-name="ce37" office:value-type="string">
            <text:p>WCM_05_02</text:p>
          </table:table-cell>
          <table:table-cell table:style-name="ce121"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table:style-name="ce123" office:value-type="string">
            <text:p>WCM\Viewers\List Content\View</text:p>
          </table:table-cell>
          <table:table-cell table:style-name="ce38" office:value-type="string">
            <text:p>Check display content in content list viewer in case Live mode and no live version</text:p>
          </table:table-cell>
          <table:table-cell table:style-name="ce123" office:value-type="string">
            <text:p>Step 1: Create some web content with only Draft version</text:p>
          </table:table-cell>
          <table:table-cell table:style-name="ce129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table:style-name="ce123" office:value-type="string">
            <text:p>- Some draft web contents are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53" office:value-type="string">
            <text:p>Display CLV which has not configed in Overview pag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2" office:value-type="string">
            <text:p>- Click edit icon corresponding with this portlet</text:p>
            <text:p>- Click <text:span text:style-name="T9">[</text:span><text:span text:style-name="T10">Select Folder </text:span><text:span text:style-name="T10">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53" office:value-type="string">
            <text:p>- No content is listed in this CLV in Live mod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table:style-name="ce37" office:value-type="string">
            <text:p>WCM_05_02</text:p>
          </table:table-cell>
          <table:table-cell table:style-name="ce121"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table:style-name="ce123" office:value-type="string">
            <text:p>WCM\Viewers\List Content\View</text:p>
          </table:table-cell>
          <table:table-cell table:style-name="ce38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23" office:value-type="string">
            <text:p>Step 1: Create some web content with live version</text:p>
          </table:table-cell>
          <table:table-cell table:style-name="ce129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table:style-name="ce123" office:value-type="string">
            <text:p>- Add new content was crea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2" office:value-type="string">
            <text:p>'- Click [<text:span text:style-name="T9">Edit mode</text:span>] icon in admin toolbar at right corner of screen</text:p>
          </table:table-cell>
          <table:table-cell table:style-name="ce132" office:value-type="string">
            <text:p>- Display edit mod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110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3: Add CLV to a page</text:p>
          </table:table-cell>
          <table:table-cell table:style-name="ce15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53" office:value-type="string">
            <text:p>Display CLV which has not configed in Overview page 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7">
          <table:table-cell table:style-name="ce110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2" office:value-type="string">
            <text:p>- Click edit icon corresponding with this portlet</text:p>
            <text:p>- Click <text:span text:style-name="T9">[</text:span><text:span text:style-name="T10">Select Folder </text:span><text:span text:style-name="T10">Path</text:span><text:span text:style-name="T9">]</text:span> icon</text:p>
            <text:p>- Add contents which have just been created to content list viewer</text:p>
          </table:table-cell>
          <table:table-cell table:style-name="ce132" office:value-type="string">
            <text:p>- Display live revision and draft revision</text:p>
            <text:p>- With Draft version, will have <text:span text:style-name="T27">draft</text:span><text:span text:style-name="T28"> icon and </text:span><text:span text:style-name="T27">edit</text:span><text:span text:style-name="T28"> link</text:span>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5">
          <table:table-cell table:style-name="ce110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37" office:value-type="string">
            <text:p>WCM_05_02</text:p>
          </table:table-cell>
          <table:table-cell table:style-name="ce121"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123" office:value-type="string">
            <text:p>WCM\Viewers\List Content\View</text:p>
          </table:table-cell>
          <table:table-cell table:style-name="ce102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2" office:value-type="string">
            <text:p>- Choose one draft revision, </text:p>
            <text:p>- Click on [<text:span text:style-name="T27">Edit</text:span><text:span text:style-name="T28">] link </text:span><text:span text:style-name="T28">beside content</text:span></text:p>
            <text:p><text:span text:style-name="T28">- Edit something</text:span></text:p>
            <text:p><text:span text:style-name="T28">- Click on [</text:span><text:span text:style-name="T27">Fast </text:span><text:span text:style-name="T27">publish</text:span><text:span text:style-name="T28">]</text:span></text:p>
          </table:table-cell>
          <table:table-cell table:style-name="ce132" office:value-type="string">
            <text:p>- Draft content, which has just edited is become live content with no Draft notification and no Edit icon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0];6;FIND(&quot;:&quot;;[.F160];1)-FIND(&quot; &quot;;[.F160];1)-1))&gt;VALUE(MID([.F159];6;FIND(&quot;:&quot;;[.F159];1)-FIND(&quot; &quot;;[.F159];1)-1));&quot;&quot;;MAX([.A$7:.A159])+1)" office:value-type="float" office:value="40">
            <text:p>040</text:p>
          </table:table-cell>
          <table:table-cell table:style-name="ce38" office:value-type="string">
            <text:p>WCM_06</text:p>
          </table:table-cell>
          <table:table-cell table:style-name="ce121" office:value-type="float" office:value="1">
            <text:p>001</text:p>
          </table:table-cell>
          <table:table-cell table:style-name="ce102" office:value-type="string">
            <text:p>WCM\Viewers\Print</text:p>
          </table:table-cell>
          <table:table-cell table:style-name="ce38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2" office:value-type="string">
            <text:p>- Access WCM in public</text:p>
          </table:table-cell>
          <table:table-cell table:style-name="ce132" office:value-type="string">
            <text:p>- Login successfull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1];6;FIND(&quot;:&quot;;[.F161];1)-FIND(&quot; &quot;;[.F161];1)-1))&gt;VALUE(MID([.F160];6;FIND(&quot;:&quot;;[.F160];1)-FIND(&quot; &quot;;[.F160];1)-1));[.C160];[.C160]+1)" office:value-type="float" office:value="1">
            <text:p>001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2" office:value-type="string">
            <text:p>- Click on home, we can see content on this page</text:p>
          </table:table-cell>
          <table:table-cell table:style-name="ce132" office:value-type="string">
            <text:p>- Display interface of homepag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2];6;FIND(&quot;:&quot;;[.F162];1)-FIND(&quot; &quot;;[.F162];1)-1))&gt;VALUE(MID([.F161];6;FIND(&quot;:&quot;;[.F161];1)-FIND(&quot; &quot;;[.F161];1)-1));[.C161];[.C161]+1)" office:value-type="float" office:value="1">
            <text:p>001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2" office:value-type="string">
            <text:p>- Click on “<text:span text:style-name="T27">Print this </text:span><text:span text:style-name="T27">page</text:span><text:span text:style-name="T28">” or [</text:span><text:span text:style-name="T27">Print</text:span><text:span text:style-name="T28">] icon or </text:span><text:span text:style-name="T28">Press </text:span><text:span text:style-name="T27">Ctrl+P</text:span></text:p>
          </table:table-cell>
          <table:table-cell table:style-name="ce132" office:value-type="string">
            <text:p>- Display new explorer to print, no works space, no navigation, only content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110" table:formula="of:=IF(VALUE(MID([.F163];6;FIND(&quot;:&quot;;[.F163];1)-FIND(&quot; &quot;;[.F163];1)-1))&gt;VALUE(MID([.F162];6;FIND(&quot;:&quot;;[.F162];1)-FIND(&quot; &quot;;[.F162];1)-1));&quot;&quot;;MAX([.A$7:.A162])+1)" office:value-type="float" office:value="41">
            <text:p>041</text:p>
          </table:table-cell>
          <table:table-cell table:style-name="ce38" office:value-type="string">
            <text:p>WCM_06</text:p>
          </table:table-cell>
          <table:table-cell table:style-name="ce121" table:formula="of:=IF(VALUE(MID([.F163];6;FIND(&quot;:&quot;;[.F163];1)-FIND(&quot; &quot;;[.F163];1)-1))&gt;VALUE(MID([.F162];6;FIND(&quot;:&quot;;[.F162];1)-FIND(&quot; &quot;;[.F162];1)-1));[.C162];[.C162]+1)" office:value-type="float" office:value="2">
            <text:p>002</text:p>
          </table:table-cell>
          <table:table-cell table:style-name="ce102" office:value-type="string">
            <text:p>WCM\Viewers\Print</text:p>
          </table:table-cell>
          <table:table-cell table:style-name="ce38" office:value-type="string">
            <text:p>Print in case did not install printer.</text:p>
          </table:table-cell>
          <table:table-cell table:style-name="ce102" office:value-type="string">
            <text:p>Step 1: verify the layout of print</text:p>
          </table:table-cell>
          <table:table-cell table:style-name="ce102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2" office:value-type="string">
            <text:p>Print form is showed in New window with no works space, no navigation, only content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4];6;FIND(&quot;:&quot;;[.F164];1)-FIND(&quot; &quot;;[.F164];1)-1))&gt;VALUE(MID([.F163];6;FIND(&quot;:&quot;;[.F163];1)-FIND(&quot; &quot;;[.F163];1)-1));[.C163];[.C163]+1)" office:value-type="float" office:value="2">
            <text:p>002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Print in case did not install printer.</text:p>
          </table:table-cell>
          <table:table-cell table:style-name="ce102" office:value-type="string">
            <text:p>Step 2: Print in case did not install printer</text:p>
          </table:table-cell>
          <table:table-cell table:style-name="ce132" office:value-type="string">
            <text:p>- Click on [<text:span text:style-name="T27">Print</text:span><text:span text:style-name="T28">] icon or </text:span><text:span text:style-name="T28">Press </text:span><text:span text:style-name="T27">Ctrl+P</text:span></text:p>
          </table:table-cell>
          <table:table-cell table:style-name="ce102" office:value-type="string">
            <text:p>- We can not print, will display message that did not install printer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5];6;FIND(&quot;:&quot;;[.F165];1)-FIND(&quot; &quot;;[.F165];1)-1))&gt;VALUE(MID([.F164];6;FIND(&quot;:&quot;;[.F164];1)-FIND(&quot; &quot;;[.F164];1)-1));&quot;&quot;;MAX([.A$7:.A164])+1)" office:value-type="float" office:value="42">
            <text:p>042</text:p>
          </table:table-cell>
          <table:table-cell table:style-name="ce38" office:value-type="string">
            <text:p>WCM_06</text:p>
          </table:table-cell>
          <table:table-cell table:style-name="ce121" table:formula="of:=IF(VALUE(MID([.F165];6;FIND(&quot;:&quot;;[.F165];1)-FIND(&quot; &quot;;[.F165];1)-1))&gt;VALUE(MID([.F164];6;FIND(&quot;:&quot;;[.F164];1)-FIND(&quot; &quot;;[.F164];1)-1));[.C164];[.C164]+1)" office:value-type="float" office:value="3">
            <text:p>003</text:p>
          </table:table-cell>
          <table:table-cell table:style-name="ce102" office:value-type="string">
            <text:p>WCM\Viewers\Print</text:p>
          </table:table-cell>
          <table:table-cell table:style-name="ce38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2" office:value-type="string">
            <text:p>- Access WCM in public</text:p>
          </table:table-cell>
          <table:table-cell table:style-name="ce132" office:value-type="string">
            <text:p>- Login successfull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6];6;FIND(&quot;:&quot;;[.F166];1)-FIND(&quot; &quot;;[.F166];1)-1))&gt;VALUE(MID([.F165];6;FIND(&quot;:&quot;;[.F165];1)-FIND(&quot; &quot;;[.F165];1)-1));[.C165];[.C165]+1)" office:value-type="float" office:value="3">
            <text:p>003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2" office:value-type="string">
            <text:p>- Chose content, which want to print</text:p>
          </table:table-cell>
          <table:table-cell table:style-name="ce132" office:value-type="string">
            <text:p>- Display interface of homepage, <text:s/>we can see content on this page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7];6;FIND(&quot;:&quot;;[.F167];1)-FIND(&quot; &quot;;[.F167];1)-1))&gt;VALUE(MID([.F166];6;FIND(&quot;:&quot;;[.F166];1)-FIND(&quot; &quot;;[.F166];1)-1));[.C166];[.C166]+1)" office:value-type="float" office:value="3">
            <text:p>003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2" office:value-type="string">
            <text:p>- Click on “<text:span text:style-name="T27">Print this </text:span><text:span text:style-name="T27">page</text:span><text:span text:style-name="T28">” or [</text:span><text:span text:style-name="T27">Print</text:span><text:span text:style-name="T28">] icon or </text:span><text:span text:style-name="T28">Press </text:span><text:span text:style-name="T27">Ctrl+P</text:span></text:p>
          </table:table-cell>
          <table:table-cell table:style-name="ce132" office:value-type="string">
            <text:p>-Display new explorer to print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Print in case existed content</text:p>
          </table:table-cell>
          <table:table-cell table:style-name="ce102" office:value-type="string">
            <text:p>Step 4: Print in case existed content</text:p>
          </table:table-cell>
          <table:table-cell table:style-name="ce132" office:value-type="string">
            <text:p>- Click on [<text:span text:style-name="T27">Print</text:span><text:span text:style-name="T28">] button</text:span></text:p>
          </table:table-cell>
          <table:table-cell table:style-name="ce132" office:value-type="string">
            <text:p>-This content was print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69];6;FIND(&quot;:&quot;;[.F169];1)-FIND(&quot; &quot;;[.F169];1)-1))&gt;VALUE(MID([.F168];6;FIND(&quot;:&quot;;[.F168];1)-FIND(&quot; &quot;;[.F168];1)-1));&quot;&quot;;MAX([.A$7:.A168])+1)" office:value-type="float" office:value="43">
            <text:p>043</text:p>
          </table:table-cell>
          <table:table-cell table:style-name="ce38" office:value-type="string">
            <text:p>WCM_06</text:p>
          </table:table-cell>
          <table:table-cell table:style-name="ce121" table:formula="of:=IF(VALUE(MID([.F169];6;FIND(&quot;:&quot;;[.F169];1)-FIND(&quot; &quot;;[.F169];1)-1))&gt;VALUE(MID([.F168];6;FIND(&quot;:&quot;;[.F168];1)-FIND(&quot; &quot;;[.F168];1)-1));[.C168];[.C168]+1)" office:value-type="float" office:value="4">
            <text:p>004</text:p>
          </table:table-cell>
          <table:table-cell table:style-name="ce102" office:value-type="string">
            <text:p>WCM\Viewers\Print</text:p>
          </table:table-cell>
          <table:table-cell table:style-name="ce38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2" office:value-type="string">
            <text:p>- Access WCM in public</text:p>
          </table:table-cell>
          <table:table-cell table:style-name="ce132" office:value-type="string">
            <text:p>- Login successfully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>
          <table:table-cell table:style-name="ce110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0" office:value-type="string">
            <text:p>WCM_06</text:p>
          </table:table-cell>
          <table:table-cell table:style-name="ce121" table:formula="of:=IF(VALUE(MID([.F170];6;FIND(&quot;:&quot;;[.F170];1)-FIND(&quot; &quot;;[.F170];1)-1))&gt;VALUE(MID([.F169];6;FIND(&quot;:&quot;;[.F169];1)-FIND(&quot; &quot;;[.F169];1)-1));[.C169];[.C169]+1)" office:value-type="float" office:value="4">
            <text:p>004</text:p>
          </table:table-cell>
          <table:table-cell table:style-name="ce102" office:value-type="string">
            <text:p>WCM\Viewers\Print</text:p>
          </table:table-cell>
          <table:table-cell table:style-name="ce102" office:value-type="string">
            <text:p>Print in case not exist content</text:p>
          </table:table-cell>
          <table:table-cell table:style-name="ce151" office:value-type="string">
            <text:p>Step 2: Access portlet, where can view content</text:p>
          </table:table-cell>
          <table:table-cell table:style-name="ce133" office:value-type="string">
            <text:p>- Click on home, we can see content on this page</text:p>
          </table:table-cell>
          <table:table-cell table:style-name="ce154" office:value-type="string">
            <text:p>- No content was displayed</text:p>
          </table:table-cell>
          <table:table-cell table:style-name="ce102" office:value-type="string">
            <text:p>Medium</text:p>
          </table:table-cell>
          <table:table-cell table:number-columns-repeated="1015"/>
        </table:table-row>
        <table:table-row table:style-name="ro11" table:number-rows-repeated="104840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25" table:default-cell-style-name="ce157"/>
        <table:table-column table:style-name="co26" table:default-cell-style-name="ce157"/>
        <table:table-column table:style-name="co27" table:default-cell-style-name="ce157"/>
        <table:table-column table:style-name="co28" table:default-cell-style-name="ce157"/>
        <table:table-column table:style-name="co29" table:default-cell-style-name="ce157"/>
        <table:table-column table:style-name="co30" table:default-cell-style-name="ce157"/>
        <table:table-column table:style-name="co3" table:default-cell-style-name="ce157"/>
        <table:table-column table:style-name="co3" table:default-cell-style-name="ce187"/>
        <table:table-column table:style-name="co31" table:default-cell-style-name="ce190"/>
        <table:table-column table:style-name="co3" table:number-columns-repeated="243" table:default-cell-style-name="ce157"/>
        <table:table-column table:style-name="co7" table:default-cell-style-name="ce157"/>
        <table:table-row table:style-name="ro16">
          <table:table-cell/>
          <table:table-cell table:style-name="ce161" office:value-type="string">
            <text:p>TEST CASES</text:p>
          </table:table-cell>
          <table:table-cell table:style-name="ce161" table:number-columns-repeated="3"/>
          <table:table-cell/>
          <table:table-cell table:style-name="ce168" table:number-columns-repeated="4"/>
          <table:table-cell table:style-name="ce145" office:value-type="string">
            <text:p>Passed</text:p>
          </table:table-cell>
          <table:table-cell table:style-name="ce145" table:formula="of:=COUNTIF([.L$7:.L$1008];[.$K1])" office:value-type="float" office:value="0">
            <text:p>0</text:p>
          </table:table-cell>
          <table:table-cell table:style-name="ce145" table:formula="of:=COUNTIF([.M$7:.M$1008];[.$K1])" office:value-type="float" office:value="0">
            <text:p>0</text:p>
          </table:table-cell>
          <table:table-cell table:style-name="ce145" table:formula="of:=COUNTIF([.N$7:.N$1008];[.$K1])" office:value-type="float" office:value="0">
            <text:p>0</text:p>
          </table:table-cell>
          <table:table-cell table:style-name="ce145" table:formula="of:=COUNTIF([.O$7:.O$1008];[.$K1])" office:value-type="float" office:value="0">
            <text:p>0</text:p>
          </table:table-cell>
          <table:table-cell table:style-name="ce168"/>
          <table:table-cell table:number-columns-repeated="39"/>
          <table:table-cell table:style-name="ce204" table:number-columns-repeated="167"/>
          <table:table-cell table:number-columns-repeated="34"/>
        </table:table-row>
        <table:table-row table:style-name="ro16">
          <table:table-cell/>
          <table:table-cell table:style-name="ce162" table:number-columns-repeated="2"/>
          <table:table-cell table:style-name="ce168" table:number-columns-repeated="2"/>
          <table:table-cell/>
          <table:table-cell table:style-name="ce168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08];[.$K2])" office:value-type="float" office:value="0">
            <text:p>0</text:p>
          </table:table-cell>
          <table:table-cell table:style-name="ce145" table:formula="of:=COUNTIF([.M$7:.M$1008];[.$K2])" office:value-type="float" office:value="0">
            <text:p>0</text:p>
          </table:table-cell>
          <table:table-cell table:style-name="ce145" table:formula="of:=COUNTIF([.N$7:.N$1008];[.$K2])" office:value-type="float" office:value="0">
            <text:p>0</text:p>
          </table:table-cell>
          <table:table-cell table:style-name="ce145" table:formula="of:=COUNTIF([.O$7:.O$1008];[.$K2])" office:value-type="float" office:value="0">
            <text:p>0</text:p>
          </table:table-cell>
          <table:table-cell table:style-name="ce168"/>
          <table:table-cell table:number-columns-repeated="39"/>
          <table:table-cell table:style-name="ce204" table:number-columns-repeated="167"/>
          <table:table-cell table:number-columns-repeated="34"/>
        </table:table-row>
        <table:table-row table:style-name="ro26">
          <table:table-cell/>
          <table:table-cell table:style-name="ce163" office:value-type="string">
            <text:p>Functions list</text:p>
          </table:table-cell>
          <table:table-cell table:style-name="ce166" office:value-type="string" table:number-columns-spanned="3" table:number-rows-spanned="1">
            <text:p>Edit banner, Edit footer, Edit homepage</text:p>
          </table:table-cell>
          <table:covered-table-cell table:style-name="ce166"/>
          <table:covered-table-cell table:style-name="ce166"/>
          <table:table-cell/>
          <table:table-cell table:style-name="ce172"/>
          <table:table-cell table:style-name="ce175"/>
          <table:table-cell table:style-name="ce178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08];[.$K3])" office:value-type="float" office:value="0">
            <text:p>0</text:p>
          </table:table-cell>
          <table:table-cell table:style-name="ce145" table:formula="of:=COUNTIF([.M$7:.M$1008];[.$K3])" office:value-type="float" office:value="0">
            <text:p>0</text:p>
          </table:table-cell>
          <table:table-cell table:style-name="ce145" table:formula="of:=COUNTIF([.N$7:.N$1008];[.$K3])" office:value-type="float" office:value="0">
            <text:p>0</text:p>
          </table:table-cell>
          <table:table-cell table:style-name="ce145" table:formula="of:=COUNTIF([.O$7:.O$1008];[.$K3])" office:value-type="float" office:value="0">
            <text:p>0</text:p>
          </table:table-cell>
          <table:table-cell table:style-name="ce175"/>
          <table:table-cell table:number-columns-repeated="39"/>
          <table:table-cell table:style-name="ce204" table:number-columns-repeated="167"/>
          <table:table-cell table:number-columns-repeated="34"/>
        </table:table-row>
        <table:table-row table:style-name="ro11">
          <table:table-cell/>
          <table:table-cell table:style-name="ce163" office:value-type="string">
            <text:p>Total Main Cases</text:p>
          </table:table-cell>
          <table:table-cell table:style-name="ce166" table:formula="of:=MAX([.A9:.A520])" office:value-type="float" office:value="16" table:number-columns-spanned="3" table:number-rows-spanned="1">
            <text:p>16</text:p>
          </table:table-cell>
          <table:covered-table-cell table:style-name="ce166"/>
          <table:covered-table-cell table:style-name="ce166"/>
          <table:table-cell/>
          <table:table-cell table:style-name="ce172"/>
          <table:table-cell table:style-name="ce175"/>
          <table:table-cell table:style-name="ce179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08];[.$K4])" office:value-type="float" office:value="0">
            <text:p>0</text:p>
          </table:table-cell>
          <table:table-cell table:style-name="ce145" table:formula="of:=COUNTIF([.M$7:.M$1008];[.$K4])" office:value-type="float" office:value="0">
            <text:p>0</text:p>
          </table:table-cell>
          <table:table-cell table:style-name="ce145" table:formula="of:=COUNTIF([.N$7:.N$1008];[.$K4])" office:value-type="float" office:value="0">
            <text:p>0</text:p>
          </table:table-cell>
          <table:table-cell table:style-name="ce145" table:formula="of:=COUNTIF([.O$7:.O$1008];[.$K4])" office:value-type="float" office:value="0">
            <text:p>0</text:p>
          </table:table-cell>
          <table:table-cell table:style-name="ce175"/>
          <table:table-cell table:number-columns-repeated="39"/>
          <table:table-cell table:style-name="ce204" table:number-columns-repeated="167"/>
          <table:table-cell table:number-columns-repeated="34"/>
        </table:table-row>
        <table:table-row table:style-name="ro16">
          <table:table-cell/>
          <table:table-cell table:style-name="ce164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08];[.$K5])" office:value-type="float" office:value="0">
            <text:p>0</text:p>
          </table:table-cell>
          <table:table-cell table:style-name="ce145" table:formula="of:=COUNTIF([.M$7:.M$1008];[.$K5])" office:value-type="float" office:value="0">
            <text:p>0</text:p>
          </table:table-cell>
          <table:table-cell table:style-name="ce145" table:formula="of:=COUNTIF([.N$7:.N$1008];[.$K5])" office:value-type="float" office:value="0">
            <text:p>0</text:p>
          </table:table-cell>
          <table:table-cell table:style-name="ce14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7">
          <table:table-cell table:style-name="ce159" office:value-type="float" office:value="1">
            <text:p>001</text:p>
          </table:table-cell>
          <table:table-cell table:style-name="ce165" office:value-type="string">
            <text:p>WCM_07</text:p>
          </table:table-cell>
          <table:table-cell table:style-name="ce159" office:value-type="float" office:value="1">
            <text:p>001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69" office:value-type="string">
            <text:p>Step 1: Enable edit mode for WCM by admin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</table:table-cell>
          <table:table-cell table:style-name="ce169" office:value-type="string">
            <text:p>Edit mode is turned on. There's Edit icon for each portlet</text:p>
          </table:table-cell>
          <table:table-cell table:style-name="ce181" office:value-type="string">
            <text:p>Medium</text:p>
          </table:table-cell>
          <table:table-cell table:style-name="ce182"/>
          <table:table-cell table:style-name="ce186" table:content-validation-name="val1"/>
          <table:table-cell table:style-name="ce188"/>
          <table:table-cell table:style-name="ce182" table:number-columns-repeated="3"/>
          <table:table-cell table:style-name="ce191" table:number-columns-repeated="4"/>
          <table:table-cell table:style-name="ce199" table:number-columns-repeated="36"/>
          <table:table-cell table:style-name="ce205" table:number-columns-repeated="167"/>
          <table:table-cell table:style-name="ce199" table:number-columns-repeated="34"/>
        </table:table-row>
        <table:table-row table:style-name="ro11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display form to edit banner</text:p>
          </table:table-cell>
          <table:table-cell table:style-name="ce171" office:value-type="string">
            <text:p>Step 2: Show form to edit banner</text:p>
          </table:table-cell>
          <table:table-cell table:style-name="ce171" office:value-type="string">
            <text:p><text:s/>- Click on <text:span text:style-name="T10">quick</text:span> <text:span text:style-name="T10">edit</text:span> icon on banner</text:p>
          </table:table-cell>
          <table:table-cell table:style-name="ce171" office:value-type="string">
            <text:p>- Show edit banner form properly</text:p>
          </table:table-cell>
          <table:table-cell table:style-name="ce181" office:value-type="string">
            <text:p>Medium</text:p>
          </table:table-cell>
          <table:table-cell table:style-name="ce183"/>
          <table:table-cell table:style-name="ce186" table:content-validation-name="val1"/>
          <table:table-cell table:style-name="ce188"/>
          <table:table-cell table:style-name="ce183" table:number-columns-repeated="3"/>
          <table:table-cell table:style-name="ce192" table:number-columns-repeated="4"/>
          <table:table-cell table:style-name="ce200" table:number-columns-repeated="36"/>
          <table:table-cell table:style-name="ce206" table:number-columns-repeated="167"/>
          <table:table-cell table:style-name="ce200" table:number-columns-repeated="34"/>
        </table:table-row>
        <table:table-row table:style-name="ro27">
          <table:table-cell table:style-name="ce16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65" office:value-type="string">
            <text:p>WCM_07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69" office:value-type="string">
            <text:p>Step 1: Show form to edit banner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<text:s/></text:span><text:span text:style-name="T37">- Click on </text:span><text:span text:style-name="T20">quick</text:span><text:span text:style-name="T37"> </text:span><text:span text:style-name="T20">edit</text:span><text:span text:style-name="T37"> </text:span><text:span text:style-name="T37">icon on banner</text:span></text:p>
          </table:table-cell>
          <table:table-cell table:style-name="ce169" office:value-type="string">
            <text:p>Edit banner form is shown properly with current logo in Main conten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3"/>
          <table:table-cell table:style-name="ce197" table:number-columns-repeated="3"/>
          <table:table-cell table:style-name="ce199" table:number-columns-repeated="36"/>
          <table:table-cell table:style-name="ce205" table:number-columns-repeated="167"/>
          <table:table-cell table:style-name="ce199" table:number-columns-repeated="34"/>
        </table:table-row>
        <table:table-row table:style-name="ro19">
          <table:table-cell table:style-name="ce16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69" office:value-type="string">
            <text:p>WCM\Banner-Footer\Banner\Edit</text:p>
          </table:table-cell>
          <table:table-cell table:style-name="ce169" office:value-type="string">
            <text:p>Replace existing logo while editing banner</text:p>
          </table:table-cell>
          <table:table-cell table:style-name="ce171" office:value-type="string">
            <text:p>Step 2: Change logo</text:p>
          </table:table-cell>
          <table:table-cell table:style-name="ce173" office:value-type="string">
            <office:annotation draw:style-name="gr3" draw:text-style-name="P2" svg:width="1.4035in" svg:height="0.687in" svg:x="9.7366in" svg:y="32.326in" draw:caption-point-x="-0.2402in" draw:caption-point-y="-28.1539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3" office:value-type="string">
            <text:p>Uploaded image is displayed in Main content field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28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69" office:value-type="string">
            <text:p>WCM\Banner-Footer\Banner\Edit</text:p>
          </table:table-cell>
          <table:table-cell table:style-name="ce169" office:value-type="string">
            <text:p>Replace existing logo while editing banner</text:p>
          </table:table-cell>
          <table:table-cell table:style-name="ce171" office:value-type="string">
            <text:p>Step 3: Complete changing logo</text:p>
          </table:table-cell>
          <table:table-cell table:style-name="ce171" office:value-type="string">
            <text:p>Click <text:span text:style-name="T9">[Fast Publish]</text:span></text:p>
          </table:table-cell>
          <table:table-cell table:style-name="ce176" office:value-type="string">
            <text:p>Edit banner form is closed. Edited banner is displayed with new logo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20">
          <table:table-cell table:style-name="ce16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65" office:value-type="string">
            <text:p>WCM_07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69" office:value-type="string">
            <text:p>Step 1: Show form to edit banner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<text:s/></text:span><text:span text:style-name="T37">- Click on </text:span><text:span text:style-name="T20">quick</text:span><text:span text:style-name="T37"> </text:span><text:span text:style-name="T20">edit</text:span><text:span text:style-name="T37"> </text:span><text:span text:style-name="T37">icon on banner</text:span></text:p>
          </table:table-cell>
          <table:table-cell table:style-name="ce169" office:value-type="string">
            <text:p>Edit banner form is shown properly with current logo in Main conten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28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69" office:value-type="string">
            <text:p>WCM\Banner-Footer\Banner\Edit</text:p>
          </table:table-cell>
          <table:table-cell table:style-name="ce169" office:value-type="string">
            <text:p>Check adding slogan on banner</text:p>
          </table:table-cell>
          <table:table-cell table:style-name="ce171" office:value-type="string">
            <text:p>Step 2: Complete editing banner with new slogan</text:p>
          </table:table-cell>
          <table:table-cell table:style-name="ce171" office:value-type="string">
            <text:p>- Add text for slogan in Main content</text:p>
            <text:p>- Click <text:span text:style-name="T9">[Fast Publish]</text:span></text:p>
          </table:table-cell>
          <table:table-cell table:style-name="ce176" office:value-type="string">
            <text:p>Edit banner form is closed. Edited banner is displayed with new added slogan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29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65" office:value-type="string">
            <text:p>WCM_07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69" office:value-type="string">
            <text:p>Step 1: Show form to edit banner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<text:s/></text:span><text:span text:style-name="T37">- Click on </text:span><text:span text:style-name="T20">quick</text:span><text:span text:style-name="T37"> </text:span><text:span text:style-name="T20">edit</text:span><text:span text:style-name="T37"> </text:span><text:span text:style-name="T37">icon on banner</text:span></text:p>
          </table:table-cell>
          <table:table-cell table:style-name="ce169" office:value-type="string">
            <text:p>Edit banner form is shown properly with current logo in Main conten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30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with large size image, which not same with design dimension</text:p>
          </table:table-cell>
          <table:table-cell table:style-name="ce171" office:value-type="string">
            <text:p>Step 2: Change information of banner.</text:p>
          </table:table-cell>
          <table:table-cell table:style-name="ce173" office:value-type="string">
            <office:annotation draw:style-name="gr4" draw:text-style-name="P2" svg:width="1.4937in" svg:height="0.8988in" svg:x="9.5606in" svg:y="73.4276in" draw:caption-point-x="-0.0642in" draw:caption-point-y="-64.2079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3" office:value-type="string">
            <text:p>- Show edit bann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30">
          <table:table-cell table:style-name="ce16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with large size image, which not same with design dimension</text:p>
          </table:table-cell>
          <table:table-cell table:style-name="ce171" office:value-type="string">
            <text:p>Step 3: Update logo</text:p>
          </table:table-cell>
          <table:table-cell table:style-name="ce171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76" office:value-type="string">
            <text:p>- Changed logo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30">
          <table:table-cell table:style-name="ce1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with large size image, which not same with design dimension</text:p>
          </table:table-cell>
          <table:table-cell table:style-name="ce171" office:value-type="string">
            <text:p>Step 4: Display image's <text:s/>source code</text:p>
          </table:table-cell>
          <table:table-cell table:style-name="ce171" office:value-type="string">
            <text:p>- Click on <text:span text:style-name="T10">Source </text:span><text:span text:style-name="T21">icon </text:span><text:span text:style-name="T21">on fck editor</text:span></text:p>
          </table:table-cell>
          <table:table-cell table:style-name="ce176" office:value-type="string">
            <text:p>- Display image source code on main content textarea,</text:p>
            <text:p>- There some information as height of image, weight of image and path 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30">
          <table:table-cell table:style-name="ce16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with large size image, which not same with design dimension</text:p>
          </table:table-cell>
          <table:table-cell table:style-name="ce171" office:value-type="string">
            <text:p>Step 5: Make large size to suitable with banner</text:p>
          </table:table-cell>
          <table:table-cell table:style-name="ce171" office:value-type="string">
            <text:p>- Change height and weight of image in here </text:p>
          </table:table-cell>
          <table:table-cell table:style-name="ce176" office:value-type="string">
            <text:p>- Large image is suitable with banner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30">
          <table:table-cell table:style-name="ce16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with large size image, which not same with design dimension</text:p>
          </table:table-cell>
          <table:table-cell table:style-name="ce171" office:value-type="string">
            <text:p>Step 6: Update slogan</text:p>
          </table:table-cell>
          <table:table-cell table:style-name="ce171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76" office:value-type="string">
            <text:p>- Change Logo and Slogan successful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4" table:number-columns-repeated="4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>
          <table:table-cell table:style-name="ce160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165" office:value-type="string">
            <text:p>WCM_07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69" office:value-type="string">
            <text:p>Step 1: Choose existing site with banner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31">
          <table:table-cell table:style-name="ce16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69" office:value-type="string">
            <text:p>WCM\Banner-Footer\Banner\Edit</text:p>
          </table:table-cell>
          <table:table-cell table:style-name="ce169" office:value-type="string">
            <text:p>Check displaying slogan in banner after edit banner with long text slogan</text:p>
          </table:table-cell>
          <table:table-cell table:style-name="ce171" office:value-type="string">
            <text:p>Step 2: Change information of banner.</text:p>
          </table:table-cell>
          <table:table-cell table:style-name="ce173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3" office:value-type="string">
            <text:p>- Show edit bann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7">
          <table:table-cell table:style-name="ce1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69" office:value-type="string">
            <text:p>WCM\Banner-Footer\Banner\Edit</text:p>
          </table:table-cell>
          <table:table-cell table:style-name="ce169" office:value-type="string">
            <text:p>Check displaying slogan in banner after edit banner with long text slogan</text:p>
          </table:table-cell>
          <table:table-cell table:style-name="ce171" office:value-type="string">
            <text:p>Step 3: Update slogan</text:p>
          </table:table-cell>
          <table:table-cell table:style-name="ce171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76" office:value-type="string">
            <text:p>Edit banner form is closed. Edited banner is displayed with new slogan. There's scroll bar if needed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9">
          <table:table-cell table:style-name="ce160"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table:style-name="ce165" office:value-type="string">
            <text:p>WCM_07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office:annotation draw:style-name="gr2" draw:text-style-name="P2" svg:width="1.1248in" svg:height="0.5457in" svg:x="5.7181in" svg:y="114.528in" draw:caption-point-x="-0.2402in" draw:caption-point-y="-97.989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69" office:value-type="string">
            <text:p>Step 1: Choose existing site with banner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31">
          <table:table-cell table:style-name="ce1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by error default.css code</text:p>
          </table:table-cell>
          <table:table-cell table:style-name="ce171" office:value-type="string">
            <text:p>Step 2: Change information of banner.</text:p>
          </table:table-cell>
          <table:table-cell table:style-name="ce173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3" office:value-type="string">
            <text:p>- Show edit bann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7">
          <table:table-cell table:style-name="ce16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by error default.css code</text:p>
          </table:table-cell>
          <table:table-cell table:style-name="ce171" office:value-type="string">
            <text:p>Step 3: Change by error css code</text:p>
          </table:table-cell>
          <table:table-cell table:style-name="ce173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7" office:value-type="string">
            <text:p>Error Css code doesn't affect to banner so the banner format is the same the default format in Main conten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9">
          <table:table-cell table:style-name="ce160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165" office:value-type="string">
            <text:p>WCM_07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69"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69" office:value-type="string">
            <text:p>Step 1: Choose existing site with banner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1">
          <table:table-cell table:style-name="ce16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by error default.java script(js) code</text:p>
          </table:table-cell>
          <table:table-cell table:style-name="ce171" office:value-type="string">
            <text:p>Step 2: Change information of banner.</text:p>
          </table:table-cell>
          <table:table-cell table:style-name="ce173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3" office:value-type="string">
            <text:p>- Show edit bann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7">
          <table:table-cell table:style-name="ce16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65" office:value-type="string">
            <text:p>WCM_07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69" office:value-type="string">
            <text:p>WCM\Banner-Footer\Banner\Edit</text:p>
          </table:table-cell>
          <table:table-cell table:style-name="ce170" office:value-type="string">
            <text:p>Check edit banner by error default.java script(js) code</text:p>
          </table:table-cell>
          <table:table-cell table:style-name="ce171" office:value-type="string">
            <text:p>Step 3: Change by error java script(js) code</text:p>
          </table:table-cell>
          <table:table-cell table:style-name="ce173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69" office:value-type="string">
            <text:p>- New banner wasn't edited as updated by java script(js) code.</text:p>
            <text:p>- Or new banner was edited error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7">
          <table:table-cell table:style-name="ce16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65" office:value-type="string">
            <text:p>WCM_08</text:p>
          </table:table-cell>
          <table:table-cell table:style-name="ce167" office:value-type="float" office:value="1">
            <text:p>001</text:p>
          </table:table-cell>
          <table:table-cell table:style-name="ce169"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69" office:value-type="string">
            <text:p>Step 1: Enable edit mode for WCM by admin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</table:table-cell>
          <table:table-cell table:style-name="ce169" office:value-type="string">
            <text:p>Edit mode is turned on. There's Edit icon for each portle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2">
          <table:table-cell table:style-name="ce16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displaying form to edit footer</text:p>
          </table:table-cell>
          <table:table-cell table:style-name="ce169" office:value-type="string">
            <text:p>Step 2: Show form to edit footer</text:p>
          </table:table-cell>
          <table:table-cell table:style-name="ce174" office:value-type="string">
            <text:p>- Click on quick edit icon on footer at the bottom of screen</text:p>
          </table:table-cell>
          <table:table-cell table:style-name="ce169" office:value-type="string">
            <text:p>- Show edit footer form properly. Current information in footer is displayed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20">
          <table:table-cell table:style-name="ce160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65" office:value-type="string">
            <text:p>WCM_08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69"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69" office:value-type="string">
            <text:p>Step 1: Show form to edit footer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- Click on quick edit </text:span><text:span text:style-name="T37">icon on footer</text:span></text:p>
          </table:table-cell>
          <table:table-cell table:style-name="ce169" office:value-type="string">
            <text:p>- Edit mode is turned on.</text:p>
            <text:p>- Edit footer form is shown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9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ing footer with image/text</text:p>
          </table:table-cell>
          <table:table-cell table:style-name="ce171" office:value-type="string">
            <text:p>Step 2: Update image</text:p>
          </table:table-cell>
          <table:table-cell table:style-name="ce173" office:value-type="string">
            <office:annotation draw:style-name="gr5" draw:text-style-name="P2" svg:width="1.1248in" svg:height="0.7083in" svg:x="9.7366in" svg:y="237.0283in" draw:caption-point-x="-0.2402in" draw:caption-point-y="-213.7693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76" office:value-type="string">
            <text:p>Uploaded image is displayed in Main content field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2">
          <table:table-cell table:style-name="ce16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ing footer with image/text</text:p>
          </table:table-cell>
          <table:table-cell table:style-name="ce171" office:value-type="string">
            <text:p>Step 3: Complete editing footer</text:p>
          </table:table-cell>
          <table:table-cell table:style-name="ce171" office:value-type="string">
            <text:p>Click [<text:span text:style-name="T10">Fast</text:span> <text:span text:style-name="T10">publish</text:span>] button</text:p>
          </table:table-cell>
          <table:table-cell table:style-name="ce176" office:value-type="string">
            <text:p>Footer is edited successfully with new image &amp; tex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20">
          <table:table-cell table:style-name="ce160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165" office:value-type="string">
            <text:p>WCM_08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69"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69" office:value-type="string">
            <text:p>Step 1: Show form to edit footer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- Click on quick edit </text:span><text:span text:style-name="T37">icon on footer</text:span></text:p>
          </table:table-cell>
          <table:table-cell table:style-name="ce169" office:value-type="string">
            <text:p>- Edit mode is turned on.</text:p>
            <text:p>- Edit footer form is shown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5">
          <table:table-cell table:style-name="ce16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 footer with long text.</text:p>
          </table:table-cell>
          <table:table-cell table:style-name="ce171" office:value-type="string">
            <text:p>Step 2: Update footer with long text</text:p>
          </table:table-cell>
          <table:table-cell table:style-name="ce173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73" office:value-type="string">
            <text:p>Footer is edited &amp; displayed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9">
          <table:table-cell table:style-name="ce160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165" office:value-type="string">
            <text:p>WCM_08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69"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69" office:value-type="string">
            <text:p>Step 1: Choose existing site with footer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1">
          <table:table-cell table:style-name="ce16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 footer with invalid CSS</text:p>
          </table:table-cell>
          <table:table-cell table:style-name="ce171" office:value-type="string">
            <text:p>Step 2: Change information of footer.</text:p>
          </table:table-cell>
          <table:table-cell table:style-name="ce173" office:value-type="string">
            <text:p>- Click on quick edit icon on footer at the middle of screen</text:p>
          </table:table-cell>
          <table:table-cell table:style-name="ce173" office:value-type="string">
            <text:p>- Show edit foot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5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 footer with invalid CSS</text:p>
          </table:table-cell>
          <table:table-cell table:style-name="ce171" office:value-type="string">
            <text:p>Step 3: Change by error css code</text:p>
          </table:table-cell>
          <table:table-cell table:style-name="ce173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69" office:value-type="string">
            <text:p>- The error Css code doesn't affect to footer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19">
          <table:table-cell table:style-name="ce160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165" office:value-type="string">
            <text:p>WCM_08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69"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69" office:value-type="string">
            <text:p>Step 1: Choose existing site with footer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footer, footer, can access toolbar management.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4" table:number-columns-repeated="3"/>
          <table:table-cell table:number-columns-repeated="36"/>
          <table:table-cell table:style-name="ce207" table:number-columns-repeated="167"/>
          <table:table-cell table:style-name="ce210"/>
          <table:table-cell table:number-columns-repeated="33"/>
        </table:table-row>
        <table:table-row table:style-name="ro30">
          <table:table-cell table:style-name="ce1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 footer with invalid JS</text:p>
          </table:table-cell>
          <table:table-cell table:style-name="ce171" office:value-type="string">
            <text:p>Step 2: Change information of footer.</text:p>
          </table:table-cell>
          <table:table-cell table:style-name="ce173" office:value-type="string">
            <text:p>- Click on quick edit icon on footer at the middle of screen</text:p>
          </table:table-cell>
          <table:table-cell table:style-name="ce173" office:value-type="string">
            <text:p>- Show edit footer form properly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32">
          <table:table-cell table:style-name="ce1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65" office:value-type="string">
            <text:p>WCM_08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69" office:value-type="string">
            <text:p>WCM\Banner-Footer\Footer\Edit</text:p>
          </table:table-cell>
          <table:table-cell table:style-name="ce169" office:value-type="string">
            <text:p>Check edit footer with invalid JS</text:p>
          </table:table-cell>
          <table:table-cell table:style-name="ce171" office:value-type="string">
            <text:p>Step 3: Change by error java script(js) code</text:p>
          </table:table-cell>
          <table:table-cell table:style-name="ce173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69" office:value-type="string">
            <text:p>The error java script code doesn't affect to footer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17">
          <table:table-cell table:style-name="ce160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165" office:value-type="string">
            <text:p>WCM_09</text:p>
          </table:table-cell>
          <table:table-cell table:style-name="ce167" office:value-type="float" office:value="1">
            <text:p>001</text:p>
          </table:table-cell>
          <table:table-cell table:style-name="ce169"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69" office:value-type="string">
            <text:p>Step 1: Enable edit mode for WCM by admin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</table:table-cell>
          <table:table-cell table:style-name="ce169" office:value-type="string">
            <text:p>Edit mode is turned on. There's Edit icon for each portle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28">
          <table:table-cell table:style-name="ce16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Check display form to edit Homepage</text:p>
          </table:table-cell>
          <table:table-cell table:style-name="ce169" office:value-type="string">
            <text:p>Step 2: Show form to edit footer</text:p>
          </table:table-cell>
          <table:table-cell table:style-name="ce169" office:value-type="string">
            <text:p>- Click on quick edit icon in the top right of page's content</text:p>
          </table:table-cell>
          <table:table-cell table:style-name="ce169" office:value-type="string">
            <text:p>Edit content form is shown, current content of Home page is shown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5"/>
          <table:table-cell table:style-name="ce194" table:number-columns-repeated="3"/>
          <table:table-cell table:number-columns-repeated="36"/>
          <table:table-cell table:style-name="ce164" table:number-columns-repeated="167"/>
          <table:table-cell table:number-columns-repeated="34"/>
        </table:table-row>
        <table:table-row table:style-name="ro23">
          <table:table-cell table:style-name="ce160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165" office:value-type="string">
            <text:p>WCM_09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69"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69" office:value-type="string">
            <text:p>Step 1: Show form to edit Home page</text:p>
          </table:table-cell>
          <table:table-cell table:style-name="ce169" office:value-type="string">
            <text:p>- Login by administrator or upper user</text:p>
            <text:p><text:span text:style-name="T37">- Click [</text:span><text:span text:style-name="T20">Edit mode</text:span><text:span text:style-name="T37">] icon </text:span><text:span text:style-name="T37">at the top right corner to </text:span><text:span text:style-name="T37">enable edit mode </text:span></text:p>
            <text:p><text:span text:style-name="T37">- Select Home page</text:span></text:p>
            <text:p><text:span text:style-name="T37">- Click Quick Edit icon </text:span><text:span text:style-name="T37">in the top right of </text:span><text:span text:style-name="T37">page's content</text:span></text:p>
          </table:table-cell>
          <table:table-cell table:style-name="ce169" office:value-type="string">
            <text:p>Edit content form is shown, current content of Home page is shown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3" table:number-columns-repeated="3"/>
          <table:table-cell table:style-name="ce199" table:number-columns-repeated="36"/>
          <table:table-cell table:style-name="ce208" table:number-columns-repeated="167"/>
          <table:table-cell table:style-name="ce199" table:number-columns-repeated="34"/>
        </table:table-row>
        <table:table-row table:style-name="ro33">
          <table:table-cell table:style-name="ce1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Edit content of Home page</text:p>
          </table:table-cell>
          <table:table-cell table:style-name="ce171" office:value-type="string">
            <text:p>Step 2: Change information of Homepage.</text:p>
          </table:table-cell>
          <table:table-cell table:style-name="ce173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73" office:value-type="string">
            <text:p>Edit Home page successfully, it is displayed with edited content</text:p>
          </table:table-cell>
          <table:table-cell table:style-name="ce181" office:value-type="string">
            <text:p>Medium</text:p>
          </table:table-cell>
          <table:table-cell table:style-name="ce184"/>
          <table:table-cell table:style-name="ce186" table:content-validation-name="val1"/>
          <table:table-cell table:style-name="ce184" table:number-columns-repeated="4"/>
          <table:table-cell table:style-name="ce196"/>
          <table:table-cell table:style-name="ce193" table:number-columns-repeated="3"/>
          <table:table-cell table:style-name="ce199" table:number-columns-repeated="36"/>
          <table:table-cell table:style-name="ce208" table:number-columns-repeated="167"/>
          <table:table-cell table:style-name="ce199" table:number-columns-repeated="34"/>
        </table:table-row>
        <table:table-row table:style-name="ro20">
          <table:table-cell table:style-name="ce160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165" office:value-type="string">
            <text:p>WCM_09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69"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69" office:value-type="string">
            <text:p>Step 1: Choose existing site with Homepage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2">
          <table:table-cell table:style-name="ce1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Check edit Homepage with invalid CSS</text:p>
          </table:table-cell>
          <table:table-cell table:style-name="ce171" office:value-type="string">
            <text:p>Step 2: Change information of Homepage.</text:p>
          </table:table-cell>
          <table:table-cell table:style-name="ce173" office:value-type="string">
            <text:p>- Click on quick edit icon on Homepage at the middle of screen</text:p>
          </table:table-cell>
          <table:table-cell table:style-name="ce173" office:value-type="string">
            <text:p>- Show edit Homepage form properly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7">
          <table:table-cell table:style-name="ce16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Check edit Homepage with invalid CSS</text:p>
          </table:table-cell>
          <table:table-cell table:style-name="ce171" office:value-type="string">
            <text:p>Step 3: Change by error css code</text:p>
          </table:table-cell>
          <table:table-cell table:style-name="ce173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69" office:value-type="string">
            <text:p>- New Homepage wasn't edited as updated by CSS code.</text:p>
            <text:p>- Or new Homepage was edited error.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20">
          <table:table-cell table:style-name="ce160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165" office:value-type="string">
            <text:p>WCM_09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69"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69" office:value-type="string">
            <text:p>Step 1: Choose existing site with Homepage not blank content.</text:p>
          </table:table-cell>
          <table:table-cell table:style-name="ce169" office:value-type="string">
            <text:p>- Login by administrator or upper user</text:p>
          </table:table-cell>
          <table:table-cell table:style-name="ce169" office:value-type="string">
            <text:p>- WCM main screen is displayed</text:p>
            <text:p>- There are all functions for administrator as edit Homepage, footer, can access toolbar management.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2">
          <table:table-cell table:style-name="ce1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Check edit Homepage with invalid JS</text:p>
          </table:table-cell>
          <table:table-cell table:style-name="ce171" office:value-type="string">
            <text:p>Step 2: Change information of Homepage.</text:p>
          </table:table-cell>
          <table:table-cell table:style-name="ce173" office:value-type="string">
            <text:p>- Click on quick edit icon on Homepage at the middle of screen</text:p>
          </table:table-cell>
          <table:table-cell table:style-name="ce173" office:value-type="string">
            <text:p>- Show edit Homepage form properly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7">
          <table:table-cell table:style-name="ce16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65" office:value-type="string">
            <text:p>WCM_09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69" office:value-type="string">
            <text:p>WCM\Banner-Footer\Homepage\Edit</text:p>
          </table:table-cell>
          <table:table-cell table:style-name="ce169" office:value-type="string">
            <text:p>Check edit Homepage with invalid JS</text:p>
          </table:table-cell>
          <table:table-cell table:style-name="ce171" office:value-type="string">
            <text:p>Step 3: Change by error java script(js) code</text:p>
          </table:table-cell>
          <table:table-cell table:style-name="ce173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69" office:value-type="string">
            <text:p>- New Homepage wasn't edited as updated by java script(js) code.</text:p>
            <text:p>- Or new Homepage was edited error.</text:p>
          </table:table-cell>
          <table:table-cell table:style-name="ce181" office:value-type="string">
            <text:p>Medium</text:p>
          </table:table-cell>
          <table:table-cell table:style-name="ce185"/>
          <table:table-cell table:style-name="ce186" table:content-validation-name="val1"/>
          <table:table-cell table:style-name="ce189"/>
          <table:table-cell table:style-name="ce185" table:number-columns-repeated="7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7" table:number-rows-repeated="12">
          <table:table-cell table:number-columns-repeated="55"/>
          <table:table-cell table:style-name="ce172" table:number-columns-repeated="167"/>
          <table:table-cell table:number-columns-repeated="34"/>
        </table:table-row>
        <table:table-row table:style-name="ro17" table:number-rows-repeated="2">
          <table:table-cell table:number-columns-repeated="55"/>
          <table:table-cell table:style-name="ce209" table:number-columns-repeated="167"/>
          <table:table-cell table:number-columns-repeated="34"/>
        </table:table-row>
        <table:table-row table:style-name="ro17" table:number-rows-repeated="65470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ites_Explorer" table:style-name="ta5" table:print="false">
        <office:forms form:automatic-focus="false" form:apply-design-mode="false"/>
        <table:table-column table:style-name="co32" table:default-cell-style-name="ce211"/>
        <table:table-column table:style-name="co33" table:default-cell-style-name="ce211"/>
        <table:table-column table:style-name="co34" table:default-cell-style-name="ce211"/>
        <table:table-column table:style-name="co25" table:default-cell-style-name="ce211"/>
        <table:table-column table:style-name="co35" table:default-cell-style-name="ce211"/>
        <table:table-column table:style-name="co36" table:default-cell-style-name="ce211"/>
        <table:table-column table:style-name="co37" table:default-cell-style-name="ce211"/>
        <table:table-column table:style-name="co38" table:default-cell-style-name="ce211"/>
        <table:table-column table:style-name="co32" table:default-cell-style-name="ce211"/>
        <table:table-column table:style-name="co3" table:default-cell-style-name="ce246"/>
        <table:table-column table:style-name="co3" table:default-cell-style-name="ce247"/>
        <table:table-column table:style-name="co3" table:default-cell-style-name="ce249"/>
        <table:table-column table:style-name="co3" table:number-columns-repeated="243" table:default-cell-style-name="ce211"/>
        <table:table-column table:style-name="co7" table:default-cell-style-name="ce211"/>
        <table:table-row table:style-name="ro16">
          <table:table-cell/>
          <table:table-cell table:style-name="ce212" office:value-type="string">
            <text:p>TEST CASES</text:p>
          </table:table-cell>
          <table:table-cell table:style-name="ce212" table:number-columns-repeated="3"/>
          <table:table-cell/>
          <table:table-cell table:style-name="ce219" table:number-columns-repeated="4"/>
          <table:table-cell table:style-name="ce145" office:value-type="string">
            <text:p>Passed</text:p>
          </table:table-cell>
          <table:table-cell table:style-name="ce145" table:formula="of:=COUNTIF([.L$7:.L$1008];[.$K1])" office:value-type="float" office:value="0">
            <text:p>0</text:p>
          </table:table-cell>
          <table:table-cell table:style-name="ce145" table:formula="of:=COUNTIF([.M$7:.M$1008];[.$K1])" office:value-type="float" office:value="0">
            <text:p>0</text:p>
          </table:table-cell>
          <table:table-cell table:style-name="ce145" table:formula="of:=COUNTIF([.N$7:.N$1008];[.$K1])" office:value-type="float" office:value="0">
            <text:p>0</text:p>
          </table:table-cell>
          <table:table-cell table:style-name="ce145" table:formula="of:=COUNTIF([.O$7:.O$1008];[.$K1])" office:value-type="float" office:value="0">
            <text:p>0</text:p>
          </table:table-cell>
          <table:table-cell table:style-name="ce219"/>
          <table:table-cell table:style-name="ce252" table:number-columns-repeated="201"/>
          <table:table-cell table:number-columns-repeated="39"/>
        </table:table-row>
        <table:table-row table:style-name="ro16">
          <table:table-cell/>
          <table:table-cell table:style-name="ce213" table:number-columns-repeated="2"/>
          <table:table-cell table:style-name="ce219" table:number-columns-repeated="2"/>
          <table:table-cell/>
          <table:table-cell table:style-name="ce219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08];[.$K2])" office:value-type="float" office:value="0">
            <text:p>0</text:p>
          </table:table-cell>
          <table:table-cell table:style-name="ce145" table:formula="of:=COUNTIF([.M$7:.M$1008];[.$K2])" office:value-type="float" office:value="0">
            <text:p>0</text:p>
          </table:table-cell>
          <table:table-cell table:style-name="ce145" table:formula="of:=COUNTIF([.N$7:.N$1008];[.$K2])" office:value-type="float" office:value="0">
            <text:p>0</text:p>
          </table:table-cell>
          <table:table-cell table:style-name="ce145" table:formula="of:=COUNTIF([.O$7:.O$1008];[.$K2])" office:value-type="float" office:value="0">
            <text:p>0</text:p>
          </table:table-cell>
          <table:table-cell table:style-name="ce219"/>
          <table:table-cell table:style-name="ce252" table:number-columns-repeated="201"/>
          <table:table-cell table:number-columns-repeated="39"/>
        </table:table-row>
        <table:table-row table:style-name="ro15">
          <table:table-cell/>
          <table:table-cell table:style-name="ce214" office:value-type="string">
            <text:p>Function list</text:p>
          </table:table-cell>
          <table:table-cell table:style-name="ce216" office:value-type="string" table:number-columns-spanned="3" table:number-rows-spanned="1">
            <text:p>Create, edit, delete, manage documents and web contents.</text:p>
            <text:p>- Manage publication as manage status, manage version, public</text:p>
            <text:p>content, unpublish content</text:p>
            <text:p>- Using WebDav to copy, edit, delete content</text:p>
          </table:table-cell>
          <table:covered-table-cell table:style-name="ce216"/>
          <table:covered-table-cell table:style-name="ce216"/>
          <table:table-cell/>
          <table:table-cell table:style-name="ce237"/>
          <table:table-cell table:style-name="ce242"/>
          <table:table-cell table:style-name="ce243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08];[.$K3])" office:value-type="float" office:value="0">
            <text:p>0</text:p>
          </table:table-cell>
          <table:table-cell table:style-name="ce145" table:formula="of:=COUNTIF([.M$7:.M$1008];[.$K3])" office:value-type="float" office:value="0">
            <text:p>0</text:p>
          </table:table-cell>
          <table:table-cell table:style-name="ce145" table:formula="of:=COUNTIF([.N$7:.N$1008];[.$K3])" office:value-type="float" office:value="0">
            <text:p>0</text:p>
          </table:table-cell>
          <table:table-cell table:style-name="ce145" table:formula="of:=COUNTIF([.O$7:.O$1008];[.$K3])" office:value-type="float" office:value="0">
            <text:p>0</text:p>
          </table:table-cell>
          <table:table-cell table:style-name="ce242"/>
          <table:table-cell table:style-name="ce252" table:number-columns-repeated="201"/>
          <table:table-cell table:number-columns-repeated="39"/>
        </table:table-row>
        <table:table-row table:style-name="ro11">
          <table:table-cell/>
          <table:table-cell table:style-name="ce214" office:value-type="string">
            <text:p>Total Main Cases</text:p>
          </table:table-cell>
          <table:table-cell table:style-name="ce217" table:formula="of:=MAX([.A21:.A2741])" office:value-type="float" office:value="77" table:number-columns-spanned="3" table:number-rows-spanned="1">
            <text:p>77</text:p>
          </table:table-cell>
          <table:covered-table-cell table:style-name="ce217"/>
          <table:covered-table-cell table:style-name="ce217"/>
          <table:table-cell/>
          <table:table-cell table:style-name="ce237"/>
          <table:table-cell table:style-name="ce242"/>
          <table:table-cell table:style-name="ce244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08];[.$K4])" office:value-type="float" office:value="0">
            <text:p>0</text:p>
          </table:table-cell>
          <table:table-cell table:style-name="ce145" table:formula="of:=COUNTIF([.M$7:.M$1008];[.$K4])" office:value-type="float" office:value="0">
            <text:p>0</text:p>
          </table:table-cell>
          <table:table-cell table:style-name="ce145" table:formula="of:=COUNTIF([.N$7:.N$1008];[.$K4])" office:value-type="float" office:value="0">
            <text:p>0</text:p>
          </table:table-cell>
          <table:table-cell table:style-name="ce145" table:formula="of:=COUNTIF([.O$7:.O$1008];[.$K4])" office:value-type="float" office:value="0">
            <text:p>0</text:p>
          </table:table-cell>
          <table:table-cell table:style-name="ce242"/>
          <table:table-cell table:style-name="ce252" table:number-columns-repeated="201"/>
          <table:table-cell table:number-columns-repeated="39"/>
        </table:table-row>
        <table:table-row table:style-name="ro16">
          <table:table-cell/>
          <table:table-cell table:style-name="ce215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08];[.$K5])" office:value-type="float" office:value="0">
            <text:p>0</text:p>
          </table:table-cell>
          <table:table-cell table:style-name="ce145" table:formula="of:=COUNTIF([.M$7:.M$1008];[.$K5])" office:value-type="float" office:value="0">
            <text:p>0</text:p>
          </table:table-cell>
          <table:table-cell table:style-name="ce145" table:formula="of:=COUNTIF([.N$7:.N$1008];[.$K5])" office:value-type="float" office:value="0">
            <text:p>0</text:p>
          </table:table-cell>
          <table:table-cell table:style-name="ce14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23">
          <table:table-cell table:style-name="ce159" office:value-type="float" office:value="1">
            <text:p>001</text:p>
          </table:table-cell>
          <table:table-cell table:style-name="ce68" office:value-type="string">
            <text:p>WCM_10</text:p>
          </table:table-cell>
          <table:table-cell table:style-name="ce218" office:value-type="float" office:value="1">
            <text:p>001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form</text:p>
          </table:table-cell>
          <table:table-cell table:style-name="ce234" office:value-type="string">
            <text:p>Step 1: Show site explorer by legal user</text:p>
          </table:table-cell>
          <table:table-cell table:style-name="ce234" office:value-type="string">
            <text:p>- Login by admin or any user has right to access Site Explorer page</text:p>
            <text:p>- Go to <text:span text:style-name="T10">Groups/Site </text:span><text:span text:style-name="T10">Explorer</text:span> </text:p>
          </table:table-cell>
          <table:table-cell table:style-name="ce225" office:value-type="string">
            <text:p>- Site Explorer screen is shown properly</text:p>
            <text:p>- There's a list of drive, includes: a drive for each site that current user have right to access/edit; a drive to manage all existing sites, a drive to share information on sites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68" office:value-type="string">
            <text:p>WCM_10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after choosing a specific site</text:p>
          </table:table-cell>
          <table:table-cell table:style-name="ce234" office:value-type="string">
            <text:p>Step 1: Show site explorer by legal user</text:p>
          </table:table-cell>
          <table:table-cell table:style-name="ce234" office:value-type="string">
            <text:p>- Login by admin or any user has right to access Site Explorer page</text:p>
            <text:p>- Go to <text:span text:style-name="T10">Groups/Site </text:span><text:span text:style-name="T10">Explorer</text:span> </text:p>
          </table:table-cell>
          <table:table-cell table:style-name="ce234" office:value-type="string">
            <text:p>A list of drives that current user has access/edit right is shown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choosing a specific site</text:p>
          </table:table-cell>
          <table:table-cell table:style-name="ce234" office:value-type="string">
            <text:p>Step 2: Check displaying Site explorer</text:p>
          </table:table-cell>
          <table:table-cell table:style-name="ce234" office:value-type="string">
            <text:p>- Choose a drive for a specific site (acme, classic, back office or new added site)</text:p>
            <text:p>- Select folder from left pane to check the list of sub nodes inside</text:p>
          </table:table-cell>
          <table:table-cell table:style-name="ce234" office:value-type="string">
            <text:p>Display only sub nodes belongs to site of chosen drive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68" office:value-type="string">
            <text:p>WCM_10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after choosing Sites Management drive</text:p>
          </table:table-cell>
          <table:table-cell table:style-name="ce234" office:value-type="string">
            <text:p>Step 1: Show site explorer by legal user</text:p>
          </table:table-cell>
          <table:table-cell table:style-name="ce234" office:value-type="string">
            <text:p>- Login by admin or any user has right to access Site Explorer page</text:p>
            <text:p>- Go to <text:span text:style-name="T10">Groups/Site </text:span><text:span text:style-name="T10">Explorer</text:span> </text:p>
          </table:table-cell>
          <table:table-cell table:style-name="ce234" office:value-type="string">
            <text:p>A list of drives that current user has access/edit right is shown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choosing Sites Management drive</text:p>
          </table:table-cell>
          <table:table-cell table:style-name="ce234" office:value-type="string">
            <text:p>Step 2: Check displaying Site explorer</text:p>
          </table:table-cell>
          <table:table-cell table:style-name="ce234" office:value-type="string">
            <text:p>- Choose Sites Management drive</text:p>
          </table:table-cell>
          <table:table-cell table:style-name="ce234" office:value-type="string">
            <text:p>Site Explorer is shown with a list of a node for shared space &amp; another node for each existing site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68" office:value-type="string">
            <text:p>WCM_10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after choosing Shared drive</text:p>
          </table:table-cell>
          <table:table-cell table:style-name="ce234" office:value-type="string">
            <text:p>Step 1: Show site explorer by legal user</text:p>
          </table:table-cell>
          <table:table-cell table:style-name="ce234" office:value-type="string">
            <text:p>- Login by admin or any user has right to access Site Explorer page</text:p>
            <text:p>- Go to <text:span text:style-name="T10">Groups/Site </text:span><text:span text:style-name="T10">Explorer</text:span> </text:p>
          </table:table-cell>
          <table:table-cell table:style-name="ce234" office:value-type="string">
            <text:p>A list of drives that current user has access/edit right is shown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choosing Shared drive</text:p>
          </table:table-cell>
          <table:table-cell table:style-name="ce234" office:value-type="string">
            <text:p>Step 2: Check displaying Site explorer</text:p>
          </table:table-cell>
          <table:table-cell table:style-name="ce234" office:value-type="string">
            <text:p>- Choose <text:span text:style-name="T9">Shared drive</text:span></text:p>
            <text:p>- Select folder from left pane to check the list of sub nodes inside</text:p>
          </table:table-cell>
          <table:table-cell table:style-name="ce225" office:value-type="string">
            <text:p>All nodes in selected folder are shown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5">
            <text:p>005</text:p>
          </table:table-cell>
          <table:table-cell table:style-name="ce68" office:value-type="string">
            <text:p>WCM_10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5">
            <text:p>005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after adding new site when user has right on added site's drive</text:p>
          </table:table-cell>
          <table:table-cell table:style-name="ce234" office:value-type="string">
            <text:p>Step 1: Add new site</text:p>
          </table:table-cell>
          <table:table-cell table:style-name="ce234" office:value-type="string">
            <text:p>- Login by admin to create new site by going to Site Administrator/Create Site</text:p>
            <text:p>- Add site name in Portal Setting tab</text:p>
            <text:p>- Set access right and edit right in Permission Setting tab</text:p>
            <text:p>- Click [<text:span text:style-name="T9">Save</text:span>] button</text:p>
          </table:table-cell>
          <table:table-cell table:style-name="ce234" office:value-type="string">
            <text:p>New site is created successfully &amp; displayed in existing sites list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adding new site when user has right on added site's drive</text:p>
          </table:table-cell>
          <table:table-cell table:style-name="ce234" office:value-type="string">
            <text:p>Step 2: Set permission on added site's drive</text:p>
          </table:table-cell>
          <table:table-cell table:style-name="ce234" office:value-type="string">
            <text:p>- Go to <text:span text:style-name="T10">Groups/Site</text:span> <text:span text:style-name="T10">Administration</text:span> </text:p>
            <text:p>- Choose Content Presentation/Manage Drives</text:p>
            <text:p>- Check permission on new added site's drive</text:p>
          </table:table-cell>
          <table:table-cell table:style-name="ce225" office:value-type="string">
            <text:p>Permission on that drive is set to group that can edit added site as default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adding new site when user has right on added site's drive</text:p>
          </table:table-cell>
          <table:table-cell table:style-name="ce234" office:value-type="string">
            <text:p>Step 3: Check updating drive for new added site in Site Explorer with legal user</text:p>
          </table:table-cell>
          <table:table-cell table:style-name="ce234" office:value-type="string">
            <text:p>- Go to <text:span text:style-name="T10">Group/Site </text:span><text:span text:style-name="T10">Explorer</text:span> <text:s/>by admin or user who in group has permission on above drive and can access Site Explorer</text:p>
          </table:table-cell>
          <table:table-cell table:style-name="ce225" office:value-type="string">
            <text:p>New drive for new added site is updated to be shown in drives list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68" office:value-type="string">
            <text:p>WCM_10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220" office:value-type="string">
            <text:p>WCM\Sites explorer\Access</text:p>
          </table:table-cell>
          <table:table-cell table:style-name="ce68" office:value-type="string">
            <text:p>Check showing site explorer after adding new site when user does not have right on added site's drive</text:p>
          </table:table-cell>
          <table:table-cell table:style-name="ce234" office:value-type="string">
            <text:p>Step 1: Add new site</text:p>
          </table:table-cell>
          <table:table-cell table:style-name="ce234" office:value-type="string">
            <text:p>- Login by admin to create new site by going to Site Administrator/Create Site</text:p>
            <text:p>- Add site name in Portal Setting tab</text:p>
            <text:p>- Set access right and edit right in Permission Setting tab</text:p>
            <text:p>- Click [<text:span text:style-name="T9">Save</text:span>] button</text:p>
          </table:table-cell>
          <table:table-cell table:style-name="ce234" office:value-type="string">
            <text:p>New site is created successfully &amp; displayed in existing sites list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adding new site when user does not have right on added site's drive</text:p>
          </table:table-cell>
          <table:table-cell table:style-name="ce234" office:value-type="string">
            <text:p>Step 2: Check permission on added site's drive</text:p>
          </table:table-cell>
          <table:table-cell table:style-name="ce234" office:value-type="string">
            <text:p>- Go to <text:span text:style-name="T10">Group/Site</text:span> <text:span text:style-name="T10">Administration</text:span> </text:p>
            <text:p>- Choose Content Presentation/Manage Drives</text:p>
            <text:p>- Check permission on new added site's drive</text:p>
          </table:table-cell>
          <table:table-cell table:style-name="ce225" office:value-type="string">
            <text:p>Permission on that drive is set to group that can edit added site as default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adding new site when user does not have right on added site's drive</text:p>
          </table:table-cell>
          <table:table-cell table:style-name="ce234" office:value-type="string">
            <text:p>Step 3: Change default permission on new added site's drive</text:p>
          </table:table-cell>
          <table:table-cell table:style-name="ce234" office:value-type="string">
            <text:p>In Manage Drives form:</text:p>
            <text:p>- Click Edit icon to show form to change new added site's drive</text:p>
            <text:p>- Click Add Permission icon then choose new group/membership to change the permission on that</text:p>
            <text:p>- Click <text:span text:style-name="T9">Save</text:span></text:p>
          </table:table-cell>
          <table:table-cell table:style-name="ce225" office:value-type="string">
            <text:p>Permission on edited drive is changed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8" office:value-type="string">
            <text:p>WCM_10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20" office:value-type="string">
            <text:p>WCM\Sites explorer\Access</text:p>
          </table:table-cell>
          <table:table-cell table:style-name="ce222" office:value-type="string">
            <text:p>Check showing site explorer after adding new site when user does not have right on added site's drive</text:p>
          </table:table-cell>
          <table:table-cell table:style-name="ce234" office:value-type="string">
            <text:p>Step 4: Check updating drive for new added site in Site Explorer with illegal user</text:p>
          </table:table-cell>
          <table:table-cell table:style-name="ce234" office:value-type="string">
            <text:p>- Login by user who has right to access Site Explorer page but is not in the group/membership that has permission on new added site's drive</text:p>
            <text:p>- Go to Site Management/Site Explorer</text:p>
          </table:table-cell>
          <table:table-cell table:style-name="ce225" office:value-type="string">
            <text:p>There's no drive for new added site in the drives list for current user</text:p>
          </table:table-cell>
          <table:table-cell table:style-name="ce103" office:value-type="string">
            <text:p>Medium</text:p>
          </table:table-cell>
          <table:table-cell table:style-name="ce223"/>
          <table:table-cell table:style-name="ce225" table:content-validation-name="val2"/>
          <table:table-cell table:style-name="ce223"/>
          <table:table-cell table:style-name="ce234" table:number-columns-repeated="6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5" office:value-type="string">
            <text:p>WCM_11_01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Create\ Content free layout</text:p>
          </table:table-cell>
          <table:table-cell table:style-name="ce68" office:value-type="string">
            <text:p>Add free layout content in Web Content folder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20">
          <table:table-cell table:style-name="ce1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20" office:value-type="string">
            <text:p>WCM\Sites explorer\Create\ Content free layout</text:p>
          </table:table-cell>
          <table:table-cell table:style-name="ce222" office:value-type="string">
            <text:p>Add free layout content in Web Content folder</text:p>
          </table:table-cell>
          <table:table-cell table:style-name="ce235" office:value-type="string">
            <text:p>Step 2: Show form to create new web content</text:p>
          </table:table-cell>
          <table:table-cell table:style-name="ce238" office:value-type="string">
            <text:p>- Select any category in this drive</text:p>
            <text:p>- Click “<text:span text:style-name="T9">Add </text:span><text:span text:style-name="T9">document</text:span>” icon in action bar.</text:p>
          </table:table-cell>
          <table:table-cell table:style-name="ce235" office:value-type="string">
            <text:p>Add new document form is shown:</text:p>
            <text:p>- There's a list of some specific document templates </text:p>
            <text:p>- Create document form corresponding to selected template is displayed below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2">
          <table:table-cell table:style-name="ce16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20" office:value-type="string">
            <text:p>WCM\Sites explorer\Create\ Content free layout</text:p>
          </table:table-cell>
          <table:table-cell table:style-name="ce222" office:value-type="string">
            <text:p>Add free layout content in Web Content folder</text:p>
          </table:table-cell>
          <table:table-cell table:style-name="ce235" office:value-type="string">
            <text:p>Step 3: Showing form to create new Free layout content</text:p>
          </table:table-cell>
          <table:table-cell table:style-name="ce235" office:value-type="string">
            <text:p>- Select Free layout template from templates list</text:p>
          </table:table-cell>
          <table:table-cell table:style-name="ce235" office:value-type="string">
            <text:p>The form is create Free layout web content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2">
          <table:table-cell table:style-name="ce1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20" office:value-type="string">
            <text:p>WCM\Sites explorer\Create\ Content free layout</text:p>
          </table:table-cell>
          <table:table-cell table:style-name="ce222" office:value-type="string">
            <text:p>Add free layout content in Web Content folder</text:p>
          </table:table-cell>
          <table:table-cell table:style-name="ce235" office:value-type="string">
            <text:p>Step 4: Create new free layout content</text:p>
          </table:table-cell>
          <table:table-cell table:style-name="ce235" office:value-type="string">
            <text:p>- Add content in this template</text:p>
            <text:p>- Click [<text:span text:style-name="T9">Save</text:span>] button</text:p>
          </table:table-cell>
          <table:table-cell table:style-name="ce235" office:value-type="string">
            <text:p>- A web content having Free layout template is listed with status=Draft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23">
          <table:table-cell table:style-name="ce16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5" office:value-type="string">
            <text:p>WCM_11_01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20" office:value-type="string">
            <text:p>WCM\Sites explorer\Create\ Content free layout</text:p>
          </table:table-cell>
          <table:table-cell table:style-name="ce69" office:value-type="string">
            <text:p>Add free layout content in web content folder with blank Nam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7">
          <table:table-cell table:style-name="ce1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20" office:value-type="string">
            <text:p>WCM\Sites explorer\Create\ Content free layout</text:p>
          </table:table-cell>
          <table:table-cell table:style-name="ce223" office:value-type="string">
            <text:p>Add free layout content in web content folder with blank Name</text:p>
          </table:table-cell>
          <table:table-cell table:style-name="ce235" office:value-type="string">
            <text:p>Step 2: Show form to create new free layout web content</text:p>
          </table:table-cell>
          <table:table-cell table:style-name="ce235" office:value-type="string">
            <text:p>- Choose Web Content folder</text:p>
            <text:p><text:span text:style-name="T16">- Click “A</text:span><text:span text:style-name="T19">dd</text:span><text:span text:style-name="T16"> </text:span><text:span text:style-name="T19">document</text:span><text:span text:style-name="T16">” icon in </text:span><text:span text:style-name="T16">action bar.</text:span></text:p>
            <text:p><text:span text:style-name="T16">- Select Free layout </text:span><text:span text:style-name="T16">content in templates list</text:span></text:p>
          </table:table-cell>
          <table:table-cell table:style-name="ce235" office:value-type="string">
            <text:p>Add new free layout web content form is show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2">
          <table:table-cell table:style-name="ce16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20" office:value-type="string">
            <text:p>WCM\Sites explorer\Create\ Content free layout</text:p>
          </table:table-cell>
          <table:table-cell table:style-name="ce223" office:value-type="string">
            <text:p>Add free layout content in web content folder with blank Name</text:p>
          </table:table-cell>
          <table:table-cell table:style-name="ce235" office:value-type="string">
            <text:p>Step 3: Complete adding with blank Name</text:p>
          </table:table-cell>
          <table:table-cell table:style-name="ce235" office:value-type="string">
            <text:p>- Leave Name field blank</text:p>
            <text:p>- Input value for other fields</text:p>
            <text:p>- Click [<text:span text:style-name="T9">Save</text:span><text:span text:style-name="T4">]</text:span></text:p>
          </table:table-cell>
          <table:table-cell table:style-name="ce235" office:value-type="string">
            <text:p>Show message alerts Name can not be blank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23">
          <table:table-cell table:style-name="ce16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5" office:value-type="string">
            <text:p>WCM_11_01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220" office:value-type="string">
            <text:p>WCM\Sites explorer\Create\ Content free layout</text:p>
          </table:table-cell>
          <table:table-cell table:style-name="ce69" office:value-type="string">
            <text:p>Add free layout content in Web Content folder with special characters in Nam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7">
          <table:table-cell table:style-name="ce1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20" office:value-type="string">
            <text:p>WCM\Sites explorer\Create\ Content free layout</text:p>
          </table:table-cell>
          <table:table-cell table:style-name="ce223" office:value-type="string">
            <text:p>Add free layout content in Web Content folder with special characters in Name</text:p>
          </table:table-cell>
          <table:table-cell table:style-name="ce235" office:value-type="string">
            <text:p>Step 2: Show form to create new free layout web content</text:p>
          </table:table-cell>
          <table:table-cell table:style-name="ce235" office:value-type="string">
            <text:p>- Choose Web Content folder</text:p>
            <text:p><text:span text:style-name="T16">- Click “A</text:span><text:span text:style-name="T19">dd</text:span><text:span text:style-name="T16"> </text:span><text:span text:style-name="T19">document</text:span><text:span text:style-name="T16">” icon in </text:span><text:span text:style-name="T16">action bar.</text:span></text:p>
            <text:p><text:span text:style-name="T16">- Select Free layout </text:span><text:span text:style-name="T16">content in templates list</text:span></text:p>
          </table:table-cell>
          <table:table-cell table:style-name="ce235" office:value-type="string">
            <text:p>Add new free layout web content form is shown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19">
          <table:table-cell table:style-name="ce16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220" office:value-type="string">
            <text:p>WCM\Sites explorer\Create\ Content free layout</text:p>
          </table:table-cell>
          <table:table-cell table:style-name="ce223" office:value-type="string">
            <text:p>Add free layout content in Web Content folder with special characters in Name</text:p>
          </table:table-cell>
          <table:table-cell table:style-name="ce235" office:value-type="string">
            <text:p>Step 3: Complete adding with Name contains special characters</text:p>
          </table:table-cell>
          <table:table-cell table:style-name="ce235" office:value-type="string">
            <text:p>- Input value for Name contain special characters (! @ <text:s/># <text:s/>$ <text:s/>% <text:s/>&amp; <text:s/>* <text:s/>( <text:s/>) <text:s/>. <text:s/>/ <text:s/>: <text:s/>[ <text:s/>] { } &lt; &gt; <text:s/>" <text:s/>' , ; ~ `)</text:p>
            <text:p>- Input others required field</text:p>
            <text:p>- Click <text:span text:style-name="T9">Save</text:span></text:p>
          </table:table-cell>
          <table:table-cell table:style-name="ce235" office:value-type="string">
            <text:p>Show message alerts Name contains invalid characters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54" table:number-columns-repeated="199"/>
          <table:table-cell table:style-name="ce255" table:number-columns-repeated="39"/>
        </table:table-row>
        <table:table-row table:style-name="ro23">
          <table:table-cell table:style-name="ce160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WCM_11_01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20" office:value-type="string">
            <text:p>WCM\Sites explorer\Create\ Content free layout</text:p>
          </table:table-cell>
          <table:table-cell table:style-name="ce70" office:value-type="string">
            <text:p>Create free layout content in Web Content folder with Name in different languages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8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220" office:value-type="string">
            <text:p>WCM\Sites explorer\Create\ Content free layout</text:p>
          </table:table-cell>
          <table:table-cell table:style-name="ce224" office:value-type="string">
            <text:p>Create free layout content in Web Content folder with Name in different languages</text:p>
          </table:table-cell>
          <table:table-cell table:style-name="ce235" office:value-type="string">
            <text:p>Step 2: Show form to create new free layout web content</text:p>
          </table:table-cell>
          <table:table-cell table:style-name="ce235" office:value-type="string">
            <text:p>- Choose Web Content folder</text:p>
            <text:p><text:span text:style-name="T16">- Click “A</text:span><text:span text:style-name="T19">dd</text:span><text:span text:style-name="T16"> </text:span><text:span text:style-name="T19">document</text:span><text:span text:style-name="T16">” icon in </text:span><text:span text:style-name="T16">action bar.</text:span></text:p>
            <text:p><text:span text:style-name="T16">- Select Free layout </text:span><text:span text:style-name="T16">content in templates list</text:span></text:p>
          </table:table-cell>
          <table:table-cell table:style-name="ce235" office:value-type="string">
            <text:p>Add new free layout web content form is shown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8">
          <table:table-cell table:style-name="ce16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220" office:value-type="string">
            <text:p>WCM\Sites explorer\Create\ Content free layout</text:p>
          </table:table-cell>
          <table:table-cell table:style-name="ce224" office:value-type="string">
            <text:p>Create free layout content in Web Content folder with Name in different languages</text:p>
          </table:table-cell>
          <table:table-cell table:style-name="ce235" office:value-type="string">
            <text:p>Step 3: Add new content</text:p>
          </table:table-cell>
          <table:table-cell table:style-name="ce235" office:value-type="string">
            <text:p>- Input value for Name in different languages</text:p>
            <text:p>- Input values for others</text:p>
            <text:p>- Click [<text:span text:style-name="T9">Save</text:span><text:span text:style-name="T4">]</text:span></text:p>
          </table:table-cell>
          <table:table-cell table:style-name="ce235" office:value-type="string">
            <text:p>New web content is created successfully with inputed Name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45" office:value-type="string">
            <text:p>WCM_11_01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220" office:value-type="string">
            <text:p>WCM\Sites explorer\Create\ Content free layout</text:p>
          </table:table-cell>
          <table:table-cell table:style-name="ce70" office:value-type="string">
            <text:p>Create free layout content in Web Content folder that has Name is the same with existing nod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220" office:value-type="string">
            <text:p>WCM\Sites explorer\Create\ Content free layout</text:p>
          </table:table-cell>
          <table:table-cell table:style-name="ce224" office:value-type="string">
            <text:p>Create free layout content in Web Content folder that has Name is the same with existing node</text:p>
          </table:table-cell>
          <table:table-cell table:style-name="ce221" office:value-type="string">
            <text:p>Step 2: Add new node</text:p>
          </table:table-cell>
          <table:table-cell table:style-name="ce236" office:value-type="string">
            <text:p>- Select Web content folder</text:p>
            <text:p>- Create new node (folder, document, upload file)</text:p>
          </table:table-cell>
          <table:table-cell table:style-name="ce235" office:value-type="string">
            <text:p>New node is added successfully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1">
          <table:table-cell table:style-name="ce16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WCM_11_01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220" office:value-type="string">
            <text:p>WCM\Sites explorer\Create\ Content free layout</text:p>
          </table:table-cell>
          <table:table-cell table:style-name="ce224" office:value-type="string">
            <text:p>Create free layout content in Web Content folder that has Name is the same with existing node</text:p>
          </table:table-cell>
          <table:table-cell table:style-name="ce221" office:value-type="string">
            <text:p>Step 3: Create duplicated name web content</text:p>
          </table:table-cell>
          <table:table-cell table:style-name="ce236" office:value-type="string">
            <text:p>- Click Add document icon in Action bar</text:p>
            <text:p>- Choose Free layout content</text:p>
            <text:p>- Input Name that is the same with node's name added at step 2</text:p>
            <text:p>- Input valid values for other fields</text:p>
            <text:p>- Click <text:span text:style-name="T9">Save</text:span></text:p>
          </table:table-cell>
          <table:table-cell table:style-name="ce235" office:value-type="string">
            <text:p>New content is added successfully with an index in Name (e.g: test[2])</text:p>
          </table:table-cell>
          <table:table-cell table:style-name="Default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5" office:value-type="string">
            <text:p>WCM_11_02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Create\ Picture on head layout</text:p>
          </table:table-cell>
          <table:table-cell table:style-name="ce68" office:value-type="string">
            <text:p>Add Picture on head layout content in Web content folder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2" office:value-type="string">
            <text:p>Add Picture on head layout content in Web content folder</text:p>
          </table:table-cell>
          <table:table-cell table:style-name="ce235" office:value-type="string">
            <text:p>Step 2: Show form to create new Picture on head web content</text:p>
          </table:table-cell>
          <table:table-cell table:style-name="ce235" office:value-type="string">
            <text:p>- Choose Web Content folder</text:p>
            <text:p>- Click “Add document” icon in action bar.</text:p>
            <text:p>- Select Picture on head layout content in templates list</text:p>
          </table:table-cell>
          <table:table-cell table:style-name="ce235" office:value-type="string">
            <text:p>Add new Picture on head content form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2" office:value-type="string">
            <text:p>Add Picture on head layout content in Web content folder</text:p>
          </table:table-cell>
          <table:table-cell table:style-name="ce235" office:value-type="string">
            <text:p>Step 3: Create new web content</text:p>
          </table:table-cell>
          <table:table-cell table:style-name="ce235" office:value-type="string">
            <text:p>- Input valid values for fields</text:p>
            <text:p>- Click <text:span text:style-name="T9">Save</text:span></text:p>
          </table:table-cell>
          <table:table-cell table:style-name="ce235" office:value-type="string">
            <text:p>New content is added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40];6;FIND(&quot;:&quot;;[.F40];1)-FIND(&quot; &quot;;[.F40];1)-1))&gt;VALUE(MID([.F39];6;FIND(&quot;:&quot;;[.F39];1)-FIND(&quot; &quot;;[.F39];1)-1));&quot;&quot;;MAX([.A$7:.A39])+1)" office:value-type="float" office:value="13">
            <text:p>013</text:p>
          </table:table-cell>
          <table:table-cell table:style-name="ce45" office:value-type="string">
            <text:p>WCM_11_02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20" office:value-type="string">
            <text:p>WCM\Sites explorer\Create\ Picture on head layout</text:p>
          </table:table-cell>
          <table:table-cell table:style-name="ce69" office:value-type="string">
            <text:p>Add Picture on head layout content in Web content folder with blank required fields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3" office:value-type="string">
            <text:p>Add Picture on head layout content in Web content folder with blank required fields</text:p>
          </table:table-cell>
          <table:table-cell table:style-name="ce235" office:value-type="string">
            <text:p>Step 2: Show form to create new Picture on head web content</text:p>
          </table:table-cell>
          <table:table-cell table:style-name="ce235" office:value-type="string">
            <text:p>- Choose Web Content folder</text:p>
            <text:p>- Click “<text:span text:style-name="T9">Add </text:span><text:span text:style-name="T9">document</text:span>” icon in action bar.</text:p>
            <text:p>- Select Picture on head layout content in templates list</text:p>
          </table:table-cell>
          <table:table-cell table:style-name="ce235" office:value-type="string">
            <text:p>Add new Picture on head content form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3" office:value-type="string">
            <text:p>Add Picture on head layout content in Web content folder with blank required fields</text:p>
          </table:table-cell>
          <table:table-cell table:style-name="ce235" office:value-type="string">
            <text:p>Step 3: Add new content with blank Name</text:p>
          </table:table-cell>
          <table:table-cell table:style-name="ce235" office:value-type="string">
            <text:p>- Leave required fields (with *) blank</text:p>
            <text:p>- Input values for other fields</text:p>
            <text:p>- Click <text:span text:style-name="T9">Save</text:span></text:p>
          </table:table-cell>
          <table:table-cell table:style-name="ce235" office:value-type="string">
            <text:p>Show message alerts required fields can not be blank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43];6;FIND(&quot;:&quot;;[.F43];1)-FIND(&quot; &quot;;[.F43];1)-1))&gt;VALUE(MID([.F42];6;FIND(&quot;:&quot;;[.F42];1)-FIND(&quot; &quot;;[.F42];1)-1));&quot;&quot;;MAX([.A$7:.A42])+1)" office:value-type="float" office:value="14">
            <text:p>014</text:p>
          </table:table-cell>
          <table:table-cell table:style-name="ce45" office:value-type="string">
            <text:p>WCM_11_02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220" office:value-type="string">
            <text:p>WCM\Sites explorer\Create\ Picture on head layout</text:p>
          </table:table-cell>
          <table:table-cell table:style-name="ce69" office:value-type="string">
            <text:p>Add Picture on head layout content in Web content folder with special characters in Nam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5" office:value-type="string">
            <text:p>Add picture on head layout content in web content folder in case name field contain special characters</text:p>
          </table:table-cell>
          <table:table-cell table:style-name="ce235" office:value-type="string">
            <text:p>Step 2: Show form to create new Picture on head web content</text:p>
          </table:table-cell>
          <table:table-cell table:style-name="ce235" office:value-type="string">
            <text:p>- Choose Web Content folder</text:p>
            <text:p>- Click “<text:span text:style-name="T9">Add </text:span><text:span text:style-name="T9">document</text:span>” icon in action bar.</text:p>
            <text:p>- Select Picture on head layout content in templates list</text:p>
          </table:table-cell>
          <table:table-cell table:style-name="ce235" office:value-type="string">
            <text:p>Add new Picture on head content form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5" office:value-type="string">
            <text:p>Add picture on head layout content in web content folder in case name field contain special characters</text:p>
          </table:table-cell>
          <table:table-cell table:style-name="ce235" office:value-type="string">
            <text:p>Step 3: Add new content</text:p>
          </table:table-cell>
          <table:table-cell table:style-name="ce235" office:value-type="string">
            <text:p>- Input value for Name contains special characters (! @ <text:s/># <text:s/>$ <text:s/>% <text:s/>&amp; <text:s/>* <text:s/>( <text:s/>) <text:s/>. <text:s/>/ <text:s/>: <text:s/>[ <text:s/>] { } &lt; &gt; <text:s/>" <text:s/>' , ; ~ `)</text:p>
            <text:p>- Input value for other fields</text:p>
            <text:p>- Click <text:span text:style-name="T9">Save</text:span></text:p>
          </table:table-cell>
          <table:table-cell table:style-name="ce235" office:value-type="string">
            <text:p>Show message alerts Name contains invalid characters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table:style-name="ce45" office:value-type="string">
            <text:p>WCM_11_02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220" office:value-type="string">
            <text:p>WCM\Sites explorer\Create\ Picture on head layout</text:p>
          </table:table-cell>
          <table:table-cell table:style-name="ce70" office:value-type="string">
            <text:p>Add Picture on head content in Web content with Name in different languages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4" office:value-type="string">
            <text:p>Add Picture on head content in Web content with Name in different languages</text:p>
          </table:table-cell>
          <table:table-cell table:style-name="ce235" office:value-type="string">
            <text:p>Step 2: Show form to create new Picture on head web content</text:p>
          </table:table-cell>
          <table:table-cell table:style-name="ce235" office:value-type="string">
            <text:p>- Choose Web Content folder</text:p>
            <text:p>- Click “<text:span text:style-name="T9">Add </text:span><text:span text:style-name="T9">document</text:span>” icon in action bar.</text:p>
            <text:p>- Select Picture on head layout content in templates list</text:p>
          </table:table-cell>
          <table:table-cell table:style-name="ce235" office:value-type="string">
            <text:p>Add new Picture on head content form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4" office:value-type="string">
            <text:p>Add Picture on head content in Web content with Name in different languages</text:p>
          </table:table-cell>
          <table:table-cell table:style-name="ce235" office:value-type="string">
            <text:p>Step 3: Create new web content</text:p>
          </table:table-cell>
          <table:table-cell table:style-name="ce235" office:value-type="string">
            <text:p>- Input value for Name in different languages</text:p>
            <text:p>- Input valid value for other required fields</text:p>
            <text:p>- <text:span text:style-name="T4">Click </text:span><text:span text:style-name="T9">Save</text:span></text:p>
          </table:table-cell>
          <table:table-cell table:style-name="ce235" office:value-type="string">
            <text:p>New content is added successfully 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45" office:value-type="string">
            <text:p>WCM_11_02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220" office:value-type="string">
            <text:p>WCM\Sites explorer\Create\ Picture on head layout</text:p>
          </table:table-cell>
          <table:table-cell table:style-name="ce70" office:value-type="string">
            <text:p>Add Picture on head content in Web content with Name is the same with existing nod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4" office:value-type="string">
            <text:p>Add Picture on head content in Web content with Name is the same with existing node</text:p>
          </table:table-cell>
          <table:table-cell table:style-name="ce235" office:value-type="string">
            <text:p>Step 2: Create new node</text:p>
          </table:table-cell>
          <table:table-cell table:style-name="ce235" office:value-type="string">
            <text:p>- Choose Web Content folder</text:p>
            <text:p>- Create new node (folder, document, upload file)</text:p>
          </table:table-cell>
          <table:table-cell table:style-name="ce235" office:value-type="string">
            <text:p>New node is added successful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WCM_11_02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220" office:value-type="string">
            <text:p>WCM\Sites explorer\Create\ Picture on head layout</text:p>
          </table:table-cell>
          <table:table-cell table:style-name="ce224" office:value-type="string">
            <text:p>Add Picture on head content in Web content with Name is the same with existing node</text:p>
          </table:table-cell>
          <table:table-cell table:style-name="ce221" office:value-type="string">
            <text:p>Step 3: Create new web content with duplicated Name</text:p>
          </table:table-cell>
          <table:table-cell table:style-name="ce236" office:value-type="string">
            <text:p>- Click Add document in Action bar</text:p>
            <text:p>- Input required fields with Name is the same with added node's Name at step 2</text:p>
            <text:p>- Click <text:span text:style-name="T9">Save</text:span></text:p>
          </table:table-cell>
          <table:table-cell table:style-name="ce235" office:value-type="string">
            <text:p>New content is added successfully with an index in Name (e.g: test[2])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45" office:value-type="string">
            <text:p>WCM_11_03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Create\CSS file</text:p>
          </table:table-cell>
          <table:table-cell table:style-name="ce70" office:value-type="string">
            <text:p>Create CSS file on sites explorer with Active is True and the priority is highest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4">
          <table:table-cell table:style-name="ce16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on sites explorer with Active is True and the priority is highest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a driv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on sites explorer with Active is True and the priority is highest</text:p>
          </table:table-cell>
          <table:table-cell table:style-name="ce235" office:value-type="string">
            <text:p>Step 3: Create new CSS file</text:p>
          </table:table-cell>
          <table:table-cell table:style-name="ce235" office:value-type="string">
            <text:p>- Input valid value for Name</text:p>
            <text:p>- Select True for Active field</text:p>
            <text:p>- Set Priority</text:p>
            <text:p>- Input CSS data (e.g: body {color=red;})</text:p>
            <text:p>- Click <text:span text:style-name="T9">Save</text:span></text:p>
          </table:table-cell>
          <table:table-cell table:style-name="ce236" office:value-type="string">
            <text:p>- A CSS file was created successfully.</text:p>
            <text:p>- This CSS file must be affected to interface. (e.g: All body tags on current site will be changed in red color)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55];6;FIND(&quot;:&quot;;[.F55];1)-FIND(&quot; &quot;;[.F55];1)-1))&gt;VALUE(MID([.F54];6;FIND(&quot;:&quot;;[.F54];1)-FIND(&quot; &quot;;[.F54];1)-1));&quot;&quot;;MAX([.A$7:.A54])+1)" office:value-type="float" office:value="18">
            <text:p>018</text:p>
          </table:table-cell>
          <table:table-cell table:style-name="ce45" office:value-type="string">
            <text:p>WCM_11_03</text:p>
          </table:table-cell>
          <table:table-cell table:style-name="ce167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220" office:value-type="string">
            <text:p>WCM\Sites explorer\Create\CSS file</text:p>
          </table:table-cell>
          <table:table-cell table:style-name="ce70" office:value-type="string">
            <text:p>Check CSS priority on Sites Explorer when have two CSS files which have the same content and the different priority level.</text:p>
          </table:table-cell>
          <table:table-cell table:style-name="ce235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CSS priority on Sites Explorer when have two CSS files which have the same content and the different priority level.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a driv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5">
          <table:table-cell table:style-name="ce16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CSS priority on Sites Explorer when have two CSS files which have the same content and the different priority level.</text:p>
          </table:table-cell>
          <table:table-cell table:style-name="ce235" office:value-type="string">
            <text:p>Step 3: Create new CSS files</text:p>
          </table:table-cell>
          <table:table-cell table:style-name="ce235" office:value-type="string">
            <text:p>- Create CSS1 with: </text:p>
            <text:p><text:s text:c="2"/>+ Name=CSS1</text:p>
            <text:p><text:s text:c="2"/>+ Active=True</text:p>
            <text:p><text:s text:c="2"/>+ Priority=0</text:p>
            <text:p><text:s text:c="2"/>+ CSS data=body {color=red;}</text:p>
            <text:p>- Create CSS2 with: </text:p>
            <text:p><text:span text:style-name="T39"><text:s text:c="2"/></text:span><text:span text:style-name="T39">+ Name=CSS1</text:span></text:p>
            <text:p><text:span text:style-name="T39"><text:s text:c="2"/></text:span><text:span text:style-name="T39">+ Active=True</text:span></text:p>
            <text:p><text:span text:style-name="T39"><text:s text:c="2"/></text:span><text:span text:style-name="T39">+ Priority=1</text:span></text:p>
            <text:p><text:span text:style-name="T39"><text:s text:c="2"/></text:span><text:span text:style-name="T39">+ CSS data=body </text:span><text:span text:style-name="T39">{color=blue;}</text:span></text:p>
          </table:table-cell>
          <table:table-cell table:style-name="ce236" office:value-type="string">
            <text:p>- Two CSS files are created successfully.</text:p>
            <text:p>- The interface of site will be defined follow the file which has the lowest value in Priority. So all body tags in <text:s/>the current site is changed in red color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6">
          <table:table-cell table:style-name="ce160" table:formula="of:=IF(VALUE(MID([.F58];6;FIND(&quot;:&quot;;[.F58];1)-FIND(&quot; &quot;;[.F58];1)-1))&gt;VALUE(MID([.F57];6;FIND(&quot;:&quot;;[.F57];1)-FIND(&quot; &quot;;[.F57];1)-1));&quot;&quot;;MAX([.A$7:.A57])+1)" office:value-type="float" office:value="19">
            <text:p>019</text:p>
          </table:table-cell>
          <table:table-cell table:style-name="ce45" office:value-type="string">
            <text:p>WCM_11_03</text:p>
          </table:table-cell>
          <table:table-cell table:style-name="ce167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220" office:value-type="string">
            <text:p>WCM\Sites explorer\Create\CSS file</text:p>
          </table:table-cell>
          <table:table-cell table:style-name="ce70" office:value-type="string">
            <text:p>Check CSS priority on Sites Explorer when have two CSS files which have the different content.</text:p>
          </table:table-cell>
          <table:table-cell table:style-name="ce235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7">
          <table:table-cell table:style-name="ce16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CSS priority on Sites Explorer when have two CSS files which have the different content.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a driv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8">
          <table:table-cell table:style-name="ce16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CSS priority on Sites Explorer when have two CSS files which have the different content.</text:p>
          </table:table-cell>
          <table:table-cell table:style-name="ce235" office:value-type="string">
            <text:p>Step 3: Create new CSS files</text:p>
          </table:table-cell>
          <table:table-cell table:style-name="ce235" office:value-type="string">
            <text:p>- Create CSS1 with: </text:p>
            <text:p><text:s text:c="2"/>+ Name=CSS1</text:p>
            <text:p><text:s text:c="2"/>+ Active=True</text:p>
            <text:p><text:s text:c="2"/>+ Priority=0</text:p>
            <text:p><text:s text:c="2"/>+ CSS data=body {color=red;}</text:p>
            <text:p>- Create CSS2 with: </text:p>
            <text:p><text:span text:style-name="T39"><text:s text:c="2"/></text:span><text:span text:style-name="T39">+ Name=CSS1</text:span></text:p>
            <text:p><text:span text:style-name="T39"><text:s text:c="2"/></text:span><text:span text:style-name="T39">+ Active=True</text:span></text:p>
            <text:p><text:span text:style-name="T39"><text:s text:c="2"/></text:span><text:span text:style-name="T39">+ Priority=1</text:span></text:p>
            <text:p><text:span text:style-name="T39"><text:s text:c="2"/></text:span><text:span text:style-name="T39">+ CSS </text:span><text:span text:style-name="T39">data=background{color: </text:span><text:span text:style-name="T39">gray;}</text:span></text:p>
          </table:table-cell>
          <table:table-cell table:style-name="ce236" office:value-type="string">
            <text:p>- Two CSS files are created successfully.</text:p>
            <text:p>- The interface of site will be defined by combining CSS1 and CSS2. So all body tags in <text:s/>the current site is changed in red color and the background color of this site is gray 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9">
          <table:table-cell table:style-name="ce160" table:formula="of:=IF(VALUE(MID([.F61];6;FIND(&quot;:&quot;;[.F61];1)-FIND(&quot; &quot;;[.F61];1)-1))&gt;VALUE(MID([.F60];6;FIND(&quot;:&quot;;[.F60];1)-FIND(&quot; &quot;;[.F60];1)-1));&quot;&quot;;MAX([.A$7:.A60])+1)" office:value-type="float" office:value="20">
            <text:p>020</text:p>
          </table:table-cell>
          <table:table-cell table:style-name="ce45" office:value-type="string">
            <text:p>WCM_11_03</text:p>
          </table:table-cell>
          <table:table-cell table:style-name="ce167" table:formula="of:=IF(VALUE(MID([.F61];6;FIND(&quot;:&quot;;[.F61];1)-FIND(&quot; &quot;;[.F61];1)-1))&gt;VALUE(MID([.F60];6;FIND(&quot;:&quot;;[.F60];1)-FIND(&quot; &quot;;[.F60];1)-1));[.C60];[.C60]+1)" office:value-type="float" office:value="4">
            <text:p>004</text:p>
          </table:table-cell>
          <table:table-cell table:style-name="ce220" office:value-type="string">
            <text:p>WCM\Sites explorer\Create\CSS file</text:p>
          </table:table-cell>
          <table:table-cell table:style-name="ce71" office:value-type="string">
            <text:p>Check the affection of CSS file in Share site</text:p>
          </table:table-cell>
          <table:table-cell table:style-name="ce235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0">
          <table:table-cell table:style-name="ce16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2];6;FIND(&quot;:&quot;;[.F62];1)-FIND(&quot; &quot;;[.F62];1)-1))&gt;VALUE(MID([.F61];6;FIND(&quot;:&quot;;[.F61];1)-FIND(&quot; &quot;;[.F61];1)-1));[.C61];[.C61]+1)" office:value-type="float" office:value="4">
            <text:p>004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the affection of CSS file in Share site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<text:span text:style-name="T10">shared</text:span> sit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1">
          <table:table-cell table:style-name="ce16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heck the affection of CSS file in Share site</text:p>
          </table:table-cell>
          <table:table-cell table:style-name="ce235" office:value-type="string">
            <text:p>Step 3: Create new CSS file</text:p>
          </table:table-cell>
          <table:table-cell table:style-name="ce235" office:value-type="string">
            <text:p>- Create CSS file with: </text:p>
            <text:p><text:s text:c="2"/>+ Active=True</text:p>
            <text:p><text:s text:c="2"/>+ Priority=0</text:p>
            <text:p><text:s text:c="2"/>+ CSS data=body {color=red;}</text:p>
          </table:table-cell>
          <table:table-cell table:style-name="ce236" office:value-type="string">
            <text:p>All body tags in <text:s/>all sites are changed in red color <text:s/>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45" office:value-type="string">
            <text:p>WCM_11_03</text:p>
          </table:table-cell>
          <table:table-cell table:style-name="ce167" table:formula="of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220" office:value-type="string">
            <text:p>WCM\Sites explorer\Create\CSS file</text:p>
          </table:table-cell>
          <table:table-cell table:style-name="ce70" office:value-type="string">
            <text:p>Create CSS file on sites explorer with Active is Fals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on sites explorer with Active is False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a driv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on sites explorer with Active is False</text:p>
          </table:table-cell>
          <table:table-cell table:style-name="ce235" office:value-type="string">
            <text:p>Step 3: Create new CSS file</text:p>
          </table:table-cell>
          <table:table-cell table:style-name="ce239" office:value-type="string">
            <text:p><text:span text:style-name="T16">- Input valid value for </text:span><text:span text:style-name="T16">Name</text:span></text:p>
            <text:p><text:span text:style-name="T16">- Select False for Active </text:span><text:span text:style-name="T16">field</text:span></text:p>
            <text:p><text:span text:style-name="T16">- Input CSS data (e.g: </text:span><text:span text:style-name="T16">body {color=red})</text:span></text:p>
            <text:p>- Click <text:span text:style-name="T9">Save</text:span></text:p>
          </table:table-cell>
          <table:table-cell table:style-name="ce236" office:value-type="string">
            <text:p>- A CSS file was created successfully.</text:p>
            <text:p>- This CSS file is not affected to interface. 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45" office:value-type="string">
            <text:p>WCM_11_03</text:p>
          </table:table-cell>
          <table:table-cell table:style-name="ce167" table:formula="of:=IF(VALUE(MID([.F67];6;FIND(&quot;:&quot;;[.F67];1)-FIND(&quot; &quot;;[.F67];1)-1))&gt;VALUE(MID([.F66];6;FIND(&quot;:&quot;;[.F66];1)-FIND(&quot; &quot;;[.F66];1)-1));[.C66];[.C66]+1)" office:value-type="float" office:value="6">
            <text:p>006</text:p>
          </table:table-cell>
          <table:table-cell table:style-name="ce220" office:value-type="string">
            <text:p>WCM\Sites explorer\Create\CSS file</text:p>
          </table:table-cell>
          <table:table-cell table:style-name="ce70" office:value-type="string">
            <text:p>Create CSS file with invalid CSS data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with invalid CSS data</text:p>
          </table:table-cell>
          <table:table-cell table:style-name="ce235" office:value-type="string">
            <text:p>Step 2: Show form to create CSS file</text:p>
          </table:table-cell>
          <table:table-cell table:style-name="ce235" office:value-type="string">
            <text:p>- Choose a drive</text:p>
            <text:p>- Choose CSS folder</text:p>
            <text:p>- Click Add document icon in Action bar</text:p>
          </table:table-cell>
          <table:table-cell table:style-name="ce235" office:value-type="string">
            <text:p>Add new CS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5" office:value-type="string">
            <text:p>WCM_11_03</text:p>
          </table:table-cell>
          <table:table-cell table:style-name="ce167"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220" office:value-type="string">
            <text:p>WCM\Sites explorer\Create\CSS file</text:p>
          </table:table-cell>
          <table:table-cell table:style-name="ce224" office:value-type="string">
            <text:p>Create CSS file with invalid CSS data</text:p>
          </table:table-cell>
          <table:table-cell table:style-name="ce235" office:value-type="string">
            <text:p>Step 3: Create invalid CSS file</text:p>
          </table:table-cell>
          <table:table-cell table:style-name="ce235" office:value-type="string">
            <text:p>- Input valid value for Name</text:p>
            <text:p>- Select True for Active field</text:p>
            <text:p>- Input CSS data (e.g: body {color=test})</text:p>
            <text:p>- Click <text:span text:style-name="T9">Save</text:span></text:p>
          </table:table-cell>
          <table:table-cell table:style-name="ce235" office:value-type="string">
            <text:p>Create new CSS file successfully but added CSS style does not affect anywher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45" office:value-type="string">
            <text:p>WCM_11_04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Create\Link</text:p>
          </table:table-cell>
          <table:table-cell table:style-name="ce72" office:value-type="string">
            <text:p>Create Link in Site Explorer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Link in Site Explorer</text:p>
          </table:table-cell>
          <table:table-cell table:style-name="ce235" office:value-type="string">
            <text:p>Step 2: Show form to create link file</text:p>
          </table:table-cell>
          <table:table-cell table:style-name="ce235" office:value-type="string">
            <text:p>- Choose a drive</text:p>
            <text:p>- Choose <text:span text:style-name="T9">links</text:span> folder</text:p>
            <text:p>- Click Add document icon in Action bar</text:p>
          </table:table-cell>
          <table:table-cell table:style-name="ce235" office:value-type="string">
            <text:p>Add new Link file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3">
          <table:table-cell table:style-name="ce16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Link in Site Explorer</text:p>
          </table:table-cell>
          <table:table-cell table:style-name="ce235" office:value-type="string">
            <text:p>Step 3: Create new link</text:p>
          </table:table-cell>
          <table:table-cell table:style-name="ce235" office:value-type="string">
            <text:p>- Input valid value for fields: Name, URL, desc</text:p>
            <text:p>- Click <text:span text:style-name="T9">Save</text:span></text:p>
          </table:table-cell>
          <table:table-cell table:style-name="ce235" office:value-type="string">
            <text:p>New link is created successfully. Open that file and click the link, it'll go to that URL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1"/>
          <table:table-cell table:style-name="ce250" table:number-columns-repeated="3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73];6;FIND(&quot;:&quot;;[.F73];1)-FIND(&quot; &quot;;[.F73];1)-1))&gt;VALUE(MID([.F72];6;FIND(&quot;:&quot;;[.F72];1)-FIND(&quot; &quot;;[.F72];1)-1));&quot;&quot;;MAX([.A$7:.A72])+1)" office:value-type="float" office:value="24">
            <text:p>024</text:p>
          </table:table-cell>
          <table:table-cell table:style-name="ce45" office:value-type="string">
            <text:p>WCM_11_04</text:p>
          </table:table-cell>
          <table:table-cell table:style-name="ce167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0" office:value-type="string">
            <text:p>WCM\Sites explorer\Create\Link</text:p>
          </table:table-cell>
          <table:table-cell table:style-name="ce72" office:value-type="string">
            <text:p>Create Link in Site Explorer with invalid URL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Link in Site Explorer with invalid URL</text:p>
          </table:table-cell>
          <table:table-cell table:style-name="ce235" office:value-type="string">
            <text:p>Step 2: Show form to create link file</text:p>
          </table:table-cell>
          <table:table-cell table:style-name="ce235" office:value-type="string">
            <text:p>- Choose a drive</text:p>
            <text:p>- Choose <text:span text:style-name="T9">links</text:span> folder</text:p>
            <text:p>- Click Add document icon in Action bar</text:p>
          </table:table-cell>
          <table:table-cell table:style-name="ce235" office:value-type="string">
            <text:p>Add new Link file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4">
          <table:table-cell table:style-name="ce16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Link in Site Explorer with invalid URL</text:p>
          </table:table-cell>
          <table:table-cell table:style-name="ce235" office:value-type="string">
            <text:p>Step 3: Create new link</text:p>
          </table:table-cell>
          <table:table-cell table:style-name="ce235" office:value-type="string">
            <text:p>- Input valid value for fields: Name, desc</text:p>
            <text:p>- Input unavailable URL</text:p>
            <text:p>- Click <text:span text:style-name="T9">Save</text:span></text:p>
          </table:table-cell>
          <table:table-cell table:style-name="ce235" office:value-type="string">
            <text:p>New link is created successfully. Nothing happens when open that file and click the link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76];6;FIND(&quot;:&quot;;[.F76];1)-FIND(&quot; &quot;;[.F76];1)-1))&gt;VALUE(MID([.F75];6;FIND(&quot;:&quot;;[.F75];1)-FIND(&quot; &quot;;[.F75];1)-1));&quot;&quot;;MAX([.A$7:.A75])+1)" office:value-type="float" office:value="25">
            <text:p>025</text:p>
          </table:table-cell>
          <table:table-cell table:style-name="ce45" office:value-type="string">
            <text:p>WCM_11_04</text:p>
          </table:table-cell>
          <table:table-cell table:style-name="ce167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0" office:value-type="string">
            <text:p>WCM\Sites explorer\Create\Link</text:p>
          </table:table-cell>
          <table:table-cell table:style-name="ce72" office:value-type="string">
            <text:p>Create new link with blank required fields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new link with blank required fields</text:p>
          </table:table-cell>
          <table:table-cell table:style-name="ce235" office:value-type="string">
            <text:p>Step 2: Show form to create link file</text:p>
          </table:table-cell>
          <table:table-cell table:style-name="ce235" office:value-type="string">
            <text:p>- Choose a drive</text:p>
            <text:p>- Choose <text:span text:style-name="T9">links</text:span> folder</text:p>
            <text:p>- Click Add document icon in Action bar</text:p>
          </table:table-cell>
          <table:table-cell table:style-name="ce235" office:value-type="string">
            <text:p>Add new Link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5" office:value-type="string">
            <text:p>WCM_11_04</text:p>
          </table:table-cell>
          <table:table-cell table:style-name="ce167"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0" office:value-type="string">
            <text:p>WCM\Sites explorer\Create\Link</text:p>
          </table:table-cell>
          <table:table-cell table:style-name="ce221" office:value-type="string">
            <text:p>Create new link with blank required fields</text:p>
          </table:table-cell>
          <table:table-cell table:style-name="ce235" office:value-type="string">
            <text:p>Step 3: Create new link</text:p>
          </table:table-cell>
          <table:table-cell table:style-name="ce235" office:value-type="string">
            <text:p>- Leave required fields blank (Name, URL)</text:p>
            <text:p>- Click <text:span text:style-name="T9">Save</text:span></text:p>
          </table:table-cell>
          <table:table-cell table:style-name="ce235" office:value-type="string">
            <text:p>Show message alerts required fields can not be blank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79];6;FIND(&quot;:&quot;;[.F79];1)-FIND(&quot; &quot;;[.F79];1)-1))&gt;VALUE(MID([.F78];6;FIND(&quot;:&quot;;[.F78];1)-FIND(&quot; &quot;;[.F78];1)-1));&quot;&quot;;MAX([.A$7:.A78])+1)" office:value-type="float" office:value="26">
            <text:p>026</text:p>
          </table:table-cell>
          <table:table-cell table:style-name="ce45" office:value-type="string">
            <text:p>WCM_11_05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Create\JS file</text:p>
          </table:table-cell>
          <table:table-cell table:style-name="ce70" office:value-type="string">
            <text:p>Create JS file with Active is Tru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JS file with valid values</text:p>
          </table:table-cell>
          <table:table-cell table:style-name="ce235" office:value-type="string">
            <text:p>Step 2: Show form to create JS file</text:p>
          </table:table-cell>
          <table:table-cell table:style-name="ce235" office:value-type="string">
            <text:p>- Choose a drive</text:p>
            <text:p>- Choose JS folder</text:p>
            <text:p>- Click <text:span text:style-name="T9">Add document</text:span> icon in Action bar</text:p>
          </table:table-cell>
          <table:table-cell table:style-name="ce235" office:value-type="string">
            <text:p>Add new J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JS file with valid values</text:p>
          </table:table-cell>
          <table:table-cell table:style-name="ce235" office:value-type="string">
            <text:p>Step 3: Create valid JS file</text:p>
          </table:table-cell>
          <table:table-cell table:style-name="ce235" office:value-type="string">
            <text:p>- Input valid value for Name</text:p>
            <text:p>- Select True for Active field</text:p>
            <text:p>- Set Priority=0</text:p>
            <text:p>- Input JS data {e.g: alert (“Hello!”);}</text:p>
            <text:p>- Click <text:span text:style-name="T9">Save</text:span></text:p>
          </table:table-cell>
          <table:table-cell table:style-name="ce236" office:value-type="string">
            <text:p>- A JS file was created successfully.</text:p>
            <text:p>- This JS file will affected this site. So dialog with content as “Hello!” will be act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45" office:value-type="string">
            <text:p>WCM_11_05</text:p>
          </table:table-cell>
          <table:table-cell table:style-name="ce167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20" office:value-type="string">
            <text:p>WCM\Sites explorer\Create\JS file</text:p>
          </table:table-cell>
          <table:table-cell table:style-name="ce70" office:value-type="string">
            <text:p>Check JS priority on Sites Explorer when have two JS files which have been defined by calling function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20" office:value-type="string">
            <text:p>WCM\Sites explorer\Create\JS file</text:p>
          </table:table-cell>
          <table:table-cell table:style-name="ce226" office:value-type="string">
            <text:p>Check JS priority on Sites Explorer when have two JS files which have been defined by calling function</text:p>
          </table:table-cell>
          <table:table-cell table:style-name="ce235" office:value-type="string">
            <text:p>Step 2: Show form to create JS file</text:p>
          </table:table-cell>
          <table:table-cell table:style-name="ce235" office:value-type="string">
            <text:p>- Choose a drive</text:p>
            <text:p>- Choose JS folder</text:p>
            <text:p>- Click <text:span text:style-name="T9">Add document</text:span> icon in Action bar</text:p>
          </table:table-cell>
          <table:table-cell table:style-name="ce235" office:value-type="string">
            <text:p>Add new J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2">
          <table:table-cell table:style-name="ce16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20" office:value-type="string">
            <text:p>WCM\Sites explorer\Create\JS file</text:p>
          </table:table-cell>
          <table:table-cell table:style-name="ce226" office:value-type="string">
            <text:p>Check JS priority on Sites Explorer when have two JS files which have been defined by calling function</text:p>
          </table:table-cell>
          <table:table-cell table:style-name="ce235" office:value-type="string">
            <text:p>Step 3: Create valid JS files</text:p>
          </table:table-cell>
          <table:table-cell table:style-name="ce235" office:value-type="string">
            <text:p>- Create JS1 with: </text:p>
            <text:p><text:s text:c="2"/>+ Name=JS1</text:p>
            <text:p><text:s text:c="2"/>+ Active=True</text:p>
            <text:p><text:s text:c="2"/>+ Priority=0</text:p>
            <text:p><text:s text:c="2"/>+ JS data=alert (“Hello!”);</text:p>
            <text:p>- Create JS2 with: </text:p>
            <text:p><text:span text:style-name="T39"><text:s text:c="2"/></text:span><text:span text:style-name="T39">+ Name=JS2</text:span></text:p>
            <text:p><text:span text:style-name="T39"><text:s text:c="2"/></text:span><text:span text:style-name="T39">+ Active=True</text:span></text:p>
            <text:p><text:span text:style-name="T39"><text:s text:c="2"/></text:span><text:span text:style-name="T39">+ Priority=1</text:span></text:p>
            <text:p><text:span text:style-name="T39"><text:s text:c="2"/></text:span><text:span text:style-name="T39">+ JS data=alert(“Good </text:span><text:span text:style-name="T39">bye!”);</text:span></text:p>
          </table:table-cell>
          <table:table-cell table:style-name="ce236" office:value-type="string">
            <text:p>- Two JS files are created successfully.</text:p>
            <text:p>- These JS files will affect to this site following their priority. The file which has the lowest priority value will affect firstly. (E.g: Two dialogs will be displayed following the order below: </text:p>
            <text:p>Hello! ==&gt; Good bye!)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WCM_11_05</text:p>
          </table:table-cell>
          <table:table-cell table:style-name="ce167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20" office:value-type="string">
            <text:p>WCM\Sites explorer\Create\JS file</text:p>
          </table:table-cell>
          <table:table-cell table:style-name="ce70" office:value-type="string">
            <text:p>Check JS priority on Sites Explorer when have two JS files which have been defined with the same function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20" office:value-type="string">
            <text:p>WCM\Sites explorer\Create\JS file</text:p>
          </table:table-cell>
          <table:table-cell table:style-name="ce226" office:value-type="string">
            <text:p>Check JS priority on Sites Explorer when have two JS files which have been defined with the same function</text:p>
          </table:table-cell>
          <table:table-cell table:style-name="ce235" office:value-type="string">
            <text:p>Step 2: Show form to create JS file</text:p>
          </table:table-cell>
          <table:table-cell table:style-name="ce235" office:value-type="string">
            <text:p>- Choose a drive</text:p>
            <text:p>- Choose JS folder</text:p>
            <text:p>- Click <text:span text:style-name="T9">Add document</text:span> icon in Action bar</text:p>
          </table:table-cell>
          <table:table-cell table:style-name="ce235" office:value-type="string">
            <text:p>Add new J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5">
          <table:table-cell table:style-name="ce16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20" office:value-type="string">
            <text:p>WCM\Sites explorer\Create\JS file</text:p>
          </table:table-cell>
          <table:table-cell table:style-name="ce226" office:value-type="string">
            <text:p>Check JS priority on Sites Explorer when have two JS files which have been defined with the same function</text:p>
          </table:table-cell>
          <table:table-cell table:style-name="ce235" office:value-type="string">
            <text:p>Step 3: Create valid JS files</text:p>
          </table:table-cell>
          <table:table-cell table:style-name="ce235" office:value-type="string">
            <text:p>- Create JS1 with: </text:p>
            <text:p><text:s text:c="2"/>+ Name=JS1</text:p>
            <text:p><text:s text:c="2"/>+ Active=True</text:p>
            <text:p><text:s text:c="2"/>+ Priority=0</text:p>
            <text:p><text:s text:c="2"/>+ JS data=</text:p>
            <text:p><text:s text:c="5"/><text:span text:style-name="T10">function b</text:span> () {</text:p>
            <text:p><text:s text:c="5"/>alert(“Hello!”);}</text:p>
            <text:p><text:span text:style-name="T39">- Create JS1 with: </text:span></text:p>
            <text:p><text:s text:c="2"/>+ Name=JS1</text:p>
            <text:p><text:s text:c="2"/>+ Active=True</text:p>
            <text:p><text:s text:c="2"/>+ Priority=1</text:p>
            <text:p><text:s text:c="2"/>+ JS data=</text:p>
            <text:p><text:s text:c="5"/><text:span text:style-name="T10">function b</text:span> () {</text:p>
            <text:p><text:s text:c="5"/>alert(“<text:span text:style-name="T2">Good</text:span> bye!”);}</text:p>
          </table:table-cell>
          <table:table-cell table:style-name="ce236" office:value-type="string">
            <text:p>- Two JS files are created successfully.</text:p>
            <text:p/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220" office:value-type="string">
            <text:p>WCM\Sites explorer\Create\JS file</text:p>
          </table:table-cell>
          <table:table-cell table:style-name="ce226" office:value-type="string">
            <text:p>Check JS priority on Sites Explorer when have two JS files which have been defined with the same function</text:p>
          </table:table-cell>
          <table:table-cell table:style-name="ce235" office:value-type="string">
            <text:p>Step 4: Check priority of JS files</text:p>
          </table:table-cell>
          <table:table-cell table:style-name="ce235" office:value-type="string">
            <text:p>- In Site Explorer of this site, select js folder</text:p>
            <text:p>- Add new js file to call function b <text:s/>with: </text:p>
            <text:p><text:s text:c="2"/>+ Name=JS3</text:p>
            <text:p><text:s text:c="2"/>+ Active=True</text:p>
            <text:p><text:s text:c="2"/>+ JS data= b();</text:p>
          </table:table-cell>
          <table:table-cell table:style-name="ce236" office:value-type="string">
            <text:p>The JS file which has the lowest priority value will affect to this site. So “Hello!” dialog will be shown.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89];6;FIND(&quot;:&quot;;[.F89];1)-FIND(&quot; &quot;;[.F89];1)-1))&gt;VALUE(MID([.F88];6;FIND(&quot;:&quot;;[.F88];1)-FIND(&quot; &quot;;[.F88];1)-1));&quot;&quot;;MAX([.A$7:.A88])+1)" office:value-type="float" office:value="29">
            <text:p>029</text:p>
          </table:table-cell>
          <table:table-cell table:style-name="ce45" office:value-type="string">
            <text:p>WCM_11_05</text:p>
          </table:table-cell>
          <table:table-cell table:style-name="ce167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20" office:value-type="string">
            <text:p>WCM\Sites explorer\Create\JS file</text:p>
          </table:table-cell>
          <table:table-cell table:style-name="ce71" office:value-type="string">
            <text:p>Check the affection of JS file in Share site</text:p>
          </table:table-cell>
          <table:table-cell table:style-name="ce235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after </text:span><text:span text:style-name="T16">clicking </text:span><text:span text:style-name="T20">Sites </text:span><text:span text:style-name="T20">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heck the affection of JS file in Share site</text:p>
          </table:table-cell>
          <table:table-cell table:style-name="ce235" office:value-type="string">
            <text:p>Step 2: Show form to create JS file</text:p>
          </table:table-cell>
          <table:table-cell table:style-name="ce235" office:value-type="string">
            <text:p>- Choose <text:span text:style-name="T10">shared</text:span> site</text:p>
            <text:p>- Choose <text:span text:style-name="T10">js</text:span> folder</text:p>
            <text:p>- Click Add document icon in Action bar</text:p>
          </table:table-cell>
          <table:table-cell table:style-name="ce235" office:value-type="string">
            <text:p>Add new J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heck the affection of JS file in Share site</text:p>
          </table:table-cell>
          <table:table-cell table:style-name="ce235" office:value-type="string">
            <text:p>Step 3: Create new JS file</text:p>
          </table:table-cell>
          <table:table-cell table:style-name="ce235" office:value-type="string">
            <text:p>- Create JS file with: </text:p>
            <text:p><text:s text:c="2"/>+ Active=True</text:p>
            <text:p><text:s text:c="2"/>+ Priority=0</text:p>
            <text:p><text:s text:c="2"/>+ JS data=alert (“Hello!”);</text:p>
          </table:table-cell>
          <table:table-cell table:style-name="ce236" office:value-type="string">
            <text:p>This JS file will affect to all sites. So “Hello!” dialog will shown in all site after user opens sit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92];6;FIND(&quot;:&quot;;[.F92];1)-FIND(&quot; &quot;;[.F92];1)-1))&gt;VALUE(MID([.F91];6;FIND(&quot;:&quot;;[.F91];1)-FIND(&quot; &quot;;[.F91];1)-1));&quot;&quot;;MAX([.A$7:.A91])+1)" office:value-type="float" office:value="30">
            <text:p>030</text:p>
          </table:table-cell>
          <table:table-cell table:style-name="ce45" office:value-type="string">
            <text:p>WCM_11_05</text:p>
          </table:table-cell>
          <table:table-cell table:style-name="ce167"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220" office:value-type="string">
            <text:p>WCM\Sites explorer\Create\JS file</text:p>
          </table:table-cell>
          <table:table-cell table:style-name="ce70" office:value-type="string">
            <text:p>Create JS file with Active is False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clicking </text:span><text:span text:style-name="T20">Sites 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JS file with Active is False</text:p>
          </table:table-cell>
          <table:table-cell table:style-name="ce235" office:value-type="string">
            <text:p>Step 2: Show form to create JS file</text:p>
          </table:table-cell>
          <table:table-cell table:style-name="ce235" office:value-type="string">
            <text:p>- Choose a drive</text:p>
            <text:p>- Choose JS folder</text:p>
            <text:p>- Click Add document icon in Action bar</text:p>
          </table:table-cell>
          <table:table-cell table:style-name="ce235" office:value-type="string">
            <text:p>Add new JS file is shown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JS file with Active is False</text:p>
          </table:table-cell>
          <table:table-cell table:style-name="ce235" office:value-type="string">
            <text:p>Step 3: Create valid JS file</text:p>
          </table:table-cell>
          <table:table-cell table:style-name="ce235" office:value-type="string">
            <text:p>- Input valid value for Name</text:p>
            <text:p>- Select False for Active field</text:p>
            <text:p>- Input JS data </text:p>
            <text:p>- Click <text:span text:style-name="T9">Save</text:span></text:p>
          </table:table-cell>
          <table:table-cell table:style-name="ce236" office:value-type="string">
            <text:p>- A JS file was created successfully.</text:p>
            <text:p>- This JS file is not affected to interface.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95];6;FIND(&quot;:&quot;;[.F95];1)-FIND(&quot; &quot;;[.F95];1)-1))&gt;VALUE(MID([.F94];6;FIND(&quot;:&quot;;[.F94];1)-FIND(&quot; &quot;;[.F94];1)-1));&quot;&quot;;MAX([.A$7:.A94])+1)" office:value-type="float" office:value="31">
            <text:p>031</text:p>
          </table:table-cell>
          <table:table-cell table:style-name="ce45" office:value-type="string">
            <text:p>WCM_11_05</text:p>
          </table:table-cell>
          <table:table-cell table:style-name="ce167"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220" office:value-type="string">
            <text:p>WCM\Sites explorer\Create\JS file</text:p>
          </table:table-cell>
          <table:table-cell table:style-name="ce70" office:value-type="string">
            <text:p>Create new document with valid values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37">- Go to </text:span><text:span text:style-name="T20">Groups/Sites</text:span><text:span text:style-name="T37"> </text:span><text:span text:style-name="T20">Explorer</text:span></text:p>
            <text:p><text:span text:style-name="T16">- Select to go into a </text:span><text:span text:style-name="T16">specific drive in drives </text:span><text:span text:style-name="T16">list (acme, back office, </text:span><text:span text:style-name="T16">site manager, shared, </text:span><text:span text:style-name="T16">or added site) clicking </text:span><text:span text:style-name="T20">Sites Management</text:span></text:p>
          </table:table-cell>
          <table:table-cell table:style-name="ce224" office:value-type="string">
            <text:p>Site Explorer is shown properly corresponding to selected driv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new document with valid values</text:p>
          </table:table-cell>
          <table:table-cell table:style-name="ce235" office:value-type="string">
            <text:p>Step 2: Show add new document form</text:p>
          </table:table-cell>
          <table:table-cell table:style-name="ce235" office:value-type="string">
            <text:p>- Choose Document folder</text:p>
            <text:p>- Click Add document icon in Action bar</text:p>
          </table:table-cell>
          <table:table-cell table:style-name="ce236" office:value-type="string">
            <text:p>Add new document form is shown: </text:p>
            <text:p>- There's a list of all supported document templates</text:p>
            <text:p>- Add new document form corresponding to selected document template is displayed below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WCM_11_05</text:p>
          </table:table-cell>
          <table:table-cell table:style-name="ce167"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table:style-name="ce220" office:value-type="string">
            <text:p>WCM\Sites explorer\Create\JS file</text:p>
          </table:table-cell>
          <table:table-cell table:style-name="ce224" office:value-type="string">
            <text:p>Create new document with valid values</text:p>
          </table:table-cell>
          <table:table-cell table:style-name="ce235" office:value-type="string">
            <text:p>Step 3: Add new document</text:p>
          </table:table-cell>
          <table:table-cell table:style-name="ce235" office:value-type="string">
            <text:p>- Choose a document template</text:p>
            <text:p>- Input valid values for fields</text:p>
            <text:p>- Click <text:span text:style-name="T9">Save</text:span></text:p>
          </table:table-cell>
          <table:table-cell table:style-name="ce236" office:value-type="string">
            <text:p>New document is created &amp; displayed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98];6;FIND(&quot;:&quot;;[.F98];1)-FIND(&quot; &quot;;[.F98];1)-1))&gt;VALUE(MID([.F97];6;FIND(&quot;:&quot;;[.F97];1)-FIND(&quot; &quot;;[.F97];1)-1));&quot;&quot;;MAX([.A$7:.A97])+1)" office:value-type="float" office:value="32">
            <text:p>032</text:p>
          </table:table-cell>
          <table:table-cell table:style-name="ce45" office:value-type="string">
            <text:p>WCM_12_01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Edit\Free Layout</text:p>
          </table:table-cell>
          <table:table-cell table:style-name="ce70" office:value-type="string">
            <text:p>Edit Free layout content</text:p>
          </table:table-cell>
          <table:table-cell table:style-name="ce235" office:value-type="string">
            <text:p>Step 1: Create new free layout web content</text:p>
          </table:table-cell>
          <table:table-cell table:style-name="ce224" office:value-type="string">
            <text:p>- Login by administrator or upper user</text:p>
            <text:p><text:span text:style-name="T16">- Go to Site </text:span><text:span text:style-name="T16">Explorer/Site </text:span><text:span text:style-name="T16">management/acme</text:span></text:p>
            <text:p><text:span text:style-name="T16">- Select Web content </text:span><text:span text:style-name="T16">folder, create new Free </text:span><text:span text:style-name="T16">Layout web content</text:span></text:p>
          </table:table-cell>
          <table:table-cell table:style-name="ce236" office:value-type="string">
            <text:p>New free layout web content is created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WCM_12_01</text:p>
          </table:table-cell>
          <table:table-cell table:style-name="ce167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220" office:value-type="string">
            <text:p>WCM\Sites explorer\Edit\Free Layout</text:p>
          </table:table-cell>
          <table:table-cell table:style-name="ce224" office:value-type="string">
            <text:p>Edit Free layout content</text:p>
          </table:table-cell>
          <table:table-cell table:style-name="ce235" office:value-type="string">
            <text:p>Step 2: Show form to edit web content</text:p>
          </table:table-cell>
          <table:table-cell table:style-name="ce235" office:value-type="string">
            <text:p>- Select added web content</text:p>
            <text:p>- Click Edit icon in Action bar</text:p>
          </table:table-cell>
          <table:table-cell table:style-name="ce236" office:value-type="string">
            <text:p>Edit Free layout web content is shown, current information is displayed in form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5" office:value-type="string">
            <text:p>WCM_12_01</text:p>
          </table:table-cell>
          <table:table-cell table:style-name="ce167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220" office:value-type="string">
            <text:p>WCM\Sites explorer\Edit\Free Layout</text:p>
          </table:table-cell>
          <table:table-cell table:style-name="ce224" office:value-type="string">
            <text:p>Edit Free layout content</text:p>
          </table:table-cell>
          <table:table-cell table:style-name="ce235" office:value-type="string">
            <text:p>Step 3: Edit web content</text:p>
          </table:table-cell>
          <table:table-cell table:style-name="ce235" office:value-type="string">
            <text:p>- Make change for fields</text:p>
            <text:p>- Click <text:span text:style-name="T9">Save</text:span></text:p>
          </table:table-cell>
          <table:table-cell table:style-name="ce236" office:value-type="string">
            <text:p>Changes are saved successful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01];6;FIND(&quot;:&quot;;[.F101];1)-FIND(&quot; &quot;;[.F101];1)-1))&gt;VALUE(MID([.F100];6;FIND(&quot;:&quot;;[.F100];1)-FIND(&quot; &quot;;[.F100];1)-1));&quot;&quot;;MAX([.A$7:.A100])+1)" office:value-type="float" office:value="33">
            <text:p>033</text:p>
          </table:table-cell>
          <table:table-cell table:style-name="ce45" office:value-type="string">
            <text:p>WCM_12_02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Edit\Picture on head</text:p>
          </table:table-cell>
          <table:table-cell table:style-name="ce70" office:value-type="string">
            <text:p>Edit Picture on head web layout</text:p>
          </table:table-cell>
          <table:table-cell table:style-name="ce235" office:value-type="string">
            <text:p>Step 1: Create new Picture on head web content</text:p>
          </table:table-cell>
          <table:table-cell table:style-name="ce224" office:value-type="string">
            <text:p>- Login by administrator or upper user</text:p>
            <text:p><text:span text:style-name="T16">- Go to Site </text:span><text:span text:style-name="T16">Explorer/Site </text:span><text:span text:style-name="T16">management/acme</text:span></text:p>
            <text:p><text:span text:style-name="T16">- Select Web content </text:span><text:span text:style-name="T16">folder, create new </text:span><text:span text:style-name="T16">Picture on head web </text:span><text:span text:style-name="T16">content</text:span></text:p>
          </table:table-cell>
          <table:table-cell table:style-name="ce236" office:value-type="string">
            <text:p>New web content is created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5" office:value-type="string">
            <text:p>WCM_12_02</text:p>
          </table:table-cell>
          <table:table-cell table:style-name="ce167"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220" office:value-type="string">
            <text:p>WCM\Sites explorer\Edit\Picture on head</text:p>
          </table:table-cell>
          <table:table-cell table:style-name="ce224" office:value-type="string">
            <text:p>Edit Picture on head web layout</text:p>
          </table:table-cell>
          <table:table-cell table:style-name="ce235" office:value-type="string">
            <text:p>Step 2: Show form to edit web content</text:p>
          </table:table-cell>
          <table:table-cell table:style-name="ce235" office:value-type="string">
            <text:p>- Select added web content</text:p>
            <text:p>- Click Edit icon in Action bar</text:p>
          </table:table-cell>
          <table:table-cell table:style-name="ce236" office:value-type="string">
            <text:p>Edit Picture on head layout web content is shown, current information is displayed in form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45" office:value-type="string">
            <text:p>WCM_12_02</text:p>
          </table:table-cell>
          <table:table-cell table:style-name="ce167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220" office:value-type="string">
            <text:p>WCM\Sites explorer\Edit\Picture on head</text:p>
          </table:table-cell>
          <table:table-cell table:style-name="ce224" office:value-type="string">
            <text:p>Edit Picture on head web layout</text:p>
          </table:table-cell>
          <table:table-cell table:style-name="ce235" office:value-type="string">
            <text:p>Step 3: Edit web content</text:p>
          </table:table-cell>
          <table:table-cell table:style-name="ce235" office:value-type="string">
            <text:p>- Make change for fields</text:p>
            <text:p>- Click <text:span text:style-name="T9">Save</text:span></text:p>
          </table:table-cell>
          <table:table-cell table:style-name="ce236" office:value-type="string">
            <text:p>Changes are saved successful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04];6;FIND(&quot;:&quot;;[.F104];1)-FIND(&quot; &quot;;[.F104];1)-1))&gt;VALUE(MID([.F103];6;FIND(&quot;:&quot;;[.F103];1)-FIND(&quot; &quot;;[.F103];1)-1));&quot;&quot;;MAX([.A$7:.A103])+1)" office:value-type="float" office:value="34">
            <text:p>034</text:p>
          </table:table-cell>
          <table:table-cell table:style-name="ce45" office:value-type="string">
            <text:p>WCM_12_03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Edit\CSS</text:p>
          </table:table-cell>
          <table:table-cell table:style-name="ce70" office:value-type="string">
            <text:p>Edit CSS file</text:p>
          </table:table-cell>
          <table:table-cell table:style-name="ce235" office:value-type="string">
            <text:p>Step 1: Create CSS file</text:p>
          </table:table-cell>
          <table:table-cell table:style-name="ce224" office:value-type="string">
            <text:p>- Login by administrator or upper user</text:p>
            <text:p><text:span text:style-name="T16">- Go to Site </text:span><text:span text:style-name="T16">Explorer/Site </text:span><text:span text:style-name="T16">management/acme</text:span></text:p>
            <text:p><text:span text:style-name="T16">- Select CSS folder, </text:span><text:span text:style-name="T16">create new CSS file</text:span></text:p>
          </table:table-cell>
          <table:table-cell table:style-name="ce236" office:value-type="string">
            <text:p>Create new CSS file successfully, added css style affect on anywher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45" office:value-type="string">
            <text:p>WCM_12_03</text:p>
          </table:table-cell>
          <table:table-cell table:style-name="ce167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220" office:value-type="string">
            <text:p>WCM\Sites explorer\Edit\CSS</text:p>
          </table:table-cell>
          <table:table-cell table:style-name="ce224" office:value-type="string">
            <text:p>Edit CSS file</text:p>
          </table:table-cell>
          <table:table-cell table:style-name="ce235" office:value-type="string">
            <text:p>Step 2: Show form to edit CSS file</text:p>
          </table:table-cell>
          <table:table-cell table:style-name="ce235" office:value-type="string">
            <text:p>- Select added CSS file</text:p>
            <text:p>- Click Edit icon in Action bar</text:p>
          </table:table-cell>
          <table:table-cell table:style-name="ce236" office:value-type="string">
            <text:p>Edit CSS file form is shown, current information is displayed in form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5" office:value-type="string">
            <text:p>WCM_12_03</text:p>
          </table:table-cell>
          <table:table-cell table:style-name="ce167" table:formula="of:=IF(VALUE(MID([.F106];6;FIND(&quot;:&quot;;[.F106];1)-FIND(&quot; &quot;;[.F106];1)-1))&gt;VALUE(MID([.F105];6;FIND(&quot;:&quot;;[.F105];1)-FIND(&quot; &quot;;[.F105];1)-1));[.C105];[.C105]+1)" office:value-type="float" office:value="1">
            <text:p>001</text:p>
          </table:table-cell>
          <table:table-cell table:style-name="ce220" office:value-type="string">
            <text:p>WCM\Sites explorer\Edit\CSS</text:p>
          </table:table-cell>
          <table:table-cell table:style-name="ce224" office:value-type="string">
            <text:p>Edit CSS file</text:p>
          </table:table-cell>
          <table:table-cell table:style-name="ce235" office:value-type="string">
            <text:p>Step 3: Edit CSS data</text:p>
          </table:table-cell>
          <table:table-cell table:style-name="ce235" office:value-type="string">
            <text:p>- Make changes for fields</text:p>
            <text:p>- Click <text:span text:style-name="T9">Save</text:span></text:p>
          </table:table-cell>
          <table:table-cell table:style-name="ce236" office:value-type="string">
            <text:p>Changes are saved successfully, if CSS data was changed, edited css style is updated &amp; affect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07];6;FIND(&quot;:&quot;;[.F107];1)-FIND(&quot; &quot;;[.F107];1)-1))&gt;VALUE(MID([.F106];6;FIND(&quot;:&quot;;[.F106];1)-FIND(&quot; &quot;;[.F106];1)-1));&quot;&quot;;MAX([.A$7:.A106])+1)" office:value-type="float" office:value="35">
            <text:p>035</text:p>
          </table:table-cell>
          <table:table-cell table:style-name="ce45" office:value-type="string">
            <text:p>WCM_12_04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Edit\JS</text:p>
          </table:table-cell>
          <table:table-cell table:style-name="ce70" office:value-type="string">
            <text:p>Edit JS file</text:p>
          </table:table-cell>
          <table:table-cell table:style-name="ce235" office:value-type="string">
            <text:p>Step 1: Create JS file</text:p>
          </table:table-cell>
          <table:table-cell table:style-name="ce224" office:value-type="string">
            <text:p>- Login by administrator or upper user</text:p>
            <text:p><text:span text:style-name="T16">- Go to Site </text:span><text:span text:style-name="T16">Explorer/Site </text:span><text:span text:style-name="T16">management/acme</text:span></text:p>
            <text:p><text:span text:style-name="T16">- Select JS folder, </text:span><text:span text:style-name="T16">create new JS file</text:span></text:p>
          </table:table-cell>
          <table:table-cell table:style-name="ce236" office:value-type="string">
            <text:p>Create new JS file successfully, added js style affect on anywhere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5" office:value-type="string">
            <text:p>WCM_12_04</text:p>
          </table:table-cell>
          <table:table-cell table:style-name="ce167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220" office:value-type="string">
            <text:p>WCM\Sites explorer\Edit\JS</text:p>
          </table:table-cell>
          <table:table-cell table:style-name="ce224" office:value-type="string">
            <text:p>Edit JS file</text:p>
          </table:table-cell>
          <table:table-cell table:style-name="ce235" office:value-type="string">
            <text:p>Step 2: Show form to edit JS file</text:p>
          </table:table-cell>
          <table:table-cell table:style-name="ce235" office:value-type="string">
            <text:p>- Select added JS file</text:p>
            <text:p>- Click Edit icon in Action bar</text:p>
          </table:table-cell>
          <table:table-cell table:style-name="ce236" office:value-type="string">
            <text:p>Edit JS file form is shown, current information is displayed in form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5" office:value-type="string">
            <text:p>WCM_12_04</text:p>
          </table:table-cell>
          <table:table-cell table:style-name="ce167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220" office:value-type="string">
            <text:p>WCM\Sites explorer\Edit\JS</text:p>
          </table:table-cell>
          <table:table-cell table:style-name="ce224" office:value-type="string">
            <text:p>Edit JS file</text:p>
          </table:table-cell>
          <table:table-cell table:style-name="ce235" office:value-type="string">
            <text:p>Step 3: Edit JS data</text:p>
          </table:table-cell>
          <table:table-cell table:style-name="ce235" office:value-type="string">
            <text:p>- Make changes for fields</text:p>
            <text:p>- Click <text:span text:style-name="T9">Save</text:span></text:p>
          </table:table-cell>
          <table:table-cell table:style-name="ce236" office:value-type="string">
            <text:p>Changes are saved successfully, if JS data was changed, edited js style is updated &amp; affect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45" office:value-type="string">
            <text:p>WCM_12_05</text:p>
          </table:table-cell>
          <table:table-cell table:style-name="ce167" office:value-type="float" office:value="1">
            <text:p>001</text:p>
          </table:table-cell>
          <table:table-cell table:style-name="ce220" office:value-type="string">
            <text:p>WCM\Sites explorer\Edit\Document</text:p>
          </table:table-cell>
          <table:table-cell table:style-name="ce70" office:value-type="string">
            <text:p>Edit document</text:p>
          </table:table-cell>
          <table:table-cell table:style-name="ce235" office:value-type="string">
            <text:p>Step 1: Create document</text:p>
          </table:table-cell>
          <table:table-cell table:style-name="ce235" office:value-type="string">
            <text:p>- Login by admin </text:p>
            <text:p><text:span text:style-name="T16">- Go to Site </text:span><text:span text:style-name="T16">Explorer/Site </text:span><text:span text:style-name="T16">management/acme</text:span></text:p>
            <text:p>- Select Document folder, create new document</text:p>
          </table:table-cell>
          <table:table-cell table:style-name="ce236" office:value-type="string">
            <text:p>New document is created &amp; displayed proper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5" office:value-type="string">
            <text:p>WCM_12_05</text:p>
          </table:table-cell>
          <table:table-cell table:style-name="ce167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220" office:value-type="string">
            <text:p>WCM\Sites explorer\Edit\Document</text:p>
          </table:table-cell>
          <table:table-cell table:style-name="ce224" office:value-type="string">
            <text:p>Edit document</text:p>
          </table:table-cell>
          <table:table-cell table:style-name="ce235" office:value-type="string">
            <text:p>Step 2: Show form to edit document</text:p>
          </table:table-cell>
          <table:table-cell table:style-name="ce235" office:value-type="string">
            <text:p>- Select added document</text:p>
            <text:p>- Click Edit icon in Action bar</text:p>
          </table:table-cell>
          <table:table-cell table:style-name="ce236" office:value-type="string">
            <text:p>Edit document form is shown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45" office:value-type="string">
            <text:p>WCM_12_05</text:p>
          </table:table-cell>
          <table:table-cell table:style-name="ce167" table:formula="of:=IF(VALUE(MID([.F112];6;FIND(&quot;:&quot;;[.F112];1)-FIND(&quot; &quot;;[.F112];1)-1))&gt;VALUE(MID([.F111];6;FIND(&quot;:&quot;;[.F111];1)-FIND(&quot; &quot;;[.F111];1)-1));[.C111];[.C111]+1)" office:value-type="float" office:value="1">
            <text:p>001</text:p>
          </table:table-cell>
          <table:table-cell table:style-name="ce220" office:value-type="string">
            <text:p>WCM\Sites explorer\Edit\Document</text:p>
          </table:table-cell>
          <table:table-cell table:style-name="ce224" office:value-type="string">
            <text:p>Edit document</text:p>
          </table:table-cell>
          <table:table-cell table:style-name="ce235" office:value-type="string">
            <text:p>Step 3: Edit information</text:p>
          </table:table-cell>
          <table:table-cell table:style-name="ce235" office:value-type="string">
            <text:p>- Make changes for fields</text:p>
            <text:p>- Click <text:span text:style-name="T10">Save</text:span></text:p>
          </table:table-cell>
          <table:table-cell table:style-name="ce236" office:value-type="string">
            <text:p>Document is edited successfully</text:p>
          </table:table-cell>
          <table:table-cell table:style-name="ce103" office:value-type="string">
            <text:p>Medium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13];6;FIND(&quot;:&quot;;[.F113];1)-FIND(&quot; &quot;;[.F113];1)-1))&gt;VALUE(MID([.F112];6;FIND(&quot;:&quot;;[.F112];1)-FIND(&quot; &quot;;[.F112];1)-1));&quot;&quot;;MAX([.A$7:.A112])+1)" office:value-type="float" office:value="37">
            <text:p>037</text:p>
          </table:table-cell>
          <table:table-cell table:style-name="ce45" office:value-type="string">
            <text:p>WCM_13_01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 Explorer Publication\Publication Status</text:p>
          </table:table-cell>
          <table:table-cell table:style-name="ce73" office:value-type="string">
            <text:p>Check showing Manage publication form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16">- Select </text:span><text:span text:style-name="T19">Groups</text:span><text:span text:style-name="T16">/</text:span><text:span text:style-name="T19">Sites </text:span><text:span text:style-name="T19">Explorer</text:span><text:span text:style-name="T16">.</text:span></text:p>
            <text:p><text:span text:style-name="T16">- Select a specific drive </text:span><text:span text:style-name="T16">(e.g:General drive-</text:span><text:span text:style-name="T16">&gt;Sites Management)</text:span></text:p>
            <text:p><text:span text:style-name="T16">- Select any site </text:span></text:p>
          </table:table-cell>
          <table:table-cell table:style-name="ce224" office:value-type="string">
            <text:p>Site Explorer is shown properly corresponding to selected sit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5">
          <table:table-cell table:style-name="ce160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221" office:value-type="string">
            <text:p>WCM\Site Explorer Publication\Publication Status</text:p>
          </table:table-cell>
          <table:table-cell table:style-name="ce80" office:value-type="string">
            <text:p>Check showing Manage publication form</text:p>
          </table:table-cell>
          <table:table-cell table:style-name="ce236" office:value-type="string">
            <text:p>Step 2: Show Manage Publication form</text:p>
          </table:table-cell>
          <table:table-cell table:style-name="ce236" office:value-type="string">
            <text:p>- Choose document in Document folder or web content in Web Content folder to view</text:p>
            <text:p>- Click on <text:span text:style-name="T9">M</text:span><text:span text:style-name="T27">anage </text:span><text:span text:style-name="T27">publications</text:span><text:span text:style-name="T28"> icon in </text:span><text:span text:style-name="T28">Action bar</text:span></text:p>
          </table:table-cell>
          <table:table-cell table:style-name="ce236" office:value-type="string">
            <text:p>Manage Publication form is shown properly:</text:p>
            <text:p>- Publication status: Flow for the publication, current status of selected document/web content is marked. Information for each revision of node are shown in list below</text:p>
            <text:p>- Publication pages: List all visible pages that ready to be added selected content</text:p>
            <text:p>- Publication history: list all public changes on current node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15];6;FIND(&quot;:&quot;;[.F115];1)-FIND(&quot; &quot;;[.F115];1)-1))&gt;VALUE(MID([.F114];6;FIND(&quot;:&quot;;[.F114];1)-FIND(&quot; &quot;;[.F114];1)-1));&quot;&quot;;MAX([.A$7:.A114])+1)" office:value-type="float" office:value="38">
            <text:p>038</text:p>
          </table:table-cell>
          <table:table-cell table:style-name="ce45" office:value-type="string">
            <text:p>WCM_13_01</text:p>
          </table:table-cell>
          <table:table-cell table:style-name="ce167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221" office:value-type="string">
            <text:p>WCM\Site Explorer Publication\Publication Status</text:p>
          </table:table-cell>
          <table:table-cell table:style-name="ce73" office:value-type="string">
            <text:p>Add Published revision from Draft revision</text:p>
          </table:table-cell>
          <table:table-cell table:style-name="ce224" office:value-type="string">
            <text:p>Step 1: Show site explorer by legal user</text:p>
          </table:table-cell>
          <table:table-cell table:style-name="ce224" office:value-type="string">
            <text:p>- Login by administrator or upper user</text:p>
            <text:p><text:span text:style-name="T16">- Select </text:span><text:span text:style-name="T19">Groups</text:span><text:span text:style-name="T16">/</text:span><text:span text:style-name="T19">Sites </text:span><text:span text:style-name="T19">Explorer</text:span><text:span text:style-name="T16">.</text:span></text:p>
            <text:p><text:span text:style-name="T16">- Select a specific drive </text:span><text:span text:style-name="T16">(e.g:General drive-</text:span><text:span text:style-name="T16">&gt;Sites Management)</text:span></text:p>
            <text:p><text:span text:style-name="T16">- Select any site </text:span></text:p>
          </table:table-cell>
          <table:table-cell table:style-name="ce224" office:value-type="string">
            <text:p>Site Explorer is shown properly corresponding to selected sit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Add Published revision from Draft revision</text:p>
          </table:table-cell>
          <table:table-cell table:style-name="ce235" office:value-type="string">
            <text:p>Step 2: Create new node with draft status</text:p>
          </table:table-cell>
          <table:table-cell table:style-name="ce235" office:value-type="string">
            <text:p>- Create new document/web content in Site Explorer</text:p>
          </table:table-cell>
          <table:table-cell table:style-name="ce235" office:value-type="string">
            <text:p>Document/Web cont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2">
          <table:table-cell table:style-name="ce160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Add Published revision from Draft revision</text:p>
          </table:table-cell>
          <table:table-cell table:style-name="ce235" office:value-type="string">
            <text:p>Step 3: Show Manage Publication form of a draft node</text:p>
          </table:table-cell>
          <table:table-cell table:style-name="ce235" office:value-type="string">
            <text:p>- Choose the added draft document/web content</text:p>
            <text:p>- Click Manage Publications icon in Action bar</text:p>
          </table:table-cell>
          <table:table-cell table:style-name="ce235" office:value-type="string">
            <text:p>Manage Publication form is shown, draft status is mark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Add Published revision from Draft revision</text:p>
          </table:table-cell>
          <table:table-cell table:style-name="ce236" office:value-type="string">
            <text:p>Step 4: Change status</text:p>
          </table:table-cell>
          <table:table-cell table:style-name="ce236" office:value-type="string">
            <text:p>Click on [<text:span text:style-name="T10">Live</text:span>] status in the flow</text:p>
          </table:table-cell>
          <table:table-cell table:style-name="ce236" office:value-type="string">
            <text:p>- New revision is created. It is added with published status</text:p>
            <text:p>- The status of the current revision is changed to Enrolled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table:style-name="ce45" office:value-type="string">
            <text:p>WCM_13_01</text:p>
          </table:table-cell>
          <table:table-cell table:style-name="ce167" table:formula="of:=IF(VALUE(MID([.F119];6;FIND(&quot;:&quot;;[.F119];1)-FIND(&quot; &quot;;[.F119];1)-1))&gt;VALUE(MID([.F118];6;FIND(&quot;:&quot;;[.F118];1)-FIND(&quot; &quot;;[.F118];1)-1));[.C118];[.C118]+1)" office:value-type="float" office:value="3">
            <text:p>003</text:p>
          </table:table-cell>
          <table:table-cell table:style-name="ce221" office:value-type="string">
            <text:p>WCM\Site Explorer Publication\Publication Status</text:p>
          </table:table-cell>
          <table:table-cell table:style-name="ce73" office:value-type="string">
            <text:p>Change Publication status to Draft when the current revision status is Enrolled</text:p>
          </table:table-cell>
          <table:table-cell table:style-name="ce236" office:value-type="string">
            <text:p>Step 1: Change status of the current revision to Enrolled</text:p>
          </table:table-cell>
          <table:table-cell table:style-name="ce236" office:value-type="string">
            <text:p>Execute case WCM_13_01.002 or case WCM_13_01.005</text:p>
          </table:table-cell>
          <table:table-cell table:style-name="ce236" office:value-type="string">
            <text:p>Current revision is changed to Enroll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0];6;FIND(&quot;:&quot;;[.F120];1)-FIND(&quot; &quot;;[.F120];1)-1))&gt;VALUE(MID([.F119];6;FIND(&quot;:&quot;;[.F119];1)-FIND(&quot; &quot;;[.F119];1)-1));[.C119];[.C119]+1)" office:value-type="float" office:value="3">
            <text:p>003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ange Publication status to Draft when the current revision status is Enrolled</text:p>
          </table:table-cell>
          <table:table-cell table:style-name="ce236" office:value-type="string">
            <text:p>Step 2: Change status of current revision to Draft</text:p>
          </table:table-cell>
          <table:table-cell table:style-name="ce236" office:value-type="string">
            <text:p>Click Draft status</text:p>
          </table:table-cell>
          <table:table-cell table:style-name="ce236" office:value-type="string">
            <text:p>- Current revision is changed to Draft</text:p>
            <text:p>- No new revision is add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2">
          <table:table-cell table:style-name="ce160" table:formula="of:=IF(VALUE(MID([.F121];6;FIND(&quot;:&quot;;[.F121];1)-FIND(&quot; &quot;;[.F121];1)-1))&gt;VALUE(MID([.F120];6;FIND(&quot;:&quot;;[.F120];1)-FIND(&quot; &quot;;[.F120];1)-1));&quot;&quot;;MAX([.A$7:.A120])+1)" office:value-type="float" office:value="40">
            <text:p>040</text:p>
          </table:table-cell>
          <table:table-cell table:style-name="ce45" office:value-type="string">
            <text:p>WCM_13_01</text:p>
          </table:table-cell>
          <table:table-cell table:style-name="ce167" table:formula="of:=IF(VALUE(MID([.F121];6;FIND(&quot;:&quot;;[.F121];1)-FIND(&quot; &quot;;[.F121];1)-1))&gt;VALUE(MID([.F120];6;FIND(&quot;:&quot;;[.F120];1)-FIND(&quot; &quot;;[.F120];1)-1));[.C120];[.C120]+1)" office:value-type="float" office:value="4">
            <text:p>004</text:p>
          </table:table-cell>
          <table:table-cell table:style-name="ce221" office:value-type="string">
            <text:p>WCM\Site Explorer Publication\Publication Status</text:p>
          </table:table-cell>
          <table:table-cell table:style-name="ce73" office:value-type="string">
            <text:p>Check showing revision list when there are more than 2 revisions</text:p>
          </table:table-cell>
          <table:table-cell table:style-name="ce236" office:value-type="string">
            <text:p>Step 1: Create new document/web content</text:p>
          </table:table-cell>
          <table:table-cell table:style-name="ce236" office:value-type="string">
            <text:p>- Login by admin &amp; go to Site Explorer/Sites Management/acme</text:p>
            <text:p>- Select Document/Web content folder </text:p>
            <text:p>- Click [<text:span text:style-name="T10">Add document</text:span>] on tool bar</text:p>
            <text:p>- Input valid data</text:p>
            <text:p>- Click [<text:span text:style-name="T10">Save</text:span>] button</text:p>
            <text:p/>
          </table:table-cell>
          <table:table-cell table:style-name="ce236" office:value-type="string">
            <text:p>A document/Web content is created with Draft status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showing revision list when there are more than 2 revisions</text:p>
          </table:table-cell>
          <table:table-cell table:style-name="ce236" office:value-type="string">
            <text:p>Step 2: Publish document/web content</text:p>
          </table:table-cell>
          <table:table-cell table:style-name="ce236" office:value-type="string">
            <text:p>- Select this document/web content</text:p>
            <text:p>- Click [Manage Publications] icon on Action bar</text:p>
            <text:p>- In Publication status tab, click [Live] in the flow </text:p>
          </table:table-cell>
          <table:table-cell table:style-name="ce236" office:value-type="string">
            <text:p>- Current revision status is changed to Enrolled</text:p>
            <text:p>- Revision 1 is added with <text:span text:style-name="T2">Published</text:span> status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showing revision list when there are more than 2 revisions</text:p>
          </table:table-cell>
          <table:table-cell table:style-name="ce236" office:value-type="string">
            <text:p>Step 3: Add the second revision</text:p>
          </table:table-cell>
          <table:table-cell table:style-name="ce236" office:value-type="string">
            <text:p>- Go to Document/Web content folder to select this document/content again</text:p>
            <text:p>- Click [Manage Publications] icon on Action bar</text:p>
            <text:p>- In Publication status tab, click [<text:span text:style-name="T10">Draft</text:span>] in the flow </text:p>
          </table:table-cell>
          <table:table-cell table:style-name="ce236" office:value-type="string">
            <text:p>- Current revision status is changed to from Enrolled to Draft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4];6;FIND(&quot;:&quot;;[.F124];1)-FIND(&quot; &quot;;[.F124];1)-1))&gt;VALUE(MID([.F123];6;FIND(&quot;:&quot;;[.F123];1)-FIND(&quot; &quot;;[.F123];1)-1));[.C123];[.C123]+1)" office:value-type="float" office:value="4">
            <text:p>004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showing revision list when there are more than 2 revisions</text:p>
          </table:table-cell>
          <table:table-cell table:style-name="ce236" office:value-type="string">
            <text:p>Step 4: Check show all existing revision</text:p>
          </table:table-cell>
          <table:table-cell table:style-name="ce236" office:value-type="string">
            <text:p>- Repeat step 2</text:p>
            <text:p>- Repeat step 3</text:p>
            <text:p>- Repeat step 2</text:p>
            <text:p/>
          </table:table-cell>
          <table:table-cell table:style-name="ce236" office:value-type="string">
            <text:p>List all revisions includes:</text:p>
            <text:p>- Current revision: Enrolled</text:p>
            <text:p>- Revision 3: Live</text:p>
            <text:p>- Revision 2: Obsolete</text:p>
            <text:p>- Revision 1: Obsolet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25];6;FIND(&quot;:&quot;;[.F125];1)-FIND(&quot; &quot;;[.F125];1)-1))&gt;VALUE(MID([.F124];6;FIND(&quot;:&quot;;[.F124];1)-FIND(&quot; &quot;;[.F124];1)-1));&quot;&quot;;MAX([.A$7:.A124])+1)" office:value-type="float" office:value="41">
            <text:p>041</text:p>
          </table:table-cell>
          <table:table-cell table:style-name="ce45" office:value-type="string">
            <text:p>WCM_13_01</text:p>
          </table:table-cell>
          <table:table-cell table:style-name="ce167"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table:style-name="ce221" office:value-type="string">
            <text:p>WCM\Site Explorer Publication\Publication Status</text:p>
          </table:table-cell>
          <table:table-cell table:style-name="ce73" office:value-type="string">
            <text:p>Check change state from Published to Obsolete revision</text:p>
          </table:table-cell>
          <table:table-cell table:style-name="ce224" office:value-type="string">
            <text:p>Step 1: Create new content with Published status</text:p>
          </table:table-cell>
          <table:table-cell table:style-name="ce224" office:value-type="string">
            <text:p>- Login by administrator or upper user</text:p>
            <text:p>- Create new web content by choosing Site Editor/Add Content in Action bar</text:p>
            <text:p>- Select <text:span text:style-name="T10">Create new </text:span><text:span text:style-name="T10">content </text:span><text:s/>then input valid values, click [<text:span text:style-name="T10">Fast </text:span><text:span text:style-name="T10">Publish</text:span>] button at the end. </text:p>
          </table:table-cell>
          <table:table-cell table:style-name="ce224" office:value-type="string">
            <text:p>New web content is created with Published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6">
          <table:table-cell table:style-name="ce160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6];6;FIND(&quot;:&quot;;[.F126];1)-FIND(&quot; &quot;;[.F126];1)-1))&gt;VALUE(MID([.F125];6;FIND(&quot;:&quot;;[.F125];1)-FIND(&quot; &quot;;[.F125];1)-1));[.C125];[.C125]+1)" office:value-type="float" office:value="5">
            <text:p>005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change state from Published to Obsolete revision</text:p>
          </table:table-cell>
          <table:table-cell table:style-name="ce224" office:value-type="string">
            <text:p>Step 2: Show site explorer by legal user</text:p>
          </table:table-cell>
          <table:table-cell table:style-name="ce240" office:value-type="string">
            <text:p><text:span text:style-name="T16">- Go to </text:span><text:span text:style-name="T19">Groups/</text:span><text:span text:style-name="T20">S</text:span><text:span text:style-name="T19">ites</text:span><text:span text:style-name="T16"> </text:span><text:span text:style-name="T19">explorer </text:span><text:span text:style-name="T40">from </text:span><text:span text:style-name="T40">navigation bar</text:span></text:p>
            <text:p><text:span text:style-name="T16">- Choose Sites </text:span><text:span text:style-name="T16">Management then </text:span><text:span text:style-name="T16">select site which </text:span><text:span text:style-name="T16">contains added web </text:span><text:span text:style-name="T16">content above </text:span></text:p>
          </table:table-cell>
          <table:table-cell table:style-name="ce224" office:value-type="string">
            <text:p>Site Explorer is shown properly corresponding to selected sit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7];6;FIND(&quot;:&quot;;[.F127];1)-FIND(&quot; &quot;;[.F127];1)-1))&gt;VALUE(MID([.F126];6;FIND(&quot;:&quot;;[.F126];1)-FIND(&quot; &quot;;[.F126];1)-1));[.C126];[.C126]+1)" office:value-type="float" office:value="5">
            <text:p>005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change state from Published to Obsolete revision</text:p>
          </table:table-cell>
          <table:table-cell table:style-name="ce235" office:value-type="string">
            <text:p>Step 3: Show Manage Publication form of new added web content</text:p>
          </table:table-cell>
          <table:table-cell table:style-name="ce235" office:value-type="string">
            <text:p>- Go to Web Content folder</text:p>
            <text:p>- Select the added web content</text:p>
            <text:p>- Click<text:span text:style-name="T10"> Manage </text:span><text:span text:style-name="T10">Publications</text:span> icon in Action bar</text:p>
          </table:table-cell>
          <table:table-cell table:style-name="ce235" office:value-type="string">
            <text:p>Manage Publication form is shown properly with 2 revision</text:p>
            <text:p>- Current revision: has Enrolled status</text:p>
            <text:p>- Revision 1 is added automatically with Published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45" office:value-type="string">
            <text:p>WCM_13_01</text:p>
          </table:table-cell>
          <table:table-cell table:style-name="ce167" table:formula="of:=IF(VALUE(MID([.F128];6;FIND(&quot;:&quot;;[.F128];1)-FIND(&quot; &quot;;[.F128];1)-1))&gt;VALUE(MID([.F127];6;FIND(&quot;:&quot;;[.F127];1)-FIND(&quot; &quot;;[.F127];1)-1));[.C127];[.C127]+1)" office:value-type="float" office:value="5">
            <text:p>005</text:p>
          </table:table-cell>
          <table:table-cell table:style-name="ce221" office:value-type="string">
            <text:p>WCM\Site Explorer Publication\Publication Status</text:p>
          </table:table-cell>
          <table:table-cell table:style-name="ce227" office:value-type="string">
            <text:p>Check change state from Published to Obsolete revision</text:p>
          </table:table-cell>
          <table:table-cell table:style-name="ce236" office:value-type="string">
            <text:p>Step 4: Change status from Published to Obsolete revision</text:p>
          </table:table-cell>
          <table:table-cell table:style-name="ce236" office:value-type="string">
            <text:p>- In Publication status tab, select Revision 1 to view its version information (Live status is marked)</text:p>
            <text:p>- Click on Obsolete </text:p>
          </table:table-cell>
          <table:table-cell table:style-name="ce236" office:value-type="string">
            <text:p>Revision 1 is changed to Obsolet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29];6;FIND(&quot;:&quot;;[.F129];1)-FIND(&quot; &quot;;[.F129];1)-1))&gt;VALUE(MID([.F128];6;FIND(&quot;:&quot;;[.F128];1)-FIND(&quot; &quot;;[.F128];1)-1));&quot;&quot;;MAX([.A$7:.A128])+1)" office:value-type="float" office:value="42">
            <text:p>042</text:p>
          </table:table-cell>
          <table:table-cell table:style-name="ce45" office:value-type="string">
            <text:p>WCM_13_02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73" office:value-type="string">
            <text:p>Check preview specific <text:s/>revision (not current revision)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- Login by admin </text:p>
            <text:p>- Go to Site Explorer to create some draft web content/document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specific <text:s/>revision (not current revision)</text:p>
          </table:table-cell>
          <table:table-cell table:style-name="ce235" office:value-type="string">
            <text:p>Step 2: Show Manage Publication form</text:p>
          </table:table-cell>
          <table:table-cell table:style-name="ce235" office:value-type="string">
            <text:p>- Select added web content/document</text:p>
            <text:p>- Click Manage Publication icon in Action bar</text:p>
          </table:table-cell>
          <table:table-cell table:style-name="ce235" office:value-type="string">
            <text:p>Manage Publication form is shown properly. There's only current vers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1">
          <table:table-cell table:style-name="ce160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specific <text:s/>revision (not current revision)</text:p>
          </table:table-cell>
          <table:table-cell table:style-name="ce235" office:value-type="string">
            <text:p>Step 3: Add new revision</text:p>
          </table:table-cell>
          <table:table-cell table:style-name="ce235" office:value-type="string">
            <text:p>- Escape Manage publication form</text:p>
            <text:p>- Edit above web content/document</text:p>
            <text:p>- Select edited web content/document</text:p>
            <text:p><text:span text:style-name="T16">- Click Manage </text:span><text:span text:style-name="T16">Publication icon in </text:span><text:span text:style-name="T16">Action bar</text:span></text:p>
            <text:p><text:span text:style-name="T16">- Click Live</text:span></text:p>
          </table:table-cell>
          <table:table-cell table:style-name="ce235" office:value-type="string">
            <text:p>- New version is add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specific <text:s/>revision (not current revision)</text:p>
          </table:table-cell>
          <table:table-cell table:style-name="ce236" office:value-type="string">
            <text:p>Step 4: Add new revision</text:p>
          </table:table-cell>
          <table:table-cell table:style-name="ce236" office:value-type="string">
            <text:p>Repeat step 3 to create some more revision</text:p>
          </table:table-cell>
          <table:table-cell table:style-name="ce236" office:value-type="string">
            <text:p>Revisions are creat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specific <text:s/>revision (not current revision)</text:p>
          </table:table-cell>
          <table:table-cell table:style-name="ce236" office:value-type="string">
            <text:p>Step 5: Preview a revision</text:p>
          </table:table-cell>
          <table:table-cell table:style-name="ce241" office:value-type="string">
            <text:p>In Manage Publication form:</text:p>
            <text:p>- Click Preview icon corresponding to specific revision</text:p>
          </table:table-cell>
          <table:table-cell table:style-name="ce236" office:value-type="string">
            <text:p>That revision's content is shown in Version Viewer tab as edit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34];6;FIND(&quot;:&quot;;[.F134];1)-FIND(&quot; &quot;;[.F134];1)-1))&gt;VALUE(MID([.F133];6;FIND(&quot;:&quot;;[.F133];1)-FIND(&quot; &quot;;[.F133];1)-1));&quot;&quot;;MAX([.A$7:.A133])+1)" office:value-type="float" office:value="43">
            <text:p>043</text:p>
          </table:table-cell>
          <table:table-cell table:style-name="ce45" office:value-type="string">
            <text:p>WCM_13_02</text:p>
          </table:table-cell>
          <table:table-cell table:style-name="ce167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73" office:value-type="string">
            <text:p>Check preview current revision as basic version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- Login by admin </text:p>
            <text:p>- Go to Site Explorer to create some draft web content/document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current revision as basic version</text:p>
          </table:table-cell>
          <table:table-cell table:style-name="ce235" office:value-type="string">
            <text:p>Step 2: Show Manage Publication form</text:p>
          </table:table-cell>
          <table:table-cell table:style-name="ce235" office:value-type="string">
            <text:p>- Select added web content/document</text:p>
            <text:p>- Click Manage Publication icon in Action bar</text:p>
          </table:table-cell>
          <table:table-cell table:style-name="ce235" office:value-type="string">
            <text:p>Manage Publication form is shown properly. There's only current vers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5" office:value-type="string">
            <text:p>WCM_13_02</text:p>
          </table:table-cell>
          <table:table-cell table:style-name="ce167" table:formula="of:=IF(VALUE(MID([.F136];6;FIND(&quot;:&quot;;[.F136];1)-FIND(&quot; &quot;;[.F136];1)-1))&gt;VALUE(MID([.F135];6;FIND(&quot;:&quot;;[.F135];1)-FIND(&quot; &quot;;[.F135];1)-1));[.C135];[.C135]+1)" office:value-type="float" office:value="2">
            <text:p>002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80" office:value-type="string">
            <text:p>Check preview current revision as basic version</text:p>
          </table:table-cell>
          <table:table-cell table:style-name="ce236" office:value-type="string">
            <text:p>Step 3: Preview basic version</text:p>
          </table:table-cell>
          <table:table-cell table:style-name="ce236" office:value-type="string">
            <text:p>Click Preview icon in Manage Publication form corresponding to current version</text:p>
          </table:table-cell>
          <table:table-cell table:style-name="ce236" office:value-type="string">
            <text:p>That revision's content is shown in Version Viewer tab as add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044</text:p>
          </table:table-cell>
          <table:table-cell table:style-name="ce45" office:value-type="string">
            <text:p>WCM_13_03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Publication\<text:span text:style-name="T38">Pre</text:span><text:span text:style-name="T38">view</text:span></text:p>
          </table:table-cell>
          <table:table-cell table:style-name="ce74" office:value-type="string">
            <text:p>Check when restore a Published version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Login by admin &amp; go to Site Explorer to create some draft web content/document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Published version</text:p>
          </table:table-cell>
          <table:table-cell table:style-name="ce235" office:value-type="string">
            <text:p>Step 2: Add new revision</text:p>
          </table:table-cell>
          <table:table-cell table:style-name="ce235" office:value-type="string">
            <text:p>- Select added web content/document</text:p>
            <text:p>- Click Manage Publication icon in Action bar</text:p>
            <text:p>- In Publication status tab, click on Live</text:p>
          </table:table-cell>
          <table:table-cell table:style-name="ce235" office:value-type="string">
            <text:p>Revision 1 is added with Published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Published version</text:p>
          </table:table-cell>
          <table:table-cell table:style-name="ce235" office:value-type="string">
            <text:p>Step 3: Edit web content/document</text:p>
          </table:table-cell>
          <table:table-cell table:style-name="ce235" office:value-type="string">
            <text:p>- Select this web content/document again</text:p>
            <text:p>- Click [<text:span text:style-name="T10">Edit document</text:span>] on Action bar</text:p>
            <text:p>- Update information in its content</text:p>
            <text:p>- Click [<text:span text:style-name="T10">Save</text:span>] button</text:p>
          </table:table-cell>
          <table:table-cell table:style-name="ce235" office:value-type="string">
            <text:p>- The status of current version is Draft with the updated content</text:p>
            <text:p>- Revision 1 still has Published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7">
          <table:table-cell table:style-name="ce160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Published version</text:p>
          </table:table-cell>
          <table:table-cell table:style-name="ce236" office:value-type="string">
            <text:p>Step 4: Restore revision</text:p>
          </table:table-cell>
          <table:table-cell table:style-name="ce236" office:value-type="string">
            <text:p>Click Restore version icon in the row of Revision 1</text:p>
          </table:table-cell>
          <table:table-cell table:style-name="ce236" office:value-type="string">
            <text:p>Show message alerts Restore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Published version</text:p>
          </table:table-cell>
          <table:table-cell table:style-name="ce236" office:value-type="string">
            <text:p>Step 5: Preview current version after restoring</text:p>
          </table:table-cell>
          <table:table-cell table:style-name="ce236" office:value-type="string">
            <text:p>Click Preview icon the row of current version</text:p>
          </table:table-cell>
          <table:table-cell table:style-name="ce236" office:value-type="string">
            <text:p>- Web content of current version is shown as edited in revision 1</text:p>
            <text:p>- Status of the current version is changed to Enroll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42];6;FIND(&quot;:&quot;;[.F142];1)-FIND(&quot; &quot;;[.F142];1)-1))&gt;VALUE(MID([.F141];6;FIND(&quot;:&quot;;[.F141];1)-FIND(&quot; &quot;;[.F141];1)-1));&quot;&quot;;MAX([.A$7:.A141])+1)" office:value-type="float" office:value="45">
            <text:p>045</text:p>
          </table:table-cell>
          <table:table-cell table:style-name="ce45" office:value-type="string">
            <text:p>WCM_13_03</text:p>
          </table:table-cell>
          <table:table-cell table:style-name="ce167" table:formula="of:=IF(VALUE(MID([.F142];6;FIND(&quot;:&quot;;[.F142];1)-FIND(&quot; &quot;;[.F142];1)-1))&gt;VALUE(MID([.F141];6;FIND(&quot;:&quot;;[.F141];1)-FIND(&quot; &quot;;[.F141];1)-1));[.C141];[.C141]+1)" office:value-type="float" office:value="2">
            <text:p>002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74" office:value-type="string">
            <text:p>Check when restore a Obsolete version</text:p>
          </table:table-cell>
          <table:table-cell table:style-name="ce224" office:value-type="string">
            <text:p>Step 1: Add new revision</text:p>
          </table:table-cell>
          <table:table-cell table:style-name="ce224" office:value-type="string">
            <text:p>Repeat step 1, 2 and 3 in WCM_13_03.001</text:p>
          </table:table-cell>
          <table:table-cell table:style-name="ce224" office:value-type="string">
            <text:p>A document/Web content is created with Published status.</text:p>
            <text:p>It has information as bellow: </text:p>
            <text:p>- The current version status is Enrolled</text:p>
            <text:p>- Revision 1 is added with Published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Obsolete version</text:p>
          </table:table-cell>
          <table:table-cell table:style-name="ce235" office:value-type="string">
            <text:p>Step 2: Obsolete web content/document</text:p>
          </table:table-cell>
          <table:table-cell table:style-name="ce235" office:value-type="string">
            <text:p>- Select Revision 1 of this web content/document</text:p>
            <text:p>- Click [Obsolete] in the flow </text:p>
          </table:table-cell>
          <table:table-cell table:style-name="ce235" office:value-type="string">
            <text:p>- The status of Revision 1 is changed to Obsolet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8">
          <table:table-cell table:style-name="ce160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Obsolete version</text:p>
          </table:table-cell>
          <table:table-cell table:style-name="ce235" office:value-type="string">
            <text:p>Step 3: Add new revision</text:p>
          </table:table-cell>
          <table:table-cell table:style-name="ce235" office:value-type="string">
            <text:p>-Select Revision 1 of this web content/document</text:p>
            <text:p>- Click [Restore] icon </text:p>
          </table:table-cell>
          <table:table-cell table:style-name="ce235" office:value-type="string">
            <text:p>Show message alerts Restore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45" office:value-type="string">
            <text:p>WCM_13_03</text:p>
          </table:table-cell>
          <table:table-cell table:style-name="ce167" table:formula="of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221" office:value-type="string">
            <text:p>WCM\Sites Explorer\Publication\<text:span text:style-name="T38">Re</text:span><text:span text:style-name="T38">store</text:span></text:p>
          </table:table-cell>
          <table:table-cell table:style-name="ce80" office:value-type="string">
            <text:p>Check when restore a Obsolete version</text:p>
          </table:table-cell>
          <table:table-cell table:style-name="ce236" office:value-type="string">
            <text:p>Step 4: Preview current version after restoring</text:p>
          </table:table-cell>
          <table:table-cell table:style-name="ce236" office:value-type="string">
            <text:p>Click Preview icon the row of current version</text:p>
          </table:table-cell>
          <table:table-cell table:style-name="ce236" office:value-type="string">
            <text:p>- Web content of current version is shown as edited in revision 1</text:p>
            <text:p>- Status of the current version is changed to Enroll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046</text:p>
          </table:table-cell>
          <table:table-cell table:style-name="ce45" office:value-type="string">
            <text:p>WCM_13_04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Test public web content on a page which has no <text:s/>manual configuration CLV 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- Login by admin &amp; go to Site Explorer &amp; create document/web content by:</text:p>
            <text:p><text:span text:style-name="T16">- Choose Document or </text:span><text:span text:style-name="T16">Web content</text:span></text:p>
            <text:p><text:span text:style-name="T16">- Click </text:span><text:span text:style-name="T19">Add</text:span><text:span text:style-name="T16"> </text:span><text:span text:style-name="T19">document</text:span><text:span text:style-name="T16"> </text:span><text:span text:style-name="T16">icon</text:span></text:p>
            <text:p><text:span text:style-name="T16">- Input valid values for </text:span><text:span text:style-name="T16">fields </text:span></text:p>
            <text:p><text:span text:style-name="T16">- Click [</text:span><text:span text:style-name="T19">Save</text:span><text:span text:style-name="T16">]</text:span>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no <text:s/>manual configuration CLV </text:p>
          </table:table-cell>
          <table:table-cell table:style-name="ce236" office:value-type="string">
            <text:p>Step 2: Show Manage Publication form</text:p>
          </table:table-cell>
          <table:table-cell table:style-name="ce236" office:value-type="string">
            <text:p>- Select the added document/web content</text:p>
            <text:p>- Click Manage Publications icon in Action bar</text:p>
          </table:table-cell>
          <table:table-cell table:style-name="ce236" office:value-type="string">
            <text:p>Manage Publication form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no <text:s/>manual configuration CLV </text:p>
          </table:table-cell>
          <table:table-cell table:style-name="ce80" office:value-type="string">
            <text:p>Step 3: Show form to publish content into page</text:p>
          </table:table-cell>
          <table:table-cell table:style-name="ce223" office:value-type="string">
            <text:p>- Choose <text:span text:style-name="T9">Publication </text:span><text:span text:style-name="T41">Pages</text:span><text:span text:style-name="T42"> tab.</text:span></text:p>
            <text:p><text:span text:style-name="T42">- Choose page in the </text:span><text:span text:style-name="T42">left pane which has no </text:span><text:span text:style-name="T42">manual configuration </text:span><text:span text:style-name="T42">CLV .</text:span></text:p>
            <text:p><text:span text:style-name="T42">- Click [</text:span><text:span text:style-name="T41">Publish </text:span><text:span text:style-name="T41">content to page</text:span><text:span text:style-name="T42">] </text:span><text:span text:style-name="T42">arrow.</text:span></text:p>
          </table:table-cell>
          <table:table-cell table:style-name="ce236" office:value-type="string">
            <text:p>- Selected page's path from left pane is displayed in right pane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9">
          <table:table-cell table:style-name="ce160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no <text:s/>manual configuration CLV </text:p>
          </table:table-cell>
          <table:table-cell table:style-name="ce80" office:value-type="string">
            <text:p>Step 4: View document/web content in the published page</text:p>
          </table:table-cell>
          <table:table-cell table:style-name="ce223" office:value-type="string">
            <text:p>- Go to the page which has just selected to publish content</text:p>
            <text:p>- Open Edit mode</text:p>
          </table:table-cell>
          <table:table-cell table:style-name="ce236" office:value-type="string">
            <text:p>This document/web content is shown at the bottom of this page with Draft notificat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45" office:value-type="string">
            <text:p>WCM_13_04</text:p>
          </table:table-cell>
          <table:table-cell table:style-name="ce167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Test public web content on a page which has one manual configuration CLV 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- Login by admin &amp; go to Site Explorer &amp; create document/web content by:</text:p>
            <text:p><text:span text:style-name="T16">- Choose Document or </text:span><text:span text:style-name="T16">Web content</text:span></text:p>
            <text:p><text:span text:style-name="T16">- Click </text:span><text:span text:style-name="T19">Add</text:span><text:span text:style-name="T16"> </text:span><text:span text:style-name="T19">document</text:span><text:span text:style-name="T16"> </text:span><text:span text:style-name="T16">icon</text:span></text:p>
            <text:p><text:span text:style-name="T16">- Input valid values for </text:span><text:span text:style-name="T16">fields </text:span></text:p>
            <text:p><text:span text:style-name="T16">- Click [</text:span><text:span text:style-name="T19">Save</text:span><text:span text:style-name="T16">]</text:span>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one manual configuration CLV </text:p>
          </table:table-cell>
          <table:table-cell table:style-name="ce236" office:value-type="string">
            <text:p>Step 2: Show Manage Publication form</text:p>
          </table:table-cell>
          <table:table-cell table:style-name="ce236" office:value-type="string">
            <text:p>- Select the added document/web content</text:p>
            <text:p>- Click Manage Publications icon in Action bar</text:p>
          </table:table-cell>
          <table:table-cell table:style-name="ce236" office:value-type="string">
            <text:p>Manage Publication form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one manual configuration CLV </text:p>
          </table:table-cell>
          <table:table-cell table:style-name="ce80" office:value-type="string">
            <text:p>Step 3: Show form to publish content into page</text:p>
          </table:table-cell>
          <table:table-cell table:style-name="ce223" office:value-type="string">
            <text:p>- Choose Publication Pages tab.</text:p>
            <text:p>- Choose page in the left pane which has only one manual configuration CLV .</text:p>
            <text:p>- Click [<text:span text:style-name="T10">Publish </text:span><text:span text:style-name="T10">content to page</text:span>] arrow.</text:p>
          </table:table-cell>
          <table:table-cell table:style-name="ce236" office:value-type="string">
            <text:p>- Selected page's path from left pane is displayed in right pane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one manual configuration CLV </text:p>
          </table:table-cell>
          <table:table-cell table:style-name="ce80" office:value-type="string">
            <text:p>Step 4: View document/web content in the published page</text:p>
          </table:table-cell>
          <table:table-cell table:style-name="ce223" office:value-type="string">
            <text:p>- Go to the page which has just selected to publish content</text:p>
            <text:p>- Open Edit mode</text:p>
          </table:table-cell>
          <table:table-cell table:style-name="ce236" office:value-type="string">
            <text:p>This document/web content is shown at the top of the manual configuration CLV in this page with Draft notificat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54];6;FIND(&quot;:&quot;;[.F154];1)-FIND(&quot; &quot;;[.F154];1)-1))&gt;VALUE(MID([.F153];6;FIND(&quot;:&quot;;[.F153];1)-FIND(&quot; &quot;;[.F153];1)-1));&quot;&quot;;MAX([.A$7:.A153])+1)" office:value-type="float" office:value="48">
            <text:p>048</text:p>
          </table:table-cell>
          <table:table-cell table:style-name="ce45" office:value-type="string">
            <text:p>WCM_13_04</text:p>
          </table:table-cell>
          <table:table-cell table:style-name="ce167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Test public web content on a page which has more than one manual configuration CLV </text:p>
          </table:table-cell>
          <table:table-cell table:style-name="ce224" office:value-type="string">
            <text:p>Step 1: Add content</text:p>
          </table:table-cell>
          <table:table-cell table:style-name="ce224" office:value-type="string">
            <text:p>- Login by admin &amp; go to Site Explorer &amp; create document/web content by:</text:p>
            <text:p><text:span text:style-name="T16">- Choose Document or </text:span><text:span text:style-name="T16">Web content</text:span></text:p>
            <text:p><text:span text:style-name="T16">- Click </text:span><text:span text:style-name="T19">Add</text:span><text:span text:style-name="T16"> </text:span><text:span text:style-name="T19">document</text:span><text:span text:style-name="T16"> </text:span><text:span text:style-name="T16">icon</text:span></text:p>
            <text:p><text:span text:style-name="T16">- Input valid values for </text:span><text:span text:style-name="T16">fields </text:span></text:p>
            <text:p><text:span text:style-name="T16">- Click [</text:span><text:span text:style-name="T19">Save</text:span><text:span text:style-name="T16">]</text:span>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more than one manual configuration CLV </text:p>
          </table:table-cell>
          <table:table-cell table:style-name="ce236" office:value-type="string">
            <text:p>Step 2: Show Manage Publication form</text:p>
          </table:table-cell>
          <table:table-cell table:style-name="ce236" office:value-type="string">
            <text:p>- Select the added document/web content</text:p>
            <text:p>- Click Manage Publications icon in Action bar</text:p>
          </table:table-cell>
          <table:table-cell table:style-name="ce236" office:value-type="string">
            <text:p>Manage Publication form is shown proper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more than one manual configuration CLV </text:p>
          </table:table-cell>
          <table:table-cell table:style-name="ce80" office:value-type="string">
            <text:p>Step 3: Show form to publish content into page</text:p>
          </table:table-cell>
          <table:table-cell table:style-name="ce223" office:value-type="string">
            <text:p>- Choose <text:span text:style-name="T9">Publication </text:span><text:span text:style-name="T41">Pages</text:span><text:span text:style-name="T42"> tab.</text:span></text:p>
            <text:p><text:span text:style-name="T42">- Choose page in the </text:span><text:span text:style-name="T42">left pane which has at </text:span><text:span text:style-name="T42">lease two manual </text:span><text:span text:style-name="T42">configuration CLVs.</text:span></text:p>
            <text:p><text:span text:style-name="T42">- Click [</text:span><text:span text:style-name="T41">Publish </text:span><text:span text:style-name="T41">content to page</text:span><text:span text:style-name="T42">] </text:span><text:span text:style-name="T42">arrow.</text:span></text:p>
          </table:table-cell>
          <table:table-cell table:style-name="ce236" office:value-type="string">
            <text:p>- CLV select form is display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more than one manual configuration CLV </text:p>
          </table:table-cell>
          <table:table-cell table:style-name="ce80" office:value-type="string">
            <text:p>Step 4: Select CLV which you want to publish content to</text:p>
          </table:table-cell>
          <table:table-cell table:style-name="ce223" office:value-type="string">
            <text:p>In CLV select form, click [<text:span text:style-name="T10">Add</text:span>] icon of any CLV which you want to publish content to.</text:p>
          </table:table-cell>
          <table:table-cell table:style-name="ce236" office:value-type="string">
            <text:p>- Return Manage Publication form and the selected page's path from left pane is displayed in right pane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58];6;FIND(&quot;:&quot;;[.F158];1)-FIND(&quot; &quot;;[.F158];1)-1))&gt;VALUE(MID([.F157];6;FIND(&quot;:&quot;;[.F157];1)-FIND(&quot; &quot;;[.F157];1)-1));[.C157];[.C157]+1)" office:value-type="float" office:value="3">
            <text:p>003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 web content on a page which has more than one manual configuration CLV </text:p>
          </table:table-cell>
          <table:table-cell table:style-name="ce80" office:value-type="string">
            <text:p>Step 5: View document/web content in the published page</text:p>
          </table:table-cell>
          <table:table-cell table:style-name="ce223" office:value-type="string">
            <text:p>- Go to the page which has just selected to publish content</text:p>
            <text:p>- Open Edit mode</text:p>
          </table:table-cell>
          <table:table-cell table:style-name="ce236" office:value-type="string">
            <text:p>This document/web content is shown at the top of the selected CLV in this page with Draft notificat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8">
          <table:table-cell table:style-name="ce160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049</text:p>
          </table:table-cell>
          <table:table-cell table:style-name="ce45" office:value-type="string">
            <text:p>WCM_13_04</text:p>
          </table:table-cell>
          <table:table-cell table:style-name="ce167"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Publish a web content to a page directly by adding new content</text:p>
          </table:table-cell>
          <table:table-cell table:style-name="ce80" office:value-type="string">
            <text:p>Step 1: Add content</text:p>
          </table:table-cell>
          <table:table-cell table:style-name="ce223" office:value-type="string">
            <text:p>- Login by admin then select a page</text:p>
            <text:p>- Select <text:span text:style-name="T10">Site </text:span><text:span text:style-name="T10">Editor/Add content</text:span></text:p>
            <text:p>- Choose [<text:span text:style-name="T10">Create new </text:span><text:span text:style-name="T10">content</text:span>] </text:p>
            <text:p>- Input valid data in Title field then click [<text:span text:style-name="T10">Save</text:span>] button</text:p>
            <text:p>- In Main content/Illustration/Advanced tabs, create new data </text:p>
            <text:p>- Click [<text:span text:style-name="T10">Save Draft]</text:span> or [<text:span text:style-name="T10">Fast Publish</text:span>] </text:p>
          </table:table-cell>
          <table:table-cell table:style-name="ce236" office:value-type="string">
            <text:p>New content is added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Publish a web content to a page directly by adding new content</text:p>
          </table:table-cell>
          <table:table-cell table:style-name="ce80" office:value-type="string">
            <text:p>Step 2: View node page in Manage Publication form </text:p>
          </table:table-cell>
          <table:table-cell table:style-name="ce223" office:value-type="string">
            <text:p>- Go to Site explorer/Sites Management</text:p>
            <text:p>- Select a site which contains this web content</text:p>
            <text:p>- Select this content in web content folder 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the page which has just been selected in step 1 is shown in the right list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61];6;FIND(&quot;:&quot;;[.F161];1)-FIND(&quot; &quot;;[.F161];1)-1))&gt;VALUE(MID([.F160];6;FIND(&quot;:&quot;;[.F160];1)-FIND(&quot; &quot;;[.F160];1)-1));&quot;&quot;;MAX([.A$7:.A160])+1)" office:value-type="float" office:value="50">
            <text:p>050</text:p>
          </table:table-cell>
          <table:table-cell table:style-name="ce45" office:value-type="string">
            <text:p>WCM_13_04</text:p>
          </table:table-cell>
          <table:table-cell table:style-name="ce167"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Publish a content to a page directly by selecting content</text:p>
          </table:table-cell>
          <table:table-cell table:style-name="ce80" office:value-type="string">
            <text:p>Step 1: Add content</text:p>
          </table:table-cell>
          <table:table-cell table:style-name="ce223" office:value-type="string">
            <text:p>- Login by admin then select a page</text:p>
            <text:p>- Select Site Editor/Add content</text:p>
            <text:p>- Choose [<text:span text:style-name="T10">Select a </text:span><text:span text:style-name="T10">conten</text:span>t] </text:p>
            <text:p>- Select an <text:span text:style-name="T2">available</text:span> web content to public</text:p>
          </table:table-cell>
          <table:table-cell table:style-name="ce236" office:value-type="string">
            <text:p>The selected content is added to this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Publish a content to a page directly by selecting content</text:p>
          </table:table-cell>
          <table:table-cell table:style-name="ce80" office:value-type="string">
            <text:p>Step 2: View node page in Manage Publication form </text:p>
          </table:table-cell>
          <table:table-cell table:style-name="ce223" office:value-type="string">
            <text:p>- Go to Site explorer/Sites Management</text:p>
            <text:p>- Select a site which contains this web content</text:p>
            <text:p>- Select this content to view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the page which has just been selected in step 1 is shown in the right list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63];6;FIND(&quot;:&quot;;[.F163];1)-FIND(&quot; &quot;;[.F163];1)-1))&gt;VALUE(MID([.F162];6;FIND(&quot;:&quot;;[.F162];1)-FIND(&quot; &quot;;[.F162];1)-1));&quot;&quot;;MAX([.A$7:.A162])+1)" office:value-type="float" office:value="51">
            <text:p>051</text:p>
          </table:table-cell>
          <table:table-cell table:style-name="ce45" office:value-type="string">
            <text:p>WCM_13_04</text:p>
          </table:table-cell>
          <table:table-cell table:style-name="ce167"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Publish a content to a page <text:s/>by adding it to a manual CLV</text:p>
          </table:table-cell>
          <table:table-cell table:style-name="ce80" office:value-type="string">
            <text:p>Step 1: Add content</text:p>
          </table:table-cell>
          <table:table-cell table:style-name="ce224" office:value-type="string">
            <text:p>- Login acme by admin &amp; go to Site Explorer &amp; create document/web content by:</text:p>
            <text:p><text:span text:style-name="T16">- Choose Document or </text:span><text:span text:style-name="T16">Web content</text:span></text:p>
            <text:p><text:span text:style-name="T16">- Click </text:span><text:span text:style-name="T19">Add</text:span><text:span text:style-name="T16"> </text:span><text:span text:style-name="T19">document</text:span><text:span text:style-name="T16"> </text:span><text:span text:style-name="T16">icon</text:span></text:p>
            <text:p><text:span text:style-name="T16">- Input valid values for </text:span><text:span text:style-name="T16">fields </text:span></text:p>
            <text:p><text:span text:style-name="T16">- Click [</text:span><text:span text:style-name="T19">Save</text:span><text:span text:style-name="T16">]</text:span></text:p>
          </table:table-cell>
          <table:table-cell table:style-name="ce224" office:value-type="string">
            <text:p>New web content /document is added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Publish a content to a page <text:s/>by adding it to a manual CLV</text:p>
          </table:table-cell>
          <table:table-cell table:style-name="ce80" office:value-type="string">
            <text:p>Step 2: Add content to a manual CLV</text:p>
          </table:table-cell>
          <table:table-cell table:style-name="ce223" office:value-type="string">
            <text:p>- Go to Overview page</text:p>
            <text:p>- Open Edit mode</text:p>
            <text:p>- Click Quick Edit of any CLV</text:p>
            <text:p>- Select Manual mode</text:p>
            <text:p>- Select this web content to add to CLV </text:p>
            <text:p>- Click [Save]</text:p>
          </table:table-cell>
          <table:table-cell table:style-name="ce236" office:value-type="string">
            <text:p>This web content is shown in CLV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Publish a content to a page <text:s/>by adding it to a manual CLV</text:p>
          </table:table-cell>
          <table:table-cell table:style-name="ce80" office:value-type="string">
            <text:p>Step 3: View node page in Manage Publication form </text:p>
          </table:table-cell>
          <table:table-cell table:style-name="ce223" office:value-type="string">
            <text:p>- Go to Site explorer/Sites Management</text:p>
            <text:p>- Select a site which contains this web content</text:p>
            <text:p>- Select this content in web content folder 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Overview page is shown in the right list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5" office:value-type="string">
            <text:p>WCM_13_04</text:p>
          </table:table-cell>
          <table:table-cell table:style-name="ce167"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Check when a folder which has some contents is added to an automatic CLV</text:p>
          </table:table-cell>
          <table:table-cell table:style-name="ce80" office:value-type="string">
            <text:p>Step 1: Add contents</text:p>
          </table:table-cell>
          <table:table-cell table:style-name="ce223" office:value-type="string">
            <text:p>- Login acme by admin and <text:s/>go to Groups/Site Explorer </text:p>
            <text:p>- Select a folder in this site </text:p>
            <text:p>- Add some documents/web contents to this folder by click [Add Document] icon on the Action bar</text:p>
          </table:table-cell>
          <table:table-cell table:style-name="ce236" office:value-type="string">
            <text:p>All documents/web contents are shown in the list and have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4">
          <table:table-cell table:style-name="ce160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Check when a folder which has some contents is added to an automatic CLV</text:p>
          </table:table-cell>
          <table:table-cell table:style-name="ce80" office:value-type="string">
            <text:p>Step 2: Add contents in a folder to an automatic CLV</text:p>
          </table:table-cell>
          <table:table-cell table:style-name="ce223" office:value-type="string">
            <text:p>- Go to acme/Overview</text:p>
            <text:p>- Open Edit mode</text:p>
            <text:p>- Click Quick Edit icon of any CLV in this page </text:p>
            <text:p>- In CLV configuration form, select: </text:p>
            <text:p><text:s text:c="2"/>+ Mode= Automatic</text:p>
            <text:p><text:s text:c="2"/>+ Click Select folder icon to select the folder which has just been added some content to</text:p>
            <text:p><text:s text:c="2"/>+ Click [Save] button</text:p>
          </table:table-cell>
          <table:table-cell table:style-name="ce236" office:value-type="string">
            <text:p>All contents are shown in this CLV with Draft notification and Edit ic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Check when a folder which has some contents is added to an automatic CLV</text:p>
          </table:table-cell>
          <table:table-cell table:style-name="ce80" office:value-type="string">
            <text:p>Step 3: View node page in Manage Publication form </text:p>
          </table:table-cell>
          <table:table-cell table:style-name="ce223" office:value-type="string">
            <text:p>- Go to Site explorer/Sites Management</text:p>
            <text:p>- Select a site which contains this folder</text:p>
            <text:p>- Select any content in this folder to view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Overview page is not shown in the right list because the automatic mode is not <text:s/>affected by the publication process.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8">
          <table:table-cell table:style-name="ce160" table:formula="of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5" office:value-type="string">
            <text:p>WCM_13_04</text:p>
          </table:table-cell>
          <table:table-cell table:style-name="ce167" table:formula="of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8" office:value-type="string">
            <text:p>Test publication information of a content after deleting a page which published this content before.</text:p>
          </table:table-cell>
          <table:table-cell table:style-name="ce224" office:value-type="string">
            <text:p>Step 1: Access WCM by administrator user</text:p>
          </table:table-cell>
          <table:table-cell table:style-name="ce224" office:value-type="string">
            <text:p>- Login Acme by administrator or upper user</text:p>
          </table:table-cell>
          <table:table-cell table:style-name="ce224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8">
          <table:table-cell table:style-name="ce160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235" office:value-type="string">
            <text:p>Step 2: Select site to work</text:p>
          </table:table-cell>
          <table:table-cell table:style-name="ce235" office:value-type="string">
            <text:p>-Choose <text:span text:style-name="T19">Groups/</text:span><text:span text:style-name="T20">S</text:span><text:span text:style-name="T19">ites</text:span><text:span text:style-name="T16"> </text:span><text:span text:style-name="T19">explorer</text:span></text:p>
            <text:p>- Choose <text:span text:style-name="T10">Sites </text:span><text:span text:style-name="T10">Management</text:span> drive.</text:p>
            <text:p>- Choose acme site</text:p>
          </table:table-cell>
          <table:table-cell table:style-name="ce235" office:value-type="string">
            <text:p>All data in Acme site is show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0">
          <table:table-cell table:style-name="ce160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235" office:value-type="string">
            <text:p>Step 3: Create document on sites explorer</text:p>
          </table:table-cell>
          <table:table-cell table:style-name="ce236" office:value-type="string">
            <text:p>- Select Document folder</text:p>
            <text:p>- <text:s/>Click <text:span text:style-name="T10">Add</text:span> <text:span text:style-name="T10">document</text:span> icon</text:p>
            <text:p>- Input valid data </text:p>
            <text:p>- Click [<text:span text:style-name="T10">Save</text:span>] button</text:p>
          </table:table-cell>
          <table:table-cell table:style-name="ce235" office:value-type="string">
            <text:p>A web content/document is created successfully.</text:p>
            <text:p/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1">
          <table:table-cell table:style-name="ce160"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2];6;FIND(&quot;:&quot;;[.F172];1)-FIND(&quot; &quot;;[.F172];1)-1))&gt;VALUE(MID([.F171];6;FIND(&quot;:&quot;;[.F171];1)-FIND(&quot; &quot;;[.F171];1)-1));[.C171];[.C171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236" office:value-type="string">
            <text:p>Step 4: Show flow publication status</text:p>
          </table:table-cell>
          <table:table-cell table:style-name="ce236" office:value-type="string">
            <text:p>- Select the document/web content which has just created in step 1 to view.</text:p>
            <text:p>- Click on <text:span text:style-name="T10">M</text:span><text:span text:style-name="T27">anage </text:span><text:span text:style-name="T27">publications</text:span><text:span text:style-name="T28"> icon on </text:span><text:span text:style-name="T28">the Action bar</text:span></text:p>
          </table:table-cell>
          <table:table-cell table:style-name="ce236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80" office:value-type="string">
            <text:p>Step 5: Publish document/web content on page in case using manage publication in sites explorer</text:p>
          </table:table-cell>
          <table:table-cell table:style-name="ce223" office:value-type="string">
            <text:p>- Choose Publication pages tab.</text:p>
            <text:p>- Choose page, which want to publish on the left tree.</text:p>
            <text:p>- Click [<text:span text:style-name="T10">Publish </text:span><text:span text:style-name="T10">content to page</text:span>] arrow.</text:p>
          </table:table-cell>
          <table:table-cell table:style-name="ce236" office:value-type="string">
            <text:p>- The selected content is published on page.</text:p>
            <text:p>- Node page is displayed on the right tree of manage publication.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2">
          <table:table-cell table:style-name="ce160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4];6;FIND(&quot;:&quot;;[.F174];1)-FIND(&quot; &quot;;[.F174];1)-1))&gt;VALUE(MID([.F173];6;FIND(&quot;:&quot;;[.F173];1)-FIND(&quot; &quot;;[.F173];1)-1));[.C173];[.C173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236" office:value-type="string">
            <text:p>Step 6: Deleted page, which was published this web content.</text:p>
          </table:table-cell>
          <table:table-cell table:style-name="ce236" office:value-type="string">
            <text:p>- Go o Acme/Overview</text:p>
            <text:p>- Click Site Administrator/<text:span text:style-name="T10">Manage</text:span> <text:span text:style-name="T10">pages</text:span> <text:s/>on admin toolbar</text:p>
            <text:p>- Click on <text:span text:style-name="T10">Delete</text:span> icon, which corresponding with the published page</text:p>
          </table:table-cell>
          <table:table-cell table:style-name="ce236" office:value-type="string">
            <text:p>- The selected page is deleted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2">
          <table:table-cell table:style-name="ce160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5];6;FIND(&quot;:&quot;;[.F175];1)-FIND(&quot; &quot;;[.F175];1)-1))&gt;VALUE(MID([.F174];6;FIND(&quot;:&quot;;[.F174];1)-FIND(&quot; &quot;;[.F174];1)-1));[.C174];[.C174]+1)" office:value-type="float" office:value="8">
            <text:p>008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deleting a page which published this content before.</text:p>
          </table:table-cell>
          <table:table-cell table:style-name="ce80" office:value-type="string">
            <text:p>Step 7: View node page in Manage Publication form </text:p>
          </table:table-cell>
          <table:table-cell table:style-name="ce223" office:value-type="string">
            <text:p>- Go to Site explorer/Sites Management</text:p>
            <text:p>- Select acme site</text:p>
            <text:p>- Select the content which has just published to page (in step 5)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the page which has just been deleted is not shown in both the left and the right panes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76];6;FIND(&quot;:&quot;;[.F176];1)-FIND(&quot; &quot;;[.F176];1)-1))&gt;VALUE(MID([.F175];6;FIND(&quot;:&quot;;[.F175];1)-FIND(&quot; &quot;;[.F175];1)-1));&quot;&quot;;MAX([.A$7:.A175])+1)" office:value-type="float" office:value="54">
            <text:p>054</text:p>
          </table:table-cell>
          <table:table-cell table:style-name="ce45" office:value-type="string">
            <text:p>WCM_13_04</text:p>
          </table:table-cell>
          <table:table-cell table:style-name="ce167" table:formula="of:=IF(VALUE(MID([.F176];6;FIND(&quot;:&quot;;[.F176];1)-FIND(&quot; &quot;;[.F176];1)-1))&gt;VALUE(MID([.F175];6;FIND(&quot;:&quot;;[.F175];1)-FIND(&quot; &quot;;[.F175];1)-1));[.C175];[.C175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8" office:value-type="string">
            <text:p>Test publication information of a content after removing it from a page, which published it before. </text:p>
          </table:table-cell>
          <table:table-cell table:style-name="ce224" office:value-type="string">
            <text:p>Step 1: Access WCM by administrator user</text:p>
          </table:table-cell>
          <table:table-cell table:style-name="ce224" office:value-type="string">
            <text:p>- Login Acme by administrator or upper user</text:p>
          </table:table-cell>
          <table:table-cell table:style-name="ce224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7];6;FIND(&quot;:&quot;;[.F177];1)-FIND(&quot; &quot;;[.F177];1)-1))&gt;VALUE(MID([.F176];6;FIND(&quot;:&quot;;[.F176];1)-FIND(&quot; &quot;;[.F176];1)-1));[.C176];[.C176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235" office:value-type="string">
            <text:p>Step 2: Select site to work</text:p>
          </table:table-cell>
          <table:table-cell table:style-name="ce235" office:value-type="string">
            <text:p>-Choose <text:span text:style-name="T19">Groups/</text:span><text:span text:style-name="T20">S</text:span><text:span text:style-name="T19">ites</text:span><text:span text:style-name="T16"> </text:span><text:span text:style-name="T19">explorer</text:span></text:p>
            <text:p>- Choose <text:span text:style-name="T10">Sites </text:span><text:span text:style-name="T10">Management</text:span> drive.</text:p>
            <text:p>- Choose acme site</text:p>
          </table:table-cell>
          <table:table-cell table:style-name="ce235" office:value-type="string">
            <text:p>All data in Acme site is show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8];6;FIND(&quot;:&quot;;[.F178];1)-FIND(&quot; &quot;;[.F178];1)-1))&gt;VALUE(MID([.F177];6;FIND(&quot;:&quot;;[.F177];1)-FIND(&quot; &quot;;[.F177];1)-1));[.C177];[.C177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235" office:value-type="string">
            <text:p>Step 3: Create document on sites explorer</text:p>
          </table:table-cell>
          <table:table-cell table:style-name="ce236" office:value-type="string">
            <text:p>- Select Document folder</text:p>
            <text:p>- <text:s/>Click <text:span text:style-name="T10">Add</text:span> <text:span text:style-name="T10">document</text:span> icon</text:p>
            <text:p>- Input valid data </text:p>
            <text:p>- Click [<text:span text:style-name="T10">Save</text:span>] button</text:p>
          </table:table-cell>
          <table:table-cell table:style-name="ce235" office:value-type="string">
            <text:p>A web content/document is created successfully.</text:p>
            <text:p/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79];6;FIND(&quot;:&quot;;[.F179];1)-FIND(&quot; &quot;;[.F179];1)-1))&gt;VALUE(MID([.F178];6;FIND(&quot;:&quot;;[.F178];1)-FIND(&quot; &quot;;[.F178];1)-1));[.C178];[.C178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236" office:value-type="string">
            <text:p>Step 4: Show flow publication status</text:p>
          </table:table-cell>
          <table:table-cell table:style-name="ce236" office:value-type="string">
            <text:p>- Select the document/web content which has just created in step 1 to view.</text:p>
            <text:p>- Click on <text:span text:style-name="T10">M</text:span><text:span text:style-name="T27">anage </text:span><text:span text:style-name="T27">publications</text:span><text:span text:style-name="T28"> icon on </text:span><text:span text:style-name="T28">the Action bar</text:span></text:p>
          </table:table-cell>
          <table:table-cell table:style-name="ce236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0];6;FIND(&quot;:&quot;;[.F180];1)-FIND(&quot; &quot;;[.F180];1)-1))&gt;VALUE(MID([.F179];6;FIND(&quot;:&quot;;[.F179];1)-FIND(&quot; &quot;;[.F179];1)-1));[.C179];[.C179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80" office:value-type="string">
            <text:p>Step 5: Publish document/web content on page in case using manage publication in sites explorer</text:p>
          </table:table-cell>
          <table:table-cell table:style-name="ce223" office:value-type="string">
            <text:p>- Choose <text:span text:style-name="T41">Publication </text:span><text:span text:style-name="T41">pages</text:span><text:span text:style-name="T42"> tab.</text:span></text:p>
            <text:p><text:span text:style-name="T42">- Choose page, which </text:span><text:span text:style-name="T42">want to publish on the </text:span><text:span text:style-name="T42">left tree.</text:span></text:p>
            <text:p><text:span text:style-name="T42">- Click [</text:span><text:span text:style-name="T41">Publish </text:span><text:span text:style-name="T41">content to page</text:span><text:span text:style-name="T42">] </text:span><text:span text:style-name="T42">arrow.</text:span></text:p>
          </table:table-cell>
          <table:table-cell table:style-name="ce236" office:value-type="string">
            <text:p>- The selected content is published on page.</text:p>
            <text:p>- Node page is displayed on the right tree of manage publication.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1];6;FIND(&quot;:&quot;;[.F181];1)-FIND(&quot; &quot;;[.F181];1)-1))&gt;VALUE(MID([.F180];6;FIND(&quot;:&quot;;[.F180];1)-FIND(&quot; &quot;;[.F180];1)-1));[.C180];[.C180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236" office:value-type="string">
            <text:p>Step 6: Edit page, which was published this web content.</text:p>
          </table:table-cell>
          <table:table-cell table:style-name="ce236" office:value-type="string">
            <text:p>-Click <text:span text:style-name="T10">Manages</text:span> <text:span text:style-name="T10">page</text:span> <text:s/>on admin toolbar</text:p>
            <text:p>- Click on <text:span text:style-name="T10">Edit</text:span> icon, which corresponding with the published page</text:p>
            <text:p>- Delete SCV portlet which keeps web content/document published in step 5</text:p>
          </table:table-cell>
          <table:table-cell table:style-name="ce236" office:value-type="string">
            <text:p>- Web content/document is deleted 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2];6;FIND(&quot;:&quot;;[.F182];1)-FIND(&quot; &quot;;[.F182];1)-1))&gt;VALUE(MID([.F181];6;FIND(&quot;:&quot;;[.F181];1)-FIND(&quot; &quot;;[.F181];1)-1));[.C181];[.C181]+1)" office:value-type="float" office:value="9">
            <text:p>009</text:p>
          </table:table-cell>
          <table:table-cell table:style-name="ce221" office:value-type="string">
            <text:p>WCM\Sites Explorer\Publication\Publish content</text:p>
          </table:table-cell>
          <table:table-cell table:style-name="ce229" office:value-type="string">
            <text:p>Test publication information of a content after removing it from a page, which published it before. </text:p>
          </table:table-cell>
          <table:table-cell table:style-name="ce80" office:value-type="string">
            <text:p>Step 7: View node page in Manage Publication form </text:p>
          </table:table-cell>
          <table:table-cell table:style-name="ce223" office:value-type="string">
            <text:p>- Go to Site explorer/Sites Management</text:p>
            <text:p>- Select acme site</text:p>
            <text:p>- Select this web content/document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the page which has just been edited by removing this web content/document is not shown in the right pan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36">
          <table:table-cell table:style-name="ce160" table:formula="of:=IF(VALUE(MID([.F183];6;FIND(&quot;:&quot;;[.F183];1)-FIND(&quot; &quot;;[.F183];1)-1))&gt;VALUE(MID([.F182];6;FIND(&quot;:&quot;;[.F182];1)-FIND(&quot; &quot;;[.F182];1)-1));&quot;&quot;;MAX([.A$7:.A182])+1)" office:value-type="float" office:value="55">
            <text:p>055</text:p>
          </table:table-cell>
          <table:table-cell table:style-name="ce45" office:value-type="string">
            <text:p>WCM_13_04</text:p>
          </table:table-cell>
          <table:table-cell table:style-name="ce167" table:formula="of:=IF(VALUE(MID([.F183];6;FIND(&quot;:&quot;;[.F183];1)-FIND(&quot; &quot;;[.F183];1)-1))&gt;VALUE(MID([.F182];6;FIND(&quot;:&quot;;[.F182];1)-FIND(&quot; &quot;;[.F182];1)-1));[.C182];[.C182]+1)" office:value-type="float" office:value="10">
            <text:p>010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Test publication after deleting a content from a manual CLV portlet in a page which published it before.</text:p>
          </table:table-cell>
          <table:table-cell table:style-name="ce224" office:value-type="string">
            <text:p>Step 1: Add document/web content in Site Explorer</text:p>
          </table:table-cell>
          <table:table-cell table:style-name="ce223" office:value-type="string">
            <text:p>- Login Acme by admin</text:p>
            <text:p>- Select <text:span text:style-name="T10">Groups/Site </text:span><text:span text:style-name="T10">Explorer/Sites </text:span><text:span text:style-name="T10">management</text:span></text:p>
            <text:p>- Select acme site</text:p>
            <text:p>- Select Document folder</text:p>
            <text:p>- Click [<text:span text:style-name="T10">Add document</text:span>] icon on the Action bar</text:p>
            <text:p>- Input valid data then click [<text:span text:style-name="T10">Save</text:span>] button</text:p>
          </table:table-cell>
          <table:table-cell table:style-name="ce236" office:value-type="string">
            <text:p>New content is added successfully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5">
          <table:table-cell table:style-name="ce160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4];6;FIND(&quot;:&quot;;[.F184];1)-FIND(&quot; &quot;;[.F184];1)-1))&gt;VALUE(MID([.F183];6;FIND(&quot;:&quot;;[.F183];1)-FIND(&quot; &quot;;[.F183];1)-1));[.C183];[.C183]+1)" office:value-type="float" office:value="10">
            <text:p>010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ation after deleting a content from a manual CLV portlet in a page which published it before.</text:p>
          </table:table-cell>
          <table:table-cell table:style-name="ce236" office:value-type="string">
            <text:p>Step 2: Add content to a manual CLV</text:p>
          </table:table-cell>
          <table:table-cell table:style-name="ce223" office:value-type="string">
            <text:p>- Go to acme/Overview</text:p>
            <text:p>- Open Edit mode</text:p>
            <text:p>- Click Quick Edit icon of any CLV in this page </text:p>
            <text:p>- In CLV configuration form, select: </text:p>
            <text:p><text:s text:c="2"/>+ Mode= Manual</text:p>
            <text:p><text:s text:c="2"/>+ Click Select folder path icon to select content which has just created in step 1</text:p>
            <text:p><text:s text:c="2"/>+ Click [Save] button in Content selector form </text:p>
            <text:p><text:s text:c="2"/>+ Click [Save] button in CLV management form</text:p>
          </table:table-cell>
          <table:table-cell table:style-name="ce236" office:value-type="string">
            <text:p>The content is added to a manual CLV in Overview pag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3">
          <table:table-cell table:style-name="ce160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5];6;FIND(&quot;:&quot;;[.F185];1)-FIND(&quot; &quot;;[.F185];1)-1))&gt;VALUE(MID([.F184];6;FIND(&quot;:&quot;;[.F184];1)-FIND(&quot; &quot;;[.F184];1)-1));[.C184];[.C184]+1)" office:value-type="float" office:value="10">
            <text:p>010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ation after deleting a content from a manual CLV portlet in a page which published it before.</text:p>
          </table:table-cell>
          <table:table-cell table:style-name="ce80" office:value-type="string">
            <text:p>Step 3: View node page in Manage Publication form </text:p>
          </table:table-cell>
          <table:table-cell table:style-name="ce223" office:value-type="string">
            <text:p>- Go to Site explorer/Sites Management/acme</text:p>
            <text:p>- Select this content to view</text:p>
            <text:p>- Click <text:span text:style-name="T10">Manage </text:span><text:span text:style-name="T10">Publication</text:span> icon on Action bar</text:p>
          </table:table-cell>
          <table:table-cell table:style-name="ce236" office:value-type="string">
            <text:p>In Publication pages tab, Overview page is shown in the right pan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45">
          <table:table-cell table:style-name="ce160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6];6;FIND(&quot;:&quot;;[.F186];1)-FIND(&quot; &quot;;[.F186];1)-1))&gt;VALUE(MID([.F185];6;FIND(&quot;:&quot;;[.F185];1)-FIND(&quot; &quot;;[.F185];1)-1));[.C185];[.C185]+1)" office:value-type="float" office:value="10">
            <text:p>010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ation after deleting a content from a manual CLV portlet in a page which published it before.</text:p>
          </table:table-cell>
          <table:table-cell table:style-name="ce236" office:value-type="string">
            <text:p>Step 4: Delete content from manual CLV</text:p>
          </table:table-cell>
          <table:table-cell table:style-name="ce236" office:value-type="string">
            <text:p>- Go to <text:span text:style-name="T10">Acme/Overview </text:span></text:p>
            <text:p>- Open <text:span text:style-name="T10">Edit</text:span> mode</text:p>
            <text:p>- Click <text:span text:style-name="T10">Quick Edit</text:span> icon of the manual CLV in step 2</text:p>
            <text:p>- In CLV management form, click Select folder icon to show content selector</text:p>
            <text:p>- Click [<text:span text:style-name="T10">Delete</text:span>] icon of this content from List selected content table</text:p>
            <text:p>- Click [<text:span text:style-name="T10">Save</text:span>] button in Content selector form</text:p>
            <text:p>- Click [<text:span text:style-name="T10">Save</text:span>] button in CLV management form </text:p>
          </table:table-cell>
          <table:table-cell table:style-name="ce235" office:value-type="string">
            <text:p>- The content is deleted so it is not shown in this CLV in Overview page</text:p>
            <text:p/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7];6;FIND(&quot;:&quot;;[.F187];1)-FIND(&quot; &quot;;[.F187];1)-1))&gt;VALUE(MID([.F186];6;FIND(&quot;:&quot;;[.F186];1)-FIND(&quot; &quot;;[.F186];1)-1));[.C186];[.C186]+1)" office:value-type="float" office:value="10">
            <text:p>010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publication after deleting a content from a manual CLV portlet in a page which published it before.</text:p>
          </table:table-cell>
          <table:table-cell table:style-name="ce80" office:value-type="string">
            <text:p>Step 5: View node page in Manage Publication form </text:p>
          </table:table-cell>
          <table:table-cell table:style-name="ce223" office:value-type="string">
            <text:p>Repeat step 3</text:p>
          </table:table-cell>
          <table:table-cell table:style-name="ce236" office:value-type="string">
            <text:p>In Publication pages tab, the page which contains this manual CLV is not shown in the right pan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1">
          <table:table-cell table:style-name="ce160" table:formula="of:=IF(VALUE(MID([.F188];6;FIND(&quot;:&quot;;[.F188];1)-FIND(&quot; &quot;;[.F188];1)-1))&gt;VALUE(MID([.F187];6;FIND(&quot;:&quot;;[.F187];1)-FIND(&quot; &quot;;[.F187];1)-1));&quot;&quot;;MAX([.A$7:.A187])+1)" office:value-type="float" office:value="56">
            <text:p>056</text:p>
          </table:table-cell>
          <table:table-cell table:style-name="ce45" office:value-type="string">
            <text:p>WCM_13_04</text:p>
          </table:table-cell>
          <table:table-cell table:style-name="ce167" table:formula="of:=IF(VALUE(MID([.F188];6;FIND(&quot;:&quot;;[.F188];1)-FIND(&quot; &quot;;[.F188];1)-1))&gt;VALUE(MID([.F187];6;FIND(&quot;:&quot;;[.F187];1)-FIND(&quot; &quot;;[.F187];1)-1));[.C187];[.C187]+1)" office:value-type="float" office:value="11">
            <text:p>011</text:p>
          </table:table-cell>
          <table:table-cell table:style-name="ce221" office:value-type="string">
            <text:p>WCM\Sites Explorer\Publication\Publish content</text:p>
          </table:table-cell>
          <table:table-cell table:style-name="ce73" office:value-type="string">
            <text:p>Test when publish a content to a page twice</text:p>
          </table:table-cell>
          <table:table-cell table:style-name="ce224" office:value-type="string">
            <text:p>Step 1: Add document/web content in Site Explorer</text:p>
          </table:table-cell>
          <table:table-cell table:style-name="ce223" office:value-type="string">
            <text:p>- Login Acme by admin</text:p>
            <text:p>- Select <text:span text:style-name="T10">Groups/Site </text:span><text:span text:style-name="T10">Explorer/Sites </text:span><text:span text:style-name="T10">management</text:span></text:p>
            <text:p>- Select acme site</text:p>
            <text:p>- Select Document folder</text:p>
            <text:p>- Click [<text:span text:style-name="T10">Add document</text:span>] icon on the Action bar</text:p>
            <text:p>- Input valid data then click [<text:span text:style-name="T10">Save</text:span>] button</text:p>
          </table:table-cell>
          <table:table-cell table:style-name="ce236" office:value-type="string">
            <text:p>New content is added successfully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0">
          <table:table-cell table:style-name="ce160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89];6;FIND(&quot;:&quot;;[.F189];1)-FIND(&quot; &quot;;[.F189];1)-1))&gt;VALUE(MID([.F188];6;FIND(&quot;:&quot;;[.F188];1)-FIND(&quot; &quot;;[.F188];1)-1));[.C188];[.C188]+1)" office:value-type="float" office:value="11">
            <text:p>011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when publish a content to a page twice</text:p>
          </table:table-cell>
          <table:table-cell table:style-name="ce80" office:value-type="string">
            <text:p>Step 2: Publish content to a page</text:p>
          </table:table-cell>
          <table:table-cell table:style-name="ce223" office:value-type="string">
            <text:p>- Select this content to view</text:p>
            <text:p>- Click Manage publications icon <text:s/>on the Action bar</text:p>
            <text:p>- Select Publication pages tab</text:p>
            <text:p>- Select a page in the left pane then click [<text:span text:style-name="T10">Publish content to </text:span><text:span text:style-name="T10">page</text:span>]</text:p>
          </table:table-cell>
          <table:table-cell table:style-name="ce236" office:value-type="string">
            <text:p>The page which has just selected is shown in the right pan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5" office:value-type="string">
            <text:p>WCM_13_04</text:p>
          </table:table-cell>
          <table:table-cell table:style-name="ce167" table:formula="of:=IF(VALUE(MID([.F190];6;FIND(&quot;:&quot;;[.F190];1)-FIND(&quot; &quot;;[.F190];1)-1))&gt;VALUE(MID([.F189];6;FIND(&quot;:&quot;;[.F189];1)-FIND(&quot; &quot;;[.F189];1)-1));[.C189];[.C189]+1)" office:value-type="float" office:value="11">
            <text:p>011</text:p>
          </table:table-cell>
          <table:table-cell table:style-name="ce221" office:value-type="string">
            <text:p>WCM\Sites Explorer\Publication\Publish content</text:p>
          </table:table-cell>
          <table:table-cell table:style-name="ce227" office:value-type="string">
            <text:p>Test when publish a content to a page twice</text:p>
          </table:table-cell>
          <table:table-cell table:style-name="ce80" office:value-type="string">
            <text:p>Step 3: Publish content to this page in the second time</text:p>
          </table:table-cell>
          <table:table-cell table:style-name="ce223" office:value-type="string">
            <text:p>- Select the page in the left pane which has just been selected to publish in step 2</text:p>
            <text:p>- Click [<text:span text:style-name="T10">Publish </text:span><text:span text:style-name="T10">content to page</text:span>]</text:p>
          </table:table-cell>
          <table:table-cell table:style-name="ce236" office:value-type="string">
            <text:p>An alert message to inform user that this content is already published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4">
          <table:table-cell table:style-name="ce160" table:formula="of:=IF(VALUE(MID([.F191];6;FIND(&quot;:&quot;;[.F191];1)-FIND(&quot; &quot;;[.F191];1)-1))&gt;VALUE(MID([.F190];6;FIND(&quot;:&quot;;[.F190];1)-FIND(&quot; &quot;;[.F190];1)-1));&quot;&quot;;MAX([.A$7:.A190])+1)" office:value-type="float" office:value="57">
            <text:p>057</text:p>
          </table:table-cell>
          <table:table-cell table:style-name="ce45" office:value-type="string">
            <text:p>WCM_13_05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Publication\Unpublished content</text:p>
          </table:table-cell>
          <table:table-cell table:style-name="ce76" office:value-type="string">
            <text:p>Suspend a content from a page</text:p>
          </table:table-cell>
          <table:table-cell table:style-name="ce224" office:value-type="string">
            <text:p>Step 1: Add content in Site Explorer</text:p>
          </table:table-cell>
          <table:table-cell table:style-name="ce223" office:value-type="string">
            <text:p>- Login Acme by admin</text:p>
            <text:p>- Select <text:span text:style-name="T10">Groups/Site </text:span><text:span text:style-name="T10">Explorer/Sites </text:span><text:span text:style-name="T10">management</text:span></text:p>
            <text:p>- Select acme site</text:p>
            <text:p>- Select Document folder</text:p>
            <text:p>- Click [<text:span text:style-name="T10">Add document</text:span>] icon on the Action bar</text:p>
            <text:p>- Input valid data then click [<text:span text:style-name="T10">Save</text:span>] button</text:p>
          </table:table-cell>
          <table:table-cell table:style-name="ce236" office:value-type="string">
            <text:p>New content is added successfully with Draft statu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5">
          <table:table-cell table:style-name="ce160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2];6;FIND(&quot;:&quot;;[.F192];1)-FIND(&quot; &quot;;[.F192];1)-1))&gt;VALUE(MID([.F191];6;FIND(&quot;:&quot;;[.F191];1)-FIND(&quot; &quot;;[.F191];1)-1));[.C191];[.C191]+1)" office:value-type="float" office:value="1">
            <text:p>001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0" office:value-type="string">
            <text:p>Suspend a content from a page</text:p>
          </table:table-cell>
          <table:table-cell table:style-name="ce235" office:value-type="string">
            <text:p>Step 2: Add content to a page</text:p>
          </table:table-cell>
          <table:table-cell table:style-name="ce223" office:value-type="string">
            <text:p>- Go to <text:span text:style-name="T10">acme/Overview</text:span></text:p>
            <text:p>- Select <text:span text:style-name="T10">Site </text:span><text:span text:style-name="T10">Editor/Add content</text:span></text:p>
            <text:p><text:span text:style-name="T10">- </text:span><text:span text:style-name="T21">Choose</text:span><text:span text:style-name="T10"> [Select a </text:span><text:span text:style-name="T10">content]</text:span></text:p>
            <text:p><text:span text:style-name="T10">- </text:span><text:span text:style-name="T21">Select the content </text:span><text:span text:style-name="T21">which has just been </text:span><text:span text:style-name="T21">created in step 1</text:span></text:p>
            <text:p><text:span text:style-name="T21"/></text:p>
            <text:p><text:span text:style-name="T21"/></text:p>
          </table:table-cell>
          <table:table-cell table:style-name="ce236" office:value-type="string">
            <text:p>The content is added to Overview pag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6">
          <table:table-cell table:style-name="ce160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3];6;FIND(&quot;:&quot;;[.F193];1)-FIND(&quot; &quot;;[.F193];1)-1))&gt;VALUE(MID([.F192];6;FIND(&quot;:&quot;;[.F192];1)-FIND(&quot; &quot;;[.F192];1)-1));[.C192];[.C192]+1)" office:value-type="float" office:value="1">
            <text:p>001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0" office:value-type="string">
            <text:p>Suspend a content from a page</text:p>
          </table:table-cell>
          <table:table-cell table:style-name="ce235" office:value-type="string">
            <text:p>Step 3: Add content to a manual CLV</text:p>
          </table:table-cell>
          <table:table-cell table:style-name="ce223" office:value-type="string">
            <text:p>- In Overview page, open Edit mode then click <text:span text:style-name="T10">Quick Edit</text:span> icon of any CLV in this page </text:p>
            <text:p>- In CLV configuration form, select: </text:p>
            <text:p><text:s text:c="2"/>+ Mode= <text:span text:style-name="T10">Manual</text:span></text:p>
            <text:p><text:s text:c="2"/>+ Click Select folder path icon to select content which has just created in step 1</text:p>
            <text:p><text:s text:c="2"/>+ Click [<text:span text:style-name="T10">Save</text:span>] button in Content selector form </text:p>
            <text:p><text:s text:c="2"/>+ Click [<text:span text:style-name="T10">Save</text:span>] button in CLV management form</text:p>
          </table:table-cell>
          <table:table-cell table:style-name="ce236" office:value-type="string">
            <text:p>The content is added to a manual CLV in Overview pag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57">
          <table:table-cell table:style-name="ce160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4];6;FIND(&quot;:&quot;;[.F194];1)-FIND(&quot; &quot;;[.F194];1)-1))&gt;VALUE(MID([.F193];6;FIND(&quot;:&quot;;[.F193];1)-FIND(&quot; &quot;;[.F193];1)-1));[.C193];[.C193]+1)" office:value-type="float" office:value="1">
            <text:p>001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0" office:value-type="string">
            <text:p>Suspend a content from a page</text:p>
          </table:table-cell>
          <table:table-cell table:style-name="ce236" office:value-type="string">
            <text:p>Step 4: Suspend content from a page</text:p>
          </table:table-cell>
          <table:table-cell table:style-name="ce236" office:value-type="string">
            <text:p>- Select Groups/Site Explorer/Sites Management</text:p>
            <text:p>- Select acme site </text:p>
            <text:p>- Select the content which has just been published to Overview page</text:p>
            <text:p>- Click [<text:span text:style-name="T10">Manage </text:span><text:span text:style-name="T10">Publications</text:span>] icon on the Action bar</text:p>
            <text:p>- In Manage pages tab, select acme/Overview node page in the right pane</text:p>
            <text:p>- Click [<text:span text:style-name="T10">Suspend </text:span><text:span text:style-name="T10">content form page</text:span>] arrow.</text:p>
          </table:table-cell>
          <table:table-cell table:style-name="ce235" office:value-type="string">
            <text:p>The content is suspended successfully. </text:p>
            <text:p>Overview node page is not shown in the right pan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8">
          <table:table-cell table:style-name="ce160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5];6;FIND(&quot;:&quot;;[.F195];1)-FIND(&quot; &quot;;[.F195];1)-1))&gt;VALUE(MID([.F194];6;FIND(&quot;:&quot;;[.F194];1)-FIND(&quot; &quot;;[.F194];1)-1));[.C194];[.C194]+1)" office:value-type="float" office:value="1">
            <text:p>001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0" office:value-type="string">
            <text:p>Suspend a content from a page</text:p>
          </table:table-cell>
          <table:table-cell table:style-name="ce236" office:value-type="string">
            <text:p>Step 5:View page after suspending content</text:p>
          </table:table-cell>
          <table:table-cell table:style-name="ce236" office:value-type="string">
            <text:p>- Go to Acme/Overview</text:p>
            <text:p>- Open Edit mode </text:p>
          </table:table-cell>
          <table:table-cell table:style-name="ce236" office:value-type="string">
            <text:p>This content is not shown anywhere except in automatic CLVs if any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058</text:p>
          </table:table-cell>
          <table:table-cell table:style-name="ce45" office:value-type="string">
            <text:p>WCM_13_05</text:p>
          </table:table-cell>
          <table:table-cell table:style-name="ce167" table:formula="of:=IF(VALUE(MID([.F196];6;FIND(&quot;:&quot;;[.F196];1)-FIND(&quot; &quot;;[.F196];1)-1))&gt;VALUE(MID([.F195];6;FIND(&quot;:&quot;;[.F195];1)-FIND(&quot; &quot;;[.F195];1)-1));[.C195];[.C195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77" office:value-type="string">
            <text:p>Test unpublished when change status of content to Obsolete</text:p>
          </table:table-cell>
          <table:table-cell table:style-name="ce224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</table:table-cell>
          <table:table-cell table:style-name="ce224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7];6;FIND(&quot;:&quot;;[.F197];1)-FIND(&quot; &quot;;[.F197];1)-1))&gt;VALUE(MID([.F196];6;FIND(&quot;:&quot;;[.F196];1)-FIND(&quot; &quot;;[.F196];1)-1));[.C196];[.C196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5" office:value-type="string">
            <text:p>Step 2: Show sites explorer of sites explorer.</text:p>
          </table:table-cell>
          <table:table-cell table:style-name="ce235" office:value-type="string">
            <text:p>-Choose <text:span text:style-name="T19">Groups/</text:span><text:span text:style-name="T20">S</text:span><text:span text:style-name="T19">ites</text:span><text:span text:style-name="T16"> </text:span><text:span text:style-name="T19">explorer</text:span></text:p>
          </table:table-cell>
          <table:table-cell table:style-name="ce235" office:value-type="string">
            <text:p>- Sites explorer form will be shown.</text:p>
            <text:p>- This contain all drives on the system, each drive is a sit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5" office:value-type="string">
            <text:p>Step 3: Select site to work </text:p>
          </table:table-cell>
          <table:table-cell table:style-name="ce235" office:value-type="string">
            <text:p>- Choose <text:span text:style-name="T10">Sites </text:span><text:span text:style-name="T10">Management</text:span> drive.</text:p>
            <text:p>- Choose site to work</text:p>
          </table:table-cell>
          <table:table-cell table:style-name="ce235" office:value-type="string">
            <text:p>- Site drive was chose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6" office:value-type="string">
            <text:p>Step 4:Show flow publication status</text:p>
          </table:table-cell>
          <table:table-cell table:style-name="ce236" office:value-type="string">
            <text:p>- Choose document or web content have live current version </text:p>
            <text:p>- Click on <text:span text:style-name="T10">M</text:span><text:span text:style-name="T27">anages </text:span><text:span text:style-name="T27">publications</text:span><text:span text:style-name="T28"> icon on </text:span><text:span text:style-name="T28">the Action bar</text:span></text:p>
          </table:table-cell>
          <table:table-cell table:style-name="ce236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200];6;FIND(&quot;:&quot;;[.F200];1)-FIND(&quot; &quot;;[.F200];1)-1))&gt;VALUE(MID([.F199];6;FIND(&quot;:&quot;;[.F199];1)-FIND(&quot; &quot;;[.F199];1)-1));[.C199];[.C199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6" office:value-type="string">
            <text:p>Step 5:Create obsolete revision</text:p>
          </table:table-cell>
          <table:table-cell table:style-name="ce241" office:value-type="string">
            <text:p>- Select revision which has Published status</text:p>
            <text:p>- Change status from live to obsolete</text:p>
          </table:table-cell>
          <table:table-cell table:style-name="ce236" office:value-type="string">
            <text:p>- Change status successfully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201];6;FIND(&quot;:&quot;;[.F201];1)-FIND(&quot; &quot;;[.F201];1)-1))&gt;VALUE(MID([.F200];6;FIND(&quot;:&quot;;[.F200];1)-FIND(&quot; &quot;;[.F200];1)-1));[.C200];[.C200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6" office:value-type="string">
            <text:p>Step 6: Publish an obsolete content to a page</text:p>
          </table:table-cell>
          <table:table-cell table:style-name="ce241" office:value-type="string">
            <text:p>- Move to Publication pages tab</text:p>
            <text:p>- Select a page which you want to publish to </text:p>
            <text:p>- Click [<text:span text:style-name="T10">Publish to </text:span><text:span text:style-name="T10">page</text:span>] arrow</text:p>
          </table:table-cell>
          <table:table-cell table:style-name="ce236" office:value-type="string">
            <text:p>- The selected page is shown in the right pan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5" office:value-type="string">
            <text:p>WCM_13_05</text:p>
          </table:table-cell>
          <table:table-cell table:style-name="ce167" table:formula="of:=IF(VALUE(MID([.F202];6;FIND(&quot;:&quot;;[.F202];1)-FIND(&quot; &quot;;[.F202];1)-1))&gt;VALUE(MID([.F201];6;FIND(&quot;:&quot;;[.F201];1)-FIND(&quot; &quot;;[.F201];1)-1));[.C201];[.C201]+1)" office:value-type="float" office:value="2">
            <text:p>002</text:p>
          </table:table-cell>
          <table:table-cell table:style-name="ce221" office:value-type="string">
            <text:p>WCM\Sites Explorer\Publication\Unpublished content</text:p>
          </table:table-cell>
          <table:table-cell table:style-name="ce231" office:value-type="string">
            <text:p>Test unpublished when change status of content to Obsolete</text:p>
          </table:table-cell>
          <table:table-cell table:style-name="ce236" office:value-type="string">
            <text:p>Step 7: View page after publishing an obsolete content to</text:p>
          </table:table-cell>
          <table:table-cell table:style-name="ce241" office:value-type="string">
            <text:p>Go to the selected page in step 6</text:p>
          </table:table-cell>
          <table:table-cell table:style-name="ce236" office:value-type="string">
            <text:p>The obsolete content is not shown in this pag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203];6;FIND(&quot;:&quot;;[.F203];1)-FIND(&quot; &quot;;[.F203];1)-1))&gt;VALUE(MID([.F202];6;FIND(&quot;:&quot;;[.F202];1)-FIND(&quot; &quot;;[.F202];1)-1));&quot;&quot;;MAX([.A$7:.A202])+1)" office:value-type="float" office:value="59">
            <text:p>059</text:p>
          </table:table-cell>
          <table:table-cell table:style-name="ce45" office:value-type="string">
            <text:p>WCM_13_06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73" office:value-type="string">
            <text:p>Check manage history of content</text:p>
          </table:table-cell>
          <table:table-cell table:style-name="ce224" office:value-type="string">
            <text:p>Step 1: Access WCM by administrator user</text:p>
          </table:table-cell>
          <table:table-cell table:style-name="ce224" office:value-type="string">
            <text:p>- Login by administrator or upper user</text:p>
          </table:table-cell>
          <table:table-cell table:style-name="ce224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5" office:value-type="string">
            <text:p>WCM_13_06</text:p>
          </table:table-cell>
          <table:table-cell table:style-name="ce167" table:formula="of:=IF(VALUE(MID([.F204];6;FIND(&quot;:&quot;;[.F204];1)-FIND(&quot; &quot;;[.F204];1)-1))&gt;VALUE(MID([.F203];6;FIND(&quot;:&quot;;[.F203];1)-FIND(&quot; &quot;;[.F203];1)-1));[.C203];[.C203]+1)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227" office:value-type="string">
            <text:p>Check manage history of content</text:p>
          </table:table-cell>
          <table:table-cell table:style-name="ce235" office:value-type="string">
            <text:p>Step 2: Show sites explorer of sites explorer.</text:p>
          </table:table-cell>
          <table:table-cell table:style-name="ce235" office:value-type="string">
            <text:p>-Choose <text:span text:style-name="T19">Groups/</text:span><text:span text:style-name="T20">S</text:span><text:span text:style-name="T19">ites</text:span><text:span text:style-name="T16"> </text:span><text:span text:style-name="T19">explorer</text:span></text:p>
          </table:table-cell>
          <table:table-cell table:style-name="ce235" office:value-type="string">
            <text:p>- Sites explorer form will be shown.</text:p>
            <text:p>- This contain all drives on the system, each drive is a site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5" office:value-type="string">
            <text:p>WCM_13_06</text:p>
          </table:table-cell>
          <table:table-cell table:style-name="ce167" table:formula="of:=IF(VALUE(MID([.F205];6;FIND(&quot;:&quot;;[.F205];1)-FIND(&quot; &quot;;[.F205];1)-1))&gt;VALUE(MID([.F204];6;FIND(&quot;:&quot;;[.F204];1)-FIND(&quot; &quot;;[.F204];1)-1));[.C204];[.C204]+1)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227" office:value-type="string">
            <text:p>Check manage history of content</text:p>
          </table:table-cell>
          <table:table-cell table:style-name="ce235" office:value-type="string">
            <text:p>Step 3: Select site to work </text:p>
          </table:table-cell>
          <table:table-cell table:style-name="ce235" office:value-type="string">
            <text:p>- Choose <text:span text:style-name="T10">Sites </text:span><text:span text:style-name="T10">Management</text:span> drive.</text:p>
            <text:p>- Choose site to work</text:p>
          </table:table-cell>
          <table:table-cell table:style-name="ce235" office:value-type="string">
            <text:p>- Site drive was chose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23">
          <table:table-cell table:style-name="ce160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5" office:value-type="string">
            <text:p>WCM_13_06</text:p>
          </table:table-cell>
          <table:table-cell table:style-name="ce167" table:formula="of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227" office:value-type="string">
            <text:p>Check manage history of content</text:p>
          </table:table-cell>
          <table:table-cell table:style-name="ce236" office:value-type="string">
            <text:p>Step 4:Show flow publication status</text:p>
          </table:table-cell>
          <table:table-cell table:style-name="ce236" office:value-type="string">
            <text:p>- Choose document on document folder or web content on web content folder to view</text:p>
            <text:p>- Click on <text:span text:style-name="T10">M</text:span><text:span text:style-name="T27">anage </text:span><text:span text:style-name="T27">publications</text:span><text:span text:style-name="T28"> icon</text:span></text:p>
          </table:table-cell>
          <table:table-cell table:style-name="ce236" office:value-type="string">
            <text:p>- Display form, which contain flow publication and status, revision of chosen document or web content</text:p>
            <text:p>- Diagram always display state of current version, status of content was displayed by checked icon</text:p>
            <text:p/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5" office:value-type="string">
            <text:p>WCM_13_06</text:p>
          </table:table-cell>
          <table:table-cell table:style-name="ce167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227" office:value-type="string">
            <text:p>Check manage history of content</text:p>
          </table:table-cell>
          <table:table-cell table:style-name="ce236" office:value-type="string">
            <text:p>Step 5:Create some revision</text:p>
          </table:table-cell>
          <table:table-cell table:style-name="ce241" office:value-type="string">
            <text:p>- Change status form draft to live or from live to obsolete</text:p>
          </table:table-cell>
          <table:table-cell table:style-name="ce236" office:value-type="string">
            <text:p>-This content have some revision</text:p>
            <text:p>- We can see different revisions for this content on below table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5" office:value-type="string">
            <text:p>WCM_13_06</text:p>
          </table:table-cell>
          <table:table-cell table:style-name="ce167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221" office:value-type="string">
            <text:p>WCM\Sites Explorer\Publication\History</text:p>
          </table:table-cell>
          <table:table-cell table:style-name="ce227" office:value-type="string">
            <text:p>Check manage history of content</text:p>
          </table:table-cell>
          <table:table-cell table:style-name="ce236" office:value-type="string">
            <text:p>Step 6: Manage history</text:p>
          </table:table-cell>
          <table:table-cell table:style-name="ce236" office:value-type="string">
            <text:p>- Choose <text:span text:style-name="T10">Publication</text:span> <text:span text:style-name="T10">history</text:span> tab</text:p>
          </table:table-cell>
          <table:table-cell table:style-name="ce236" office:value-type="string">
            <text:p>- Display table to list some information of content as: Date, revision name, state, author and description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09];6;FIND(&quot;:&quot;;[.F209];1)-FIND(&quot; &quot;;[.F209];1)-1))&gt;VALUE(MID([.F208];6;FIND(&quot;:&quot;;[.F208];1)-FIND(&quot; &quot;;[.F208];1)-1));&quot;&quot;;MAX([.A$7:.A208])+1)" office:value-type="float" office:value="60">
            <text:p>060</text:p>
          </table:table-cell>
          <table:table-cell table:style-name="ce45" office:value-type="string">
            <text:p>WCM_14_01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Map Network</text:p>
          </table:table-cell>
          <table:table-cell table:style-name="ce232" office:value-type="string">
            <text:p>Map network drive</text:p>
          </table:table-cell>
          <table:table-cell table:style-name="ce233" office:value-type="string">
            <text:p>Step 1: Open form to map network</text:p>
          </table:table-cell>
          <table:table-cell table:style-name="ce233" office:value-type="string">
            <text:p>- Right click on 'My Network Places' on your computer and select 'Map network drive'</text:p>
            <text:p/>
          </table:table-cell>
          <table:table-cell table:style-name="ce233" office:value-type="string">
            <text:p>Map network drive form appea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5" office:value-type="string">
            <text:p>WCM_14_01</text:p>
          </table:table-cell>
          <table:table-cell table:style-name="ce167"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table:style-name="ce221" office:value-type="string">
            <text:p>WCM\Sites Explorer\WebDAV\Map Network</text:p>
          </table:table-cell>
          <table:table-cell table:style-name="ce233" office:value-type="string">
            <text:p>Map network drive</text:p>
          </table:table-cell>
          <table:table-cell table:style-name="ce233" office:value-type="string">
            <text:p>Step 2: Open form to map network wizard</text:p>
          </table:table-cell>
          <table:table-cell table:style-name="ce233" office:value-type="string">
            <text:p>- Click on 'Sign up for online storage or connect to network server'</text:p>
            <text:p>- Click Next button</text:p>
          </table:table-cell>
          <table:table-cell table:style-name="ce233" office:value-type="string">
            <text:p>Add map network place wizard appea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5" office:value-type="string">
            <text:p>WCM_14_01</text:p>
          </table:table-cell>
          <table:table-cell table:style-name="ce167"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221" office:value-type="string">
            <text:p>WCM\Sites Explorer\WebDAV\Map Network</text:p>
          </table:table-cell>
          <table:table-cell table:style-name="ce233" office:value-type="string">
            <text:p>Map network drive</text:p>
          </table:table-cell>
          <table:table-cell table:style-name="ce233" office:value-type="string">
            <text:p>Step 3: Choose network </text:p>
          </table:table-cell>
          <table:table-cell table:style-name="ce233" office:value-type="string">
            <text:p>- Select 'Choose other network location'</text:p>
            <text:p>- Click Next button</text:p>
          </table:table-cell>
          <table:table-cell table:style-name="ce233" office:value-type="string">
            <text:p>Form to put the IP address appear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45" office:value-type="string">
            <text:p>WCM_14_01</text:p>
          </table:table-cell>
          <table:table-cell table:style-name="ce167" table:formula="of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221" office:value-type="string">
            <text:p>WCM\Sites Explorer\WebDAV\Map Network</text:p>
          </table:table-cell>
          <table:table-cell table:style-name="ce233" office:value-type="string">
            <text:p>Map network drive</text:p>
          </table:table-cell>
          <table:table-cell table:style-name="ce233" office:value-type="string">
            <text:p>Step 4: Put IP address</text:p>
          </table:table-cell>
          <table:table-cell table:style-name="ce233" office:value-type="string">
            <text:p>- Put the address: http://(ip address):8080/portal/rest/private/jcr/repository/collaboration/sites content/live/classic</text:p>
            <text:p>- Click <text:span text:style-name="T10">Next</text:span> button</text:p>
          </table:table-cell>
          <table:table-cell table:style-name="ce233" office:value-type="string">
            <text:p>Form to put the name of network appear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5" office:value-type="string">
            <text:p>WCM_14_01</text:p>
          </table:table-cell>
          <table:table-cell table:style-name="ce167" table:formula="of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221" office:value-type="string">
            <text:p>WCM\Sites Explorer\WebDAV\Map Network</text:p>
          </table:table-cell>
          <table:table-cell table:style-name="ce233" office:value-type="string">
            <text:p>Map network drive</text:p>
          </table:table-cell>
          <table:table-cell table:style-name="ce233" office:value-type="string">
            <text:p>Step 5: Put the name of network</text:p>
          </table:table-cell>
          <table:table-cell table:style-name="ce233" office:value-type="string">
            <text:p>- Put the name for network</text:p>
            <text:p>- Click Next button</text:p>
            <text:p>- Click on <text:span text:style-name="T10">Finish</text:span></text:p>
          </table:table-cell>
          <table:table-cell table:style-name="ce233" office:value-type="string">
            <text:p>All nodes in this network drive appear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4];6;FIND(&quot;:&quot;;[.F214];1)-FIND(&quot; &quot;;[.F214];1)-1))&gt;VALUE(MID([.F213];6;FIND(&quot;:&quot;;[.F213];1)-FIND(&quot; &quot;;[.F213];1)-1));&quot;&quot;;MAX([.A$7:.A213])+1)" office:value-type="float" office:value="61">
            <text:p>061</text:p>
          </table:table-cell>
          <table:table-cell table:style-name="ce45" office:value-type="string">
            <text:p>WCM_14_02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View</text:p>
          </table:table-cell>
          <table:table-cell table:style-name="ce72" office:value-type="string">
            <text:p>Manage sites by WebDAV by map network drive</text:p>
          </table:table-cell>
          <table:table-cell table:style-name="ce236" office:value-type="string">
            <text:p>Step 1: Map network drive</text:p>
          </table:table-cell>
          <table:table-cell table:style-name="ce236" office:value-type="string">
            <text:p>- Input link address to map drive on local computer [<text:a xlink:href="#WCM_14_01_001">details</text:a>]</text:p>
          </table:table-cell>
          <table:table-cell table:style-name="ce236" office:value-type="string">
            <text:p>- Map network drive successfully</text:p>
            <text:p>- Display structure of mapped site on your local compute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5" office:value-type="string">
            <text:p>WCM_14_02</text:p>
          </table:table-cell>
          <table:table-cell table:style-name="ce167" table:formula="of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221" office:value-type="string">
            <text:p>WCM\Sites Explorer\WebDAV\View</text:p>
          </table:table-cell>
          <table:table-cell table:style-name="ce221" office:value-type="string">
            <text:p>Manage sites by WebDAV by map network drive</text:p>
          </table:table-cell>
          <table:table-cell table:style-name="ce236" office:value-type="string">
            <text:p>Step 2: Open map network drive to manage sites</text:p>
          </table:table-cell>
          <table:table-cell table:style-name="ce236" office:value-type="string">
            <text:p>- Choose <text:span text:style-name="T10">my network </text:span><text:span text:style-name="T10">place </text:span><text:span text:style-name="T21">on your computer </text:span><text:span text:style-name="T21">on screen</text:span></text:p>
            <text:p><text:span text:style-name="T21">- Choose drive you </text:span><text:span text:style-name="T21">want to do </text:span></text:p>
          </table:table-cell>
          <table:table-cell table:style-name="ce236" office:value-type="string">
            <text:p>- Display structure of mapped site on your local compute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6];6;FIND(&quot;:&quot;;[.F216];1)-FIND(&quot; &quot;;[.F216];1)-1))&gt;VALUE(MID([.F215];6;FIND(&quot;:&quot;;[.F215];1)-FIND(&quot; &quot;;[.F215];1)-1));&quot;&quot;;MAX([.A$7:.A215])+1)" office:value-type="float" office:value="62">
            <text:p>062</text:p>
          </table:table-cell>
          <table:table-cell table:style-name="ce45" office:value-type="string">
            <text:p>WCM_14_03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Create</text:p>
          </table:table-cell>
          <table:table-cell table:style-name="ce72" office:value-type="string">
            <text:p>Create 1 document on mapped driv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5" office:value-type="string">
            <text:p>WCM_14_03</text:p>
          </table:table-cell>
          <table:table-cell table:style-name="ce167" table:formula="of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221" office:value-type="string">
            <text:p>WCM\Sites Explorer\WebDAV\Create</text:p>
          </table:table-cell>
          <table:table-cell table:style-name="ce221" office:value-type="string">
            <text:p>Create 1 document on mapped drive</text:p>
          </table:table-cell>
          <table:table-cell table:style-name="ce80" office:value-type="string">
            <text:p>Step 2: Create 1 document on mapped drive</text:p>
          </table:table-cell>
          <table:table-cell table:style-name="ce236" office:value-type="string">
            <text:p>- Choose document folder on structure</text:p>
            <text:p>- Create 1 document on this folder</text:p>
          </table:table-cell>
          <table:table-cell table:style-name="ce236" office:value-type="string">
            <text:p>We can see created document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18];6;FIND(&quot;:&quot;;[.F218];1)-FIND(&quot; &quot;;[.F218];1)-1))&gt;VALUE(MID([.F217];6;FIND(&quot;:&quot;;[.F217];1)-FIND(&quot; &quot;;[.F217];1)-1));&quot;&quot;;MAX([.A$7:.A217])+1)" office:value-type="float" office:value="63">
            <text:p>063</text:p>
          </table:table-cell>
          <table:table-cell table:style-name="ce45" office:value-type="string">
            <text:p>WCM_14_03</text:p>
          </table:table-cell>
          <table:table-cell table:style-name="ce167" table:formula="of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221" office:value-type="string">
            <text:p>WCM\Sites Explorer\WebDAV\Create</text:p>
          </table:table-cell>
          <table:table-cell table:style-name="ce72" office:value-type="string">
            <text:p>Upload 1 image file on mapped driv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5" office:value-type="string">
            <text:p>WCM_14_03</text:p>
          </table:table-cell>
          <table:table-cell table:style-name="ce167" table:formula="of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221" office:value-type="string">
            <text:p>WCM\Sites Explorer\WebDAV\Create</text:p>
          </table:table-cell>
          <table:table-cell table:style-name="ce221" office:value-type="string">
            <text:p>Upload 1 image file on mapped drive</text:p>
          </table:table-cell>
          <table:table-cell table:style-name="ce80" office:value-type="string">
            <text:p>Step 2: Upload 1 image file on mapped drive</text:p>
          </table:table-cell>
          <table:table-cell table:style-name="ce236" office:value-type="string">
            <text:p>- Choose document folder on structure</text:p>
            <text:p>- Upload 1 image file on this folder</text:p>
          </table:table-cell>
          <table:table-cell table:style-name="ce236" office:value-type="string">
            <text:p>We can see uploaded image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20];6;FIND(&quot;:&quot;;[.F220];1)-FIND(&quot; &quot;;[.F220];1)-1))&gt;VALUE(MID([.F219];6;FIND(&quot;:&quot;;[.F219];1)-FIND(&quot; &quot;;[.F219];1)-1));&quot;&quot;;MAX([.A$7:.A219])+1)" office:value-type="float" office:value="64">
            <text:p>064</text:p>
          </table:table-cell>
          <table:table-cell table:style-name="ce45" office:value-type="string">
            <text:p>WCM_14_03</text:p>
          </table:table-cell>
          <table:table-cell table:style-name="ce167" table:formula="of:=IF(VALUE(MID([.F220];6;FIND(&quot;:&quot;;[.F220];1)-FIND(&quot; &quot;;[.F220];1)-1))&gt;VALUE(MID([.F219];6;FIND(&quot;:&quot;;[.F219];1)-FIND(&quot; &quot;;[.F219];1)-1));[.C219];[.C219]+1)" office:value-type="float" office:value="3">
            <text:p>003</text:p>
          </table:table-cell>
          <table:table-cell table:style-name="ce221" office:value-type="string">
            <text:p>WCM\Sites Explorer\WebDAV\Create</text:p>
          </table:table-cell>
          <table:table-cell table:style-name="ce72" office:value-type="string">
            <text:p>Upload 1 PDF file on mapped driv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5" office:value-type="string">
            <text:p>WCM_14_03</text:p>
          </table:table-cell>
          <table:table-cell table:style-name="ce167" table:formula="of:=IF(VALUE(MID([.F221];6;FIND(&quot;:&quot;;[.F221];1)-FIND(&quot; &quot;;[.F221];1)-1))&gt;VALUE(MID([.F220];6;FIND(&quot;:&quot;;[.F220];1)-FIND(&quot; &quot;;[.F220];1)-1));[.C220];[.C220]+1)" office:value-type="float" office:value="3">
            <text:p>003</text:p>
          </table:table-cell>
          <table:table-cell table:style-name="ce221" office:value-type="string">
            <text:p>WCM\Sites Explorer\WebDAV\Create</text:p>
          </table:table-cell>
          <table:table-cell table:style-name="ce221" office:value-type="string">
            <text:p>Upload 1 PDF file on mapped drive</text:p>
          </table:table-cell>
          <table:table-cell table:style-name="ce80" office:value-type="string">
            <text:p>Step 2: Upload 1 PDF file on mapped drive</text:p>
          </table:table-cell>
          <table:table-cell table:style-name="ce236" office:value-type="string">
            <text:p>- Choose document folder on structure</text:p>
            <text:p>- Upload 1 image file on this folder</text:p>
          </table:table-cell>
          <table:table-cell table:style-name="ce236" office:value-type="string">
            <text:p>We can see uploaded PDF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22];6;FIND(&quot;:&quot;;[.F222];1)-FIND(&quot; &quot;;[.F222];1)-1))&gt;VALUE(MID([.F221];6;FIND(&quot;:&quot;;[.F221];1)-FIND(&quot; &quot;;[.F221];1)-1));&quot;&quot;;MAX([.A$7:.A221])+1)" office:value-type="float" office:value="65">
            <text:p>065</text:p>
          </table:table-cell>
          <table:table-cell table:style-name="ce45" office:value-type="string">
            <text:p>WCM_14_04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Copy_Paste</text:p>
          </table:table-cell>
          <table:table-cell table:style-name="ce72" office:value-type="string">
            <text:p>Copy document by WebDAV to docum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5" office:value-type="string">
            <text:p>WCM_14_04</text:p>
          </table:table-cell>
          <table:table-cell table:style-name="ce167" table:formula="of:=IF(VALUE(MID([.F223];6;FIND(&quot;:&quot;;[.F223];1)-FIND(&quot; &quot;;[.F223];1)-1))&gt;VALUE(MID([.F222];6;FIND(&quot;:&quot;;[.F222];1)-FIND(&quot; &quot;;[.F222];1)-1));[.C222];[.C222]+1)" office:value-type="float" office:value="1">
            <text:p>001</text:p>
          </table:table-cell>
          <table:table-cell table:style-name="ce221" office:value-type="string">
            <text:p>WCM\Sites Explorer\WebDAV\Copy_Paste</text:p>
          </table:table-cell>
          <table:table-cell table:style-name="ce221" office:value-type="string">
            <text:p>Copy document by WebDAV to document folder of <text:s/>site</text:p>
          </table:table-cell>
          <table:table-cell table:style-name="ce80" office:value-type="string">
            <text:p>Step 2: Copy document by WebDAV to document folder of <text:s/>site</text:p>
          </table:table-cell>
          <table:table-cell table:style-name="ce236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36" office:value-type="string">
            <text:p>- One or many files copied on document folder.</text:p>
            <text:p>- We can see just copy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24];6;FIND(&quot;:&quot;;[.F224];1)-FIND(&quot; &quot;;[.F224];1)-1))&gt;VALUE(MID([.F223];6;FIND(&quot;:&quot;;[.F223];1)-FIND(&quot; &quot;;[.F223];1)-1));&quot;&quot;;MAX([.A$7:.A223])+1)" office:value-type="float" office:value="66">
            <text:p>066</text:p>
          </table:table-cell>
          <table:table-cell table:style-name="ce45" office:value-type="string">
            <text:p>WCM_14_04</text:p>
          </table:table-cell>
          <table:table-cell table:style-name="ce167" table:formula="of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221" office:value-type="string">
            <text:p>WCM\Sites Explorer\WebDAV\Copy_Paste</text:p>
          </table:table-cell>
          <table:table-cell table:style-name="ce72" office:value-type="string">
            <text:p>Copy image file by WebDAV to web cont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5" office:value-type="string">
            <text:p>WCM_14_04</text:p>
          </table:table-cell>
          <table:table-cell table:style-name="ce167" table:formula="of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221" office:value-type="string">
            <text:p>WCM\Sites Explorer\WebDAV\Copy_Paste</text:p>
          </table:table-cell>
          <table:table-cell table:style-name="ce221" office:value-type="string">
            <text:p>Copy image file by WebDAV to web content folder of <text:s/>site</text:p>
          </table:table-cell>
          <table:table-cell table:style-name="ce80" office:value-type="string">
            <text:p>Step 2: Copy image file by WebDAV to document folder of <text:s/>site</text:p>
          </table:table-cell>
          <table:table-cell table:style-name="ce236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36" office:value-type="string">
            <text:p>- One or many files copied on document folder.</text:p>
            <text:p>- We can see just copy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26];6;FIND(&quot;:&quot;;[.F226];1)-FIND(&quot; &quot;;[.F226];1)-1))&gt;VALUE(MID([.F225];6;FIND(&quot;:&quot;;[.F225];1)-FIND(&quot; &quot;;[.F225];1)-1));&quot;&quot;;MAX([.A$7:.A225])+1)" office:value-type="float" office:value="67">
            <text:p>067</text:p>
          </table:table-cell>
          <table:table-cell table:style-name="ce45" office:value-type="string">
            <text:p>WCM_14_04</text:p>
          </table:table-cell>
          <table:table-cell table:style-name="ce167" table:formula="of:=IF(VALUE(MID([.F226];6;FIND(&quot;:&quot;;[.F226];1)-FIND(&quot; &quot;;[.F226];1)-1))&gt;VALUE(MID([.F225];6;FIND(&quot;:&quot;;[.F225];1)-FIND(&quot; &quot;;[.F225];1)-1));[.C225];[.C225]+1)" office:value-type="float" office:value="3">
            <text:p>003</text:p>
          </table:table-cell>
          <table:table-cell table:style-name="ce221" office:value-type="string">
            <text:p>WCM\Sites Explorer\WebDAV\Copy_Paste</text:p>
          </table:table-cell>
          <table:table-cell table:style-name="ce72" office:value-type="string">
            <text:p>Copy PDF file by WebDAV to web cont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5" office:value-type="string">
            <text:p>WCM_14_04</text:p>
          </table:table-cell>
          <table:table-cell table:style-name="ce167" table:formula="of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table:style-name="ce221" office:value-type="string">
            <text:p>WCM\Sites Explorer\WebDAV\Copy_Paste</text:p>
          </table:table-cell>
          <table:table-cell table:style-name="ce221" office:value-type="string">
            <text:p>Copy PDF file by WebDAV to web content folder of <text:s/>site</text:p>
          </table:table-cell>
          <table:table-cell table:style-name="ce80" office:value-type="string">
            <text:p>Step 2: Copy PDF file by WebDAV to document folder of <text:s/>site</text:p>
          </table:table-cell>
          <table:table-cell table:style-name="ce236" office:value-type="string">
            <text:p>- Choose document folder on structure</text:p>
            <text:p>- Copy one file or many files</text:p>
            <text:p>- Right click on interface of document folder</text:p>
            <text:p>- Then choose paste.</text:p>
          </table:table-cell>
          <table:table-cell table:style-name="ce236" office:value-type="string">
            <text:p>- One or many files copied on document folder.</text:p>
            <text:p>- We can see just copy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28];6;FIND(&quot;:&quot;;[.F228];1)-FIND(&quot; &quot;;[.F228];1)-1))&gt;VALUE(MID([.F227];6;FIND(&quot;:&quot;;[.F227];1)-FIND(&quot; &quot;;[.F227];1)-1));&quot;&quot;;MAX([.A$7:.A227])+1)" office:value-type="float" office:value="68">
            <text:p>068</text:p>
          </table:table-cell>
          <table:table-cell table:style-name="ce45" office:value-type="string">
            <text:p>WCM_14_04</text:p>
          </table:table-cell>
          <table:table-cell table:style-name="ce167" table:formula="of:=IF(VALUE(MID([.F228];6;FIND(&quot;:&quot;;[.F228];1)-FIND(&quot; &quot;;[.F228];1)-1))&gt;VALUE(MID([.F227];6;FIND(&quot;:&quot;;[.F227];1)-FIND(&quot; &quot;;[.F227];1)-1));[.C227];[.C227]+1)" office:value-type="float" office:value="4">
            <text:p>004</text:p>
          </table:table-cell>
          <table:table-cell table:style-name="ce221" office:value-type="string">
            <text:p>WCM\Sites Explorer\WebDAV\Copy_Paste</text:p>
          </table:table-cell>
          <table:table-cell table:style-name="ce72" office:value-type="string">
            <text:p>Copy HTML file by WebDAV to web cont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5" office:value-type="string">
            <text:p>WCM_14_04</text:p>
          </table:table-cell>
          <table:table-cell table:style-name="ce167" table:formula="of:=IF(VALUE(MID([.F229];6;FIND(&quot;:&quot;;[.F229];1)-FIND(&quot; &quot;;[.F229];1)-1))&gt;VALUE(MID([.F228];6;FIND(&quot;:&quot;;[.F228];1)-FIND(&quot; &quot;;[.F228];1)-1));[.C228];[.C228]+1)" office:value-type="float" office:value="4">
            <text:p>004</text:p>
          </table:table-cell>
          <table:table-cell table:style-name="ce221" office:value-type="string">
            <text:p>WCM\Sites Explorer\WebDAV\Copy_Paste</text:p>
          </table:table-cell>
          <table:table-cell table:style-name="ce221" office:value-type="string">
            <text:p>Copy HTML file by WebDAV to web content folder of <text:s/>site</text:p>
          </table:table-cell>
          <table:table-cell table:style-name="ce80" office:value-type="string">
            <text:p>Step 2: Copy HTML file by WebDAV to web content folder of <text:s/>site</text:p>
          </table:table-cell>
          <table:table-cell table:style-name="ce236" office:value-type="string">
            <text:p>- Choose web content <text:s/>folder on structure.</text:p>
            <text:p>- Copy a HTML file.</text:p>
            <text:p>- Right click on interface of web content folder</text:p>
            <text:p>- Then choose paste.</text:p>
          </table:table-cell>
          <table:table-cell table:style-name="ce236" office:value-type="string">
            <text:p>- One HTML file just copied.</text:p>
            <text:p>- We can see this HTML file on sites explorer</text:p>
            <text:p>- This HTML file will become a web content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30];6;FIND(&quot;:&quot;;[.F230];1)-FIND(&quot; &quot;;[.F230];1)-1))&gt;VALUE(MID([.F229];6;FIND(&quot;:&quot;;[.F229];1)-FIND(&quot; &quot;;[.F229];1)-1));&quot;&quot;;MAX([.A$7:.A229])+1)" office:value-type="float" office:value="69">
            <text:p>069</text:p>
          </table:table-cell>
          <table:table-cell table:style-name="ce45" office:value-type="string">
            <text:p>WCM_14_05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Edit</text:p>
          </table:table-cell>
          <table:table-cell table:style-name="ce72" office:value-type="string">
            <text:p>Edit HTML file by WebDAV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5" office:value-type="string">
            <text:p>WCM_14_05</text:p>
          </table:table-cell>
          <table:table-cell table:style-name="ce167" table:formula="of:=IF(VALUE(MID([.F231];6;FIND(&quot;:&quot;;[.F231];1)-FIND(&quot; &quot;;[.F231];1)-1))&gt;VALUE(MID([.F230];6;FIND(&quot;:&quot;;[.F230];1)-FIND(&quot; &quot;;[.F230];1)-1));[.C230];[.C230]+1)" office:value-type="float" office:value="1">
            <text:p>001</text:p>
          </table:table-cell>
          <table:table-cell table:style-name="ce221" office:value-type="string">
            <text:p>WCM\Sites Explorer\WebDAV\Edit</text:p>
          </table:table-cell>
          <table:table-cell table:style-name="ce221" office:value-type="string">
            <text:p>Edit HTML file by WebDAV</text:p>
          </table:table-cell>
          <table:table-cell table:style-name="ce80" office:value-type="string">
            <text:p>Step 2: Edit HTML file by WebDAV</text:p>
          </table:table-cell>
          <table:table-cell table:style-name="ce236" office:value-type="string">
            <text:p>- Choose web content <text:s/>folder on structure.</text:p>
            <text:p>- Open HTML file by Note pad or WordPad</text:p>
            <text:p>- Edit this file and then save it as action on the window.</text:p>
          </table:table-cell>
          <table:table-cell table:style-name="ce236" office:value-type="string">
            <text:p>HTML file was changed as web content was changed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32];6;FIND(&quot;:&quot;;[.F232];1)-FIND(&quot; &quot;;[.F232];1)-1))&gt;VALUE(MID([.F231];6;FIND(&quot;:&quot;;[.F231];1)-FIND(&quot; &quot;;[.F231];1)-1));&quot;&quot;;MAX([.A$7:.A231])+1)" office:value-type="float" office:value="70">
            <text:p>070</text:p>
          </table:table-cell>
          <table:table-cell table:style-name="ce45" office:value-type="string">
            <text:p>WCM_14_05</text:p>
          </table:table-cell>
          <table:table-cell table:style-name="ce167" table:formula="of:=IF(VALUE(MID([.F232];6;FIND(&quot;:&quot;;[.F232];1)-FIND(&quot; &quot;;[.F232];1)-1))&gt;VALUE(MID([.F231];6;FIND(&quot;:&quot;;[.F231];1)-FIND(&quot; &quot;;[.F231];1)-1));[.C231];[.C231]+1)" office:value-type="float" office:value="2">
            <text:p>002</text:p>
          </table:table-cell>
          <table:table-cell table:style-name="ce221" office:value-type="string">
            <text:p>WCM\Sites Explorer\WebDAV\Edit</text:p>
          </table:table-cell>
          <table:table-cell table:style-name="ce72" office:value-type="string">
            <text:p>Edit CSS file by WebDAV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9">
          <table:table-cell table:style-name="ce160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5" office:value-type="string">
            <text:p>WCM_14_05</text:p>
          </table:table-cell>
          <table:table-cell table:style-name="ce167" table:formula="of:=IF(VALUE(MID([.F233];6;FIND(&quot;:&quot;;[.F233];1)-FIND(&quot; &quot;;[.F233];1)-1))&gt;VALUE(MID([.F232];6;FIND(&quot;:&quot;;[.F232];1)-FIND(&quot; &quot;;[.F232];1)-1));[.C232];[.C232]+1)" office:value-type="float" office:value="2">
            <text:p>002</text:p>
          </table:table-cell>
          <table:table-cell table:style-name="ce221" office:value-type="string">
            <text:p>WCM\Sites Explorer\WebDAV\Edit</text:p>
          </table:table-cell>
          <table:table-cell table:style-name="ce221" office:value-type="string">
            <text:p>Edit CSS file by WebDAV</text:p>
          </table:table-cell>
          <table:table-cell table:style-name="ce80" office:value-type="string">
            <text:p>Step 2: Edit CSS file by WebDAV</text:p>
          </table:table-cell>
          <table:table-cell table:style-name="ce236" office:value-type="string">
            <text:p>- Choose web content <text:s/>folder on structure.</text:p>
            <text:p>- Open CSS file by Note pad or WordPad</text:p>
            <text:p>- Edit this file and then save it as action on the window.</text:p>
          </table:table-cell>
          <table:table-cell table:style-name="ce236" office:value-type="string">
            <text:p>CSS <text:s/>file was changed as SCC of web content and site was changed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34];6;FIND(&quot;:&quot;;[.F234];1)-FIND(&quot; &quot;;[.F234];1)-1))&gt;VALUE(MID([.F233];6;FIND(&quot;:&quot;;[.F233];1)-FIND(&quot; &quot;;[.F233];1)-1));&quot;&quot;;MAX([.A$7:.A233])+1)" office:value-type="float" office:value="71">
            <text:p>071</text:p>
          </table:table-cell>
          <table:table-cell table:style-name="ce45" office:value-type="string">
            <text:p>WCM_14_06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Drag_Drop</text:p>
          </table:table-cell>
          <table:table-cell table:style-name="ce72" office:value-type="string">
            <text:p>Drag and drop document on WebDAV 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5" office:value-type="string">
            <text:p>WCM_14_06</text:p>
          </table:table-cell>
          <table:table-cell table:style-name="ce167" table:formula="of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221" office:value-type="string">
            <text:p>WCM\Sites Explorer\WebDAV\Drag_Drop</text:p>
          </table:table-cell>
          <table:table-cell table:style-name="ce221" office:value-type="string">
            <text:p>Drag and drop document on WebDAV </text:p>
          </table:table-cell>
          <table:table-cell table:style-name="ce80" office:value-type="string">
            <text:p>Step 2: Drag and drop document on WebDAV </text:p>
          </table:table-cell>
          <table:table-cell table:style-name="ce236" office:value-type="string">
            <text:p>- Choose document folder on structure</text:p>
            <text:p>- Drag and drop 1 document from your computer to mapped drive</text:p>
          </table:table-cell>
          <table:table-cell table:style-name="ce236" office:value-type="string">
            <text:p><text:s/>We can see document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36];6;FIND(&quot;:&quot;;[.F236];1)-FIND(&quot; &quot;;[.F236];1)-1))&gt;VALUE(MID([.F235];6;FIND(&quot;:&quot;;[.F235];1)-FIND(&quot; &quot;;[.F235];1)-1));&quot;&quot;;MAX([.A$7:.A235])+1)" office:value-type="float" office:value="72">
            <text:p>072</text:p>
          </table:table-cell>
          <table:table-cell table:style-name="ce45" office:value-type="string">
            <text:p>WCM_14_06</text:p>
          </table:table-cell>
          <table:table-cell table:style-name="ce167" table:formula="of:=IF(VALUE(MID([.F236];6;FIND(&quot;:&quot;;[.F236];1)-FIND(&quot; &quot;;[.F236];1)-1))&gt;VALUE(MID([.F235];6;FIND(&quot;:&quot;;[.F235];1)-FIND(&quot; &quot;;[.F235];1)-1));[.C235];[.C235]+1)" office:value-type="float" office:value="2">
            <text:p>002</text:p>
          </table:table-cell>
          <table:table-cell table:style-name="ce221" office:value-type="string">
            <text:p>WCM\Sites Explorer\WebDAV\Drag_Drop</text:p>
          </table:table-cell>
          <table:table-cell table:style-name="ce72" office:value-type="string">
            <text:p>Drag and drop image file on WebDAV 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5" office:value-type="string">
            <text:p>WCM_14_06</text:p>
          </table:table-cell>
          <table:table-cell table:style-name="ce167" table:formula="of:=IF(VALUE(MID([.F237];6;FIND(&quot;:&quot;;[.F237];1)-FIND(&quot; &quot;;[.F237];1)-1))&gt;VALUE(MID([.F236];6;FIND(&quot;:&quot;;[.F236];1)-FIND(&quot; &quot;;[.F236];1)-1));[.C236];[.C236]+1)" office:value-type="float" office:value="2">
            <text:p>002</text:p>
          </table:table-cell>
          <table:table-cell table:style-name="ce221" office:value-type="string">
            <text:p>WCM\Sites Explorer\WebDAV\Drag_Drop</text:p>
          </table:table-cell>
          <table:table-cell table:style-name="ce221" office:value-type="string">
            <text:p>Drag and drop image file on WebDAV </text:p>
          </table:table-cell>
          <table:table-cell table:style-name="ce80" office:value-type="string">
            <text:p>Step 2: Drag and drop image file on WebDAV </text:p>
          </table:table-cell>
          <table:table-cell table:style-name="ce236" office:value-type="string">
            <text:p>- Choose document folder on structure</text:p>
            <text:p>- Drag and drop 1 image file from your computer to mapped drive</text:p>
          </table:table-cell>
          <table:table-cell table:style-name="ce236" office:value-type="string">
            <text:p><text:s/>We can see image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38];6;FIND(&quot;:&quot;;[.F238];1)-FIND(&quot; &quot;;[.F238];1)-1))&gt;VALUE(MID([.F237];6;FIND(&quot;:&quot;;[.F237];1)-FIND(&quot; &quot;;[.F237];1)-1));&quot;&quot;;MAX([.A$7:.A237])+1)" office:value-type="float" office:value="73">
            <text:p>073</text:p>
          </table:table-cell>
          <table:table-cell table:style-name="ce45" office:value-type="string">
            <text:p>WCM_14_06</text:p>
          </table:table-cell>
          <table:table-cell table:style-name="ce167" table:formula="of:=IF(VALUE(MID([.F238];6;FIND(&quot;:&quot;;[.F238];1)-FIND(&quot; &quot;;[.F238];1)-1))&gt;VALUE(MID([.F237];6;FIND(&quot;:&quot;;[.F237];1)-FIND(&quot; &quot;;[.F237];1)-1));[.C237];[.C237]+1)" office:value-type="float" office:value="3">
            <text:p>003</text:p>
          </table:table-cell>
          <table:table-cell table:style-name="ce221" office:value-type="string">
            <text:p>WCM\Sites Explorer\WebDAV\Drag_Drop</text:p>
          </table:table-cell>
          <table:table-cell table:style-name="ce72" office:value-type="string">
            <text:p>Drag and drop PDF file on WebDAV 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 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5" office:value-type="string">
            <text:p>WCM_14_06</text:p>
          </table:table-cell>
          <table:table-cell table:style-name="ce167" table:formula="of:=IF(VALUE(MID([.F239];6;FIND(&quot;:&quot;;[.F239];1)-FIND(&quot; &quot;;[.F239];1)-1))&gt;VALUE(MID([.F238];6;FIND(&quot;:&quot;;[.F238];1)-FIND(&quot; &quot;;[.F238];1)-1));[.C238];[.C238]+1)" office:value-type="float" office:value="3">
            <text:p>003</text:p>
          </table:table-cell>
          <table:table-cell table:style-name="ce221" office:value-type="string">
            <text:p>WCM\Sites Explorer\WebDAV\Drag_Drop</text:p>
          </table:table-cell>
          <table:table-cell table:style-name="ce221" office:value-type="string">
            <text:p>Drag and drop PDF file on WebDAV </text:p>
          </table:table-cell>
          <table:table-cell table:style-name="ce80" office:value-type="string">
            <text:p>Step 2: Drag and drop PDF file on WebDAV </text:p>
          </table:table-cell>
          <table:table-cell table:style-name="ce236" office:value-type="string">
            <text:p>- Choose document folder on structure</text:p>
            <text:p>- Drag and drop 1 PDF file from your computer to mapped drive</text:p>
          </table:table-cell>
          <table:table-cell table:style-name="ce236" office:value-type="string">
            <text:p><text:s/>We can see PDF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40];6;FIND(&quot;:&quot;;[.F240];1)-FIND(&quot; &quot;;[.F240];1)-1))&gt;VALUE(MID([.F239];6;FIND(&quot;:&quot;;[.F239];1)-FIND(&quot; &quot;;[.F239];1)-1));&quot;&quot;;MAX([.A$7:.A239])+1)" office:value-type="float" office:value="74">
            <text:p>074</text:p>
          </table:table-cell>
          <table:table-cell table:style-name="ce45" office:value-type="string">
            <text:p>WCM_14_06</text:p>
          </table:table-cell>
          <table:table-cell table:style-name="ce167" table:formula="of:=IF(VALUE(MID([.F240];6;FIND(&quot;:&quot;;[.F240];1)-FIND(&quot; &quot;;[.F240];1)-1))&gt;VALUE(MID([.F239];6;FIND(&quot;:&quot;;[.F239];1)-FIND(&quot; &quot;;[.F239];1)-1));[.C239];[.C239]+1)" office:value-type="float" office:value="4">
            <text:p>004</text:p>
          </table:table-cell>
          <table:table-cell table:style-name="ce221" office:value-type="string">
            <text:p>WCM\Sites Explorer\WebDAV\Drag_Drop</text:p>
          </table:table-cell>
          <table:table-cell table:style-name="ce72" office:value-type="string">
            <text:p>Drag and drop HTML file on WebDAV 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5" office:value-type="string">
            <text:p>WCM_14_06</text:p>
          </table:table-cell>
          <table:table-cell table:style-name="ce167" table:formula="of:=IF(VALUE(MID([.F241];6;FIND(&quot;:&quot;;[.F241];1)-FIND(&quot; &quot;;[.F241];1)-1))&gt;VALUE(MID([.F240];6;FIND(&quot;:&quot;;[.F240];1)-FIND(&quot; &quot;;[.F240];1)-1));[.C240];[.C240]+1)" office:value-type="float" office:value="4">
            <text:p>004</text:p>
          </table:table-cell>
          <table:table-cell table:style-name="ce221" office:value-type="string">
            <text:p>WCM\Sites Explorer\WebDAV\Drag_Drop</text:p>
          </table:table-cell>
          <table:table-cell table:style-name="ce221" office:value-type="string">
            <text:p>Drag and drop HTML file on WebDAV </text:p>
          </table:table-cell>
          <table:table-cell table:style-name="ce80" office:value-type="string">
            <text:p>Step 2: Drag and drop HTML file on WebDAV </text:p>
          </table:table-cell>
          <table:table-cell table:style-name="ce236" office:value-type="string">
            <text:p>- Choose web content <text:s/>folder on structure.</text:p>
            <text:p>- Drag and drop 1 HTML from your computer to mapped drive</text:p>
          </table:table-cell>
          <table:table-cell table:style-name="ce236" office:value-type="string">
            <text:p><text:s/>We can see HTML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42];6;FIND(&quot;:&quot;;[.F242];1)-FIND(&quot; &quot;;[.F242];1)-1))&gt;VALUE(MID([.F241];6;FIND(&quot;:&quot;;[.F241];1)-FIND(&quot; &quot;;[.F241];1)-1));&quot;&quot;;MAX([.A$7:.A241])+1)" office:value-type="float" office:value="75">
            <text:p>075</text:p>
          </table:table-cell>
          <table:table-cell table:style-name="ce45" office:value-type="string">
            <text:p>WCM_14_06</text:p>
          </table:table-cell>
          <table:table-cell table:style-name="ce167" table:formula="of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221" office:value-type="string">
            <text:p>WCM\Sites Explorer\WebDAV\Drag_Drop</text:p>
          </table:table-cell>
          <table:table-cell table:style-name="ce72" office:value-type="string">
            <text:p>Drag and drop CSS file on WebDAV 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5">
          <table:table-cell table:style-name="ce160" table:formula="of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table:style-name="ce45" office:value-type="string">
            <text:p>WCM_14_06</text:p>
          </table:table-cell>
          <table:table-cell table:style-name="ce167" table:formula="of:=IF(VALUE(MID([.F243];6;FIND(&quot;:&quot;;[.F243];1)-FIND(&quot; &quot;;[.F243];1)-1))&gt;VALUE(MID([.F242];6;FIND(&quot;:&quot;;[.F242];1)-FIND(&quot; &quot;;[.F242];1)-1));[.C242];[.C242]+1)" office:value-type="float" office:value="5">
            <text:p>005</text:p>
          </table:table-cell>
          <table:table-cell table:style-name="ce221" office:value-type="string">
            <text:p>WCM\Sites Explorer\WebDAV\Drag_Drop</text:p>
          </table:table-cell>
          <table:table-cell table:style-name="ce221" office:value-type="string">
            <text:p>Drag and drop CSS file on WebDAV </text:p>
          </table:table-cell>
          <table:table-cell table:style-name="ce80" office:value-type="string">
            <text:p>Step 2: Drag and drop CSS file on WebDAV </text:p>
          </table:table-cell>
          <table:table-cell table:style-name="ce236" office:value-type="string">
            <text:p>- Choose web content <text:s/>folder on structure.</text:p>
            <text:p>- Drag and drop 1 CSS from your computer to mapped drive</text:p>
          </table:table-cell>
          <table:table-cell table:style-name="ce236" office:value-type="string">
            <text:p><text:s/>We can see CSS file on file explorer.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44];6;FIND(&quot;:&quot;;[.F244];1)-FIND(&quot; &quot;;[.F244];1)-1))&gt;VALUE(MID([.F243];6;FIND(&quot;:&quot;;[.F243];1)-FIND(&quot; &quot;;[.F243];1)-1));&quot;&quot;;MAX([.A$7:.A243])+1)" office:value-type="float" office:value="76">
            <text:p>076</text:p>
          </table:table-cell>
          <table:table-cell table:style-name="ce45" office:value-type="string">
            <text:p>WCM_14_07</text:p>
          </table:table-cell>
          <table:table-cell table:style-name="ce167" office:value-type="float" office:value="1">
            <text:p>001</text:p>
          </table:table-cell>
          <table:table-cell table:style-name="ce221" office:value-type="string">
            <text:p>WCM\Sites Explorer\WebDAV\Delete</text:p>
          </table:table-cell>
          <table:table-cell table:style-name="ce72" office:value-type="string">
            <text:p>Delete document by WebDAV to docum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5" office:value-type="string">
            <text:p>WCM_14_07</text:p>
          </table:table-cell>
          <table:table-cell table:style-name="ce167" table:formula="of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221" office:value-type="string">
            <text:p>WCM\Sites Explorer\WebDAV\Delete</text:p>
          </table:table-cell>
          <table:table-cell table:style-name="ce221" office:value-type="string">
            <text:p>Delete document by WebDAV to document folder of <text:s/>site</text:p>
          </table:table-cell>
          <table:table-cell table:style-name="ce80" office:value-type="string">
            <text:p>Step 2: Delete document by WebDAV to document folder of <text:s/>site</text:p>
          </table:table-cell>
          <table:table-cell table:style-name="ce236" office:value-type="string">
            <text:p>- Choose document folder on structure</text:p>
            <text:p>- Right click on file which want to delete</text:p>
            <text:p>- Then choose delete.</text:p>
          </table:table-cell>
          <table:table-cell table:style-name="ce236" office:value-type="string">
            <text:p>- One document deleted</text:p>
            <text:p>- We can see just delete file , which was not on sites explore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2">
          <table:table-cell table:style-name="ce160" table:formula="of:=IF(VALUE(MID([.F246];6;FIND(&quot;:&quot;;[.F246];1)-FIND(&quot; &quot;;[.F246];1)-1))&gt;VALUE(MID([.F245];6;FIND(&quot;:&quot;;[.F245];1)-FIND(&quot; &quot;;[.F245];1)-1));&quot;&quot;;MAX([.A$7:.A245])+1)" office:value-type="float" office:value="77">
            <text:p>077</text:p>
          </table:table-cell>
          <table:table-cell table:style-name="ce45" office:value-type="string">
            <text:p>WCM_14_07</text:p>
          </table:table-cell>
          <table:table-cell table:style-name="ce167" table:formula="of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221" office:value-type="string">
            <text:p>WCM\Sites Explorer\WebDAV\Delete</text:p>
          </table:table-cell>
          <table:table-cell table:style-name="ce72" office:value-type="string">
            <text:p>Delete web content by WebDAV to web content folder of <text:s/>site</text:p>
          </table:table-cell>
          <table:table-cell table:style-name="ce236" office:value-type="string">
            <text:p>Step 1: Open Map network drive to manage sites</text:p>
          </table:table-cell>
          <table:table-cell table:style-name="ce236" office:value-type="string">
            <text:p>- Action as Case number 002 above</text:p>
          </table:table-cell>
          <table:table-cell table:style-name="ce236" office:value-type="string">
            <text:p>- Structure of current site will display as folders.</text:p>
            <text:p>- Can executive with sites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>
          <table:table-cell table:style-name="ce160" table:formula="of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5" office:value-type="string">
            <text:p>WCM_14_07</text:p>
          </table:table-cell>
          <table:table-cell table:style-name="ce167" table:formula="of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221" office:value-type="string">
            <text:p>WCM\Sites Explorer\WebDAV\Delete</text:p>
          </table:table-cell>
          <table:table-cell table:style-name="ce221" office:value-type="string">
            <text:p>Delete web content by WebDAV to web content folder of <text:s/>site</text:p>
          </table:table-cell>
          <table:table-cell table:style-name="ce80" office:value-type="string">
            <text:p>Step 2: Delete web content by WebDAV to web content folder of <text:s/>site</text:p>
          </table:table-cell>
          <table:table-cell table:style-name="ce236" office:value-type="string">
            <text:p>- Choose web content folder on structure</text:p>
            <text:p>- Right click on file which want to delete</text:p>
            <text:p>- Then choose delete.</text:p>
          </table:table-cell>
          <table:table-cell table:style-name="ce236" office:value-type="string">
            <text:p>- One web content deleted</text:p>
            <text:p>- We can see just delete file , which was not on sites explorer</text:p>
          </table:table-cell>
          <table:table-cell table:style-name="ce103" office:value-type="string">
            <text:p>High</text:p>
          </table:table-cell>
          <table:table-cell table:style-name="ce245"/>
          <table:table-cell table:style-name="ce225" table:content-validation-name="val2"/>
          <table:table-cell table:style-name="ce248"/>
          <table:table-cell table:style-name="ce250" table:number-columns-repeated="4"/>
          <table:table-cell table:style-name="ce253" table:number-columns-repeated="2"/>
          <table:table-cell table:style-name="ce237" table:number-columns-repeated="199"/>
          <table:table-cell table:number-columns-repeated="39"/>
        </table:table-row>
        <table:table-row table:style-name="ro17" table:number-rows-repeated="65288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earch" table:style-name="ta6" table:print="false">
        <office:forms form:automatic-focus="false" form:apply-design-mode="false"/>
        <table:table-column table:style-name="co24" table:default-cell-style-name="ce202"/>
        <table:table-column table:style-name="co39" table:default-cell-style-name="ce111"/>
        <table:table-column table:style-name="co40" table:default-cell-style-name="ce202"/>
        <table:table-column table:style-name="co41" table:default-cell-style-name="ce111"/>
        <table:table-column table:style-name="co42" table:number-columns-repeated="2" table:default-cell-style-name="ce111"/>
        <table:table-column table:style-name="co43" table:default-cell-style-name="ce111"/>
        <table:table-column table:style-name="co27" table:default-cell-style-name="ce111"/>
        <table:table-column table:style-name="co44" table:default-cell-style-name="ce111"/>
        <table:table-column table:style-name="co3" table:default-cell-style-name="ce111"/>
        <table:table-column table:style-name="co3" table:default-cell-style-name="ce275"/>
        <table:table-column table:style-name="co3" table:number-columns-repeated="245" table:default-cell-style-name="ce111"/>
        <table:table-row table:style-name="ro11">
          <table:table-cell/>
          <table:table-cell table:style-name="ce112" office:value-type="string">
            <text:p>TEST CASES</text:p>
          </table:table-cell>
          <table:table-cell table:style-name="ce259"/>
          <table:table-cell table:style-name="ce112" table:number-columns-repeated="2"/>
          <table:table-cell/>
          <table:table-cell table:style-name="ce117" table:number-columns-repeated="4"/>
          <table:table-cell table:style-name="ce145" office:value-type="string">
            <text:p>Passed</text:p>
          </table:table-cell>
          <table:table-cell table:style-name="ce145" table:formula="of:=COUNTIF([.L$7:.L$1012];[.$K1])" office:value-type="float" office:value="0">
            <text:p>0</text:p>
          </table:table-cell>
          <table:table-cell table:style-name="ce145" table:formula="of:=COUNTIF([.M$7:.M$1012];[.$K1])" office:value-type="float" office:value="0">
            <text:p>0</text:p>
          </table:table-cell>
          <table:table-cell table:style-name="ce145" table:formula="of:=COUNTIF([.N$7:.N$1012];[.$K1])" office:value-type="float" office:value="0">
            <text:p>0</text:p>
          </table:table-cell>
          <table:table-cell table:style-name="ce145" table:formula="of:=COUNTIF([.O$7:.O$1012];[.$K1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117"/>
          <table:table-cell table:style-name="ce260"/>
          <table:table-cell table:style-name="ce117" table:number-columns-repeated="2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12];[.$K2])" office:value-type="float" office:value="0">
            <text:p>0</text:p>
          </table:table-cell>
          <table:table-cell table:style-name="ce145" table:formula="of:=COUNTIF([.M$7:.M$1012];[.$K2])" office:value-type="float" office:value="0">
            <text:p>0</text:p>
          </table:table-cell>
          <table:table-cell table:style-name="ce145" table:formula="of:=COUNTIF([.N$7:.N$1012];[.$K2])" office:value-type="float" office:value="0">
            <text:p>0</text:p>
          </table:table-cell>
          <table:table-cell table:style-name="ce145" table:formula="of:=COUNTIF([.O$7:.O$1012];[.$K2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26">
          <table:table-cell/>
          <table:table-cell table:style-name="ce257" office:value-type="string">
            <text:p>Functions list</text:p>
          </table:table-cell>
          <table:table-cell table:style-name="ce123" office:value-type="string" table:number-columns-spanned="3" table:number-rows-spanned="1">
            <text:p>Search: Search, setting search page result, in current site and all sites.</text:p>
          </table:table-cell>
          <table:covered-table-cell table:style-name="ce123"/>
          <table:covered-table-cell table:style-name="ce123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12];[.$K3])" office:value-type="float" office:value="0">
            <text:p>0</text:p>
          </table:table-cell>
          <table:table-cell table:style-name="ce145" table:formula="of:=COUNTIF([.M$7:.M$1012];[.$K3])" office:value-type="float" office:value="0">
            <text:p>0</text:p>
          </table:table-cell>
          <table:table-cell table:style-name="ce145" table:formula="of:=COUNTIF([.N$7:.N$1012];[.$K3])" office:value-type="float" office:value="0">
            <text:p>0</text:p>
          </table:table-cell>
          <table:table-cell table:style-name="ce145" table:formula="of:=COUNTIF([.O$7:.O$1012];[.$K3])" office:value-type="float" office:value="0">
            <text:p>0</text:p>
          </table:table-cell>
          <table:table-cell table:style-name="ce137"/>
          <table:table-cell table:style-name="ce277"/>
          <table:table-cell table:style-name="ce278" table:number-columns-repeated="5"/>
          <table:table-cell table:number-columns-repeated="2"/>
          <table:table-cell table:style-name="ce277"/>
          <table:table-cell table:style-name="ce278" table:number-columns-repeated="6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1">
          <table:table-cell/>
          <table:table-cell table:style-name="ce257" office:value-type="string">
            <text:p>Total Main Cases</text:p>
          </table:table-cell>
          <table:table-cell table:style-name="ce118" table:formula="of:=MAX([.A7:.A6436])" office:value-type="float" office:value="22" table:number-columns-spanned="3" table:number-rows-spanned="1">
            <text:p>22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12];[.$K4])" office:value-type="float" office:value="0">
            <text:p>0</text:p>
          </table:table-cell>
          <table:table-cell table:style-name="ce145" table:formula="of:=COUNTIF([.M$7:.M$1012];[.$K4])" office:value-type="float" office:value="0">
            <text:p>0</text:p>
          </table:table-cell>
          <table:table-cell table:style-name="ce145" table:formula="of:=COUNTIF([.N$7:.N$1012];[.$K4])" office:value-type="float" office:value="0">
            <text:p>0</text:p>
          </table:table-cell>
          <table:table-cell table:style-name="ce145" table:formula="of:=COUNTIF([.O$7:.O$1012];[.$K4])" office:value-type="float" office:value="0">
            <text:p>0</text:p>
          </table:table-cell>
          <table:table-cell table:style-name="ce137"/>
          <table:table-cell table:style-name="ce277" table:number-columns-repeated="6"/>
          <table:table-cell table:number-columns-repeated="2"/>
          <table:table-cell table:style-name="ce277" table:number-columns-repeated="7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258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12];[.$K5])" office:value-type="float" office:value="0">
            <text:p>0</text:p>
          </table:table-cell>
          <table:table-cell table:style-name="ce145" table:formula="of:=COUNTIF([.M$7:.M$1012];[.$K5])" office:value-type="float" office:value="0">
            <text:p>0</text:p>
          </table:table-cell>
          <table:table-cell table:style-name="ce145" table:formula="of:=COUNTIF([.N$7:.N$1012];[.$K5])" office:value-type="float" office:value="0">
            <text:p>0</text:p>
          </table:table-cell>
          <table:table-cell table:style-name="ce145" table:formula="of:=COUNTIF([.O$7:.O$1012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2">
          <table:table-cell table:style-name="ce256" office:value-type="float" office:value="1">
            <text:p>001</text:p>
          </table:table-cell>
          <table:table-cell table:style-name="ce38" office:value-type="string">
            <text:p>WCM_15_01</text:p>
          </table:table-cell>
          <table:table-cell table:style-name="ce261" office:value-type="float" office:value="1">
            <text:p>001</text:p>
          </table:table-cell>
          <table:table-cell table:style-name="ce123" office:value-type="string">
            <text:p>WCM\Search\Page</text:p>
          </table:table-cell>
          <table:table-cell table:style-name="ce89" office:value-type="string">
            <text:p>Search in case input no keywords for searching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58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input no keywords for searching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5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input no keywords for searching</text:p>
          </table:table-cell>
          <table:table-cell table:style-name="ce129" office:value-type="string">
            <text:p>Step 3: Do search</text:p>
          </table:table-cell>
          <table:table-cell table:style-name="ce129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2" office:value-type="string">
            <text:p><text:s/>- Alert message is shown to notify that user can not leave empty when searching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2">
          <table:table-cell table:style-name="ce16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8" office:value-type="string">
            <text:p>WCM_15_01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WCM\Search\Page</text:p>
          </table:table-cell>
          <table:table-cell table:style-name="ce264" office:value-type="string">
            <text:p>Search in case search keyword does not match existing values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5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Search in case search keyword does not match existing values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5">
          <table:table-cell table:style-name="ce16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Search in case search keyword does not match existing values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7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Search in case search keyword does not match existing values</text:p>
          </table:table-cell>
          <table:table-cell table:style-name="ce132" office:value-type="string">
            <text:p>Step 4: Search by does not match keywords</text:p>
          </table:table-cell>
          <table:table-cell table:style-name="ce132" office:value-type="string">
            <text:p>- Input keyword into Search (does not match with any existing value) text box</text:p>
            <text:p>- Click [<text:span text:style-name="T27">Search]</text:span><text:span text:style-name="T28"> icon</text:span></text:p>
          </table:table-cell>
          <table:table-cell table:style-name="ce132" office:value-type="string">
            <text:p>- Alert message is shown in <text:s/>Search result form to notify that user's keyword does not match with any word in web content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0" table:number-columns-repeated="208"/>
          <table:table-cell table:style-name="ce279"/>
          <table:table-cell/>
        </table:table-row>
        <table:table-row table:style-name="ro12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38" office:value-type="string">
            <text:p>WCM_15_01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WCM\Search\Page</text:p>
          </table:table-cell>
          <table:table-cell table:style-name="ce89" office:value-type="string">
            <text:p>Search in case input keyword matches existing value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59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input keyword matches existing value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15">
          <table:table-cell table:style-name="ce16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input keyword matches existing value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19">
          <table:table-cell table:style-name="ce1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input keyword matches existing value</text:p>
          </table:table-cell>
          <table:table-cell table:style-name="ce131"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41">Search</text:span><text:span text:style-name="T42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12">
          <table:table-cell table:style-name="ce160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38" office:value-type="string">
            <text:p>WCM_15_01</text:p>
          </table:table-cell>
          <table:table-cell table:style-name="ce167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WCM\Search\Page</text:p>
          </table:table-cell>
          <table:table-cell table:style-name="ce89" office:value-type="string">
            <text:p>Search in case searching keyword contains special characters like: #,$,%, &amp;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15">
          <table:table-cell table:style-name="ce16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searching keyword contains special characters like: #,$,%, &amp;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15">
          <table:table-cell table:style-name="ce16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23" office:value-type="string">
            <text:p>WCM\Search\Page</text:p>
          </table:table-cell>
          <table:table-cell table:style-name="ce173" office:value-type="string">
            <text:p>Search in case searching keyword contains special characters like: #,$,%, &amp;</text:p>
          </table:table-cell>
          <table:table-cell table:style-name="ce131"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9" office:value-type="string">
            <text:p>Show alert message “The search engine can not currently work with the keyword you supplied” 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9"/>
          <table:table-cell table:style-name="ce147" table:number-columns-repeated="2"/>
          <table:table-cell table:number-columns-repeated="28"/>
          <table:table-cell table:style-name="ce258" table:number-columns-repeated="208"/>
          <table:table-cell table:number-columns-repeated="2"/>
        </table:table-row>
        <table:table-row table:style-name="ro42">
          <table:table-cell table:style-name="ce160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38" office:value-type="string">
            <text:p>WCM_15_01</text:p>
          </table:table-cell>
          <table:table-cell table:style-name="ce167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23" office:value-type="string">
            <text:p>WCM\Search\Page</text:p>
          </table:table-cell>
          <table:table-cell table:style-name="ce264" office:value-type="string">
            <text:p>Test Search Result in case admin user do searching</text:p>
          </table:table-cell>
          <table:table-cell table:style-name="ce123" office:value-type="string">
            <text:p>Step 1: Access WCM by administrator user</text:p>
          </table:table-cell>
          <table:table-cell table:style-name="ce123" office:value-type="string">
            <text:p>- Login acme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1" table:number-columns-repeated="208"/>
          <table:table-cell table:style-name="ce279"/>
          <table:table-cell/>
        </table:table-row>
        <table:table-row table:style-name="ro42">
          <table:table-cell table:style-name="ce1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Test Search Result in case admin user do searching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1" table:number-columns-repeated="208"/>
          <table:table-cell table:style-name="ce279"/>
          <table:table-cell/>
        </table:table-row>
        <table:table-row table:style-name="ro42">
          <table:table-cell table:style-name="ce16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Test Search Result in case admin user do searching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1" table:number-columns-repeated="208"/>
          <table:table-cell table:style-name="ce279"/>
          <table:table-cell/>
        </table:table-row>
        <table:table-row table:style-name="ro22">
          <table:table-cell table:style-name="ce1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Test Search Result in case admin user do searching</text:p>
          </table:table-cell>
          <table:table-cell table:style-name="ce131"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<text:span text:style-name="T44">- Only display published </text:span><text:span text:style-name="T44">version in both Live and </text:span><text:span text:style-name="T44">Edit modes</text:span></text:p>
            <text:p><text:span text:style-name="T44"/>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8"/>
          <table:table-cell table:style-name="ce276" table:number-columns-repeated="2"/>
          <table:table-cell table:style-name="ce279" table:number-columns-repeated="28"/>
          <table:table-cell table:style-name="ce281" table:number-columns-repeated="208"/>
          <table:table-cell table:style-name="ce279"/>
          <table:table-cell/>
        </table:table-row>
        <table:table-row table:style-name="ro11">
          <table:table-cell table:style-name="ce160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38" office:value-type="string">
            <text:p>WCM_15_01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23" office:value-type="string">
            <text:p>WCM\Search\Page</text:p>
          </table:table-cell>
          <table:table-cell table:style-name="ce264" office:value-type="string">
            <text:p>Test search result without login</text:p>
          </table:table-cell>
          <table:table-cell table:style-name="ce123" office:value-type="string">
            <text:p>Step 1: Access WCM by public</text:p>
          </table:table-cell>
          <table:table-cell table:style-name="ce123" office:value-type="string">
            <text:p>- Access published WCM as a normal user (Not login)</text:p>
          </table:table-cell>
          <table:table-cell table:style-name="ce123" office:value-type="string">
            <text:p>- Display public interface of WCM 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276" table:number-columns-repeated="3"/>
          <table:table-cell table:style-name="ce279" table:number-columns-repeated="237"/>
          <table:table-cell/>
        </table:table-row>
        <table:table-row table:style-name="ro60">
          <table:table-cell table:style-name="ce1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Test search result without login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276" table:number-columns-repeated="3"/>
          <table:table-cell table:style-name="ce279" table:number-columns-repeated="237"/>
          <table:table-cell/>
        </table:table-row>
        <table:table-row table:style-name="ro19">
          <table:table-cell table:style-name="ce16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23" office:value-type="string">
            <text:p>WCM\Search\Page</text:p>
          </table:table-cell>
          <table:table-cell table:style-name="ce265" office:value-type="string">
            <text:p>Test search result without login</text:p>
          </table:table-cell>
          <table:table-cell table:style-name="ce131"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276" table:number-columns-repeated="3"/>
          <table:table-cell table:style-name="ce279" table:number-columns-repeated="237"/>
          <table:table-cell/>
        </table:table-row>
        <table:table-row table:style-name="ro61">
          <table:table-cell table:style-name="ce160"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table:style-name="ce38" office:value-type="string">
            <text:p>WCM_15_01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23" office:value-type="string">
            <text:p>WCM\Search\Page</text:p>
          </table:table-cell>
          <table:table-cell table:style-name="ce266" office:value-type="string">
            <text:p>Test Search Result in case normal user do searching</text:p>
          </table:table-cell>
          <table:table-cell table:style-name="ce123" office:value-type="string">
            <text:p>Step 1: Access WCM by normal user</text:p>
          </table:table-cell>
          <table:table-cell table:style-name="ce123" office:value-type="string">
            <text:p>- Login by normal</text:p>
          </table:table-cell>
          <table:table-cell table:style-name="ce123"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34">
          <table:table-cell table:style-name="ce1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23" office:value-type="string">
            <text:p>WCM\Search\Page</text:p>
          </table:table-cell>
          <table:table-cell table:style-name="ce267" office:value-type="string">
            <text:p>Test Search Result in case normal user do searching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9">
          <table:table-cell table:style-name="ce16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23" office:value-type="string">
            <text:p>WCM\Search\Page</text:p>
          </table:table-cell>
          <table:table-cell table:style-name="ce267" office:value-type="string">
            <text:p>Test Search Result in case normal user do searching</text:p>
          </table:table-cell>
          <table:table-cell table:style-name="ce131"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9">
          <table:table-cell table:style-name="ce160"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table:style-name="ce38" office:value-type="string">
            <text:p>WCM_15_01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23" office:value-type="string">
            <text:p>WCM\Search\Page</text:p>
          </table:table-cell>
          <table:table-cell table:style-name="ce266" office:value-type="string">
            <text:p>Test display search result in case checked page and document to do search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Login acme by administrator or upper user</text:p>
          </table:table-cell>
          <table:table-cell table:style-name="ce123" office:value-type="string">
            <text:p>- WCM main screen is displayed</text:p>
            <text:p>- There are all functions for administrator as edit banner, footer, can access toolbar management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62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23" office:value-type="string">
            <text:p>WCM\Search\Page</text:p>
          </table:table-cell>
          <table:table-cell table:style-name="ce267" office:value-type="string">
            <text:p>Test display search result in case checked page and document to do search</text:p>
          </table:table-cell>
          <table:table-cell table:style-name="ce131" office:value-type="string">
            <text:p>Step 2: Display search page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9">
          <table:table-cell table:style-name="ce16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23" office:value-type="string">
            <text:p>WCM\Search\Page</text:p>
          </table:table-cell>
          <table:table-cell table:style-name="ce267" office:value-type="string">
            <text:p>Test display search result in case checked page and document to do search</text:p>
          </table:table-cell>
          <table:table-cell table:style-name="ce131" office:value-type="string">
            <text:p>Step 3: Type data to search 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63">
          <table:table-cell table:style-name="ce16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23" office:value-type="string">
            <text:p>WCM\Search\Page</text:p>
          </table:table-cell>
          <table:table-cell table:style-name="ce267" office:value-type="string">
            <text:p>Test display search result in case checked page and document to do search</text:p>
          </table:table-cell>
          <table:table-cell table:style-name="ce131" office:value-type="string">
            <text:p>Step 4: Test display search result on one page with administrator user</text:p>
          </table:table-cell>
          <table:table-cell table:style-name="ce131" office:value-type="string">
            <text:p>- Wait some minutes to display search results</text:p>
          </table:table-cell>
          <table:table-cell table:style-name="ce131" office:value-type="string">
            <text:p>- By default, each page will display 5 results.</text:p>
            <text:p>- Display document not belong to a page or document belong to page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2">
          <table:table-cell table:style-name="ce160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38" office:value-type="string">
            <text:p>WCM_15_01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display search result </text:p>
            <text:p>in case choose one site </text:p>
            <text:p>to search.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64">
          <table:table-cell table:style-name="ce16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31">
          <table:table-cell table:style-name="ce16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23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 </text:p>
            <text:p>in case choose one site </text:p>
            <text:p>to search.</text:p>
          </table:table-cell>
          <table:table-cell table:style-name="ce131"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21">on</text:span><text:span text:style-name="T10"> </text:span><text:span text:style-name="T21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2">
          <table:table-cell table:style-name="ce160"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38" office:value-type="string">
            <text:p>WCM_15_01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display search result</text:p>
            <text:p><text:s/>in case checked only </text:p>
            <text:p>document to search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43">
          <table:table-cell table:style-name="ce1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65">
          <table:table-cell table:style-name="ce1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20">
          <table:table-cell table:style-name="ce16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</text:p>
            <text:p>document to search</text:p>
          </table:table-cell>
          <table:table-cell table:style-name="ce131"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21">on </text:span><text:span text:style-name="T21">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2">
          <table:table-cell table:style-name="ce160"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table:style-name="ce38" office:value-type="string">
            <text:p>WCM_15_01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display search result</text:p>
            <text:p><text:s/>in case checked only page <text:s/>to search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58">
          <table:table-cell table:style-name="ce16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page</text:p>
            <text:p><text:s/>to search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63">
          <table:table-cell table:style-name="ce1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20">
          <table:table-cell table:style-name="ce16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checked only page</text:p>
            <text:p><text:s/>to search</text:p>
          </table:table-cell>
          <table:table-cell table:style-name="ce131"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21">on </text:span><text:span text:style-name="T21">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2">
          <table:table-cell table:style-name="ce160"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table:style-name="ce38" office:value-type="string">
            <text:p>WCM_15_01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search result in case </text:p>
            <text:p>search by Box search.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41">
          <table:table-cell table:style-name="ce16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search by Box search.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31">
          <table:table-cell table:style-name="ce16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search by Box search.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5">
          <table:table-cell table:style-name="ce1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search by Box search.</text:p>
          </table:table-cell>
          <table:table-cell table:style-name="ce102" office:value-type="string">
            <text:p>Step 4: Type keyword suitable</text:p>
            <text:p><text:s/>with site</text:p>
            <text:p/>
          </table:table-cell>
          <table:table-cell table:style-name="ce102" office:value-type="string">
            <text:p>- Type keyword suitable with</text:p>
            <text:p><text:s/>sites to search.</text:p>
            <text:p>- Click [<text:span text:style-name="T27">Search</text:span><text:span text:style-name="T28">] button </text:span><text:span text:style-name="T28">or</text:span></text:p>
            <text:p><text:span text:style-name="T28"><text:s/></text:span><text:span text:style-name="T28">press </text:span><text:span text:style-name="T27">Enter </text:span><text:span text:style-name="T43">on </text:span><text:span text:style-name="T43">keyboard</text:span></text:p>
          </table:table-cell>
          <table:table-cell table:style-name="ce102" office:value-type="string">
            <text:p>- Display search results by all </text:p>
            <text:p>links contain pages and </text:p>
            <text:p>documents of all sites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12">
          <table:table-cell table:style-name="ce160"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table:style-name="ce38" office:value-type="string">
            <text:p>WCM_15_01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search result in case </text:p>
            <text:p>keyword was typed by A*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31">
          <table:table-cell table:style-name="ce16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keyword was typed by A*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31">
          <table:table-cell table:style-name="ce16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keyword was typed by A*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20">
          <table:table-cell table:style-name="ce16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search result in case </text:p>
            <text:p>keyword was typed by A*</text:p>
          </table:table-cell>
          <table:table-cell table:style-name="ce131"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21">on </text:span><text:span text:style-name="T21">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47" table:number-columns-repeated="3"/>
          <table:table-cell table:number-columns-repeated="238"/>
        </table:table-row>
        <table:table-row table:style-name="ro42">
          <table:table-cell table:style-name="ce160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38" office:value-type="string">
            <text:p>WCM_15_01</text:p>
          </table:table-cell>
          <table:table-cell table:style-name="ce167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display search result</text:p>
            <text:p><text:s/>in case unchecked on page and document to search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42">
          <table:table-cell table:style-name="ce16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42">
          <table:table-cell table:style-name="ce16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23" office:value-type="string">
            <text:p>WCM\Search\Page</text:p>
          </table:table-cell>
          <table:table-cell table:style-name="ce124"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02" office:value-type="string">
            <text:p>Step 3: Unchecked on page</text:p>
            <text:p>and document to search</text:p>
          </table:table-cell>
          <table:table-cell table:style-name="ce102" office:value-type="string">
            <text:p>- Unchecked on page and</text:p>
            <text:p><text:s/>document to search</text:p>
            <text:p>- Click [<text:span text:style-name="T27">Search</text:span><text:span text:style-name="T28">] or </text:span><text:span text:style-name="T28">press</text:span></text:p>
            <text:p><text:span text:style-name="T28"><text:s/></text:span><text:span text:style-name="T28">[</text:span><text:span text:style-name="T27">Enter</text:span><text:span text:style-name="T28">] on keyboard</text:span></text:p>
          </table:table-cell>
          <table:table-cell table:style-name="ce102" office:value-type="string">
            <text:p>- Display message “You should </text:p>
            <text:p>check type of result which you </text:p>
            <text:p>want to search”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66">
          <table:table-cell table:style-name="ce160"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table:style-name="ce38" office:value-type="string">
            <text:p>WCM_15_01</text:p>
          </table:table-cell>
          <table:table-cell table:style-name="ce167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23" office:value-type="string">
            <text:p>WCM\Search\Page</text:p>
          </table:table-cell>
          <table:table-cell table:style-name="ce38" office:value-type="string">
            <text:p>Test view content in Search <text:s/>Result in Live mode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>in Live mode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15">
          <table:table-cell table:style-name="ce16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23"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table:style-name="ce129" office:value-type="string">
            <text:p>Step 2: Create data to search</text:p>
          </table:table-cell>
          <table:table-cell table:style-name="ce129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9" office:value-type="string">
            <text:p>- Web contents are created successfully.</text:p>
            <text:p/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15">
          <table:table-cell table:style-name="ce16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8" office:value-type="string">
            <text:p>WCM_15_01</text:p>
          </table:table-cell>
          <table:table-cell table:style-name="ce167"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table:style-name="ce123"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3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4"/>
          <table:table-cell table:style-name="ce102"/>
          <table:table-cell table:style-name="ce147" table:number-columns-repeated="2"/>
          <table:table-cell table:number-columns-repeated="238"/>
        </table:table-row>
        <table:table-row table:style-name="ro22">
          <table:table-cell table:style-name="ce16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7" office:value-type="string">
            <text:p>WCM_15_01</text:p>
          </table:table-cell>
          <table:table-cell table:style-name="ce167"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table:style-name="ce123" office:value-type="string">
            <text:p>WCM\Search\Page</text:p>
          </table:table-cell>
          <table:table-cell table:style-name="ce123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<text:span text:style-name="T44">- Only display published </text:span><text:span text:style-name="T44">version in both Live and </text:span><text:span text:style-name="T44">Edit modes</text:span></text:p>
            <text:p><text:span text:style-name="T44"/>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9">
          <table:table-cell table:style-name="ce16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7" office:value-type="string">
            <text:p>WCM_15_01</text:p>
          </table:table-cell>
          <table:table-cell table:style-name="ce167"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table:style-name="ce123" office:value-type="string">
            <text:p>WCM\Search\Page</text:p>
          </table:table-cell>
          <table:table-cell table:style-name="ce123" office:value-type="string">
            <text:p>Test view content in Search</text:p>
            <text:p><text:s/>Result in Live mode</text:p>
          </table:table-cell>
          <table:table-cell table:style-name="ce131" office:value-type="string">
            <text:p>Step 5: View data from search result</text:p>
          </table:table-cell>
          <table:table-cell table:style-name="ce129" office:value-type="string">
            <text:p>- Click link of search result </text:p>
          </table:table-cell>
          <table:table-cell table:style-name="ce273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2">
          <table:table-cell table:style-name="ce160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37" office:value-type="string">
            <text:p>WCM_15_01</text:p>
          </table:table-cell>
          <table:table-cell table:style-name="ce167"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table:style-name="ce123" office:value-type="string">
            <text:p>WCM\Search\Page</text:p>
          </table:table-cell>
          <table:table-cell table:style-name="ce37" office:value-type="string">
            <text:p>Print content of search result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 (Acme/Overview)</text:p>
          </table:table-cell>
          <table:table-cell table:style-name="ce123" office:value-type="string">
            <text:p>- WCM main screen is displayed</text:p>
            <text:p>in Live mode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1">
          <table:table-cell table:style-name="ce16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7" office:value-type="string">
            <text:p>WCM_15_01</text:p>
          </table:table-cell>
          <table:table-cell table:style-name="ce167"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table:style-name="ce123" office:value-type="string">
            <text:p>WCM\Search\Page</text:p>
          </table:table-cell>
          <table:table-cell table:style-name="ce123" office:value-type="string">
            <text:p>Print content of search result</text:p>
          </table:table-cell>
          <table:table-cell table:style-name="ce131" office:value-type="string">
            <text:p>Step 2: Do search </text:p>
          </table:table-cell>
          <table:table-cell table:style-name="ce129" office:value-type="string">
            <text:p>- Open search portlet</text:p>
            <text:p>- Do search</text:p>
          </table:table-cell>
          <table:table-cell table:style-name="ce273" office:value-type="string">
            <text:p>All search result are shown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9">
          <table:table-cell table:style-name="ce16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7" office:value-type="string">
            <text:p>WCM_15_01</text:p>
          </table:table-cell>
          <table:table-cell table:style-name="ce167"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table:style-name="ce123" office:value-type="string">
            <text:p>WCM\Search\Page</text:p>
          </table:table-cell>
          <table:table-cell table:style-name="ce123" office:value-type="string">
            <text:p>Print content of search result</text:p>
          </table:table-cell>
          <table:table-cell table:style-name="ce131" office:value-type="string">
            <text:p>Step 3: View content of search result</text:p>
          </table:table-cell>
          <table:table-cell table:style-name="ce129" office:value-type="string">
            <text:p>- Click link of search result</text:p>
          </table:table-cell>
          <table:table-cell table:style-name="ce273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1">
          <table:table-cell table:style-name="ce16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7" office:value-type="string">
            <text:p>WCM_15_01</text:p>
          </table:table-cell>
          <table:table-cell table:style-name="ce167"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table:style-name="ce123" office:value-type="string">
            <text:p>WCM\Search\Page</text:p>
          </table:table-cell>
          <table:table-cell table:style-name="ce123" office:value-type="string">
            <text:p>Print content of search result</text:p>
          </table:table-cell>
          <table:table-cell table:style-name="ce131" office:value-type="string">
            <text:p>Step 4: Print content of search result</text:p>
          </table:table-cell>
          <table:table-cell table:style-name="ce129" office:value-type="string">
            <text:p>Click on <text:span text:style-name="T9">Print</text:span> icon</text:p>
          </table:table-cell>
          <table:table-cell table:style-name="ce273" office:value-type="string">
            <text:p>Show form to print content of search result</text:p>
          </table:table-cell>
          <table:table-cell table:style-name="ce123" office:value-type="string">
            <text:p>Medium</text:p>
          </table:table-cell>
          <table:table-cell table:style-name="ce123"/>
          <table:table-cell table:style-name="ce274" table:content-validation-name="val3"/>
          <table:table-cell table:style-name="ce123" table:number-columns-repeated="5"/>
          <table:table-cell table:style-name="ce148" table:number-columns-repeated="2"/>
          <table:table-cell table:style-name="ce279" table:number-columns-repeated="238"/>
        </table:table-row>
        <table:table-row table:style-name="ro12">
          <table:table-cell table:style-name="ce160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8" office:value-type="string">
            <text:p>WCM_15_02</text:p>
          </table:table-cell>
          <table:table-cell table:style-name="ce167" office:value-type="float" office:value="1">
            <text:p>001</text:p>
          </table:table-cell>
          <table:table-cell table:style-name="ce262" office:value-type="string">
            <text:p>WCM\Search\Setting</text:p>
          </table:table-cell>
          <table:table-cell table:style-name="ce49" office:value-type="string">
            <text:p>Check display form to setting</text:p>
            <text:p><text:s/>search result page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2"/>
          <table:table-cell table:style-name="ce274" table:content-validation-name="val3"/>
          <table:table-cell table:style-name="ce262" table:number-columns-repeated="7"/>
          <table:table-cell table:number-columns-repeated="238"/>
        </table:table-row>
        <table:table-row table:style-name="ro15">
          <table:table-cell table:style-name="ce16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8" office:value-type="string">
            <text:p>WCM_15_02</text:p>
          </table:table-cell>
          <table:table-cell table:style-name="ce167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62" office:value-type="string">
            <text:p>WCM\Search\Setting</text:p>
          </table:table-cell>
          <table:table-cell table:style-name="ce268" office:value-type="string">
            <text:p>Check display form to setting</text:p>
            <text:p><text:s/>search result page</text:p>
          </table:table-cell>
          <table:table-cell table:style-name="ce131" office:value-type="string">
            <text:p>Step 2: Display search portlet</text:p>
          </table:table-cell>
          <table:table-cell table:style-name="ce132" office:value-type="string">
            <text:p>- Choose or input data in Search text box in the right corner of tool bar</text:p>
            <text:p>- Click enter</text:p>
          </table:table-cell>
          <table:table-cell table:style-name="ce132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262"/>
          <table:table-cell table:style-name="ce274" table:content-validation-name="val3"/>
          <table:table-cell table:style-name="ce262" table:number-columns-repeated="7"/>
          <table:table-cell table:number-columns-repeated="238"/>
        </table:table-row>
        <table:table-row table:style-name="ro67">
          <table:table-cell table:style-name="ce1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8" office:value-type="string">
            <text:p>WCM_15_02</text:p>
          </table:table-cell>
          <table:table-cell table:style-name="ce167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62" office:value-type="string">
            <text:p>WCM\Search\Setting</text:p>
          </table:table-cell>
          <table:table-cell table:style-name="ce268" office:value-type="string">
            <text:p>Check display form to setting</text:p>
            <text:p><text:s/>search result page</text:p>
          </table:table-cell>
          <table:table-cell table:style-name="ce262" office:value-type="string">
            <text:p>Step 3: Display form to setting </text:p>
            <text:p>search page</text:p>
          </table:table-cell>
          <table:table-cell table:style-name="ce262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0">Edit</text:span><text:span text:style-name="T9">]</text:span> icon corresponding </text:p>
            <text:p>with search portlet</text:p>
          </table:table-cell>
          <table:table-cell table:style-name="ce262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table:style-name="ce123" office:value-type="string">
            <text:p>Medium</text:p>
          </table:table-cell>
          <table:table-cell table:style-name="ce262"/>
          <table:table-cell table:style-name="ce274" table:content-validation-name="val3"/>
          <table:table-cell table:style-name="ce262" table:number-columns-repeated="7"/>
          <table:table-cell table:number-columns-repeated="238"/>
        </table:table-row>
        <table:table-row table:style-name="ro12">
          <table:table-cell table:style-name="ce160"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table:style-name="ce37" office:value-type="string">
            <text:p>WCM_15_02</text:p>
          </table:table-cell>
          <table:table-cell table:style-name="ce167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63" office:value-type="string">
            <text:p>WCM\Search\Setting</text:p>
          </table:table-cell>
          <table:table-cell table:style-name="ce269" office:value-type="string">
            <text:p>Check display when choose</text:p>
            <text:p>box search is page mode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5">
          <table:table-cell table:style-name="ce1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when choose</text:p>
            <text:p>box search is page mode</text:p>
          </table:table-cell>
          <table:table-cell table:style-name="ce131" office:value-type="string">
            <text:p>Step 2: Display edit mode</text:p>
          </table:table-cell>
          <table:table-cell table:style-name="ce129" office:value-type="string">
            <text:p>- <text:s/>Click [Edit mode] icon in admin toolbar at right corner of screen</text:p>
          </table:table-cell>
          <table:table-cell table:style-name="ce129" office:value-type="string">
            <text:p>- Display edit mode, which display <text:s text:c="2"/>quick edit icon corresponding with search portlet 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7">
          <table:table-cell table:style-name="ce16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when choose</text:p>
            <text:p>box search is page mode</text:p>
          </table:table-cell>
          <table:table-cell table:style-name="ce263" office:value-type="string">
            <text:p>Step 3: Display form to setting </text:p>
            <text:p>search page</text:p>
          </table:table-cell>
          <table:table-cell table:style-name="ce263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263" office:value-type="string">
            <text:p>- Display search form to setting</text:p>
            <text:p>search result page proper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5">
          <table:table-cell table:style-name="ce16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when choose</text:p>
            <text:p>box search is page mode</text:p>
          </table:table-cell>
          <table:table-cell table:style-name="ce263" office:value-type="string">
            <text:p>Step 4: Choose box <text:s/>search for</text:p>
            <text:p><text:s/>page mode</text:p>
          </table:table-cell>
          <table:table-cell table:style-name="ce263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63" office:value-type="string">
            <text:p>- Choose box search successful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68">
          <table:table-cell table:style-name="ce16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when choose</text:p>
            <text:p>box search is page mode</text:p>
          </table:table-cell>
          <table:table-cell table:style-name="ce263" office:value-type="string">
            <text:p>Step 5: Check form after </text:p>
            <text:p>choosing box search </text:p>
          </table:table-cell>
          <table:table-cell table:style-name="ce263" office:value-type="string">
            <text:p>- Choose search portlet on </text:p>
            <text:p>navigation bar</text:p>
          </table:table-cell>
          <table:table-cell table:style-name="ce263" office:value-type="string">
            <text:p>- Display interface box search </text:p>
            <text:p>properly</text:p>
            <text:p>- There are textbox and search icon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2">
          <table:table-cell table:style-name="ce160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37" office:value-type="string">
            <text:p>WCM_15_02</text:p>
          </table:table-cell>
          <table:table-cell table:style-name="ce167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63" office:value-type="string">
            <text:p>WCM\Search\Setting</text:p>
          </table:table-cell>
          <table:table-cell table:style-name="ce269" office:value-type="string">
            <text:p>Check display result when </text:p>
            <text:p>change item per page default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5">
          <table:table-cell table:style-name="ce16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result when </text:p>
            <text:p>change item per page default</text:p>
          </table:table-cell>
          <table:table-cell table:style-name="ce131" office:value-type="string">
            <text:p>Step 2: Display edit mode</text:p>
          </table:table-cell>
          <table:table-cell table:style-name="ce129" office:value-type="string">
            <text:p>Click [<text:span text:style-name="T9">Edit mode</text:span>] icon in admin toolbar at right corner of screen</text:p>
          </table:table-cell>
          <table:table-cell table:style-name="ce129" office:value-type="string">
            <text:p>- Display edit mode, which display <text:s text:c="2"/>quick edit icon corresponding with search portlet 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7">
          <table:table-cell table:style-name="ce16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result when </text:p>
            <text:p>change item per page default</text:p>
          </table:table-cell>
          <table:table-cell table:style-name="ce263" office:value-type="string">
            <text:p>Step 3: Display form to setting </text:p>
            <text:p>search page</text:p>
          </table:table-cell>
          <table:table-cell table:style-name="ce263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63" office:value-type="string">
            <text:p>- Display search form to setting</text:p>
            <text:p>search result page proper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2">
          <table:table-cell table:style-name="ce16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result when </text:p>
            <text:p>change item per page default</text:p>
          </table:table-cell>
          <table:table-cell table:style-name="ce263" office:value-type="string">
            <text:p>Step 4: Change item per page </text:p>
            <text:p>for result search page</text:p>
          </table:table-cell>
          <table:table-cell table:style-name="ce263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63" office:value-type="string">
            <text:p>- Choose box search successful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21">
          <table:table-cell table:style-name="ce16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63" office:value-type="string">
            <text:p>WCM\Search\Setting</text:p>
          </table:table-cell>
          <table:table-cell table:style-name="ce270" office:value-type="string">
            <text:p>Check display result when </text:p>
            <text:p>change item per page default</text:p>
          </table:table-cell>
          <table:table-cell table:style-name="ce263" office:value-type="string">
            <text:p>Step 5: Check display search </text:p>
            <text:p>result page after changing</text:p>
          </table:table-cell>
          <table:table-cell table:style-name="ce263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63" office:value-type="string">
            <text:p>- Display all content, which suitable</text:p>
            <text:p>with keyword</text:p>
            <text:p>- Result will display 10 item per page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2">
          <table:table-cell table:style-name="ce160"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table:style-name="ce37" office:value-type="string">
            <text:p>WCM_15_02</text:p>
          </table:table-cell>
          <table:table-cell table:style-name="ce167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63" office:value-type="string">
            <text:p>WCM\Search\Setting</text:p>
          </table:table-cell>
          <table:table-cell table:style-name="ce271" office:value-type="string">
            <text:p>Check display result when change search page layout template 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5">
          <table:table-cell table:style-name="ce16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63" office:value-type="string">
            <text:p>WCM\Search\Setting</text:p>
          </table:table-cell>
          <table:table-cell table:style-name="ce272" office:value-type="string">
            <text:p>Check display result when change search page layout template </text:p>
          </table:table-cell>
          <table:table-cell table:style-name="ce131" office:value-type="string">
            <text:p>Step 2: Display edit mode</text:p>
          </table:table-cell>
          <table:table-cell table:style-name="ce129" office:value-type="string">
            <text:p>- <text:s/>Click [<text:span text:style-name="T10">Edit mode</text:span>] icon in admin toolbar at right corner of screen</text:p>
          </table:table-cell>
          <table:table-cell table:style-name="ce129" office:value-type="string">
            <text:p>- Display edit mode, which display <text:s text:c="2"/>quick edit icon corresponding with search portlet 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7">
          <table:table-cell table:style-name="ce160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63" office:value-type="string">
            <text:p>WCM\Search\Setting</text:p>
          </table:table-cell>
          <table:table-cell table:style-name="ce272" office:value-type="string">
            <text:p>Check display result when change search page layout template </text:p>
          </table:table-cell>
          <table:table-cell table:style-name="ce263" office:value-type="string">
            <text:p>Step 3: Display form to setting </text:p>
            <text:p>search page</text:p>
          </table:table-cell>
          <table:table-cell table:style-name="ce263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63" office:value-type="string">
            <text:p>- Display search form to setting</text:p>
            <text:p>search result page proper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5">
          <table:table-cell table:style-name="ce16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63" office:value-type="string">
            <text:p>WCM\Search\Setting</text:p>
          </table:table-cell>
          <table:table-cell table:style-name="ce272" office:value-type="string">
            <text:p>Check display result when change search page layout template </text:p>
          </table:table-cell>
          <table:table-cell table:style-name="ce263" office:value-type="string">
            <text:p>Step 4: Change search page</text:p>
            <text:p>layout template</text:p>
          </table:table-cell>
          <table:table-cell table:style-name="ce263" office:value-type="string">
            <text:p>- Choose </text:p>
            <text:p>UIResultpagelayoutdefault.gtmpl</text:p>
            <text:p>on page layout template</text:p>
          </table:table-cell>
          <table:table-cell table:style-name="ce263" office:value-type="string">
            <text:p>- Change template successfully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7">
          <table:table-cell table:style-name="ce16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37" office:value-type="string">
            <text:p>WCM_15_02</text:p>
          </table:table-cell>
          <table:table-cell table:style-name="ce167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63" office:value-type="string">
            <text:p>WCM\Search\Setting</text:p>
          </table:table-cell>
          <table:table-cell table:style-name="ce272" office:value-type="string">
            <text:p>Check display result when change search page layout template </text:p>
          </table:table-cell>
          <table:table-cell table:style-name="ce263" office:value-type="string">
            <text:p>Step 5: Check display search </text:p>
            <text:p>result page after changing</text:p>
          </table:table-cell>
          <table:table-cell table:style-name="ce263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63" office:value-type="string">
            <text:p>- Display search result and keep to </text:p>
            <text:p>display search form under search</text:p>
            <text:p>result 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2">
          <table:table-cell table:style-name="ce160"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7" office:value-type="string">
            <text:p>WCM_15_03</text:p>
          </table:table-cell>
          <table:table-cell table:style-name="ce167" office:value-type="float" office:value="1">
            <text:p>001</text:p>
          </table:table-cell>
          <table:table-cell table:style-name="ce263" office:value-type="string">
            <text:p>WCM\Search\Textbox</text:p>
          </table:table-cell>
          <table:table-cell table:style-name="ce269" office:value-type="string">
            <text:p>Check search on textbox by normal user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1">
          <table:table-cell table:style-name="ce16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37" office:value-type="string">
            <text:p>WCM_15_03</text:p>
          </table:table-cell>
          <table:table-cell table:style-name="ce167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63" office:value-type="string">
            <text:p>WCM\Search\Textbox</text:p>
          </table:table-cell>
          <table:table-cell table:style-name="ce270" office:value-type="string">
            <text:p>Check search on textbox by </text:p>
            <text:p>normal user</text:p>
          </table:table-cell>
          <table:table-cell table:style-name="ce131" office:value-type="string">
            <text:p>Step 2: Display search portlet</text:p>
          </table:table-cell>
          <table:table-cell table:style-name="ce129" office:value-type="string">
            <text:p>- Choose search portlet on navigation bar</text:p>
          </table:table-cell>
          <table:table-cell table:style-name="ce129" office:value-type="string">
            <text:p>-Display interface of search portlet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9">
          <table:table-cell table:style-name="ce16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7" office:value-type="string">
            <text:p>WCM_15_03</text:p>
          </table:table-cell>
          <table:table-cell table:style-name="ce167"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63" office:value-type="string">
            <text:p>WCM\Search\Textbox</text:p>
          </table:table-cell>
          <table:table-cell table:style-name="ce270" office:value-type="string">
            <text:p>Check search on textbox by </text:p>
            <text:p>normal user</text:p>
          </table:table-cell>
          <table:table-cell table:style-name="ce131"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ed on Page or Document</text:p>
            <text:p>- Click [<text:span text:style-name="T41">Search</text:span><text:span text:style-name="T42">] button </text:span><text:span text:style-name="T42">or press </text:span><text:span text:style-name="T41">Enter</text:span>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2">
          <table:table-cell table:style-name="ce160"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table:style-name="ce37" office:value-type="string">
            <text:p>WCM_15_03</text:p>
          </table:table-cell>
          <table:table-cell table:style-name="ce167"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63" office:value-type="string">
            <text:p>WCM\Search\Textbox</text:p>
          </table:table-cell>
          <table:table-cell table:style-name="ce269" office:value-type="string">
            <text:p>Check search on textbox by administrator</text:p>
          </table:table-cell>
          <table:table-cell table:style-name="ce123" office:value-type="string">
            <text:p>Step 1: Access WCM </text:p>
          </table:table-cell>
          <table:table-cell table:style-name="ce123" office:value-type="string">
            <text:p>- Access WCM program</text:p>
          </table:table-cell>
          <table:table-cell table:style-name="ce123" office:value-type="string">
            <text:p>- WCM main screen is displayed</text:p>
            <text:p/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19">
          <table:table-cell table:style-name="ce16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37" office:value-type="string">
            <text:p>WCM_15_03</text:p>
          </table:table-cell>
          <table:table-cell table:style-name="ce167"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63" office:value-type="string">
            <text:p>WCM\Search\Textbox</text:p>
          </table:table-cell>
          <table:table-cell table:style-name="ce270" office:value-type="string">
            <text:p>Check search on textbox by </text:p>
            <text:p>administrator</text:p>
          </table:table-cell>
          <table:table-cell table:style-name="ce263" office:value-type="string">
            <text:p>Step 2: Do search </text:p>
          </table:table-cell>
          <table:table-cell table:style-name="ce263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63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25">
          <table:table-cell table:style-name="ce16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7" office:value-type="string">
            <text:p>WCM_15_03</text:p>
          </table:table-cell>
          <table:table-cell table:style-name="ce167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63" office:value-type="string">
            <text:p>WCM\Search\Textbox</text:p>
          </table:table-cell>
          <table:table-cell table:style-name="ce270" office:value-type="string">
            <text:p>Check search on textbox by </text:p>
            <text:p>administrator</text:p>
          </table:table-cell>
          <table:table-cell table:style-name="ce263" office:value-type="string">
            <text:p>Step 3: Check display search</text:p>
            <text:p>result</text:p>
          </table:table-cell>
          <table:table-cell table:style-name="ce263" office:value-type="string">
            <text:p>- See on search result page</text:p>
          </table:table-cell>
          <table:table-cell table:style-name="ce263" office:value-type="string">
            <text:p>- Display all results, which contain </text:p>
            <text:p>search keyword.</text:p>
            <text:p>-<text:span text:style-name="T44">Will display only live </text:span><text:span text:style-name="T44">version if edit</text:span></text:p>
            <text:p><text:span text:style-name="T45">mode OFF</text:span></text:p>
            <text:p><text:span text:style-name="T45">- Or will display both </text:span><text:span text:style-name="T45">live and draft</text:span></text:p>
            <text:p><text:span text:style-name="T45">version, which contain </text:span><text:span text:style-name="T45">draft icon and</text:span></text:p>
            <text:p><text:span text:style-name="T45"><text:s/></text:span><text:span text:style-name="T45">edit icon beside if edit </text:span><text:span text:style-name="T45">mode ON</text:span></text:p>
            <text:p><text:span text:style-name="T45"><text:s/></text:span><text:span text:style-name="T45">and user can edit this </text:span><text:span text:style-name="T45">content</text:span></text:p>
          </table:table-cell>
          <table:table-cell table:style-name="ce123" office:value-type="string">
            <text:p>Medium</text:p>
          </table:table-cell>
          <table:table-cell table:style-name="ce263"/>
          <table:table-cell table:style-name="ce274" table:content-validation-name="val3"/>
          <table:table-cell table:style-name="ce263" table:number-columns-repeated="7"/>
          <table:table-cell table:style-name="ce279" table:number-columns-repeated="238"/>
        </table:table-row>
        <table:table-row table:style-name="ro25" table:number-rows-repeated="65449">
          <table:table-cell table:number-columns-repeated="256"/>
        </table:table-row>
        <table:table-row table:style-name="ro25">
          <table:table-cell table:number-columns-repeated="256"/>
        </table:table-row>
      </table:table>
      <table:table table:name="Other_Actions" table:style-name="ta7" table:print="false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47" table:default-cell-style-name="ce288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283" office:value-type="string" table:number-columns-spanned="4" table:number-rows-spanned="1">
            <text:p>TEST CASES</text:p>
          </table:table-cell>
          <table:covered-table-cell table:style-name="ce283"/>
          <table:covered-table-cell table:style-name="ce283"/>
          <table:covered-table-cell table:style-name="ce283"/>
          <table:table-cell/>
          <table:table-cell table:style-name="ce168" table:number-columns-repeated="4"/>
          <table:table-cell table:style-name="ce145" office:value-type="string">
            <text:p>Passed</text:p>
          </table:table-cell>
          <table:table-cell table:style-name="ce145" table:formula="of:=COUNTIF([.L$7:.L$1008];[.$K1])" office:value-type="float" office:value="0">
            <text:p>0</text:p>
          </table:table-cell>
          <table:table-cell table:style-name="ce145" table:formula="of:=COUNTIF([.M$7:.M$1008];[.$K1])" office:value-type="float" office:value="0">
            <text:p>0</text:p>
          </table:table-cell>
          <table:table-cell table:style-name="ce145" table:formula="of:=COUNTIF([.N$7:.N$1008];[.$K1])" office:value-type="float" office:value="0">
            <text:p>0</text:p>
          </table:table-cell>
          <table:table-cell table:style-name="ce145" table:formula="of:=COUNTIF([.O$7:.O$1008];[.$K1])" office:value-type="float" office:value="0">
            <text:p>0</text:p>
          </table:table-cell>
          <table:table-cell table:style-name="ce168"/>
          <table:table-cell table:style-name="ce294" table:number-columns-repeated="205"/>
          <table:table-cell table:number-columns-repeated="35"/>
        </table:table-row>
        <table:table-row table:style-name="ro16">
          <table:table-cell/>
          <table:table-cell table:style-name="ce284"/>
          <table:table-cell table:style-name="ce162"/>
          <table:table-cell table:style-name="ce168" table:number-columns-repeated="2"/>
          <table:table-cell/>
          <table:table-cell table:style-name="ce168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08];[.$K2])" office:value-type="float" office:value="0">
            <text:p>0</text:p>
          </table:table-cell>
          <table:table-cell table:style-name="ce145" table:formula="of:=COUNTIF([.M$7:.M$1008];[.$K2])" office:value-type="float" office:value="0">
            <text:p>0</text:p>
          </table:table-cell>
          <table:table-cell table:style-name="ce145" table:formula="of:=COUNTIF([.N$7:.N$1008];[.$K2])" office:value-type="float" office:value="0">
            <text:p>0</text:p>
          </table:table-cell>
          <table:table-cell table:style-name="ce145" table:formula="of:=COUNTIF([.O$7:.O$1008];[.$K2])" office:value-type="float" office:value="0">
            <text:p>0</text:p>
          </table:table-cell>
          <table:table-cell table:style-name="ce168"/>
          <table:table-cell table:style-name="ce294" table:number-columns-repeated="205"/>
          <table:table-cell table:number-columns-repeated="35"/>
        </table:table-row>
        <table:table-row table:style-name="ro26">
          <table:table-cell/>
          <table:table-cell table:style-name="ce285" office:value-type="string">
            <text:p>Functions list</text:p>
          </table:table-cell>
          <table:table-cell table:style-name="ce287" office:value-type="string" table:number-columns-spanned="3" table:number-rows-spanned="1">
            <text:p>Check something on program</text:p>
          </table:table-cell>
          <table:covered-table-cell table:style-name="ce287"/>
          <table:covered-table-cell table:style-name="ce287"/>
          <table:table-cell/>
          <table:table-cell table:style-name="ce96"/>
          <table:table-cell table:style-name="ce175"/>
          <table:table-cell table:style-name="ce178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08];[.$K3])" office:value-type="float" office:value="0">
            <text:p>0</text:p>
          </table:table-cell>
          <table:table-cell table:style-name="ce145" table:formula="of:=COUNTIF([.M$7:.M$1008];[.$K3])" office:value-type="float" office:value="0">
            <text:p>0</text:p>
          </table:table-cell>
          <table:table-cell table:style-name="ce145" table:formula="of:=COUNTIF([.N$7:.N$1008];[.$K3])" office:value-type="float" office:value="0">
            <text:p>0</text:p>
          </table:table-cell>
          <table:table-cell table:style-name="ce145" table:formula="of:=COUNTIF([.O$7:.O$1008];[.$K3])" office:value-type="float" office:value="0">
            <text:p>0</text:p>
          </table:table-cell>
          <table:table-cell table:style-name="ce175"/>
          <table:table-cell table:style-name="ce294" table:number-columns-repeated="205"/>
          <table:table-cell table:number-columns-repeated="35"/>
        </table:table-row>
        <table:table-row table:style-name="ro11">
          <table:table-cell/>
          <table:table-cell table:style-name="ce285" office:value-type="string">
            <text:p>Total Main Cases</text:p>
          </table:table-cell>
          <table:table-cell table:style-name="ce118" table:formula="of:=MAX([.A7:.A999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18"/>
          <table:table-cell/>
          <table:table-cell table:style-name="ce96"/>
          <table:table-cell table:style-name="ce175"/>
          <table:table-cell table:style-name="ce179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08];[.$K4])" office:value-type="float" office:value="0">
            <text:p>0</text:p>
          </table:table-cell>
          <table:table-cell table:style-name="ce145" table:formula="of:=COUNTIF([.M$7:.M$1008];[.$K4])" office:value-type="float" office:value="0">
            <text:p>0</text:p>
          </table:table-cell>
          <table:table-cell table:style-name="ce145" table:formula="of:=COUNTIF([.N$7:.N$1008];[.$K4])" office:value-type="float" office:value="0">
            <text:p>0</text:p>
          </table:table-cell>
          <table:table-cell table:style-name="ce145" table:formula="of:=COUNTIF([.O$7:.O$1008];[.$K4])" office:value-type="float" office:value="0">
            <text:p>0</text:p>
          </table:table-cell>
          <table:table-cell table:style-name="ce175"/>
          <table:table-cell table:style-name="ce294" table:number-columns-repeated="205"/>
          <table:table-cell table:number-columns-repeated="35"/>
        </table:table-row>
        <table:table-row table:style-name="ro16">
          <table:table-cell/>
          <table:table-cell table:style-name="ce286"/>
          <table:table-cell table:number-columns-repeated="7"/>
          <table:table-cell table:style-name="ce146"/>
          <table:table-cell office:value-type="string">
            <text:p>N/A</text:p>
          </table:table-cell>
          <table:table-cell table:style-name="ce145" table:formula="of:=COUNTIF([.L$7:.L$1008];[.$K5])" office:value-type="float" office:value="0">
            <text:p>0</text:p>
          </table:table-cell>
          <table:table-cell table:style-name="ce145" table:formula="of:=COUNTIF([.M$7:.M$1008];[.$K5])" office:value-type="float" office:value="0">
            <text:p>0</text:p>
          </table:table-cell>
          <table:table-cell table:style-name="ce145" table:formula="of:=COUNTIF([.N$7:.N$1008];[.$K5])" office:value-type="float" office:value="0">
            <text:p>0</text:p>
          </table:table-cell>
          <table:table-cell table:style-name="ce14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1">
          <table:table-cell table:style-name="ce282" office:value-type="float" office:value="1">
            <text:p>001</text:p>
          </table:table-cell>
          <table:table-cell table:style-name="ce47" office:value-type="string">
            <text:p>WCM_16</text:p>
          </table:table-cell>
          <table:table-cell table:style-name="ce289" office:value-type="float" office:value="1">
            <text:p>001</text:p>
          </table:table-cell>
          <table:table-cell table:style-name="ce290" office:value-type="string">
            <text:p>WCM\Site Admin Toolbar\Edit Mode</text:p>
          </table:table-cell>
          <table:table-cell table:style-name="ce55" office:value-type="string">
            <text:p>Display edit mode </text:p>
          </table:table-cell>
          <table:table-cell table:style-name="ce291" office:value-type="string">
            <text:p>Step 1: Access WCM program</text:p>
          </table:table-cell>
          <table:table-cell table:style-name="ce292" office:value-type="string">
            <text:p>- Login with user is advanced user</text:p>
          </table:table-cell>
          <table:table-cell table:style-name="ce292" office:value-type="string">
            <text:p>- Login successfully</text:p>
          </table:table-cell>
          <table:table-cell table:style-name="ce101" office:value-type="string">
            <text:p>High</text:p>
          </table:table-cell>
          <table:table-cell table:style-name="ce293" table:number-columns-repeated="6"/>
          <table:table-cell table:style-name="ce97" table:number-columns-repeated="3"/>
          <table:table-cell table:style-name="ce96" table:number-columns-repeated="203"/>
          <table:table-cell table:number-columns-repeated="35"/>
        </table:table-row>
        <table:table-row table:style-name="ro12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WCM_16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0" office:value-type="string">
            <text:p>WCM\Site Admin Toolbar\Edit Mode</text:p>
          </table:table-cell>
          <table:table-cell table:style-name="ce290" office:value-type="string">
            <text:p>Display edit mode </text:p>
            <text:p><text:s/></text:p>
          </table:table-cell>
          <table:table-cell table:style-name="ce291" office:value-type="string">
            <text:p>Step 2: Display edit mode</text:p>
          </table:table-cell>
          <table:table-cell table:style-name="ce292" office:value-type="string">
            <text:p>- Select <text:span text:style-name="T9">Edit</text:span> mode <text:span text:style-name="T37">at </text:span><text:span text:style-name="T37">the top right corner</text:span></text:p>
          </table:table-cell>
          <table:table-cell table:style-name="ce292" office:value-type="string">
            <text:p>- Display edit mode, which display <text:s/>all quick edit icons</text:p>
          </table:table-cell>
          <table:table-cell table:style-name="ce101" office:value-type="string">
            <text:p>High</text:p>
          </table:table-cell>
          <table:table-cell table:style-name="ce293" table:number-columns-repeated="6"/>
          <table:table-cell table:style-name="ce97" table:number-columns-repeated="3"/>
          <table:table-cell table:style-name="ce96" table:number-columns-repeated="203"/>
          <table:table-cell table:number-columns-repeated="35"/>
        </table:table-row>
        <table:table-row table:style-name="ro69">
          <table:table-cell table:style-name="ce16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WCM_16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0" office:value-type="string">
            <text:p>WCM\Site Admin Toolbar\Edit Mode</text:p>
          </table:table-cell>
          <table:table-cell table:style-name="ce55" office:value-type="string">
            <text:p>Display live mode </text:p>
          </table:table-cell>
          <table:table-cell table:style-name="ce291" office:value-type="string">
            <text:p>Step 1: Access WCM program</text:p>
          </table:table-cell>
          <table:table-cell table:style-name="ce292" office:value-type="string">
            <text:p>- Login with user is advanced user</text:p>
          </table:table-cell>
          <table:table-cell table:style-name="ce292" office:value-type="string">
            <text:p>- Login successfully</text:p>
            <text:p><text:span text:style-name="T16">- Display live mode, </text:span><text:span text:style-name="T16">which disappear all </text:span><text:span text:style-name="T16">quick edit icons</text:span></text:p>
          </table:table-cell>
          <table:table-cell table:style-name="ce101" office:value-type="string">
            <text:p>High</text:p>
          </table:table-cell>
          <table:table-cell table:style-name="ce293" table:number-columns-repeated="6"/>
          <table:table-cell table:style-name="ce97" table:number-columns-repeated="3"/>
          <table:table-cell table:style-name="ce96" table:number-columns-repeated="203"/>
          <table:table-cell table:number-columns-repeated="35"/>
        </table:table-row>
        <table:table-row table:style-name="ro69">
          <table:table-cell table:style-name="ce16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WCM_16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0" office:value-type="string">
            <text:p>WCM\Site Admin Toolbar\Edit Mode</text:p>
          </table:table-cell>
          <table:table-cell table:style-name="ce290" office:value-type="string">
            <text:p>Display live mode </text:p>
          </table:table-cell>
          <table:table-cell table:style-name="ce291" office:value-type="string">
            <text:p>Step 2: Display live mode</text:p>
          </table:table-cell>
          <table:table-cell table:style-name="ce292" office:value-type="string">
            <text:p>- Select <text:span text:style-name="T9">Publish</text:span> mode <text:span text:style-name="T37">at the top right corner</text:span></text:p>
          </table:table-cell>
          <table:table-cell table:style-name="ce292" office:value-type="string">
            <text:p>- Display publish mode, no quick edit icon</text:p>
          </table:table-cell>
          <table:table-cell table:style-name="ce101" office:value-type="string">
            <text:p>High</text:p>
          </table:table-cell>
          <table:table-cell table:number-columns-repeated="247"/>
        </table:table-row>
        <table:table-row table:style-name="ro69" table:number-rows-repeated="65525">
          <table:table-cell table:number-columns-repeated="256"/>
        </table:table-row>
        <table:table-row table:style-name="ro69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52" table:default-cell-style-name="ce202"/>
        <table:table-column table:style-name="co53" table:default-cell-style-name="ce111"/>
        <table:table-column table:style-name="co54" table:default-cell-style-name="ce202"/>
        <table:table-column table:style-name="co55" table:default-cell-style-name="ce111"/>
        <table:table-column table:style-name="co56" table:default-cell-style-name="ce111"/>
        <table:table-column table:style-name="co42" table:default-cell-style-name="ce111"/>
        <table:table-column table:style-name="co57" table:default-cell-style-name="ce111"/>
        <table:table-column table:style-name="co58" table:default-cell-style-name="ce111"/>
        <table:table-column table:style-name="co51" table:default-cell-style-name="ce111"/>
        <table:table-column table:style-name="co59" table:default-cell-style-name="ce111"/>
        <table:table-column table:style-name="co7" table:default-cell-style-name="ce111"/>
        <table:table-column table:style-name="co60" table:default-cell-style-name="ce111"/>
        <table:table-column table:style-name="co7" table:number-columns-repeated="244" table:default-cell-style-name="ce111"/>
        <table:table-row table:style-name="ro11">
          <table:table-cell/>
          <table:table-cell table:style-name="ce112" office:value-type="string">
            <text:p>TEST CASES</text:p>
          </table:table-cell>
          <table:table-cell table:style-name="ce259"/>
          <table:table-cell table:style-name="ce112" table:number-columns-repeated="2"/>
          <table:table-cell/>
          <table:table-cell table:style-name="ce117" table:number-columns-repeated="4"/>
          <table:table-cell table:style-name="ce145" office:value-type="string">
            <text:p>Passed</text:p>
          </table:table-cell>
          <table:table-cell table:style-name="ce145" table:formula="of:=COUNTIF([.L$7:.L$1008];[.$K1])" office:value-type="float" office:value="0">
            <text:p>0</text:p>
          </table:table-cell>
          <table:table-cell table:style-name="ce145" table:formula="of:=COUNTIF([.M$7:.M$1008];[.$K1])" office:value-type="float" office:value="0">
            <text:p>0</text:p>
          </table:table-cell>
          <table:table-cell table:style-name="ce145" table:formula="of:=COUNTIF([.N$7:.N$1008];[.$K1])" office:value-type="float" office:value="0">
            <text:p>0</text:p>
          </table:table-cell>
          <table:table-cell table:style-name="ce145" table:formula="of:=COUNTIF([.O$7:.O$1008];[.$K1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117"/>
          <table:table-cell table:style-name="ce260"/>
          <table:table-cell table:style-name="ce117" table:number-columns-repeated="2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08];[.$K2])" office:value-type="float" office:value="0">
            <text:p>0</text:p>
          </table:table-cell>
          <table:table-cell table:style-name="ce145" table:formula="of:=COUNTIF([.M$7:.M$1008];[.$K2])" office:value-type="float" office:value="0">
            <text:p>0</text:p>
          </table:table-cell>
          <table:table-cell table:style-name="ce145" table:formula="of:=COUNTIF([.N$7:.N$1008];[.$K2])" office:value-type="float" office:value="0">
            <text:p>0</text:p>
          </table:table-cell>
          <table:table-cell table:style-name="ce145" table:formula="of:=COUNTIF([.O$7:.O$1008];[.$K2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26">
          <table:table-cell/>
          <table:table-cell table:style-name="ce257" office:value-type="string">
            <text:p>Functions list</text:p>
          </table:table-cell>
          <table:table-cell table:style-name="ce123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08];[.$K3])" office:value-type="float" office:value="0">
            <text:p>0</text:p>
          </table:table-cell>
          <table:table-cell table:style-name="ce145" table:formula="of:=COUNTIF([.M$7:.M$1008];[.$K3])" office:value-type="float" office:value="0">
            <text:p>0</text:p>
          </table:table-cell>
          <table:table-cell table:style-name="ce145" table:formula="of:=COUNTIF([.N$7:.N$1008];[.$K3])" office:value-type="float" office:value="0">
            <text:p>0</text:p>
          </table:table-cell>
          <table:table-cell table:style-name="ce145" table:formula="of:=COUNTIF([.O$7:.O$1008];[.$K3])" office:value-type="float" office:value="0">
            <text:p>0</text:p>
          </table:table-cell>
          <table:table-cell table:style-name="ce137"/>
          <table:table-cell table:style-name="ce277"/>
          <table:table-cell table:style-name="ce278" table:number-columns-repeated="5"/>
          <table:table-cell table:number-columns-repeated="2"/>
          <table:table-cell table:style-name="ce277"/>
          <table:table-cell table:style-name="ce278" table:number-columns-repeated="6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1">
          <table:table-cell/>
          <table:table-cell table:style-name="ce257" office:value-type="string">
            <text:p>Total Main Cases</text:p>
          </table:table-cell>
          <table:table-cell table:style-name="ce118" table:formula="of:=MAX([.A7:.A6532])" office:value-type="float" office:value="80" table:number-columns-spanned="3" table:number-rows-spanned="1">
            <text:p>80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08];[.$K4])" office:value-type="float" office:value="0">
            <text:p>0</text:p>
          </table:table-cell>
          <table:table-cell table:style-name="ce145" table:formula="of:=COUNTIF([.M$7:.M$1008];[.$K4])" office:value-type="float" office:value="0">
            <text:p>0</text:p>
          </table:table-cell>
          <table:table-cell table:style-name="ce145" table:formula="of:=COUNTIF([.N$7:.N$1008];[.$K4])" office:value-type="float" office:value="0">
            <text:p>0</text:p>
          </table:table-cell>
          <table:table-cell table:style-name="ce145" table:formula="of:=COUNTIF([.O$7:.O$1008];[.$K4])" office:value-type="float" office:value="0">
            <text:p>0</text:p>
          </table:table-cell>
          <table:table-cell table:style-name="ce137"/>
          <table:table-cell table:style-name="ce277" table:number-columns-repeated="6"/>
          <table:table-cell table:number-columns-repeated="2"/>
          <table:table-cell table:style-name="ce277" table:number-columns-repeated="7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258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08];[.$K5])" office:value-type="float" office:value="0">
            <text:p>0</text:p>
          </table:table-cell>
          <table:table-cell table:style-name="ce145" table:formula="of:=COUNTIF([.M$7:.M$1008];[.$K5])" office:value-type="float" office:value="0">
            <text:p>0</text:p>
          </table:table-cell>
          <table:table-cell table:style-name="ce145" table:formula="of:=COUNTIF([.N$7:.N$1008];[.$K5])" office:value-type="float" office:value="0">
            <text:p>0</text:p>
          </table:table-cell>
          <table:table-cell table:style-name="ce145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2">
          <table:table-cell table:style-name="ce295" office:value-type="float" office:value="1">
            <text:p>001</text:p>
          </table:table-cell>
          <table:table-cell table:style-name="ce49" office:value-type="string">
            <text:p>WCM_17</text:p>
          </table:table-cell>
          <table:table-cell table:style-name="ce297" office:value-type="float" office:value="1">
            <text:p>001</text:p>
          </table:table-cell>
          <table:table-cell table:style-name="ce123" office:value-type="string">
            <text:p>WCM\Newsletter\Viewer</text:p>
          </table:table-cell>
          <table:table-cell table:style-name="ce87" office:value-type="string">
            <text:p>Subscribe <text:s/>a newsletter when put value in all required filed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 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put value in all required filed</text:p>
          </table:table-cell>
          <table:table-cell table:style-name="ce129" office:value-type="string">
            <text:p>Step 2: Put your email</text:p>
          </table:table-cell>
          <table:table-cell table:style-name="ce129" office:value-type="string">
            <text:p>In the form to Subscribe a newsletter, put a valid email address in 'Your Email' field</text:p>
          </table:table-cell>
          <table:table-cell table:style-name="ce129" office:value-type="string">
            <text:p>Your email address is input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put value in all required filed</text:p>
          </table:table-cell>
          <table:table-cell table:style-name="ce129" office:value-type="string">
            <text:p>Step 3: Select subscription</text:p>
          </table:table-cell>
          <table:table-cell table:style-name="ce132" office:value-type="string">
            <text:p>Tick on check-box of at least one subscription in each category </text:p>
          </table:table-cell>
          <table:table-cell table:style-name="ce132" office:value-type="string">
            <text:p>Subscription(s) is check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6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put value in all required filed</text:p>
          </table:table-cell>
          <table:table-cell table:style-name="ce129" office:value-type="string">
            <text:p>Step 4: Subscribe a newsletter</text:p>
          </table:table-cell>
          <table:table-cell table:style-name="ce129" office:value-type="string">
            <text:p>Click on <text:span text:style-name="T10">Subscribe</text:span> button</text:p>
          </table:table-cell>
          <table:table-cell table:style-name="ce13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9" office:value-type="string">
            <text:p>WCM_17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WCM\Newsletter\Viewer</text:p>
          </table:table-cell>
          <table:table-cell table:style-name="ce87" office:value-type="string">
            <text:p>Subscribe <text:s/>a newsletter when 'Your Email' field is blank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</text:span><text:span text:style-name="T10"> </text:span><text:span text:style-name="T21">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'Your Email' field is blank</text:p>
          </table:table-cell>
          <table:table-cell table:style-name="ce129" office:value-type="string">
            <text:p>Step 2: Subscribe newsletter without put email address</text:p>
          </table:table-cell>
          <table:table-cell table:style-name="ce129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129" office:value-type="string">
            <text:p>Show message to alert that you must put your email addres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9" office:value-type="string">
            <text:p>WCM_17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WCM\Newsletter\Viewer</text:p>
          </table:table-cell>
          <table:table-cell table:style-name="ce87" office:value-type="string">
            <text:p>Subscribe <text:s/>a newsletter email address is not right format (abc@def.com)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</text:span><text:span text:style-name="T10"> </text:span><text:span text:style-name="T21">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email address is not right format (abc@def.com)</text:p>
          </table:table-cell>
          <table:table-cell table:style-name="ce129" office:value-type="string">
            <text:p>Step 2: Subscribe newsletter without put email address</text:p>
          </table:table-cell>
          <table:table-cell table:style-name="ce129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129" office:value-type="string">
            <text:p>Show message to alert that your email address is not vali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9" office:value-type="string">
            <text:p>WCM_17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3" office:value-type="string">
            <text:p>WCM\Newsletter\Viewer</text:p>
          </table:table-cell>
          <table:table-cell table:style-name="ce87" office:value-type="string">
            <text:p>Subscribe <text:s/>a newsletter when do not select any category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</text:span><text:span text:style-name="T10"> </text:span><text:span text:style-name="T21">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do not select any category</text:p>
          </table:table-cell>
          <table:table-cell table:style-name="ce129" office:value-type="string">
            <text:p>Step 2: Put your email</text:p>
          </table:table-cell>
          <table:table-cell table:style-name="ce129" office:value-type="string">
            <text:p>In the form to Subscribe a newsletter, put your email address in 'Your Email' field</text:p>
          </table:table-cell>
          <table:table-cell table:style-name="ce129" office:value-type="string">
            <text:p>Your email address is input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do not select any category</text:p>
          </table:table-cell>
          <table:table-cell table:style-name="ce129" office:value-type="string">
            <text:p>Step 3: Select category</text:p>
          </table:table-cell>
          <table:table-cell table:style-name="ce132" office:value-type="string">
            <text:p>Do not tick on check-box of any subscription which you want to receipt in 'Your status' column</text:p>
          </table:table-cell>
          <table:table-cell table:style-name="ce132" office:value-type="string">
            <text:p>Subscription(s) is not check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<text:s/>a newsletter when do not select any category</text:p>
          </table:table-cell>
          <table:table-cell table:style-name="ce129" office:value-type="string">
            <text:p>Step 4: Subscribe a newsletter</text:p>
          </table:table-cell>
          <table:table-cell table:style-name="ce129" office:value-type="string">
            <text:p>Click on Subscribe button</text:p>
          </table:table-cell>
          <table:table-cell table:style-name="ce132" office:value-type="string">
            <text:p>Show message to alert that you must select at least one categor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9" office:value-type="string">
            <text:p>WCM_17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3" office:value-type="string">
            <text:p>WCM\Newsletter\Viewer</text:p>
          </table:table-cell>
          <table:table-cell table:style-name="ce87" office:value-type="string">
            <text:p>Subscribe a newsletter email when input more than one email address in Your Email field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</text:span><text:span text:style-name="T10"> </text:span><text:span text:style-name="T21">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3" office:value-type="string">
            <text:p>WCM\Newsletter\Viewer</text:p>
          </table:table-cell>
          <table:table-cell table:style-name="ce298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2: Put more than one email address</text:p>
          </table:table-cell>
          <table:table-cell table:style-name="ce129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32" office:value-type="string">
            <text:p>Show message to alert that email address is invali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9" office:value-type="string">
            <text:p>WCM_17</text:p>
          </table:table-cell>
          <table:table-cell table:style-name="ce167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3" office:value-type="string">
            <text:p>WCM\Newsletter\Viewer</text:p>
          </table:table-cell>
          <table:table-cell table:style-name="ce89" office:value-type="string">
            <text:p>Change the subscription directly</text:p>
          </table:table-cell>
          <table:table-cell table:style-name="ce129" office:value-type="string">
            <text:p>Step 1: Subscribe a newsletter</text:p>
          </table:table-cell>
          <table:table-cell table:style-name="ce300" office:value-type="string">
            <text:p><text:span text:style-name="T44">- Log in Acme</text:span></text:p>
            <text:p><text:span text:style-name="T44">- Select </text:span><text:span text:style-name="T25">Newsletters </text:span><text:span text:style-name="T24">page in</text:span><text:span text:style-name="T25"> </text:span><text:span text:style-name="T24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32" office:value-type="string">
            <text:p>A newsletter is subscribed</text:p>
            <text:p>Confirm letter is sent to your email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3" office:value-type="string">
            <text:p>WCM\Newsletter\Viewer</text:p>
          </table:table-cell>
          <table:table-cell table:style-name="ce173" office:value-type="string">
            <text:p>Change the subscription directly</text:p>
          </table:table-cell>
          <table:table-cell table:style-name="ce132" office:value-type="string">
            <text:p>Step 2: Change the subscription</text:p>
          </table:table-cell>
          <table:table-cell table:style-name="ce132" office:value-type="string">
            <text:p>- Check\uncheck on subscriptions you want</text:p>
            <text:p>- Click on Change your subscriptions button</text:p>
          </table:table-cell>
          <table:table-cell table:style-name="ce132" office:value-type="string">
            <text:p>Your subscriptions are changed successful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9" office:value-type="string">
            <text:p>WCM_17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3" office:value-type="string">
            <text:p>WCM\Newsletter\Viewer</text:p>
          </table:table-cell>
          <table:table-cell table:style-name="ce89" office:value-type="string">
            <text:p>Change the subscription from link in the confirmation letter</text:p>
          </table:table-cell>
          <table:table-cell table:style-name="ce129" office:value-type="string">
            <text:p>Step 1: Subscribe a newsletter</text:p>
          </table:table-cell>
          <table:table-cell table:style-name="ce300" office:value-type="string">
            <text:p><text:span text:style-name="T44">- Log in Acme</text:span></text:p>
            <text:p><text:span text:style-name="T44">- Select </text:span><text:span text:style-name="T25">Newsletters </text:span><text:span text:style-name="T24">page in</text:span><text:span text:style-name="T25"> </text:span><text:span text:style-name="T24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32" office:value-type="string">
            <text:p>A newsletter is subscribed</text:p>
            <text:p>Confirm letter is sent to your email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3" office:value-type="string">
            <text:p>WCM\Newsletter\Viewer</text:p>
          </table:table-cell>
          <table:table-cell table:style-name="ce173" office:value-type="string">
            <text:p>Change the subscription from link in the confirmation letter</text:p>
          </table:table-cell>
          <table:table-cell table:style-name="ce132" office:value-type="string">
            <text:p>Step 2: Change the subscription </text:p>
          </table:table-cell>
          <table:table-cell table:style-name="ce13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2" office:value-type="string">
            <text:p>Your subscriptions are changed successful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9" office:value-type="string">
            <text:p>WCM_17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3" office:value-type="string">
            <text:p>WCM\Newsletter\Viewer</text:p>
          </table:table-cell>
          <table:table-cell table:style-name="ce89" office:value-type="string">
            <text:p>No receipt email</text:p>
          </table:table-cell>
          <table:table-cell table:style-name="ce129" office:value-type="string">
            <text:p>Step 1: Subscribe a newsletter</text:p>
          </table:table-cell>
          <table:table-cell table:style-name="ce300" office:value-type="string">
            <text:p><text:span text:style-name="T44">- Log in Acme</text:span></text:p>
            <text:p><text:span text:style-name="T44">- Select </text:span><text:span text:style-name="T25">Newsletters </text:span><text:span text:style-name="T24">page in</text:span><text:span text:style-name="T25"> </text:span><text:span text:style-name="T24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32" office:value-type="string">
            <text:p>A newsletter is subscribed</text:p>
            <text:p>Confirm letter is sent to your email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9" office:value-type="string">
            <text:p>WCM_17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3" office:value-type="string">
            <text:p>WCM\Newsletter\Viewer</text:p>
          </table:table-cell>
          <table:table-cell table:style-name="ce173" office:value-type="string">
            <text:p>No receipt email</text:p>
          </table:table-cell>
          <table:table-cell table:style-name="ce129" office:value-type="string">
            <text:p>Step 2: No receipt email</text:p>
          </table:table-cell>
          <table:table-cell table:style-name="ce129" office:value-type="string">
            <text:p>Click on Forget this email button near 'Your Email' field</text:p>
          </table:table-cell>
          <table:table-cell table:style-name="ce132" office:value-type="string">
            <text:p>- 'Your Email' field is blank. After that, you cannot receive any letter relating to the subscription you selected before.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9" office:value-type="string">
            <text:p>WCM_18_01_01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\Category\Create</text:p>
          </table:table-cell>
          <table:table-cell table:style-name="ce89" office:value-type="string">
            <text:p>Check create new category when put value in required fields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Acme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hen put value in required fields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hen put value in required fields</text:p>
          </table:table-cell>
          <table:table-cell table:style-name="ce123" office:value-type="string">
            <text:p>Step 3: Create new category with correct title and name</text:p>
          </table:table-cell>
          <table:table-cell table:style-name="ce123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3" office:value-type="string">
            <text:p>- Category is created successful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with blank title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 blank title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 blank title</text:p>
          </table:table-cell>
          <table:table-cell table:style-name="ce132" office:value-type="string">
            <text:p>Step 3: Create new category with blank title</text:p>
          </table:table-cell>
          <table:table-cell table:style-name="ce132" office:value-type="string">
            <text:p>- Leave Title field is blank</text:p>
            <text:p>- Click [<text:span text:style-name="T10">Save</text:span>] button</text:p>
          </table:table-cell>
          <table:table-cell table:style-name="ce132" office:value-type="string">
            <text:p>- Display message to confirm that we can not create category with blank titl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with blank name 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 blank name 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 blank name </text:p>
          </table:table-cell>
          <table:table-cell table:style-name="ce132" office:value-type="string">
            <text:p>Step 3: Create new category with blank name</text:p>
          </table:table-cell>
          <table:table-cell table:style-name="ce132" office:value-type="string">
            <text:p>- Leave <text:span text:style-name="T9">Name</text:span> field is blank</text:p>
            <text:p>- Click [<text:span text:style-name="T10">Save</text:span>] button</text:p>
          </table:table-cell>
          <table:table-cell table:style-name="ce132" office:value-type="string">
            <text:p>- Display message to confirm that we can not create category with blank nam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without permission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out permission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without permission</text:p>
          </table:table-cell>
          <table:table-cell table:style-name="ce132" office:value-type="string">
            <text:p>Step 3: Create new category without permission</text:p>
          </table:table-cell>
          <table:table-cell table:style-name="ce13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2" office:value-type="string">
            <text:p>- Display message to inform that you can not leave blank modera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have space letter on name field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ace on name field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ace on name field</text:p>
          </table:table-cell>
          <table:table-cell table:style-name="ce132" office:value-type="string">
            <text:p>Step 3: Create new category have space on name field</text:p>
          </table:table-cell>
          <table:table-cell table:style-name="ce13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2" office:value-type="string">
            <text:p>- Display message to inform that you can not input space letter on name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have space letter on title field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ace letter on title field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ace letter on title field</text:p>
          </table:table-cell>
          <table:table-cell table:style-name="ce129" office:value-type="string">
            <text:p>Step 3: Create new category have space letter on title field</text:p>
          </table:table-cell>
          <table:table-cell table:style-name="ce129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2" office:value-type="string">
            <text:p>- New category created successful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have special character (!@#$%^&amp;*()&lt;&gt;?|”) on name field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ecial character (!@#$%^&amp;*()&lt;&gt;?|”) on name field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ecial character (!@#$%^&amp;*()&lt;&gt;?|”) on name field</text:p>
          </table:table-cell>
          <table:table-cell table:style-name="ce129" office:value-type="string">
            <text:p>Step 3: Create new category have special character on name field</text:p>
          </table:table-cell>
          <table:table-cell table:style-name="ce129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2" office:value-type="string">
            <text:p>- Display message to inform we can not create new category with special character on name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create new category have special character (!@#$%^&amp;*()&lt;&gt;?|”) on title field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ecial character (!@#$%^&amp;*()&lt;&gt;?|”) on title field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heck create new category have special character (!@#$%^&amp;*()&lt;&gt;?|”) on title field</text:p>
          </table:table-cell>
          <table:table-cell table:style-name="ce129" office:value-type="string">
            <text:p>Step 3: Create new category have space letter on title field</text:p>
          </table:table-cell>
          <table:table-cell table:style-name="ce129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2" office:value-type="string">
            <text:p>- New category was created successful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reate new category has the same name with existing categories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reate new category has the same name with existing categories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reate new category has the same name with existing categories</text:p>
          </table:table-cell>
          <table:table-cell table:style-name="ce129" office:value-type="string">
            <text:p>Step 3: Create new category has the same name with existing categories</text:p>
          </table:table-cell>
          <table:table-cell table:style-name="ce129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2" office:value-type="string">
            <text:p>Display message alert that the category name is existing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reate new category has the same title with existing categories</text:p>
          </table:table-cell>
          <table:table-cell table:style-name="ce129" office:value-type="string">
            <text:p>Step 1: Show newsletter management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reate new category has the same title with existing categories</text:p>
          </table:table-cell>
          <table:table-cell table:style-name="ce129" office:value-type="string">
            <text:p>Step 2: Show add new category form</text:p>
          </table:table-cell>
          <table:table-cell table:style-name="ce129" office:value-type="string">
            <text:p>- Click New Category on newsletter management form</text:p>
          </table:table-cell>
          <table:table-cell table:style-name="ce132" office:value-type="string">
            <text:p>- Display add new category form properly</text:p>
            <text:p>- There are category Name, Title field, Description field and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table:style-name="ce123" office:value-type="string">
            <text:p>WCM\Newsletter\Management\Category\Create</text:p>
          </table:table-cell>
          <table:table-cell table:style-name="ce173" office:value-type="string">
            <text:p>Create new category has the same title with existing categories</text:p>
          </table:table-cell>
          <table:table-cell table:style-name="ce129" office:value-type="string">
            <text:p>Step 3: Create new category has the same name with existing categories</text:p>
          </table:table-cell>
          <table:table-cell table:style-name="ce129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2" office:value-type="string">
            <text:p>Category is created successful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filtering user list when select moderator while adding new category</text:p>
          </table:table-cell>
          <table:table-cell table:style-name="ce129" office:value-type="string">
            <text:p>Step 1: Show add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46">- Click </text:span><text:span text:style-name="T47">New Category</text:span></text:p>
          </table:table-cell>
          <table:table-cell table:style-name="ce132" office:value-type="string">
            <text:p>Add new category form is show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9" office:value-type="string">
            <text:p>Step 2: Show select user form</text:p>
          </table:table-cell>
          <table:table-cell table:style-name="ce132" office:value-type="string">
            <text:p>Click Select user icon in Moderator field</text:p>
          </table:table-cell>
          <table:table-cell table:style-name="ce132" office:value-type="string">
            <text:p>Select user form i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9" office:value-type="string">
            <text:p>Step 3: Check filter user by input group directly</text:p>
          </table:table-cell>
          <table:table-cell table:style-name="ce129" office:value-type="string">
            <text:p>Input group name or group path into Group field &amp; hit Enter</text:p>
          </table:table-cell>
          <table:table-cell table:style-name="ce132" office:value-type="string">
            <text:p>Users of that group are shown in list, otherwise, the user list is blank if input group is incorrec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9" office:value-type="string">
            <text:p>Step 4: Check filter user by using search group icon</text:p>
          </table:table-cell>
          <table:table-cell table:style-name="ce129" office:value-type="string">
            <text:p>- Click Search group icon in Select User form</text:p>
            <text:p>- Select specific group in Select group form</text:p>
          </table:table-cell>
          <table:table-cell table:style-name="ce132" office:value-type="string">
            <text:p>- Selected group is displayed in Group field</text:p>
            <text:p>- Users of that group are shown in lis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9" office:value-type="string">
            <text:p>Step 5: Check filter by Username/LastName/FirstName/Email</text:p>
          </table:table-cell>
          <table:table-cell table:style-name="ce129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2" office:value-type="string">
            <text:p>Users that match search condition at selected group &amp; Username/LastName/FirstName/Email are returned in lis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when select user as moderator while adding new category</text:p>
          </table:table-cell>
          <table:table-cell table:style-name="ce129" office:value-type="string">
            <text:p>Step 1: Show add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46">- Click </text:span><text:span text:style-name="T47">New Category</text:span></text:p>
          </table:table-cell>
          <table:table-cell table:style-name="ce132" office:value-type="string">
            <text:p>Add new category form is show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9" office:value-type="string">
            <text:p>Step 2: Show form to choose user to assign moderator right</text:p>
          </table:table-cell>
          <table:table-cell table:style-name="ce129" office:value-type="string">
            <text:p>Click <text:span text:style-name="T9">Select use</text:span>r icon in Moderator field</text:p>
          </table:table-cell>
          <table:table-cell table:style-name="ce132" office:value-type="string">
            <text:p>Add user form i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9" office:value-type="string">
            <text:p>Step 3: Check select user</text:p>
          </table:table-cell>
          <table:table-cell table:style-name="ce129" office:value-type="string">
            <text:p>Filter user then click icon for corresponding user in Action column</text:p>
          </table:table-cell>
          <table:table-cell table:style-name="ce132" office:value-type="string">
            <text:p>- Select user form is closed</text:p>
            <text:p>- Selected user's username is displayed in Moderator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when select group to be moderator while adding new category</text:p>
          </table:table-cell>
          <table:table-cell table:style-name="ce129" office:value-type="string">
            <text:p>Step 1: Show add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46">- Click </text:span><text:span text:style-name="T47">New Category</text:span></text:p>
          </table:table-cell>
          <table:table-cell table:style-name="ce132" office:value-type="string">
            <text:p>Add new category form is show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9" office:value-type="string">
            <text:p>Step 2: Show form to choose user to assign moderator right</text:p>
          </table:table-cell>
          <table:table-cell table:style-name="ce129" office:value-type="string">
            <text:p>Click <text:span text:style-name="T9">Select group</text:span> icon in Moderator field</text:p>
          </table:table-cell>
          <table:table-cell table:style-name="ce132" office:value-type="string">
            <text:p>Add user form i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9" office:value-type="string">
            <text:p>Step 3: Check select user</text:p>
          </table:table-cell>
          <table:table-cell table:style-name="ce129" office:value-type="string">
            <text:p>Filter user then click icon for corresponding user in Action column</text:p>
          </table:table-cell>
          <table:table-cell table:style-name="ce132" office:value-type="string">
            <text:p>- Select user form is closed</text:p>
            <text:p>- Selected user's username is displayed in Moderator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when select multi-moderator while adding new category</text:p>
          </table:table-cell>
          <table:table-cell table:style-name="ce129" office:value-type="string">
            <text:p>Step 1: Show add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46">- Click </text:span><text:span text:style-name="T47">New Category</text:span></text:p>
          </table:table-cell>
          <table:table-cell table:style-name="ce132" office:value-type="string">
            <text:p>Add new category form is show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9" office:value-type="string">
            <text:p>Step 2: Select multi moderators</text:p>
          </table:table-cell>
          <table:table-cell table:style-name="ce129" office:value-type="string">
            <text:p>- Select different users, group for moderator field</text:p>
          </table:table-cell>
          <table:table-cell table:style-name="ce132" office:value-type="string">
            <text:p>Selected users, group are displayed in Moderator field, separated by coma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49" office:value-type="string">
            <text:p>WCM_18_01_01</text:p>
          </table:table-cell>
          <table:table-cell table:style-name="ce167"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table:style-name="ce123" office:value-type="string">
            <text:p>WCM\Newsletter\Management\Category\Create</text:p>
          </table:table-cell>
          <table:table-cell table:style-name="ce89" office:value-type="string">
            <text:p>Check removing added moderator while adding new category</text:p>
          </table:table-cell>
          <table:table-cell table:style-name="ce129" office:value-type="string">
            <text:p>Step 1: Show add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46">- Click </text:span><text:span text:style-name="T47">New Category</text:span></text:p>
          </table:table-cell>
          <table:table-cell table:style-name="ce132" office:value-type="string">
            <text:p>Add new category form is show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9" office:value-type="string">
            <text:p>Step 2: Check Delete icon when there's no moderator yet</text:p>
          </table:table-cell>
          <table:table-cell table:style-name="ce132" office:value-type="string">
            <text:p>In add new category form: click Delete icon when there's no one for Moderator field</text:p>
          </table:table-cell>
          <table:table-cell table:style-name="ce132" office:value-type="string">
            <text:p>Nothing happen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9" office:value-type="string">
            <text:p>Step 3: Add moderator</text:p>
          </table:table-cell>
          <table:table-cell table:style-name="ce132" office:value-type="string">
            <text:p>Select user/group for Moderator field</text:p>
          </table:table-cell>
          <table:table-cell table:style-name="ce132" office:value-type="string">
            <text:p>Selected users, group are displayed in Moderator field, separated by coma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9" office:value-type="string">
            <text:p>Step 4: Show form to delete moderator</text:p>
          </table:table-cell>
          <table:table-cell table:style-name="ce129" office:value-type="string">
            <text:p>Click Delete icon in Moderator field</text:p>
          </table:table-cell>
          <table:table-cell table:style-name="ce132" office:value-type="string">
            <text:p>Show form list all selected user/group for Mode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9" office:value-type="string">
            <text:p>WCM_18_01_01</text:p>
          </table:table-cell>
          <table:table-cell table:style-name="ce167"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table:style-name="ce123" office:value-type="string">
            <text:p>WCM\Newsletter\Management\Category\Create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9" office:value-type="string">
            <text:p>Step 5: Check Delete moderator</text:p>
          </table:table-cell>
          <table:table-cell table:style-name="ce129" office:value-type="string">
            <text:p>Check the check box of user/group in Remove moderator form then click Remove button</text:p>
          </table:table-cell>
          <table:table-cell table:style-name="ce132" office:value-type="string">
            <text:p>- Remove moderator form is closed</text:p>
            <text:p>- Checked user/group is removed from Moderator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9" office:value-type="string">
            <text:p>WCM_18_01_02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\Category\Edit</text:p>
          </table:table-cell>
          <table:table-cell table:style-name="ce89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- Click on one category, which you want to manage on table of newsletter management form</text:p>
          </table:table-cell>
          <table:table-cell table:style-name="ce129" office:value-type="string">
            <text:p>- Show manage category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9" office:value-type="string">
            <text:p>WCM_18_01_02</text:p>
          </table:table-cell>
          <table:table-cell table:style-name="ce167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23" office:value-type="string">
            <text:p>WCM\Newsletter\Management\Category\Edit</text:p>
          </table:table-cell>
          <table:table-cell table:style-name="ce173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2" office:value-type="string">
            <text:p>- Click on <text:span text:style-name="T10">Administration</text:span> button on the right corner of table and select 'Edit Category'</text:p>
          </table:table-cell>
          <table:table-cell table:style-name="ce129" office:value-type="string">
            <text:p>Category form'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9" office:value-type="string">
            <text:p>WCM_18_01_02</text:p>
          </table:table-cell>
          <table:table-cell table:style-name="ce167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23" office:value-type="string">
            <text:p>WCM\Newsletter\Management\Category\Edit</text:p>
          </table:table-cell>
          <table:table-cell table:style-name="ce173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9" office:value-type="string">
            <text:p>Category is changed with new valu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9" office:value-type="string">
            <text:p>WCM_18_01_03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\Category\Delete</text:p>
          </table:table-cell>
          <table:table-cell table:style-name="ce89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- Click on one category, which you want to manage on table of newsletter management form</text:p>
          </table:table-cell>
          <table:table-cell table:style-name="ce129" office:value-type="string">
            <text:p>- Show manage category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9" office:value-type="string">
            <text:p>WCM_18_01_03</text:p>
          </table:table-cell>
          <table:table-cell table:style-name="ce167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23" office:value-type="string">
            <text:p>WCM\Newsletter\Management\Category\Delete</text:p>
          </table:table-cell>
          <table:table-cell table:style-name="ce173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2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9" office:value-type="string">
            <text:p>Category is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49" office:value-type="string">
            <text:p>WCM_18_01_03</text:p>
          </table:table-cell>
          <table:table-cell table:style-name="ce167"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123" office:value-type="string">
            <text:p>WCM\Newsletter\Management\Category\Delete</text:p>
          </table:table-cell>
          <table:table-cell table:style-name="ce89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- Click on one category, which you want to manage on table of newsletter management form</text:p>
          </table:table-cell>
          <table:table-cell table:style-name="ce129" office:value-type="string">
            <text:p>- Show manage category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9" office:value-type="string">
            <text:p>WCM_18_01_03</text:p>
          </table:table-cell>
          <table:table-cell table:style-name="ce167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123" office:value-type="string">
            <text:p>WCM\Newsletter\Management\Category\Delete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2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9" office:value-type="string">
            <text:p>Category is not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49" office:value-type="string">
            <text:p>WCM_18_02_01</text:p>
          </table:table-cell>
          <table:table-cell table:style-name="ce167" office:value-type="float" office:value="1">
            <text:p>001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hen put valid data in all required filed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hen put valid data in all required filed</text:p>
          </table:table-cell>
          <table:table-cell table:style-name="ce123" office:value-type="string">
            <text:p>Step 3: Create new subscription with correct title</text:p>
          </table:table-cell>
          <table:table-cell table:style-name="ce123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3" office:value-type="string">
            <text:p>- New subscription was created successfully and belong to chosen categor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  <text:p><text:span text:style-name="T10">- </text:span><text:span text:style-name="T21">Select one category</text:span></text:p>
          </table:table-cell>
          <table:table-cell table:style-name="ce129" office:value-type="string">
            <text:p>- Display manage category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in specify category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  <text:p>- Category is selected and cannot change it.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in specify category</text:p>
          </table:table-cell>
          <table:table-cell table:style-name="ce123" office:value-type="string">
            <text:p>Step 3: Create new subscription with correct title</text:p>
          </table:table-cell>
          <table:table-cell table:style-name="ce123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3" office:value-type="string">
            <text:p>- New subscription was created successfully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didn't choose category, which you want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0">
          <table:table-cell table:style-name="ce160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didn't choose category, which you want</text:p>
          </table:table-cell>
          <table:table-cell table:style-name="ce123" office:value-type="string">
            <text:p>Step 3: Create new subscription but do not choose category</text:p>
          </table:table-cell>
          <table:table-cell table:style-name="ce123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3" office:value-type="string">
            <text:p>- New subscription was created successfully and this belong to the first category on categories lis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ith blank name field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1">
          <table:table-cell table:style-name="ce160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3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9" office:value-type="string">
            <text:p>- Display message to inform that we can not create new subscription with blank nam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ith blank title field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3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9" office:value-type="string">
            <text:p>- Display message to inform that we can not create new subscription with blank titl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contain special character (!@#$%^&amp;*()&lt;&gt;?|”) on name field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3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9" office:value-type="string">
            <text:p>- Display message to inform that you can not create new subscription with special character nam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23" office:value-type="string">
            <text:p>WCM\Newsletter\Management Subscription\Create</text:p>
          </table:table-cell>
          <table:table-cell table:style-name="ce89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contain special character (!@#$%^&amp;*()&lt;&gt;?|”) on title field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table:style-name="ce123" office:value-type="string">
            <text:p>WCM\Newsletter\Management Subscription\Create</text:p>
          </table:table-cell>
          <table:table-cell table:style-name="ce173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3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has the same name with existing subscriptions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60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has the same name with existing subscriptions</text:p>
          </table:table-cell>
          <table:table-cell table:style-name="ce123" office:value-type="string">
            <text:p>Step 3: Create new subscription with correct title</text:p>
          </table:table-cell>
          <table:table-cell table:style-name="ce123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3" office:value-type="string">
            <text:p>Show message alert that name of subscription is existing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2">
          <table:table-cell table:style-name="ce160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with blank redactor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1">
          <table:table-cell table:style-name="ce160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with blank redactor</text:p>
          </table:table-cell>
          <table:table-cell table:style-name="ce123" office:value-type="string">
            <text:p>Step 3: Create new subscription with blank redactor</text:p>
          </table:table-cell>
          <table:table-cell table:style-name="ce123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3" office:value-type="string">
            <text:p>Show alert message to request user select redac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3">
          <table:table-cell table:style-name="ce160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with multiple redactors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reate new subscription with multiple redactors</text:p>
          </table:table-cell>
          <table:table-cell table:style-name="ce123" office:value-type="string">
            <text:p>Step 3: Create new subscription with multiple redactor</text:p>
          </table:table-cell>
          <table:table-cell table:style-name="ce123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3" office:value-type="string">
            <text:p>A Subscription with many redactors is created successfully.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2">
          <table:table-cell table:style-name="ce160"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 in a subscription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 in a subscription</text:p>
          </table:table-cell>
          <table:table-cell table:style-name="ce129" office:value-type="string">
            <text:p>Step 3: Create new subscription </text:p>
          </table:table-cell>
          <table:table-cell table:style-name="ce12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2" office:value-type="string">
            <text:p>New subscription is created with some redac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3">
          <table:table-cell table:style-name="ce160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 in a subscription</text:p>
          </table:table-cell>
          <table:table-cell table:style-name="ce129" office:value-type="string">
            <text:p>Step 4: Show edit form of a subscription</text:p>
          </table:table-cell>
          <table:table-cell table:style-name="ce129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2" office:value-type="string">
            <text:p>A form is displayed to edit subscription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4">
          <table:table-cell table:style-name="ce160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 in a subscription</text:p>
          </table:table-cell>
          <table:table-cell table:style-name="ce129" office:value-type="string">
            <text:p>Step 5: Delete a redactor</text:p>
          </table:table-cell>
          <table:table-cell table:style-name="ce129" office:value-type="string">
            <text:p>- Click [<text:span text:style-name="T10">Delete </text:span><text:span text:style-name="T10">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2" office:value-type="string">
            <text:p>The selected user is deleted from Redactor field.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5">
          <table:table-cell table:style-name="ce160"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all redactors in a subscription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all redactors in a subscription</text:p>
          </table:table-cell>
          <table:table-cell table:style-name="ce129" office:value-type="string">
            <text:p>Step 3: Create new subscription </text:p>
          </table:table-cell>
          <table:table-cell table:style-name="ce12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2" office:value-type="string">
            <text:p>New subscription is created with some redacto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all redactors in a subscription</text:p>
          </table:table-cell>
          <table:table-cell table:style-name="ce129" office:value-type="string">
            <text:p>Step 4: Show edit form of a subscription</text:p>
          </table:table-cell>
          <table:table-cell table:style-name="ce129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2" office:value-type="string">
            <text:p>A form is displayed to edit subscription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style-name="ce160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all redactors in a subscription</text:p>
          </table:table-cell>
          <table:table-cell table:style-name="ce129" office:value-type="string">
            <text:p>Step 5: Delete all redactors</text:p>
          </table:table-cell>
          <table:table-cell table:style-name="ce129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2" office:value-type="string">
            <text:p>Show an alert message to request user add redactor. <text:s/>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style-name="ce160"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s in subscription without checking users in Remove Redactor form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style-name="ce160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s in subscription without checking users in Remove Redactor form</text:p>
          </table:table-cell>
          <table:table-cell table:style-name="ce129" office:value-type="string">
            <text:p>Step 3: Create new subscription </text:p>
          </table:table-cell>
          <table:table-cell table:style-name="ce12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2" office:value-type="string">
            <text:p>New subscription is created with some redac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style-name="ce160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s in subscription without checking users in Remove Redactor form</text:p>
          </table:table-cell>
          <table:table-cell table:style-name="ce129" office:value-type="string">
            <text:p>Step 4: Show edit form of a subscription</text:p>
          </table:table-cell>
          <table:table-cell table:style-name="ce129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2" office:value-type="string">
            <text:p>A form is displayed to edit subscriptio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style-name="ce160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remove redactors in subscription without checking users in Remove Redactor form</text:p>
          </table:table-cell>
          <table:table-cell table:style-name="ce129" office:value-type="string">
            <text:p>Step 5: Delete all redactors</text:p>
          </table:table-cell>
          <table:table-cell table:style-name="ce129" office:value-type="string">
            <text:p>- Click [<text:span text:style-name="T10">Delete </text:span><text:span text:style-name="T10">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2" office:value-type="string">
            <text:p>Show an alert message to request user select some user/group to remove <text:s/>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table:style-name="ce49" office:value-type="string">
            <text:p>WCM_18_02_01</text:p>
          </table:table-cell>
          <table:table-cell table:style-name="ce167"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table:style-name="ce123" office:value-type="string">
            <text:p>WCM\Newsletter\Management Subscription\Create</text:p>
          </table:table-cell>
          <table:table-cell table:style-name="ce49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cancel removing redactor in subscription</text:p>
          </table:table-cell>
          <table:table-cell table:style-name="ce129" office:value-type="string">
            <text:p>Step 2: Display create new subscription form</text:p>
          </table:table-cell>
          <table:table-cell table:style-name="ce129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2" office:value-type="string">
            <text:p>- Display add new subscription form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cancel removing redactor in subscription</text:p>
          </table:table-cell>
          <table:table-cell table:style-name="ce129" office:value-type="string">
            <text:p>Step 3: Create new subscription </text:p>
          </table:table-cell>
          <table:table-cell table:style-name="ce129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2" office:value-type="string">
            <text:p>New subscription is created with some redac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cancel removing redactor in subscription</text:p>
          </table:table-cell>
          <table:table-cell table:style-name="ce129" office:value-type="string">
            <text:p>Step 4: Show edit form of a subscription</text:p>
          </table:table-cell>
          <table:table-cell table:style-name="ce129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2" office:value-type="string">
            <text:p>A form is displayed to edit subscriptio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60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9" office:value-type="string">
            <text:p>WCM_18_02_01</text:p>
          </table:table-cell>
          <table:table-cell table:style-name="ce167"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table:style-name="ce123" office:value-type="string">
            <text:p>WCM\Newsletter\Management Subscription\Create</text:p>
          </table:table-cell>
          <table:table-cell table:style-name="ce268" office:value-type="string">
            <text:p>Check when cancel removing redactor in subscription</text:p>
          </table:table-cell>
          <table:table-cell table:style-name="ce129" office:value-type="string">
            <text:p>Step 5: Cancel removing redactors</text:p>
          </table:table-cell>
          <table:table-cell table:style-name="ce129" office:value-type="string">
            <text:p>- Click [<text:span text:style-name="T10">Delete </text:span><text:span text:style-name="T10">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2" office:value-type="string">
            <text:p>Still keep redactor list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9" office:value-type="string">
            <text:p>WCM_18_02_02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Subscription\Open</text:p>
          </table:table-cell>
          <table:table-cell table:style-name="ce49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9" office:value-type="string">
            <text:p>WCM_18_02_02</text:p>
          </table:table-cell>
          <table:table-cell table:style-name="ce167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23" office:value-type="string">
            <text:p>WCM\Newsletter\Management Subscription\Open</text:p>
          </table:table-cell>
          <table:table-cell table:style-name="ce268" office:value-type="string">
            <text:p>Check open an existing subscription</text:p>
          </table:table-cell>
          <table:table-cell table:style-name="ce262" office:value-type="string">
            <text:p>Step 2: Open an existing subscription</text:p>
          </table:table-cell>
          <table:table-cell table:style-name="ce262"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9" office:value-type="string">
            <text:p>- Display manage subscription form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9" office:value-type="string">
            <text:p>WCM_18_02_02</text:p>
          </table:table-cell>
          <table:table-cell table:style-name="ce167" table:formula="of:=IF(VALUE(MID([.F134];6;FIND(&quot;:&quot;;[.F134];1)-FIND(&quot; &quot;;[.F134];1)-1))&gt;VALUE(MID([.F133];6;FIND(&quot;:&quot;;[.F133];1)-FIND(&quot; &quot;;[.F133];1)-1));[.C133];[.C133]+1)" office:value-type="float" office:value="2">
            <text:p>002</text:p>
          </table:table-cell>
          <table:table-cell table:style-name="ce123" office:value-type="string">
            <text:p>WCM\Newsletter\Management Subscription\Open</text:p>
          </table:table-cell>
          <table:table-cell table:style-name="ce49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9" office:value-type="string">
            <text:p>WCM_18_02_02</text:p>
          </table:table-cell>
          <table:table-cell table:style-name="ce167" table:formula="of:=IF(VALUE(MID([.F135];6;FIND(&quot;:&quot;;[.F135];1)-FIND(&quot; &quot;;[.F135];1)-1))&gt;VALUE(MID([.F134];6;FIND(&quot;:&quot;;[.F134];1)-FIND(&quot; &quot;;[.F134];1)-1));[.C134];[.C134]+1)" office:value-type="float" office:value="2">
            <text:p>002</text:p>
          </table:table-cell>
          <table:table-cell table:style-name="ce123" office:value-type="string">
            <text:p>WCM\Newsletter\Management Subscription\Open</text:p>
          </table:table-cell>
          <table:table-cell table:style-name="ce268" office:value-type="string">
            <text:p>View a subscription but do not select any</text:p>
          </table:table-cell>
          <table:table-cell table:style-name="ce262" office:value-type="string">
            <text:p>Step 2: Open an existing subscription</text:p>
          </table:table-cell>
          <table:table-cell table:style-name="ce262" office:value-type="string">
            <text:p>- Select one category</text:p>
            <text:p>- Click on Administration button and select 'Open' action</text:p>
          </table:table-cell>
          <table:table-cell table:style-name="ce129" office:value-type="string">
            <text:p>Show message that you must select one subscriptio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table:style-name="ce49" office:value-type="string">
            <text:p>WCM_18_02_03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Subscription\Edit</text:p>
          </table:table-cell>
          <table:table-cell table:style-name="ce49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49" office:value-type="string">
            <text:p>WCM_18_02_03</text:p>
          </table:table-cell>
          <table:table-cell table:style-name="ce167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23" office:value-type="string">
            <text:p>WCM\Newsletter\Management Subscription\Edit</text:p>
          </table:table-cell>
          <table:table-cell table:style-name="ce268" office:value-type="string">
            <text:p>Edit existing subscription</text:p>
          </table:table-cell>
          <table:table-cell table:style-name="ce262" office:value-type="string">
            <text:p>Step 2: Open form to edit subscription</text:p>
          </table:table-cell>
          <table:table-cell table:style-name="ce262"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9" office:value-type="string">
            <text:p>Subscription form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9" office:value-type="string">
            <text:p>WCM_18_02_03</text:p>
          </table:table-cell>
          <table:table-cell table:style-name="ce167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23" office:value-type="string">
            <text:p>WCM\Newsletter\Management Subscription\Edit</text:p>
          </table:table-cell>
          <table:table-cell table:style-name="ce268" office:value-type="string">
            <text:p>Edit existing subscription</text:p>
          </table:table-cell>
          <table:table-cell table:style-name="ce262" office:value-type="string">
            <text:p>Step 3: Edit subscription</text:p>
          </table:table-cell>
          <table:table-cell table:style-name="ce262" office:value-type="string">
            <text:p>- In Subscription form, edit properties you want</text:p>
            <text:p>- Click Save button</text:p>
          </table:table-cell>
          <table:table-cell table:style-name="ce262" office:value-type="string">
            <text:p>Properties of subscription is edited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9" office:value-type="string">
            <text:p>WCM_18_02_03</text:p>
          </table:table-cell>
          <table:table-cell table:style-name="ce167" table:formula="of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123" office:value-type="string">
            <text:p>WCM\Newsletter\Management Subscription\Edit</text:p>
          </table:table-cell>
          <table:table-cell table:style-name="ce49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9" office:value-type="string">
            <text:p>WCM_18_02_03</text:p>
          </table:table-cell>
          <table:table-cell table:style-name="ce167" table:formula="of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123" office:value-type="string">
            <text:p>WCM\Newsletter\Management Subscription\Edit</text:p>
          </table:table-cell>
          <table:table-cell table:style-name="ce268" office:value-type="string">
            <text:p>Edit existing subscription but do not select any</text:p>
          </table:table-cell>
          <table:table-cell table:style-name="ce262" office:value-type="string">
            <text:p>Step 2: Open form to edit subscription</text:p>
          </table:table-cell>
          <table:table-cell table:style-name="ce262" office:value-type="string">
            <text:p>- Select one category</text:p>
            <text:p>- Click on Administration button and select 'Edit' action</text:p>
          </table:table-cell>
          <table:table-cell table:style-name="ce129" office:value-type="string">
            <text:p>Show message that you must select one subscriptio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9" office:value-type="string">
            <text:p>WCM_18_02_04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Subscription\Delete</text:p>
          </table:table-cell>
          <table:table-cell table:style-name="ce49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9" office:value-type="string">
            <text:p>WCM_18_02_04</text:p>
          </table:table-cell>
          <table:table-cell table:style-name="ce167" table:formula="of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123" office:value-type="string">
            <text:p>WCM\Newsletter\Management Subscription\Delete</text:p>
          </table:table-cell>
          <table:table-cell table:style-name="ce268" office:value-type="string">
            <text:p>Delete subscription of category when click OK on confirm message</text:p>
          </table:table-cell>
          <table:table-cell table:style-name="ce262" office:value-type="string">
            <text:p>Step 2: Delete subscription</text:p>
          </table:table-cell>
          <table:table-cell table:style-name="ce262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9" office:value-type="string">
            <text:p>Subscription is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9" office:value-type="string">
            <text:p>WCM_18_02_04</text:p>
          </table:table-cell>
          <table:table-cell table:style-name="ce167" table:formula="of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123" office:value-type="string">
            <text:p>WCM\Newsletter\Management Subscription\Delete</text:p>
          </table:table-cell>
          <table:table-cell table:style-name="ce49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60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9" office:value-type="string">
            <text:p>WCM_18_02_04</text:p>
          </table:table-cell>
          <table:table-cell table:style-name="ce167" table:formula="of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123" office:value-type="string">
            <text:p>WCM\Newsletter\Management Subscription\Delete</text:p>
          </table:table-cell>
          <table:table-cell table:style-name="ce268" office:value-type="string">
            <text:p>Delete subscription of category when click Cancel on confirm message</text:p>
          </table:table-cell>
          <table:table-cell table:style-name="ce262" office:value-type="string">
            <text:p>Step 2: Delete subscription</text:p>
          </table:table-cell>
          <table:table-cell table:style-name="ce262"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9" office:value-type="string">
            <text:p>Subscription is not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9" office:value-type="string">
            <text:p>WCM_18_02_04</text:p>
          </table:table-cell>
          <table:table-cell table:style-name="ce167" table:formula="of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123" office:value-type="string">
            <text:p>WCM\Newsletter\Management Subscription\Delete</text:p>
          </table:table-cell>
          <table:table-cell table:style-name="ce49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9" office:value-type="string">
            <text:p>WCM_18_02_04</text:p>
          </table:table-cell>
          <table:table-cell table:style-name="ce167" table:formula="of:=IF(VALUE(MID([.F146];6;FIND(&quot;:&quot;;[.F146];1)-FIND(&quot; &quot;;[.F146];1)-1))&gt;VALUE(MID([.F145];6;FIND(&quot;:&quot;;[.F145];1)-FIND(&quot; &quot;;[.F145];1)-1));[.C145];[.C145]+1)" office:value-type="float" office:value="3">
            <text:p>003</text:p>
          </table:table-cell>
          <table:table-cell table:style-name="ce123" office:value-type="string">
            <text:p>WCM\Newsletter\Management Subscription\Delete</text:p>
          </table:table-cell>
          <table:table-cell table:style-name="ce268" office:value-type="string">
            <text:p>Delete subscription but do not select any</text:p>
          </table:table-cell>
          <table:table-cell table:style-name="ce262" office:value-type="string">
            <text:p>Step 2: Delete subscription</text:p>
          </table:table-cell>
          <table:table-cell table:style-name="ce262" office:value-type="string">
            <text:p>- Select one category</text:p>
            <text:p>- Click on Administration button and select 'Delete' action</text:p>
            <text:p/>
          </table:table-cell>
          <table:table-cell table:style-name="ce129" office:value-type="string">
            <text:p>Show message that you must select one subscription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9" office:value-type="string">
            <text:p>WCM_18_03_01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New Letter\Create</text:p>
          </table:table-cell>
          <table:table-cell table:style-name="ce49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when put valid value in all required fields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Click on New Letter </text:p>
          </table:table-cell>
          <table:table-cell table:style-name="ce262" office:value-type="string">
            <text:p>New Letter Entry form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60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when put valid value in all required fields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table:style-name="ce262" office:value-type="string">
            <text:p>A newsletter is created successfully. The status of this letter is draft. You can see it in form of subscription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Select one category</text:p>
            <text:p>- Select on subscription</text:p>
            <text:p>- Click on New Letter</text:p>
          </table:table-cell>
          <table:table-cell table:style-name="ce262" office:value-type="string">
            <text:p>- New Letter Entry form appears</text:p>
            <text:p>- Category and Subscription are selected and disable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60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Select template for the letter</text:p>
            <text:p>- Select valid time to send letter in Send date field (time format: DD/MM/YYYY hh:mm:ss)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ave</text:span>] button </text:p>
          </table:table-cell>
          <table:table-cell table:style-name="ce262" office:value-type="string">
            <text:p>A newsletter is created successfully. The status of this letter is draft. You can see it in form of subscription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 when send date field is blank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Select one category</text:p>
            <text:p>- Select on subscription</text:p>
            <text:p>- Click on New Letter</text:p>
          </table:table-cell>
          <table:table-cell table:style-name="ce262" office:value-type="string">
            <text:p>- New Letter Entry form appears</text:p>
            <text:p>- Category and Subscription are selected and disabl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 when send date field is blank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Do not select time to send letter</text:p>
            <text:p>- Click [<text:span text:style-name="T10">Update </text:span><text:span text:style-name="T10">sending parameters</text:span>] button</text:p>
          </table:table-cell>
          <table:table-cell table:style-name="ce262" office:value-type="string">
            <text:p>Show message alert that you must select time to send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 when do not update sending parameters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Select one category</text:p>
            <text:p>- Select on subscription</text:p>
            <text:p>- Click on New Letter</text:p>
          </table:table-cell>
          <table:table-cell table:style-name="ce262" office:value-type="string">
            <text:p>- New Letter Entry form appears</text:p>
            <text:p>- Category and Subscription are selected and disabl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reate new letter in specify subscription when do not update sending parameters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table:style-name="ce262" office:value-type="string">
            <text:p>Show message alert that you must update newsletter's parameters before saving or sending a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Send a new letter when <text:s/>chosen time is equal or less than current time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Select one category</text:p>
            <text:p>- Select one subscription</text:p>
            <text:p>- Click on New Letter</text:p>
          </table:table-cell>
          <table:table-cell table:style-name="ce262" office:value-type="string">
            <text:p>- New Letter Entry form appears</text:p>
            <text:p>- Category and Subscription are selected and disabl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60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Send a new letter when <text:s/>chosen time is equal or less than current time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Select time which is equal to current time or less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table:style-name="ce262"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Send a new letter when chosen time is greater than current time</text:p>
          </table:table-cell>
          <table:table-cell table:style-name="ce262" office:value-type="string">
            <text:p>Step 2: Open form to create new letter</text:p>
          </table:table-cell>
          <table:table-cell table:style-name="ce262" office:value-type="string">
            <text:p>- Select one category</text:p>
            <text:p>- Select on subscription</text:p>
            <text:p>- Click on New Letter</text:p>
          </table:table-cell>
          <table:table-cell table:style-name="ce262" office:value-type="string">
            <text:p>- New Letter Entry form appears</text:p>
            <text:p>- Category and Subscription are selected and disabl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160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Send a new letter when chosen time is greater than current time</text:p>
          </table:table-cell>
          <table:table-cell table:style-name="ce262" office:value-type="string">
            <text:p>Step 3: Create a new letter</text:p>
          </table:table-cell>
          <table:table-cell table:style-name="ce262" office:value-type="string">
            <text:p>- Select time which is greater than current tim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<text:span text:style-name="T21">]</text:span> button </text:p>
          </table:table-cell>
          <table:table-cell table:style-name="ce262"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49" office:value-type="string">
            <text:p>WCM_18_03_01</text:p>
          </table:table-cell>
          <table:table-cell table:style-name="ce167"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123" office:value-type="string">
            <text:p>WCM\Newsletter\Management New Letter\Create</text:p>
          </table:table-cell>
          <table:table-cell table:style-name="ce49" office:value-type="string">
            <text:p>Cannot receive a letter if user has not confirmed yet</text:p>
          </table:table-cell>
          <table:table-cell table:style-name="ce123" office:value-type="string">
            <text:p>Step 1: Open form to Subscribe a newsletter</text:p>
          </table:table-cell>
          <table:table-cell table:style-name="ce123" office:value-type="string">
            <text:p>- Log in Acme</text:p>
            <text:p>- Select <text:span text:style-name="T10">Newsletters </text:span><text:span text:style-name="T21">page in navigation bar</text:span></text:p>
          </table:table-cell>
          <table:table-cell table:style-name="ce123" office:value-type="string">
            <text:p>Newsletter Viewer portlet appear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60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annot receive a letter if user has not confirmed yet</text:p>
          </table:table-cell>
          <table:table-cell table:style-name="ce129" office:value-type="string">
            <text:p>Step 2: Subscribe newsletter </text:p>
          </table:table-cell>
          <table:table-cell table:style-name="ce129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annot receive a letter if user has not confirmed yet</text:p>
          </table:table-cell>
          <table:table-cell table:style-name="ce129" office:value-type="string">
            <text:p>Step 3: Not confirm the letter</text:p>
          </table:table-cell>
          <table:table-cell table:style-name="ce129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9" office:value-type="string">
            <text:p>User has not confirmed the letter yet.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annot receive a letter if user has not confirmed yet</text:p>
          </table:table-cell>
          <table:table-cell table:style-name="ce262" office:value-type="string">
            <text:p>Step 4: Open Newsletter manager form</text:p>
          </table:table-cell>
          <table:table-cell table:style-name="ce262"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table:style-name="ce262" office:value-type="string">
            <text:p>Newsletter Manager portlet appear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style-name="ce160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9" office:value-type="string">
            <text:p>WCM_18_03_01</text:p>
          </table:table-cell>
          <table:table-cell table:style-name="ce167"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table:style-name="ce123" office:value-type="string">
            <text:p>WCM\Newsletter\Management New Letter\Create</text:p>
          </table:table-cell>
          <table:table-cell table:style-name="ce268" office:value-type="string">
            <text:p>Cannot receive a letter if user has not confirmed yet</text:p>
          </table:table-cell>
          <table:table-cell table:style-name="ce262" office:value-type="string">
            <text:p>Step 5: Create a new letter</text:p>
          </table:table-cell>
          <table:table-cell table:style-name="ce262"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</text:span><text:span text:style-name="T10">sending parameters</text:span>] button</text:p>
            <text:p>- Put the content of this letter</text:p>
            <text:p>- Click [<text:span text:style-name="T10">Send</text:span>] button </text:p>
          </table:table-cell>
          <table:table-cell table:style-name="ce262" office:value-type="string">
            <text:p>A letter will be sent. However, the user who has the email address in step 2 will not received it because he has not comfirmed yet.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table:style-name="ce49" office:value-type="string">
            <text:p>WCM_18_03_02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New Letter\View</text:p>
          </table:table-cell>
          <table:table-cell table:style-name="ce49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9" office:value-type="string">
            <text:p>WCM_18_03_02</text:p>
          </table:table-cell>
          <table:table-cell table:style-name="ce167" table:formula="of:=IF(VALUE(MID([.F171];6;FIND(&quot;:&quot;;[.F171];1)-FIND(&quot; &quot;;[.F171];1)-1))&gt;VALUE(MID([.F170];6;FIND(&quot;:&quot;;[.F170];1)-FIND(&quot; &quot;;[.F170];1)-1));[.C170];[.C170]+1)" office:value-type="float" office:value="1">
            <text:p>001</text:p>
          </table:table-cell>
          <table:table-cell table:style-name="ce123" office:value-type="string">
            <text:p>WCM\Newsletter\Management New Letter\View</text:p>
          </table:table-cell>
          <table:table-cell table:style-name="ce268" office:value-type="string">
            <text:p>View an existing letter</text:p>
          </table:table-cell>
          <table:table-cell table:style-name="ce262" office:value-type="string">
            <text:p>Step 2: View a letter</text:p>
          </table:table-cell>
          <table:table-cell table:style-name="ce262"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table:style-name="ce262" office:value-type="string">
            <text:p>The content of this letter is display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table:style-name="ce49" office:value-type="string">
            <text:p>WCM_18_03_02</text:p>
          </table:table-cell>
          <table:table-cell table:style-name="ce167" table:formula="of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123" office:value-type="string">
            <text:p>WCM\Newsletter\Management New Letter\View</text:p>
          </table:table-cell>
          <table:table-cell table:style-name="ce49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9" office:value-type="string">
            <text:p>WCM_18_03_02</text:p>
          </table:table-cell>
          <table:table-cell table:style-name="ce167" table:formula="of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123" office:value-type="string">
            <text:p>WCM\Newsletter\Management New Letter\View</text:p>
          </table:table-cell>
          <table:table-cell table:style-name="ce268" office:value-type="string">
            <text:p>View an existing letter but do not select any</text:p>
          </table:table-cell>
          <table:table-cell table:style-name="ce262" office:value-type="string">
            <text:p>Step 2: View a letter</text:p>
          </table:table-cell>
          <table:table-cell table:style-name="ce262" office:value-type="string">
            <text:p>- Select one subscription </text:p>
            <text:p>- Click on Moderator button and select 'Open' action</text:p>
          </table:table-cell>
          <table:table-cell table:style-name="ce262" office:value-type="string">
            <text:p>Show message that you must select one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49" office:value-type="string">
            <text:p>WCM_18_03_03</text:p>
          </table:table-cell>
          <table:table-cell table:style-name="ce167" office:value-type="float" office:value="1">
            <text:p>001</text:p>
          </table:table-cell>
          <table:table-cell table:style-name="ce123" office:value-type="string">
            <text:p>WCM\Newsletter\Management New Letter\Edit</text:p>
          </table:table-cell>
          <table:table-cell table:style-name="ce49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Edit an existing letter but do not select any</text:p>
          </table:table-cell>
          <table:table-cell table:style-name="ce262" office:value-type="string">
            <text:p>Step 2: Edit a letter</text:p>
          </table:table-cell>
          <table:table-cell table:style-name="ce262" office:value-type="string">
            <text:p>- Select one subscription </text:p>
            <text:p>- Click on Moderator button and select 'Edit' action</text:p>
          </table:table-cell>
          <table:table-cell table:style-name="ce262" office:value-type="string">
            <text:p>Show message that you must select one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39" office:value-type="string">
            <text:p>WCM\Newsletter\Management New Letter\Edit</text:p>
          </table:table-cell>
          <table:table-cell table:style-name="ce49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Edit an existing letter which has draft status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Edit an existing letter which has draft status</text:p>
          </table:table-cell>
          <table:table-cell table:style-name="ce262" office:value-type="string">
            <text:p>Step 3: Edit a letter</text:p>
          </table:table-cell>
          <table:table-cell table:style-name="ce262" office:value-type="string">
            <text:p>- Change template</text:p>
            <text:p>- Change time in Send date</text:p>
            <text:p>- Click [<text:span text:style-name="T10">Update </text:span><text:span text:style-name="T10">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table:style-name="ce262" office:value-type="string">
            <text:p>The letter is updated following any changes. </text:p>
            <text:p>Its status is draf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123" office:value-type="string">
            <text:p>WCM\Newsletter\Management New Letter\Edit</text:p>
          </table:table-cell>
          <table:table-cell table:style-name="ce49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Change letter status from draft to sent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60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Change letter status from draft to sent</text:p>
          </table:table-cell>
          <table:table-cell table:style-name="ce262" office:value-type="string">
            <text:p>Step 3: Change letter status</text:p>
          </table:table-cell>
          <table:table-cell table:style-name="ce262" office:value-type="string">
            <text:p>- Change time in Send date into the current time or less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table:style-name="ce262" office:value-type="string">
            <text:p>- A letter is sent to users who subscribed the same subscription to this letter</text:p>
            <text:p>- Its status is changed from draft to sen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82];6;FIND(&quot;:&quot;;[.F182];1)-FIND(&quot; &quot;;[.F182];1)-1))&gt;VALUE(MID([.F181];6;FIND(&quot;:&quot;;[.F181];1)-FIND(&quot; &quot;;[.F181];1)-1));[.C181];[.C181]+1)" office:value-type="float" office:value="4">
            <text:p>004</text:p>
          </table:table-cell>
          <table:table-cell table:style-name="ce123" office:value-type="string">
            <text:p>WCM\Newsletter\Management New Letter\Edit</text:p>
          </table:table-cell>
          <table:table-cell table:style-name="ce49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3];6;FIND(&quot;:&quot;;[.F183];1)-FIND(&quot; &quot;;[.F183];1)-1))&gt;VALUE(MID([.F182];6;FIND(&quot;:&quot;;[.F182];1)-FIND(&quot; &quot;;[.F182];1)-1));[.C182];[.C182]+1)" office:value-type="float" office:value="4">
            <text:p>004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Change letter status from draft to awaiting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160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123" office:value-type="string">
            <text:p>WCM\Newsletter\Management New Letter\Edit</text:p>
          </table:table-cell>
          <table:table-cell table:style-name="ce268" office:value-type="string">
            <text:p>Change letter status from draft to awaiting</text:p>
          </table:table-cell>
          <table:table-cell table:style-name="ce262" office:value-type="string">
            <text:p>Step 3: Change letter status</text:p>
          </table:table-cell>
          <table:table-cell table:style-name="ce262" office:value-type="string">
            <text:p>- Change time in Send date into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table:style-name="ce262"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85];6;FIND(&quot;:&quot;;[.F185];1)-FIND(&quot; &quot;;[.F185];1)-1))&gt;VALUE(MID([.F184];6;FIND(&quot;:&quot;;[.F184];1)-FIND(&quot; &quot;;[.F184];1)-1));[.C184];[.C184]+1)" office:value-type="float" office:value="5">
            <text:p>005</text:p>
          </table:table-cell>
          <table:table-cell table:style-name="ce123" office:value-type="string">
            <text:p>WCM\Newsletter\Management New Letter\Edit</text:p>
          </table:table-cell>
          <table:table-cell table:style-name="ce92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6];6;FIND(&quot;:&quot;;[.F186];1)-FIND(&quot; &quot;;[.F186];1)-1))&gt;VALUE(MID([.F185];6;FIND(&quot;:&quot;;[.F185];1)-FIND(&quot; &quot;;[.F185];1)-1));[.C185];[.C185]+1)" office:value-type="float" office:value="5">
            <text:p>005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ave] button after editing an awaiting letter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7];6;FIND(&quot;:&quot;;[.F187];1)-FIND(&quot; &quot;;[.F187];1)-1))&gt;VALUE(MID([.F186];6;FIND(&quot;:&quot;;[.F186];1)-FIND(&quot; &quot;;[.F186];1)-1));[.C186];[.C186]+1)" office:value-type="float" office:value="5">
            <text:p>005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ave] button after editing an awaiting letter</text:p>
          </table:table-cell>
          <table:table-cell table:style-name="ce262" office:value-type="string">
            <text:p>Step 3: Edit a letter</text:p>
          </table:table-cell>
          <table:table-cell table:style-name="ce262" office:value-type="string">
            <text:p>- Update time in Send dat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ave</text:span>] button</text:p>
          </table:table-cell>
          <table:table-cell table:style-name="ce262" office:value-type="string">
            <text:p>- A letter is updated successfully</text:p>
            <text:p>- Its status is changed to Draft</text:p>
            <text:p>- No one can receive this letter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88];6;FIND(&quot;:&quot;;[.F188];1)-FIND(&quot; &quot;;[.F188];1)-1))&gt;VALUE(MID([.F187];6;FIND(&quot;:&quot;;[.F187];1)-FIND(&quot; &quot;;[.F187];1)-1));[.C187];[.C187]+1)" office:value-type="float" office:value="6">
            <text:p>006</text:p>
          </table:table-cell>
          <table:table-cell table:style-name="ce123" office:value-type="string">
            <text:p>WCM\Newsletter\Management New Letter\Edit</text:p>
          </table:table-cell>
          <table:table-cell table:style-name="ce92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89];6;FIND(&quot;:&quot;;[.F189];1)-FIND(&quot; &quot;;[.F189];1)-1))&gt;VALUE(MID([.F188];6;FIND(&quot;:&quot;;[.F188];1)-FIND(&quot; &quot;;[.F188];1)-1));[.C188];[.C188]+1)" office:value-type="float" office:value="6">
            <text:p>006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end] button after editing time less than or equal the current time in an awaiting letter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60"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90];6;FIND(&quot;:&quot;;[.F190];1)-FIND(&quot; &quot;;[.F190];1)-1))&gt;VALUE(MID([.F189];6;FIND(&quot;:&quot;;[.F189];1)-FIND(&quot; &quot;;[.F189];1)-1));[.C189];[.C189]+1)" office:value-type="float" office:value="6">
            <text:p>006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end] button after editing time less than or equal the current time in an awaiting letter</text:p>
          </table:table-cell>
          <table:table-cell table:style-name="ce262" office:value-type="string">
            <text:p>Step 3: Send a letter</text:p>
          </table:table-cell>
          <table:table-cell table:style-name="ce262" office:value-type="string">
            <text:p>- Update time in Send date less than or equal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table:style-name="ce262"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91];6;FIND(&quot;:&quot;;[.F191];1)-FIND(&quot; &quot;;[.F191];1)-1))&gt;VALUE(MID([.F190];6;FIND(&quot;:&quot;;[.F190];1)-FIND(&quot; &quot;;[.F190];1)-1));[.C190];[.C190]+1)" office:value-type="float" office:value="7">
            <text:p>007</text:p>
          </table:table-cell>
          <table:table-cell table:style-name="ce123" office:value-type="string">
            <text:p>WCM\Newsletter\Management New Letter\Edit</text:p>
          </table:table-cell>
          <table:table-cell table:style-name="ce92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92];6;FIND(&quot;:&quot;;[.F192];1)-FIND(&quot; &quot;;[.F192];1)-1))&gt;VALUE(MID([.F191];6;FIND(&quot;:&quot;;[.F191];1)-FIND(&quot; &quot;;[.F191];1)-1));[.C191];[.C191]+1)" office:value-type="float" office:value="7">
            <text:p>007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end] button after editing time greater than the current time in an awaiting letter</text:p>
          </table:table-cell>
          <table:table-cell table:style-name="ce262" office:value-type="string">
            <text:p>Step 2: Show form to edit a letter</text:p>
          </table:table-cell>
          <table:table-cell table:style-name="ce262"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table:style-name="ce262" office:value-type="string">
            <text:p>Form to edit letter appears.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60"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93];6;FIND(&quot;:&quot;;[.F193];1)-FIND(&quot; &quot;;[.F193];1)-1))&gt;VALUE(MID([.F192];6;FIND(&quot;:&quot;;[.F192];1)-FIND(&quot; &quot;;[.F192];1)-1));[.C192];[.C192]+1)" office:value-type="float" office:value="7">
            <text:p>007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Click [Send] button after editing time greater than the current time in an awaiting letter</text:p>
          </table:table-cell>
          <table:table-cell table:style-name="ce262" office:value-type="string">
            <text:p>Step 3: Send a letter</text:p>
          </table:table-cell>
          <table:table-cell table:style-name="ce262" office:value-type="string">
            <text:p>- Update time in Send date greater than the current time</text:p>
            <text:p>- Click [<text:span text:style-name="T10">Update </text:span><text:span text:style-name="T10">sending parameters]</text:span> button</text:p>
            <text:p>- Update content of this letter</text:p>
            <text:p>- Click [<text:span text:style-name="T10">Send</text:span>] button</text:p>
          </table:table-cell>
          <table:table-cell table:style-name="ce262"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table:style-name="ce49" office:value-type="string">
            <text:p>WCM_18_03_03</text:p>
          </table:table-cell>
          <table:table-cell table:style-name="ce167" table:formula="of:=IF(VALUE(MID([.F194];6;FIND(&quot;:&quot;;[.F194];1)-FIND(&quot; &quot;;[.F194];1)-1))&gt;VALUE(MID([.F193];6;FIND(&quot;:&quot;;[.F193];1)-FIND(&quot; &quot;;[.F193];1)-1));[.C193];[.C193]+1)" office:value-type="float" office:value="8">
            <text:p>008</text:p>
          </table:table-cell>
          <table:table-cell table:style-name="ce123" office:value-type="string">
            <text:p>WCM\Newsletter\Management New Letter\Edit</text:p>
          </table:table-cell>
          <table:table-cell table:style-name="ce92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9" office:value-type="string">
            <text:p>WCM_18_03_03</text:p>
          </table:table-cell>
          <table:table-cell table:style-name="ce167" table:formula="of:=IF(VALUE(MID([.F195];6;FIND(&quot;:&quot;;[.F195];1)-FIND(&quot; &quot;;[.F195];1)-1))&gt;VALUE(MID([.F194];6;FIND(&quot;:&quot;;[.F194];1)-FIND(&quot; &quot;;[.F194];1)-1));[.C194];[.C194]+1)" office:value-type="float" office:value="8">
            <text:p>008</text:p>
          </table:table-cell>
          <table:table-cell table:style-name="ce123" office:value-type="string">
            <text:p>WCM\Newsletter\Management New Letter\Edit</text:p>
          </table:table-cell>
          <table:table-cell table:style-name="ce299" office:value-type="string">
            <text:p>Edit an existing letter which has Sent status</text:p>
          </table:table-cell>
          <table:table-cell table:style-name="ce262" office:value-type="string">
            <text:p>Step 2: Show alert message when edit a sent letter</text:p>
          </table:table-cell>
          <table:table-cell table:style-name="ce262"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table:style-name="ce262"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table:style-name="ce49" office:value-type="string">
            <text:p>WCM_18_03_04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New Letter\Delete</text:p>
          </table:table-cell>
          <table:table-cell table:style-name="ce49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49" office:value-type="string">
            <text:p>WCM_18_03_04</text:p>
          </table:table-cell>
          <table:table-cell table:style-name="ce167" table:formula="of:=IF(VALUE(MID([.F197];6;FIND(&quot;:&quot;;[.F197];1)-FIND(&quot; &quot;;[.F197];1)-1))&gt;VALUE(MID([.F196];6;FIND(&quot;:&quot;;[.F196];1)-FIND(&quot; &quot;;[.F196];1)-1));[.C196];[.C196]+1)" office:value-type="float" office:value="1">
            <text:p>001</text:p>
          </table:table-cell>
          <table:table-cell table:style-name="ce123" office:value-type="string">
            <text:p>WCM\Newsletter\Management New Letter\Delete</text:p>
          </table:table-cell>
          <table:table-cell table:style-name="ce268" office:value-type="string">
            <text:p>Delete a letter when click OK on confirm message</text:p>
          </table:table-cell>
          <table:table-cell table:style-name="ce262" office:value-type="string">
            <text:p>Step 2: Delete a letter</text:p>
          </table:table-cell>
          <table:table-cell table:style-name="ce262"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table:style-name="ce262" office:value-type="string">
            <text:p>The letter is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table:style-name="ce49" office:value-type="string">
            <text:p>WCM_18_03_04</text:p>
          </table:table-cell>
          <table:table-cell table:style-name="ce167" table:formula="of:=IF(VALUE(MID([.F198];6;FIND(&quot;:&quot;;[.F198];1)-FIND(&quot; &quot;;[.F198];1)-1))&gt;VALUE(MID([.F197];6;FIND(&quot;:&quot;;[.F197];1)-FIND(&quot; &quot;;[.F197];1)-1));[.C197];[.C197]+1)" office:value-type="float" office:value="2">
            <text:p>002</text:p>
          </table:table-cell>
          <table:table-cell table:style-name="ce123" office:value-type="string">
            <text:p>WCM\Newsletter\Management New Letter\Delete</text:p>
          </table:table-cell>
          <table:table-cell table:style-name="ce49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49" office:value-type="string">
            <text:p>WCM_18_03_04</text:p>
          </table:table-cell>
          <table:table-cell table:style-name="ce167" table:formula="of:=IF(VALUE(MID([.F199];6;FIND(&quot;:&quot;;[.F199];1)-FIND(&quot; &quot;;[.F199];1)-1))&gt;VALUE(MID([.F198];6;FIND(&quot;:&quot;;[.F198];1)-FIND(&quot; &quot;;[.F198];1)-1));[.C198];[.C198]+1)" office:value-type="float" office:value="2">
            <text:p>002</text:p>
          </table:table-cell>
          <table:table-cell table:style-name="ce123" office:value-type="string">
            <text:p>WCM\Newsletter\Management New Letter\Delete</text:p>
          </table:table-cell>
          <table:table-cell table:style-name="ce268" office:value-type="string">
            <text:p>Delete a letter when click Cancel on confirm message</text:p>
          </table:table-cell>
          <table:table-cell table:style-name="ce262" office:value-type="string">
            <text:p>Step 2: Delete a letter</text:p>
          </table:table-cell>
          <table:table-cell table:style-name="ce262"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table:style-name="ce262" office:value-type="string">
            <text:p>The letter is not deleted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table:style-name="ce49" office:value-type="string">
            <text:p>WCM_18_03_04</text:p>
          </table:table-cell>
          <table:table-cell table:style-name="ce167" table:formula="of:=IF(VALUE(MID([.F200];6;FIND(&quot;:&quot;;[.F200];1)-FIND(&quot; &quot;;[.F200];1)-1))&gt;VALUE(MID([.F199];6;FIND(&quot;:&quot;;[.F199];1)-FIND(&quot; &quot;;[.F199];1)-1));[.C199];[.C199]+1)" office:value-type="float" office:value="3">
            <text:p>003</text:p>
          </table:table-cell>
          <table:table-cell table:style-name="ce123" office:value-type="string">
            <text:p>WCM\Newsletter\Management New Letter\Delete</text:p>
          </table:table-cell>
          <table:table-cell table:style-name="ce49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49" office:value-type="string">
            <text:p>WCM_18_03_04</text:p>
          </table:table-cell>
          <table:table-cell table:style-name="ce167" table:formula="of:=IF(VALUE(MID([.F201];6;FIND(&quot;:&quot;;[.F201];1)-FIND(&quot; &quot;;[.F201];1)-1))&gt;VALUE(MID([.F200];6;FIND(&quot;:&quot;;[.F200];1)-FIND(&quot; &quot;;[.F200];1)-1));[.C200];[.C200]+1)" office:value-type="float" office:value="3">
            <text:p>003</text:p>
          </table:table-cell>
          <table:table-cell table:style-name="ce123" office:value-type="string">
            <text:p>WCM\Newsletter\Management New Letter\Delete</text:p>
          </table:table-cell>
          <table:table-cell table:style-name="ce268" office:value-type="string">
            <text:p>Delete a letter but do not select any</text:p>
          </table:table-cell>
          <table:table-cell table:style-name="ce262" office:value-type="string">
            <text:p>Step 2: Delete a letter</text:p>
          </table:table-cell>
          <table:table-cell table:style-name="ce262" office:value-type="string">
            <text:p>- Select one subscription </text:p>
            <text:p>- Click on Moderator button and select 'Delete' action</text:p>
            <text:p/>
          </table:table-cell>
          <table:table-cell table:style-name="ce262" office:value-type="string">
            <text:p>Show message that you must select one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table:style-name="ce49" office:value-type="string">
            <text:p>WCM_18_03_05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Newsletter\Management New Letter\Convert</text:p>
          </table:table-cell>
          <table:table-cell table:style-name="ce49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60"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9" office:value-type="string">
            <text:p>WCM_18_03_05</text:p>
          </table:table-cell>
          <table:table-cell table:style-name="ce167" table:formula="of:=IF(VALUE(MID([.F203];6;FIND(&quot;:&quot;;[.F203];1)-FIND(&quot; &quot;;[.F203];1)-1))&gt;VALUE(MID([.F202];6;FIND(&quot;:&quot;;[.F202];1)-FIND(&quot; &quot;;[.F202];1)-1));[.C202];[.C202]+1)" office:value-type="float" office:value="1">
            <text:p>001</text:p>
          </table:table-cell>
          <table:table-cell table:style-name="ce123" office:value-type="string">
            <text:p>WCM\Newsletter\Management New Letter\Convert</text:p>
          </table:table-cell>
          <table:table-cell table:style-name="ce268" office:value-type="string">
            <text:p>Convert a letter as template</text:p>
          </table:table-cell>
          <table:table-cell table:style-name="ce262" office:value-type="string">
            <text:p>Step 2: Convert a letter as template</text:p>
          </table:table-cell>
          <table:table-cell table:style-name="ce262"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table:style-name="ce262" office:value-type="string">
            <text:p>When create new letter, you will see name converted letter appears in Template lis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table:style-name="ce49" office:value-type="string">
            <text:p>WCM_18_03_05</text:p>
          </table:table-cell>
          <table:table-cell table:style-name="ce167" table:formula="of:=IF(VALUE(MID([.F204];6;FIND(&quot;:&quot;;[.F204];1)-FIND(&quot; &quot;;[.F204];1)-1))&gt;VALUE(MID([.F203];6;FIND(&quot;:&quot;;[.F203];1)-FIND(&quot; &quot;;[.F203];1)-1));[.C203];[.C203]+1)" office:value-type="float" office:value="2">
            <text:p>002</text:p>
          </table:table-cell>
          <table:table-cell table:style-name="ce123" office:value-type="string">
            <text:p>WCM\Newsletter\Management New Letter\Convert</text:p>
          </table:table-cell>
          <table:table-cell table:style-name="ce49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9" office:value-type="string">
            <text:p>WCM_18_03_05</text:p>
          </table:table-cell>
          <table:table-cell table:style-name="ce167" table:formula="of:=IF(VALUE(MID([.F205];6;FIND(&quot;:&quot;;[.F205];1)-FIND(&quot; &quot;;[.F205];1)-1))&gt;VALUE(MID([.F204];6;FIND(&quot;:&quot;;[.F204];1)-FIND(&quot; &quot;;[.F204];1)-1));[.C204];[.C204]+1)" office:value-type="float" office:value="2">
            <text:p>002</text:p>
          </table:table-cell>
          <table:table-cell table:style-name="ce123" office:value-type="string">
            <text:p>WCM\Newsletter\Management New Letter\Convert</text:p>
          </table:table-cell>
          <table:table-cell table:style-name="ce268" office:value-type="string">
            <text:p>Convert a letter as template but do not select any</text:p>
          </table:table-cell>
          <table:table-cell table:style-name="ce262" office:value-type="string">
            <text:p>Step 2: Convert a letter as template</text:p>
          </table:table-cell>
          <table:table-cell table:style-name="ce262" office:value-type="string">
            <text:p>- Select one subscription </text:p>
            <text:p>- Click on Moderator button and select 'Convert as Template' action</text:p>
          </table:table-cell>
          <table:table-cell table:style-name="ce262" office:value-type="string">
            <text:p>Show message that you must select one lett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49" office:value-type="string">
            <text:p>WCM_19_01</text:p>
          </table:table-cell>
          <table:table-cell table:style-name="ce167" office:value-type="float" office:value="1">
            <text:p>001</text:p>
          </table:table-cell>
          <table:table-cell table:style-name="ce123" office:value-type="string">
            <text:p>WCM\Newsletter\Management\Administration</text:p>
          </table:table-cell>
          <table:table-cell table:style-name="ce49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Ban public user in Newsletter</text:p>
          </table:table-cell>
          <table:table-cell table:style-name="ce262" office:value-type="string">
            <text:p>Step 2: Open form to manage public users</text:p>
          </table:table-cell>
          <table:table-cell table:style-name="ce262" office:value-type="string">
            <text:p>- Click Administration in action bar</text:p>
            <text:p>- Click on Public Users tab</text:p>
          </table:table-cell>
          <table:table-cell table:style-name="ce262" office:value-type="string">
            <text:p>- Manage Users form appears</text:p>
            <text:p>- Users are listed. You can edit, ban/unban or delete user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Ban public user in Newsletter</text:p>
          </table:table-cell>
          <table:table-cell table:style-name="ce262" office:value-type="string">
            <text:p>Step 3: Ban public user</text:p>
          </table:table-cell>
          <table:table-cell table:style-name="ce262" office:value-type="string">
            <text:p>Click Ban icon corresponding with user you want to ban</text:p>
          </table:table-cell>
          <table:table-cell table:style-name="ce262" office:value-type="string">
            <text:p>- Value in Baned column is changed to 'true'</text:p>
            <text:p>- This email address is baned so no letter will be sent to this email address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table:style-name="ce49" office:value-type="string">
            <text:p>WCM_19_01</text:p>
          </table:table-cell>
          <table:table-cell table:style-name="ce167"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table:style-name="ce123" office:value-type="string">
            <text:p>WCM\Newsletter\Management\Administration</text:p>
          </table:table-cell>
          <table:table-cell table:style-name="ce49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ban public user</text:p>
          </table:table-cell>
          <table:table-cell table:style-name="ce262" office:value-type="string">
            <text:p>Step 2: Open form to manage public users</text:p>
          </table:table-cell>
          <table:table-cell table:style-name="ce262" office:value-type="string">
            <text:p>- Click Administration in action bar</text:p>
            <text:p>- Click on Public Users tab</text:p>
          </table:table-cell>
          <table:table-cell table:style-name="ce262" office:value-type="string">
            <text:p>- Manage Users form appears</text:p>
            <text:p>- Users are listed. You can edit, ban/unban or delete user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ban public user</text:p>
          </table:table-cell>
          <table:table-cell table:style-name="ce262" office:value-type="string">
            <text:p>Step 3: Ban public user</text:p>
          </table:table-cell>
          <table:table-cell table:style-name="ce262" office:value-type="string">
            <text:p>Click Ban icon corresponding with user you want to ban</text:p>
          </table:table-cell>
          <table:table-cell table:style-name="ce262" office:value-type="string">
            <text:p>- Value in Baned column is changed to 'true'</text:p>
            <text:p/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0">
          <table:table-cell table:style-name="ce160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ban public user</text:p>
          </table:table-cell>
          <table:table-cell table:style-name="ce262" office:value-type="string">
            <text:p>Step 4: Unban public user</text:p>
          </table:table-cell>
          <table:table-cell table:style-name="ce262" office:value-type="string">
            <text:p>Click Unban icon corresponding with user you don't want to ban</text:p>
          </table:table-cell>
          <table:table-cell table:style-name="ce262"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table:style-name="ce262"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49" office:value-type="string">
            <text:p>WCM_19_01</text:p>
          </table:table-cell>
          <table:table-cell table:style-name="ce167"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table:style-name="ce123" office:value-type="string">
            <text:p>WCM\Newsletter\Management\Administration</text:p>
          </table:table-cell>
          <table:table-cell table:style-name="ce49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Delete public user</text:p>
          </table:table-cell>
          <table:table-cell table:style-name="ce262" office:value-type="string">
            <text:p>Step 2: Open form to manage public users</text:p>
          </table:table-cell>
          <table:table-cell table:style-name="ce262" office:value-type="string">
            <text:p>- Click Administration in action bar</text:p>
            <text:p>- Click on Public Users tab</text:p>
          </table:table-cell>
          <table:table-cell table:style-name="ce262" office:value-type="string">
            <text:p>- Manage Users form appears</text:p>
            <text:p>- Users are listed. You can edit, ban/unban or delete us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Delete public user</text:p>
          </table:table-cell>
          <table:table-cell table:style-name="ce262" office:value-type="string">
            <text:p>Step 3: Delete public user</text:p>
          </table:table-cell>
          <table:table-cell table:style-name="ce262" office:value-type="string">
            <text:p>- Click Delete icon corresponding with user you want to ban</text:p>
            <text:p>- Click OK on confirm message</text:p>
          </table:table-cell>
          <table:table-cell table:style-name="ce262" office:value-type="string">
            <text:p>Email address of user is delete. No mail is sent to this email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49" office:value-type="string">
            <text:p>WCM_19_01</text:p>
          </table:table-cell>
          <table:table-cell table:style-name="ce167"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table:style-name="ce123" office:value-type="string">
            <text:p>WCM\Newsletter\Management\Administration</text:p>
          </table:table-cell>
          <table:table-cell table:style-name="ce49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Set the role administration for user</text:p>
          </table:table-cell>
          <table:table-cell table:style-name="ce262" office:value-type="string">
            <text:p>Step 2: Open form to manage public users</text:p>
          </table:table-cell>
          <table:table-cell table:style-name="ce262" office:value-type="string">
            <text:p>- Click Administration in action bar</text:p>
            <text:p>- Click on Users Manager tab</text:p>
          </table:table-cell>
          <table:table-cell table:style-name="ce262" office:value-type="string">
            <text:p>- Manage Users form appears</text:p>
            <text:p>- Users are listed. You can edit, set/unset the role administration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Set the role administration for user</text:p>
          </table:table-cell>
          <table:table-cell table:style-name="ce262" office:value-type="string">
            <text:p>Step 3:Set role for user</text:p>
          </table:table-cell>
          <table:table-cell table:style-name="ce262" office:value-type="string">
            <text:p>- Click 'Set as administrator of Newsletter' icon corresponding with user you want </text:p>
          </table:table-cell>
          <table:table-cell table:style-name="ce262" office:value-type="string">
            <text:p>In Role column, value is changed to Administ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49" office:value-type="string">
            <text:p>WCM_19_01</text:p>
          </table:table-cell>
          <table:table-cell table:style-name="ce167"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table:style-name="ce123" office:value-type="string">
            <text:p>WCM\Newsletter\Management\Administration</text:p>
          </table:table-cell>
          <table:table-cell table:style-name="ce49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2" office:value-type="string">
            <text:p>- Access WCM by administrator or advanced user</text:p>
            <text:p><text:span text:style-name="T44">- Select </text:span><text:span text:style-name="T25">Groups/Newsletter </text:span><text:span text:style-name="T25">Manager</text:span></text:p>
          </table:table-cell>
          <table:table-cell table:style-name="ce132" office:value-type="string">
            <text:p>- Newsletter management form was shown properly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set the role administration for user</text:p>
          </table:table-cell>
          <table:table-cell table:style-name="ce262" office:value-type="string">
            <text:p>Step 2: Open form to manage public users</text:p>
          </table:table-cell>
          <table:table-cell table:style-name="ce262" office:value-type="string">
            <text:p>- Click Administration in action bar</text:p>
            <text:p>- Click on Users Manager tab</text:p>
          </table:table-cell>
          <table:table-cell table:style-name="ce262" office:value-type="string">
            <text:p>- Manage Users form appears</text:p>
            <text:p>- Users are listed. You can edit, set/unset the role administration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5">
          <table:table-cell table:style-name="ce160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set the role administration for user</text:p>
          </table:table-cell>
          <table:table-cell table:style-name="ce262" office:value-type="string">
            <text:p>Step 3:Set role for user</text:p>
          </table:table-cell>
          <table:table-cell table:style-name="ce262" office:value-type="string">
            <text:p>- Click 'Set as administrator of Newsletter' icon corresponding with user you want </text:p>
          </table:table-cell>
          <table:table-cell table:style-name="ce262" office:value-type="string">
            <text:p>In Role column, value is changed to Administrato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160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9" office:value-type="string">
            <text:p>WCM_19_01</text:p>
          </table:table-cell>
          <table:table-cell table:style-name="ce167"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table:style-name="ce123" office:value-type="string">
            <text:p>WCM\Newsletter\Management\Administration</text:p>
          </table:table-cell>
          <table:table-cell table:style-name="ce268" office:value-type="string">
            <text:p>Unset the role administration for user</text:p>
          </table:table-cell>
          <table:table-cell table:style-name="ce262" office:value-type="string">
            <text:p>Step 4: Unset the role</text:p>
          </table:table-cell>
          <table:table-cell table:style-name="ce262" office:value-type="string">
            <text:p>- Click 'Delete administrator' icon corresponding with user you want </text:p>
          </table:table-cell>
          <table:table-cell table:style-name="ce262" office:value-type="string">
            <text:p>In Role column, value is changed to Us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table:style-name="ce49" office:value-type="string">
            <text:p>WCM_19_02</text:p>
          </table:table-cell>
          <table:table-cell table:style-name="ce167" office:value-type="float" office:value="1">
            <text:p>001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Show action bar in Newsletter Manager when log in by Moderator </text:p>
          </table:table-cell>
          <table:table-cell table:style-name="ce262" office:value-type="string">
            <text:p>Step 1: Display manage category form</text:p>
          </table:table-cell>
          <table:table-cell table:style-name="ce262" office:value-type="string">
            <text:p>- Log in acme by Administrator (e.g: root)</text:p>
            <text:p>- Select Groups/Newsletter Manager</text:p>
          </table:table-cell>
          <table:table-cell table:style-name="ce262" office:value-type="string">
            <text:p>- Newsletter Viewer portlet appears</text:p>
            <text:p>- Have New Letter, New Subscription, New Category and Manage User actions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9">
          <table:table-cell table:style-name="ce160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24];6;FIND(&quot;:&quot;;[.F224];1)-FIND(&quot; &quot;;[.F224];1)-1))&gt;VALUE(MID([.F223];6;FIND(&quot;:&quot;;[.F223];1)-FIND(&quot; &quot;;[.F223];1)-1));[.C223];[.C223]+1)" office:value-type="float" office:value="1">
            <text:p>001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when log in by Moderator </text:p>
          </table:table-cell>
          <table:table-cell table:style-name="ce262" office:value-type="string">
            <text:p>Step 2: Show form to edit category</text:p>
          </table:table-cell>
          <table:table-cell table:style-name="ce262" office:value-type="string">
            <text:p>- Select a category</text:p>
            <text:p>- Click [Administration] button</text:p>
            <text:p>- Select [Edit Category] action</text:p>
          </table:table-cell>
          <table:table-cell table:style-name="ce262" office:value-type="string">
            <text:p>Form is shown to edit a categor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style-name="ce160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when log in by Moderator </text:p>
          </table:table-cell>
          <table:table-cell table:style-name="ce262" office:value-type="string">
            <text:p>Step 3: Assign moderator for a category</text:p>
          </table:table-cell>
          <table:table-cell table:style-name="ce262"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table:style-name="ce262" office:value-type="string">
            <text:p>The selected user is moderator of the selected category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0">
          <table:table-cell table:style-name="ce160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26];6;FIND(&quot;:&quot;;[.F226];1)-FIND(&quot; &quot;;[.F226];1)-1))&gt;VALUE(MID([.F225];6;FIND(&quot;:&quot;;[.F225];1)-FIND(&quot; &quot;;[.F225];1)-1));[.C225];[.C225]+1)" office:value-type="float" office:value="1">
            <text:p>001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when log in by Moderator </text:p>
          </table:table-cell>
          <table:table-cell table:style-name="ce262" office:value-type="string">
            <text:p>Step 4: Shown Newsletter Manager form when user=moderator</text:p>
          </table:table-cell>
          <table:table-cell table:style-name="ce262" office:value-type="string">
            <text:p>- Log in Acme by the moderator who has just been assigned in step 3</text:p>
            <text:p>- Select Groups/Newsletter Manager</text:p>
          </table:table-cell>
          <table:table-cell table:style-name="ce262"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0">
          <table:table-cell table:style-name="ce160"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when log in by Moderator </text:p>
          </table:table-cell>
          <table:table-cell table:style-name="ce262" office:value-type="string">
            <text:p>Step 5: View actions which moderator can do</text:p>
          </table:table-cell>
          <table:table-cell table:style-name="ce262" office:value-type="string">
            <text:p>- Select a category </text:p>
          </table:table-cell>
          <table:table-cell table:style-name="ce262" office:value-type="string">
            <text:p>Action bar is displayed including New Letter, New Subscription actions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6">
          <table:table-cell table:style-name="ce160"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table:style-name="ce49" office:value-type="string">
            <text:p>WCM_19_02</text:p>
          </table:table-cell>
          <table:table-cell table:style-name="ce167" table:formula="of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Show action bar in Newsletter Manager form when log in by Redactor</text:p>
          </table:table-cell>
          <table:table-cell table:style-name="ce262" office:value-type="string">
            <text:p>Step 1: Display manage category form</text:p>
          </table:table-cell>
          <table:table-cell table:style-name="ce262" office:value-type="string">
            <text:p>- Log in acme by Administrator (e.g: root)</text:p>
            <text:p>- Select Groups/Newsletter Manager</text:p>
          </table:table-cell>
          <table:table-cell table:style-name="ce262" office:value-type="string">
            <text:p>- Newsletter Viewer portlet appears</text:p>
            <text:p>- Have New Letter, New Subscription, New Category and Manage User actions 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1">
          <table:table-cell table:style-name="ce160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form when log in by Redactor</text:p>
          </table:table-cell>
          <table:table-cell table:style-name="ce262" office:value-type="string">
            <text:p>Step 2: Show form to edit a subscription</text:p>
          </table:table-cell>
          <table:table-cell table:style-name="ce262"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table:style-name="ce262" office:value-type="string">
            <text:p>Form is shown to edit a subscription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9">
          <table:table-cell table:style-name="ce160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form when log in by Redactor</text:p>
          </table:table-cell>
          <table:table-cell table:style-name="ce262" office:value-type="string">
            <text:p>Step 3: Assign redactor for a subscription</text:p>
          </table:table-cell>
          <table:table-cell table:style-name="ce262"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table:style-name="ce262" office:value-type="string">
            <text:p>The selected user is redactor of the subscription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2">
          <table:table-cell table:style-name="ce160"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form when log in by Redactor</text:p>
          </table:table-cell>
          <table:table-cell table:style-name="ce262" office:value-type="string">
            <text:p>Step 4: Shown Newsletter Manager form when user=redactor</text:p>
          </table:table-cell>
          <table:table-cell table:style-name="ce262" office:value-type="string">
            <text:p>- Log in Acme by the moderator who has just been assigned in step 3</text:p>
            <text:p>- Select Groups/Newsletter Manager</text:p>
          </table:table-cell>
          <table:table-cell table:style-name="ce262"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">
          <table:table-cell table:style-name="ce160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2];6;FIND(&quot;:&quot;;[.F232];1)-FIND(&quot; &quot;;[.F232];1)-1))&gt;VALUE(MID([.F231];6;FIND(&quot;:&quot;;[.F231];1)-FIND(&quot; &quot;;[.F231];1)-1));[.C231];[.C231]+1)" office:value-type="float" office:value="2">
            <text:p>002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Show action bar in Newsletter Manager form when log in by Redactor</text:p>
          </table:table-cell>
          <table:table-cell table:style-name="ce262" office:value-type="string">
            <text:p>Step 5: View action which redactor can do</text:p>
          </table:table-cell>
          <table:table-cell table:style-name="ce262" office:value-type="string">
            <text:p>- Select a subscription </text:p>
          </table:table-cell>
          <table:table-cell table:style-name="ce262" office:value-type="string">
            <text:p>Action bar is displayed.</text:p>
            <text:p>There is only one action (New Letter) in this bar</text:p>
          </table:table-cell>
          <table:table-cell table:style-name="ce262"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60"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table:style-name="ce49" office:value-type="string">
            <text:p>WCM_19_02</text:p>
          </table:table-cell>
          <table:table-cell table:style-name="ce167" table:formula="of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Check edit category right of Moderator role in Newsletter</text:p>
          </table:table-cell>
          <table:table-cell table:style-name="ce262" office:value-type="string">
            <text:p>Step 1: Display manage category form</text:p>
          </table:table-cell>
          <table:table-cell table:style-name="ce262" office:value-type="string">
            <text:p>- Log in WCM (Acme) by a moderator </text:p>
            <text:p>- Select Groups/Newsletter Manager</text:p>
          </table:table-cell>
          <table:table-cell table:style-name="ce262" office:value-type="string">
            <text:p>- Newsletter Viewer portlet appears</text:p>
            <text:p>- Have no New Letter, New Subscription, New Category and Manage User actions 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60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123" office:value-type="string">
            <text:p>WCM\Newsletter\Management\Role</text:p>
          </table:table-cell>
          <table:table-cell table:style-name="ce262" office:value-type="string">
            <text:p>Check edit category right of Moderator role in Newsletter</text:p>
          </table:table-cell>
          <table:table-cell table:style-name="ce262" office:value-type="string">
            <text:p>Step 2: Check edit category right</text:p>
          </table:table-cell>
          <table:table-cell table:style-name="ce262" office:value-type="string">
            <text:p>Refer to [<text:a xlink:href="#WCM_18_01_02_001">detail</text:a>] to check edit right </text:p>
          </table:table-cell>
          <table:table-cell table:style-name="ce262" office:value-type="string">
            <text:p>- Moderator can edit categories which he has right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table:style-name="ce49" office:value-type="string">
            <text:p>WCM_19_02</text:p>
          </table:table-cell>
          <table:table-cell table:style-name="ce167" table:formula="of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Check create new subscription right of Moderator role in Newsletter</text:p>
          </table:table-cell>
          <table:table-cell table:style-name="ce262" office:value-type="string">
            <text:p>Step 1: Display manage category form</text:p>
          </table:table-cell>
          <table:table-cell table:style-name="ce262" office:value-type="string">
            <text:p>- Log in WCM (Acme) by a moderator </text:p>
            <text:p>- Select Groups/Newsletter Manager</text:p>
          </table:table-cell>
          <table:table-cell table:style-name="ce262" office:value-type="string">
            <text:p>Newsletter Viewer portlet appears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Check create new subscription right of Moderator role in Newsletter</text:p>
          </table:table-cell>
          <table:table-cell table:style-name="ce262" office:value-type="string">
            <text:p>Step 2: Check create new subscription right</text:p>
          </table:table-cell>
          <table:table-cell table:style-name="ce262"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table:style-name="ce262" office:value-type="string">
            <text:p>Moderator can all rights in Subscription form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table:style-name="ce49" office:value-type="string">
            <text:p>WCM_19_02</text:p>
          </table:table-cell>
          <table:table-cell table:style-name="ce167" table:formula="of:=IF(VALUE(MID([.F237];6;FIND(&quot;:&quot;;[.F237];1)-FIND(&quot; &quot;;[.F237];1)-1))&gt;VALUE(MID([.F236];6;FIND(&quot;:&quot;;[.F236];1)-FIND(&quot; &quot;;[.F236];1)-1));[.C236];[.C236]+1)" office:value-type="float" office:value="5">
            <text:p>005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Check edit subscription right of Redactor role in Newsletter</text:p>
          </table:table-cell>
          <table:table-cell table:style-name="ce262" office:value-type="string">
            <text:p>Step 1: Display manage subscription form</text:p>
          </table:table-cell>
          <table:table-cell table:style-name="ce262" office:value-type="string">
            <text:p>- Log in WCM (Acme) by a moderator </text:p>
            <text:p>- Select Groups/Newsletter Manager</text:p>
          </table:table-cell>
          <table:table-cell table:style-name="ce262" office:value-type="string">
            <text:p>Newsletter Viewer portlet appears</text:p>
            <text:p/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38];6;FIND(&quot;:&quot;;[.F238];1)-FIND(&quot; &quot;;[.F238];1)-1))&gt;VALUE(MID([.F237];6;FIND(&quot;:&quot;;[.F237];1)-FIND(&quot; &quot;;[.F237];1)-1));[.C237];[.C237]+1)" office:value-type="float" office:value="5">
            <text:p>005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Check edit subscription right of Redactor role in Newsletter</text:p>
          </table:table-cell>
          <table:table-cell table:style-name="ce262" office:value-type="string">
            <text:p>Step 2: Check edit subscription right</text:p>
          </table:table-cell>
          <table:table-cell table:style-name="ce262"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table:style-name="ce262" office:value-type="string">
            <text:p>Redactor can edit subscriptions which he has right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60"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table:style-name="ce49" office:value-type="string">
            <text:p>WCM_19_02</text:p>
          </table:table-cell>
          <table:table-cell table:style-name="ce167" table:formula="of:=IF(VALUE(MID([.F239];6;FIND(&quot;:&quot;;[.F239];1)-FIND(&quot; &quot;;[.F239];1)-1))&gt;VALUE(MID([.F238];6;FIND(&quot;:&quot;;[.F238];1)-FIND(&quot; &quot;;[.F238];1)-1));[.C238];[.C238]+1)" office:value-type="float" office:value="6">
            <text:p>006</text:p>
          </table:table-cell>
          <table:table-cell table:style-name="ce123" office:value-type="string">
            <text:p>WCM\Newsletter\Management\Role</text:p>
          </table:table-cell>
          <table:table-cell table:style-name="ce49" office:value-type="string">
            <text:p>Check create new/view/edit/delete letter rights of Moderator or Redactor role in Newsletter</text:p>
          </table:table-cell>
          <table:table-cell table:style-name="ce262" office:value-type="string">
            <text:p>Step 1: Display manage category form</text:p>
          </table:table-cell>
          <table:table-cell table:style-name="ce262" office:value-type="string">
            <text:p>- Log in Acme by a moderator or a redactor</text:p>
            <text:p>- Select Groups/Newsletter Manager</text:p>
          </table:table-cell>
          <table:table-cell table:style-name="ce262" office:value-type="string">
            <text:p>New Letter Entry form appears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9" office:value-type="string">
            <text:p>WCM_19_02</text:p>
          </table:table-cell>
          <table:table-cell table:style-name="ce167" table:formula="of:=IF(VALUE(MID([.F240];6;FIND(&quot;:&quot;;[.F240];1)-FIND(&quot; &quot;;[.F240];1)-1))&gt;VALUE(MID([.F239];6;FIND(&quot;:&quot;;[.F239];1)-FIND(&quot; &quot;;[.F239];1)-1));[.C239];[.C239]+1)" office:value-type="float" office:value="6">
            <text:p>006</text:p>
          </table:table-cell>
          <table:table-cell table:style-name="ce123" office:value-type="string">
            <text:p>WCM\Newsletter\Management\Role</text:p>
          </table:table-cell>
          <table:table-cell table:style-name="ce268" office:value-type="string">
            <text:p>Check create new/view/edit/delete letter rights of Moderator or Redactor role in Newsletter</text:p>
          </table:table-cell>
          <table:table-cell table:style-name="ce262" office:value-type="string">
            <text:p>Step 2: Check create new letter right</text:p>
          </table:table-cell>
          <table:table-cell table:style-name="ce262" office:value-type="string">
            <text:p>Execute all steps except step 1 in cases from</text:p>
          </table:table-cell>
          <table:table-cell table:style-name="ce262" office:value-type="string">
            <text:p>Moderator and redactor can create new/view/edit/delete a letter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 table:number-rows-repeated="118">
          <table:table-cell table:style-name="ce296"/>
          <table:table-cell table:style-name="ce262"/>
          <table:table-cell table:style-name="ce296"/>
          <table:table-cell table:style-name="ce262" table:number-columns-repeated="6"/>
          <table:table-cell table:number-columns-repeated="247"/>
        </table:table-row>
        <table:table-row table:style-name="ro15" table:number-rows-repeated="65177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Form_Generator" table:style-name="ta3" table:print="false">
        <office:forms form:automatic-focus="false" form:apply-design-mode="false"/>
        <table:table-column table:style-name="co61" table:default-cell-style-name="ce202"/>
        <table:table-column table:style-name="co44" table:default-cell-style-name="ce111"/>
        <table:table-column table:style-name="co62" table:default-cell-style-name="ce202"/>
        <table:table-column table:style-name="co63" table:default-cell-style-name="ce111"/>
        <table:table-column table:style-name="co64" table:default-cell-style-name="ce111"/>
        <table:table-column table:style-name="co65" table:default-cell-style-name="ce111"/>
        <table:table-column table:style-name="co66" table:default-cell-style-name="ce111"/>
        <table:table-column table:style-name="co67" table:default-cell-style-name="ce111"/>
        <table:table-column table:style-name="co45" table:default-cell-style-name="ce111"/>
        <table:table-column table:style-name="co7" table:number-columns-repeated="247" table:default-cell-style-name="ce111"/>
        <table:table-row table:style-name="ro11">
          <table:table-cell/>
          <table:table-cell table:style-name="ce112" office:value-type="string">
            <text:p>TEST CASES</text:p>
          </table:table-cell>
          <table:table-cell table:style-name="ce259"/>
          <table:table-cell table:style-name="ce112" table:number-columns-repeated="2"/>
          <table:table-cell/>
          <table:table-cell table:style-name="ce117" table:number-columns-repeated="4"/>
          <table:table-cell table:style-name="ce145" office:value-type="string">
            <text:p>Passed</text:p>
          </table:table-cell>
          <table:table-cell table:style-name="ce145" table:formula="of:=COUNTIF([.L$7:.L$1019];[.$K1])" office:value-type="float" office:value="0">
            <text:p>0</text:p>
          </table:table-cell>
          <table:table-cell table:style-name="ce145" table:formula="of:=COUNTIF([.M$7:.M$1019];[.$K1])" office:value-type="float" office:value="0">
            <text:p>0</text:p>
          </table:table-cell>
          <table:table-cell table:style-name="ce145" table:formula="of:=COUNTIF([.N$7:.N$1019];[.$K1])" office:value-type="float" office:value="0">
            <text:p>0</text:p>
          </table:table-cell>
          <table:table-cell table:style-name="ce145" table:formula="of:=COUNTIF([.O$7:.O$1019];[.$K1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117"/>
          <table:table-cell table:style-name="ce260"/>
          <table:table-cell table:style-name="ce117" table:number-columns-repeated="2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19];[.$K2])" office:value-type="float" office:value="0">
            <text:p>0</text:p>
          </table:table-cell>
          <table:table-cell table:style-name="ce145" table:formula="of:=COUNTIF([.M$7:.M$1019];[.$K2])" office:value-type="float" office:value="0">
            <text:p>0</text:p>
          </table:table-cell>
          <table:table-cell table:style-name="ce145" table:formula="of:=COUNTIF([.N$7:.N$1019];[.$K2])" office:value-type="float" office:value="0">
            <text:p>0</text:p>
          </table:table-cell>
          <table:table-cell table:style-name="ce145" table:formula="of:=COUNTIF([.O$7:.O$1019];[.$K2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26">
          <table:table-cell/>
          <table:table-cell table:style-name="ce257" office:value-type="string">
            <text:p>Functions list</text:p>
          </table:table-cell>
          <table:table-cell table:style-name="ce123" office:value-type="string" table:number-columns-spanned="3" table:number-rows-spanned="1">
            <text:p>Create new node type and dialog</text:p>
          </table:table-cell>
          <table:covered-table-cell table:style-name="ce119"/>
          <table:covered-table-cell table:style-name="ce119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19];[.$K3])" office:value-type="float" office:value="0">
            <text:p>0</text:p>
          </table:table-cell>
          <table:table-cell table:style-name="ce145" table:formula="of:=COUNTIF([.M$7:.M$1019];[.$K3])" office:value-type="float" office:value="0">
            <text:p>0</text:p>
          </table:table-cell>
          <table:table-cell table:style-name="ce145" table:formula="of:=COUNTIF([.N$7:.N$1019];[.$K3])" office:value-type="float" office:value="0">
            <text:p>0</text:p>
          </table:table-cell>
          <table:table-cell table:style-name="ce145" table:formula="of:=COUNTIF([.O$7:.O$1019];[.$K3])" office:value-type="float" office:value="0">
            <text:p>0</text:p>
          </table:table-cell>
          <table:table-cell table:style-name="ce137"/>
          <table:table-cell table:style-name="ce277"/>
          <table:table-cell table:style-name="ce278" table:number-columns-repeated="5"/>
          <table:table-cell table:number-columns-repeated="2"/>
          <table:table-cell table:style-name="ce277"/>
          <table:table-cell table:style-name="ce278" table:number-columns-repeated="6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1">
          <table:table-cell/>
          <table:table-cell table:style-name="ce257" office:value-type="string">
            <text:p>Total Main Cases</text:p>
          </table:table-cell>
          <table:table-cell table:style-name="ce118" table:formula="of:=MAX([.A7:.A6475])" office:value-type="float" office:value="24" table:number-columns-spanned="3" table:number-rows-spanned="1">
            <text:p>24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19];[.$K4])" office:value-type="float" office:value="0">
            <text:p>0</text:p>
          </table:table-cell>
          <table:table-cell table:style-name="ce145" table:formula="of:=COUNTIF([.M$7:.M$1019];[.$K4])" office:value-type="float" office:value="0">
            <text:p>0</text:p>
          </table:table-cell>
          <table:table-cell table:style-name="ce145" table:formula="of:=COUNTIF([.N$7:.N$1019];[.$K4])" office:value-type="float" office:value="0">
            <text:p>0</text:p>
          </table:table-cell>
          <table:table-cell table:style-name="ce145" table:formula="of:=COUNTIF([.O$7:.O$1019];[.$K4])" office:value-type="float" office:value="0">
            <text:p>0</text:p>
          </table:table-cell>
          <table:table-cell table:style-name="ce137"/>
          <table:table-cell table:style-name="ce277" table:number-columns-repeated="6"/>
          <table:table-cell table:number-columns-repeated="2"/>
          <table:table-cell table:style-name="ce277" table:number-columns-repeated="7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6">
          <table:table-cell/>
          <table:table-cell table:style-name="ce258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19];[.$K5])" office:value-type="float" office:value="0">
            <text:p>0</text:p>
          </table:table-cell>
          <table:table-cell table:style-name="ce145" table:formula="of:=COUNTIF([.M$7:.M$1019];[.$K5])" office:value-type="float" office:value="0">
            <text:p>0</text:p>
          </table:table-cell>
          <table:table-cell table:style-name="ce145" table:formula="of:=COUNTIF([.N$7:.N$1019];[.$K5])" office:value-type="float" office:value="0">
            <text:p>0</text:p>
          </table:table-cell>
          <table:table-cell table:style-name="ce145" table:formula="of:=COUNTIF([.O$7:.O$1019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2">
          <table:table-cell table:style-name="ce295" office:value-type="float" office:value="1">
            <text:p>001</text:p>
          </table:table-cell>
          <table:table-cell table:style-name="ce49" office:value-type="string">
            <text:p>WCM_20</text:p>
          </table:table-cell>
          <table:table-cell table:style-name="ce297" office:value-type="float" office:value="1">
            <text:p>001</text:p>
          </table:table-cell>
          <table:table-cell table:style-name="ce39" office:value-type="string">
            <text:p>WCM\Form Generator</text:p>
          </table:table-cell>
          <table:table-cell table:style-name="ce49" office:value-type="string">
            <text:p>Create new node type when put valid data in all required field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WCM\Form Generator</text:p>
          </table:table-cell>
          <table:table-cell table:style-name="ce301" office:value-type="string">
            <text:p>Create new node type when put valid data in all required field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table:style-name="ce262" office:value-type="string">
            <text:p>Fields are inputed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WCM\Form Generator</text:p>
          </table:table-cell>
          <table:table-cell table:style-name="ce301" office:value-type="string">
            <text:p>Create new node type when put valid data in all required field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table:style-name="ce262" office:value-type="string">
            <text:p>Fields of dialog form is created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6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9" office:value-type="string">
            <text:p>WCM_20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reate new node type when name is blank 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en name is blank 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table:style-name="ce262" office:value-type="string">
            <text:p>Show message alert that you must put value in the name field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9" office:value-type="string">
            <text:p>WCM_20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reate new node type when name content special characters (#,$,%,&amp;,*..)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en name content special characters (#,$,%,&amp;,*..)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table:style-name="ce262" office:value-type="string">
            <text:p>Show message alert that the name can not contain special character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9" office:value-type="string">
            <text:p>WCM_20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reate new node type has the same name with existing node types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has the same name with existing node types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table:style-name="ce262" office:value-type="string">
            <text:p>Show message alert that node type is existing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9" office:value-type="string">
            <text:p>WCM_20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reate new node type which has some duplicated field label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ich has some duplicated field label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table:style-name="ce262" office:value-type="string">
            <text:p>Fields are inputed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6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ich has some duplicated field label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table:style-name="ce262" office:value-type="string">
            <text:p>Show message alert that node type has some duplicated field label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49" office:value-type="string">
            <text:p>WCM_20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reate new node type which has select box without the default value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ich has select box without the default value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table:style-name="ce262" office:value-type="string">
            <text:p>Fields are inputed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reate new node type which has select box without the default value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hoose Select box item</text:p>
            <text:p>- Click <text:span text:style-name="T10">Save</text:span> button</text:p>
          </table:table-cell>
          <table:table-cell table:style-name="ce262" office:value-type="string">
            <text:p>Show message alert that Select box component has to be set default value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6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9" office:value-type="string">
            <text:p>WCM_20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Reset information of node type 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6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Reset information of node type 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table:style-name="ce262" office:value-type="string">
            <text:p>General and Form builder tabs are blank to ready for creating new node type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6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9" office:value-type="string">
            <text:p>WCM_20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Arrange position of component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5">
          <table:table-cell table:style-name="ce16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Arrange position of component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table:style-name="ce262" office:value-type="string">
            <text:p>Fields are inputed value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Arrange position of component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table:style-name="ce262" office:value-type="string">
            <text:p>Components are rearranged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6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9" office:value-type="string">
            <text:p>WCM_20</text:p>
          </table:table-cell>
          <table:table-cell table:style-name="ce167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Edit information of component 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16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Edit information of component 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table:style-name="ce262" office:value-type="string">
            <text:p>Fields are inputed value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Edit information of component 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table:style-name="ce262" office:value-type="string">
            <text:p>A form appear allow you to edit information of this component, width, height, Default Value, <text:tab/></text:p>
            <text:p>Guidelines for User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6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9" office:value-type="string">
            <text:p>WCM_20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Remove the component</text:p>
          </table:table-cell>
          <table:table-cell table:style-name="ce262" office:value-type="string">
            <text:p>Step 1: Open form to create new node type</text:p>
          </table:table-cell>
          <table:table-cell table:style-name="ce262"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table:style-name="ce262" office:value-type="string">
            <text:p>Form Generator portlet appears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83">
          <table:table-cell table:style-name="ce16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Remove the component</text:p>
          </table:table-cell>
          <table:table-cell table:style-name="ce262" office:value-type="string">
            <text:p>Step 2: Create general information node type</text:p>
          </table:table-cell>
          <table:table-cell table:style-name="ce262"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table:style-name="ce262" office:value-type="string">
            <text:p>Fields are inputed value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Remove the component</text:p>
          </table:table-cell>
          <table:table-cell table:style-name="ce262" office:value-type="string">
            <text:p>Step 3: Create dialog for node type</text:p>
          </table:table-cell>
          <table:table-cell table:style-name="ce262"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table:style-name="ce262" office:value-type="string">
            <text:p>The component is removed</text:p>
          </table:table-cell>
          <table:table-cell table:style-name="ce262"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6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9" office:value-type="string">
            <text:p>WCM_20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heck the displaying of new node type in DMS</text:p>
          </table:table-cell>
          <table:table-cell table:style-name="ce262" office:value-type="string">
            <text:p>Step 1: Create new node type</text:p>
          </table:table-cell>
          <table:table-cell table:style-name="ce262" office:value-type="string">
            <text:p>Create new node type</text:p>
            <text:p>[<text:a xlink:href="#WCM_20_001">detail</text:a>]</text:p>
          </table:table-cell>
          <table:table-cell table:style-name="ce262" office:value-type="string">
            <text:p>Node type is created successfully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84">
          <table:table-cell table:style-name="ce16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heck the displaying of new node type in DMS</text:p>
          </table:table-cell>
          <table:table-cell table:style-name="ce262" office:value-type="string">
            <text:p>Step 2: Check the displaying of new node type in DMS</text:p>
          </table:table-cell>
          <table:table-cell table:style-name="ce262" office:value-type="string">
            <text:p>- Go to <text:span text:style-name="T10">Groups-&gt; Sites </text:span><text:span text:style-name="T10">Administration</text:span></text:p>
            <text:p>- Select <text:span text:style-name="T10">Type of </text:span><text:span text:style-name="T10">Content-&gt; Manage </text:span><text:span text:style-name="T10">Node Type</text:span></text:p>
          </table:table-cell>
          <table:table-cell table:style-name="ce262" office:value-type="string">
            <text:p>You will see node type created in Form Generator is listed. The name of new node type start with exo:fg_n_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6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9" office:value-type="string">
            <text:p>WCM_20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3" office:value-type="string">
            <text:p>WCM\Form Generator</text:p>
          </table:table-cell>
          <table:table-cell table:style-name="ce49" office:value-type="string">
            <text:p>Check the displaying of new node type when create new document</text:p>
          </table:table-cell>
          <table:table-cell table:style-name="ce262" office:value-type="string">
            <text:p>Step 1: Create new node type</text:p>
          </table:table-cell>
          <table:table-cell table:style-name="ce262" office:value-type="string">
            <text:p>Create new node type</text:p>
            <text:p>[<text:a xlink:href="#WCM_20_001">detail</text:a>]</text:p>
          </table:table-cell>
          <table:table-cell table:style-name="ce262" office:value-type="string">
            <text:p>Node type is created successfully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6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WCM_20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3" office:value-type="string">
            <text:p>WCM\Form Generator</text:p>
          </table:table-cell>
          <table:table-cell table:style-name="ce268" office:value-type="string">
            <text:p>Check the displaying of new node type when create new document</text:p>
          </table:table-cell>
          <table:table-cell table:style-name="ce262" office:value-type="string">
            <text:p>Step 2: Check the displaying of new node type when create new document</text:p>
          </table:table-cell>
          <table:table-cell table:style-name="ce262"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table:style-name="ce262" office:value-type="string">
            <text:p>You will see the new node type is listed in list template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6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49" office:value-type="string">
            <text:p>WCM_21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FCC portlet</text:p>
          </table:table-cell>
          <table:table-cell table:style-name="ce49" office:value-type="string">
            <text:p>Create new configuration for Fast Content Creator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for Fast Content Creator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'Select path'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6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for Fast Content Creator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Put value in <text:span text:style-name="T9">Custom </text:span><text:span text:style-name="T9">save button</text:span> field</text:p>
            <text:p>- Put value in <text:span text:style-name="T9">Custom </text:span><text:span text:style-name="T9">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table:style-name="ce262" office:value-type="string">
            <text:p>Fields are inputed value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for Fast Content Creator</text:p>
          </table:table-cell>
          <table:table-cell table:style-name="ce262" office:value-type="string">
            <text:p>Step 4: Eidt action for document</text:p>
          </table:table-cell>
          <table:table-cell table:style-name="ce262"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table:style-name="ce262" office:value-type="string">
            <text:p>Action is added for document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16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for Fast Content Creator</text:p>
          </table:table-cell>
          <table:table-cell table:style-name="ce262" office:value-type="string">
            <text:p>Step 5: Save configuration and open form to create new document</text:p>
          </table:table-cell>
          <table:table-cell table:style-name="ce262" office:value-type="string">
            <text:p>- Click <text:span text:style-name="T9">Save</text:span> button in configuration form</text:p>
            <text:p>- Switch to view mode</text:p>
          </table:table-cell>
          <table:table-cell table:style-name="ce262" office:value-type="string">
            <text:p>Fast Content Creator is configured successfully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60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49" office:value-type="string">
            <text:p>WCM_21</text:p>
          </table:table-cell>
          <table:table-cell table:style-name="ce167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23" office:value-type="string">
            <text:p>WCM\FCC portlet</text:p>
          </table:table-cell>
          <table:table-cell table:style-name="ce93" office:value-type="string">
            <text:p>Check when change the Location to save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heck when change the Location to save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table:style-name="ce262" office:value-type="string">
            <text:p>When document is created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49" office:value-type="string">
            <text:p>WCM_21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23" office:value-type="string">
            <text:p>WCM\FCC portlet</text:p>
          </table:table-cell>
          <table:table-cell table:style-name="ce93" office:value-type="string">
            <text:p>Check when change the template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heck when change the template</text:p>
          </table:table-cell>
          <table:table-cell table:style-name="ce262" office:value-type="string">
            <text:p>Step 2: Change the template of document</text:p>
          </table:table-cell>
          <table:table-cell table:style-name="ce262" office:value-type="string">
            <text:p>- Select <text:span text:style-name="T9">Template</text:span> for document</text:p>
            <text:p>- Click <text:span text:style-name="T9">Save</text:span></text:p>
          </table:table-cell>
          <table:table-cell table:style-name="ce262" office:value-type="string">
            <text:p>New template is changed successful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49" office:value-type="string">
            <text:p>WCM_21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23" office:value-type="string">
            <text:p>WCM\FCC portlet</text:p>
          </table:table-cell>
          <table:table-cell table:style-name="ce93" office:value-type="string">
            <text:p>Check when change the Custom save field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heck when change the Custom save field</text:p>
          </table:table-cell>
          <table:table-cell table:style-name="ce262" office:value-type="string">
            <text:p>Step 2: Change the Custom save button field</text:p>
          </table:table-cell>
          <table:table-cell table:style-name="ce262"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table:style-name="ce262" office:value-type="string">
            <text:p><text:span text:style-name="T9">Custom save button</text:span> is changed successful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49" office:value-type="string">
            <text:p>WCM_21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Create new configuration when Custom save button field is blank 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Custom save button field is blank 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6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Custom save button field is blank 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Leave the <text:s/><text:span text:style-name="T9">Custom </text:span><text:span text:style-name="T9">save button</text:span> field is blank</text:p>
            <text:p>- Click <text:span text:style-name="T9">Save</text:span> button</text:p>
            <text:p/>
            <text:p/>
          </table:table-cell>
          <table:table-cell table:style-name="ce262" office:value-type="string">
            <text:p>Portlet preferences is saved successful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49" office:value-type="string">
            <text:p>WCM_21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23" office:value-type="string">
            <text:p>WCM\FCC portlet</text:p>
          </table:table-cell>
          <table:table-cell table:style-name="ce93" office:value-type="string">
            <text:p>Check when change the Custom save message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/>
          <table:table-cell table:number-columns-repeated="247"/>
        </table:table-row>
        <table:table-row table:style-name="ro15">
          <table:table-cell table:style-name="ce16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heck when change the Custom save message</text:p>
          </table:table-cell>
          <table:table-cell table:style-name="ce262" office:value-type="string">
            <text:p>Step 2: Change the Custom save button field</text:p>
          </table:table-cell>
          <table:table-cell table:style-name="ce262" office:value-type="string">
            <text:p>- Change value in <text:span text:style-name="T9">Custom Save </text:span><text:span text:style-name="T9">message</text:span></text:p>
            <text:p>- Click <text:span text:style-name="T9">Save</text:span></text:p>
          </table:table-cell>
          <table:table-cell table:style-name="ce262" office:value-type="string">
            <text:p><text:span text:style-name="T9">Custom save button</text:span> is changed successful. After creating document, the message is shown</text:p>
          </table:table-cell>
          <table:table-cell table:style-name="ce262"/>
          <table:table-cell table:number-columns-repeated="247"/>
        </table:table-row>
        <table:table-row table:style-name="ro23">
          <table:table-cell table:style-name="ce160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9" office:value-type="string">
            <text:p>WCM_21</text:p>
          </table:table-cell>
          <table:table-cell table:style-name="ce167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Create new configuration when Custom save message field is blank 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Custom save message field is blank 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16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Custom save message field is blank 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Leave the <text:s/><text:span text:style-name="T9">Custom </text:span><text:span text:style-name="T9">save message</text:span> field is blank</text:p>
            <text:p>- Click <text:span text:style-name="T9">Save</text:span> button</text:p>
            <text:p/>
            <text:p/>
          </table:table-cell>
          <table:table-cell table:style-name="ce262" office:value-type="string">
            <text:p>Portlet preferences is saved successful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49" office:value-type="string">
            <text:p>WCM_21</text:p>
          </table:table-cell>
          <table:table-cell table:style-name="ce167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Create new configuration when tick on Redirect check-box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tick on Redirect check-box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6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tick on Redirect check-box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table:style-name="ce262" office:value-type="string">
            <text:p>After creating document, a page with URL in Redirect path appears 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49" office:value-type="string">
            <text:p>WCM_21</text:p>
          </table:table-cell>
          <table:table-cell table:style-name="ce167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Create new configuration when tick on Redirect check-box but Redirect path is blank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tick on Redirect check-box but Redirect path is blank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6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Create new configuration when tick on Redirect check-box but Redirect path is blank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table:style-name="ce262" office:value-type="string">
            <text:p>Show message that you must put value in Redirect path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49" office:value-type="string">
            <text:p>WCM_21</text:p>
          </table:table-cell>
          <table:table-cell table:style-name="ce167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3" office:value-type="string">
            <text:p>WCM\FCC portlet</text:p>
          </table:table-cell>
          <table:table-cell table:style-name="ce93" office:value-type="string">
            <text:p>Create new configuration when there is no action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16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reate new configuration when there is no action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'Select path'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6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reate new configuration when there is no action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table:style-name="ce262" office:value-type="string">
            <text:p>Show message that you must add action 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60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49" office:value-type="string">
            <text:p>WCM_21</text:p>
          </table:table-cell>
          <table:table-cell table:style-name="ce167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Edit action created for document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Edit action created for document</text:p>
          </table:table-cell>
          <table:table-cell table:style-name="ce262" office:value-type="string">
            <text:p>Step 2: Choose location to save</text:p>
          </table:table-cell>
          <table:table-cell table:style-name="ce262" office:value-type="string">
            <text:p>- Click <text:span text:style-name="T9">Select path</text:span> icon to choose the path you want to store document</text:p>
          </table:table-cell>
          <table:table-cell table:style-name="ce262" office:value-type="string">
            <text:p>Fields are inputed value. When document is created successfully, it will be stored in the location you chosen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6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Edit action created for document</text:p>
          </table:table-cell>
          <table:table-cell table:style-name="ce262" office:value-type="string">
            <text:p>Step 3: Choose the template option</text:p>
          </table:table-cell>
          <table:table-cell table:style-name="ce262"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table:style-name="ce262" office:value-type="string">
            <text:p>Fields are inputed value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6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Edit action created for document</text:p>
          </table:table-cell>
          <table:table-cell table:style-name="ce262" office:value-type="string">
            <text:p>Step 4: Add action for document</text:p>
          </table:table-cell>
          <table:table-cell table:style-name="ce262"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table:style-name="ce262" office:value-type="string">
            <text:p>Action is added for document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1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23" office:value-type="string">
            <text:p>WCM\FCC portlet</text:p>
          </table:table-cell>
          <table:table-cell table:style-name="ce268" office:value-type="string">
            <text:p>Edit action created for document</text:p>
          </table:table-cell>
          <table:table-cell table:style-name="ce262" office:value-type="string">
            <text:p>Step 5: Edit action added for document</text:p>
          </table:table-cell>
          <table:table-cell table:style-name="ce262"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table:style-name="ce262" office:value-type="string">
            <text:p>Action is edited successfully</text:p>
          </table:table-cell>
          <table:table-cell table:style-name="ce26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60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49" office:value-type="string">
            <text:p>WCM_21</text:p>
          </table:table-cell>
          <table:table-cell table:style-name="ce167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23" office:value-type="string">
            <text:p>WCM\FCC portlet</text:p>
          </table:table-cell>
          <table:table-cell table:style-name="ce49" office:value-type="string">
            <text:p>Create new document after configuration</text:p>
          </table:table-cell>
          <table:table-cell table:style-name="ce262" office:value-type="string">
            <text:p>Step 1: Open form to create new configuration</text:p>
          </table:table-cell>
          <table:table-cell table:style-name="ce262"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table:style-name="ce262" office:value-type="string">
            <text:p>Form to edit Fast Content Creator appears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reate new document after configuration</text:p>
          </table:table-cell>
          <table:table-cell table:style-name="ce262" office:value-type="string">
            <text:p>Step 2: Configuration for FCC portlet</text:p>
          </table:table-cell>
          <table:table-cell table:style-name="ce262" office:value-type="string">
            <text:p>- Configuration for FCC portlet</text:p>
          </table:table-cell>
          <table:table-cell table:style-name="ce262" office:value-type="string">
            <text:p>Fast Content Creator is configured successfully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6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reate new document after configuration</text:p>
          </table:table-cell>
          <table:table-cell table:style-name="ce262" office:value-type="string">
            <text:p>Step 3: Create document after configuration</text:p>
          </table:table-cell>
          <table:table-cell table:style-name="ce302" office:value-type="string">
            <text:p>- Put value in all required field</text:p>
            <text:p>- Click <text:span text:style-name="T9">Save</text:span> button</text:p>
          </table:table-cell>
          <table:table-cell table:style-name="ce303" office:value-type="string">
            <text:p>Document is created successful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16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9" office:value-type="string">
            <text:p>WCM_21</text:p>
          </table:table-cell>
          <table:table-cell table:style-name="ce167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23" office:value-type="string">
            <text:p>WCM\FCC portlet</text:p>
          </table:table-cell>
          <table:table-cell table:style-name="ce301" office:value-type="string">
            <text:p>Create new document after configuration</text:p>
          </table:table-cell>
          <table:table-cell table:style-name="ce262" office:value-type="string">
            <text:p>Step 4: Check the displaying of document</text:p>
          </table:table-cell>
          <table:table-cell table:style-name="ce302" office:value-type="string">
            <text:p>- Go to <text:span text:style-name="T9">Site Explorer</text:span></text:p>
            <text:p><text:span text:style-name="T4">- Select path that you </text:span><text:span text:style-name="T4">store document</text:span></text:p>
          </table:table-cell>
          <table:table-cell table:style-name="ce303" office:value-type="string">
            <text:p>The document is displayed</text:p>
          </table:table-cell>
          <table:table-cell table:style-name="ce262"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160"/>
          <table:table-cell table:style-name="ce49"/>
          <table:table-cell table:style-name="ce167"/>
          <table:table-cell table:style-name="ce123"/>
          <table:table-cell table:style-name="ce268"/>
          <table:table-cell table:style-name="ce262"/>
          <table:table-cell table:style-name="ce302" table:number-columns-repeated="2"/>
          <table:table-cell table:style-name="ce262"/>
          <table:table-cell table:number-columns-repeated="247"/>
        </table:table-row>
        <table:table-row table:style-name="ro85" table:number-rows-repeated="136">
          <table:table-cell table:style-name="ce296"/>
          <table:table-cell table:style-name="ce262"/>
          <table:table-cell table:style-name="ce296"/>
          <table:table-cell table:style-name="ce262" table:number-columns-repeated="6"/>
          <table:table-cell table:number-columns-repeated="247"/>
        </table:table-row>
        <table:table-row table:style-name="ro85" table:number-rows-repeated="65336">
          <table:table-cell table:number-columns-repeated="256"/>
        </table:table-row>
        <table:table-row table:style-name="ro85">
          <table:table-cell table:number-columns-repeated="256"/>
        </table:table-row>
      </table:table>
      <table:table table:name="Categories" table:style-name="ta3" table:print="false">
        <table:table-column table:style-name="co30" table:default-cell-style-name="ce111"/>
        <table:table-column table:style-name="co59" table:default-cell-style-name="ce111"/>
        <table:table-column table:style-name="co44" table:default-cell-style-name="ce202"/>
        <table:table-column table:style-name="co68" table:default-cell-style-name="ce111"/>
        <table:table-column table:style-name="co69" table:default-cell-style-name="ce111"/>
        <table:table-column table:style-name="co70" table:default-cell-style-name="ce111"/>
        <table:table-column table:style-name="co71" table:default-cell-style-name="ce111"/>
        <table:table-column table:style-name="co49" table:default-cell-style-name="ce111"/>
        <table:table-column table:style-name="co7" table:number-columns-repeated="248" table:default-cell-style-name="ce111"/>
        <table:table-row table:style-name="ro11">
          <table:table-cell table:style-name="ce119"/>
          <table:table-cell table:style-name="ce112" office:value-type="string">
            <text:p>TEST CASES</text:p>
          </table:table-cell>
          <table:table-cell table:style-name="ce259"/>
          <table:table-cell table:style-name="ce112" table:number-columns-repeated="2"/>
          <table:table-cell/>
          <table:table-cell table:style-name="ce117" table:number-columns-repeated="4"/>
          <table:table-cell table:style-name="ce145" office:value-type="string">
            <text:p>Passed</text:p>
          </table:table-cell>
          <table:table-cell table:style-name="ce145" table:formula="of:=COUNTIF([.L$7:.L$1034];[.$K1])" office:value-type="float" office:value="0">
            <text:p>0</text:p>
          </table:table-cell>
          <table:table-cell table:style-name="ce145" table:formula="of:=COUNTIF([.M$7:.M$1034];[.$K1])" office:value-type="float" office:value="0">
            <text:p>0</text:p>
          </table:table-cell>
          <table:table-cell table:style-name="ce145" table:formula="of:=COUNTIF([.N$7:.N$1034];[.$K1])" office:value-type="float" office:value="0">
            <text:p>0</text:p>
          </table:table-cell>
          <table:table-cell table:style-name="ce145" table:formula="of:=COUNTIF([.O$7:.O$1034];[.$K1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16">
          <table:table-cell table:style-name="ce119"/>
          <table:table-cell table:style-name="ce117"/>
          <table:table-cell table:style-name="ce260"/>
          <table:table-cell table:style-name="ce117" table:number-columns-repeated="2"/>
          <table:table-cell/>
          <table:table-cell table:style-name="ce117" table:number-columns-repeated="3"/>
          <table:table-cell table:style-name="ce145"/>
          <table:table-cell table:style-name="ce145" office:value-type="string">
            <text:p>Failed</text:p>
          </table:table-cell>
          <table:table-cell table:style-name="ce145" table:formula="of:=COUNTIF([.L$7:.L$1034];[.$K2])" office:value-type="float" office:value="0">
            <text:p>0</text:p>
          </table:table-cell>
          <table:table-cell table:style-name="ce145" table:formula="of:=COUNTIF([.M$7:.M$1034];[.$K2])" office:value-type="float" office:value="0">
            <text:p>0</text:p>
          </table:table-cell>
          <table:table-cell table:style-name="ce145" table:formula="of:=COUNTIF([.N$7:.N$1034];[.$K2])" office:value-type="float" office:value="0">
            <text:p>0</text:p>
          </table:table-cell>
          <table:table-cell table:style-name="ce145" table:formula="of:=COUNTIF([.O$7:.O$1034];[.$K2])" office:value-type="float" office:value="0">
            <text:p>0</text:p>
          </table:table-cell>
          <table:table-cell table:style-name="ce117"/>
          <table:table-cell table:number-columns-repeated="30"/>
          <table:table-cell table:style-name="ce144" table:number-columns-repeated="208"/>
          <table:table-cell table:number-columns-repeated="2"/>
        </table:table-row>
        <table:table-row table:style-name="ro26">
          <table:table-cell table:style-name="ce119"/>
          <table:table-cell table:style-name="ce257" office:value-type="string">
            <text:p>Functions list</text:p>
          </table:table-cell>
          <table:table-cell table:style-name="ce123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9"/>
          <table:covered-table-cell table:style-name="ce119"/>
          <table:table-cell/>
          <table:table-cell table:style-name="ce134"/>
          <table:table-cell table:style-name="ce137"/>
          <table:table-cell table:style-name="ce141"/>
          <table:table-cell table:style-name="ce145"/>
          <table:table-cell table:style-name="ce145" office:value-type="string">
            <text:p>Blocked</text:p>
          </table:table-cell>
          <table:table-cell table:style-name="ce145" table:formula="of:=COUNTIF([.L$7:.L$1034];[.$K3])" office:value-type="float" office:value="0">
            <text:p>0</text:p>
          </table:table-cell>
          <table:table-cell table:style-name="ce145" table:formula="of:=COUNTIF([.M$7:.M$1034];[.$K3])" office:value-type="float" office:value="0">
            <text:p>0</text:p>
          </table:table-cell>
          <table:table-cell table:style-name="ce145" table:formula="of:=COUNTIF([.N$7:.N$1034];[.$K3])" office:value-type="float" office:value="0">
            <text:p>0</text:p>
          </table:table-cell>
          <table:table-cell table:style-name="ce145" table:formula="of:=COUNTIF([.O$7:.O$1034];[.$K3])" office:value-type="float" office:value="0">
            <text:p>0</text:p>
          </table:table-cell>
          <table:table-cell table:style-name="ce137"/>
          <table:table-cell table:style-name="ce277"/>
          <table:table-cell table:style-name="ce278" table:number-columns-repeated="5"/>
          <table:table-cell table:number-columns-repeated="2"/>
          <table:table-cell table:style-name="ce277"/>
          <table:table-cell table:style-name="ce278" table:number-columns-repeated="6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1">
          <table:table-cell table:style-name="ce119"/>
          <table:table-cell table:style-name="ce257" office:value-type="string">
            <text:p>Total Main Cases</text:p>
          </table:table-cell>
          <table:table-cell table:style-name="ce118" table:formula="of:=MAX([.A7:.A6489])" office:value-type="float" office:value="29" table:number-columns-spanned="3" table:number-rows-spanned="1">
            <text:p>29</text:p>
          </table:table-cell>
          <table:covered-table-cell table:style-name="ce118"/>
          <table:covered-table-cell table:style-name="ce118"/>
          <table:table-cell/>
          <table:table-cell table:style-name="ce134"/>
          <table:table-cell table:style-name="ce137"/>
          <table:table-cell table:style-name="ce142"/>
          <table:table-cell table:style-name="ce145"/>
          <table:table-cell table:style-name="ce146" office:value-type="string">
            <text:p>Untested</text:p>
          </table:table-cell>
          <table:table-cell table:style-name="ce145" table:formula="of:=COUNTIF([.L$7:.L$1034];[.$K4])" office:value-type="float" office:value="0">
            <text:p>0</text:p>
          </table:table-cell>
          <table:table-cell table:style-name="ce145" table:formula="of:=COUNTIF([.M$7:.M$1034];[.$K4])" office:value-type="float" office:value="0">
            <text:p>0</text:p>
          </table:table-cell>
          <table:table-cell table:style-name="ce145" table:formula="of:=COUNTIF([.N$7:.N$1034];[.$K4])" office:value-type="float" office:value="0">
            <text:p>0</text:p>
          </table:table-cell>
          <table:table-cell table:style-name="ce145" table:formula="of:=COUNTIF([.O$7:.O$1034];[.$K4])" office:value-type="float" office:value="0">
            <text:p>0</text:p>
          </table:table-cell>
          <table:table-cell table:style-name="ce137"/>
          <table:table-cell table:style-name="ce277" table:number-columns-repeated="6"/>
          <table:table-cell table:number-columns-repeated="2"/>
          <table:table-cell table:style-name="ce277" table:number-columns-repeated="7"/>
          <table:table-cell table:number-columns-repeated="15"/>
          <table:table-cell table:style-name="ce144" table:number-columns-repeated="208"/>
          <table:table-cell table:number-columns-repeated="2"/>
        </table:table-row>
        <table:table-row table:style-name="ro16">
          <table:table-cell table:style-name="ce119"/>
          <table:table-cell table:style-name="ce258"/>
          <table:table-cell table:number-columns-repeated="7"/>
          <table:table-cell table:style-name="ce146"/>
          <table:table-cell table:style-name="Default" office:value-type="string">
            <text:p>N/A</text:p>
          </table:table-cell>
          <table:table-cell table:style-name="ce145" table:formula="of:=COUNTIF([.L$7:.L$1034];[.$K5])" office:value-type="float" office:value="0">
            <text:p>0</text:p>
          </table:table-cell>
          <table:table-cell table:style-name="ce145" table:formula="of:=COUNTIF([.M$7:.M$1034];[.$K5])" office:value-type="float" office:value="0">
            <text:p>0</text:p>
          </table:table-cell>
          <table:table-cell table:style-name="ce145" table:formula="of:=COUNTIF([.N$7:.N$1034];[.$K5])" office:value-type="float" office:value="0">
            <text:p>0</text:p>
          </table:table-cell>
          <table:table-cell table:style-name="ce145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158" office:value-type="string">
            <text:p>Case No</text:p>
          </table:table-cell>
          <table:table-cell table:style-name="ce158" office:value-type="string">
            <text:p>Related function</text:p>
          </table:table-cell>
          <table:table-cell table:style-name="ce158" office:value-type="string">
            <text:p>Case ID</text:p>
          </table:table-cell>
          <table:table-cell table:style-name="ce158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58" office:value-type="string">
            <text:p>Step Description</text:p>
          </table:table-cell>
          <table:table-cell table:style-name="ce158" office:value-type="string">
            <text:p>Steps to produce</text:p>
          </table:table-cell>
          <table:table-cell table:style-name="ce158" office:value-type="string">
            <text:p>Expected Output</text:p>
          </table:table-cell>
          <table:table-cell table:style-name="ce180" office:value-type="string">
            <text:p>Priority</text:p>
          </table:table-cell>
          <table:table-cell table:style-name="ce158" office:value-type="string">
            <text:p>Affect</text:p>
          </table:table-cell>
          <table:table-cell table:style-name="ce158" table:number-columns-repeated="8"/>
          <table:table-cell table:style-name="ce198" table:number-columns-repeated="4"/>
          <table:table-cell table:style-name="ce201" table:number-columns-repeated="11"/>
          <table:table-cell table:style-name="ce202" table:number-columns-repeated="13"/>
          <table:table-cell table:style-name="ce203" table:number-columns-repeated="208"/>
          <table:table-cell table:style-name="ce202" table:number-columns-repeated="2"/>
        </table:table-row>
        <table:table-row table:style-name="ro19">
          <table:table-cell table:style-name="ce295" office:value-type="float" office:value="1">
            <text:p>001</text:p>
          </table:table-cell>
          <table:table-cell table:style-name="ce49" office:value-type="string">
            <text:p>WCM_22</text:p>
          </table:table-cell>
          <table:table-cell table:style-name="ce297" office:value-type="float" office:value="1">
            <text:p>001</text:p>
          </table:table-cell>
          <table:table-cell table:style-name="ce39" office:value-type="string">
            <text:p>WCM\Categories\Category Navigation</text:p>
          </table:table-cell>
          <table:table-cell table:style-name="ce49" office:value-type="string">
            <text:p>Check the displaying of categories</text:p>
          </table:table-cell>
          <table:table-cell table:style-name="ce262" office:value-type="string">
            <text:p>Step 1: Open form to create category</text:p>
          </table:table-cell>
          <table:table-cell table:style-name="ce262"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21">Go to </text:span><text:span text:style-name="T10">Ontologies-&gt; </text:span><text:span text:style-name="T10">Manage Taxonomy </text:span><text:span text:style-name="T10">Tree</text:span></text:p>
            <text:p><text:span text:style-name="T21">- Click Edit icon on </text:span><text:span text:style-name="T21">Acme taxonomy </text:span></text:p>
          </table:table-cell>
          <table:table-cell table:style-name="ce262" office:value-type="string">
            <text:p>Edit Taxonomy form appears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office:value-type="string">
            <text:p>WCM\Categories\Category Navigation</text:p>
          </table:table-cell>
          <table:table-cell table:style-name="ce268" office:value-type="string">
            <text:p>Check the displaying of categories</text:p>
          </table:table-cell>
          <table:table-cell table:style-name="ce262" office:value-type="string">
            <text:p>Step 2: Add category in taxonomy tree</text:p>
          </table:table-cell>
          <table:table-cell table:style-name="ce262" office:value-type="string">
            <text:p>- Select path to create new category</text:p>
            <text:p>- Click on Add icon</text:p>
            <text:p>- Put category name in <text:span text:style-name="T10">Taxonomy name</text:span> field</text:p>
            <text:p>- Click <text:span text:style-name="T10">Save</text:span> button</text:p>
          </table:table-cell>
          <table:table-cell table:style-name="ce262" office:value-type="string">
            <text:p>New category is created in selected taxonomy tre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3" office:value-type="string">
            <text:p>WCM\Categories\Category Navigation</text:p>
          </table:table-cell>
          <table:table-cell table:style-name="ce268" office:value-type="string">
            <text:p>Check the displaying of categories</text:p>
          </table:table-cell>
          <table:table-cell table:style-name="ce262" office:value-type="string">
            <text:p>Step 3: Check the displaying of new category </text:p>
          </table:table-cell>
          <table:table-cell table:style-name="ce262" office:value-type="string">
            <text:p>- Select <text:span text:style-name="T10">Sites/Acme/News</text:span></text:p>
            <text:p>- Select path that created category at step 2</text:p>
          </table:table-cell>
          <table:table-cell table:style-name="ce262" office:value-type="string">
            <text:p>New category is displayed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68" office:value-type="string">
            <text:p>WCM_22</text:p>
          </table:table-cell>
          <table:table-cell table:style-name="ce16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office:value-type="string">
            <text:p>WCM\Categories\Category Navigation</text:p>
          </table:table-cell>
          <table:table-cell table:style-name="ce49" office:value-type="string">
            <text:p>Check change the category's title</text:p>
          </table:table-cell>
          <table:table-cell table:style-name="ce262" office:value-type="string">
            <text:p>Step 1: Open form to config Category Navigation portlet</text:p>
          </table:table-cell>
          <table:table-cell table:style-name="ce262"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table:style-name="ce262" office:value-type="string">
            <text:p>Form to config Category Navigation porlet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5">
          <table:table-cell table:style-name="ce16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3" office:value-type="string">
            <text:p>WCM\Categories\Category Navigation</text:p>
          </table:table-cell>
          <table:table-cell table:style-name="ce301" office:value-type="string">
            <text:p>Check change the category's title</text:p>
          </table:table-cell>
          <table:table-cell table:style-name="ce262" office:value-type="string">
            <text:p>Step 2: Check change the </text:p>
          </table:table-cell>
          <table:table-cell table:style-name="ce262" office:value-type="string">
            <text:p>- In form to config, change the title</text:p>
            <text:p>- Click <text:span text:style-name="T9">Save</text:span></text:p>
            <text:p>- Go to <text:span text:style-name="T10">News </text:span><text:span text:style-name="T21">page</text:span> again</text:p>
            <text:p/>
          </table:table-cell>
          <table:table-cell table:style-name="ce262" office:value-type="string">
            <text:p>The title is chang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268" office:value-type="string">
            <text:p>WCM_22</text:p>
          </table:table-cell>
          <table:table-cell table:style-name="ce16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3" office:value-type="string">
            <text:p>WCM\Categories\Category Navigation</text:p>
          </table:table-cell>
          <table:table-cell table:style-name="ce49" office:value-type="string">
            <text:p>Check the displaying of categories when change the taxonomy tree </text:p>
          </table:table-cell>
          <table:table-cell table:style-name="ce262" office:value-type="string">
            <text:p>Step 1: Open form to config Category Navigation portlet</text:p>
          </table:table-cell>
          <table:table-cell table:style-name="ce262"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table:style-name="ce262" office:value-type="string">
            <text:p>Form to config Category Navigation porlet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3" office:value-type="string">
            <text:p>WCM\Categories\Category Navigation</text:p>
          </table:table-cell>
          <table:table-cell table:style-name="ce268" office:value-type="string">
            <text:p>Check the displaying of categories when change the taxonomy tree </text:p>
          </table:table-cell>
          <table:table-cell table:style-name="ce262" office:value-type="string">
            <text:p>Step 2: Check categories when change the taxonomy tree</text:p>
          </table:table-cell>
          <table:table-cell table:style-name="ce262" office:value-type="string">
            <text:p>- In form to config, change the Tree name in Edit mode tab</text:p>
            <text:p>- Go to <text:span text:style-name="T10">News </text:span><text:span text:style-name="T21">page</text:span> again</text:p>
          </table:table-cell>
          <table:table-cell table:style-name="ce262" office:value-type="string">
            <text:p>All categories corresponding with taxonomy are list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68" office:value-type="string">
            <text:p>WCM_22</text:p>
          </table:table-cell>
          <table:table-cell table:style-name="ce167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3" office:value-type="string">
            <text:p>WCM\Categories\Category Navigation</text:p>
          </table:table-cell>
          <table:table-cell table:style-name="ce93" office:value-type="string">
            <text:p>Check the displaying when change the Tree Viewer template</text:p>
          </table:table-cell>
          <table:table-cell table:style-name="ce262" office:value-type="string">
            <text:p>Step 1: Open form to config Category Navigation portlet</text:p>
          </table:table-cell>
          <table:table-cell table:style-name="ce262"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table:style-name="ce262" office:value-type="string">
            <text:p>Form to config Category Navigation porlet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5">
          <table:table-cell table:style-name="ce16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3" office:value-type="string">
            <text:p>WCM\Categories\Category Navigation</text:p>
          </table:table-cell>
          <table:table-cell table:style-name="ce301" office:value-type="string">
            <text:p>Check the displaying when change the Tree Viewer template</text:p>
          </table:table-cell>
          <table:table-cell table:style-name="ce262" office:value-type="string">
            <text:p>Step 2: Check categories when change the taxonomy tree</text:p>
          </table:table-cell>
          <table:table-cell table:style-name="ce262" office:value-type="string">
            <text:p>- In form to config, change the Tree Viewer Template</text:p>
            <text:p>- Click <text:span text:style-name="T9">Save</text:span></text:p>
            <text:p>- Go to <text:span text:style-name="T10">News </text:span><text:span text:style-name="T21">page</text:span> again</text:p>
          </table:table-cell>
          <table:table-cell table:style-name="ce262" office:value-type="string">
            <text:p>Viewer template is chang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268" office:value-type="string">
            <text:p>WCM_22</text:p>
          </table:table-cell>
          <table:table-cell table:style-name="ce167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3" office:value-type="string">
            <text:p>WCM\Categories\Category Navigation</text:p>
          </table:table-cell>
          <table:table-cell table:style-name="ce49" office:value-type="string">
            <text:p>Check the displaying of document/web content when change target path</text:p>
          </table:table-cell>
          <table:table-cell table:style-name="ce262" office:value-type="string">
            <text:p>Step 1: Open form to config Category Navigation portlet</text:p>
          </table:table-cell>
          <table:table-cell table:style-name="ce262"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table:style-name="ce262" office:value-type="string">
            <text:p>Form to config Category Navigation porlet appear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68" office:value-type="string">
            <text:p>WCM_22</text:p>
          </table:table-cell>
          <table:table-cell table:style-name="ce167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3" office:value-type="string">
            <text:p>WCM\Categories\Category Navigation</text:p>
          </table:table-cell>
          <table:table-cell table:style-name="ce268" office:value-type="string">
            <text:p>Check the displaying of document/web content when change target path</text:p>
          </table:table-cell>
          <table:table-cell table:style-name="ce262" office:value-type="string">
            <text:p>Step 2: Check categories when change the target path</text:p>
          </table:table-cell>
          <table:table-cell table:style-name="ce262" office:value-type="string">
            <text:p>- In form to config Category Navigation portlet, change Target path (e.g: Overview)</text:p>
            <text:p>- Go to <text:span text:style-name="T10">Category </text:span><text:span text:style-name="T10">Navigation </text:span><text:span text:style-name="T21">in News </text:span><text:span text:style-name="T21">page</text:span> again, then click any category </text:p>
          </table:table-cell>
          <table:table-cell table:style-name="ce262" office:value-type="string">
            <text:p>Return the new page which has been selected in Target path. 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9" office:value-type="string">
            <text:p>WCM_23</text:p>
          </table:table-cell>
          <table:table-cell table:style-name="ce167" office:value-type="float" office:value="1">
            <text:p>001</text:p>
          </table:table-cell>
          <table:table-cell table:style-name="ce39" office:value-type="string">
            <text:p>WCM\Categories\PCLV</text:p>
          </table:table-cell>
          <table:table-cell table:style-name="ce49" office:value-type="string">
            <text:p>Check the displaying of document/web content in Parameterized Content List Viewer</text:p>
          </table:table-cell>
          <table:table-cell table:style-name="ce262" office:value-type="string">
            <text:p>Step 1: Open form to create document</text:p>
          </table:table-cell>
          <table:table-cell table:style-name="ce262"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62" office:value-type="string">
            <text:p>Form to create new document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5">
          <table:table-cell table:style-name="ce16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heck the displaying of document/web content in Parameterized Content List Viewer</text:p>
          </table:table-cell>
          <table:table-cell table:style-name="ce262" office:value-type="string">
            <text:p>Step 2: Create new document</text:p>
          </table:table-cell>
          <table:table-cell table:style-name="ce262" office:value-type="string">
            <text:p>- Select template to create document</text:p>
            <text:p>- Put value in required fields</text:p>
            <text:p>- Click Save button</text:p>
          </table:table-cell>
          <table:table-cell table:style-name="ce262" office:value-type="string">
            <text:p>New document is created successfully. Document is displayed as a symlink node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heck the displaying of document/web content in Parameterized Content List Viewer</text:p>
          </table:table-cell>
          <table:table-cell table:style-name="ce262" office:value-type="string">
            <text:p>Step 3: Config Category Navigation </text:p>
          </table:table-cell>
          <table:table-cell table:style-name="ce262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table:style-name="ce262" office:value-type="string">
            <text:p>Category navigation portlet in News page is configed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86">
          <table:table-cell table:style-name="ce16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heck the displaying of document/web content in Parameterized Content List Viewer</text:p>
          </table:table-cell>
          <table:table-cell table:style-name="ce262" office:value-type="string">
            <text:p>Step 4: Config Parameterized Content List Viewer (PCLV) portlet</text:p>
          </table:table-cell>
          <table:table-cell table:style-name="ce262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262" office:value-type="string">
            <text:p>PCLV portlet in News page is configed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heck the displaying of document/web content in Parameterized Content List Viewer</text:p>
          </table:table-cell>
          <table:table-cell table:style-name="ce262" office:value-type="string">
            <text:p>Step 5: Check the displaying of document/web content in PCLV</text:p>
          </table:table-cell>
          <table:table-cell table:style-name="ce262" office:value-type="string">
            <text:p>- Select <text:span text:style-name="T10">Sites/Acme/News </text:span></text:p>
            <text:p>- Select category contains document/web content at step 2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268" office:value-type="string">
            <text:p>WCM_23</text:p>
          </table:table-cell>
          <table:table-cell table:style-name="ce167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table:style-name="ce262" office:value-type="string">
            <text:p>Step 1: Open form to create document</text:p>
          </table:table-cell>
          <table:table-cell table:style-name="ce262"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table:style-name="ce262" office:value-type="string">
            <text:p>Form to create new document appears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the displaying of document/web content when user does not have permission to view</text:p>
          </table:table-cell>
          <table:table-cell table:style-name="ce262" office:value-type="string">
            <text:p>Step 2: Create new document</text:p>
          </table:table-cell>
          <table:table-cell table:style-name="ce262"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table:style-name="ce262" office:value-type="string">
            <text:p>New document is created successfully. Document is displayed as a symlink node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the displaying of document/web content when user does not have permission to view</text:p>
          </table:table-cell>
          <table:table-cell table:style-name="ce262" office:value-type="string">
            <text:p>Step 3: Config Category Navigation </text:p>
          </table:table-cell>
          <table:table-cell table:style-name="ce262"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table:style-name="ce262" office:value-type="string">
            <text:p>Category navigation portlet in News page is configed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21">
          <table:table-cell table:style-name="ce16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the displaying of document/web content when user does not have permission to view</text:p>
          </table:table-cell>
          <table:table-cell table:style-name="ce262" office:value-type="string">
            <text:p>Step 4: Config Parameterized Content List Viewer (PCLV) portlet</text:p>
          </table:table-cell>
          <table:table-cell table:style-name="ce262"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table:style-name="ce262" office:value-type="string">
            <text:p>PCLV portlet in News page is configed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the displaying of document/web content when user does not have permission to view</text:p>
          </table:table-cell>
          <table:table-cell table:style-name="ce262" office:value-type="string">
            <text:p>Step 5: Check the displaying of document/web content in PCLV</text:p>
          </table:table-cell>
          <table:table-cell table:style-name="ce262"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table:style-name="ce262" office:value-type="string">
            <text:p>All document/ web content is displayed in PCLV following <text:s/>edit mode or live mode except document created at step 2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268" office:value-type="string">
            <text:p>WCM_23</text:p>
          </table:table-cell>
          <table:table-cell table:style-name="ce167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View content of document/web content in Parameterized Content List Viewer</text:p>
          </table:table-cell>
          <table:table-cell table:style-name="ce262" office:value-type="string">
            <text:p>Step 1: Check the displaying of document/web content in PCLV</text:p>
          </table:table-cell>
          <table:table-cell table:style-name="ce262" office:value-type="string">
            <text:p>Execute test case <text:a xlink:href="#WCM_23_001">WCM_23_001</text:a>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5">
          <table:table-cell table:style-name="ce16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View content of document/web content in Parameterized Content List Viewer</text:p>
          </table:table-cell>
          <table:table-cell table:style-name="ce262" office:value-type="string">
            <text:p>Step 2: View content of document</text:p>
          </table:table-cell>
          <table:table-cell table:style-name="ce262" office:value-type="string">
            <text:p>Click on the title or click on illustration of document/web content you want to view content</text:p>
          </table:table-cell>
          <table:table-cell table:style-name="ce262" office:value-type="string">
            <text:p>Content of document/ web is displayed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268" office:value-type="string">
            <text:p>WCM_23</text:p>
          </table:table-cell>
          <table:table-cell table:style-name="ce167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Back to PCLV after viewing content of document/web content</text:p>
          </table:table-cell>
          <table:table-cell table:style-name="ce262" office:value-type="string">
            <text:p>Step 1: Check the displaying of document/web content in PCLV</text:p>
          </table:table-cell>
          <table:table-cell table:style-name="ce262" office:value-type="string">
            <text:p>Execute test case <text:a xlink:href="#WCM_23_001">WCM_23_001</text:a>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Back to PCLV after viewing content of document/web content</text:p>
          </table:table-cell>
          <table:table-cell table:style-name="ce262" office:value-type="string">
            <text:p>Step 2: View content of document</text:p>
          </table:table-cell>
          <table:table-cell table:style-name="ce262" office:value-type="string">
            <text:p>Click on the title or click on illustration of document/web content you want to view content</text:p>
          </table:table-cell>
          <table:table-cell table:style-name="ce262" office:value-type="string">
            <text:p>Content of document/ web is display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Back to PCLV after viewing content of document/web content</text:p>
          </table:table-cell>
          <table:table-cell table:style-name="ce262" office:value-type="string">
            <text:p>Step 3: Back to PCLV portlet after viewing content</text:p>
          </table:table-cell>
          <table:table-cell table:style-name="ce262" office:value-type="string">
            <text:p>Click on <text:span text:style-name="T9">Back</text:span> icon</text:p>
          </table:table-cell>
          <table:table-cell table:style-name="ce262" office:value-type="string">
            <text:p><text:span text:style-name="T9">News</text:span> page is displayed 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268" office:value-type="string">
            <text:p>WCM_23</text:p>
          </table:table-cell>
          <table:table-cell table:style-name="ce167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Print content of document/web content</text:p>
          </table:table-cell>
          <table:table-cell table:style-name="ce262" office:value-type="string">
            <text:p>Step 1: Check the displaying of document/web content in PCLV</text:p>
          </table:table-cell>
          <table:table-cell table:style-name="ce262" office:value-type="string">
            <text:p>Execute test case <text:a xlink:href="#WCM_23_001">WCM_23_001</text:a>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Print content of document/web content</text:p>
          </table:table-cell>
          <table:table-cell table:style-name="ce262" office:value-type="string">
            <text:p>Step 2: View content of document</text:p>
          </table:table-cell>
          <table:table-cell table:style-name="ce262" office:value-type="string">
            <text:p>Click on the title or click on illustration of document/web content you want to view content</text:p>
          </table:table-cell>
          <table:table-cell table:style-name="ce262" office:value-type="string">
            <text:p>Content of document/ web is display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Print content of document/web content</text:p>
          </table:table-cell>
          <table:table-cell table:style-name="ce262" office:value-type="string">
            <text:p>Step 3: Show form to print content</text:p>
          </table:table-cell>
          <table:table-cell table:style-name="ce262" office:value-type="string">
            <text:p>Click on <text:span text:style-name="T9">Print</text:span> icon</text:p>
          </table:table-cell>
          <table:table-cell table:style-name="ce262" office:value-type="string">
            <text:p>Show form to do print content of document/web conten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Print content of document/web content</text:p>
          </table:table-cell>
          <table:table-cell table:style-name="ce262" office:value-type="string">
            <text:p>Step 4: Print content</text:p>
          </table:table-cell>
          <table:table-cell table:style-name="ce262" office:value-type="string">
            <text:p>- Click on <text:span text:style-name="T9">Print</text:span> icon</text:p>
            <text:p>- Do actions to print</text:p>
          </table:table-cell>
          <table:table-cell table:style-name="ce262" office:value-type="string">
            <text:p>Content of document/web content is print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268" office:value-type="string">
            <text:p>WCM_23</text:p>
          </table:table-cell>
          <table:table-cell table:style-name="ce167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lose form to print content</text:p>
          </table:table-cell>
          <table:table-cell table:style-name="ce262" office:value-type="string">
            <text:p>Step 1: Check the displaying of document/web content in PCLV</text:p>
          </table:table-cell>
          <table:table-cell table:style-name="ce262" office:value-type="string">
            <text:p>Execute test case <text:a xlink:href="#WCM_23_001">WCM_23_001</text:a>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lose form to print content</text:p>
          </table:table-cell>
          <table:table-cell table:style-name="ce262" office:value-type="string">
            <text:p>Step 2: View content of document</text:p>
          </table:table-cell>
          <table:table-cell table:style-name="ce262" office:value-type="string">
            <text:p>Click on the title or click on illustration of document/web content you want to view content</text:p>
          </table:table-cell>
          <table:table-cell table:style-name="ce262" office:value-type="string">
            <text:p>Content of document/ web is display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lose form to print content</text:p>
          </table:table-cell>
          <table:table-cell table:style-name="ce262" office:value-type="string">
            <text:p>Step 3: Show form to print content</text:p>
          </table:table-cell>
          <table:table-cell table:style-name="ce262" office:value-type="string">
            <text:p>Click on <text:span text:style-name="T9">Print</text:span> icon</text:p>
          </table:table-cell>
          <table:table-cell table:style-name="ce262" office:value-type="string">
            <text:p>Show form to do print content of document/web conten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lose form to print content</text:p>
          </table:table-cell>
          <table:table-cell table:style-name="ce262" office:value-type="string">
            <text:p>Step 4: Close form to print content</text:p>
          </table:table-cell>
          <table:table-cell table:style-name="ce262" office:value-type="string">
            <text:p>- Click on <text:span text:style-name="T9">Close</text:span> icon</text:p>
            <text:p/>
          </table:table-cell>
          <table:table-cell table:style-name="ce262" office:value-type="string">
            <text:p>Back to form displaying content of document/web conten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268" office:value-type="string">
            <text:p>WCM_23</text:p>
          </table:table-cell>
          <table:table-cell table:style-name="ce167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Download uploaded file</text:p>
          </table:table-cell>
          <table:table-cell table:style-name="ce262" office:value-type="string">
            <text:p>Step 1: Check the displaying of document/web content in PCLV</text:p>
          </table:table-cell>
          <table:table-cell table:style-name="ce262" office:value-type="string">
            <text:p>Execute test case <text:a xlink:href="#WCM_23_001">WCM_23_001</text:a> (with upload file)</text:p>
          </table:table-cell>
          <table:table-cell table:style-name="ce262" office:value-type="string">
            <text:p>Document/ web content is displayed in PCLV following <text:s/>edit mode or live mode (display draft content in edit mode and published content in Live mode)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Download uploaded file</text:p>
          </table:table-cell>
          <table:table-cell table:style-name="ce262" office:value-type="string">
            <text:p>Step 2: View content of document</text:p>
          </table:table-cell>
          <table:table-cell table:style-name="ce262" office:value-type="string">
            <text:p>Click on the title or click on illustration of uploaded file you want to view content</text:p>
          </table:table-cell>
          <table:table-cell table:style-name="ce262" office:value-type="string">
            <text:p>Content of uploaded file is display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Download uploaded file</text:p>
          </table:table-cell>
          <table:table-cell table:style-name="ce262" office:value-type="string">
            <text:p>Step 3: Download uploaded file</text:p>
          </table:table-cell>
          <table:table-cell table:style-name="ce262" office:value-type="string">
            <text:p>Click on <text:span text:style-name="T9">Download </text:span><text:span text:style-name="T9">this file</text:span> icon</text:p>
          </table:table-cell>
          <table:table-cell table:style-name="ce262" office:value-type="string">
            <text:p>Form to download this file is display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268" office:value-type="string">
            <text:p>WCM_23</text:p>
          </table:table-cell>
          <table:table-cell table:style-name="ce167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hange the order of document in PCLV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hange the order of document in PCLV</text:p>
          </table:table-cell>
          <table:table-cell table:style-name="ce262" office:value-type="string">
            <text:p>Step 2: Change order of document</text:p>
          </table:table-cell>
          <table:table-cell table:style-name="ce262" office:value-type="string">
            <text:p>- Select Order by</text:p>
            <text:p>- Select Descendant or Ascendant</text:p>
            <text:p>- Click Save button</text:p>
          </table:table-cell>
          <table:table-cell table:style-name="ce262" office:value-type="string">
            <text:p>Documents are listed in descendant or ascendant</text:p>
          </table:table-cell>
          <table:table-cell table:style-name="ce262" office:value-type="string">
            <text:p>High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268" office:value-type="string">
            <text:p>WCM_23</text:p>
          </table:table-cell>
          <table:table-cell table:style-name="ce167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heck when change the header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5">
          <table:table-cell table:style-name="ce16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when change the header</text:p>
          </table:table-cell>
          <table:table-cell table:style-name="ce262" office:value-type="string">
            <text:p>Step 2: Check when change the header</text:p>
          </table:table-cell>
          <table:table-cell table:style-name="ce262" office:value-type="string">
            <text:p>- Change the header</text:p>
            <text:p>- Click Save button</text:p>
          </table:table-cell>
          <table:table-cell table:style-name="ce262" office:value-type="string">
            <text:p>The header is changed successful. New header is displayed in the top of PCLV portle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268" office:value-type="string">
            <text:p>WCM_23</text:p>
          </table:table-cell>
          <table:table-cell table:style-name="ce167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heck when the header is blank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when the header is blank</text:p>
          </table:table-cell>
          <table:table-cell table:style-name="ce262" office:value-type="string">
            <text:p>Step 2: Check when change the header</text:p>
          </table:table-cell>
          <table:table-cell table:style-name="ce262" office:value-type="string">
            <text:p>- Leave the header is blank</text:p>
            <text:p>- Click Save button</text:p>
          </table:table-cell>
          <table:table-cell table:style-name="ce262" office:value-type="string">
            <text:p>The header <text:s/>is not displayed in the top of PCLV portle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268" office:value-type="string">
            <text:p>WCM_23</text:p>
          </table:table-cell>
          <table:table-cell table:style-name="ce167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heck when change the viewer template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when change the viewer template</text:p>
          </table:table-cell>
          <table:table-cell table:style-name="ce262" office:value-type="string">
            <text:p>Step 2: Check when change the viewer template</text:p>
          </table:table-cell>
          <table:table-cell table:style-name="ce262" office:value-type="string">
            <text:p>- Change Viewer template</text:p>
            <text:p>- Click <text:span text:style-name="T9">Save</text:span> button</text:p>
          </table:table-cell>
          <table:table-cell table:style-name="ce262" office:value-type="string">
            <text:p>The PCLV portlet is displayed depend on the viewer template you choos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268" office:value-type="string">
            <text:p>WCM_23</text:p>
          </table:table-cell>
          <table:table-cell table:style-name="ce167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23" office:value-type="string">
            <text:p>WCM\Categories\PCLV</text:p>
          </table:table-cell>
          <table:table-cell table:style-name="ce93" office:value-type="string">
            <text:p>Check when change the taxonomy tree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23" office:value-type="string">
            <text:p>WCM\Categories\PCLV</text:p>
          </table:table-cell>
          <table:table-cell table:style-name="ce301" office:value-type="string">
            <text:p>Check when change the taxonomy tree</text:p>
          </table:table-cell>
          <table:table-cell table:style-name="ce262" office:value-type="string">
            <text:p>Step 2: Check when change the taxonomy tree</text:p>
          </table:table-cell>
          <table:table-cell table:style-name="ce262" office:value-type="string">
            <text:p>- Change taxonomy tree</text:p>
            <text:p>- Click <text:span text:style-name="T9">Save</text:span> button</text:p>
          </table:table-cell>
          <table:table-cell table:style-name="ce262" office:value-type="string">
            <text:p>Documents/ web contents are displayed in PCLV depend on the taxonomy tree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268" office:value-type="string">
            <text:p>WCM_23</text:p>
          </table:table-cell>
          <table:table-cell table:style-name="ce167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Item per page field is blank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Item per page field is blank</text:p>
          </table:table-cell>
          <table:table-cell table:style-name="ce262" office:value-type="string">
            <text:p>Step 2: Leave Item per page blank</text:p>
          </table:table-cell>
          <table:table-cell table:style-name="ce262" office:value-type="string">
            <text:p>- Leave Item per page is blank</text:p>
            <text:p>- Click Save button</text:p>
          </table:table-cell>
          <table:table-cell table:style-name="ce262" office:value-type="string">
            <text:p>Show message alert that you must put value in Number per page fiel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268" office:value-type="string">
            <text:p>WCM_23</text:p>
          </table:table-cell>
          <table:table-cell table:style-name="ce167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put invalid value in Item per page field 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put invalid value in Item per page field </text:p>
          </table:table-cell>
          <table:table-cell table:style-name="ce262" office:value-type="string">
            <text:p>Step 2: Put invalid value in Item per page field</text:p>
          </table:table-cell>
          <table:table-cell table:style-name="ce262" office:value-type="string">
            <text:p>- Put string in Item per page field</text:p>
            <text:p>- Click Save button</text:p>
          </table:table-cell>
          <table:table-cell table:style-name="ce262" office:value-type="string">
            <text:p>Show message alert that you must put the numbe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268" office:value-type="string">
            <text:p>WCM_23</text:p>
          </table:table-cell>
          <table:table-cell table:style-name="ce167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title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title check-box</text:p>
          </table:table-cell>
          <table:table-cell table:style-name="ce262" office:value-type="string">
            <text:p>Step 2: Check/uncheck in Show title check-box</text:p>
          </table:table-cell>
          <table:table-cell table:style-name="ce262" office:value-type="string">
            <text:p>- Check or uncheck in Show title check-box</text:p>
            <text:p>- Click Save button</text:p>
          </table:table-cell>
          <table:table-cell table:style-name="ce262" office:value-type="string">
            <text:p>The title of document is shown or not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268" office:value-type="string">
            <text:p>WCM_23</text:p>
          </table:table-cell>
          <table:table-cell table:style-name="ce167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header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header check-box</text:p>
          </table:table-cell>
          <table:table-cell table:style-name="ce262" office:value-type="string">
            <text:p>Step 2: Check/uncheck in Show header check-box</text:p>
          </table:table-cell>
          <table:table-cell table:style-name="ce262" office:value-type="string">
            <text:p>- Check or uncheck in Show header check-box</text:p>
            <text:p>- Click Save button</text:p>
          </table:table-cell>
          <table:table-cell table:style-name="ce262" office:value-type="string">
            <text:p>The header of PCLV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268" office:value-type="string">
            <text:p>WCM_23</text:p>
          </table:table-cell>
          <table:table-cell table:style-name="ce167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<text:s/>Refresh button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<text:s/>Refresh button check-box</text:p>
          </table:table-cell>
          <table:table-cell table:style-name="ce262" office:value-type="string">
            <text:p>Step 2: Check/uncheck in Show Refresh button check-box</text:p>
          </table:table-cell>
          <table:table-cell table:style-name="ce262" office:value-type="string">
            <text:p>- Check or uncheck in Show refresh check-box</text:p>
            <text:p>- Click Save button</text:p>
          </table:table-cell>
          <table:table-cell table:style-name="ce262" office:value-type="string">
            <text:p>The Refresh button is displayed or not in PCLV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9">
          <table:table-cell table:style-name="ce160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268" office:value-type="string">
            <text:p>WCM_23</text:p>
          </table:table-cell>
          <table:table-cell table:style-name="ce167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image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image check-box</text:p>
          </table:table-cell>
          <table:table-cell table:style-name="ce262" office:value-type="string">
            <text:p>Step 2: Check/uncheck in Show image check-box</text:p>
          </table:table-cell>
          <table:table-cell table:style-name="ce262" office:value-type="string">
            <text:p>- Check or uncheck in Show image check-box</text:p>
            <text:p>- Click Save button</text:p>
          </table:table-cell>
          <table:table-cell table:style-name="ce262" office:value-type="string">
            <text:p>The image of document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268" office:value-type="string">
            <text:p>WCM_23</text:p>
          </table:table-cell>
          <table:table-cell table:style-name="ce167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date created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date created check-box</text:p>
          </table:table-cell>
          <table:table-cell table:style-name="ce262" office:value-type="string">
            <text:p>Step 2: Check/uncheck in Show Date created check-box</text:p>
          </table:table-cell>
          <table:table-cell table:style-name="ce262" office:value-type="string">
            <text:p>- Check or uncheck in Show Date created check-box</text:p>
            <text:p>- Click Save button</text:p>
          </table:table-cell>
          <table:table-cell table:style-name="ce262" office:value-type="string">
            <text:p>The created date of document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268" office:value-type="string">
            <text:p>WCM_23</text:p>
          </table:table-cell>
          <table:table-cell table:style-name="ce167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more link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more link check-box</text:p>
          </table:table-cell>
          <table:table-cell table:style-name="ce262" office:value-type="string">
            <text:p>Step 2: Check/uncheck in Show more link check-box</text:p>
          </table:table-cell>
          <table:table-cell table:style-name="ce262" office:value-type="string">
            <text:p>- Check or uncheck in Show more link check-box</text:p>
            <text:p>- Click Save button</text:p>
          </table:table-cell>
          <table:table-cell table:style-name="ce262" office:value-type="string">
            <text:p>Links of document are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268" office:value-type="string">
            <text:p>WCM_23</text:p>
          </table:table-cell>
          <table:table-cell table:style-name="ce167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summary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summary check-box</text:p>
          </table:table-cell>
          <table:table-cell table:style-name="ce262" office:value-type="string">
            <text:p>Step 2: Check/uncheck in Show summary check-box</text:p>
          </table:table-cell>
          <table:table-cell table:style-name="ce262" office:value-type="string">
            <text:p>- Check or uncheck in Show summary check-box</text:p>
            <text:p>- Click Save button</text:p>
          </table:table-cell>
          <table:table-cell table:style-name="ce262" office:value-type="string">
            <text:p>The summary of document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268" office:value-type="string">
            <text:p>WCM_23</text:p>
          </table:table-cell>
          <table:table-cell table:style-name="ce167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link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link check-box</text:p>
          </table:table-cell>
          <table:table-cell table:style-name="ce262" office:value-type="string">
            <text:p>Step 2: Check/uncheck in Show link check-box</text:p>
          </table:table-cell>
          <table:table-cell table:style-name="ce262" office:value-type="string">
            <text:p>- Check or uncheck in Show link check-box</text:p>
            <text:p>- Click Save button</text:p>
          </table:table-cell>
          <table:table-cell table:style-name="ce262" office:value-type="string">
            <text:p>The link of title of document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268" office:value-type="string">
            <text:p>WCM_23</text:p>
          </table:table-cell>
          <table:table-cell table:style-name="ce167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eck/uncheck in Show Rss link check-box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eck/uncheck in Show Rss link check-box</text:p>
          </table:table-cell>
          <table:table-cell table:style-name="ce262" office:value-type="string">
            <text:p>Step 2: Check/uncheck in Show Rss link check-box</text:p>
          </table:table-cell>
          <table:table-cell table:style-name="ce262" office:value-type="string">
            <text:p>- Check or uncheck in Show Rss link check-box</text:p>
            <text:p>- Click Save button</text:p>
          </table:table-cell>
          <table:table-cell table:style-name="ce262" office:value-type="string">
            <text:p>Rss link is shown or not</text:p>
          </table:table-cell>
          <table:table-cell table:style-name="ce262" office:value-type="string">
            <text:p>Low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/>
          <table:table-cell table:style-name="ce268" office:value-type="string">
            <text:p>WCM_23</text:p>
          </table:table-cell>
          <table:table-cell table:style-name="ce167"/>
          <table:table-cell table:style-name="ce123" office:value-type="string">
            <text:p>WCM\Categories\PCLV</text:p>
          </table:table-cell>
          <table:table-cell table:style-name="ce93" office:value-type="string">
            <text:p>Check when click on RSS button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/>
          <table:table-cell table:style-name="ce268" office:value-type="string">
            <text:p>WCM_23</text:p>
          </table:table-cell>
          <table:table-cell table:style-name="ce167"/>
          <table:table-cell table:style-name="ce123" office:value-type="string">
            <text:p>WCM\Categories\PCLV</text:p>
          </table:table-cell>
          <table:table-cell table:style-name="ce301" office:value-type="string">
            <text:p>Check when click on RSS button</text:p>
          </table:table-cell>
          <table:table-cell table:style-name="ce262" office:value-type="string">
            <text:p>Step 2: Check in Show Rss link check-box</text:p>
          </table:table-cell>
          <table:table-cell table:style-name="ce262" office:value-type="string">
            <text:p>- Check in Show Rss link check-box</text:p>
            <text:p>- Click Save button</text:p>
          </table:table-cell>
          <table:table-cell table:style-name="ce262" office:value-type="string">
            <text:p>Rss link is shown </text:p>
          </table:table-cell>
          <table:table-cell table:style-name="ce262"/>
          <table:table-cell/>
          <table:table-cell table:content-validation-name="val5"/>
          <table:table-cell table:number-columns-repeated="245"/>
        </table:table-row>
        <table:table-row table:style-name="ro11">
          <table:table-cell table:style-name="ce160"/>
          <table:table-cell table:style-name="ce268" office:value-type="string">
            <text:p>WCM_23</text:p>
          </table:table-cell>
          <table:table-cell table:style-name="ce167"/>
          <table:table-cell table:style-name="ce123" office:value-type="string">
            <text:p>WCM\Categories\PCLV</text:p>
          </table:table-cell>
          <table:table-cell table:style-name="ce301" office:value-type="string">
            <text:p>Check when click on RSS button</text:p>
          </table:table-cell>
          <table:table-cell table:style-name="ce262" office:value-type="string">
            <text:p>Step 3: Check when click on RSS link</text:p>
          </table:table-cell>
          <table:table-cell table:style-name="ce262" office:value-type="string">
            <text:p>Click on RSS button</text:p>
          </table:table-cell>
          <table:table-cell table:style-name="ce262" office:value-type="string">
            <text:p>RSS feed is shown</text:p>
          </table:table-cell>
          <table:table-cell table:style-name="ce262"/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79];6;FIND(&quot;:&quot;;[.F79];1)-FIND(&quot; &quot;;[.F79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268" office:value-type="string">
            <text:p>WCM_23</text:p>
          </table:table-cell>
          <table:table-cell table:style-name="ce167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23" office:value-type="string">
            <text:p>WCM\Categories\PCLV</text:p>
          </table:table-cell>
          <table:table-cell table:style-name="ce49" office:value-type="string">
            <text:p>Config PCLV when change target page</text:p>
          </table:table-cell>
          <table:table-cell table:style-name="ce262" office:value-type="string">
            <text:p>Step 1: Open form to config PCLV</text:p>
          </table:table-cell>
          <table:table-cell table:style-name="ce262"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table:style-name="ce262" office:value-type="string">
            <text:p>Form to config PCLV appear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2">
          <table:table-cell table:style-name="ce160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ange target page</text:p>
          </table:table-cell>
          <table:table-cell table:style-name="ce262" office:value-type="string">
            <text:p>Step 2: Change target page</text:p>
          </table:table-cell>
          <table:table-cell table:style-name="ce262" office:value-type="string">
            <text:p>- Click <text:span text:style-name="T9">Select Target </text:span><text:span text:style-name="T9">Page</text:span> icon to change target page (e.g: Overview)</text:p>
            <text:p>- Click Save button</text:p>
          </table:table-cell>
          <table:table-cell table:style-name="ce262" office:value-type="string">
            <text:p>The target page of PCV is changed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>
          <table:table-cell table:style-name="ce16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268" office:value-type="string">
            <text:p>WCM_23</text:p>
          </table:table-cell>
          <table:table-cell table:style-name="ce167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23" office:value-type="string">
            <text:p>WCM\Categories\PCLV</text:p>
          </table:table-cell>
          <table:table-cell table:style-name="ce268" office:value-type="string">
            <text:p>Config PCLV when change target page</text:p>
          </table:table-cell>
          <table:table-cell table:style-name="ce262" office:value-type="string">
            <text:p>Step 3: View content after <text:s/>changing target page</text:p>
          </table:table-cell>
          <table:table-cell table:style-name="ce262"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table:style-name="ce262" office:value-type="string">
            <text:p>Return Overview page (not show content)</text:p>
          </table:table-cell>
          <table:table-cell table:style-name="ce262" office:value-type="string">
            <text:p>Medium</text:p>
          </table:table-cell>
          <table:table-cell/>
          <table:table-cell table:content-validation-name="val5"/>
          <table:table-cell table:number-columns-repeated="245"/>
        </table:table-row>
        <table:table-row table:style-name="ro17" table:number-rows-repeated="118">
          <table:table-cell table:style-name="ce262" table:number-columns-repeated="2"/>
          <table:table-cell table:style-name="ce296"/>
          <table:table-cell table:style-name="ce262" table:number-columns-repeated="6"/>
          <table:table-cell table:number-columns-repeated="247"/>
        </table:table-row>
        <table:table-row table:style-name="ro17" table:number-rows-repeated="65362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8" table:print="false">
        <table:table-column table:style-name="co72" table:default-cell-style-name="ce309"/>
        <table:table-column table:style-name="co73" table:default-cell-style-name="ce309"/>
        <table:table-column table:style-name="co74" table:default-cell-style-name="ce309"/>
        <table:table-column table:style-name="co75" table:default-cell-style-name="ce309"/>
        <table:table-column table:style-name="co74" table:default-cell-style-name="ce309"/>
        <table:table-column table:style-name="co76" table:default-cell-style-name="ce309"/>
        <table:table-column table:style-name="co3" table:number-columns-repeated="250" table:default-cell-style-name="ce309"/>
        <table:table-column table:style-name="co7" table:number-columns-repeated="768" table:default-cell-style-name="ce309"/>
        <table:table-row table:style-name="ro87">
          <table:table-cell table:style-name="ce304" office:value-type="string" table:number-columns-spanned="5" table:number-rows-spanned="2">
            <text:p>WCM Functionalities List</text:p>
            <text:p><text:span text:style-name="T48">Based on document </text:span><text:span text:style-name="T48">version: V2.8</text:span></text:p>
            <text:p><text:span text:style-name="T48">Product built </text:span><text:span text:style-name="T48">version: 2.0.0</text:span></text:p>
          </table:table-cell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 office:value-type="string" table:number-columns-spanned="1" table:number-rows-spanned="3">
            <text:p>Total cases</text:p>
          </table:table-cell>
          <table:table-cell table:style-name="ce312" table:number-columns-spanned="1" table:number-rows-spanned="3"/>
          <table:table-cell table:style-name="ce312" table:number-columns-spanned="1" table:number-rows-spanned="3"/>
          <table:table-cell table:style-name="ce312" table:number-columns-spanned="1" table:number-rows-spanned="3"/>
          <table:table-cell table:style-name="ce312" table:number-columns-spanned="1" table:number-rows-spanned="3"/>
          <table:table-cell table:style-name="ce315" table:number-columns-repeated="245"/>
          <table:table-cell table:number-columns-repeated="769"/>
        </table:table-row>
        <table:table-row table:style-name="ro88"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5" table:number-columns-repeated="245"/>
          <table:table-cell table:number-columns-repeated="769"/>
        </table:table-row>
        <table:table-row table:style-name="ro89">
          <table:table-cell table:style-name="ce304" office:value-type="string">
            <text:p>Id</text:p>
          </table:table-cell>
          <table:table-cell table:style-name="ce304" office:value-type="string">
            <text:p>Portlet</text:p>
          </table:table-cell>
          <table:table-cell table:style-name="ce304" office:value-type="string">
            <text:p>Functional Group</text:p>
          </table:table-cell>
          <table:table-cell table:style-name="ce304" office:value-type="string">
            <text:p>Functionality</text:p>
          </table:table-cell>
          <table:table-cell table:style-name="ce304" office:value-type="string">
            <text:p>Functionality summary</text:p>
          </table:table-cell>
          <table:covered-table-cell table:style-name="ce304"/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5" table:number-columns-repeated="245"/>
          <table:table-cell table:number-columns-repeated="769"/>
        </table:table-row>
        <table:table-row table:style-name="ro11">
          <table:table-cell table:style-name="ce305" office:value-type="string">
            <text:p>WCM_01_01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Viewers\Single content viewer\Add Content</text:p>
          </table:table-cell>
          <table:table-cell table:style-name="ce102" office:value-type="string">
            <text:p>Add new\Main Content</text:p>
          </table:table-cell>
          <table:table-cell table:style-name="ce102" office:value-type="string">
            <text:p>Create main content for web content</text:p>
          </table:table-cell>
          <table:table-cell table:style-name="ce310" table:formula="of:=SUMPRODUCT(([$Single_Content_Viewer.B$7:.B$1146]=[.$A4])*([$Single_Content_Viewer.A$7:.A$1146]&lt;&gt;&quot;&quot;))" office:value-type="float" office:value="25">
            <text:p>2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illustration</text:p>
          </table:table-cell>
          <table:table-cell table:style-name="ce102" office:value-type="string">
            <text:p>Create web content with public version</text:p>
          </table:table-cell>
          <table:table-cell table:style-name="ce310" table:formula="of:=SUMPRODUCT(([$Single_Content_Viewer.B$7:.B$1146]=[.$A5])*([$Single_Content_Viewer.A$7:.A$1146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3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Advanced</text:p>
          </table:table-cell>
          <table:table-cell table:style-name="ce102" office:value-type="string">
            <text:p>Update information for only draft version</text:p>
          </table:table-cell>
          <table:table-cell table:style-name="ce310" table:formula="of:=SUMPRODUCT(([$Single_Content_Viewer.B$7:.B$1146]=[.$A6])*([$Single_Content_Viewer.A$7:.A$1146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01_04_01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Permission\Add</text:p>
          </table:table-cell>
          <table:table-cell table:style-name="ce102" office:value-type="string">
            <text:p>Add permission for content</text:p>
          </table:table-cell>
          <table:table-cell table:style-name="ce310" table:formula="of:=SUMPRODUCT(([$Single_Content_Viewer.B$7:.B$1146]=[.$A7])*([$Single_Content_Viewer.A$7:.A$1146]&lt;&gt;&quot;&quot;))" office:value-type="float" office:value="10">
            <text:p>10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4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Permission\Edit</text:p>
          </table:table-cell>
          <table:table-cell table:style-name="ce102" office:value-type="string">
            <text:p>View document , which was store in sites explorer.</text:p>
          </table:table-cell>
          <table:table-cell table:style-name="ce310" table:formula="of:=SUMPRODUCT(([$Single_Content_Viewer.B$7:.B$1146]=[.$A8])*([$Single_Content_Viewer.A$7:.A$1146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4_03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Permission\Delete</text:p>
          </table:table-cell>
          <table:table-cell table:style-name="ce102" office:value-type="string">
            <text:p>View web content , which was store in sites explorer.</text:p>
          </table:table-cell>
          <table:table-cell table:style-name="ce310" table:formula="of:=SUMPRODUCT(([$Single_Content_Viewer.B$7:.B$1146]=[.$A9])*([$Single_Content_Viewer.A$7:.A$1146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5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Misc</text:p>
          </table:table-cell>
          <table:table-cell table:style-name="ce102" office:value-type="string">
            <text:p>Search document in single content viewer portlet</text:p>
          </table:table-cell>
          <table:table-cell table:style-name="ce310" table:formula="of:=SUMPRODUCT(([$Single_Content_Viewer.B$7:.B$1146]=[.$A10])*([$Single_Content_Viewer.A$7:.A$1146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1_06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Status</text:p>
          </table:table-cell>
          <table:table-cell table:style-name="ce102" office:value-type="string">
            <text:p>Search web content in single content viewer portlet</text:p>
          </table:table-cell>
          <table:table-cell table:style-name="ce310" table:formula="of:=SUMPRODUCT(([$Single_Content_Viewer.B$7:.B$1146]=[.$A11])*([$Single_Content_Viewer.A$7:.A$1146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6" office:value-type="string">
            <text:p>WCM_01_07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Add new\View</text:p>
          </table:table-cell>
          <table:table-cell table:style-name="ce102" office:value-type="string">
            <text:p>View content after adding new with live mode and edit mode</text:p>
          </table:table-cell>
          <table:table-cell table:style-name="ce310" table:formula="of:=SUMPRODUCT(([$Single_Content_Viewer.B$7:.B$1146]=[.$A12])*([$Single_Content_Viewer.A$7:.A$1146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2_01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Select\Content</text:p>
          </table:table-cell>
          <table:table-cell table:style-name="ce102" office:value-type="string">
            <text:p>Select content to view by single content viewer </text:p>
          </table:table-cell>
          <table:table-cell table:style-name="ce310" table:formula="of:=SUMPRODUCT(([$Single_Content_Viewer.B$7:.B$1146]=[.$A13])*([$Single_Content_Viewer.A$7:.A$1146]&lt;&gt;&quot;&quot;))" office:value-type="float" office:value="13">
            <text:p>1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2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Select\Document</text:p>
          </table:table-cell>
          <table:table-cell table:style-name="ce102" office:value-type="string">
            <text:p>Select document to view by single content viewer </text:p>
          </table:table-cell>
          <table:table-cell table:style-name="ce310" table:formula="of:=SUMPRODUCT(([$Single_Content_Viewer.B$7:.B$1146]=[.$A14])*([$Single_Content_Viewer.A$7:.A$1146]&lt;&gt;&quot;&quot;))" office:value-type="float" office:value="0">
            <text:p>0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3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Single content viewer</text:p>
          </table:table-cell>
          <table:table-cell table:style-name="ce102" office:value-type="string">
            <text:p>Edit</text:p>
          </table:table-cell>
          <table:table-cell table:style-name="ce102" office:value-type="string">
            <text:p>Edit content on single content viewer </text:p>
          </table:table-cell>
          <table:table-cell table:style-name="ce310" table:formula="of:=SUMPRODUCT(([$Single_Content_Viewer.B$7:.B$1146]=[.$A15])*([$Single_Content_Viewer.A$7:.A$1146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2">
          <table:table-cell table:style-name="ce44" office:value-type="string">
            <text:p>WCM_04_01_01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Viewers\Content list viewer</text:p>
          </table:table-cell>
          <table:table-cell table:style-name="ce102" office:value-type="string">
            <text:p>Add new\Select\ Automatic</text:p>
          </table:table-cell>
          <table:table-cell table:style-name="ce102" office:value-type="string">
            <text:p>This portlet will display all web contents in web content folder or all documents in document folder.</text:p>
          </table:table-cell>
          <table:table-cell table:style-name="ce310" table:formula="of:=SUMPRODUCT(([$Content_List_Viewer.B$7:.B$1146]=[.$A16])*([$Content_List_Viewer.A$7:.A$1146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2">
          <table:table-cell table:style-name="ce44" office:value-type="string">
            <text:p>WCM_04_01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Content list viewer</text:p>
          </table:table-cell>
          <table:table-cell table:style-name="ce102" office:value-type="string">
            <text:p>Add new\Select\ Manual</text:p>
          </table:table-cell>
          <table:table-cell table:style-name="ce102" office:value-type="string">
            <text:p>Choose directly web content or document to view by content list viewer</text:p>
          </table:table-cell>
          <table:table-cell table:style-name="ce310" table:formula="of:=SUMPRODUCT(([$Content_List_Viewer.B$7:.B$1146]=[.$A17])*([$Content_List_Viewer.A$7:.A$1146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4_01_03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Content list viewer</text:p>
          </table:table-cell>
          <table:table-cell table:style-name="ce102" office:value-type="string">
            <text:p>Add new\Select\ Search</text:p>
          </table:table-cell>
          <table:table-cell table:style-name="ce102" office:value-type="string">
            <text:p>Search document/ web content to add in content list viewer</text:p>
          </table:table-cell>
          <table:table-cell table:style-name="ce310" table:formula="of:=SUMPRODUCT(([$Content_List_Viewer.B$7:.B$1146]=[.$A18])*([$Content_List_Viewer.A$7:.A$1146]&lt;&gt;&quot;&quot;))" office:value-type="float" office:value="12">
            <text:p>1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4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Content list viewer</text:p>
          </table:table-cell>
          <table:table-cell table:style-name="ce102" office:value-type="string">
            <text:p>Add new\Setting</text:p>
          </table:table-cell>
          <table:table-cell table:style-name="ce102" office:value-type="string">
            <text:p>Setting display content by content list viewer </text:p>
          </table:table-cell>
          <table:table-cell table:style-name="ce310" table:formula="of:=SUMPRODUCT(([$Content_List_Viewer.B$7:.B$1146]=[.$A19])*([$Content_List_Viewer.A$7:.A$1146]&lt;&gt;&quot;&quot;))" office:value-type="float" office:value="13">
            <text:p>1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05_01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Content list viewer</text:p>
          </table:table-cell>
          <table:table-cell table:style-name="ce102" office:value-type="string">
            <text:p>Edit\Select\Automatic</text:p>
          </table:table-cell>
          <table:table-cell table:style-name="ce102" office:value-type="string">
            <text:p>Edit content after display on content list viewer</text:p>
          </table:table-cell>
          <table:table-cell table:style-name="ce310" table:formula="of:=SUMPRODUCT(([$Content_List_Viewer.B$7:.B$1146]=[.$A20])*([$Content_List_Viewer.A$7:.A$1146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6" office:value-type="string">
            <text:p>WCM_05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Viewers\Content list viewer</text:p>
          </table:table-cell>
          <table:table-cell table:style-name="ce102" office:value-type="string">
            <text:p>Edit\Select\Manual</text:p>
          </table:table-cell>
          <table:table-cell table:style-name="ce102" office:value-type="string">
            <text:p>Edit content after display directly on content list viewer</text:p>
          </table:table-cell>
          <table:table-cell table:style-name="ce310" table:formula="of:=SUMPRODUCT(([$Content_List_Viewer.B$7:.B$1146]=[.$A21])*([$Content_List_Viewer.A$7:.A$1146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06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Viewers\Print</text:p>
          </table:table-cell>
          <table:table-cell table:style-name="ce102" office:value-type="string">
            <text:p>Print</text:p>
          </table:table-cell>
          <table:table-cell table:style-name="ce102" office:value-type="string">
            <text:p>Print web content</text:p>
          </table:table-cell>
          <table:table-cell table:style-name="ce310" table:formula="of:=SUMPRODUCT(([$Content_List_Viewer.B$7:.B$1146]=[.$A22])*([$Content_List_Viewer.A$7:.A$1146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2" office:value-type="string">
            <text:p>WCM_07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Banner\Edit</text:p>
          </table:table-cell>
          <table:table-cell table:style-name="ce102" office:value-type="string">
            <text:p>Edit banner</text:p>
          </table:table-cell>
          <table:table-cell table:style-name="ce102" office:value-type="string">
            <text:p>Edit information on banner site_sites.</text:p>
          </table:table-cell>
          <table:table-cell table:style-name="ce310" table:formula="of:=SUMPRODUCT(([$Banner_Footer.B$7:.B$1001]=[.$A23])*([$Banner_Footer.A$7:.A$1001]&lt;&gt;&quot;&quot;))" office:value-type="float" office:value="7">
            <text:p>7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2" office:value-type="string">
            <text:p>WCM_08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Footer\Edit</text:p>
          </table:table-cell>
          <table:table-cell table:style-name="ce102" office:value-type="string">
            <text:p>Edit footer</text:p>
          </table:table-cell>
          <table:table-cell table:style-name="ce102" office:value-type="string">
            <text:p>Edit footer of site</text:p>
          </table:table-cell>
          <table:table-cell table:style-name="ce310" table:formula="of:=SUMPRODUCT(([$Banner_Footer.B$7:.B$1001]=[.$A24])*([$Banner_Footer.A$7:.A$1001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2" office:value-type="string">
            <text:p>WCM_09</text:p>
          </table:table-cell>
          <table:table-cell table:style-name="ce305" office:value-type="string">
            <text:p>WCM</text:p>
          </table:table-cell>
          <table:table-cell table:style-name="ce38" office:value-type="string">
            <text:p>Homepage\Edit</text:p>
          </table:table-cell>
          <table:table-cell table:style-name="ce102" office:value-type="string">
            <text:p>Edit homepage</text:p>
          </table:table-cell>
          <table:table-cell table:style-name="ce102" office:value-type="string">
            <text:p>Edit homepage of site</text:p>
          </table:table-cell>
          <table:table-cell table:style-name="ce310" table:formula="of:=SUMPRODUCT(([$Banner_Footer.B$7:.B$1001]=[.$A25])*([$Banner_Footer.A$7:.A$1001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0</text:p>
          </table:table-cell>
          <table:table-cell table:style-name="ce305" office:value-type="string">
            <text:p>DMS</text:p>
          </table:table-cell>
          <table:table-cell table:style-name="ce38" office:value-type="string">
            <text:p>Sites explorer</text:p>
          </table:table-cell>
          <table:table-cell table:style-name="ce123" office:value-type="string">
            <text:p>Access</text:p>
          </table:table-cell>
          <table:table-cell table:style-name="ce123" office:value-type="string">
            <text:p>Access site Explorer by drive</text:p>
          </table:table-cell>
          <table:table-cell table:style-name="ce310" table:formula="of:=SUMPRODUCT(([$Sites_Explorer.B$7:.B$1044]=[.$A26])*([$Sites_Explorer.A$7:.A$1044]&lt;&gt;&quot;&quot;))" office:value-type="float" office:value="6">
            <text:p>6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1_01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Sites explorer</text:p>
          </table:table-cell>
          <table:table-cell table:style-name="ce123" office:value-type="string">
            <text:p>Create free layout web content</text:p>
          </table:table-cell>
          <table:table-cell table:style-name="ce123" office:value-type="string">
            <text:p>Create a new content by free layout </text:p>
          </table:table-cell>
          <table:table-cell table:style-name="ce310" table:formula="of:=SUMPRODUCT(([$Sites_Explorer.B$7:.B$1044]=[.$A27])*([$Sites_Explorer.A$7:.A$1044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1_02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Sites explorer</text:p>
          </table:table-cell>
          <table:table-cell table:style-name="ce123" office:value-type="string">
            <text:p>Create Picture on head web content</text:p>
          </table:table-cell>
          <table:table-cell table:style-name="ce123" office:value-type="string">
            <text:p>Create content by picture on head layout</text:p>
          </table:table-cell>
          <table:table-cell table:style-name="ce310" table:formula="of:=SUMPRODUCT(([$Sites_Explorer.B$7:.B$1044]=[.$A28])*([$Sites_Explorer.A$7:.A$1044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1_03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Sites explorer</text:p>
          </table:table-cell>
          <table:table-cell table:style-name="ce123" office:value-type="string">
            <text:p>Create CSS file</text:p>
          </table:table-cell>
          <table:table-cell table:style-name="ce123" office:value-type="string">
            <text:p>Create CSS file to use for site or all sites</text:p>
          </table:table-cell>
          <table:table-cell table:style-name="ce310" table:formula="of:=SUMPRODUCT(([$Sites_Explorer.B$7:.B$1044]=[.$A29])*([$Sites_Explorer.A$7:.A$1044]&lt;&gt;&quot;&quot;))" office:value-type="float" office:value="6">
            <text:p>6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1_04</text:p>
          </table:table-cell>
          <table:table-cell table:style-name="ce305" office:value-type="string">
            <text:p>WCM</text:p>
          </table:table-cell>
          <table:table-cell table:style-name="ce124" office:value-type="string">
            <text:p>Sites explorer</text:p>
          </table:table-cell>
          <table:table-cell table:style-name="ce123" office:value-type="string">
            <text:p>Create Link</text:p>
          </table:table-cell>
          <table:table-cell table:style-name="ce123" office:value-type="string">
            <text:p>Create link to use for site or all sites</text:p>
          </table:table-cell>
          <table:table-cell table:style-name="ce310" table:formula="of:=SUMPRODUCT(([$Sites_Explorer.B$7:.B$1044]=[.$A30])*([$Sites_Explorer.A$7:.A$1044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1_05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</text:p>
          </table:table-cell>
          <table:table-cell table:style-name="ce123" office:value-type="string">
            <text:p>Create document</text:p>
          </table:table-cell>
          <table:table-cell table:style-name="ce123"/>
          <table:table-cell table:style-name="ce310" table:formula="of:=SUMPRODUCT(([$Sites_Explorer.B$7:.B$1044]=[.$A31])*([$Sites_Explorer.A$7:.A$1044]&lt;&gt;&quot;&quot;))" office:value-type="float" office:value="6">
            <text:p>6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2_01</text:p>
          </table:table-cell>
          <table:table-cell table:style-name="ce305" office:value-type="string">
            <text:p>DMS</text:p>
          </table:table-cell>
          <table:table-cell table:style-name="ce38" office:value-type="string">
            <text:p>Sites explorer\Edit</text:p>
          </table:table-cell>
          <table:table-cell table:style-name="ce123" office:value-type="string">
            <text:p>Edit web content \content free lay out</text:p>
          </table:table-cell>
          <table:table-cell table:style-name="ce123" office:value-type="string">
            <text:p>Change information of added web content</text:p>
          </table:table-cell>
          <table:table-cell table:style-name="ce310" table:formula="of:=SUMPRODUCT(([$Sites_Explorer.B$7:.B$1044]=[.$A32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2_02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Edit</text:p>
          </table:table-cell>
          <table:table-cell table:style-name="ce123" office:value-type="string">
            <text:p>Edit web content \Picture on head</text:p>
          </table:table-cell>
          <table:table-cell table:style-name="ce123" office:value-type="string">
            <text:p>Change information of added web content</text:p>
          </table:table-cell>
          <table:table-cell table:style-name="ce310" table:formula="of:=SUMPRODUCT(([$Sites_Explorer.B$7:.B$1044]=[.$A33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2_03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Edit</text:p>
          </table:table-cell>
          <table:table-cell table:style-name="ce123" office:value-type="string">
            <text:p>Edit CSS</text:p>
          </table:table-cell>
          <table:table-cell table:style-name="ce123" office:value-type="string">
            <text:p>Change information of CSS file</text:p>
          </table:table-cell>
          <table:table-cell table:style-name="ce310" table:formula="of:=SUMPRODUCT(([$Sites_Explorer.B$7:.B$1044]=[.$A34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2_04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Edit</text:p>
          </table:table-cell>
          <table:table-cell table:style-name="ce123" office:value-type="string">
            <text:p>Edit JS</text:p>
          </table:table-cell>
          <table:table-cell table:style-name="ce123" office:value-type="string">
            <text:p>Change information of JS file</text:p>
          </table:table-cell>
          <table:table-cell table:style-name="ce310" table:formula="of:=SUMPRODUCT(([$Sites_Explorer.B$7:.B$1044]=[.$A35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2_05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Edit</text:p>
          </table:table-cell>
          <table:table-cell table:style-name="ce123" office:value-type="string">
            <text:p>Edit Document</text:p>
          </table:table-cell>
          <table:table-cell table:style-name="ce123" office:value-type="string">
            <text:p>Change information of document</text:p>
          </table:table-cell>
          <table:table-cell table:style-name="ce310" table:formula="of:=SUMPRODUCT(([$Sites_Explorer.B$7:.B$1044]=[.$A36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3_01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02" office:value-type="string">
            <text:p>Status</text:p>
          </table:table-cell>
          <table:table-cell table:style-name="ce102" office:value-type="string">
            <text:p>Create web content with some status</text:p>
          </table:table-cell>
          <table:table-cell table:style-name="ce310" table:formula="of:=SUMPRODUCT(([$Sites_Explorer.B$7:.B$1044]=[.$A37])*([$Sites_Explorer.A$7:.A$1044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3_02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02" office:value-type="string">
            <text:p>Preview</text:p>
          </table:table-cell>
          <table:table-cell table:style-name="ce102" office:value-type="string">
            <text:p>Preview content</text:p>
          </table:table-cell>
          <table:table-cell table:style-name="ce310" table:formula="of:=SUMPRODUCT(([$Sites_Explorer.B$7:.B$1044]=[.$A38])*([$Sites_Explorer.A$7:.A$104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3_03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02" office:value-type="string">
            <text:p>Restore</text:p>
          </table:table-cell>
          <table:table-cell table:style-name="ce102" office:value-type="string">
            <text:p>Restore content to use </text:p>
          </table:table-cell>
          <table:table-cell table:style-name="ce310" table:formula="of:=SUMPRODUCT(([$Sites_Explorer.B$7:.B$1044]=[.$A39])*([$Sites_Explorer.A$7:.A$104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3_04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02" office:value-type="string">
            <text:p>Publish content</text:p>
          </table:table-cell>
          <table:table-cell table:style-name="ce102" office:value-type="string">
            <text:p>Public content </text:p>
          </table:table-cell>
          <table:table-cell table:style-name="ce310" table:formula="of:=SUMPRODUCT(([$Sites_Explorer.B$7:.B$1044]=[.$A40])*([$Sites_Explorer.A$7:.A$1044]&lt;&gt;&quot;&quot;))" office:value-type="float" office:value="11">
            <text:p>1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3_05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23" office:value-type="string">
            <text:p>Unpublished</text:p>
          </table:table-cell>
          <table:table-cell table:style-name="ce123" office:value-type="string">
            <text:p>Make a copy of a node (include sub nodes) in other places.</text:p>
          </table:table-cell>
          <table:table-cell table:style-name="ce310" table:formula="of:=SUMPRODUCT(([$Sites_Explorer.B$7:.B$1044]=[.$A41])*([$Sites_Explorer.A$7:.A$104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3_06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Publication</text:p>
          </table:table-cell>
          <table:table-cell table:style-name="ce123" office:value-type="string">
            <text:p>History</text:p>
          </table:table-cell>
          <table:table-cell table:style-name="ce123" office:value-type="string">
            <text:p>Move a node from current position to a new place.</text:p>
          </table:table-cell>
          <table:table-cell table:style-name="ce310" table:formula="of:=SUMPRODUCT(([$Sites_Explorer.B$7:.B$1044]=[.$A42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1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Map Network</text:p>
          </table:table-cell>
          <table:table-cell table:style-name="ce123" office:value-type="string">
            <text:p>Map a net work drive</text:p>
          </table:table-cell>
          <table:table-cell table:style-name="ce310" table:formula="of:=SUMPRODUCT(([$Sites_Explorer.B$7:.B$1044]=[.$A43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2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View</text:p>
          </table:table-cell>
          <table:table-cell table:style-name="ce123" office:value-type="string">
            <text:p>View node of mapped drive</text:p>
          </table:table-cell>
          <table:table-cell table:style-name="ce310" table:formula="of:=SUMPRODUCT(([$Sites_Explorer.B$7:.B$1044]=[.$A44])*([$Sites_Explorer.A$7:.A$1044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3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Create <text:s/></text:p>
          </table:table-cell>
          <table:table-cell table:style-name="ce123" office:value-type="string">
            <text:p>Create node in mapped drive</text:p>
          </table:table-cell>
          <table:table-cell table:style-name="ce310" table:formula="of:=SUMPRODUCT(([$Sites_Explorer.B$7:.B$1044]=[.$A45])*([$Sites_Explorer.A$7:.A$1044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4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Copy</text:p>
          </table:table-cell>
          <table:table-cell table:style-name="ce123" office:value-type="string">
            <text:p>Copy node in mapped drive</text:p>
          </table:table-cell>
          <table:table-cell table:style-name="ce310" table:formula="of:=SUMPRODUCT(([$Sites_Explorer.B$7:.B$1044]=[.$A46])*([$Sites_Explorer.A$7:.A$1044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5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Edit</text:p>
          </table:table-cell>
          <table:table-cell table:style-name="ce123" office:value-type="string">
            <text:p>Edit node in mapped drive</text:p>
          </table:table-cell>
          <table:table-cell table:style-name="ce310" table:formula="of:=SUMPRODUCT(([$Sites_Explorer.B$7:.B$1044]=[.$A47])*([$Sites_Explorer.A$7:.A$104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4_06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Drag and Drop</text:p>
          </table:table-cell>
          <table:table-cell table:style-name="ce123" office:value-type="string">
            <text:p>Drag and drop node to mapped drive</text:p>
          </table:table-cell>
          <table:table-cell table:style-name="ce310" table:formula="of:=SUMPRODUCT(([$Sites_Explorer.B$7:.B$1044]=[.$A48])*([$Sites_Explorer.A$7:.A$1044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4_07</text:p>
          </table:table-cell>
          <table:table-cell table:style-name="ce305" office:value-type="string">
            <text:p>DMS</text:p>
          </table:table-cell>
          <table:table-cell table:style-name="ce124" office:value-type="string">
            <text:p>Sites explorer\WebDAV</text:p>
          </table:table-cell>
          <table:table-cell table:style-name="ce123" office:value-type="string">
            <text:p>Delete</text:p>
          </table:table-cell>
          <table:table-cell table:style-name="ce123" office:value-type="string">
            <text:p>Delete node in mapped drive</text:p>
          </table:table-cell>
          <table:table-cell table:style-name="ce310" table:formula="of:=SUMPRODUCT(([$Sites_Explorer.B$7:.B$1044]=[.$A49])*([$Sites_Explorer.A$7:.A$104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5_01</text:p>
          </table:table-cell>
          <table:table-cell table:style-name="ce44" office:value-type="string">
            <text:p>WCM</text:p>
          </table:table-cell>
          <table:table-cell table:style-name="ce38" office:value-type="string">
            <text:p>Search</text:p>
          </table:table-cell>
          <table:table-cell table:style-name="ce102" office:value-type="string">
            <text:p>Portlet</text:p>
          </table:table-cell>
          <table:table-cell table:style-name="ce102" office:value-type="string">
            <text:p>Simple search by search portlet</text:p>
          </table:table-cell>
          <table:table-cell table:style-name="ce310" table:formula="of:=SUMPRODUCT(([$Search.B$7:.B$1087]=[.$A50])*([$Search.A$7:.A$1087]&lt;&gt;&quot;&quot;))" office:value-type="float" office:value="16">
            <text:p>16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5_02</text:p>
          </table:table-cell>
          <table:table-cell table:style-name="ce44" office:value-type="string">
            <text:p>WCM</text:p>
          </table:table-cell>
          <table:table-cell table:style-name="ce124" office:value-type="string">
            <text:p>Search</text:p>
          </table:table-cell>
          <table:table-cell table:style-name="ce290" office:value-type="string">
            <text:p>Search\Setting</text:p>
          </table:table-cell>
          <table:table-cell table:style-name="ce102" office:value-type="string">
            <text:p>Setting to display search results</text:p>
          </table:table-cell>
          <table:table-cell table:style-name="ce310" table:formula="of:=SUMPRODUCT(([$Search.B$7:.B$1087]=[.$A51])*([$Search.A$7:.A$1087]&lt;&gt;&quot;&quot;))" office:value-type="float" office:value="4">
            <text:p>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5_03</text:p>
          </table:table-cell>
          <table:table-cell table:style-name="ce44" office:value-type="string">
            <text:p>WCM</text:p>
          </table:table-cell>
          <table:table-cell table:style-name="ce124" office:value-type="string">
            <text:p>Search</text:p>
          </table:table-cell>
          <table:table-cell table:style-name="ce102" office:value-type="string">
            <text:p>Textbox</text:p>
          </table:table-cell>
          <table:table-cell table:style-name="ce102" office:value-type="string">
            <text:p>Use textbox to search without login</text:p>
          </table:table-cell>
          <table:table-cell table:style-name="ce310" table:formula="of:=SUMPRODUCT(([$Search.B$7:.B$1087]=[.$A52])*([$Search.A$7:.A$108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6</text:p>
          </table:table-cell>
          <table:table-cell table:style-name="ce44" office:value-type="string">
            <text:p>WCM</text:p>
          </table:table-cell>
          <table:table-cell table:style-name="ce124" office:value-type="string">
            <text:p>Others</text:p>
          </table:table-cell>
          <table:table-cell table:style-name="ce102" office:value-type="string">
            <text:p>Other checks</text:p>
          </table:table-cell>
          <table:table-cell table:style-name="ce102"/>
          <table:table-cell table:style-name="ce310" table:formula="of:=SUMPRODUCT(([$Other_Actions.B$7:.B$1094]=[.$A53])*([$Other_Actions.A$7:.A$1094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7</text:p>
          </table:table-cell>
          <table:table-cell table:style-name="ce44" office:value-type="string">
            <text:p>WCM</text:p>
          </table:table-cell>
          <table:table-cell table:style-name="ce38" office:value-type="string">
            <text:p>Newsletter\Viewer</text:p>
          </table:table-cell>
          <table:table-cell table:style-name="ce102" office:value-type="string">
            <text:p>Newsletter Viewer</text:p>
          </table:table-cell>
          <table:table-cell table:style-name="ce102" office:value-type="string">
            <text:p>Subscribe a newsletter</text:p>
          </table:table-cell>
          <table:table-cell table:style-name="ce310" table:formula="of:=SUMPRODUCT(([$Newsletter.B$7:.B$1167]=[.$A54])*([$Newsletter.A$7:.A$1167]&lt;&gt;&quot;&quot;))" office:value-type="float" office:value="8">
            <text:p>8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44" office:value-type="string">
            <text:p>WCM_18_01_01</text:p>
          </table:table-cell>
          <table:table-cell table:style-name="ce44" office:value-type="string">
            <text:p>WCM</text:p>
          </table:table-cell>
          <table:table-cell table:style-name="ce39" office:value-type="string">
            <text:p>Newsletter\Management\Category</text:p>
          </table:table-cell>
          <table:table-cell table:style-name="ce102" office:value-type="string">
            <text:p>Create <text:s/></text:p>
          </table:table-cell>
          <table:table-cell table:style-name="ce102" office:value-type="string">
            <text:p>Create new category</text:p>
          </table:table-cell>
          <table:table-cell table:style-name="ce310" table:formula="of:=SUMPRODUCT(([$Newsletter.B$7:.B$1167]=[.$A55])*([$Newsletter.A$7:.A$1167]&lt;&gt;&quot;&quot;))" office:value-type="float" office:value="15">
            <text:p>1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8_01_02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Category</text:p>
          </table:table-cell>
          <table:table-cell table:style-name="ce102" office:value-type="string">
            <text:p>Edit</text:p>
          </table:table-cell>
          <table:table-cell table:style-name="ce102" office:value-type="string">
            <text:p>Edit a category</text:p>
          </table:table-cell>
          <table:table-cell table:style-name="ce310" table:formula="of:=SUMPRODUCT(([$Newsletter.B$7:.B$1167]=[.$A56])*([$Newsletter.A$7:.A$1167]&lt;&gt;&quot;&quot;))" office:value-type="float" office:value="1">
            <text:p>1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44" office:value-type="string">
            <text:p>WCM_18_01_03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Category</text:p>
          </table:table-cell>
          <table:table-cell table:style-name="ce102" office:value-type="string">
            <text:p>Delete</text:p>
          </table:table-cell>
          <table:table-cell table:style-name="ce102" office:value-type="string">
            <text:p>Delete a category</text:p>
          </table:table-cell>
          <table:table-cell table:style-name="ce310" table:formula="of:=SUMPRODUCT(([$Newsletter.B$7:.B$1167]=[.$A57])*([$Newsletter.A$7:.A$116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2_01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Subscription</text:p>
          </table:table-cell>
          <table:table-cell table:style-name="ce102" office:value-type="string">
            <text:p>Create <text:s/></text:p>
          </table:table-cell>
          <table:table-cell table:style-name="ce102" office:value-type="string">
            <text:p>Create a new subscription in category</text:p>
          </table:table-cell>
          <table:table-cell table:style-name="ce310" table:formula="of:=SUMPRODUCT(([$Newsletter.B$7:.B$1167]=[.$A58])*([$Newsletter.A$7:.A$1167]&lt;&gt;&quot;&quot;))" office:value-type="float" office:value="14">
            <text:p>1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2_02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Subscription</text:p>
          </table:table-cell>
          <table:table-cell table:style-name="ce102" office:value-type="string">
            <text:p>Open</text:p>
          </table:table-cell>
          <table:table-cell table:style-name="ce102" office:value-type="string">
            <text:p>View a subscription</text:p>
          </table:table-cell>
          <table:table-cell table:style-name="ce310" table:formula="of:=SUMPRODUCT(([$Newsletter.B$7:.B$1167]=[.$A59])*([$Newsletter.A$7:.A$116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2_03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Subscription</text:p>
          </table:table-cell>
          <table:table-cell table:style-name="ce102" office:value-type="string">
            <text:p>Edit</text:p>
          </table:table-cell>
          <table:table-cell table:style-name="ce102" office:value-type="string">
            <text:p>Edit a subscription</text:p>
          </table:table-cell>
          <table:table-cell table:style-name="ce310" table:formula="of:=SUMPRODUCT(([$Newsletter.B$7:.B$1167]=[.$A60])*([$Newsletter.A$7:.A$116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2_04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Subscription</text:p>
          </table:table-cell>
          <table:table-cell table:style-name="ce102" office:value-type="string">
            <text:p>Delete</text:p>
          </table:table-cell>
          <table:table-cell table:style-name="ce102" office:value-type="string">
            <text:p>Delete a subscription</text:p>
          </table:table-cell>
          <table:table-cell table:style-name="ce310" table:formula="of:=SUMPRODUCT(([$Newsletter.B$7:.B$1167]=[.$A61])*([$Newsletter.A$7:.A$1167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3_01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New letter</text:p>
          </table:table-cell>
          <table:table-cell table:style-name="ce102" office:value-type="string">
            <text:p>Create <text:s/></text:p>
          </table:table-cell>
          <table:table-cell table:style-name="ce102" office:value-type="string">
            <text:p>Create new letter in subscription</text:p>
          </table:table-cell>
          <table:table-cell table:style-name="ce310" table:formula="of:=SUMPRODUCT(([$Newsletter.B$7:.B$1167]=[.$A62])*([$Newsletter.A$7:.A$1167]&lt;&gt;&quot;&quot;))" office:value-type="float" office:value="7">
            <text:p>7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3_02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New letter</text:p>
          </table:table-cell>
          <table:table-cell table:style-name="ce102" office:value-type="string">
            <text:p>Open</text:p>
          </table:table-cell>
          <table:table-cell table:style-name="ce102" office:value-type="string">
            <text:p>View content of letter</text:p>
          </table:table-cell>
          <table:table-cell table:style-name="ce310" table:formula="of:=SUMPRODUCT(([$Newsletter.B$7:.B$1167]=[.$A63])*([$Newsletter.A$7:.A$116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3_03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New letter</text:p>
          </table:table-cell>
          <table:table-cell table:style-name="ce102" office:value-type="string">
            <text:p>Edit</text:p>
          </table:table-cell>
          <table:table-cell table:style-name="ce102" office:value-type="string">
            <text:p>Edit a letter</text:p>
          </table:table-cell>
          <table:table-cell table:style-name="ce310" table:formula="of:=SUMPRODUCT(([$Newsletter.B$7:.B$1167]=[.$A64])*([$Newsletter.A$7:.A$1167]&lt;&gt;&quot;&quot;))" office:value-type="float" office:value="8">
            <text:p>8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3_04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New letter</text:p>
          </table:table-cell>
          <table:table-cell table:style-name="ce102" office:value-type="string">
            <text:p>Delete</text:p>
          </table:table-cell>
          <table:table-cell table:style-name="ce102" office:value-type="string">
            <text:p>Delete a letter</text:p>
          </table:table-cell>
          <table:table-cell table:style-name="ce310" table:formula="of:=SUMPRODUCT(([$Newsletter.B$7:.B$1167]=[.$A65])*([$Newsletter.A$7:.A$1167]&lt;&gt;&quot;&quot;))" office:value-type="float" office:value="3">
            <text:p>3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8_03_05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New letter</text:p>
          </table:table-cell>
          <table:table-cell table:style-name="ce102" office:value-type="string">
            <text:p>Convert</text:p>
          </table:table-cell>
          <table:table-cell table:style-name="ce102" office:value-type="string">
            <text:p>Convert a letter as template</text:p>
          </table:table-cell>
          <table:table-cell table:style-name="ce310" table:formula="of:=SUMPRODUCT(([$Newsletter.B$7:.B$1167]=[.$A66])*([$Newsletter.A$7:.A$1167]&lt;&gt;&quot;&quot;))" office:value-type="float" office:value="2">
            <text:p>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9_01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Administration</text:p>
          </table:table-cell>
          <table:table-cell table:style-name="ce102" office:value-type="string">
            <text:p>Manage users</text:p>
          </table:table-cell>
          <table:table-cell table:style-name="ce102" office:value-type="string">
            <text:p>Manage users who registered to receive newsletter</text:p>
          </table:table-cell>
          <table:table-cell table:style-name="ce310" table:formula="of:=SUMPRODUCT(([$Newsletter.B$7:.B$1167]=[.$A67])*([$Newsletter.A$7:.A$1167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19_02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Newsletter\Management\Role</text:p>
          </table:table-cell>
          <table:table-cell table:style-name="ce102" office:value-type="string">
            <text:p>Role</text:p>
          </table:table-cell>
          <table:table-cell table:style-name="ce102" office:value-type="string">
            <text:p>Manage role of user in Newsletter management</text:p>
          </table:table-cell>
          <table:table-cell table:style-name="ce310" table:formula="of:=SUMPRODUCT(([$Newsletter.B$7:.B$1167]=[.$A68])*([$Newsletter.A$7:.A$1167]&lt;&gt;&quot;&quot;))" office:value-type="float" office:value="6">
            <text:p>6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20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Form Generator</text:p>
          </table:table-cell>
          <table:table-cell table:style-name="ce102" office:value-type="string">
            <text:p>Add</text:p>
          </table:table-cell>
          <table:table-cell table:style-name="ce102" office:value-type="string">
            <text:p>Create new node type and dialog form</text:p>
          </table:table-cell>
          <table:table-cell table:style-name="ce310" table:formula="of:=SUMPRODUCT(([$Form_Generator.B$7:.B$1109]=[.$A69])*([$Form_Generator.A$7:.A$1109]&lt;&gt;&quot;&quot;))" office:value-type="float" office:value="12">
            <text:p>1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21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Form Generator</text:p>
          </table:table-cell>
          <table:table-cell table:style-name="ce102" office:value-type="string">
            <text:p>Add</text:p>
          </table:table-cell>
          <table:table-cell table:style-name="ce102" office:value-type="string">
            <text:p>Create document using Fast Content Creator</text:p>
          </table:table-cell>
          <table:table-cell table:style-name="ce310" table:formula="of:=SUMPRODUCT(([$Form_Generator.B$7:.B$1109]=[.$A70])*([$Form_Generator.A$7:.A$1109]&lt;&gt;&quot;&quot;))" office:value-type="float" office:value="12">
            <text:p>12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307" office:value-type="string">
            <text:p>WCM_22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Categories</text:p>
          </table:table-cell>
          <table:table-cell table:style-name="ce102" office:value-type="string">
            <text:p>Category Navigation</text:p>
          </table:table-cell>
          <table:table-cell table:style-name="ce102" office:value-type="string">
            <text:p>Edit category portlet</text:p>
          </table:table-cell>
          <table:table-cell table:style-name="ce310" table:formula="of:=SUMPRODUCT(([$Categories.B$7:.B$1123]=[.$A71])*([$Categories.A$7:.A$1123]&lt;&gt;&quot;&quot;))" office:value-type="float" office:value="5">
            <text:p>5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11">
          <table:table-cell table:style-name="ce307" office:value-type="string">
            <text:p>WCM_23</text:p>
          </table:table-cell>
          <table:table-cell table:style-name="ce44" office:value-type="string">
            <text:p>WCM</text:p>
          </table:table-cell>
          <table:table-cell table:style-name="ce123" office:value-type="string">
            <text:p>Categories</text:p>
          </table:table-cell>
          <table:table-cell table:style-name="ce102" office:value-type="string">
            <text:p>PCLV</text:p>
          </table:table-cell>
          <table:table-cell table:style-name="ce102" office:value-type="string">
            <text:p>List document/web content follow by the selected category</text:p>
          </table:table-cell>
          <table:table-cell table:style-name="ce310" table:formula="of:=SUMPRODUCT(([$Categories.B$7:.B$1123]=[.$A72])*([$Categories.A$7:.A$1123]&lt;&gt;&quot;&quot;))" office:value-type="float" office:value="24">
            <text:p>24</text:p>
          </table:table-cell>
          <table:table-cell table:style-name="ce313" table:number-columns-repeated="3"/>
          <table:table-cell table:style-name="ce314"/>
          <table:table-cell table:number-columns-repeated="1014"/>
        </table:table-row>
        <table:table-row table:style-name="ro9">
          <table:table-cell table:style-name="ce308" office:value-type="string" table:number-columns-spanned="5" table:number-rows-spanned="1">
            <text:p>TOTAL</text:p>
          </table:table-cell>
          <table:covered-table-cell table:style-name="ce308"/>
          <table:covered-table-cell table:style-name="ce308"/>
          <table:covered-table-cell table:style-name="ce308"/>
          <table:covered-table-cell table:style-name="ce308"/>
          <table:table-cell table:style-name="ce311" table:formula="of:=SUM([.F4:.F72])" office:value-type="float" office:value="361">
            <text:p>361</text:p>
          </table:table-cell>
          <table:table-cell table:number-columns-repeated="1018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range table:name="WCM_10_01_001" table:base-cell-address="$Sites_Explorer.$H$11" table:cell-range-address="$Sites_Explorer.$E$21:.$H$24"/>
        <table:named-range table:name="WCM_10_02_001" table:base-cell-address="$Sites_Explorer.$H$38" table:cell-range-address="$Sites_Explorer.$E$37:.$H$39"/>
        <table:named-expression table:name="WCM_04_01_01_005" table:base-cell-address="$Content_List_Viewer.$H$384" table:expression="$viewers.$e$#ref!:$h$#ref!"/>
        <table:named-range table:name="WCM_24_01_002" table:base-cell-address="$Sites_Explorer.$H$85" table:cell-range-address="$Sites_Explorer.$E$115:.$H$118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range table:name="WCM_14_01_001" table:base-cell-address="$Banner_Footer.$H$187" table:cell-range-address="$Sites_Explorer.$E$209:.$H$212"/>
        <table:named-range table:name="WCM_18_01_02_001" table:base-cell-address="$Other_Actions.$H$75" table:cell-range-address="$Newsletter.$E$75"/>
        <table:named-range table:name="WCM_18_02_01_001" table:base-cell-address="$Other_Actions.$H$82" table:cell-range-address="$Newsletter.$E$82:.$H$84"/>
        <table:named-range table:name="WCM_18_02_01_014" table:base-cell-address="$Other_Actions.$H$129" table:cell-range-address="$Newsletter.$E$127:.$H$131"/>
        <table:named-range table:name="WCM_18_02_03_001" table:base-cell-address="$Other_Actions.$H$136" table:cell-range-address="$Newsletter.$E$136:.$H$138"/>
        <table:named-range table:name="WCM_18_02_03_002" table:base-cell-address="$Other_Actions.$H$138" table:cell-range-address="$Newsletter.$E$139:.$H$140"/>
        <table:named-range table:name="WCM_20_001" table:base-cell-address="$Newsletter.$H$9" table:cell-range-address="$Form_Generator.$E$7:.$H$9"/>
        <table:named-range table:name="WCM_23_001" table:base-cell-address="$Form_Generator.$H$21" table:cell-range-address="$Categories.$E$18:.$H$22"/>
        <table:named-range table:name="Create_SCV" table:base-cell-address="$Content_List_Viewer.$E$8" table:cell-range-address="$Single_Content_Viewer.$E$8:.$H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8">06/28/2010</text:date>, <text:time>16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0-06-28T16:25:02</dc:date>
    <dc:language>en-US</dc:language>
    <meta:editing-cycles>269</meta:editing-cycles>
    <meta:editing-duration>PT104H10M34S</meta:editing-duration>
    <meta:document-statistic meta:table-count="12" meta:cell-count="12206" meta:object-count="2"/>
    <meta:user-defined meta:name="Info 1"/>
    <meta:user-defined meta:name="Info 2"/>
    <meta:user-defined meta:name="Info 3"/>
    <meta:user-defined meta:name="Info 4"/>
  </office:meta>
</office:document-meta>
</file>